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154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1.365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name="MOdulated" draw:style-name="gr1" draw:text-style-name="P1" svg:width="12.6764in" svg:height="7.1311in" svg:x="5.2295in" svg:y="0.1465in">
            <draw:object draw:notify-on-update-of-ranges="data.A1:data.A1477 data.D1:data.D147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13in" svg:height="3.5453in" svg:x="9.9992in" svg:y="4.622in">
            <draw:object draw:notify-on-update-of-ranges="data.G1:data.G147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0.00104559999999765" calcext:value-type="float">
            <text:p>0.00104559999999765</text:p>
          </table:table-cell>
          <table:table-cell office:value-type="float" office:value="125000" calcext:value-type="float">
            <text:p>12500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202263350999601" calcext:value-type="float">
            <text:p>0.202263350999601</text:p>
          </table:table-cell>
          <table:table-cell office:value-type="float" office:value="125000" calcext:value-type="float">
            <text:p>12500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00000" calcext:value-type="float">
            <text:p>100000</text:p>
          </table:table-cell>
          <table:table-cell office:value-type="float" office:value="251.5" calcext:value-type="float">
            <text:p>251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403352430999803" calcext:value-type="float">
            <text:p>0.403352430999803</text:p>
          </table:table-cell>
          <table:table-cell office:value-type="float" office:value="125000" calcext:value-type="float">
            <text:p>12500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2751.5" calcext:value-type="float">
            <text:p>62751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604355498999212" calcext:value-type="float">
            <text:p>0.604355498999212</text:p>
          </table:table-cell>
          <table:table-cell office:value-type="float" office:value="75000" calcext:value-type="float">
            <text:p>75000</text:p>
          </table:table-cell>
          <table:table-cell office:value-type="float" office:value="51711.5" calcext:value-type="float">
            <text:p>51711.5</text:p>
          </table:table-cell>
          <table:table-cell office:value-type="float" office:value="0.358938456999567" calcext:value-type="float">
            <text:p>0.3589384569995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26764" calcext:value-type="float">
            <text:p>26764</text:p>
          </table:table-cell>
          <table:table-cell office:value-type="float" office:value="0.34902302699993" calcext:value-type="float">
            <text:p>0.34902302699993</text:p>
          </table:table-cell>
        </table:table-row>
        <table:table-row table:style-name="ro1">
          <table:table-cell office:value-type="float" office:value="0.8049299839995" calcext:value-type="float">
            <text:p>0.8049299839995</text:p>
          </table:table-cell>
          <table:table-cell office:value-type="float" office:value="75000" calcext:value-type="float">
            <text:p>75000</text:p>
          </table:table-cell>
          <table:table-cell office:value-type="float" office:value="36300" calcext:value-type="float">
            <text:p>36300</text:p>
          </table:table-cell>
          <table:table-cell office:value-type="float" office:value="0.204725876000339" calcext:value-type="float">
            <text:p>0.204725876000339</text:p>
          </table:table-cell>
          <table:table-cell office:value-type="float" office:value="100000" calcext:value-type="float">
            <text:p>100000</text:p>
          </table:table-cell>
          <table:table-cell office:value-type="float" office:value="36300" calcext:value-type="float">
            <text:p>36300</text:p>
          </table:table-cell>
          <table:table-cell office:value-type="float" office:value="0.205033189999995" calcext:value-type="float">
            <text:p>0.205033189999995</text:p>
          </table:table-cell>
        </table:table-row>
        <table:table-row table:style-name="ro1">
          <table:table-cell office:value-type="float" office:value="1.00571554099952" calcext:value-type="float">
            <text:p>1.00571554099952</text:p>
          </table:table-cell>
          <table:table-cell office:value-type="float" office:value="75000" calcext:value-type="float">
            <text:p>75000</text:p>
          </table:table-cell>
          <table:table-cell office:value-type="float" office:value="35700" calcext:value-type="float">
            <text:p>35700</text:p>
          </table:table-cell>
          <table:table-cell office:value-type="float" office:value="0.206779266999547" calcext:value-type="float">
            <text:p>0.206779266999547</text:p>
          </table:table-cell>
          <table:table-cell office:value-type="float" office:value="100000" calcext:value-type="float">
            <text:p>100000</text:p>
          </table:table-cell>
          <table:table-cell office:value-type="float" office:value="35700" calcext:value-type="float">
            <text:p>35700</text:p>
          </table:table-cell>
          <table:table-cell office:value-type="float" office:value="0.205624705999981" calcext:value-type="float">
            <text:p>0.205624705999981</text:p>
          </table:table-cell>
        </table:table-row>
        <table:table-row table:style-name="ro1">
          <table:table-cell office:value-type="float" office:value="1.20781672099929" calcext:value-type="float">
            <text:p>1.20781672099929</text:p>
          </table:table-cell>
          <table:table-cell office:value-type="float" office:value="125000" calcext:value-type="float">
            <text:p>125000</text:p>
          </table:table-cell>
          <table:table-cell office:value-type="float" office:value="35700" calcext:value-type="float">
            <text:p>35700</text:p>
          </table:table-cell>
          <table:table-cell office:value-type="float" office:value="0.202925457999299" calcext:value-type="float">
            <text:p>0.2029254579992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700" calcext:value-type="float">
            <text:p>60700</text:p>
          </table:table-cell>
          <table:table-cell office:value-type="float" office:value="0.205973510999684" calcext:value-type="float">
            <text:p>0.205973510999684</text:p>
          </table:table-cell>
        </table:table-row>
        <table:table-row table:style-name="ro1">
          <table:table-cell office:value-type="float" office:value="1.40848180699959" calcext:value-type="float">
            <text:p>1.40848180699959</text:p>
          </table:table-cell>
          <table:table-cell office:value-type="float" office:value="125000" calcext:value-type="float">
            <text:p>125000</text:p>
          </table:table-cell>
          <table:table-cell office:value-type="float" office:value="60500" calcext:value-type="float">
            <text:p>60500</text:p>
          </table:table-cell>
          <table:table-cell office:value-type="float" office:value="0.284975749000296" calcext:value-type="float">
            <text:p>0.28497574900029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500" calcext:value-type="float">
            <text:p>60500</text:p>
          </table:table-cell>
          <table:table-cell office:value-type="float" office:value="0.20495142999971" calcext:value-type="float">
            <text:p>0.20495142999971</text:p>
          </table:table-cell>
        </table:table-row>
        <table:table-row table:style-name="ro1">
          <table:table-cell office:value-type="float" office:value="1.60942974599948" calcext:value-type="float">
            <text:p>1.60942974599948</text:p>
          </table:table-cell>
          <table:table-cell office:value-type="float" office:value="75000" calcext:value-type="float">
            <text:p>75000</text:p>
          </table:table-cell>
          <table:table-cell office:value-type="float" office:value="60800" calcext:value-type="float">
            <text:p>60800</text:p>
          </table:table-cell>
          <table:table-cell office:value-type="float" office:value="0.206847238000591" calcext:value-type="float">
            <text:p>0.206847238000591</text:p>
          </table:table-cell>
          <table:table-cell office:value-type="float" office:value="100000" calcext:value-type="float">
            <text:p>100000</text:p>
          </table:table-cell>
          <table:table-cell office:value-type="float" office:value="35800" calcext:value-type="float">
            <text:p>35800</text:p>
          </table:table-cell>
          <table:table-cell office:value-type="float" office:value="0.204414993999308" calcext:value-type="float">
            <text:p>0.204414993999308</text:p>
          </table:table-cell>
        </table:table-row>
        <table:table-row table:style-name="ro1">
          <table:table-cell office:value-type="float" office:value="1.81034022499989" calcext:value-type="float">
            <text:p>1.81034022499989</text:p>
          </table:table-cell>
          <table:table-cell office:value-type="float" office:value="75000" calcext:value-type="float">
            <text:p>75000</text:p>
          </table:table-cell>
          <table:table-cell office:value-type="float" office:value="36300" calcext:value-type="float">
            <text:p>36300</text:p>
          </table:table-cell>
          <table:table-cell office:value-type="float" office:value="0.204276141999799" calcext:value-type="float">
            <text:p>0.2042761419997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36300" calcext:value-type="float">
            <text:p>36300</text:p>
          </table:table-cell>
          <table:table-cell office:value-type="float" office:value="0.206220643999586" calcext:value-type="float">
            <text:p>0.206220643999586</text:p>
          </table:table-cell>
        </table:table-row>
        <table:table-row table:style-name="ro1">
          <table:table-cell office:value-type="float" office:value="2.01159111699963" calcext:value-type="float">
            <text:p>2.01159111699963</text:p>
          </table:table-cell>
          <table:table-cell office:value-type="float" office:value="75000" calcext:value-type="float">
            <text:p>75000</text:p>
          </table:table-cell>
          <table:table-cell office:value-type="float" office:value="36900" calcext:value-type="float">
            <text:p>36900</text:p>
          </table:table-cell>
          <table:table-cell office:value-type="float" office:value="0.204113650000181" calcext:value-type="float">
            <text:p>0.204113650000181</text:p>
          </table:table-cell>
          <table:table-cell office:value-type="float" office:value="100000" calcext:value-type="float">
            <text:p>100000</text:p>
          </table:table-cell>
          <table:table-cell office:value-type="float" office:value="36900" calcext:value-type="float">
            <text:p>36900</text:p>
          </table:table-cell>
          <table:table-cell office:value-type="float" office:value="0.204105320000053" calcext:value-type="float">
            <text:p>0.204105320000053</text:p>
          </table:table-cell>
        </table:table-row>
        <table:table-row table:style-name="ro1">
          <table:table-cell office:value-type="float" office:value="2.21188163099941" calcext:value-type="float">
            <text:p>2.21188163099941</text:p>
          </table:table-cell>
          <table:table-cell office:value-type="float" office:value="125000" calcext:value-type="float">
            <text:p>125000</text:p>
          </table:table-cell>
          <table:table-cell office:value-type="float" office:value="36300" calcext:value-type="float">
            <text:p>36300</text:p>
          </table:table-cell>
          <table:table-cell office:value-type="float" office:value="0.20289148899974" calcext:value-type="float">
            <text:p>0.2028914889997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300" calcext:value-type="float">
            <text:p>61300</text:p>
          </table:table-cell>
          <table:table-cell office:value-type="float" office:value="0.206781339999907" calcext:value-type="float">
            <text:p>0.206781339999907</text:p>
          </table:table-cell>
        </table:table-row>
        <table:table-row table:style-name="ro1">
          <table:table-cell office:value-type="float" office:value="2.41225374499936" calcext:value-type="float">
            <text:p>2.41225374499936</text:p>
          </table:table-cell>
          <table:table-cell office:value-type="float" office:value="125000" calcext:value-type="float">
            <text:p>125000</text:p>
          </table:table-cell>
          <table:table-cell office:value-type="float" office:value="57600" calcext:value-type="float">
            <text:p>57600</text:p>
          </table:table-cell>
          <table:table-cell office:value-type="float" office:value="0.289313764000326" calcext:value-type="float">
            <text:p>0.289313764000326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600" calcext:value-type="float">
            <text:p>57600</text:p>
          </table:table-cell>
          <table:table-cell office:value-type="float" office:value="0.203954478999549" calcext:value-type="float">
            <text:p>0.203954478999549</text:p>
          </table:table-cell>
        </table:table-row>
        <table:table-row table:style-name="ro1">
          <table:table-cell office:value-type="float" office:value="2.61342311699991" calcext:value-type="float">
            <text:p>2.61342311699991</text:p>
          </table:table-cell>
          <table:table-cell office:value-type="float" office:value="75000" calcext:value-type="float">
            <text:p>75000</text:p>
          </table:table-cell>
          <table:table-cell office:value-type="float" office:value="61900" calcext:value-type="float">
            <text:p>61900</text:p>
          </table:table-cell>
          <table:table-cell office:value-type="float" office:value="0.204010090000338" calcext:value-type="float">
            <text:p>0.2040100900003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36900" calcext:value-type="float">
            <text:p>36900</text:p>
          </table:table-cell>
          <table:table-cell office:value-type="float" office:value="0.204584476000491" calcext:value-type="float">
            <text:p>0.204584476000491</text:p>
          </table:table-cell>
        </table:table-row>
        <table:table-row table:style-name="ro1">
          <table:table-cell office:value-type="float" office:value="2.81468276999931" calcext:value-type="float">
            <text:p>2.81468276999931</text:p>
          </table:table-cell>
          <table:table-cell office:value-type="float" office:value="75000" calcext:value-type="float">
            <text:p>75000</text:p>
          </table:table-cell>
          <table:table-cell office:value-type="float" office:value="36900" calcext:value-type="float">
            <text:p>36900</text:p>
          </table:table-cell>
          <table:table-cell office:value-type="float" office:value="0.20283556800041" calcext:value-type="float">
            <text:p>0.20283556800041</text:p>
          </table:table-cell>
          <table:table-cell office:value-type="float" office:value="100000" calcext:value-type="float">
            <text:p>100000</text:p>
          </table:table-cell>
          <table:table-cell office:value-type="float" office:value="36900" calcext:value-type="float">
            <text:p>36900</text:p>
          </table:table-cell>
          <table:table-cell office:value-type="float" office:value="0.204447404999883" calcext:value-type="float">
            <text:p>0.204447404999883</text:p>
          </table:table-cell>
        </table:table-row>
        <table:table-row table:style-name="ro1">
          <table:table-cell office:value-type="float" office:value="3.01572887099974" calcext:value-type="float">
            <text:p>3.01572887099974</text:p>
          </table:table-cell>
          <table:table-cell office:value-type="float" office:value="75000" calcext:value-type="float">
            <text:p>75000</text:p>
          </table:table-cell>
          <table:table-cell office:value-type="float" office:value="37500" calcext:value-type="float">
            <text:p>37500</text:p>
          </table:table-cell>
          <table:table-cell office:value-type="float" office:value="0.202780227999938" calcext:value-type="float">
            <text:p>0.2027802279999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37500" calcext:value-type="float">
            <text:p>37500</text:p>
          </table:table-cell>
          <table:table-cell office:value-type="float" office:value="0.221218859000146" calcext:value-type="float">
            <text:p>0.221218859000146</text:p>
          </table:table-cell>
        </table:table-row>
        <table:table-row table:style-name="ro1">
          <table:table-cell office:value-type="float" office:value="3.21702323499994" calcext:value-type="float">
            <text:p>3.21702323499994</text:p>
          </table:table-cell>
          <table:table-cell office:value-type="float" office:value="125000" calcext:value-type="float">
            <text:p>125000</text:p>
          </table:table-cell>
          <table:table-cell office:value-type="float" office:value="37300" calcext:value-type="float">
            <text:p>37300</text:p>
          </table:table-cell>
          <table:table-cell office:value-type="float" office:value="0.206346414999643" calcext:value-type="float">
            <text:p>0.20634641499964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2300" calcext:value-type="float">
            <text:p>62300</text:p>
          </table:table-cell>
          <table:table-cell office:value-type="float" office:value="0.205513516999417" calcext:value-type="float">
            <text:p>0.205513516999417</text:p>
          </table:table-cell>
        </table:table-row>
        <table:table-row table:style-name="ro1">
          <table:table-cell office:value-type="float" office:value="3.41801959599979" calcext:value-type="float">
            <text:p>3.41801959599979</text:p>
          </table:table-cell>
          <table:table-cell office:value-type="float" office:value="125000" calcext:value-type="float">
            <text:p>125000</text:p>
          </table:table-cell>
          <table:table-cell office:value-type="float" office:value="57700" calcext:value-type="float">
            <text:p>57700</text:p>
          </table:table-cell>
          <table:table-cell office:value-type="float" office:value="0.286771248999685" calcext:value-type="float">
            <text:p>0.286771248999685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700" calcext:value-type="float">
            <text:p>57700</text:p>
          </table:table-cell>
          <table:table-cell office:value-type="float" office:value="0.207038132999514" calcext:value-type="float">
            <text:p>0.207038132999514</text:p>
          </table:table-cell>
        </table:table-row>
        <table:table-row table:style-name="ro1">
          <table:table-cell office:value-type="float" office:value="3.61837958099932" calcext:value-type="float">
            <text:p>3.61837958099932</text:p>
          </table:table-cell>
          <table:table-cell office:value-type="float" office:value="75000" calcext:value-type="float">
            <text:p>75000</text:p>
          </table:table-cell>
          <table:table-cell office:value-type="float" office:value="116731.905627966" calcext:value-type="float">
            <text:p>116731.905627966</text:p>
          </table:table-cell>
          <table:table-cell office:value-type="float" office:value="0.207191473999956" calcext:value-type="float">
            <text:p>0.20719147399995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7256.3102239808" calcext:value-type="float">
            <text:p>67256.3102239808</text:p>
          </table:table-cell>
          <table:table-cell office:value-type="float" office:value="0.204649248000351" calcext:value-type="float">
            <text:p>0.204649248000351</text:p>
          </table:table-cell>
        </table:table-row>
        <table:table-row table:style-name="ro1">
          <table:table-cell office:value-type="float" office:value="3.82021350099967" calcext:value-type="float">
            <text:p>3.82021350099967</text:p>
          </table:table-cell>
          <table:table-cell office:value-type="float" office:value="75000" calcext:value-type="float">
            <text:p>75000</text:p>
          </table:table-cell>
          <table:table-cell office:value-type="float" office:value="77056.4866399764" calcext:value-type="float">
            <text:p>77056.4866399764</text:p>
          </table:table-cell>
          <table:table-cell office:value-type="float" office:value="0.206847409999682" calcext:value-type="float">
            <text:p>0.20684740999968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042.5854999767" calcext:value-type="float">
            <text:p>76042.5854999767</text:p>
          </table:table-cell>
          <table:table-cell office:value-type="float" office:value="0.204216173000532" calcext:value-type="float">
            <text:p>0.204216173000532</text:p>
          </table:table-cell>
        </table:table-row>
        <table:table-row table:style-name="ro1">
          <table:table-cell office:value-type="float" office:value="4.0205546849993" calcext:value-type="float">
            <text:p>4.0205546849993</text:p>
          </table:table-cell>
          <table:table-cell office:value-type="float" office:value="75000" calcext:value-type="float">
            <text:p>75000</text:p>
          </table:table-cell>
          <table:table-cell office:value-type="float" office:value="76042.5854999767" calcext:value-type="float">
            <text:p>76042.5854999767</text:p>
          </table:table-cell>
          <table:table-cell office:value-type="float" office:value="0.204957671000557" calcext:value-type="float">
            <text:p>0.20495767100055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042.5854999767" calcext:value-type="float">
            <text:p>76042.5854999767</text:p>
          </table:table-cell>
          <table:table-cell office:value-type="float" office:value="0.204092140999819" calcext:value-type="float">
            <text:p>0.204092140999819</text:p>
          </table:table-cell>
        </table:table-row>
        <table:table-row table:style-name="ro1">
          <table:table-cell office:value-type="float" office:value="4.22146681699996" calcext:value-type="float">
            <text:p>4.22146681699996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042.5854999767" calcext:value-type="float">
            <text:p>76042.5854999767</text:p>
          </table:table-cell>
          <table:table-cell office:value-type="float" office:value="0.206604347999928" calcext:value-type="float">
            <text:p>0.206604347999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737.642499961" calcext:value-type="float">
            <text:p>126737.642499961</text:p>
          </table:table-cell>
          <table:table-cell office:value-type="float" office:value="0.210554112999489" calcext:value-type="float">
            <text:p>0.210554112999489</text:p>
          </table:table-cell>
        </table:table-row>
        <table:table-row table:style-name="ro1">
          <table:table-cell office:value-type="float" office:value="4.42205395399924" calcext:value-type="float">
            <text:p>4.42205395399924</text:p>
          </table:table-cell>
          <table:table-cell office:value-type="float" office:value="125000" calcext:value-type="float">
            <text:p>125000</text:p>
          </table:table-cell>
          <table:table-cell office:value-type="float" office:value="114570.828819965" calcext:value-type="float">
            <text:p>114570.828819965</text:p>
          </table:table-cell>
          <table:table-cell office:value-type="float" office:value="0.283005712999511" calcext:value-type="float">
            <text:p>0.2830057129995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4570.828819965" calcext:value-type="float">
            <text:p>114570.828819965</text:p>
          </table:table-cell>
          <table:table-cell office:value-type="float" office:value="0.204980671000158" calcext:value-type="float">
            <text:p>0.204980671000158</text:p>
          </table:table-cell>
        </table:table-row>
        <table:table-row table:style-name="ro1">
          <table:table-cell office:value-type="float" office:value="4.62271891299952" calcext:value-type="float">
            <text:p>4.62271891299952</text:p>
          </table:table-cell>
          <table:table-cell office:value-type="float" office:value="75000" calcext:value-type="float">
            <text:p>75000</text:p>
          </table:table-cell>
          <table:table-cell office:value-type="float" office:value="123087.598395962" calcext:value-type="float">
            <text:p>123087.598395962</text:p>
          </table:table-cell>
          <table:table-cell office:value-type="float" office:value="0.205774820000443" calcext:value-type="float">
            <text:p>0.20577482000044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637.0250439768" calcext:value-type="float">
            <text:p>75637.0250439768</text:p>
          </table:table-cell>
          <table:table-cell office:value-type="float" office:value="0.204035220999685" calcext:value-type="float">
            <text:p>0.204035220999685</text:p>
          </table:table-cell>
        </table:table-row>
        <table:table-row table:style-name="ro1">
          <table:table-cell office:value-type="float" office:value="4.82302339799935" calcext:value-type="float">
            <text:p>4.82302339799935</text:p>
          </table:table-cell>
          <table:table-cell office:value-type="float" office:value="75000" calcext:value-type="float">
            <text:p>75000</text:p>
          </table:table-cell>
          <table:table-cell office:value-type="float" office:value="79287.0691479757" calcext:value-type="float">
            <text:p>79287.0691479757</text:p>
          </table:table-cell>
          <table:table-cell office:value-type="float" office:value="0.206639519000419" calcext:value-type="float">
            <text:p>0.20663951900041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042.5854999767" calcext:value-type="float">
            <text:p>76042.5854999767</text:p>
          </table:table-cell>
          <table:table-cell office:value-type="float" office:value="0.204881040000146" calcext:value-type="float">
            <text:p>0.204881040000146</text:p>
          </table:table-cell>
        </table:table-row>
        <table:table-row table:style-name="ro1">
          <table:table-cell office:value-type="float" office:value="5.02365557699977" calcext:value-type="float">
            <text:p>5.02365557699977</text:p>
          </table:table-cell>
          <table:table-cell office:value-type="float" office:value="75000" calcext:value-type="float">
            <text:p>75000</text:p>
          </table:table-cell>
          <table:table-cell office:value-type="float" office:value="76042.5854999767" calcext:value-type="float">
            <text:p>76042.5854999767</text:p>
          </table:table-cell>
          <table:table-cell office:value-type="float" office:value="0.205346635999376" calcext:value-type="float">
            <text:p>0.20534663599937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042.5854999767" calcext:value-type="float">
            <text:p>76042.5854999767</text:p>
          </table:table-cell>
          <table:table-cell office:value-type="float" office:value="0.204268323000179" calcext:value-type="float">
            <text:p>0.204268323000179</text:p>
          </table:table-cell>
        </table:table-row>
        <table:table-row table:style-name="ro1">
          <table:table-cell office:value-type="float" office:value="5.22462509899924" calcext:value-type="float">
            <text:p>5.22462509899924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042.5854999767" calcext:value-type="float">
            <text:p>76042.5854999767</text:p>
          </table:table-cell>
          <table:table-cell office:value-type="float" office:value="0.205241144999491" calcext:value-type="float">
            <text:p>0.20524114499949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737.642499961" calcext:value-type="float">
            <text:p>126737.642499961</text:p>
          </table:table-cell>
          <table:table-cell office:value-type="float" office:value="0.207850003000203" calcext:value-type="float">
            <text:p>0.207850003000203</text:p>
          </table:table-cell>
        </table:table-row>
        <table:table-row table:style-name="ro1">
          <table:table-cell office:value-type="float" office:value="5.42634901899965" calcext:value-type="float">
            <text:p>5.42634901899965</text:p>
          </table:table-cell>
          <table:table-cell office:value-type="float" office:value="125000" calcext:value-type="float">
            <text:p>125000</text:p>
          </table:table-cell>
          <table:table-cell office:value-type="float" office:value="111123.564943966" calcext:value-type="float">
            <text:p>111123.564943966</text:p>
          </table:table-cell>
          <table:table-cell office:value-type="float" office:value="0.278109214999859" calcext:value-type="float">
            <text:p>0.27810921499985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1123.564943966" calcext:value-type="float">
            <text:p>111123.564943966</text:p>
          </table:table-cell>
          <table:table-cell office:value-type="float" office:value="0.20460072700007" calcext:value-type="float">
            <text:p>0.20460072700007</text:p>
          </table:table-cell>
        </table:table-row>
        <table:table-row table:style-name="ro1">
          <table:table-cell office:value-type="float" office:value="5.62718219999988" calcext:value-type="float">
            <text:p>5.62718219999988</text:p>
          </table:table-cell>
          <table:table-cell office:value-type="float" office:value="75000" calcext:value-type="float">
            <text:p>75000</text:p>
          </table:table-cell>
          <table:table-cell office:value-type="float" office:value="110920.784715966" calcext:value-type="float">
            <text:p>110920.784715966</text:p>
          </table:table-cell>
          <table:table-cell office:value-type="float" office:value="0.22647957800018" calcext:value-type="float">
            <text:p>0.226479578000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80503.7505159753" calcext:value-type="float">
            <text:p>80503.7505159753</text:p>
          </table:table-cell>
          <table:table-cell office:value-type="float" office:value="0.20427292399927" calcext:value-type="float">
            <text:p>0.20427292399927</text:p>
          </table:table-cell>
        </table:table-row>
        <table:table-row table:style-name="ro1">
          <table:table-cell office:value-type="float" office:value="5.82762494799954" calcext:value-type="float">
            <text:p>5.82762494799954</text:p>
          </table:table-cell>
          <table:table-cell office:value-type="float" office:value="75000" calcext:value-type="float">
            <text:p>75000</text:p>
          </table:table-cell>
          <table:table-cell office:value-type="float" office:value="96320.6082999704" calcext:value-type="float">
            <text:p>96320.6082999704</text:p>
          </table:table-cell>
          <table:table-cell office:value-type="float" office:value="0.207678408999527" calcext:value-type="float">
            <text:p>0.20767840899952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042.5854999767" calcext:value-type="float">
            <text:p>76042.5854999767</text:p>
          </table:table-cell>
          <table:table-cell office:value-type="float" office:value="0.204173131999596" calcext:value-type="float">
            <text:p>0.204173131999596</text:p>
          </table:table-cell>
        </table:table-row>
        <table:table-row table:style-name="ro1">
          <table:table-cell office:value-type="float" office:value="6.0280144849994" calcext:value-type="float">
            <text:p>6.0280144849994</text:p>
          </table:table-cell>
          <table:table-cell office:value-type="float" office:value="75000" calcext:value-type="float">
            <text:p>75000</text:p>
          </table:table-cell>
          <table:table-cell office:value-type="float" office:value="76042.5854999767" calcext:value-type="float">
            <text:p>76042.5854999767</text:p>
          </table:table-cell>
          <table:table-cell office:value-type="float" office:value="0.205012852999971" calcext:value-type="float">
            <text:p>0.20501285299997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042.5854999767" calcext:value-type="float">
            <text:p>76042.5854999767</text:p>
          </table:table-cell>
          <table:table-cell office:value-type="float" office:value="0.204254283999944" calcext:value-type="float">
            <text:p>0.204254283999944</text:p>
          </table:table-cell>
        </table:table-row>
        <table:table-row table:style-name="ro1">
          <table:table-cell office:value-type="float" office:value="6.229608654" calcext:value-type="float">
            <text:p>6.229608654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815.5777651964" calcext:value-type="float">
            <text:p>76815.5777651964</text:p>
          </table:table-cell>
          <table:table-cell office:value-type="float" office:value="0.205153345000326" calcext:value-type="float">
            <text:p>0.20515334500032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8054.995515336" calcext:value-type="float">
            <text:p>128054.995515336</text:p>
          </table:table-cell>
          <table:table-cell office:value-type="float" office:value="0.208774593999806" calcext:value-type="float">
            <text:p>0.208774593999806</text:p>
          </table:table-cell>
        </table:table-row>
        <table:table-row table:style-name="ro1">
          <table:table-cell office:value-type="float" office:value="6.43085734999931" calcext:value-type="float">
            <text:p>6.43085734999931</text:p>
          </table:table-cell>
          <table:table-cell office:value-type="float" office:value="125000" calcext:value-type="float">
            <text:p>125000</text:p>
          </table:table-cell>
          <table:table-cell office:value-type="float" office:value="93870.613318255" calcext:value-type="float">
            <text:p>93870.613318255</text:p>
          </table:table-cell>
          <table:table-cell office:value-type="float" office:value="0.273359088000689" calcext:value-type="float">
            <text:p>0.273359088000689</text:p>
          </table:table-cell>
          <table:table-cell office:value-type="float" office:value="100000" calcext:value-type="float">
            <text:p>100000</text:p>
          </table:table-cell>
          <table:table-cell office:value-type="float" office:value="93870.613318255" calcext:value-type="float">
            <text:p>93870.613318255</text:p>
          </table:table-cell>
          <table:table-cell office:value-type="float" office:value="0.20461074800005" calcext:value-type="float">
            <text:p>0.20461074800005</text:p>
          </table:table-cell>
        </table:table-row>
        <table:table-row table:style-name="ro1">
          <table:table-cell office:value-type="float" office:value="6.63108034599918" calcext:value-type="float">
            <text:p>6.63108034599918</text:p>
          </table:table-cell>
          <table:table-cell office:value-type="float" office:value="75000" calcext:value-type="float">
            <text:p>75000</text:p>
          </table:table-cell>
          <table:table-cell office:value-type="float" office:value="124409.306297338" calcext:value-type="float">
            <text:p>124409.306297338</text:p>
          </table:table-cell>
          <table:table-cell office:value-type="float" office:value="0.207584689999749" calcext:value-type="float">
            <text:p>0.207584689999749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814.3857772711" calcext:value-type="float">
            <text:p>99814.3857772711</text:p>
          </table:table-cell>
          <table:table-cell office:value-type="float" office:value="0.204683289000059" calcext:value-type="float">
            <text:p>0.204683289000059</text:p>
          </table:table-cell>
        </table:table-row>
        <table:table-row table:style-name="ro1">
          <table:table-cell office:value-type="float" office:value="6.83172627599924" calcext:value-type="float">
            <text:p>6.83172627599924</text:p>
          </table:table-cell>
          <table:table-cell office:value-type="float" office:value="75000" calcext:value-type="float">
            <text:p>75000</text:p>
          </table:table-cell>
          <table:table-cell office:value-type="float" office:value="103503.623855281" calcext:value-type="float">
            <text:p>103503.623855281</text:p>
          </table:table-cell>
          <table:table-cell office:value-type="float" office:value="0.206839562000823" calcext:value-type="float">
            <text:p>0.20683956200082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859.1266252088" calcext:value-type="float">
            <text:p>76859.1266252088</text:p>
          </table:table-cell>
          <table:table-cell office:value-type="float" office:value="0.20545686800051" calcext:value-type="float">
            <text:p>0.20545686800051</text:p>
          </table:table-cell>
        </table:table-row>
        <table:table-row table:style-name="ro1">
          <table:table-cell office:value-type="float" office:value="7.03289083199979" calcext:value-type="float">
            <text:p>7.03289083199979</text:p>
          </table:table-cell>
          <table:table-cell office:value-type="float" office:value="75000" calcext:value-type="float">
            <text:p>75000</text:p>
          </table:table-cell>
          <table:table-cell office:value-type="float" office:value="76859.1266252088" calcext:value-type="float">
            <text:p>76859.1266252088</text:p>
          </table:table-cell>
          <table:table-cell office:value-type="float" office:value="0.212667040999804" calcext:value-type="float">
            <text:p>0.21266704099980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859.1266252088" calcext:value-type="float">
            <text:p>76859.1266252088</text:p>
          </table:table-cell>
          <table:table-cell office:value-type="float" office:value="0.206614679999802" calcext:value-type="float">
            <text:p>0.206614679999802</text:p>
          </table:table-cell>
        </table:table-row>
        <table:table-row table:style-name="ro1">
          <table:table-cell office:value-type="float" office:value="7.23430557099982" calcext:value-type="float">
            <text:p>7.23430557099982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879.1025089968" calcext:value-type="float">
            <text:p>76879.1025089968</text:p>
          </table:table-cell>
          <table:table-cell office:value-type="float" office:value="0.209077585999694" calcext:value-type="float">
            <text:p>0.20907758599969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8132.31575899" calcext:value-type="float">
            <text:p>128132.31575899</text:p>
          </table:table-cell>
          <table:table-cell office:value-type="float" office:value="0.204286985000181" calcext:value-type="float">
            <text:p>0.204286985000181</text:p>
          </table:table-cell>
        </table:table-row>
        <table:table-row table:style-name="ro1">
          <table:table-cell office:value-type="float" office:value="7.43512335299965" calcext:value-type="float">
            <text:p>7.43512335299965</text:p>
          </table:table-cell>
          <table:table-cell office:value-type="float" office:value="125000" calcext:value-type="float">
            <text:p>125000</text:p>
          </table:table-cell>
          <table:table-cell office:value-type="float" office:value="90000.6424669873" calcext:value-type="float">
            <text:p>90000.6424669873</text:p>
          </table:table-cell>
          <table:table-cell office:value-type="float" office:value="0.273715563000224" calcext:value-type="float">
            <text:p>0.2737155630002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.6424669873" calcext:value-type="float">
            <text:p>90000.6424669873</text:p>
          </table:table-cell>
          <table:table-cell office:value-type="float" office:value="0.204339255000377" calcext:value-type="float">
            <text:p>0.204339255000377</text:p>
          </table:table-cell>
        </table:table-row>
        <table:table-row table:style-name="ro1">
          <table:table-cell office:value-type="float" office:value="7.63606368699948" calcext:value-type="float">
            <text:p>7.63606368699948</text:p>
          </table:table-cell>
          <table:table-cell office:value-type="float" office:value="75000" calcext:value-type="float">
            <text:p>75000</text:p>
          </table:table-cell>
          <table:table-cell office:value-type="float" office:value="124442.801770982" calcext:value-type="float">
            <text:p>124442.801770982</text:p>
          </table:table-cell>
          <table:table-cell office:value-type="float" office:value="0.20641483899999" calcext:value-type="float">
            <text:p>0.20641483899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071.336528986" calcext:value-type="float">
            <text:p>101071.336528986</text:p>
          </table:table-cell>
          <table:table-cell office:value-type="float" office:value="0.206239457000265" calcext:value-type="float">
            <text:p>0.206239457000265</text:p>
          </table:table-cell>
        </table:table-row>
        <table:table-row table:style-name="ro1">
          <table:table-cell office:value-type="float" office:value="7.83720461299981" calcext:value-type="float">
            <text:p>7.83720461299981</text:p>
          </table:table-cell>
          <table:table-cell office:value-type="float" office:value="75000" calcext:value-type="float">
            <text:p>75000</text:p>
          </table:table-cell>
          <table:table-cell office:value-type="float" office:value="104761.567882985" calcext:value-type="float">
            <text:p>104761.567882985</text:p>
          </table:table-cell>
          <table:table-cell office:value-type="float" office:value="0.207127546000265" calcext:value-type="float">
            <text:p>0.20712754600026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879.8198749892" calcext:value-type="float">
            <text:p>76879.8198749892</text:p>
          </table:table-cell>
          <table:table-cell office:value-type="float" office:value="0.205552419000014" calcext:value-type="float">
            <text:p>0.205552419000014</text:p>
          </table:table-cell>
        </table:table-row>
        <table:table-row table:style-name="ro1">
          <table:table-cell office:value-type="float" office:value="8.03814175699972" calcext:value-type="float">
            <text:p>8.03814175699972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879.8198749892" calcext:value-type="float">
            <text:p>76879.8198749892</text:p>
          </table:table-cell>
          <table:table-cell office:value-type="float" office:value="0.214549430000261" calcext:value-type="float">
            <text:p>0.21454943000026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5171.593588985" calcext:value-type="float">
            <text:p>105171.593588985</text:p>
          </table:table-cell>
          <table:table-cell office:value-type="float" office:value="0.203975721999996" calcext:value-type="float">
            <text:p>0.203975721999996</text:p>
          </table:table-cell>
        </table:table-row>
        <table:table-row table:style-name="ro1">
          <table:table-cell office:value-type="float" office:value="8.23867062799945" calcext:value-type="float">
            <text:p>8.23867062799945</text:p>
          </table:table-cell>
          <table:table-cell office:value-type="float" office:value="125000" calcext:value-type="float">
            <text:p>125000</text:p>
          </table:table-cell>
          <table:table-cell office:value-type="float" office:value="81800.1283469885" calcext:value-type="float">
            <text:p>81800.1283469885</text:p>
          </table:table-cell>
          <table:table-cell office:value-type="float" office:value="0.220188188000066" calcext:value-type="float">
            <text:p>0.22018818800006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4761.567882985" calcext:value-type="float">
            <text:p>104761.567882985</text:p>
          </table:table-cell>
          <table:table-cell office:value-type="float" office:value="0.204222085000765" calcext:value-type="float">
            <text:p>0.204222085000765</text:p>
          </table:table-cell>
        </table:table-row>
        <table:table-row table:style-name="ro1">
          <table:table-cell office:value-type="float" office:value="8.43901769599961" calcext:value-type="float">
            <text:p>8.43901769599961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212.724652983" calcext:value-type="float">
            <text:p>123212.724652983</text:p>
          </table:table-cell>
          <table:table-cell office:value-type="float" office:value="0.207018385999618" calcext:value-type="float">
            <text:p>0.2070183859996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212.724652983" calcext:value-type="float">
            <text:p>123212.724652983</text:p>
          </table:table-cell>
          <table:table-cell office:value-type="float" office:value="0.204225505000068" calcext:value-type="float">
            <text:p>0.204225505000068</text:p>
          </table:table-cell>
        </table:table-row>
        <table:table-row table:style-name="ro1">
          <table:table-cell office:value-type="float" office:value="8.64300842199918" calcext:value-type="float">
            <text:p>8.64300842199918</text:p>
          </table:table-cell>
          <table:table-cell office:value-type="float" office:value="75000" calcext:value-type="float">
            <text:p>75000</text:p>
          </table:table-cell>
          <table:table-cell office:value-type="float" office:value="124442.801770982" calcext:value-type="float">
            <text:p>124442.801770982</text:p>
          </table:table-cell>
          <table:table-cell office:value-type="float" office:value="0.21027027800028" calcext:value-type="float">
            <text:p>0.210270278000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189.5885209897" calcext:value-type="float">
            <text:p>73189.5885209897</text:p>
          </table:table-cell>
          <table:table-cell office:value-type="float" office:value="0.204854621999402" calcext:value-type="float">
            <text:p>0.204854621999402</text:p>
          </table:table-cell>
        </table:table-row>
        <table:table-row table:style-name="ro1">
          <table:table-cell office:value-type="float" office:value="8.84387095599959" calcext:value-type="float">
            <text:p>8.84387095599959</text:p>
          </table:table-cell>
          <table:table-cell office:value-type="float" office:value="75000" calcext:value-type="float">
            <text:p>75000</text:p>
          </table:table-cell>
          <table:table-cell office:value-type="float" office:value="74419.6656389895" calcext:value-type="float">
            <text:p>74419.6656389895</text:p>
          </table:table-cell>
          <table:table-cell office:value-type="float" office:value="0.204875423999511" calcext:value-type="float">
            <text:p>0.2048754239995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419.6656389895" calcext:value-type="float">
            <text:p>74419.6656389895</text:p>
          </table:table-cell>
          <table:table-cell office:value-type="float" office:value="0.205471518000195" calcext:value-type="float">
            <text:p>0.205471518000195</text:p>
          </table:table-cell>
        </table:table-row>
        <table:table-row table:style-name="ro1">
          <table:table-cell office:value-type="float" office:value="9.06935746699946" calcext:value-type="float">
            <text:p>9.06935746699946</text:p>
          </table:table-cell>
          <table:table-cell office:value-type="float" office:value="125000" calcext:value-type="float">
            <text:p>125000</text:p>
          </table:table-cell>
          <table:table-cell office:value-type="float" office:value="52269.6194879636" calcext:value-type="float">
            <text:p>52269.6194879636</text:p>
          </table:table-cell>
          <table:table-cell office:value-type="float" office:value="0.26678950600035" calcext:value-type="float">
            <text:p>0.26678950600035</text:p>
          </table:table-cell>
          <table:table-cell office:value-type="float" office:value="100000" calcext:value-type="float">
            <text:p>100000</text:p>
          </table:table-cell>
          <table:table-cell office:value-type="float" office:value="52269.6194879636" calcext:value-type="float">
            <text:p>52269.6194879636</text:p>
          </table:table-cell>
          <table:table-cell office:value-type="float" office:value="0.216441339999619" calcext:value-type="float">
            <text:p>0.216441339999619</text:p>
          </table:table-cell>
        </table:table-row>
        <table:table-row table:style-name="ro1">
          <table:table-cell office:value-type="float" office:value="9.26984668799923" calcext:value-type="float">
            <text:p>9.26984668799923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369.7789118223" calcext:value-type="float">
            <text:p>74369.7789118223</text:p>
          </table:table-cell>
          <table:table-cell office:value-type="float" office:value="0.204884495999977" calcext:value-type="float">
            <text:p>0.20488449599997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588.6349117" calcext:value-type="float">
            <text:p>125588.6349117</text:p>
          </table:table-cell>
          <table:table-cell office:value-type="float" office:value="0.209426711999186" calcext:value-type="float">
            <text:p>0.209426711999186</text:p>
          </table:table-cell>
        </table:table-row>
        <table:table-row table:style-name="ro1">
          <table:table-cell office:value-type="float" office:value="9.47049086999959" calcext:value-type="float">
            <text:p>9.4704908699995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2925.254399706" calcext:value-type="float">
            <text:p>122925.254399706</text:p>
          </table:table-cell>
          <table:table-cell office:value-type="float" office:value="0.334872758000529" calcext:value-type="float">
            <text:p>0.33487275800052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2925.254399706" calcext:value-type="float">
            <text:p>122925.254399706</text:p>
          </table:table-cell>
          <table:table-cell office:value-type="float" office:value="0.204217004999919" calcext:value-type="float">
            <text:p>0.204217004999919</text:p>
          </table:table-cell>
        </table:table-row>
        <table:table-row table:style-name="ro1">
          <table:table-cell office:value-type="float" office:value="9.67081822" calcext:value-type="float">
            <text:p>9.67081822</text:p>
          </table:table-cell>
          <table:table-cell office:value-type="float" office:value="75000" calcext:value-type="float">
            <text:p>75000</text:p>
          </table:table-cell>
          <table:table-cell office:value-type="float" office:value="124359.382367703" calcext:value-type="float">
            <text:p>124359.382367703</text:p>
          </table:table-cell>
          <table:table-cell office:value-type="float" office:value="0.206909235999774" calcext:value-type="float">
            <text:p>0.20690923599977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140.5263678253" calcext:value-type="float">
            <text:p>73140.5263678253</text:p>
          </table:table-cell>
          <table:table-cell office:value-type="float" office:value="0.204881102999934" calcext:value-type="float">
            <text:p>0.204881102999934</text:p>
          </table:table-cell>
        </table:table-row>
        <table:table-row table:style-name="ro1">
          <table:table-cell office:value-type="float" office:value="9.87113328899977" calcext:value-type="float">
            <text:p>9.87113328899977</text:p>
          </table:table-cell>
          <table:table-cell office:value-type="float" office:value="75000" calcext:value-type="float">
            <text:p>75000</text:p>
          </table:table-cell>
          <table:table-cell office:value-type="float" office:value="73140.5263678253" calcext:value-type="float">
            <text:p>73140.5263678253</text:p>
          </table:table-cell>
          <table:table-cell office:value-type="float" office:value="0.204457461000857" calcext:value-type="float">
            <text:p>0.20445746100085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140.5263678253" calcext:value-type="float">
            <text:p>73140.5263678253</text:p>
          </table:table-cell>
          <table:table-cell office:value-type="float" office:value="0.20429769600014" calcext:value-type="float">
            <text:p>0.20429769600014</text:p>
          </table:table-cell>
        </table:table-row>
        <table:table-row table:style-name="ro1">
          <table:table-cell office:value-type="float" office:value="10.0720192539993" calcext:value-type="float">
            <text:p>10.0720192539993</text:p>
          </table:table-cell>
          <table:table-cell office:value-type="float" office:value="75000" calcext:value-type="float">
            <text:p>75000</text:p>
          </table:table-cell>
          <table:table-cell office:value-type="float" office:value="75502.899966129" calcext:value-type="float">
            <text:p>75502.899966129</text:p>
          </table:table-cell>
          <table:table-cell office:value-type="float" office:value="0.204870264999954" calcext:value-type="float">
            <text:p>0.20487026499995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502.899966129" calcext:value-type="float">
            <text:p>75502.899966129</text:p>
          </table:table-cell>
          <table:table-cell office:value-type="float" office:value="0.204051674000766" calcext:value-type="float">
            <text:p>0.204051674000766</text:p>
          </table:table-cell>
        </table:table-row>
        <table:table-row table:style-name="ro1">
          <table:table-cell office:value-type="float" office:value="10.2730765419992" calcext:value-type="float">
            <text:p>10.2730765419992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218.058343311" calcext:value-type="float">
            <text:p>74218.058343311</text:p>
          </table:table-cell>
          <table:table-cell office:value-type="float" office:value="0.204364330999852" calcext:value-type="float">
            <text:p>0.20436433099985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332.423593525" calcext:value-type="float">
            <text:p>125332.423593525</text:p>
          </table:table-cell>
          <table:table-cell office:value-type="float" office:value="0.204048722999687" calcext:value-type="float">
            <text:p>0.204048722999687</text:p>
          </table:table-cell>
        </table:table-row>
        <table:table-row table:style-name="ro1">
          <table:table-cell office:value-type="float" office:value="10.4739671369998" calcext:value-type="float">
            <text:p>10.4739671369998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2427.08620905" calcext:value-type="float">
            <text:p>122427.08620905</text:p>
          </table:table-cell>
          <table:table-cell office:value-type="float" office:value="0.285111201000291" calcext:value-type="float">
            <text:p>0.28511120100029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2427.08620905" calcext:value-type="float">
            <text:p>122427.08620905</text:p>
          </table:table-cell>
          <table:table-cell office:value-type="float" office:value="0.207422521000808" calcext:value-type="float">
            <text:p>0.207422521000808</text:p>
          </table:table-cell>
        </table:table-row>
        <table:table-row table:style-name="ro1">
          <table:table-cell office:value-type="float" office:value="10.6744970899999" calcext:value-type="float">
            <text:p>10.674497089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16692.033000915" calcext:value-type="float">
            <text:p>116692.033000915</text:p>
          </table:table-cell>
          <table:table-cell office:value-type="float" office:value="0.217983726999591" calcext:value-type="float">
            <text:p>0.21798372699959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5600.9502509523" calcext:value-type="float">
            <text:p>65600.9502509523</text:p>
          </table:table-cell>
          <table:table-cell office:value-type="float" office:value="0.205042554999636" calcext:value-type="float">
            <text:p>0.205042554999636</text:p>
          </table:table-cell>
        </table:table-row>
        <table:table-row table:style-name="ro1">
          <table:table-cell office:value-type="float" office:value="10.877143183" calcext:value-type="float">
            <text:p>10.877143183</text:p>
          </table:table-cell>
          <table:table-cell office:value-type="float" office:value="75000" calcext:value-type="float">
            <text:p>75000</text:p>
          </table:table-cell>
          <table:table-cell office:value-type="float" office:value="74184.2521529461" calcext:value-type="float">
            <text:p>74184.2521529461</text:p>
          </table:table-cell>
          <table:table-cell office:value-type="float" office:value="0.205264798999451" calcext:value-type="float">
            <text:p>0.20526479899945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84.2521529461" calcext:value-type="float">
            <text:p>74184.2521529461</text:p>
          </table:table-cell>
          <table:table-cell office:value-type="float" office:value="0.204618839999966" calcext:value-type="float">
            <text:p>0.204618839999966</text:p>
          </table:table-cell>
        </table:table-row>
        <table:table-row table:style-name="ro1">
          <table:table-cell office:value-type="float" office:value="11.0784101029994" calcext:value-type="float">
            <text:p>11.0784101029994</text:p>
          </table:table-cell>
          <table:table-cell office:value-type="float" office:value="75000" calcext:value-type="float">
            <text:p>75000</text:p>
          </table:table-cell>
          <table:table-cell office:value-type="float" office:value="75614.8024699451" calcext:value-type="float">
            <text:p>75614.8024699451</text:p>
          </table:table-cell>
          <table:table-cell office:value-type="float" office:value="0.204705304000527" calcext:value-type="float">
            <text:p>0.20470530400052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614.8024699451" calcext:value-type="float">
            <text:p>75614.8024699451</text:p>
          </table:table-cell>
          <table:table-cell office:value-type="float" office:value="0.204294115999801" calcext:value-type="float">
            <text:p>0.204294115999801</text:p>
          </table:table-cell>
        </table:table-row>
        <table:table-row table:style-name="ro1">
          <table:table-cell office:value-type="float" office:value="11.2796354729999" calcext:value-type="float">
            <text:p>11.2796354729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184.2521529461" calcext:value-type="float">
            <text:p>74184.2521529461</text:p>
          </table:table-cell>
          <table:table-cell office:value-type="float" office:value="0.203450642999997" calcext:value-type="float">
            <text:p>0.20345064299999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275.334902909" calcext:value-type="float">
            <text:p>125275.334902909</text:p>
          </table:table-cell>
          <table:table-cell office:value-type="float" office:value="0.204170205000082" calcext:value-type="float">
            <text:p>0.204170205000082</text:p>
          </table:table-cell>
        </table:table-row>
        <table:table-row table:style-name="ro1">
          <table:table-cell office:value-type="float" office:value="11.4819298839993" calcext:value-type="float">
            <text:p>11.4819298839993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2035.967436971" calcext:value-type="float">
            <text:p>122035.967436971</text:p>
          </table:table-cell>
          <table:table-cell office:value-type="float" office:value="0.280675078000058" calcext:value-type="float">
            <text:p>0.2806750780000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2035.967436971" calcext:value-type="float">
            <text:p>122035.967436971</text:p>
          </table:table-cell>
          <table:table-cell office:value-type="float" office:value="0.204241495999668" calcext:value-type="float">
            <text:p>0.204241495999668</text:p>
          </table:table-cell>
        </table:table-row>
        <table:table-row table:style-name="ro1">
          <table:table-cell office:value-type="float" office:value="11.6831667339993" calcext:value-type="float">
            <text:p>11.6831667339993</text:p>
          </table:table-cell>
          <table:table-cell office:value-type="float" office:value="75000" calcext:value-type="float">
            <text:p>75000</text:p>
          </table:table-cell>
          <table:table-cell office:value-type="float" office:value="122273.836442998" calcext:value-type="float">
            <text:p>122273.836442998</text:p>
          </table:table-cell>
          <table:table-cell office:value-type="float" office:value="0.211193759999333" calcext:value-type="float">
            <text:p>0.2111937599993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1411.1756929988" calcext:value-type="float">
            <text:p>71411.1756929988</text:p>
          </table:table-cell>
          <table:table-cell office:value-type="float" office:value="0.204702191000251" calcext:value-type="float">
            <text:p>0.204702191000251</text:p>
          </table:table-cell>
        </table:table-row>
        <table:table-row table:style-name="ro1">
          <table:table-cell office:value-type="float" office:value="11.8842524719994" calcext:value-type="float">
            <text:p>11.8842524719994</text:p>
          </table:table-cell>
          <table:table-cell office:value-type="float" office:value="75000" calcext:value-type="float">
            <text:p>75000</text:p>
          </table:table-cell>
          <table:table-cell office:value-type="float" office:value="73852.5834089987" calcext:value-type="float">
            <text:p>73852.5834089987</text:p>
          </table:table-cell>
          <table:table-cell office:value-type="float" office:value="0.202900246999889" calcext:value-type="float">
            <text:p>0.20290024699988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852.5834089987" calcext:value-type="float">
            <text:p>73852.5834089987</text:p>
          </table:table-cell>
          <table:table-cell office:value-type="float" office:value="0.20313569299924" calcext:value-type="float">
            <text:p>0.20313569299924</text:p>
          </table:table-cell>
        </table:table-row>
        <table:table-row table:style-name="ro1">
          <table:table-cell office:value-type="float" office:value="12.0855837139998" calcext:value-type="float">
            <text:p>12.0855837139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6193.819052979" calcext:value-type="float">
            <text:p>76193.819052979</text:p>
          </table:table-cell>
          <table:table-cell office:value-type="float" office:value="0.203176400000302" calcext:value-type="float">
            <text:p>0.20317640000030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193.819052979" calcext:value-type="float">
            <text:p>76193.819052979</text:p>
          </table:table-cell>
          <table:table-cell office:value-type="float" office:value="0.206034445999649" calcext:value-type="float">
            <text:p>0.206034445999649</text:p>
          </table:table-cell>
        </table:table-row>
        <table:table-row table:style-name="ro1">
          <table:table-cell office:value-type="float" office:value="12.2882296489997" calcext:value-type="float">
            <text:p>12.2882296489997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681.7921309585" calcext:value-type="float">
            <text:p>75681.7921309585</text:p>
          </table:table-cell>
          <table:table-cell office:value-type="float" office:value="0.205401422999785" calcext:value-type="float">
            <text:p>0.20540142299978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406.853880931" calcext:value-type="float">
            <text:p>126406.853880931</text:p>
          </table:table-cell>
          <table:table-cell office:value-type="float" office:value="0.204073494999648" calcext:value-type="float">
            <text:p>0.204073494999648</text:p>
          </table:table-cell>
        </table:table-row>
        <table:table-row table:style-name="ro1">
          <table:table-cell office:value-type="float" office:value="12.488804693" calcext:value-type="float">
            <text:p>12.488804693</text:p>
          </table:table-cell>
          <table:table-cell office:value-type="float" office:value="125000" calcext:value-type="float">
            <text:p>125000</text:p>
          </table:table-cell>
          <table:table-cell office:value-type="float" office:value="119508.245482934" calcext:value-type="float">
            <text:p>119508.245482934</text:p>
          </table:table-cell>
          <table:table-cell office:value-type="float" office:value="0.286244334999537" calcext:value-type="float">
            <text:p>0.28624433499953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9508.245482934" calcext:value-type="float">
            <text:p>119508.245482934</text:p>
          </table:table-cell>
          <table:table-cell office:value-type="float" office:value="0.204086893999374" calcext:value-type="float">
            <text:p>0.204086893999374</text:p>
          </table:table-cell>
        </table:table-row>
        <table:table-row table:style-name="ro1">
          <table:table-cell office:value-type="float" office:value="12.6898022819996" calcext:value-type="float">
            <text:p>12.6898022819996</text:p>
          </table:table-cell>
          <table:table-cell office:value-type="float" office:value="75000" calcext:value-type="float">
            <text:p>75000</text:p>
          </table:table-cell>
          <table:table-cell office:value-type="float" office:value="123160.449928932" calcext:value-type="float">
            <text:p>123160.449928932</text:p>
          </table:table-cell>
          <table:table-cell office:value-type="float" office:value="0.207110249999459" calcext:value-type="float">
            <text:p>0.20711024999945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435.3881789603" calcext:value-type="float">
            <text:p>72435.3881789603</text:p>
          </table:table-cell>
          <table:table-cell office:value-type="float" office:value="0.204063254000175" calcext:value-type="float">
            <text:p>0.204063254000175</text:p>
          </table:table-cell>
        </table:table-row>
        <table:table-row table:style-name="ro1">
          <table:table-cell office:value-type="float" office:value="12.890437217" calcext:value-type="float">
            <text:p>12.890437217</text:p>
          </table:table-cell>
          <table:table-cell office:value-type="float" office:value="75000" calcext:value-type="float">
            <text:p>75000</text:p>
          </table:table-cell>
          <table:table-cell office:value-type="float" office:value="73652.7896609596" calcext:value-type="float">
            <text:p>73652.7896609596</text:p>
          </table:table-cell>
          <table:table-cell office:value-type="float" office:value="0.204179160000422" calcext:value-type="float">
            <text:p>0.2041791600004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652.7896609596" calcext:value-type="float">
            <text:p>73652.7896609596</text:p>
          </table:table-cell>
          <table:table-cell office:value-type="float" office:value="0.204284196999652" calcext:value-type="float">
            <text:p>0.204284196999652</text:p>
          </table:table-cell>
        </table:table-row>
        <table:table-row table:style-name="ro1">
          <table:table-cell office:value-type="float" office:value="13.090605587" calcext:value-type="float">
            <text:p>13.090605587</text:p>
          </table:table-cell>
          <table:table-cell office:value-type="float" office:value="125000" calcext:value-type="float">
            <text:p>125000</text:p>
          </table:table-cell>
          <table:table-cell office:value-type="float" office:value="71420.8869439608" calcext:value-type="float">
            <text:p>71420.8869439608</text:p>
          </table:table-cell>
          <table:table-cell office:value-type="float" office:value="0.207452583999839" calcext:value-type="float">
            <text:p>0.20745258399983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8899.544741935" calcext:value-type="float">
            <text:p>118899.544741935</text:p>
          </table:table-cell>
          <table:table-cell office:value-type="float" office:value="0.204480549000436" calcext:value-type="float">
            <text:p>0.204480549000436</text:p>
          </table:table-cell>
        </table:table-row>
        <table:table-row table:style-name="ro1">
          <table:table-cell office:value-type="float" office:value="13.2908626189992" calcext:value-type="float">
            <text:p>13.2908626189992</text:p>
          </table:table-cell>
          <table:table-cell office:value-type="float" office:value="125000" calcext:value-type="float">
            <text:p>125000</text:p>
          </table:table-cell>
          <table:table-cell office:value-type="float" office:value="72435.3881789602" calcext:value-type="float">
            <text:p>72435.3881789602</text:p>
          </table:table-cell>
          <table:table-cell office:value-type="float" office:value="0.255093261999718" calcext:value-type="float">
            <text:p>0.2550932619997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681.7921309585" calcext:value-type="float">
            <text:p>75681.7921309585</text:p>
          </table:table-cell>
          <table:table-cell office:value-type="float" office:value="0.20881856699998" calcext:value-type="float">
            <text:p>0.20881856699998</text:p>
          </table:table-cell>
        </table:table-row>
        <table:table-row table:style-name="ro1">
          <table:table-cell office:value-type="float" office:value="13.4921004109992" calcext:value-type="float">
            <text:p>13.4921004109992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160.449928932" calcext:value-type="float">
            <text:p>123160.449928932</text:p>
          </table:table-cell>
          <table:table-cell office:value-type="float" office:value="0.206573215999924" calcext:value-type="float">
            <text:p>0.2065732159999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160.449928932" calcext:value-type="float">
            <text:p>123160.449928932</text:p>
          </table:table-cell>
          <table:table-cell office:value-type="float" office:value="0.204771112000344" calcext:value-type="float">
            <text:p>0.204771112000344</text:p>
          </table:table-cell>
        </table:table-row>
        <table:table-row table:style-name="ro1">
          <table:table-cell office:value-type="float" office:value="13.6930876599999" calcext:value-type="float">
            <text:p>13.693087659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3160.449928932" calcext:value-type="float">
            <text:p>123160.449928932</text:p>
          </table:table-cell>
          <table:table-cell office:value-type="float" office:value="0.206579666000835" calcext:value-type="float">
            <text:p>0.20657966600083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435.3881789602" calcext:value-type="float">
            <text:p>72435.3881789602</text:p>
          </table:table-cell>
          <table:table-cell office:value-type="float" office:value="0.204515569999785" calcext:value-type="float">
            <text:p>0.204515569999785</text:p>
          </table:table-cell>
        </table:table-row>
        <table:table-row table:style-name="ro1">
          <table:table-cell office:value-type="float" office:value="13.8939938379999" calcext:value-type="float">
            <text:p>13.893993837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3652.7896609596" calcext:value-type="float">
            <text:p>73652.7896609596</text:p>
          </table:table-cell>
          <table:table-cell office:value-type="float" office:value="0.204701327000294" calcext:value-type="float">
            <text:p>0.20470132700029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652.7896609596" calcext:value-type="float">
            <text:p>73652.7896609596</text:p>
          </table:table-cell>
          <table:table-cell office:value-type="float" office:value="0.204139036000015" calcext:value-type="float">
            <text:p>0.204139036000015</text:p>
          </table:table-cell>
        </table:table-row>
        <table:table-row table:style-name="ro1">
          <table:table-cell office:value-type="float" office:value="14.0952421309994" calcext:value-type="float">
            <text:p>14.0952421309994</text:p>
          </table:table-cell>
          <table:table-cell office:value-type="float" office:value="125000" calcext:value-type="float">
            <text:p>125000</text:p>
          </table:table-cell>
          <table:table-cell office:value-type="float" office:value="73652.7896609596" calcext:value-type="float">
            <text:p>73652.7896609596</text:p>
          </table:table-cell>
          <table:table-cell office:value-type="float" office:value="0.204789237999648" calcext:value-type="float">
            <text:p>0.2047892379996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6667.642024936" calcext:value-type="float">
            <text:p>116667.642024936</text:p>
          </table:table-cell>
          <table:table-cell office:value-type="float" office:value="0.204240626999308" calcext:value-type="float">
            <text:p>0.204240626999308</text:p>
          </table:table-cell>
        </table:table-row>
        <table:table-row table:style-name="ro1">
          <table:table-cell office:value-type="float" office:value="14.2956774349996" calcext:value-type="float">
            <text:p>14.2956774349996</text:p>
          </table:table-cell>
          <table:table-cell office:value-type="float" office:value="125000" calcext:value-type="float">
            <text:p>125000</text:p>
          </table:table-cell>
          <table:table-cell office:value-type="float" office:value="72841.18867296" calcext:value-type="float">
            <text:p>72841.18867296</text:p>
          </table:table-cell>
          <table:table-cell office:value-type="float" office:value="0.249886071000219" calcext:value-type="float">
            <text:p>0.249886071000219</text:p>
          </table:table-cell>
          <table:table-cell office:value-type="float" office:value="100000" calcext:value-type="float">
            <text:p>100000</text:p>
          </table:table-cell>
          <table:table-cell office:value-type="float" office:value="80551.3980589558" calcext:value-type="float">
            <text:p>80551.3980589558</text:p>
          </table:table-cell>
          <table:table-cell office:value-type="float" office:value="0.204053166000449" calcext:value-type="float">
            <text:p>0.204053166000449</text:p>
          </table:table-cell>
        </table:table-row>
        <table:table-row table:style-name="ro1">
          <table:table-cell office:value-type="float" office:value="14.496943008" calcext:value-type="float">
            <text:p>14.496943008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160.449928932" calcext:value-type="float">
            <text:p>123160.449928932</text:p>
          </table:table-cell>
          <table:table-cell office:value-type="float" office:value="0.206949479999821" calcext:value-type="float">
            <text:p>0.20694947999982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160.449928932" calcext:value-type="float">
            <text:p>123160.449928932</text:p>
          </table:table-cell>
          <table:table-cell office:value-type="float" office:value="0.204247847999795" calcext:value-type="float">
            <text:p>0.204247847999795</text:p>
          </table:table-cell>
        </table:table-row>
        <table:table-row table:style-name="ro1">
          <table:table-cell office:value-type="float" office:value="14.6982388509996" calcext:value-type="float">
            <text:p>14.6982388509996</text:p>
          </table:table-cell>
          <table:table-cell office:value-type="float" office:value="75000" calcext:value-type="float">
            <text:p>75000</text:p>
          </table:table-cell>
          <table:table-cell office:value-type="float" office:value="121943.048446933" calcext:value-type="float">
            <text:p>121943.048446933</text:p>
          </table:table-cell>
          <table:table-cell office:value-type="float" office:value="0.208624156999576" calcext:value-type="float">
            <text:p>0.20862415699957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8783.1837329622" calcext:value-type="float">
            <text:p>68783.1837329622</text:p>
          </table:table-cell>
          <table:table-cell office:value-type="float" office:value="0.204478859999654" calcext:value-type="float">
            <text:p>0.204478859999654</text:p>
          </table:table-cell>
        </table:table-row>
        <table:table-row table:style-name="ro1">
          <table:table-cell office:value-type="float" office:value="14.8987989769994" calcext:value-type="float">
            <text:p>14.8987989769994</text:p>
          </table:table-cell>
          <table:table-cell office:value-type="float" office:value="75000" calcext:value-type="float">
            <text:p>75000</text:p>
          </table:table-cell>
          <table:table-cell office:value-type="float" office:value="70000.5852149616" calcext:value-type="float">
            <text:p>70000.5852149616</text:p>
          </table:table-cell>
          <table:table-cell office:value-type="float" office:value="0.206149811999239" calcext:value-type="float">
            <text:p>0.20614981199923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435.3881789602" calcext:value-type="float">
            <text:p>72435.3881789602</text:p>
          </table:table-cell>
          <table:table-cell office:value-type="float" office:value="0.239129311999932" calcext:value-type="float">
            <text:p>0.239129311999932</text:p>
          </table:table-cell>
        </table:table-row>
        <table:table-row table:style-name="ro1">
          <table:table-cell office:value-type="float" office:value="15.09911973" calcext:value-type="float">
            <text:p>15.09911973</text:p>
          </table:table-cell>
          <table:table-cell office:value-type="float" office:value="125000" calcext:value-type="float">
            <text:p>125000</text:p>
          </table:table-cell>
          <table:table-cell office:value-type="float" office:value="73719.8948400601" calcext:value-type="float">
            <text:p>73719.8948400601</text:p>
          </table:table-cell>
          <table:table-cell office:value-type="float" office:value="0.204137781999634" calcext:value-type="float">
            <text:p>0.20413778199963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8621.879240127" calcext:value-type="float">
            <text:p>118621.879240127</text:p>
          </table:table-cell>
          <table:table-cell office:value-type="float" office:value="0.204883213999892" calcext:value-type="float">
            <text:p>0.204883213999892</text:p>
          </table:table-cell>
        </table:table-row>
        <table:table-row table:style-name="ro1">
          <table:table-cell office:value-type="float" office:value="15.299305173" calcext:value-type="float">
            <text:p>15.299305173</text:p>
          </table:table-cell>
          <table:table-cell office:value-type="float" office:value="125000" calcext:value-type="float">
            <text:p>125000</text:p>
          </table:table-cell>
          <table:table-cell office:value-type="float" office:value="68871.6678919645" calcext:value-type="float">
            <text:p>68871.6678919645</text:p>
          </table:table-cell>
          <table:table-cell office:value-type="float" office:value="0.253257266000219" calcext:value-type="float">
            <text:p>0.25325726600021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763.7834919733" calcext:value-type="float">
            <text:p>74763.7834919733</text:p>
          </table:table-cell>
          <table:table-cell office:value-type="float" office:value="0.225393751999945" calcext:value-type="float">
            <text:p>0.225393751999945</text:p>
          </table:table-cell>
        </table:table-row>
        <table:table-row table:style-name="ro1">
          <table:table-cell office:value-type="float" office:value="15.4995576069996" calcext:value-type="float">
            <text:p>15.4995576069996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2686.80698178" calcext:value-type="float">
            <text:p>122686.80698178</text:p>
          </table:table-cell>
          <table:table-cell office:value-type="float" office:value="0.206477436000569" calcext:value-type="float">
            <text:p>0.20647743600056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2686.80698178" calcext:value-type="float">
            <text:p>122686.80698178</text:p>
          </table:table-cell>
          <table:table-cell office:value-type="float" office:value="0.203980673999467" calcext:value-type="float">
            <text:p>0.203980673999467</text:p>
          </table:table-cell>
        </table:table-row>
        <table:table-row table:style-name="ro1">
          <table:table-cell office:value-type="float" office:value="15.7007041289999" calcext:value-type="float">
            <text:p>15.700704128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3911.633673778" calcext:value-type="float">
            <text:p>123911.633673778</text:p>
          </table:table-cell>
          <table:table-cell office:value-type="float" office:value="0.206809999000143" calcext:value-type="float">
            <text:p>0.20680999900014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877.1881738694" calcext:value-type="float">
            <text:p>72877.1881738694</text:p>
          </table:table-cell>
          <table:table-cell office:value-type="float" office:value="0.204153265999594" calcext:value-type="float">
            <text:p>0.204153265999594</text:p>
          </table:table-cell>
        </table:table-row>
        <table:table-row table:style-name="ro1">
          <table:table-cell office:value-type="float" office:value="15.9017751009997" calcext:value-type="float">
            <text:p>15.9017751009997</text:p>
          </table:table-cell>
          <table:table-cell office:value-type="float" office:value="75000" calcext:value-type="float">
            <text:p>75000</text:p>
          </table:table-cell>
          <table:table-cell office:value-type="float" office:value="74102.0148658672" calcext:value-type="float">
            <text:p>74102.0148658672</text:p>
          </table:table-cell>
          <table:table-cell office:value-type="float" office:value="0.204943980999815" calcext:value-type="float">
            <text:p>0.2049439809998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02.0148658672" calcext:value-type="float">
            <text:p>74102.0148658672</text:p>
          </table:table-cell>
          <table:table-cell office:value-type="float" office:value="0.204400549000638" calcext:value-type="float">
            <text:p>0.204400549000638</text:p>
          </table:table-cell>
        </table:table-row>
        <table:table-row table:style-name="ro1">
          <table:table-cell office:value-type="float" office:value="16.102047415" calcext:value-type="float">
            <text:p>16.102047415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102.0148658672" calcext:value-type="float">
            <text:p>74102.0148658672</text:p>
          </table:table-cell>
          <table:table-cell office:value-type="float" office:value="0.204855320000206" calcext:value-type="float">
            <text:p>0.20485532000020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5337.846829793" calcext:value-type="float">
            <text:p>115337.846829793</text:p>
          </table:table-cell>
          <table:table-cell office:value-type="float" office:value="0.205323350000072" calcext:value-type="float">
            <text:p>0.205323350000072</text:p>
          </table:table-cell>
        </table:table-row>
        <table:table-row table:style-name="ro1">
          <table:table-cell office:value-type="float" office:value="16.3025390209996" calcext:value-type="float">
            <text:p>16.3025390209996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918.5659938657" calcext:value-type="float">
            <text:p>74918.5659938657</text:p>
          </table:table-cell>
          <table:table-cell office:value-type="float" office:value="0.24814012600018" calcext:value-type="float">
            <text:p>0.248140126000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84717.1795298482" calcext:value-type="float">
            <text:p>84717.1795298482</text:p>
          </table:table-cell>
          <table:table-cell office:value-type="float" office:value="0.207275751000452" calcext:value-type="float">
            <text:p>0.207275751000452</text:p>
          </table:table-cell>
        </table:table-row>
        <table:table-row table:style-name="ro1">
          <table:table-cell office:value-type="float" office:value="16.5031727589994" calcext:value-type="float">
            <text:p>16.5031727589994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1461.980289782" calcext:value-type="float">
            <text:p>121461.980289782</text:p>
          </table:table-cell>
          <table:table-cell office:value-type="float" office:value="0.205985071999748" calcext:value-type="float">
            <text:p>0.2059850719997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1461.980289782" calcext:value-type="float">
            <text:p>121461.980289782</text:p>
          </table:table-cell>
          <table:table-cell office:value-type="float" office:value="0.20439978900049" calcext:value-type="float">
            <text:p>0.20439978900049</text:p>
          </table:table-cell>
        </table:table-row>
        <table:table-row table:style-name="ro1">
          <table:table-cell office:value-type="float" office:value="16.7038274479992" calcext:value-type="float">
            <text:p>16.7038274479992</text:p>
          </table:table-cell>
          <table:table-cell office:value-type="float" office:value="75000" calcext:value-type="float">
            <text:p>75000</text:p>
          </table:table-cell>
          <table:table-cell office:value-type="float" office:value="122686.80698178" calcext:value-type="float">
            <text:p>122686.80698178</text:p>
          </table:table-cell>
          <table:table-cell office:value-type="float" office:value="0.211412255999676" calcext:value-type="float">
            <text:p>0.21141225599967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1652.3614818716" calcext:value-type="float">
            <text:p>71652.3614818716</text:p>
          </table:table-cell>
          <table:table-cell office:value-type="float" office:value="0.20421363800051" calcext:value-type="float">
            <text:p>0.20421363800051</text:p>
          </table:table-cell>
        </table:table-row>
        <table:table-row table:style-name="ro1">
          <table:table-cell office:value-type="float" office:value="16.905136673" calcext:value-type="float">
            <text:p>16.905136673</text:p>
          </table:table-cell>
          <table:table-cell office:value-type="float" office:value="75000" calcext:value-type="float">
            <text:p>75000</text:p>
          </table:table-cell>
          <table:table-cell office:value-type="float" office:value="74102.0148658672" calcext:value-type="float">
            <text:p>74102.0148658672</text:p>
          </table:table-cell>
          <table:table-cell office:value-type="float" office:value="0.204852900000333" calcext:value-type="float">
            <text:p>0.2048529000003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02.0148658672" calcext:value-type="float">
            <text:p>74102.0148658672</text:p>
          </table:table-cell>
          <table:table-cell office:value-type="float" office:value="0.203896714000621" calcext:value-type="float">
            <text:p>0.203896714000621</text:p>
          </table:table-cell>
        </table:table-row>
        <table:table-row table:style-name="ro1">
          <table:table-cell office:value-type="float" office:value="17.1057216709996" calcext:value-type="float">
            <text:p>17.1057216709996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102.0148658672" calcext:value-type="float">
            <text:p>74102.0148658672</text:p>
          </table:table-cell>
          <table:table-cell office:value-type="float" office:value="0.204611928999839" calcext:value-type="float">
            <text:p>0.20461192899983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6766.811303791" calcext:value-type="float">
            <text:p>116766.811303791</text:p>
          </table:table-cell>
          <table:table-cell office:value-type="float" office:value="0.204484351000247" calcext:value-type="float">
            <text:p>0.204484351000247</text:p>
          </table:table-cell>
        </table:table-row>
        <table:table-row table:style-name="ro1">
          <table:table-cell office:value-type="float" office:value="17.306675453" calcext:value-type="float">
            <text:p>17.306675453</text:p>
          </table:table-cell>
          <table:table-cell office:value-type="float" office:value="125000" calcext:value-type="float">
            <text:p>125000</text:p>
          </table:table-cell>
          <table:table-cell office:value-type="float" office:value="73897.8770838676" calcext:value-type="float">
            <text:p>73897.8770838676</text:p>
          </table:table-cell>
          <table:table-cell office:value-type="float" office:value="0.245446090000769" calcext:value-type="float">
            <text:p>0.245446090000769</text:p>
          </table:table-cell>
          <table:table-cell office:value-type="float" office:value="100000" calcext:value-type="float">
            <text:p>100000</text:p>
          </table:table-cell>
          <table:table-cell office:value-type="float" office:value="82267.5261458526" calcext:value-type="float">
            <text:p>82267.5261458526</text:p>
          </table:table-cell>
          <table:table-cell office:value-type="float" office:value="0.21759968599963" calcext:value-type="float">
            <text:p>0.21759968599963</text:p>
          </table:table-cell>
        </table:table-row>
        <table:table-row table:style-name="ro1">
          <table:table-cell office:value-type="float" office:value="17.507883927" calcext:value-type="float">
            <text:p>17.507883927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911.633673778" calcext:value-type="float">
            <text:p>123911.633673778</text:p>
          </table:table-cell>
          <table:table-cell office:value-type="float" office:value="0.206823631000589" calcext:value-type="float">
            <text:p>0.20682363100058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911.633673778" calcext:value-type="float">
            <text:p>123911.633673778</text:p>
          </table:table-cell>
          <table:table-cell office:value-type="float" office:value="0.205651034000766" calcext:value-type="float">
            <text:p>0.205651034000766</text:p>
          </table:table-cell>
        </table:table-row>
        <table:table-row table:style-name="ro1">
          <table:table-cell office:value-type="float" office:value="17.7086808679996" calcext:value-type="float">
            <text:p>17.7086808679996</text:p>
          </table:table-cell>
          <table:table-cell office:value-type="float" office:value="75000" calcext:value-type="float">
            <text:p>75000</text:p>
          </table:table-cell>
          <table:table-cell office:value-type="float" office:value="123911.633673778" calcext:value-type="float">
            <text:p>123911.633673778</text:p>
          </table:table-cell>
          <table:table-cell office:value-type="float" office:value="0.20673738000005" calcext:value-type="float">
            <text:p>0.2067373800000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877.1881738694" calcext:value-type="float">
            <text:p>72877.1881738694</text:p>
          </table:table-cell>
          <table:table-cell office:value-type="float" office:value="0.207720757000061" calcext:value-type="float">
            <text:p>0.207720757000061</text:p>
          </table:table-cell>
        </table:table-row>
        <table:table-row table:style-name="ro1">
          <table:table-cell office:value-type="float" office:value="17.9088844419994" calcext:value-type="float">
            <text:p>17.9088844419994</text:p>
          </table:table-cell>
          <table:table-cell office:value-type="float" office:value="75000" calcext:value-type="float">
            <text:p>75000</text:p>
          </table:table-cell>
          <table:table-cell office:value-type="float" office:value="74102.0148658672" calcext:value-type="float">
            <text:p>74102.0148658672</text:p>
          </table:table-cell>
          <table:table-cell office:value-type="float" office:value="0.205084354000064" calcext:value-type="float">
            <text:p>0.2050843540000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02.0148658672" calcext:value-type="float">
            <text:p>74102.0148658672</text:p>
          </table:table-cell>
          <table:table-cell office:value-type="float" office:value="0.205189268999675" calcext:value-type="float">
            <text:p>0.205189268999675</text:p>
          </table:table-cell>
        </table:table-row>
        <table:table-row table:style-name="ro1">
          <table:table-cell office:value-type="float" office:value="18.1099160260001" calcext:value-type="float">
            <text:p>18.1099160260001</text:p>
          </table:table-cell>
          <table:table-cell office:value-type="float" office:value="125000" calcext:value-type="float">
            <text:p>125000</text:p>
          </table:table-cell>
          <table:table-cell office:value-type="float" office:value="72877.1881738694" calcext:value-type="float">
            <text:p>72877.1881738694</text:p>
          </table:table-cell>
          <table:table-cell office:value-type="float" office:value="0.204432677000113" calcext:value-type="float">
            <text:p>0.20443267700011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5337.846829793" calcext:value-type="float">
            <text:p>115337.846829793</text:p>
          </table:table-cell>
          <table:table-cell office:value-type="float" office:value="0.204490870999507" calcext:value-type="float">
            <text:p>0.204490870999507</text:p>
          </table:table-cell>
        </table:table-row>
        <table:table-row table:style-name="ro1">
          <table:table-cell office:value-type="float" office:value="18.3103275229996" calcext:value-type="float">
            <text:p>18.3103275229996</text:p>
          </table:table-cell>
          <table:table-cell office:value-type="float" office:value="125000" calcext:value-type="float">
            <text:p>125000</text:p>
          </table:table-cell>
          <table:table-cell office:value-type="float" office:value="72525.8273449626" calcext:value-type="float">
            <text:p>72525.8273449626</text:p>
          </table:table-cell>
          <table:table-cell office:value-type="float" office:value="0.243548741000268" calcext:value-type="float">
            <text:p>0.2435487410002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81099.6141889473" calcext:value-type="float">
            <text:p>81099.6141889473</text:p>
          </table:table-cell>
          <table:table-cell office:value-type="float" office:value="0.203955116000543" calcext:value-type="float">
            <text:p>0.203955116000543</text:p>
          </table:table-cell>
        </table:table-row>
        <table:table-row table:style-name="ro1">
          <table:table-cell office:value-type="float" office:value="18.5114059969992" calcext:value-type="float">
            <text:p>18.5114059969992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4090.634939069" calcext:value-type="float">
            <text:p>124090.634939069</text:p>
          </table:table-cell>
          <table:table-cell office:value-type="float" office:value="0.2072210059996" calcext:value-type="float">
            <text:p>0.207221005999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4090.634939069" calcext:value-type="float">
            <text:p>124090.634939069</text:p>
          </table:table-cell>
          <table:table-cell office:value-type="float" office:value="0.20413755699974" calcext:value-type="float">
            <text:p>0.20413755699974</text:p>
          </table:table-cell>
        </table:table-row>
        <table:table-row table:style-name="ro1">
          <table:table-cell office:value-type="float" office:value="18.7124742309998" calcext:value-type="float">
            <text:p>18.7124742309998</text:p>
          </table:table-cell>
          <table:table-cell office:value-type="float" office:value="75000" calcext:value-type="float">
            <text:p>75000</text:p>
          </table:table-cell>
          <table:table-cell office:value-type="float" office:value="124090.634939069" calcext:value-type="float">
            <text:p>124090.634939069</text:p>
          </table:table-cell>
          <table:table-cell office:value-type="float" office:value="0.207010724000611" calcext:value-type="float">
            <text:p>0.2070107240006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982.4656890405" calcext:value-type="float">
            <text:p>72982.4656890405</text:p>
          </table:table-cell>
          <table:table-cell office:value-type="float" office:value="0.204147618000206" calcext:value-type="float">
            <text:p>0.204147618000206</text:p>
          </table:table-cell>
        </table:table-row>
        <table:table-row table:style-name="ro1">
          <table:table-cell office:value-type="float" office:value="18.9129044789997" calcext:value-type="float">
            <text:p>18.9129044789997</text:p>
          </table:table-cell>
          <table:table-cell office:value-type="float" office:value="75000" calcext:value-type="float">
            <text:p>75000</text:p>
          </table:table-cell>
          <table:table-cell office:value-type="float" office:value="74209.0617510412" calcext:value-type="float">
            <text:p>74209.0617510412</text:p>
          </table:table-cell>
          <table:table-cell office:value-type="float" office:value="0.20437021700036" calcext:value-type="float">
            <text:p>0.2043702170003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209.0617510412" calcext:value-type="float">
            <text:p>74209.0617510412</text:p>
          </table:table-cell>
          <table:table-cell office:value-type="float" office:value="0.204907357000593" calcext:value-type="float">
            <text:p>0.204907357000593</text:p>
          </table:table-cell>
        </table:table-row>
        <table:table-row table:style-name="ro1">
          <table:table-cell office:value-type="float" office:value="19.1134446279993" calcext:value-type="float">
            <text:p>19.1134446279993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196.2574510917" calcext:value-type="float">
            <text:p>74196.2574510917</text:p>
          </table:table-cell>
          <table:table-cell office:value-type="float" office:value="0.203968693999741" calcext:value-type="float">
            <text:p>0.20396869399974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8326.083690152" calcext:value-type="float">
            <text:p>108326.083690152</text:p>
          </table:table-cell>
          <table:table-cell office:value-type="float" office:value="0.204027236999536" calcext:value-type="float">
            <text:p>0.204027236999536</text:p>
          </table:table-cell>
        </table:table-row>
        <table:table-row table:style-name="ro1">
          <table:table-cell office:value-type="float" office:value="19.3142530699997" calcext:value-type="float">
            <text:p>19.3142530699997</text:p>
          </table:table-cell>
          <table:table-cell office:value-type="float" office:value="125000" calcext:value-type="float">
            <text:p>125000</text:p>
          </table:table-cell>
          <table:table-cell office:value-type="float" office:value="73904.1230920102" calcext:value-type="float">
            <text:p>73904.1230920102</text:p>
          </table:table-cell>
          <table:table-cell office:value-type="float" office:value="0.242269349999333" calcext:value-type="float">
            <text:p>0.2422693499993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866.8511030401" calcext:value-type="float">
            <text:p>90866.8511030401</text:p>
          </table:table-cell>
          <table:table-cell office:value-type="float" office:value="0.204050766999899" calcext:value-type="float">
            <text:p>0.204050766999899</text:p>
          </table:table-cell>
        </table:table-row>
        <table:table-row table:style-name="ro1">
          <table:table-cell office:value-type="float" office:value="19.515015252" calcext:value-type="float">
            <text:p>19.515015252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808.997257843" calcext:value-type="float">
            <text:p>123808.997257843</text:p>
          </table:table-cell>
          <table:table-cell office:value-type="float" office:value="0.206273736999719" calcext:value-type="float">
            <text:p>0.20627373699971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808.997257843" calcext:value-type="float">
            <text:p>123808.997257843</text:p>
          </table:table-cell>
          <table:table-cell office:value-type="float" office:value="0.204653664000034" calcext:value-type="float">
            <text:p>0.204653664000034</text:p>
          </table:table-cell>
        </table:table-row>
        <table:table-row table:style-name="ro1">
          <table:table-cell office:value-type="float" office:value="19.715189558" calcext:value-type="float">
            <text:p>19.715189558</text:p>
          </table:table-cell>
          <table:table-cell office:value-type="float" office:value="75000" calcext:value-type="float">
            <text:p>75000</text:p>
          </table:table-cell>
          <table:table-cell office:value-type="float" office:value="123808.997257843" calcext:value-type="float">
            <text:p>123808.997257843</text:p>
          </table:table-cell>
          <table:table-cell office:value-type="float" office:value="0.206792412000141" calcext:value-type="float">
            <text:p>0.20679241200014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816.8237579075" calcext:value-type="float">
            <text:p>72816.8237579075</text:p>
          </table:table-cell>
          <table:table-cell office:value-type="float" office:value="0.205098337999516" calcext:value-type="float">
            <text:p>0.205098337999516</text:p>
          </table:table-cell>
        </table:table-row>
        <table:table-row table:style-name="ro1">
          <table:table-cell office:value-type="float" office:value="19.9156171059994" calcext:value-type="float">
            <text:p>19.9156171059994</text:p>
          </table:table-cell>
          <table:table-cell office:value-type="float" office:value="75000" calcext:value-type="float">
            <text:p>75000</text:p>
          </table:table-cell>
          <table:table-cell office:value-type="float" office:value="69145.3872659122" calcext:value-type="float">
            <text:p>69145.3872659122</text:p>
          </table:table-cell>
          <table:table-cell office:value-type="float" office:value="0.210631631000069" calcext:value-type="float">
            <text:p>0.21063163100006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9145.3872659122" calcext:value-type="float">
            <text:p>69145.3872659122</text:p>
          </table:table-cell>
          <table:table-cell office:value-type="float" office:value="0.205312451000282" calcext:value-type="float">
            <text:p>0.205312451000282</text:p>
          </table:table-cell>
        </table:table-row>
        <table:table-row table:style-name="ro1">
          <table:table-cell office:value-type="float" office:value="20.1165955409997" calcext:value-type="float">
            <text:p>20.1165955409997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040.635921906" calcext:value-type="float">
            <text:p>74040.635921906</text:p>
          </table:table-cell>
          <table:table-cell office:value-type="float" office:value="0.20491449400015" calcext:value-type="float">
            <text:p>0.204914494000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2590.719087857" calcext:value-type="float">
            <text:p>112590.719087857</text:p>
          </table:table-cell>
          <table:table-cell office:value-type="float" office:value="0.204994738000096" calcext:value-type="float">
            <text:p>0.204994738000096</text:p>
          </table:table-cell>
        </table:table-row>
        <table:table-row table:style-name="ro1">
          <table:table-cell office:value-type="float" office:value="20.3173473329998" calcext:value-type="float">
            <text:p>20.3173473329998</text:p>
          </table:table-cell>
          <table:table-cell office:value-type="float" office:value="125000" calcext:value-type="float">
            <text:p>125000</text:p>
          </table:table-cell>
          <table:table-cell office:value-type="float" office:value="73428.7298399067" calcext:value-type="float">
            <text:p>73428.7298399067</text:p>
          </table:table-cell>
          <table:table-cell office:value-type="float" office:value="0.241988656999638" calcext:value-type="float">
            <text:p>0.2419886569996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85870.8201738909" calcext:value-type="float">
            <text:p>85870.8201738909</text:p>
          </table:table-cell>
          <table:table-cell office:value-type="float" office:value="0.205514834000496" calcext:value-type="float">
            <text:p>0.205514834000496</text:p>
          </table:table-cell>
        </table:table-row>
        <table:table-row table:style-name="ro1">
          <table:table-cell office:value-type="float" office:value="20.5176446209998" calcext:value-type="float">
            <text:p>20.5176446209998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808.997257843" calcext:value-type="float">
            <text:p>123808.997257843</text:p>
          </table:table-cell>
          <table:table-cell office:value-type="float" office:value="0.20713953700033" calcext:value-type="float">
            <text:p>0.207139537000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808.997257843" calcext:value-type="float">
            <text:p>123808.997257843</text:p>
          </table:table-cell>
          <table:table-cell office:value-type="float" office:value="0.204980827999862" calcext:value-type="float">
            <text:p>0.204980827999862</text:p>
          </table:table-cell>
        </table:table-row>
        <table:table-row table:style-name="ro1">
          <table:table-cell office:value-type="float" office:value="20.7184697739995" calcext:value-type="float">
            <text:p>20.7184697739995</text:p>
          </table:table-cell>
          <table:table-cell office:value-type="float" office:value="75000" calcext:value-type="float">
            <text:p>75000</text:p>
          </table:table-cell>
          <table:table-cell office:value-type="float" office:value="123808.997257843" calcext:value-type="float">
            <text:p>123808.997257843</text:p>
          </table:table-cell>
          <table:table-cell office:value-type="float" office:value="0.206897183999899" calcext:value-type="float">
            <text:p>0.2068971839998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816.8237579075" calcext:value-type="float">
            <text:p>72816.8237579075</text:p>
          </table:table-cell>
          <table:table-cell office:value-type="float" office:value="0.205282931000511" calcext:value-type="float">
            <text:p>0.205282931000511</text:p>
          </table:table-cell>
        </table:table-row>
        <table:table-row table:style-name="ro1">
          <table:table-cell office:value-type="float" office:value="20.9190997249998" calcext:value-type="float">
            <text:p>20.9190997249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1593.0115939091" calcext:value-type="float">
            <text:p>71593.0115939091</text:p>
          </table:table-cell>
          <table:table-cell office:value-type="float" office:value="0.206449760000396" calcext:value-type="float">
            <text:p>0.20644976000039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1593.0115939091" calcext:value-type="float">
            <text:p>71593.0115939091</text:p>
          </table:table-cell>
          <table:table-cell office:value-type="float" office:value="0.205089938999663" calcext:value-type="float">
            <text:p>0.205089938999663</text:p>
          </table:table-cell>
        </table:table-row>
        <table:table-row table:style-name="ro1">
          <table:table-cell office:value-type="float" office:value="21.1200543499999" calcext:value-type="float">
            <text:p>21.1200543499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69145.3872659122" calcext:value-type="float">
            <text:p>69145.3872659122</text:p>
          </table:table-cell>
          <table:table-cell office:value-type="float" office:value="0.216138748000049" calcext:value-type="float">
            <text:p>0.216138748000049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536.7226718736" calcext:value-type="float">
            <text:p>99536.7226718736</text:p>
          </table:table-cell>
          <table:table-cell office:value-type="float" office:value="0.204135348999444" calcext:value-type="float">
            <text:p>0.204135348999444</text:p>
          </table:table-cell>
        </table:table-row>
        <table:table-row table:style-name="ro1">
          <table:table-cell office:value-type="float" office:value="21.3209585349996" calcext:value-type="float">
            <text:p>21.3209585349996</text:p>
          </table:table-cell>
          <table:table-cell office:value-type="float" office:value="125000" calcext:value-type="float">
            <text:p>125000</text:p>
          </table:table-cell>
          <table:table-cell office:value-type="float" office:value="70165.2307359109" calcext:value-type="float">
            <text:p>70165.2307359109</text:p>
          </table:table-cell>
          <table:table-cell office:value-type="float" office:value="0.231697294999321" calcext:value-type="float">
            <text:p>0.23169729499932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766.0688298847" calcext:value-type="float">
            <text:p>90766.0688298847</text:p>
          </table:table-cell>
          <table:table-cell office:value-type="float" office:value="0.231151907999447" calcext:value-type="float">
            <text:p>0.231151907999447</text:p>
          </table:table-cell>
        </table:table-row>
        <table:table-row table:style-name="ro1">
          <table:table-cell office:value-type="float" office:value="21.5216894380001" calcext:value-type="float">
            <text:p>21.5216894380001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6256.62158584" calcext:value-type="float">
            <text:p>126256.62158584</text:p>
          </table:table-cell>
          <table:table-cell office:value-type="float" office:value="0.208704863000094" calcext:value-type="float">
            <text:p>0.20870486300009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256.62158584" calcext:value-type="float">
            <text:p>126256.62158584</text:p>
          </table:table-cell>
          <table:table-cell office:value-type="float" office:value="0.205237451000357" calcext:value-type="float">
            <text:p>0.205237451000357</text:p>
          </table:table-cell>
        </table:table-row>
        <table:table-row table:style-name="ro1">
          <table:table-cell office:value-type="float" office:value="21.7224066709996" calcext:value-type="float">
            <text:p>21.7224066709996</text:p>
          </table:table-cell>
          <table:table-cell office:value-type="float" office:value="75000" calcext:value-type="float">
            <text:p>75000</text:p>
          </table:table-cell>
          <table:table-cell office:value-type="float" office:value="122585.185093844" calcext:value-type="float">
            <text:p>122585.185093844</text:p>
          </table:table-cell>
          <table:table-cell office:value-type="float" office:value="0.207464500999777" calcext:value-type="float">
            <text:p>0.20746450099977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1593.0115939091" calcext:value-type="float">
            <text:p>71593.0115939091</text:p>
          </table:table-cell>
          <table:table-cell office:value-type="float" office:value="0.204221910000342" calcext:value-type="float">
            <text:p>0.204221910000342</text:p>
          </table:table-cell>
        </table:table-row>
        <table:table-row table:style-name="ro1">
          <table:table-cell office:value-type="float" office:value="21.9226957689998" calcext:value-type="float">
            <text:p>21.9226957689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4040.635921906" calcext:value-type="float">
            <text:p>74040.635921906</text:p>
          </table:table-cell>
          <table:table-cell office:value-type="float" office:value="0.204810604000159" calcext:value-type="float">
            <text:p>0.20481060400015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040.635921906" calcext:value-type="float">
            <text:p>74040.635921906</text:p>
          </table:table-cell>
          <table:table-cell office:value-type="float" office:value="0.204210369999601" calcext:value-type="float">
            <text:p>0.204210369999601</text:p>
          </table:table-cell>
        </table:table-row>
        <table:table-row table:style-name="ro1">
          <table:table-cell office:value-type="float" office:value="22.1232362709998" calcext:value-type="float">
            <text:p>22.1232362709998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040.635921906" calcext:value-type="float">
            <text:p>74040.635921906</text:p>
          </table:table-cell>
          <table:table-cell office:value-type="float" office:value="0.204170189000251" calcext:value-type="float">
            <text:p>0.20417018900025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4431.971327867" calcext:value-type="float">
            <text:p>104431.971327867</text:p>
          </table:table-cell>
          <table:table-cell office:value-type="float" office:value="0.206186071999582" calcext:value-type="float">
            <text:p>0.206186071999582</text:p>
          </table:table-cell>
        </table:table-row>
        <table:table-row table:style-name="ro1">
          <table:table-cell office:value-type="float" office:value="22.3237184519994" calcext:value-type="float">
            <text:p>22.3237184519994</text:p>
          </table:table-cell>
          <table:table-cell office:value-type="float" office:value="125000" calcext:value-type="float">
            <text:p>125000</text:p>
          </table:table-cell>
          <table:table-cell office:value-type="float" office:value="72633.4075539598" calcext:value-type="float">
            <text:p>72633.4075539598</text:p>
          </table:table-cell>
          <table:table-cell office:value-type="float" office:value="0.233170030999645" calcext:value-type="float">
            <text:p>0.233170030999645</text:p>
          </table:table-cell>
          <table:table-cell office:value-type="float" office:value="100000" calcext:value-type="float">
            <text:p>100000</text:p>
          </table:table-cell>
          <table:table-cell office:value-type="float" office:value="93234.2456479337" calcext:value-type="float">
            <text:p>93234.2456479337</text:p>
          </table:table-cell>
          <table:table-cell office:value-type="float" office:value="0.204795245999776" calcext:value-type="float">
            <text:p>0.204795245999776</text:p>
          </table:table-cell>
        </table:table-row>
        <table:table-row table:style-name="ro1">
          <table:table-cell office:value-type="float" office:value="22.5239157309998" calcext:value-type="float">
            <text:p>22.5239157309998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931.304723153" calcext:value-type="float">
            <text:p>123931.304723153</text:p>
          </table:table-cell>
          <table:table-cell office:value-type="float" office:value="0.206567602000177" calcext:value-type="float">
            <text:p>0.20656760200017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931.304723153" calcext:value-type="float">
            <text:p>123931.304723153</text:p>
          </table:table-cell>
          <table:table-cell office:value-type="float" office:value="0.204524613999638" calcext:value-type="float">
            <text:p>0.204524613999638</text:p>
          </table:table-cell>
        </table:table-row>
        <table:table-row table:style-name="ro1">
          <table:table-cell office:value-type="float" office:value="22.7246888649997" calcext:value-type="float">
            <text:p>22.7246888649997</text:p>
          </table:table-cell>
          <table:table-cell office:value-type="float" office:value="75000" calcext:value-type="float">
            <text:p>75000</text:p>
          </table:table-cell>
          <table:table-cell office:value-type="float" office:value="123931.304723153" calcext:value-type="float">
            <text:p>123931.304723153</text:p>
          </table:table-cell>
          <table:table-cell office:value-type="float" office:value="0.206717413999286" calcext:value-type="float">
            <text:p>0.20671741399928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888.7574730898" calcext:value-type="float">
            <text:p>72888.7574730898</text:p>
          </table:table-cell>
          <table:table-cell office:value-type="float" office:value="0.204981658999714" calcext:value-type="float">
            <text:p>0.204981658999714</text:p>
          </table:table-cell>
        </table:table-row>
        <table:table-row table:style-name="ro1">
          <table:table-cell office:value-type="float" office:value="22.9254691589995" calcext:value-type="float">
            <text:p>22.9254691589995</text:p>
          </table:table-cell>
          <table:table-cell office:value-type="float" office:value="75000" calcext:value-type="float">
            <text:p>75000</text:p>
          </table:table-cell>
          <table:table-cell office:value-type="float" office:value="70438.7152050867" calcext:value-type="float">
            <text:p>70438.7152050867</text:p>
          </table:table-cell>
          <table:table-cell office:value-type="float" office:value="0.20390304600005" calcext:value-type="float">
            <text:p>0.2039030460000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438.7152050867" calcext:value-type="float">
            <text:p>70438.7152050867</text:p>
          </table:table-cell>
          <table:table-cell office:value-type="float" office:value="0.204601353999351" calcext:value-type="float">
            <text:p>0.204601353999351</text:p>
          </table:table-cell>
        </table:table-row>
        <table:table-row table:style-name="ro1">
          <table:table-cell office:value-type="float" office:value="23.1260578920001" calcext:value-type="float">
            <text:p>23.1260578920001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314.2225850743" calcext:value-type="float">
            <text:p>75314.2225850743</text:p>
          </table:table-cell>
          <table:table-cell office:value-type="float" office:value="0.206601304000287" calcext:value-type="float">
            <text:p>0.20660130400028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5491.873393082" calcext:value-type="float">
            <text:p>105491.873393082</text:p>
          </table:table-cell>
          <table:table-cell office:value-type="float" office:value="0.204238551000344" calcext:value-type="float">
            <text:p>0.204238551000344</text:p>
          </table:table-cell>
        </table:table-row>
        <table:table-row table:style-name="ro1">
          <table:table-cell office:value-type="float" office:value="23.3266287249999" calcext:value-type="float">
            <text:p>23.3266287249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3608.9996060182" calcext:value-type="float">
            <text:p>73608.9996060182</text:p>
          </table:table-cell>
          <table:table-cell office:value-type="float" office:value="0.225623696000184" calcext:value-type="float">
            <text:p>0.225623696000184</text:p>
          </table:table-cell>
          <table:table-cell office:value-type="float" office:value="100000" calcext:value-type="float">
            <text:p>100000</text:p>
          </table:table-cell>
          <table:table-cell office:value-type="float" office:value="94407.1102980233" calcext:value-type="float">
            <text:p>94407.1102980233</text:p>
          </table:table-cell>
          <table:table-cell office:value-type="float" office:value="0.211239868000121" calcext:value-type="float">
            <text:p>0.211239868000121</text:p>
          </table:table-cell>
        </table:table-row>
        <table:table-row table:style-name="ro1">
          <table:table-cell office:value-type="float" office:value="23.5273321289997" calcext:value-type="float">
            <text:p>23.5273321289997</text:p>
          </table:table-cell>
          <table:table-cell office:value-type="float" office:value="75000" calcext:value-type="float">
            <text:p>75000</text:p>
          </table:table-cell>
          <table:table-cell office:value-type="float" office:value="123769.148922031" calcext:value-type="float">
            <text:p>123769.148922031</text:p>
          </table:table-cell>
          <table:table-cell office:value-type="float" office:value="0.206631144000312" calcext:value-type="float">
            <text:p>0.2066311440003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6437.390012026" calcext:value-type="float">
            <text:p>106437.390012026</text:p>
          </table:table-cell>
          <table:table-cell office:value-type="float" office:value="0.205143580999902" calcext:value-type="float">
            <text:p>0.205143580999902</text:p>
          </table:table-cell>
        </table:table-row>
        <table:table-row table:style-name="ro1">
          <table:table-cell office:value-type="float" office:value="23.7290152139994" calcext:value-type="float">
            <text:p>23.7290152139994</text:p>
          </table:table-cell>
          <table:table-cell office:value-type="float" office:value="75000" calcext:value-type="float">
            <text:p>75000</text:p>
          </table:table-cell>
          <table:table-cell office:value-type="float" office:value="110107.644840027" calcext:value-type="float">
            <text:p>110107.644840027</text:p>
          </table:table-cell>
          <table:table-cell office:value-type="float" office:value="0.206214509999882" calcext:value-type="float">
            <text:p>0.20621450999988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463.6422500189" calcext:value-type="float">
            <text:p>76463.6422500189</text:p>
          </table:table-cell>
          <table:table-cell office:value-type="float" office:value="0.2079535820003" calcext:value-type="float">
            <text:p>0.2079535820003</text:p>
          </table:table-cell>
        </table:table-row>
        <table:table-row table:style-name="ro1">
          <table:table-cell office:value-type="float" office:value="23.9304158349996" calcext:value-type="float">
            <text:p>23.9304158349996</text:p>
          </table:table-cell>
          <table:table-cell office:value-type="float" office:value="75000" calcext:value-type="float">
            <text:p>75000</text:p>
          </table:table-cell>
          <table:table-cell office:value-type="float" office:value="76463.6422500189" calcext:value-type="float">
            <text:p>76463.6422500189</text:p>
          </table:table-cell>
          <table:table-cell office:value-type="float" office:value="0.206417981999948" calcext:value-type="float">
            <text:p>0.2064179819999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463.6422500189" calcext:value-type="float">
            <text:p>76463.6422500189</text:p>
          </table:table-cell>
          <table:table-cell office:value-type="float" office:value="0.204323381999529" calcext:value-type="float">
            <text:p>0.204323381999529</text:p>
          </table:table-cell>
        </table:table-row>
        <table:table-row table:style-name="ro1">
          <table:table-cell office:value-type="float" office:value="24.1315574139999" calcext:value-type="float">
            <text:p>24.1315574139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463.6422500189" calcext:value-type="float">
            <text:p>76463.6422500189</text:p>
          </table:table-cell>
          <table:table-cell office:value-type="float" office:value="0.20387948699954" calcext:value-type="float">
            <text:p>0.2038794869995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439.403750031" calcext:value-type="float">
            <text:p>127439.403750031</text:p>
          </table:table-cell>
          <table:table-cell office:value-type="float" office:value="0.20435591200021" calcext:value-type="float">
            <text:p>0.20435591200021</text:p>
          </table:table-cell>
        </table:table-row>
        <table:table-row table:style-name="ro1">
          <table:table-cell office:value-type="float" office:value="24.3327069339994" calcext:value-type="float">
            <text:p>24.3327069339994</text:p>
          </table:table-cell>
          <table:table-cell office:value-type="float" office:value="125000" calcext:value-type="float">
            <text:p>125000</text:p>
          </table:table-cell>
          <table:table-cell office:value-type="float" office:value="83802.455657984" calcext:value-type="float">
            <text:p>83802.455657984</text:p>
          </table:table-cell>
          <table:table-cell office:value-type="float" office:value="0.266135345999828" calcext:value-type="float">
            <text:p>0.2661353459998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83802.455657984" calcext:value-type="float">
            <text:p>83802.455657984</text:p>
          </table:table-cell>
          <table:table-cell office:value-type="float" office:value="0.204383673000848" calcext:value-type="float">
            <text:p>0.204383673000848</text:p>
          </table:table-cell>
        </table:table-row>
        <table:table-row table:style-name="ro1">
          <table:table-cell office:value-type="float" office:value="24.5347400619994" calcext:value-type="float">
            <text:p>24.5347400619994</text:p>
          </table:table-cell>
          <table:table-cell office:value-type="float" office:value="75000" calcext:value-type="float">
            <text:p>75000</text:p>
          </table:table-cell>
          <table:table-cell office:value-type="float" office:value="123754.848608721" calcext:value-type="float">
            <text:p>123754.848608721</text:p>
          </table:table-cell>
          <table:table-cell office:value-type="float" office:value="0.20804920899991" calcext:value-type="float">
            <text:p>0.2080492089999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9075.525544754" calcext:value-type="float">
            <text:p>109075.525544754</text:p>
          </table:table-cell>
          <table:table-cell office:value-type="float" office:value="0.204160299999785" calcext:value-type="float">
            <text:p>0.204160299999785</text:p>
          </table:table-cell>
        </table:table-row>
        <table:table-row table:style-name="ro1">
          <table:table-cell office:value-type="float" office:value="24.7359572229998" calcext:value-type="float">
            <text:p>24.7359572229998</text:p>
          </table:table-cell>
          <table:table-cell office:value-type="float" office:value="75000" calcext:value-type="float">
            <text:p>75000</text:p>
          </table:table-cell>
          <table:table-cell office:value-type="float" office:value="112745.356310746" calcext:value-type="float">
            <text:p>112745.356310746</text:p>
          </table:table-cell>
          <table:table-cell office:value-type="float" office:value="0.207243030999962" calcext:value-type="float">
            <text:p>0.2072430309999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454.8076248275" calcext:value-type="float">
            <text:p>76454.8076248275</text:p>
          </table:table-cell>
          <table:table-cell office:value-type="float" office:value="0.203988369000399" calcext:value-type="float">
            <text:p>0.203988369000399</text:p>
          </table:table-cell>
        </table:table-row>
        <table:table-row table:style-name="ro1">
          <table:table-cell office:value-type="float" office:value="24.9370041209995" calcext:value-type="float">
            <text:p>24.9370041209995</text:p>
          </table:table-cell>
          <table:table-cell office:value-type="float" office:value="75000" calcext:value-type="float">
            <text:p>75000</text:p>
          </table:table-cell>
          <table:table-cell office:value-type="float" office:value="76454.8076248275" calcext:value-type="float">
            <text:p>76454.8076248275</text:p>
          </table:table-cell>
          <table:table-cell office:value-type="float" office:value="0.204471482999907" calcext:value-type="float">
            <text:p>0.20447148299990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454.8076248275" calcext:value-type="float">
            <text:p>76454.8076248275</text:p>
          </table:table-cell>
          <table:table-cell office:value-type="float" office:value="0.205254991999936" calcext:value-type="float">
            <text:p>0.205254991999936</text:p>
          </table:table-cell>
        </table:table-row>
        <table:table-row table:style-name="ro1">
          <table:table-cell office:value-type="float" office:value="25.1381693409994" calcext:value-type="float">
            <text:p>25.1381693409994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454.8076248275" calcext:value-type="float">
            <text:p>76454.8076248275</text:p>
          </table:table-cell>
          <table:table-cell office:value-type="float" office:value="0.204392972999813" calcext:value-type="float">
            <text:p>0.20439297299981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424.679374712" calcext:value-type="float">
            <text:p>127424.679374712</text:p>
          </table:table-cell>
          <table:table-cell office:value-type="float" office:value="0.204202921000615" calcext:value-type="float">
            <text:p>0.204202921000615</text:p>
          </table:table-cell>
        </table:table-row>
        <table:table-row table:style-name="ro1">
          <table:table-cell office:value-type="float" office:value="25.3420259189998" calcext:value-type="float">
            <text:p>25.3420259189998</text:p>
          </table:table-cell>
          <table:table-cell office:value-type="float" office:value="125000" calcext:value-type="float">
            <text:p>125000</text:p>
          </table:table-cell>
          <table:table-cell office:value-type="float" office:value="64833.6768658537" calcext:value-type="float">
            <text:p>64833.6768658537</text:p>
          </table:table-cell>
          <table:table-cell office:value-type="float" office:value="0.281069806999767" calcext:value-type="float">
            <text:p>0.2810698069997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4833.6768658537" calcext:value-type="float">
            <text:p>64833.6768658537</text:p>
          </table:table-cell>
          <table:table-cell office:value-type="float" office:value="0.204341133000526" calcext:value-type="float">
            <text:p>0.204341133000526</text:p>
          </table:table-cell>
        </table:table-row>
        <table:table-row table:style-name="ro1">
          <table:table-cell office:value-type="float" office:value="25.5433624009993" calcext:value-type="float">
            <text:p>25.5433624009993</text:p>
          </table:table-cell>
          <table:table-cell office:value-type="float" office:value="75000" calcext:value-type="float">
            <text:p>75000</text:p>
          </table:table-cell>
          <table:table-cell office:value-type="float" office:value="126201.402452715" calcext:value-type="float">
            <text:p>126201.402452715</text:p>
          </table:table-cell>
          <table:table-cell office:value-type="float" office:value="0.205031759000121" calcext:value-type="float">
            <text:p>0.20503175900012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2531.571686724" calcext:value-type="float">
            <text:p>122531.571686724</text:p>
          </table:table-cell>
          <table:table-cell office:value-type="float" office:value="0.204055609000534" calcext:value-type="float">
            <text:p>0.204055609000534</text:p>
          </table:table-cell>
        </table:table-row>
        <table:table-row table:style-name="ro1">
          <table:table-cell office:value-type="float" office:value="25.7439226459992" calcext:value-type="float">
            <text:p>25.7439226459992</text:p>
          </table:table-cell>
          <table:table-cell office:value-type="float" office:value="75000" calcext:value-type="float">
            <text:p>75000</text:p>
          </table:table-cell>
          <table:table-cell office:value-type="float" office:value="121308.294764726" calcext:value-type="float">
            <text:p>121308.294764726</text:p>
          </table:table-cell>
          <table:table-cell office:value-type="float" office:value="0.222332135000215" calcext:value-type="float">
            <text:p>0.2223321350002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784.9768588358" calcext:value-type="float">
            <text:p>72784.9768588358</text:p>
          </table:table-cell>
          <table:table-cell office:value-type="float" office:value="0.204203121999853" calcext:value-type="float">
            <text:p>0.204203121999853</text:p>
          </table:table-cell>
        </table:table-row>
        <table:table-row table:style-name="ro1">
          <table:table-cell office:value-type="float" office:value="25.9450004559994" calcext:value-type="float">
            <text:p>25.9450004559994</text:p>
          </table:table-cell>
          <table:table-cell office:value-type="float" office:value="75000" calcext:value-type="float">
            <text:p>75000</text:p>
          </table:table-cell>
          <table:table-cell office:value-type="float" office:value="71561.6999368385" calcext:value-type="float">
            <text:p>71561.6999368385</text:p>
          </table:table-cell>
          <table:table-cell office:value-type="float" office:value="0.205602074999661" calcext:value-type="float">
            <text:p>0.20560207499966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1561.6999368385" calcext:value-type="float">
            <text:p>71561.6999368385</text:p>
          </table:table-cell>
          <table:table-cell office:value-type="float" office:value="0.204580605000047" calcext:value-type="float">
            <text:p>0.204580605000047</text:p>
          </table:table-cell>
        </table:table-row>
        <table:table-row table:style-name="ro1">
          <table:table-cell office:value-type="float" office:value="26.1457609429999" calcext:value-type="float">
            <text:p>26.1457609429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008.253780833" calcext:value-type="float">
            <text:p>74008.253780833</text:p>
          </table:table-cell>
          <table:table-cell office:value-type="float" office:value="0.20482107800035" calcext:value-type="float">
            <text:p>0.2048210780003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201.402452715" calcext:value-type="float">
            <text:p>126201.402452715</text:p>
          </table:table-cell>
          <table:table-cell office:value-type="float" office:value="0.204421723999985" calcext:value-type="float">
            <text:p>0.204421723999985</text:p>
          </table:table-cell>
        </table:table-row>
        <table:table-row table:style-name="ro1">
          <table:table-cell office:value-type="float" office:value="26.3488851839993" calcext:value-type="float">
            <text:p>26.3488851839993</text:p>
          </table:table-cell>
          <table:table-cell office:value-type="float" office:value="125000" calcext:value-type="float">
            <text:p>125000</text:p>
          </table:table-cell>
          <table:table-cell office:value-type="float" office:value="64222.0384048551" calcext:value-type="float">
            <text:p>64222.0384048551</text:p>
          </table:table-cell>
          <table:table-cell office:value-type="float" office:value="0.266258397999991" calcext:value-type="float">
            <text:p>0.26625839799999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4222.0384048551" calcext:value-type="float">
            <text:p>64222.0384048551</text:p>
          </table:table-cell>
          <table:table-cell office:value-type="float" office:value="0.204659006999464" calcext:value-type="float">
            <text:p>0.204659006999464</text:p>
          </table:table-cell>
        </table:table-row>
        <table:table-row table:style-name="ro1">
          <table:table-cell office:value-type="float" office:value="26.549672741" calcext:value-type="float">
            <text:p>26.549672741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2531.571686724" calcext:value-type="float">
            <text:p>122531.571686724</text:p>
          </table:table-cell>
          <table:table-cell office:value-type="float" office:value="0.21028931300043" calcext:value-type="float">
            <text:p>0.2102893130004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2531.571686724" calcext:value-type="float">
            <text:p>122531.571686724</text:p>
          </table:table-cell>
          <table:table-cell office:value-type="float" office:value="0.205303132999688" calcext:value-type="float">
            <text:p>0.205303132999688</text:p>
          </table:table-cell>
        </table:table-row>
        <table:table-row table:style-name="ro1">
          <table:table-cell office:value-type="float" office:value="26.7503851179999" calcext:value-type="float">
            <text:p>26.750385117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3754.848608721" calcext:value-type="float">
            <text:p>123754.848608721</text:p>
          </table:table-cell>
          <table:table-cell office:value-type="float" office:value="0.207271752999986" calcext:value-type="float">
            <text:p>0.20727175299998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784.9768588358" calcext:value-type="float">
            <text:p>72784.9768588358</text:p>
          </table:table-cell>
          <table:table-cell office:value-type="float" office:value="0.207541879000019" calcext:value-type="float">
            <text:p>0.207541879000019</text:p>
          </table:table-cell>
        </table:table-row>
        <table:table-row table:style-name="ro1">
          <table:table-cell office:value-type="float" office:value="26.9513590769993" calcext:value-type="float">
            <text:p>26.9513590769993</text:p>
          </table:table-cell>
          <table:table-cell office:value-type="float" office:value="75000" calcext:value-type="float">
            <text:p>75000</text:p>
          </table:table-cell>
          <table:table-cell office:value-type="float" office:value="72784.9768588358" calcext:value-type="float">
            <text:p>72784.9768588358</text:p>
          </table:table-cell>
          <table:table-cell office:value-type="float" office:value="0.205355733000033" calcext:value-type="float">
            <text:p>0.2053557330000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784.9768588358" calcext:value-type="float">
            <text:p>72784.9768588358</text:p>
          </table:table-cell>
          <table:table-cell office:value-type="float" office:value="0.205948212000294" calcext:value-type="float">
            <text:p>0.205948212000294</text:p>
          </table:table-cell>
        </table:table-row>
        <table:table-row table:style-name="ro1">
          <table:table-cell office:value-type="float" office:value="27.1520847849997" calcext:value-type="float">
            <text:p>27.1520847849997</text:p>
          </table:table-cell>
          <table:table-cell office:value-type="float" office:value="125000" calcext:value-type="float">
            <text:p>125000</text:p>
          </table:table-cell>
          <table:table-cell office:value-type="float" office:value="71561.6999368385" calcext:value-type="float">
            <text:p>71561.6999368385</text:p>
          </table:table-cell>
          <table:table-cell office:value-type="float" office:value="0.208533385999544" calcext:value-type="float">
            <text:p>0.20853338599954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288.897329729" calcext:value-type="float">
            <text:p>120288.897329729</text:p>
          </table:table-cell>
          <table:table-cell office:value-type="float" office:value="0.204325482999593" calcext:value-type="float">
            <text:p>0.204325482999593</text:p>
          </table:table-cell>
        </table:table-row>
        <table:table-row table:style-name="ro1">
          <table:table-cell office:value-type="float" office:value="27.3523115969992" calcext:value-type="float">
            <text:p>27.3523115969992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030.7321318323" calcext:value-type="float">
            <text:p>75030.7321318323</text:p>
          </table:table-cell>
          <table:table-cell office:value-type="float" office:value="0.256602692000342" calcext:value-type="float">
            <text:p>0.25660269200034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7273.4064888273" calcext:value-type="float">
            <text:p>77273.4064888273</text:p>
          </table:table-cell>
          <table:table-cell office:value-type="float" office:value="0.204129871000077" calcext:value-type="float">
            <text:p>0.204129871000077</text:p>
          </table:table-cell>
        </table:table-row>
        <table:table-row table:style-name="ro1">
          <table:table-cell office:value-type="float" office:value="27.5542515569996" calcext:value-type="float">
            <text:p>27.5542515569996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2840.176772887" calcext:value-type="float">
            <text:p>122840.176772887</text:p>
          </table:table-cell>
          <table:table-cell office:value-type="float" office:value="0.210198273999595" calcext:value-type="float">
            <text:p>0.21019827399959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2840.176772887" calcext:value-type="float">
            <text:p>122840.176772887</text:p>
          </table:table-cell>
          <table:table-cell office:value-type="float" office:value="0.204380733999642" calcext:value-type="float">
            <text:p>0.204380733999642</text:p>
          </table:table-cell>
        </table:table-row>
        <table:table-row table:style-name="ro1">
          <table:table-cell office:value-type="float" office:value="27.7565534709993" calcext:value-type="float">
            <text:p>27.7565534709993</text:p>
          </table:table-cell>
          <table:table-cell office:value-type="float" office:value="75000" calcext:value-type="float">
            <text:p>75000</text:p>
          </table:table-cell>
          <table:table-cell office:value-type="float" office:value="124066.534610886" calcext:value-type="float">
            <text:p>124066.534610886</text:p>
          </table:table-cell>
          <table:table-cell office:value-type="float" office:value="0.208965751000505" calcext:value-type="float">
            <text:p>0.20896575100050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968.2913609331" calcext:value-type="float">
            <text:p>72968.2913609331</text:p>
          </table:table-cell>
          <table:table-cell office:value-type="float" office:value="0.207538730000124" calcext:value-type="float">
            <text:p>0.207538730000124</text:p>
          </table:table-cell>
        </table:table-row>
        <table:table-row table:style-name="ro1">
          <table:table-cell office:value-type="float" office:value="27.9582537189999" calcext:value-type="float">
            <text:p>27.958253718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4194.649198932" calcext:value-type="float">
            <text:p>74194.649198932</text:p>
          </table:table-cell>
          <table:table-cell office:value-type="float" office:value="0.204536705999999" calcext:value-type="float">
            <text:p>0.204536705999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94.649198932" calcext:value-type="float">
            <text:p>74194.649198932</text:p>
          </table:table-cell>
          <table:table-cell office:value-type="float" office:value="0.203985199999806" calcext:value-type="float">
            <text:p>0.203985199999806</text:p>
          </table:table-cell>
        </table:table-row>
        <table:table-row table:style-name="ro1">
          <table:table-cell office:value-type="float" office:value="28.1605391929998" calcext:value-type="float">
            <text:p>28.1605391929998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421.0070369309" calcext:value-type="float">
            <text:p>75421.0070369309</text:p>
          </table:table-cell>
          <table:table-cell office:value-type="float" office:value="0.205185384000288" calcext:value-type="float">
            <text:p>0.2051853840002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292.892448885" calcext:value-type="float">
            <text:p>125292.892448885</text:p>
          </table:table-cell>
          <table:table-cell office:value-type="float" office:value="0.204164071999912" calcext:value-type="float">
            <text:p>0.204164071999912</text:p>
          </table:table-cell>
        </table:table-row>
        <table:table-row table:style-name="ro1">
          <table:table-cell office:value-type="float" office:value="28.3628059369994" calcext:value-type="float">
            <text:p>28.3628059369994</text:p>
          </table:table-cell>
          <table:table-cell office:value-type="float" office:value="125000" calcext:value-type="float">
            <text:p>125000</text:p>
          </table:table-cell>
          <table:table-cell office:value-type="float" office:value="71334.0099749357" calcext:value-type="float">
            <text:p>71334.0099749357</text:p>
          </table:table-cell>
          <table:table-cell office:value-type="float" office:value="0.255187569000555" calcext:value-type="float">
            <text:p>0.25518756900055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560.3678129346" calcext:value-type="float">
            <text:p>72560.3678129346</text:p>
          </table:table-cell>
          <table:table-cell office:value-type="float" office:value="0.213017650000438" calcext:value-type="float">
            <text:p>0.213017650000438</text:p>
          </table:table-cell>
        </table:table-row>
        <table:table-row table:style-name="ro1">
          <table:table-cell office:value-type="float" office:value="28.5645142349995" calcext:value-type="float">
            <text:p>28.5645142349995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4153.780541999" calcext:value-type="float">
            <text:p>124153.780541999</text:p>
          </table:table-cell>
          <table:table-cell office:value-type="float" office:value="0.207546716999786" calcext:value-type="float">
            <text:p>0.20754671699978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4153.780541999" calcext:value-type="float">
            <text:p>124153.780541999</text:p>
          </table:table-cell>
          <table:table-cell office:value-type="float" office:value="0.205101632999686" calcext:value-type="float">
            <text:p>0.205101632999686</text:p>
          </table:table-cell>
        </table:table-row>
        <table:table-row table:style-name="ro1">
          <table:table-cell office:value-type="float" office:value="28.7652926439996" calcext:value-type="float">
            <text:p>28.7652926439996</text:p>
          </table:table-cell>
          <table:table-cell office:value-type="float" office:value="75000" calcext:value-type="float">
            <text:p>75000</text:p>
          </table:table-cell>
          <table:table-cell office:value-type="float" office:value="124153.780541999" calcext:value-type="float">
            <text:p>124153.780541999</text:p>
          </table:table-cell>
          <table:table-cell office:value-type="float" office:value="0.20625320399995" calcext:value-type="float">
            <text:p>0.2062532039999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019.6040419996" calcext:value-type="float">
            <text:p>73019.6040419996</text:p>
          </table:table-cell>
          <table:table-cell office:value-type="float" office:value="0.204671748000692" calcext:value-type="float">
            <text:p>0.204671748000692</text:p>
          </table:table-cell>
        </table:table-row>
        <table:table-row table:style-name="ro1">
          <table:table-cell office:value-type="float" office:value="28.9669559919994" calcext:value-type="float">
            <text:p>28.9669559919994</text:p>
          </table:table-cell>
          <table:table-cell office:value-type="float" office:value="75000" calcext:value-type="float">
            <text:p>75000</text:p>
          </table:table-cell>
          <table:table-cell office:value-type="float" office:value="74246.8242779996" calcext:value-type="float">
            <text:p>74246.8242779996</text:p>
          </table:table-cell>
          <table:table-cell office:value-type="float" office:value="0.204772568999942" calcext:value-type="float">
            <text:p>0.20477256899994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019.6040419996" calcext:value-type="float">
            <text:p>73019.6040419996</text:p>
          </table:table-cell>
          <table:table-cell office:value-type="float" office:value="0.206358047000322" calcext:value-type="float">
            <text:p>0.206358047000322</text:p>
          </table:table-cell>
        </table:table-row>
        <table:table-row table:style-name="ro1">
          <table:table-cell office:value-type="float" office:value="29.1704860289992" calcext:value-type="float">
            <text:p>29.1704860289992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246.8242779996" calcext:value-type="float">
            <text:p>74246.8242779996</text:p>
          </table:table-cell>
          <table:table-cell office:value-type="float" office:value="0.206063393000477" calcext:value-type="float">
            <text:p>0.20606339300047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585.537483999" calcext:value-type="float">
            <text:p>125585.537483999</text:p>
          </table:table-cell>
          <table:table-cell office:value-type="float" office:value="0.204719019000549" calcext:value-type="float">
            <text:p>0.204719019000549</text:p>
          </table:table-cell>
        </table:table-row>
        <table:table-row table:style-name="ro1">
          <table:table-cell office:value-type="float" office:value="29.3726801829998" calcext:value-type="float">
            <text:p>29.3726801829998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496.7280439996" calcext:value-type="float">
            <text:p>76496.7280439996</text:p>
          </table:table-cell>
          <table:table-cell office:value-type="float" office:value="0.252001046999794" calcext:value-type="float">
            <text:p>0.25200104699979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7519.4115739996" calcext:value-type="float">
            <text:p>77519.4115739996</text:p>
          </table:table-cell>
          <table:table-cell office:value-type="float" office:value="0.208045875999233" calcext:value-type="float">
            <text:p>0.208045875999233</text:p>
          </table:table-cell>
        </table:table-row>
        <table:table-row table:style-name="ro1">
          <table:table-cell office:value-type="float" office:value="29.574454523" calcext:value-type="float">
            <text:p>29.574454523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5381.000777999" calcext:value-type="float">
            <text:p>125381.000777999</text:p>
          </table:table-cell>
          <table:table-cell office:value-type="float" office:value="0.206974832000014" calcext:value-type="float">
            <text:p>0.2069748320000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381.000777999" calcext:value-type="float">
            <text:p>125381.000777999</text:p>
          </table:table-cell>
          <table:table-cell office:value-type="float" office:value="0.20502265200048" calcext:value-type="float">
            <text:p>0.20502265200048</text:p>
          </table:table-cell>
        </table:table-row>
        <table:table-row table:style-name="ro1">
          <table:table-cell office:value-type="float" office:value="29.7755467759998" calcext:value-type="float">
            <text:p>29.7755467759998</text:p>
          </table:table-cell>
          <table:table-cell office:value-type="float" office:value="75000" calcext:value-type="float">
            <text:p>75000</text:p>
          </table:table-cell>
          <table:table-cell office:value-type="float" office:value="124153.780541999" calcext:value-type="float">
            <text:p>124153.780541999</text:p>
          </table:table-cell>
          <table:table-cell office:value-type="float" office:value="0.206720979999773" calcext:value-type="float">
            <text:p>0.20672097999977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019.6040419996" calcext:value-type="float">
            <text:p>73019.6040419996</text:p>
          </table:table-cell>
          <table:table-cell office:value-type="float" office:value="0.204918301000362" calcext:value-type="float">
            <text:p>0.204918301000362</text:p>
          </table:table-cell>
        </table:table-row>
        <table:table-row table:style-name="ro1">
          <table:table-cell office:value-type="float" office:value="29.9782247650001" calcext:value-type="float">
            <text:p>29.9782247650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4246.8242779996" calcext:value-type="float">
            <text:p>74246.8242779996</text:p>
          </table:table-cell>
          <table:table-cell office:value-type="float" office:value="0.204568258000108" calcext:value-type="float">
            <text:p>0.2045682580001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246.8242779996" calcext:value-type="float">
            <text:p>74246.8242779996</text:p>
          </table:table-cell>
          <table:table-cell office:value-type="float" office:value="0.205259014999683" calcext:value-type="float">
            <text:p>0.205259014999683</text:p>
          </table:table-cell>
        </table:table-row>
        <table:table-row table:style-name="ro1">
          <table:table-cell office:value-type="float" office:value="30.1799793349992" calcext:value-type="float">
            <text:p>30.1799793349992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474.0445139996" calcext:value-type="float">
            <text:p>75474.0445139996</text:p>
          </table:table-cell>
          <table:table-cell office:value-type="float" office:value="0.204511158000059" calcext:value-type="float">
            <text:p>0.20451115800005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1699.340069999" calcext:value-type="float">
            <text:p>121699.340069999</text:p>
          </table:table-cell>
          <table:table-cell office:value-type="float" office:value="0.204720868999175" calcext:value-type="float">
            <text:p>0.204720868999175</text:p>
          </table:table-cell>
        </table:table-row>
        <table:table-row table:style-name="ro1">
          <table:table-cell office:value-type="float" office:value="30.3831101299993" calcext:value-type="float">
            <text:p>30.3831101299993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064.9711019996" calcext:value-type="float">
            <text:p>75064.9711019996</text:p>
          </table:table-cell>
          <table:table-cell office:value-type="float" office:value="0.25190586700046" calcext:value-type="float">
            <text:p>0.2519058670004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9973.8520459996" calcext:value-type="float">
            <text:p>79973.8520459996</text:p>
          </table:table-cell>
          <table:table-cell office:value-type="float" office:value="0.204720329000338" calcext:value-type="float">
            <text:p>0.204720329000338</text:p>
          </table:table-cell>
        </table:table-row>
        <table:table-row table:style-name="ro1">
          <table:table-cell office:value-type="float" office:value="30.5854038159996" calcext:value-type="float">
            <text:p>30.5854038159996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5365.339854036" calcext:value-type="float">
            <text:p>125365.339854036</text:p>
          </table:table-cell>
          <table:table-cell office:value-type="float" office:value="0.206078514000183" calcext:value-type="float">
            <text:p>0.20607851400018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365.339854036" calcext:value-type="float">
            <text:p>125365.339854036</text:p>
          </table:table-cell>
          <table:table-cell office:value-type="float" office:value="0.204309314999591" calcext:value-type="float">
            <text:p>0.204309314999591</text:p>
          </table:table-cell>
        </table:table-row>
        <table:table-row table:style-name="ro1">
          <table:table-cell office:value-type="float" office:value="30.7881988269992" calcext:value-type="float">
            <text:p>30.7881988269992</text:p>
          </table:table-cell>
          <table:table-cell office:value-type="float" office:value="75000" calcext:value-type="float">
            <text:p>75000</text:p>
          </table:table-cell>
          <table:table-cell office:value-type="float" office:value="122911.205958036" calcext:value-type="float">
            <text:p>122911.205958036</text:p>
          </table:table-cell>
          <table:table-cell office:value-type="float" office:value="0.207254476000344" calcext:value-type="float">
            <text:p>0.20725447600034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1783.4164580209" calcext:value-type="float">
            <text:p>71783.4164580209</text:p>
          </table:table-cell>
          <table:table-cell office:value-type="float" office:value="0.204393815999538" calcext:value-type="float">
            <text:p>0.204393815999538</text:p>
          </table:table-cell>
        </table:table-row>
        <table:table-row table:style-name="ro1">
          <table:table-cell office:value-type="float" office:value="30.9898546959994" calcext:value-type="float">
            <text:p>30.9898546959994</text:p>
          </table:table-cell>
          <table:table-cell office:value-type="float" office:value="75000" calcext:value-type="float">
            <text:p>75000</text:p>
          </table:table-cell>
          <table:table-cell office:value-type="float" office:value="74237.5503540216" calcext:value-type="float">
            <text:p>74237.5503540216</text:p>
          </table:table-cell>
          <table:table-cell office:value-type="float" office:value="0.207143065000309" calcext:value-type="float">
            <text:p>0.20714306500030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237.5503540216" calcext:value-type="float">
            <text:p>74237.5503540216</text:p>
          </table:table-cell>
          <table:table-cell office:value-type="float" office:value="0.204562967000129" calcext:value-type="float">
            <text:p>0.204562967000129</text:p>
          </table:table-cell>
        </table:table-row>
        <table:table-row table:style-name="ro1">
          <table:table-cell office:value-type="float" office:value="31.1912987939995" calcext:value-type="float">
            <text:p>31.1912987939995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237.5503540216" calcext:value-type="float">
            <text:p>74237.5503540216</text:p>
          </table:table-cell>
          <table:table-cell office:value-type="float" office:value="0.204571149999538" calcext:value-type="float">
            <text:p>0.2045711499995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365.339854036" calcext:value-type="float">
            <text:p>125365.339854036</text:p>
          </table:table-cell>
          <table:table-cell office:value-type="float" office:value="0.204457115999503" calcext:value-type="float">
            <text:p>0.204457115999503</text:p>
          </table:table-cell>
        </table:table-row>
        <table:table-row table:style-name="ro1">
          <table:table-cell office:value-type="float" office:value="31.3924310289995" calcext:value-type="float">
            <text:p>31.3924310289995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4138.272906036" calcext:value-type="float">
            <text:p>124138.272906036</text:p>
          </table:table-cell>
          <table:table-cell office:value-type="float" office:value="0.206449979000354" calcext:value-type="float">
            <text:p>0.20644997900035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4138.272906036" calcext:value-type="float">
            <text:p>124138.272906036</text:p>
          </table:table-cell>
          <table:table-cell office:value-type="float" office:value="0.227976297999703" calcext:value-type="float">
            <text:p>0.227976297999703</text:p>
          </table:table-cell>
        </table:table-row>
        <table:table-row table:style-name="ro1">
          <table:table-cell office:value-type="float" office:value="31.5948159569998" calcext:value-type="float">
            <text:p>31.5948159569998</text:p>
          </table:table-cell>
          <table:table-cell office:value-type="float" office:value="75000" calcext:value-type="float">
            <text:p>75000</text:p>
          </table:table-cell>
          <table:table-cell office:value-type="float" office:value="124138.272906036" calcext:value-type="float">
            <text:p>124138.272906036</text:p>
          </table:table-cell>
          <table:table-cell office:value-type="float" office:value="0.207083385999795" calcext:value-type="float">
            <text:p>0.20708338599979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078.1507760221" calcext:value-type="float">
            <text:p>76078.1507760221</text:p>
          </table:table-cell>
          <table:table-cell office:value-type="float" office:value="0.204712868999195" calcext:value-type="float">
            <text:p>0.204712868999195</text:p>
          </table:table-cell>
        </table:table-row>
        <table:table-row table:style-name="ro1">
          <table:table-cell office:value-type="float" office:value="31.7967150989998" calcext:value-type="float">
            <text:p>31.7967150989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9759.3516200232" calcext:value-type="float">
            <text:p>79759.3516200232</text:p>
          </table:table-cell>
          <table:table-cell office:value-type="float" office:value="0.206800811999528" calcext:value-type="float">
            <text:p>0.2068008119995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691.6842500223" calcext:value-type="float">
            <text:p>76691.6842500223</text:p>
          </table:table-cell>
          <table:table-cell office:value-type="float" office:value="0.204154473000017" calcext:value-type="float">
            <text:p>0.204154473000017</text:p>
          </table:table-cell>
        </table:table-row>
        <table:table-row table:style-name="ro1">
          <table:table-cell office:value-type="float" office:value="32.0001656979994" calcext:value-type="float">
            <text:p>32.0001656979994</text:p>
          </table:table-cell>
          <table:table-cell office:value-type="float" office:value="75000" calcext:value-type="float">
            <text:p>75000</text:p>
          </table:table-cell>
          <table:table-cell office:value-type="float" office:value="76691.6842500223" calcext:value-type="float">
            <text:p>76691.6842500223</text:p>
          </table:table-cell>
          <table:table-cell office:value-type="float" office:value="0.204369406999831" calcext:value-type="float">
            <text:p>0.20436940699983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691.6842500223" calcext:value-type="float">
            <text:p>76691.6842500223</text:p>
          </table:table-cell>
          <table:table-cell office:value-type="float" office:value="0.202940279999893" calcext:value-type="float">
            <text:p>0.202940279999893</text:p>
          </table:table-cell>
        </table:table-row>
        <table:table-row table:style-name="ro1">
          <table:table-cell office:value-type="float" office:value="32.210118082" calcext:value-type="float">
            <text:p>32.210118082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691.6842500223" calcext:value-type="float">
            <text:p>76691.6842500223</text:p>
          </table:table-cell>
          <table:table-cell office:value-type="float" office:value="0.204696300999785" calcext:value-type="float">
            <text:p>0.20469630099978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819.473750037" calcext:value-type="float">
            <text:p>127819.473750037</text:p>
          </table:table-cell>
          <table:table-cell office:value-type="float" office:value="0.207524051000291" calcext:value-type="float">
            <text:p>0.207524051000291</text:p>
          </table:table-cell>
        </table:table-row>
        <table:table-row table:style-name="ro1">
          <table:table-cell office:value-type="float" office:value="32.4120777769995" calcext:value-type="float">
            <text:p>32.4120777769995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2826.013606898" calcext:value-type="float">
            <text:p>122826.013606898</text:p>
          </table:table-cell>
          <table:table-cell office:value-type="float" office:value="0.289265587000045" calcext:value-type="float">
            <text:p>0.28926558700004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2826.013606898" calcext:value-type="float">
            <text:p>122826.013606898</text:p>
          </table:table-cell>
          <table:table-cell office:value-type="float" office:value="0.204319194999698" calcext:value-type="float">
            <text:p>0.204319194999698</text:p>
          </table:table-cell>
        </table:table-row>
        <table:table-row table:style-name="ro1">
          <table:table-cell office:value-type="float" office:value="32.6147174170001" calcext:value-type="float">
            <text:p>32.6147174170001</text:p>
          </table:table-cell>
          <table:table-cell office:value-type="float" office:value="75000" calcext:value-type="float">
            <text:p>75000</text:p>
          </table:table-cell>
          <table:table-cell office:value-type="float" office:value="122826.013606898" calcext:value-type="float">
            <text:p>122826.013606898</text:p>
          </table:table-cell>
          <table:table-cell office:value-type="float" office:value="0.207636412000284" calcext:value-type="float">
            <text:p>0.20763641200028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1733.6618569407" calcext:value-type="float">
            <text:p>71733.6618569407</text:p>
          </table:table-cell>
          <table:table-cell office:value-type="float" office:value="0.204411536999942" calcext:value-type="float">
            <text:p>0.204411536999942</text:p>
          </table:table-cell>
        </table:table-row>
        <table:table-row table:style-name="ro1">
          <table:table-cell office:value-type="float" office:value="32.8174947799998" calcext:value-type="float">
            <text:p>32.8174947799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6638.5276249366" calcext:value-type="float">
            <text:p>76638.5276249366</text:p>
          </table:table-cell>
          <table:table-cell office:value-type="float" office:value="0.204352497999935" calcext:value-type="float">
            <text:p>0.20435249799993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638.5276249366" calcext:value-type="float">
            <text:p>76638.5276249366</text:p>
          </table:table-cell>
          <table:table-cell office:value-type="float" office:value="0.204762071000005" calcext:value-type="float">
            <text:p>0.204762071000005</text:p>
          </table:table-cell>
        </table:table-row>
        <table:table-row table:style-name="ro1">
          <table:table-cell office:value-type="float" office:value="33.0203638029998" calcext:value-type="float">
            <text:p>33.0203638029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5412.3111829376" calcext:value-type="float">
            <text:p>75412.3111829376</text:p>
          </table:table-cell>
          <table:table-cell office:value-type="float" office:value="0.205585560000145" calcext:value-type="float">
            <text:p>0.20558556000014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412.3111829376" calcext:value-type="float">
            <text:p>75412.3111829376</text:p>
          </table:table-cell>
          <table:table-cell office:value-type="float" office:value="0.204651869000372" calcext:value-type="float">
            <text:p>0.204651869000372</text:p>
          </table:table-cell>
        </table:table-row>
        <table:table-row table:style-name="ro1">
          <table:table-cell office:value-type="float" office:value="33.2217196419997" calcext:value-type="float">
            <text:p>33.2217196419997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632.1867499755" calcext:value-type="float">
            <text:p>76632.1867499755</text:p>
          </table:table-cell>
          <table:table-cell office:value-type="float" office:value="0.20632502799981" calcext:value-type="float">
            <text:p>0.2063250279998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720.311249959" calcext:value-type="float">
            <text:p>127720.311249959</text:p>
          </table:table-cell>
          <table:table-cell office:value-type="float" office:value="0.204645759000414" calcext:value-type="float">
            <text:p>0.204645759000414</text:p>
          </table:table-cell>
        </table:table-row>
        <table:table-row table:style-name="ro1">
          <table:table-cell office:value-type="float" office:value="33.423766588" calcext:value-type="float">
            <text:p>33.423766588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0363.621321962" calcext:value-type="float">
            <text:p>120363.621321962</text:p>
          </table:table-cell>
          <table:table-cell office:value-type="float" office:value="0.287079876999997" calcext:value-type="float">
            <text:p>0.28707987699999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159.268823962" calcext:value-type="float">
            <text:p>120159.268823962</text:p>
          </table:table-cell>
          <table:table-cell office:value-type="float" office:value="0.204484138000225" calcext:value-type="float">
            <text:p>0.204484138000225</text:p>
          </table:table-cell>
        </table:table-row>
        <table:table-row table:style-name="ro1">
          <table:table-cell office:value-type="float" office:value="33.6254665299994" calcext:value-type="float">
            <text:p>33.6254665299994</text:p>
          </table:table-cell>
          <table:table-cell office:value-type="float" office:value="75000" calcext:value-type="float">
            <text:p>75000</text:p>
          </table:table-cell>
          <table:table-cell office:value-type="float" office:value="125063.72877596" calcext:value-type="float">
            <text:p>125063.72877596</text:p>
          </table:table-cell>
          <table:table-cell office:value-type="float" office:value="0.206280609000714" calcext:value-type="float">
            <text:p>0.2062806090007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79.9567739763" calcext:value-type="float">
            <text:p>74179.9567739763</text:p>
          </table:table-cell>
          <table:table-cell office:value-type="float" office:value="0.209908267999708" calcext:value-type="float">
            <text:p>0.209908267999708</text:p>
          </table:table-cell>
        </table:table-row>
        <table:table-row table:style-name="ro1">
          <table:table-cell office:value-type="float" office:value="33.8414435059995" calcext:value-type="float">
            <text:p>33.8414435059995</text:p>
          </table:table-cell>
          <table:table-cell office:value-type="float" office:value="75000" calcext:value-type="float">
            <text:p>75000</text:p>
          </table:table-cell>
          <table:table-cell office:value-type="float" office:value="75406.0717619759" calcext:value-type="float">
            <text:p>75406.0717619759</text:p>
          </table:table-cell>
          <table:table-cell office:value-type="float" office:value="0.216799864999302" calcext:value-type="float">
            <text:p>0.21679986499930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406.0717619759" calcext:value-type="float">
            <text:p>75406.0717619759</text:p>
          </table:table-cell>
          <table:table-cell office:value-type="float" office:value="0.204304404999675" calcext:value-type="float">
            <text:p>0.204304404999675</text:p>
          </table:table-cell>
        </table:table-row>
        <table:table-row table:style-name="ro1">
          <table:table-cell office:value-type="float" office:value="34.0447570749993" calcext:value-type="float">
            <text:p>34.0447570749993</text:p>
          </table:table-cell>
          <table:table-cell office:value-type="float" office:value="75000" calcext:value-type="float">
            <text:p>75000</text:p>
          </table:table-cell>
          <table:table-cell office:value-type="float" office:value="75406.0717619759" calcext:value-type="float">
            <text:p>75406.0717619759</text:p>
          </table:table-cell>
          <table:table-cell office:value-type="float" office:value="0.206361098999878" calcext:value-type="float">
            <text:p>0.2063610989998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406.0717619759" calcext:value-type="float">
            <text:p>75406.0717619759</text:p>
          </table:table-cell>
          <table:table-cell office:value-type="float" office:value="0.204002092000337" calcext:value-type="float">
            <text:p>0.204002092000337</text:p>
          </table:table-cell>
        </table:table-row>
        <table:table-row table:style-name="ro1">
          <table:table-cell office:value-type="float" office:value="34.2477523609996" calcext:value-type="float">
            <text:p>34.2477523609996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632.1867499755" calcext:value-type="float">
            <text:p>76632.1867499755</text:p>
          </table:table-cell>
          <table:table-cell office:value-type="float" office:value="0.204094746999544" calcext:value-type="float">
            <text:p>0.20409474699954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720.311249959" calcext:value-type="float">
            <text:p>127720.311249959</text:p>
          </table:table-cell>
          <table:table-cell office:value-type="float" office:value="0.204619940000157" calcext:value-type="float">
            <text:p>0.204619940000157</text:p>
          </table:table-cell>
        </table:table-row>
        <table:table-row table:style-name="ro1">
          <table:table-cell office:value-type="float" office:value="34.4609010599997" calcext:value-type="float">
            <text:p>34.4609010599997</text:p>
          </table:table-cell>
          <table:table-cell office:value-type="float" office:value="125000" calcext:value-type="float">
            <text:p>125000</text:p>
          </table:table-cell>
          <table:table-cell office:value-type="float" office:value="112598.226397964" calcext:value-type="float">
            <text:p>112598.226397964</text:p>
          </table:table-cell>
          <table:table-cell office:value-type="float" office:value="0.295069408999552" calcext:value-type="float">
            <text:p>0.29506940899955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2598.226397964" calcext:value-type="float">
            <text:p>112598.226397964</text:p>
          </table:table-cell>
          <table:table-cell office:value-type="float" office:value="0.221096051999666" calcext:value-type="float">
            <text:p>0.221096051999666</text:p>
          </table:table-cell>
        </table:table-row>
        <table:table-row table:style-name="ro1">
          <table:table-cell office:value-type="float" office:value="34.6624614919992" calcext:value-type="float">
            <text:p>34.6624614919992</text:p>
          </table:table-cell>
          <table:table-cell office:value-type="float" office:value="75000" calcext:value-type="float">
            <text:p>75000</text:p>
          </table:table-cell>
          <table:table-cell office:value-type="float" office:value="127559.216874715" calcext:value-type="float">
            <text:p>127559.216874715</text:p>
          </table:table-cell>
          <table:table-cell office:value-type="float" office:value="0.204751623999982" calcext:value-type="float">
            <text:p>0.20475162399998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35.5301248292" calcext:value-type="float">
            <text:p>76535.5301248292</text:p>
          </table:table-cell>
          <table:table-cell office:value-type="float" office:value="0.204814122000244" calcext:value-type="float">
            <text:p>0.204814122000244</text:p>
          </table:table-cell>
        </table:table-row>
        <table:table-row table:style-name="ro1">
          <table:table-cell office:value-type="float" office:value="34.872389268" calcext:value-type="float">
            <text:p>34.872389268</text:p>
          </table:table-cell>
          <table:table-cell office:value-type="float" office:value="75000" calcext:value-type="float">
            <text:p>75000</text:p>
          </table:table-cell>
          <table:table-cell office:value-type="float" office:value="76535.5301248292" calcext:value-type="float">
            <text:p>76535.5301248292</text:p>
          </table:table-cell>
          <table:table-cell office:value-type="float" office:value="0.204415750999942" calcext:value-type="float">
            <text:p>0.20441575099994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35.5301248292" calcext:value-type="float">
            <text:p>76535.5301248292</text:p>
          </table:table-cell>
          <table:table-cell office:value-type="float" office:value="0.205221586999869" calcext:value-type="float">
            <text:p>0.205221586999869</text:p>
          </table:table-cell>
        </table:table-row>
        <table:table-row table:style-name="ro1">
          <table:table-cell office:value-type="float" office:value="35.0790334609992" calcext:value-type="float">
            <text:p>35.0790334609992</text:p>
          </table:table-cell>
          <table:table-cell office:value-type="float" office:value="75000" calcext:value-type="float">
            <text:p>75000</text:p>
          </table:table-cell>
          <table:table-cell office:value-type="float" office:value="75310.9616428319" calcext:value-type="float">
            <text:p>75310.9616428319</text:p>
          </table:table-cell>
          <table:table-cell office:value-type="float" office:value="0.220853806999912" calcext:value-type="float">
            <text:p>0.2208538069999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10.9616428319" calcext:value-type="float">
            <text:p>75310.9616428319</text:p>
          </table:table-cell>
          <table:table-cell office:value-type="float" office:value="0.206812684000397" calcext:value-type="float">
            <text:p>0.206812684000397</text:p>
          </table:table-cell>
        </table:table-row>
        <table:table-row table:style-name="ro1">
          <table:table-cell office:value-type="float" office:value="35.2883390819998" calcext:value-type="float">
            <text:p>35.2883390819998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331.4353778296" calcext:value-type="float">
            <text:p>76331.4353778296</text:p>
          </table:table-cell>
          <table:table-cell office:value-type="float" office:value="0.209432871999525" calcext:value-type="float">
            <text:p>0.2094328719995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355.122127716" calcext:value-type="float">
            <text:p>127355.122127716</text:p>
          </table:table-cell>
          <table:table-cell office:value-type="float" office:value="0.205326197000431" calcext:value-type="float">
            <text:p>0.205326197000431</text:p>
          </table:table-cell>
        </table:table-row>
        <table:table-row table:style-name="ro1">
          <table:table-cell office:value-type="float" office:value="35.4906774819992" calcext:value-type="float">
            <text:p>35.4906774819992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7559.216874715" calcext:value-type="float">
            <text:p>127559.216874715</text:p>
          </table:table-cell>
          <table:table-cell office:value-type="float" office:value="0.28533108099964" calcext:value-type="float">
            <text:p>0.285331080999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559.216874715" calcext:value-type="float">
            <text:p>127559.216874715</text:p>
          </table:table-cell>
          <table:table-cell office:value-type="float" office:value="0.204839292999168" calcext:value-type="float">
            <text:p>0.204839292999168</text:p>
          </table:table-cell>
        </table:table-row>
        <table:table-row table:style-name="ro1">
          <table:table-cell office:value-type="float" office:value="35.6983054059992" calcext:value-type="float">
            <text:p>35.6983054059992</text:p>
          </table:table-cell>
          <table:table-cell office:value-type="float" office:value="75000" calcext:value-type="float">
            <text:p>75000</text:p>
          </table:table-cell>
          <table:table-cell office:value-type="float" office:value="116538.10053674" calcext:value-type="float">
            <text:p>116538.10053674</text:p>
          </table:table-cell>
          <table:table-cell office:value-type="float" office:value="0.225656155999786" calcext:value-type="float">
            <text:p>0.22565615599978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5514.4137868538" calcext:value-type="float">
            <text:p>65514.4137868538</text:p>
          </table:table-cell>
          <table:table-cell office:value-type="float" office:value="0.20565192200047" calcext:value-type="float">
            <text:p>0.20565192200047</text:p>
          </table:table-cell>
        </table:table-row>
        <table:table-row table:style-name="ro1">
          <table:table-cell office:value-type="float" office:value="35.899608746" calcext:value-type="float">
            <text:p>35.899608746</text:p>
          </table:table-cell>
          <table:table-cell office:value-type="float" office:value="75000" calcext:value-type="float">
            <text:p>75000</text:p>
          </table:table-cell>
          <table:table-cell office:value-type="float" office:value="75310.9616428319" calcext:value-type="float">
            <text:p>75310.9616428319</text:p>
          </table:table-cell>
          <table:table-cell office:value-type="float" office:value="0.204535892000422" calcext:value-type="float">
            <text:p>0.2045358920004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10.9616428319" calcext:value-type="float">
            <text:p>75310.9616428319</text:p>
          </table:table-cell>
          <table:table-cell office:value-type="float" office:value="0.216214768999635" calcext:value-type="float">
            <text:p>0.216214768999635</text:p>
          </table:table-cell>
        </table:table-row>
        <table:table-row table:style-name="ro1">
          <table:table-cell office:value-type="float" office:value="36.1019221159995" calcext:value-type="float">
            <text:p>36.1019221159995</text:p>
          </table:table-cell>
          <table:table-cell office:value-type="float" office:value="75000" calcext:value-type="float">
            <text:p>75000</text:p>
          </table:table-cell>
          <table:table-cell office:value-type="float" office:value="76535.5301248292" calcext:value-type="float">
            <text:p>76535.5301248292</text:p>
          </table:table-cell>
          <table:table-cell office:value-type="float" office:value="0.204346000999976" calcext:value-type="float">
            <text:p>0.20434600099997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35.5301248292" calcext:value-type="float">
            <text:p>76535.5301248292</text:p>
          </table:table-cell>
          <table:table-cell office:value-type="float" office:value="0.206045496000115" calcext:value-type="float">
            <text:p>0.206045496000115</text:p>
          </table:table-cell>
        </table:table-row>
        <table:table-row table:style-name="ro1">
          <table:table-cell office:value-type="float" office:value="36.3043138179992" calcext:value-type="float">
            <text:p>36.3043138179992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535.5301248292" calcext:value-type="float">
            <text:p>76535.5301248292</text:p>
          </table:table-cell>
          <table:table-cell office:value-type="float" office:value="0.204312341000332" calcext:value-type="float">
            <text:p>0.2043123410003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559.216874715" calcext:value-type="float">
            <text:p>127559.216874715</text:p>
          </table:table-cell>
          <table:table-cell office:value-type="float" office:value="0.204162975000145" calcext:value-type="float">
            <text:p>0.204162975000145</text:p>
          </table:table-cell>
        </table:table-row>
        <table:table-row table:style-name="ro1">
          <table:table-cell office:value-type="float" office:value="36.5071572639999" calcext:value-type="float">
            <text:p>36.5071572639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0211.805982732" calcext:value-type="float">
            <text:p>120211.805982732</text:p>
          </table:table-cell>
          <table:table-cell office:value-type="float" office:value="0.215435023999817" calcext:value-type="float">
            <text:p>0.2154350239998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211.805982732" calcext:value-type="float">
            <text:p>120211.805982732</text:p>
          </table:table-cell>
          <table:table-cell office:value-type="float" office:value="0.203959702999782" calcext:value-type="float">
            <text:p>0.203959702999782</text:p>
          </table:table-cell>
        </table:table-row>
        <table:table-row table:style-name="ro1">
          <table:table-cell office:value-type="float" office:value="36.7101720619994" calcext:value-type="float">
            <text:p>36.7101720619994</text:p>
          </table:table-cell>
          <table:table-cell office:value-type="float" office:value="75000" calcext:value-type="float">
            <text:p>75000</text:p>
          </table:table-cell>
          <table:table-cell office:value-type="float" office:value="123477.321934724" calcext:value-type="float">
            <text:p>123477.321934724</text:p>
          </table:table-cell>
          <table:table-cell office:value-type="float" office:value="0.208487284000512" calcext:value-type="float">
            <text:p>0.2084872840005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453.6351848383" calcext:value-type="float">
            <text:p>72453.6351848383</text:p>
          </table:table-cell>
          <table:table-cell office:value-type="float" office:value="0.234819025000434" calcext:value-type="float">
            <text:p>0.234819025000434</text:p>
          </table:table-cell>
        </table:table-row>
        <table:table-row table:style-name="ro1">
          <table:table-cell office:value-type="float" office:value="36.9122045999993" calcext:value-type="float">
            <text:p>36.9122045999993</text:p>
          </table:table-cell>
          <table:table-cell office:value-type="float" office:value="75000" calcext:value-type="float">
            <text:p>75000</text:p>
          </table:table-cell>
          <table:table-cell office:value-type="float" office:value="75310.9616428319" calcext:value-type="float">
            <text:p>75310.9616428319</text:p>
          </table:table-cell>
          <table:table-cell office:value-type="float" office:value="0.204425152000113" calcext:value-type="float">
            <text:p>0.20442515200011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10.9616428319" calcext:value-type="float">
            <text:p>75310.9616428319</text:p>
          </table:table-cell>
          <table:table-cell office:value-type="float" office:value="0.204924634000236" calcext:value-type="float">
            <text:p>0.204924634000236</text:p>
          </table:table-cell>
        </table:table-row>
        <table:table-row table:style-name="ro1">
          <table:table-cell office:value-type="float" office:value="37.1144712299993" calcext:value-type="float">
            <text:p>37.1144712299993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310.9616428319" calcext:value-type="float">
            <text:p>75310.9616428319</text:p>
          </table:table-cell>
          <table:table-cell office:value-type="float" office:value="0.205484434000027" calcext:value-type="float">
            <text:p>0.20548443400002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334.648392718" calcext:value-type="float">
            <text:p>126334.648392718</text:p>
          </table:table-cell>
          <table:table-cell office:value-type="float" office:value="0.237061520999305" calcext:value-type="float">
            <text:p>0.237061520999305</text:p>
          </table:table-cell>
        </table:table-row>
        <table:table-row table:style-name="ro1">
          <table:table-cell office:value-type="float" office:value="37.3160815449992" calcext:value-type="float">
            <text:p>37.3160815449992</text:p>
          </table:table-cell>
          <table:table-cell office:value-type="float" office:value="125000" calcext:value-type="float">
            <text:p>125000</text:p>
          </table:table-cell>
          <table:table-cell office:value-type="float" office:value="70616.7824618424" calcext:value-type="float">
            <text:p>70616.7824618424</text:p>
          </table:table-cell>
          <table:table-cell office:value-type="float" office:value="0.253639732000011" calcext:value-type="float">
            <text:p>0.2536397320000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616.7824618424" calcext:value-type="float">
            <text:p>70616.7824618424</text:p>
          </table:table-cell>
          <table:table-cell office:value-type="float" office:value="0.2063983500002" calcext:value-type="float">
            <text:p>0.2063983500002</text:p>
          </table:table-cell>
        </table:table-row>
        <table:table-row table:style-name="ro1">
          <table:table-cell office:value-type="float" office:value="37.5180793330001" calcext:value-type="float">
            <text:p>37.5180793330001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885.511428723" calcext:value-type="float">
            <text:p>123885.511428723</text:p>
          </table:table-cell>
          <table:table-cell office:value-type="float" office:value="0.208141630000682" calcext:value-type="float">
            <text:p>0.20814163000068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885.511428723" calcext:value-type="float">
            <text:p>123885.511428723</text:p>
          </table:table-cell>
          <table:table-cell office:value-type="float" office:value="0.205281997999919" calcext:value-type="float">
            <text:p>0.205281997999919</text:p>
          </table:table-cell>
        </table:table-row>
        <table:table-row table:style-name="ro1">
          <table:table-cell office:value-type="float" office:value="37.7209691499993" calcext:value-type="float">
            <text:p>37.7209691499993</text:p>
          </table:table-cell>
          <table:table-cell office:value-type="float" office:value="75000" calcext:value-type="float">
            <text:p>75000</text:p>
          </table:table-cell>
          <table:table-cell office:value-type="float" office:value="122791.716941199" calcext:value-type="float">
            <text:p>122791.716941199</text:p>
          </table:table-cell>
          <table:table-cell office:value-type="float" office:value="0.208780136999849" calcext:value-type="float">
            <text:p>0.20878013699984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1713.6316911165" calcext:value-type="float">
            <text:p>71713.6316911165</text:p>
          </table:table-cell>
          <table:table-cell office:value-type="float" office:value="0.206736753999394" calcext:value-type="float">
            <text:p>0.206736753999394</text:p>
          </table:table-cell>
        </table:table-row>
        <table:table-row table:style-name="ro1">
          <table:table-cell office:value-type="float" office:value="37.9226802159992" calcext:value-type="float">
            <text:p>37.9226802159992</text:p>
          </table:table-cell>
          <table:table-cell office:value-type="float" office:value="75000" calcext:value-type="float">
            <text:p>75000</text:p>
          </table:table-cell>
          <table:table-cell office:value-type="float" office:value="74165.3797831204" calcext:value-type="float">
            <text:p>74165.3797831204</text:p>
          </table:table-cell>
          <table:table-cell office:value-type="float" office:value="0.20501566799976" calcext:value-type="float">
            <text:p>0.2050156679997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939.5057371185" calcext:value-type="float">
            <text:p>72939.5057371185</text:p>
          </table:table-cell>
          <table:table-cell office:value-type="float" office:value="0.204973015000178" calcext:value-type="float">
            <text:p>0.204973015000178</text:p>
          </table:table-cell>
        </table:table-row>
        <table:table-row table:style-name="ro1">
          <table:table-cell office:value-type="float" office:value="38.1246404240001" calcext:value-type="float">
            <text:p>38.1246404240001</text:p>
          </table:table-cell>
          <table:table-cell office:value-type="float" office:value="125000" calcext:value-type="float">
            <text:p>125000</text:p>
          </table:table-cell>
          <table:table-cell office:value-type="float" office:value="71713.6316911165" calcext:value-type="float">
            <text:p>71713.6316911165</text:p>
          </table:table-cell>
          <table:table-cell office:value-type="float" office:value="0.206547105000027" calcext:value-type="float">
            <text:p>0.20654710500002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608.966305201" calcext:value-type="float">
            <text:p>123608.966305201</text:p>
          </table:table-cell>
          <table:table-cell office:value-type="float" office:value="0.205462600999454" calcext:value-type="float">
            <text:p>0.205462600999454</text:p>
          </table:table-cell>
        </table:table-row>
        <table:table-row table:style-name="ro1">
          <table:table-cell office:value-type="float" office:value="38.326697554" calcext:value-type="float">
            <text:p>38.326697554</text:p>
          </table:table-cell>
          <table:table-cell office:value-type="float" office:value="125000" calcext:value-type="float">
            <text:p>125000</text:p>
          </table:table-cell>
          <table:table-cell office:value-type="float" office:value="78251.6266031271" calcext:value-type="float">
            <text:p>78251.6266031271</text:p>
          </table:table-cell>
          <table:table-cell office:value-type="float" office:value="0.258093958000245" calcext:value-type="float">
            <text:p>0.25809395800024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8660.2512851277" calcext:value-type="float">
            <text:p>78660.2512851277</text:p>
          </table:table-cell>
          <table:table-cell office:value-type="float" office:value="0.206126907999533" calcext:value-type="float">
            <text:p>0.206126907999533</text:p>
          </table:table-cell>
        </table:table-row>
        <table:table-row table:style-name="ro1">
          <table:table-cell office:value-type="float" office:value="38.5382294499996" calcext:value-type="float">
            <text:p>38.5382294499996</text:p>
          </table:table-cell>
          <table:table-cell office:value-type="float" office:value="125000" calcext:value-type="float">
            <text:p>125000</text:p>
          </table:table-cell>
          <table:table-cell office:value-type="float" office:value="116662.346711189" calcext:value-type="float">
            <text:p>116662.346711189</text:p>
          </table:table-cell>
          <table:table-cell office:value-type="float" office:value="0.219392524999421" calcext:value-type="float">
            <text:p>0.21939252499942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6662.346711189" calcext:value-type="float">
            <text:p>116662.346711189</text:p>
          </table:table-cell>
          <table:table-cell office:value-type="float" office:value="0.204121645999294" calcext:value-type="float">
            <text:p>0.204121645999294</text:p>
          </table:table-cell>
        </table:table-row>
        <table:table-row table:style-name="ro1">
          <table:table-cell office:value-type="float" office:value="38.740902386" calcext:value-type="float">
            <text:p>38.740902386</text:p>
          </table:table-cell>
          <table:table-cell office:value-type="float" office:value="75000" calcext:value-type="float">
            <text:p>75000</text:p>
          </table:table-cell>
          <table:table-cell office:value-type="float" office:value="127695.213125207" calcext:value-type="float">
            <text:p>127695.213125207</text:p>
          </table:table-cell>
          <table:table-cell office:value-type="float" office:value="0.204897657999936" calcext:value-type="float">
            <text:p>0.20489765799993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617.1278751244" calcext:value-type="float">
            <text:p>76617.1278751244</text:p>
          </table:table-cell>
          <table:table-cell office:value-type="float" office:value="0.204831252999611" calcext:value-type="float">
            <text:p>0.204831252999611</text:p>
          </table:table-cell>
        </table:table-row>
        <table:table-row table:style-name="ro1">
          <table:table-cell office:value-type="float" office:value="38.9428454239996" calcext:value-type="float">
            <text:p>38.9428454239996</text:p>
          </table:table-cell>
          <table:table-cell office:value-type="float" office:value="75000" calcext:value-type="float">
            <text:p>75000</text:p>
          </table:table-cell>
          <table:table-cell office:value-type="float" office:value="71713.6316911165" calcext:value-type="float">
            <text:p>71713.6316911165</text:p>
          </table:table-cell>
          <table:table-cell office:value-type="float" office:value="0.214387664000242" calcext:value-type="float">
            <text:p>0.21438766400024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487.7576451145" calcext:value-type="float">
            <text:p>70487.7576451145</text:p>
          </table:table-cell>
          <table:table-cell office:value-type="float" office:value="0.204338438000377" calcext:value-type="float">
            <text:p>0.204338438000377</text:p>
          </table:table-cell>
        </table:table-row>
        <table:table-row table:style-name="ro1">
          <table:table-cell office:value-type="float" office:value="39.1455958409997" calcext:value-type="float">
            <text:p>39.1455958409997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165.3797831204" calcext:value-type="float">
            <text:p>74165.3797831204</text:p>
          </table:table-cell>
          <table:table-cell office:value-type="float" office:value="0.204435754999395" calcext:value-type="float">
            <text:p>0.20443575499939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469.339079205" calcext:value-type="float">
            <text:p>126469.339079205</text:p>
          </table:table-cell>
          <table:table-cell office:value-type="float" office:value="0.204226177000237" calcext:value-type="float">
            <text:p>0.204226177000237</text:p>
          </table:table-cell>
        </table:table-row>
        <table:table-row table:style-name="ro1">
          <table:table-cell office:value-type="float" office:value="39.3472253370001" calcext:value-type="float">
            <text:p>39.3472253370001</text:p>
          </table:table-cell>
          <table:table-cell office:value-type="float" office:value="125000" calcext:value-type="float">
            <text:p>125000</text:p>
          </table:table-cell>
          <table:table-cell office:value-type="float" office:value="78047.3142621268" calcext:value-type="float">
            <text:p>78047.3142621268</text:p>
          </table:table-cell>
          <table:table-cell office:value-type="float" office:value="0.260287361000337" calcext:value-type="float">
            <text:p>0.26028736100033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8047.3142621268" calcext:value-type="float">
            <text:p>78047.3142621268</text:p>
          </table:table-cell>
          <table:table-cell office:value-type="float" office:value="0.204566661000172" calcext:value-type="float">
            <text:p>0.204566661000172</text:p>
          </table:table-cell>
        </table:table-row>
        <table:table-row table:style-name="ro1">
          <table:table-cell office:value-type="float" office:value="39.5490369649997" calcext:value-type="float">
            <text:p>39.5490369649997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4017.590987201" calcext:value-type="float">
            <text:p>124017.590987201</text:p>
          </table:table-cell>
          <table:table-cell office:value-type="float" office:value="0.207443905000218" calcext:value-type="float">
            <text:p>0.2074439050002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4017.590987201" calcext:value-type="float">
            <text:p>124017.590987201</text:p>
          </table:table-cell>
          <table:table-cell office:value-type="float" office:value="0.206010217000767" calcext:value-type="float">
            <text:p>0.206010217000767</text:p>
          </table:table-cell>
        </table:table-row>
        <table:table-row table:style-name="ro1">
          <table:table-cell office:value-type="float" office:value="39.7511756269996" calcext:value-type="float">
            <text:p>39.7511756269996</text:p>
          </table:table-cell>
          <table:table-cell office:value-type="float" office:value="75000" calcext:value-type="float">
            <text:p>75000</text:p>
          </table:table-cell>
          <table:table-cell office:value-type="float" office:value="124086.067264068" calcext:value-type="float">
            <text:p>124086.067264068</text:p>
          </table:table-cell>
          <table:table-cell office:value-type="float" office:value="0.207127511999715" calcext:value-type="float">
            <text:p>0.2071275119997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979.7792640402" calcext:value-type="float">
            <text:p>72979.7792640402</text:p>
          </table:table-cell>
          <table:table-cell office:value-type="float" office:value="0.204979006000031" calcext:value-type="float">
            <text:p>0.204979006000031</text:p>
          </table:table-cell>
        </table:table-row>
        <table:table-row table:style-name="ro1">
          <table:table-cell office:value-type="float" office:value="39.9540831759996" calcext:value-type="float">
            <text:p>39.9540831759996</text:p>
          </table:table-cell>
          <table:table-cell office:value-type="float" office:value="75000" calcext:value-type="float">
            <text:p>75000</text:p>
          </table:table-cell>
          <table:table-cell office:value-type="float" office:value="75432.8810880415" calcext:value-type="float">
            <text:p>75432.8810880415</text:p>
          </table:table-cell>
          <table:table-cell office:value-type="float" office:value="0.205171431999588" calcext:value-type="float">
            <text:p>0.2051714319995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979.7792640402" calcext:value-type="float">
            <text:p>72979.7792640402</text:p>
          </table:table-cell>
          <table:table-cell office:value-type="float" office:value="0.204336728999806" calcext:value-type="float">
            <text:p>0.204336728999806</text:p>
          </table:table-cell>
        </table:table-row>
        <table:table-row table:style-name="ro1">
          <table:table-cell office:value-type="float" office:value="40.1552213469995" calcext:value-type="float">
            <text:p>40.1552213469995</text:p>
          </table:table-cell>
          <table:table-cell office:value-type="float" office:value="125000" calcext:value-type="float">
            <text:p>125000</text:p>
          </table:table-cell>
          <table:table-cell office:value-type="float" office:value="70526.6774400388" calcext:value-type="float">
            <text:p>70526.6774400388</text:p>
          </table:table-cell>
          <table:table-cell office:value-type="float" office:value="0.204022280999197" calcext:value-type="float">
            <text:p>0.20402228099919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677.216960068" calcext:value-type="float">
            <text:p>123677.216960068</text:p>
          </table:table-cell>
          <table:table-cell office:value-type="float" office:value="0.20442439999988" calcext:value-type="float">
            <text:p>0.20442439999988</text:p>
          </table:table-cell>
        </table:table-row>
        <table:table-row table:style-name="ro1">
          <table:table-cell office:value-type="float" office:value="40.3568738849999" calcext:value-type="float">
            <text:p>40.3568738849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8296.413320767" calcext:value-type="float">
            <text:p>78296.413320767</text:p>
          </table:table-cell>
          <table:table-cell office:value-type="float" office:value="0.256121830000666" calcext:value-type="float">
            <text:p>0.25612183000066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8705.2848307658" calcext:value-type="float">
            <text:p>78705.2848307658</text:p>
          </table:table-cell>
          <table:table-cell office:value-type="float" office:value="0.204410268999709" calcext:value-type="float">
            <text:p>0.204410268999709</text:p>
          </table:table-cell>
        </table:table-row>
        <table:table-row table:style-name="ro1">
          <table:table-cell office:value-type="float" office:value="40.5583690899994" calcext:value-type="float">
            <text:p>40.5583690899994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841.524566513" calcext:value-type="float">
            <text:p>123841.524566513</text:p>
          </table:table-cell>
          <table:table-cell office:value-type="float" office:value="0.20648825599983" calcext:value-type="float">
            <text:p>0.2064882559998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841.524566513" calcext:value-type="float">
            <text:p>123841.524566513</text:p>
          </table:table-cell>
          <table:table-cell office:value-type="float" office:value="0.204122957000436" calcext:value-type="float">
            <text:p>0.204122957000436</text:p>
          </table:table-cell>
        </table:table-row>
        <table:table-row table:style-name="ro1">
          <table:table-cell office:value-type="float" office:value="40.7603644609999" calcext:value-type="float">
            <text:p>40.760364460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3841.524566513" calcext:value-type="float">
            <text:p>123841.524566513</text:p>
          </table:table-cell>
          <table:table-cell office:value-type="float" office:value="0.206729289000577" calcext:value-type="float">
            <text:p>0.20672928900057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835.9543167135" calcext:value-type="float">
            <text:p>72835.9543167135</text:p>
          </table:table-cell>
          <table:table-cell office:value-type="float" office:value="0.204325829000481" calcext:value-type="float">
            <text:p>0.204325829000481</text:p>
          </table:table-cell>
        </table:table-row>
        <table:table-row table:style-name="ro1">
          <table:table-cell office:value-type="float" office:value="40.962866416" calcext:value-type="float">
            <text:p>40.962866416</text:p>
          </table:table-cell>
          <table:table-cell office:value-type="float" office:value="75000" calcext:value-type="float">
            <text:p>75000</text:p>
          </table:table-cell>
          <table:table-cell office:value-type="float" office:value="74060.0880027087" calcext:value-type="float">
            <text:p>74060.0880027087</text:p>
          </table:table-cell>
          <table:table-cell office:value-type="float" office:value="0.204794059000051" calcext:value-type="float">
            <text:p>0.20479405900005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835.9543167135" calcext:value-type="float">
            <text:p>72835.9543167135</text:p>
          </table:table-cell>
          <table:table-cell office:value-type="float" office:value="0.204144716999508" calcext:value-type="float">
            <text:p>0.204144716999508</text:p>
          </table:table-cell>
        </table:table-row>
        <table:table-row table:style-name="ro1">
          <table:table-cell office:value-type="float" office:value="41.166195881" calcext:value-type="float">
            <text:p>41.166195881</text:p>
          </table:table-cell>
          <table:table-cell office:value-type="float" office:value="125000" calcext:value-type="float">
            <text:p>125000</text:p>
          </table:table-cell>
          <table:table-cell office:value-type="float" office:value="72835.9543167135" calcext:value-type="float">
            <text:p>72835.9543167135</text:p>
          </table:table-cell>
          <table:table-cell office:value-type="float" office:value="0.207795799999985" calcext:value-type="float">
            <text:p>0.20779579999998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065.658252508" calcext:value-type="float">
            <text:p>125065.658252508</text:p>
          </table:table-cell>
          <table:table-cell office:value-type="float" office:value="0.209136561999912" calcext:value-type="float">
            <text:p>0.209136561999912</text:p>
          </table:table-cell>
        </table:table-row>
        <table:table-row table:style-name="ro1">
          <table:table-cell office:value-type="float" office:value="41.3676101069996" calcext:value-type="float">
            <text:p>41.3676101069996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304.3330936998" calcext:value-type="float">
            <text:p>76304.3330936998</text:p>
          </table:table-cell>
          <table:table-cell office:value-type="float" office:value="0.26177559900043" calcext:value-type="float">
            <text:p>0.2617755990004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304.3330936998" calcext:value-type="float">
            <text:p>76304.3330936998</text:p>
          </table:table-cell>
          <table:table-cell office:value-type="float" office:value="0.221877484000288" calcext:value-type="float">
            <text:p>0.221877484000288</text:p>
          </table:table-cell>
        </table:table-row>
        <table:table-row table:style-name="ro1">
          <table:table-cell office:value-type="float" office:value="41.570000572" calcext:value-type="float">
            <text:p>41.570000572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5065.658252508" calcext:value-type="float">
            <text:p>125065.658252508</text:p>
          </table:table-cell>
          <table:table-cell office:value-type="float" office:value="0.207204404000549" calcext:value-type="float">
            <text:p>0.20720440400054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065.658252508" calcext:value-type="float">
            <text:p>125065.658252508</text:p>
          </table:table-cell>
          <table:table-cell office:value-type="float" office:value="0.205075427999873" calcext:value-type="float">
            <text:p>0.205075427999873</text:p>
          </table:table-cell>
        </table:table-row>
        <table:table-row table:style-name="ro1">
          <table:table-cell office:value-type="float" office:value="41.7723937069995" calcext:value-type="float">
            <text:p>41.7723937069995</text:p>
          </table:table-cell>
          <table:table-cell office:value-type="float" office:value="75000" calcext:value-type="float">
            <text:p>75000</text:p>
          </table:table-cell>
          <table:table-cell office:value-type="float" office:value="123841.524566513" calcext:value-type="float">
            <text:p>123841.524566513</text:p>
          </table:table-cell>
          <table:table-cell office:value-type="float" office:value="0.20694376099982" calcext:value-type="float">
            <text:p>0.2069437609998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835.9543167135" calcext:value-type="float">
            <text:p>72835.9543167135</text:p>
          </table:table-cell>
          <table:table-cell office:value-type="float" office:value="0.204483980999612" calcext:value-type="float">
            <text:p>0.204483980999612</text:p>
          </table:table-cell>
        </table:table-row>
        <table:table-row table:style-name="ro1">
          <table:table-cell office:value-type="float" office:value="41.9745934909997" calcext:value-type="float">
            <text:p>41.9745934909997</text:p>
          </table:table-cell>
          <table:table-cell office:value-type="float" office:value="75000" calcext:value-type="float">
            <text:p>75000</text:p>
          </table:table-cell>
          <table:table-cell office:value-type="float" office:value="75284.2216887038" calcext:value-type="float">
            <text:p>75284.2216887038</text:p>
          </table:table-cell>
          <table:table-cell office:value-type="float" office:value="0.20487268999932" calcext:value-type="float">
            <text:p>0.204872689999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284.2216887038" calcext:value-type="float">
            <text:p>75284.2216887038</text:p>
          </table:table-cell>
          <table:table-cell office:value-type="float" office:value="0.204109586999948" calcext:value-type="float">
            <text:p>0.204109586999948</text:p>
          </table:table-cell>
        </table:table-row>
        <table:table-row table:style-name="ro1">
          <table:table-cell office:value-type="float" office:value="42.1772714499994" calcext:value-type="float">
            <text:p>42.1772714499994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284.2216887038" calcext:value-type="float">
            <text:p>75284.2216887038</text:p>
          </table:table-cell>
          <table:table-cell office:value-type="float" office:value="0.204756470000575" calcext:value-type="float">
            <text:p>0.20475647000057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289.791938503" calcext:value-type="float">
            <text:p>126289.791938503</text:p>
          </table:table-cell>
          <table:table-cell office:value-type="float" office:value="0.204158606999954" calcext:value-type="float">
            <text:p>0.204158606999954</text:p>
          </table:table-cell>
        </table:table-row>
        <table:table-row table:style-name="ro1">
          <table:table-cell office:value-type="float" office:value="42.3796053649994" calcext:value-type="float">
            <text:p>42.3796053649994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876.1771267054" calcext:value-type="float">
            <text:p>74876.1771267054</text:p>
          </table:table-cell>
          <table:table-cell office:value-type="float" office:value="0.259528417000183" calcext:value-type="float">
            <text:p>0.25952841700018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876.1771267054" calcext:value-type="float">
            <text:p>74876.1771267054</text:p>
          </table:table-cell>
          <table:table-cell office:value-type="float" office:value="0.204358959999809" calcext:value-type="float">
            <text:p>0.204358959999809</text:p>
          </table:table-cell>
        </table:table-row>
        <table:table-row table:style-name="ro1">
          <table:table-cell office:value-type="float" office:value="42.5819363410001" calcext:value-type="float">
            <text:p>42.5819363410001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841.524566513" calcext:value-type="float">
            <text:p>123841.524566513</text:p>
          </table:table-cell>
          <table:table-cell office:value-type="float" office:value="0.208463248000044" calcext:value-type="float">
            <text:p>0.20846324800004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841.524566513" calcext:value-type="float">
            <text:p>123841.524566513</text:p>
          </table:table-cell>
          <table:table-cell office:value-type="float" office:value="0.204125737999675" calcext:value-type="float">
            <text:p>0.204125737999675</text:p>
          </table:table-cell>
        </table:table-row>
        <table:table-row table:style-name="ro1">
          <table:table-cell office:value-type="float" office:value="42.7852414259996" calcext:value-type="float">
            <text:p>42.7852414259996</text:p>
          </table:table-cell>
          <table:table-cell office:value-type="float" office:value="75000" calcext:value-type="float">
            <text:p>75000</text:p>
          </table:table-cell>
          <table:table-cell office:value-type="float" office:value="121393.257194522" calcext:value-type="float">
            <text:p>121393.257194522</text:p>
          </table:table-cell>
          <table:table-cell office:value-type="float" office:value="0.215283866999926" calcext:value-type="float">
            <text:p>0.21528386699992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387.6869447231" calcext:value-type="float">
            <text:p>70387.6869447231</text:p>
          </table:table-cell>
          <table:table-cell office:value-type="float" office:value="0.203075566000734" calcext:value-type="float">
            <text:p>0.203075566000734</text:p>
          </table:table-cell>
        </table:table-row>
        <table:table-row table:style-name="ro1">
          <table:table-cell office:value-type="float" office:value="42.9875066309996" calcext:value-type="float">
            <text:p>42.9875066309996</text:p>
          </table:table-cell>
          <table:table-cell office:value-type="float" office:value="75000" calcext:value-type="float">
            <text:p>75000</text:p>
          </table:table-cell>
          <table:table-cell office:value-type="float" office:value="75284.2216887038" calcext:value-type="float">
            <text:p>75284.2216887038</text:p>
          </table:table-cell>
          <table:table-cell office:value-type="float" office:value="0.204180435000126" calcext:value-type="float">
            <text:p>0.20418043500012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284.2216887038" calcext:value-type="float">
            <text:p>75284.2216887038</text:p>
          </table:table-cell>
          <table:table-cell office:value-type="float" office:value="0.204550712000128" calcext:value-type="float">
            <text:p>0.204550712000128</text:p>
          </table:table-cell>
        </table:table-row>
        <table:table-row table:style-name="ro1">
          <table:table-cell office:value-type="float" office:value="43.1887777969996" calcext:value-type="float">
            <text:p>43.1887777969996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284.2216887038" calcext:value-type="float">
            <text:p>75284.2216887038</text:p>
          </table:table-cell>
          <table:table-cell office:value-type="float" office:value="0.204090164000263" calcext:value-type="float">
            <text:p>0.20409016400026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373.145789526" calcext:value-type="float">
            <text:p>120373.145789526</text:p>
          </table:table-cell>
          <table:table-cell office:value-type="float" office:value="0.20440304099975" calcext:value-type="float">
            <text:p>0.20440304099975</text:p>
          </table:table-cell>
        </table:table-row>
        <table:table-row table:style-name="ro1">
          <table:table-cell office:value-type="float" office:value="43.3912699140001" calcext:value-type="float">
            <text:p>43.3912699140001</text:p>
          </table:table-cell>
          <table:table-cell office:value-type="float" office:value="125000" calcext:value-type="float">
            <text:p>125000</text:p>
          </table:table-cell>
          <table:table-cell office:value-type="float" office:value="60390.5951757624" calcext:value-type="float">
            <text:p>60390.5951757624</text:p>
          </table:table-cell>
          <table:table-cell office:value-type="float" office:value="0.265655179999158" calcext:value-type="float">
            <text:p>0.2656551799991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307.2413247392" calcext:value-type="float">
            <text:p>66307.2413247392</text:p>
          </table:table-cell>
          <table:table-cell office:value-type="float" office:value="0.204018937000001" calcext:value-type="float">
            <text:p>0.204018937000001</text:p>
          </table:table-cell>
        </table:table-row>
        <table:table-row table:style-name="ro1">
          <table:table-cell office:value-type="float" office:value="43.5930904950001" calcext:value-type="float">
            <text:p>43.5930904950001</text:p>
          </table:table-cell>
          <table:table-cell office:value-type="float" office:value="75000" calcext:value-type="float">
            <text:p>75000</text:p>
          </table:table-cell>
          <table:table-cell office:value-type="float" office:value="123882.72954816" calcext:value-type="float">
            <text:p>123882.72954816</text:p>
          </table:table-cell>
          <table:table-cell office:value-type="float" office:value="0.206579968999904" calcext:value-type="float">
            <text:p>0.20657996899990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860.1885480939" calcext:value-type="float">
            <text:p>72860.1885480939</text:p>
          </table:table-cell>
          <table:table-cell office:value-type="float" office:value="0.2058075369996" calcext:value-type="float">
            <text:p>0.2058075369996</text:p>
          </table:table-cell>
        </table:table-row>
        <table:table-row table:style-name="ro1">
          <table:table-cell office:value-type="float" office:value="43.795657144" calcext:value-type="float">
            <text:p>43.795657144</text:p>
          </table:table-cell>
          <table:table-cell office:value-type="float" office:value="75000" calcext:value-type="float">
            <text:p>75000</text:p>
          </table:table-cell>
          <table:table-cell office:value-type="float" office:value="75309.2705160971" calcext:value-type="float">
            <text:p>75309.2705160971</text:p>
          </table:table-cell>
          <table:table-cell office:value-type="float" office:value="0.203372416999628" calcext:value-type="float">
            <text:p>0.2033724169996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09.2705160971" calcext:value-type="float">
            <text:p>75309.2705160971</text:p>
          </table:table-cell>
          <table:table-cell office:value-type="float" office:value="0.20647817400004" calcext:value-type="float">
            <text:p>0.20647817400004</text:p>
          </table:table-cell>
        </table:table-row>
        <table:table-row table:style-name="ro1">
          <table:table-cell office:value-type="float" office:value="43.9978680589993" calcext:value-type="float">
            <text:p>43.9978680589993</text:p>
          </table:table-cell>
          <table:table-cell office:value-type="float" office:value="75000" calcext:value-type="float">
            <text:p>75000</text:p>
          </table:table-cell>
          <table:table-cell office:value-type="float" office:value="76533.8115000986" calcext:value-type="float">
            <text:p>76533.8115000986</text:p>
          </table:table-cell>
          <table:table-cell office:value-type="float" office:value="0.203230355000414" calcext:value-type="float">
            <text:p>0.2032303550004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33.8115000986" calcext:value-type="float">
            <text:p>76533.8115000986</text:p>
          </table:table-cell>
          <table:table-cell office:value-type="float" office:value="0.204663583000183" calcext:value-type="float">
            <text:p>0.204663583000183</text:p>
          </table:table-cell>
        </table:table-row>
        <table:table-row table:style-name="ro1">
          <table:table-cell office:value-type="float" office:value="44.2004329789997" calcext:value-type="float">
            <text:p>44.2004329789997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654.5391238615" calcext:value-type="float">
            <text:p>75654.5391238615</text:p>
          </table:table-cell>
          <table:table-cell office:value-type="float" office:value="0.204802132000623" calcext:value-type="float">
            <text:p>0.20480213200062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497.643373768" calcext:value-type="float">
            <text:p>126497.643373768</text:p>
          </table:table-cell>
          <table:table-cell office:value-type="float" office:value="0.205013368000436" calcext:value-type="float">
            <text:p>0.205013368000436</text:p>
          </table:table-cell>
        </table:table-row>
        <table:table-row table:style-name="ro1">
          <table:table-cell office:value-type="float" office:value="44.4022761809993" calcext:value-type="float">
            <text:p>44.4022761809993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2141.443355249" calcext:value-type="float">
            <text:p>122141.443355249</text:p>
          </table:table-cell>
          <table:table-cell office:value-type="float" office:value="0.286761145999662" calcext:value-type="float">
            <text:p>0.2867611459996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922.061225247" calcext:value-type="float">
            <text:p>120922.061225247</text:p>
          </table:table-cell>
          <table:table-cell office:value-type="float" office:value="0.206812067999635" calcext:value-type="float">
            <text:p>0.206812067999635</text:p>
          </table:table-cell>
        </table:table-row>
        <table:table-row table:style-name="ro1">
          <table:table-cell office:value-type="float" office:value="44.6038545599995" calcext:value-type="float">
            <text:p>44.6038545599995</text:p>
          </table:table-cell>
          <table:table-cell office:value-type="float" office:value="75000" calcext:value-type="float">
            <text:p>75000</text:p>
          </table:table-cell>
          <table:table-cell office:value-type="float" office:value="120109.139805245" calcext:value-type="float">
            <text:p>120109.139805245</text:p>
          </table:table-cell>
          <table:table-cell office:value-type="float" office:value="0.21027557799971" calcext:value-type="float">
            <text:p>0.2102755779997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520.9331851438" calcext:value-type="float">
            <text:p>70520.9331851438</text:p>
          </table:table-cell>
          <table:table-cell office:value-type="float" office:value="0.204589833999307" calcext:value-type="float">
            <text:p>0.204589833999307</text:p>
          </table:table-cell>
        </table:table-row>
        <table:table-row table:style-name="ro1">
          <table:table-cell office:value-type="float" office:value="44.8072353580001" calcext:value-type="float">
            <text:p>44.8072353580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4992.0009951529" calcext:value-type="float">
            <text:p>74992.0009951529</text:p>
          </table:table-cell>
          <table:table-cell office:value-type="float" office:value="0.204059875000894" calcext:value-type="float">
            <text:p>0.20405987500089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992.0009951529" calcext:value-type="float">
            <text:p>74992.0009951529</text:p>
          </table:table-cell>
          <table:table-cell office:value-type="float" office:value="0.203930466000202" calcext:value-type="float">
            <text:p>0.203930466000202</text:p>
          </table:table-cell>
        </table:table-row>
        <table:table-row table:style-name="ro1">
          <table:table-cell office:value-type="float" office:value="45.0109643389997" calcext:value-type="float">
            <text:p>45.0109643389997</text:p>
          </table:table-cell>
          <table:table-cell office:value-type="float" office:value="75000" calcext:value-type="float">
            <text:p>75000</text:p>
          </table:table-cell>
          <table:table-cell office:value-type="float" office:value="76211.3831251554" calcext:value-type="float">
            <text:p>76211.3831251554</text:p>
          </table:table-cell>
          <table:table-cell office:value-type="float" office:value="0.204244786000345" calcext:value-type="float">
            <text:p>0.20424478600034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211.3831251554" calcext:value-type="float">
            <text:p>76211.3831251554</text:p>
          </table:table-cell>
          <table:table-cell office:value-type="float" office:value="0.204011576999619" calcext:value-type="float">
            <text:p>0.204011576999619</text:p>
          </table:table-cell>
        </table:table-row>
        <table:table-row table:style-name="ro1">
          <table:table-cell office:value-type="float" office:value="45.2129002829997" calcext:value-type="float">
            <text:p>45.2129002829997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992.0009951529" calcext:value-type="float">
            <text:p>74992.0009951529</text:p>
          </table:table-cell>
          <table:table-cell office:value-type="float" office:value="0.202735531999679" calcext:value-type="float">
            <text:p>0.20273553199967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799.589745257" calcext:value-type="float">
            <text:p>125799.589745257</text:p>
          </table:table-cell>
          <table:table-cell office:value-type="float" office:value="0.204537893000634" calcext:value-type="float">
            <text:p>0.204537893000634</text:p>
          </table:table-cell>
        </table:table-row>
        <table:table-row table:style-name="ro1">
          <table:table-cell office:value-type="float" office:value="45.415096449" calcext:value-type="float">
            <text:p>45.41509644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2954.364775251" calcext:value-type="float">
            <text:p>122954.364775251</text:p>
          </table:table-cell>
          <table:table-cell office:value-type="float" office:value="0.287664955999389" calcext:value-type="float">
            <text:p>0.28766495599938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2751.13442025" calcext:value-type="float">
            <text:p>122751.13442025</text:p>
          </table:table-cell>
          <table:table-cell office:value-type="float" office:value="0.243542536999485" calcext:value-type="float">
            <text:p>0.243542536999485</text:p>
          </table:table-cell>
        </table:table-row>
        <table:table-row table:style-name="ro1">
          <table:table-cell office:value-type="float" office:value="45.6174525979995" calcext:value-type="float">
            <text:p>45.6174525979995</text:p>
          </table:table-cell>
          <table:table-cell office:value-type="float" office:value="75000" calcext:value-type="float">
            <text:p>75000</text:p>
          </table:table-cell>
          <table:table-cell office:value-type="float" office:value="124074.145583803" calcext:value-type="float">
            <text:p>124074.145583803</text:p>
          </table:table-cell>
          <table:table-cell office:value-type="float" office:value="0.206517490999431" calcext:value-type="float">
            <text:p>0.20651749099943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592.9981158833" calcext:value-type="float">
            <text:p>73592.9981158833</text:p>
          </table:table-cell>
          <table:table-cell office:value-type="float" office:value="0.204446132000157" calcext:value-type="float">
            <text:p>0.204446132000157</text:p>
          </table:table-cell>
        </table:table-row>
        <table:table-row table:style-name="ro1">
          <table:table-cell office:value-type="float" office:value="45.8232151399998" calcext:value-type="float">
            <text:p>45.8232151399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3592.9981158833" calcext:value-type="float">
            <text:p>73592.9981158833</text:p>
          </table:table-cell>
          <table:table-cell office:value-type="float" office:value="0.20737021900004" calcext:value-type="float">
            <text:p>0.2073702190000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592.9981158833" calcext:value-type="float">
            <text:p>73592.9981158833</text:p>
          </table:table-cell>
          <table:table-cell office:value-type="float" office:value="0.207032440999683" calcext:value-type="float">
            <text:p>0.207032440999683</text:p>
          </table:table-cell>
        </table:table-row>
        <table:table-row table:style-name="ro1">
          <table:table-cell office:value-type="float" office:value="46.026313026" calcext:value-type="float">
            <text:p>46.026313026</text:p>
          </table:table-cell>
          <table:table-cell office:value-type="float" office:value="75000" calcext:value-type="float">
            <text:p>75000</text:p>
          </table:table-cell>
          <table:table-cell office:value-type="float" office:value="74809.4113078814" calcext:value-type="float">
            <text:p>74809.4113078814</text:p>
          </table:table-cell>
          <table:table-cell office:value-type="float" office:value="0.205343457999334" calcext:value-type="float">
            <text:p>0.20534345799933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809.4113078814" calcext:value-type="float">
            <text:p>74809.4113078814</text:p>
          </table:table-cell>
          <table:table-cell office:value-type="float" office:value="0.204795866000495" calcext:value-type="float">
            <text:p>0.204795866000495</text:p>
          </table:table-cell>
        </table:table-row>
        <table:table-row table:style-name="ro1">
          <table:table-cell office:value-type="float" office:value="46.2285153029998" calcext:value-type="float">
            <text:p>46.2285153029998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025.8244998795" calcext:value-type="float">
            <text:p>76025.8244998795</text:p>
          </table:table-cell>
          <table:table-cell office:value-type="float" office:value="0.204285028000413" calcext:value-type="float">
            <text:p>0.20428502800041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709.707499799" calcext:value-type="float">
            <text:p>126709.707499799</text:p>
          </table:table-cell>
          <table:table-cell office:value-type="float" office:value="0.204659275000267" calcext:value-type="float">
            <text:p>0.204659275000267</text:p>
          </table:table-cell>
        </table:table-row>
        <table:table-row table:style-name="ro1">
          <table:table-cell office:value-type="float" office:value="46.4303895769999" calcext:value-type="float">
            <text:p>46.4303895769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1438.583667808" calcext:value-type="float">
            <text:p>121438.583667808</text:p>
          </table:table-cell>
          <table:table-cell office:value-type="float" office:value="0.286370884000462" calcext:value-type="float">
            <text:p>0.2863708840004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1438.583667808" calcext:value-type="float">
            <text:p>121438.583667808</text:p>
          </table:table-cell>
          <table:table-cell office:value-type="float" office:value="0.205149610000262" calcext:value-type="float">
            <text:p>0.205149610000262</text:p>
          </table:table-cell>
        </table:table-row>
        <table:table-row table:style-name="ro1">
          <table:table-cell office:value-type="float" office:value="46.6322394509998" calcext:value-type="float">
            <text:p>46.6322394509998</text:p>
          </table:table-cell>
          <table:table-cell office:value-type="float" office:value="75000" calcext:value-type="float">
            <text:p>75000</text:p>
          </table:table-cell>
          <table:table-cell office:value-type="float" office:value="123060.467923805" calcext:value-type="float">
            <text:p>123060.467923805</text:p>
          </table:table-cell>
          <table:table-cell office:value-type="float" office:value="0.206825883999954" calcext:value-type="float">
            <text:p>0.20682588399995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376.5849238853" calcext:value-type="float">
            <text:p>72376.5849238853</text:p>
          </table:table-cell>
          <table:table-cell office:value-type="float" office:value="0.205111349000617" calcext:value-type="float">
            <text:p>0.205111349000617</text:p>
          </table:table-cell>
        </table:table-row>
        <table:table-row table:style-name="ro1">
          <table:table-cell office:value-type="float" office:value="46.8340134439995" calcext:value-type="float">
            <text:p>46.8340134439995</text:p>
          </table:table-cell>
          <table:table-cell office:value-type="float" office:value="75000" calcext:value-type="float">
            <text:p>75000</text:p>
          </table:table-cell>
          <table:table-cell office:value-type="float" office:value="74809.4113078814" calcext:value-type="float">
            <text:p>74809.4113078814</text:p>
          </table:table-cell>
          <table:table-cell office:value-type="float" office:value="0.2041258069994" calcext:value-type="float">
            <text:p>0.204125806999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809.4113078814" calcext:value-type="float">
            <text:p>74809.4113078814</text:p>
          </table:table-cell>
          <table:table-cell office:value-type="float" office:value="0.204438951999691" calcext:value-type="float">
            <text:p>0.204438951999691</text:p>
          </table:table-cell>
        </table:table-row>
        <table:table-row table:style-name="ro1">
          <table:table-cell office:value-type="float" office:value="47.0356140549993" calcext:value-type="float">
            <text:p>47.0356140549993</text:p>
          </table:table-cell>
          <table:table-cell office:value-type="float" office:value="75000" calcext:value-type="float">
            <text:p>75000</text:p>
          </table:table-cell>
          <table:table-cell office:value-type="float" office:value="73592.9981158833" calcext:value-type="float">
            <text:p>73592.9981158833</text:p>
          </table:table-cell>
          <table:table-cell office:value-type="float" office:value="0.204374169000403" calcext:value-type="float">
            <text:p>0.2043741690004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592.9981158833" calcext:value-type="float">
            <text:p>73592.9981158833</text:p>
          </table:table-cell>
          <table:table-cell office:value-type="float" office:value="0.203938396999547" calcext:value-type="float">
            <text:p>0.203938396999547</text:p>
          </table:table-cell>
        </table:table-row>
        <table:table-row table:style-name="ro1">
          <table:table-cell office:value-type="float" office:value="47.2391983369998" calcext:value-type="float">
            <text:p>47.2391983369998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809.4113078814" calcext:value-type="float">
            <text:p>74809.4113078814</text:p>
          </table:table-cell>
          <table:table-cell office:value-type="float" office:value="0.204508630999953" calcext:value-type="float">
            <text:p>0.2045086309999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493.294307801" calcext:value-type="float">
            <text:p>125493.294307801</text:p>
          </table:table-cell>
          <table:table-cell office:value-type="float" office:value="0.205426843000168" calcext:value-type="float">
            <text:p>0.205426843000168</text:p>
          </table:table-cell>
        </table:table-row>
        <table:table-row table:style-name="ro1">
          <table:table-cell office:value-type="float" office:value="47.4415315159995" calcext:value-type="float">
            <text:p>47.4415315159995</text:p>
          </table:table-cell>
          <table:table-cell office:value-type="float" office:value="125000" calcext:value-type="float">
            <text:p>125000</text:p>
          </table:table-cell>
          <table:table-cell office:value-type="float" office:value="109477.187279826" calcext:value-type="float">
            <text:p>109477.187279826</text:p>
          </table:table-cell>
          <table:table-cell office:value-type="float" office:value="0.303331797999817" calcext:value-type="float">
            <text:p>0.3033317979998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9477.187279826" calcext:value-type="float">
            <text:p>109477.187279826</text:p>
          </table:table-cell>
          <table:table-cell office:value-type="float" office:value="0.20688607000011" calcext:value-type="float">
            <text:p>0.20688607000011</text:p>
          </table:table-cell>
        </table:table-row>
        <table:table-row table:style-name="ro1">
          <table:table-cell office:value-type="float" office:value="47.6433769209998" calcext:value-type="float">
            <text:p>47.6433769209998</text:p>
          </table:table-cell>
          <table:table-cell office:value-type="float" office:value="75000" calcext:value-type="float">
            <text:p>75000</text:p>
          </table:table-cell>
          <table:table-cell office:value-type="float" office:value="121844.054731807" calcext:value-type="float">
            <text:p>121844.054731807</text:p>
          </table:table-cell>
          <table:table-cell office:value-type="float" office:value="0.206983727000079" calcext:value-type="float">
            <text:p>0.20698372700007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1160.1717318872" calcext:value-type="float">
            <text:p>71160.1717318872</text:p>
          </table:table-cell>
          <table:table-cell office:value-type="float" office:value="0.204607785000007" calcext:value-type="float">
            <text:p>0.204607785000007</text:p>
          </table:table-cell>
        </table:table-row>
        <table:table-row table:style-name="ro1">
          <table:table-cell office:value-type="float" office:value="47.8459455029997" calcext:value-type="float">
            <text:p>47.8459455029997</text:p>
          </table:table-cell>
          <table:table-cell office:value-type="float" office:value="75000" calcext:value-type="float">
            <text:p>75000</text:p>
          </table:table-cell>
          <table:table-cell office:value-type="float" office:value="74809.4113078814" calcext:value-type="float">
            <text:p>74809.4113078814</text:p>
          </table:table-cell>
          <table:table-cell office:value-type="float" office:value="0.204098957000497" calcext:value-type="float">
            <text:p>0.20409895700049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809.4113078814" calcext:value-type="float">
            <text:p>74809.4113078814</text:p>
          </table:table-cell>
          <table:table-cell office:value-type="float" office:value="0.204537284000253" calcext:value-type="float">
            <text:p>0.204537284000253</text:p>
          </table:table-cell>
        </table:table-row>
        <table:table-row table:style-name="ro1">
          <table:table-cell office:value-type="float" office:value="48.0480818899996" calcext:value-type="float">
            <text:p>48.0480818899996</text:p>
          </table:table-cell>
          <table:table-cell office:value-type="float" office:value="75000" calcext:value-type="float">
            <text:p>75000</text:p>
          </table:table-cell>
          <table:table-cell office:value-type="float" office:value="74809.4113078814" calcext:value-type="float">
            <text:p>74809.4113078814</text:p>
          </table:table-cell>
          <table:table-cell office:value-type="float" office:value="0.204506811000101" calcext:value-type="float">
            <text:p>0.20450681100010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809.4113078814" calcext:value-type="float">
            <text:p>74809.4113078814</text:p>
          </table:table-cell>
          <table:table-cell office:value-type="float" office:value="0.206745228000727" calcext:value-type="float">
            <text:p>0.206745228000727</text:p>
          </table:table-cell>
        </table:table-row>
        <table:table-row table:style-name="ro1">
          <table:table-cell office:value-type="float" office:value="48.2505116109996" calcext:value-type="float">
            <text:p>48.2505116109996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809.4113078814" calcext:value-type="float">
            <text:p>74809.4113078814</text:p>
          </table:table-cell>
          <table:table-cell office:value-type="float" office:value="0.203958296000565" calcext:value-type="float">
            <text:p>0.20395829600056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493.294307801" calcext:value-type="float">
            <text:p>125493.294307801</text:p>
          </table:table-cell>
          <table:table-cell office:value-type="float" office:value="0.204502473000503" calcext:value-type="float">
            <text:p>0.204502473000503</text:p>
          </table:table-cell>
        </table:table-row>
        <table:table-row table:style-name="ro1">
          <table:table-cell office:value-type="float" office:value="48.45371884" calcext:value-type="float">
            <text:p>48.45371884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060.467923805" calcext:value-type="float">
            <text:p>123060.467923805</text:p>
          </table:table-cell>
          <table:table-cell office:value-type="float" office:value="0.214740276999692" calcext:value-type="float">
            <text:p>0.21474027699969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2654.996859806" calcext:value-type="float">
            <text:p>122654.996859806</text:p>
          </table:table-cell>
          <table:table-cell office:value-type="float" office:value="0.205379052999888" calcext:value-type="float">
            <text:p>0.205379052999888</text:p>
          </table:table-cell>
        </table:table-row>
        <table:table-row table:style-name="ro1">
          <table:table-cell office:value-type="float" office:value="48.6561720719992" calcext:value-type="float">
            <text:p>48.6561720719992</text:p>
          </table:table-cell>
          <table:table-cell office:value-type="float" office:value="75000" calcext:value-type="float">
            <text:p>75000</text:p>
          </table:table-cell>
          <table:table-cell office:value-type="float" office:value="120947.269528335" calcext:value-type="float">
            <text:p>120947.269528335</text:p>
          </table:table-cell>
          <table:table-cell office:value-type="float" office:value="0.210076108999601" calcext:value-type="float">
            <text:p>0.21007610899960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365.6121201948" calcext:value-type="float">
            <text:p>70365.6121201948</text:p>
          </table:table-cell>
          <table:table-cell office:value-type="float" office:value="0.204661865999697" calcext:value-type="float">
            <text:p>0.204661865999697</text:p>
          </table:table-cell>
        </table:table-row>
        <table:table-row table:style-name="ro1">
          <table:table-cell office:value-type="float" office:value="48.8641383489994" calcext:value-type="float">
            <text:p>48.8641383489994</text:p>
          </table:table-cell>
          <table:table-cell office:value-type="float" office:value="75000" calcext:value-type="float">
            <text:p>75000</text:p>
          </table:table-cell>
          <table:table-cell office:value-type="float" office:value="72813.1116722016" calcext:value-type="float">
            <text:p>72813.1116722016</text:p>
          </table:table-cell>
          <table:table-cell office:value-type="float" office:value="0.21000808899953" calcext:value-type="float">
            <text:p>0.210008088999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813.1116722016" calcext:value-type="float">
            <text:p>72813.1116722016</text:p>
          </table:table-cell>
          <table:table-cell office:value-type="float" office:value="0.20757668799979" calcext:value-type="float">
            <text:p>0.20757668799979</text:p>
          </table:table-cell>
        </table:table-row>
        <table:table-row table:style-name="ro1">
          <table:table-cell office:value-type="float" office:value="49.0856400949997" calcext:value-type="float">
            <text:p>49.0856400949997</text:p>
          </table:table-cell>
          <table:table-cell office:value-type="float" office:value="75000" calcext:value-type="float">
            <text:p>75000</text:p>
          </table:table-cell>
          <table:table-cell office:value-type="float" office:value="72813.1116722016" calcext:value-type="float">
            <text:p>72813.1116722016</text:p>
          </table:table-cell>
          <table:table-cell office:value-type="float" office:value="0.222152352000194" calcext:value-type="float">
            <text:p>0.22215235200019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813.1116722016" calcext:value-type="float">
            <text:p>72813.1116722016</text:p>
          </table:table-cell>
          <table:table-cell office:value-type="float" office:value="0.206766000000243" calcext:value-type="float">
            <text:p>0.206766000000243</text:p>
          </table:table-cell>
        </table:table-row>
        <table:table-row table:style-name="ro1">
          <table:table-cell office:value-type="float" office:value="49.2890720469995" calcext:value-type="float">
            <text:p>49.2890720469995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484.3610002117" calcext:value-type="float">
            <text:p>76484.3610002117</text:p>
          </table:table-cell>
          <table:table-cell office:value-type="float" office:value="0.205316920999394" calcext:value-type="float">
            <text:p>0.20531692099939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473.935000353" calcext:value-type="float">
            <text:p>127473.935000353</text:p>
          </table:table-cell>
          <table:table-cell office:value-type="float" office:value="0.204669716999888" calcext:value-type="float">
            <text:p>0.204669716999888</text:p>
          </table:table-cell>
        </table:table-row>
        <table:table-row table:style-name="ro1">
          <table:table-cell office:value-type="float" office:value="49.4902575259994" calcext:value-type="float">
            <text:p>49.4902575259994</text:p>
          </table:table-cell>
          <table:table-cell office:value-type="float" office:value="125000" calcext:value-type="float">
            <text:p>125000</text:p>
          </table:table-cell>
          <table:table-cell office:value-type="float" office:value="118703.728272329" calcext:value-type="float">
            <text:p>118703.728272329</text:p>
          </table:table-cell>
          <table:table-cell office:value-type="float" office:value="0.314014998999483" calcext:value-type="float">
            <text:p>0.31401499899948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8703.728272329" calcext:value-type="float">
            <text:p>118703.728272329</text:p>
          </table:table-cell>
          <table:table-cell office:value-type="float" office:value="0.229329810999843" calcext:value-type="float">
            <text:p>0.229329810999843</text:p>
          </table:table-cell>
        </table:table-row>
        <table:table-row table:style-name="ro1">
          <table:table-cell office:value-type="float" office:value="49.6926786679996" calcext:value-type="float">
            <text:p>49.6926786679996</text:p>
          </table:table-cell>
          <table:table-cell office:value-type="float" office:value="75000" calcext:value-type="float">
            <text:p>75000</text:p>
          </table:table-cell>
          <table:table-cell office:value-type="float" office:value="123802.685672343" calcext:value-type="float">
            <text:p>123802.685672343</text:p>
          </table:table-cell>
          <table:table-cell office:value-type="float" office:value="0.208264980999957" calcext:value-type="float">
            <text:p>0.20826498099995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813.1116722016" calcext:value-type="float">
            <text:p>72813.1116722016</text:p>
          </table:table-cell>
          <table:table-cell office:value-type="float" office:value="0.204604225000367" calcext:value-type="float">
            <text:p>0.204604225000367</text:p>
          </table:table-cell>
        </table:table-row>
        <table:table-row table:style-name="ro1">
          <table:table-cell office:value-type="float" office:value="49.9050949209995" calcext:value-type="float">
            <text:p>49.9050949209995</text:p>
          </table:table-cell>
          <table:table-cell office:value-type="float" office:value="75000" calcext:value-type="float">
            <text:p>75000</text:p>
          </table:table-cell>
          <table:table-cell office:value-type="float" office:value="75260.6112242083" calcext:value-type="float">
            <text:p>75260.6112242083</text:p>
          </table:table-cell>
          <table:table-cell office:value-type="float" office:value="0.205881887000032" calcext:value-type="float">
            <text:p>0.2058818870000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260.6112242083" calcext:value-type="float">
            <text:p>75260.6112242083</text:p>
          </table:table-cell>
          <table:table-cell office:value-type="float" office:value="0.205151311000009" calcext:value-type="float">
            <text:p>0.205151311000009</text:p>
          </table:table-cell>
        </table:table-row>
        <table:table-row table:style-name="ro1">
          <table:table-cell office:value-type="float" office:value="50.1157539369997" calcext:value-type="float">
            <text:p>50.1157539369997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484.3610002117" calcext:value-type="float">
            <text:p>76484.3610002117</text:p>
          </table:table-cell>
          <table:table-cell office:value-type="float" office:value="0.206566224000198" calcext:value-type="float">
            <text:p>0.2065662240001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473.935000353" calcext:value-type="float">
            <text:p>127473.935000353</text:p>
          </table:table-cell>
          <table:table-cell office:value-type="float" office:value="0.206764020000264" calcext:value-type="float">
            <text:p>0.206764020000264</text:p>
          </table:table-cell>
        </table:table-row>
        <table:table-row table:style-name="ro1">
          <table:table-cell office:value-type="float" office:value="50.3182540899998" calcext:value-type="float">
            <text:p>50.3182540899998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7473.935000353" calcext:value-type="float">
            <text:p>127473.935000353</text:p>
          </table:table-cell>
          <table:table-cell office:value-type="float" office:value="0.214816609000081" calcext:value-type="float">
            <text:p>0.21481660900008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473.935000353" calcext:value-type="float">
            <text:p>127473.935000353</text:p>
          </table:table-cell>
          <table:table-cell office:value-type="float" office:value="0.204806727999312" calcext:value-type="float">
            <text:p>0.204806727999312</text:p>
          </table:table-cell>
        </table:table-row>
        <table:table-row table:style-name="ro1">
          <table:table-cell office:value-type="float" office:value="50.530554514" calcext:value-type="float">
            <text:p>50.530554514</text:p>
          </table:table-cell>
          <table:table-cell office:value-type="float" office:value="125000" calcext:value-type="float">
            <text:p>125000</text:p>
          </table:table-cell>
          <table:table-cell office:value-type="float" office:value="116460.187016322" calcext:value-type="float">
            <text:p>116460.187016322</text:p>
          </table:table-cell>
          <table:table-cell office:value-type="float" office:value="0.229144354999335" calcext:value-type="float">
            <text:p>0.22914435499933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6460.187016322" calcext:value-type="float">
            <text:p>116460.187016322</text:p>
          </table:table-cell>
          <table:table-cell office:value-type="float" office:value="0.206631148999804" calcext:value-type="float">
            <text:p>0.206631148999804</text:p>
          </table:table-cell>
        </table:table-row>
        <table:table-row table:style-name="ro1">
          <table:table-cell office:value-type="float" office:value="50.7314749909992" calcext:value-type="float">
            <text:p>50.7314749909992</text:p>
          </table:table-cell>
          <table:table-cell office:value-type="float" office:value="75000" calcext:value-type="float">
            <text:p>75000</text:p>
          </table:table-cell>
          <table:table-cell office:value-type="float" office:value="126250.185224349" calcext:value-type="float">
            <text:p>126250.185224349</text:p>
          </table:table-cell>
          <table:table-cell office:value-type="float" office:value="0.204586454000491" calcext:value-type="float">
            <text:p>0.20458645400049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260.6112242083" calcext:value-type="float">
            <text:p>75260.6112242083</text:p>
          </table:table-cell>
          <table:table-cell office:value-type="float" office:value="0.210565231999681" calcext:value-type="float">
            <text:p>0.210565231999681</text:p>
          </table:table-cell>
        </table:table-row>
        <table:table-row table:style-name="ro1">
          <table:table-cell office:value-type="float" office:value="50.9326833309997" calcext:value-type="float">
            <text:p>50.9326833309997</text:p>
          </table:table-cell>
          <table:table-cell office:value-type="float" office:value="75000" calcext:value-type="float">
            <text:p>75000</text:p>
          </table:table-cell>
          <table:table-cell office:value-type="float" office:value="66694.3627921846" calcext:value-type="float">
            <text:p>66694.3627921846</text:p>
          </table:table-cell>
          <table:table-cell office:value-type="float" office:value="0.224924471999657" calcext:value-type="float">
            <text:p>0.22492447199965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694.3627921846" calcext:value-type="float">
            <text:p>66694.3627921846</text:p>
          </table:table-cell>
          <table:table-cell office:value-type="float" office:value="0.204097699999693" calcext:value-type="float">
            <text:p>0.204097699999693</text:p>
          </table:table-cell>
        </table:table-row>
        <table:table-row table:style-name="ro1">
          <table:table-cell office:value-type="float" office:value="51.1349728629994" calcext:value-type="float">
            <text:p>51.1349728629994</text:p>
          </table:table-cell>
          <table:table-cell office:value-type="float" office:value="125000" calcext:value-type="float">
            <text:p>125000</text:p>
          </table:table-cell>
          <table:table-cell office:value-type="float" office:value="72813.1116722016" calcext:value-type="float">
            <text:p>72813.1116722016</text:p>
          </table:table-cell>
          <table:table-cell office:value-type="float" office:value="0.208572546000141" calcext:value-type="float">
            <text:p>0.20857254600014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802.685672343" calcext:value-type="float">
            <text:p>123802.685672343</text:p>
          </table:table-cell>
          <table:table-cell office:value-type="float" office:value="0.205645718000596" calcext:value-type="float">
            <text:p>0.205645718000596</text:p>
          </table:table-cell>
        </table:table-row>
        <table:table-row table:style-name="ro1">
          <table:table-cell office:value-type="float" office:value="51.3362794549994" calcext:value-type="float">
            <text:p>51.3362794549994</text:p>
          </table:table-cell>
          <table:table-cell office:value-type="float" office:value="125000" calcext:value-type="float">
            <text:p>125000</text:p>
          </table:table-cell>
          <table:table-cell office:value-type="float" office:value="77708.1107762151" calcext:value-type="float">
            <text:p>77708.1107762151</text:p>
          </table:table-cell>
          <table:table-cell office:value-type="float" office:value="0.253580775000046" calcext:value-type="float">
            <text:p>0.25358077500004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7708.1107762151" calcext:value-type="float">
            <text:p>77708.1107762151</text:p>
          </table:table-cell>
          <table:table-cell office:value-type="float" office:value="0.204050630000893" calcext:value-type="float">
            <text:p>0.204050630000893</text:p>
          </table:table-cell>
        </table:table-row>
        <table:table-row table:style-name="ro1">
          <table:table-cell office:value-type="float" office:value="51.5375415259996" calcext:value-type="float">
            <text:p>51.5375415259996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802.685672343" calcext:value-type="float">
            <text:p>123802.685672343</text:p>
          </table:table-cell>
          <table:table-cell office:value-type="float" office:value="0.206663457000104" calcext:value-type="float">
            <text:p>0.20666345700010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802.685672343" calcext:value-type="float">
            <text:p>123802.685672343</text:p>
          </table:table-cell>
          <table:table-cell office:value-type="float" office:value="0.20450581499972" calcext:value-type="float">
            <text:p>0.20450581499972</text:p>
          </table:table-cell>
        </table:table-row>
        <table:table-row table:style-name="ro1">
          <table:table-cell office:value-type="float" office:value="51.739696357" calcext:value-type="float">
            <text:p>51.739696357</text:p>
          </table:table-cell>
          <table:table-cell office:value-type="float" office:value="75000" calcext:value-type="float">
            <text:p>75000</text:p>
          </table:table-cell>
          <table:table-cell office:value-type="float" office:value="124183.977578298" calcext:value-type="float">
            <text:p>124183.977578298</text:p>
          </table:table-cell>
          <table:table-cell office:value-type="float" office:value="0.206625165999867" calcext:value-type="float">
            <text:p>0.2066251659998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037.3640781754" calcext:value-type="float">
            <text:p>73037.3640781754</text:p>
          </table:table-cell>
          <table:table-cell office:value-type="float" office:value="0.204085420000411" calcext:value-type="float">
            <text:p>0.204085420000411</text:p>
          </table:table-cell>
        </table:table-row>
        <table:table-row table:style-name="ro1">
          <table:table-cell office:value-type="float" office:value="51.9425150439993" calcext:value-type="float">
            <text:p>51.9425150439993</text:p>
          </table:table-cell>
          <table:table-cell office:value-type="float" office:value="75000" calcext:value-type="float">
            <text:p>75000</text:p>
          </table:table-cell>
          <table:table-cell office:value-type="float" office:value="75492.4015261813" calcext:value-type="float">
            <text:p>75492.4015261813</text:p>
          </table:table-cell>
          <table:table-cell office:value-type="float" office:value="0.20476553700064" calcext:value-type="float">
            <text:p>0.204765537000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492.4015261813" calcext:value-type="float">
            <text:p>75492.4015261813</text:p>
          </table:table-cell>
          <table:table-cell office:value-type="float" office:value="0.204210372000489" calcext:value-type="float">
            <text:p>0.204210372000489</text:p>
          </table:table-cell>
        </table:table-row>
        <table:table-row table:style-name="ro1">
          <table:table-cell office:value-type="float" office:value="52.1663106959995" calcext:value-type="float">
            <text:p>52.1663106959995</text:p>
          </table:table-cell>
          <table:table-cell office:value-type="float" office:value="125000" calcext:value-type="float">
            <text:p>125000</text:p>
          </table:table-cell>
          <table:table-cell office:value-type="float" office:value="20867.8183080501" calcext:value-type="float">
            <text:p>20867.8183080501</text:p>
          </table:table-cell>
          <table:table-cell office:value-type="float" office:value="0.314773699000398" calcext:value-type="float">
            <text:p>0.3147736990003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1196.085992171" calcext:value-type="float">
            <text:p>71196.085992171</text:p>
          </table:table-cell>
          <table:table-cell office:value-type="float" office:value="0.204714387999957" calcext:value-type="float">
            <text:p>0.204714387999957</text:p>
          </table:table-cell>
        </table:table-row>
        <table:table-row table:style-name="ro1">
          <table:table-cell office:value-type="float" office:value="52.3787681219992" calcext:value-type="float">
            <text:p>52.3787681219992</text:p>
          </table:table-cell>
          <table:table-cell office:value-type="float" office:value="125000" calcext:value-type="float">
            <text:p>125000</text:p>
          </table:table-cell>
          <table:table-cell office:value-type="float" office:value="104952.850902252" calcext:value-type="float">
            <text:p>104952.850902252</text:p>
          </table:table-cell>
          <table:table-cell office:value-type="float" office:value="0.247053419000622" calcext:value-type="float">
            <text:p>0.2470534190006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5771.196718254" calcext:value-type="float">
            <text:p>105771.196718254</text:p>
          </table:table-cell>
          <table:table-cell office:value-type="float" office:value="0.204963641000177" calcext:value-type="float">
            <text:p>0.204963641000177</text:p>
          </table:table-cell>
        </table:table-row>
        <table:table-row table:style-name="ro1">
          <table:table-cell office:value-type="float" office:value="52.5800079739993" calcext:value-type="float">
            <text:p>52.5800079739993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7866.533750307" calcext:value-type="float">
            <text:p>127866.533750307</text:p>
          </table:table-cell>
          <table:table-cell office:value-type="float" office:value="0.255247351999969" calcext:value-type="float">
            <text:p>0.25524735199996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866.533750307" calcext:value-type="float">
            <text:p>127866.533750307</text:p>
          </table:table-cell>
          <table:table-cell office:value-type="float" office:value="0.204655167000055" calcext:value-type="float">
            <text:p>0.204655167000055</text:p>
          </table:table-cell>
        </table:table-row>
        <table:table-row table:style-name="ro1">
          <table:table-cell office:value-type="float" office:value="52.7811896349995" calcext:value-type="float">
            <text:p>52.7811896349995</text:p>
          </table:table-cell>
          <table:table-cell office:value-type="float" office:value="75000" calcext:value-type="float">
            <text:p>75000</text:p>
          </table:table-cell>
          <table:table-cell office:value-type="float" office:value="119273.902682286" calcext:value-type="float">
            <text:p>119273.902682286</text:p>
          </table:table-cell>
          <table:table-cell office:value-type="float" office:value="0.218418948000362" calcext:value-type="float">
            <text:p>0.2184189480003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8127.2891821636" calcext:value-type="float">
            <text:p>68127.2891821636</text:p>
          </table:table-cell>
          <table:table-cell office:value-type="float" office:value="0.20510958199975" calcext:value-type="float">
            <text:p>0.20510958199975</text:p>
          </table:table-cell>
        </table:table-row>
        <table:table-row table:style-name="ro1">
          <table:table-cell office:value-type="float" office:value="52.9833501069998" calcext:value-type="float">
            <text:p>52.9833501069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1809.8453541725" calcext:value-type="float">
            <text:p>71809.8453541725</text:p>
          </table:table-cell>
          <table:table-cell office:value-type="float" office:value="0.206032860999585" calcext:value-type="float">
            <text:p>0.20603286099958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1809.8453541725" calcext:value-type="float">
            <text:p>71809.8453541725</text:p>
          </table:table-cell>
          <table:table-cell office:value-type="float" office:value="0.205387725000037" calcext:value-type="float">
            <text:p>0.205387725000037</text:p>
          </table:table-cell>
        </table:table-row>
        <table:table-row table:style-name="ro1">
          <table:table-cell office:value-type="float" office:value="53.1853212869992" calcext:value-type="float">
            <text:p>53.1853212869992</text:p>
          </table:table-cell>
          <table:table-cell office:value-type="float" office:value="125000" calcext:value-type="float">
            <text:p>125000</text:p>
          </table:table-cell>
          <table:table-cell office:value-type="float" office:value="71809.8453541725" calcext:value-type="float">
            <text:p>71809.8453541725</text:p>
          </table:table-cell>
          <table:table-cell office:value-type="float" office:value="0.209253113999694" calcext:value-type="float">
            <text:p>0.20925311399969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2956.458854295" calcext:value-type="float">
            <text:p>122956.458854295</text:p>
          </table:table-cell>
          <table:table-cell office:value-type="float" office:value="0.203960619999634" calcext:value-type="float">
            <text:p>0.203960619999634</text:p>
          </table:table-cell>
        </table:table-row>
        <table:table-row table:style-name="ro1">
          <table:table-cell office:value-type="float" office:value="53.3869914939996" calcext:value-type="float">
            <text:p>53.3869914939996</text:p>
          </table:table-cell>
          <table:table-cell office:value-type="float" office:value="125000" calcext:value-type="float">
            <text:p>125000</text:p>
          </table:table-cell>
          <table:table-cell office:value-type="float" office:value="77742.8525201867" calcext:value-type="float">
            <text:p>77742.8525201867</text:p>
          </table:table-cell>
          <table:table-cell office:value-type="float" office:value="0.259037962000548" calcext:value-type="float">
            <text:p>0.2590379620005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7742.8525201867" calcext:value-type="float">
            <text:p>77742.8525201867</text:p>
          </table:table-cell>
          <table:table-cell office:value-type="float" office:value="0.209251287999905" calcext:value-type="float">
            <text:p>0.209251287999905</text:p>
          </table:table-cell>
        </table:table-row>
        <table:table-row table:style-name="ro1">
          <table:table-cell office:value-type="float" office:value="53.5881603959997" calcext:value-type="float">
            <text:p>53.5881603959997</text:p>
          </table:table-cell>
          <table:table-cell office:value-type="float" office:value="125000" calcext:value-type="float">
            <text:p>125000</text:p>
          </table:table-cell>
          <table:table-cell office:value-type="float" office:value="119273.902682286" calcext:value-type="float">
            <text:p>119273.902682286</text:p>
          </table:table-cell>
          <table:table-cell office:value-type="float" office:value="0.215875992999827" calcext:value-type="float">
            <text:p>0.21587599299982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9273.902682286" calcext:value-type="float">
            <text:p>119273.902682286</text:p>
          </table:table-cell>
          <table:table-cell office:value-type="float" office:value="0.204933441000321" calcext:value-type="float">
            <text:p>0.204933441000321</text:p>
          </table:table-cell>
        </table:table-row>
        <table:table-row table:style-name="ro1">
          <table:table-cell office:value-type="float" office:value="53.7907735929994" calcext:value-type="float">
            <text:p>53.7907735929994</text:p>
          </table:table-cell>
          <table:table-cell office:value-type="float" office:value="75000" calcext:value-type="float">
            <text:p>75000</text:p>
          </table:table-cell>
          <table:table-cell office:value-type="float" office:value="125411.496302301" calcext:value-type="float">
            <text:p>125411.496302301</text:p>
          </table:table-cell>
          <table:table-cell office:value-type="float" office:value="0.206873641000129" calcext:value-type="float">
            <text:p>0.20687364100012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264.8828021784" calcext:value-type="float">
            <text:p>74264.8828021784</text:p>
          </table:table-cell>
          <table:table-cell office:value-type="float" office:value="0.206469886999912" calcext:value-type="float">
            <text:p>0.206469886999912</text:p>
          </table:table-cell>
        </table:table-row>
        <table:table-row table:style-name="ro1">
          <table:table-cell office:value-type="float" office:value="53.9978369649998" calcext:value-type="float">
            <text:p>53.9978369649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5492.4015261813" calcext:value-type="float">
            <text:p>75492.4015261813</text:p>
          </table:table-cell>
          <table:table-cell office:value-type="float" office:value="0.208415086000059" calcext:value-type="float">
            <text:p>0.20841508600005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492.4015261813" calcext:value-type="float">
            <text:p>75492.4015261813</text:p>
          </table:table-cell>
          <table:table-cell office:value-type="float" office:value="0.20526195399998" calcext:value-type="float">
            <text:p>0.20526195399998</text:p>
          </table:table-cell>
        </table:table-row>
        <table:table-row table:style-name="ro1">
          <table:table-cell office:value-type="float" office:value="54.1990883779999" calcext:value-type="float">
            <text:p>54.1990883779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558.483153236" calcext:value-type="float">
            <text:p>75558.483153236</text:p>
          </table:table-cell>
          <table:table-cell office:value-type="float" office:value="0.204396125999665" calcext:value-type="float">
            <text:p>0.20439612599966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749.867403396" calcext:value-type="float">
            <text:p>126749.867403396</text:p>
          </table:table-cell>
          <table:table-cell office:value-type="float" office:value="0.2061900839999" calcext:value-type="float">
            <text:p>0.2061900839999</text:p>
          </table:table-cell>
        </table:table-row>
        <table:table-row table:style-name="ro1">
          <table:table-cell office:value-type="float" office:value="54.4013669119995" calcext:value-type="float">
            <text:p>54.4013669119995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064.087737384" calcext:value-type="float">
            <text:p>123064.087737384</text:p>
          </table:table-cell>
          <table:table-cell office:value-type="float" office:value="0.211497538000003" calcext:value-type="float">
            <text:p>0.2114975380000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064.087737384" calcext:value-type="float">
            <text:p>123064.087737384</text:p>
          </table:table-cell>
          <table:table-cell office:value-type="float" office:value="0.205893882000055" calcext:value-type="float">
            <text:p>0.205893882000055</text:p>
          </table:table-cell>
        </table:table-row>
        <table:table-row table:style-name="ro1">
          <table:table-cell office:value-type="float" office:value="54.6027180169995" calcext:value-type="float">
            <text:p>54.6027180169995</text:p>
          </table:table-cell>
          <table:table-cell office:value-type="float" office:value="75000" calcext:value-type="float">
            <text:p>75000</text:p>
          </table:table-cell>
          <table:table-cell office:value-type="float" office:value="122842.071725799" calcext:value-type="float">
            <text:p>122842.071725799</text:p>
          </table:table-cell>
          <table:table-cell office:value-type="float" office:value="0.207235503999982" calcext:value-type="float">
            <text:p>0.20723550399998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1743.0402258824" calcext:value-type="float">
            <text:p>71743.0402258824</text:p>
          </table:table-cell>
          <table:table-cell office:value-type="float" office:value="0.204188021999471" calcext:value-type="float">
            <text:p>0.204188021999471</text:p>
          </table:table-cell>
        </table:table-row>
        <table:table-row table:style-name="ro1">
          <table:table-cell office:value-type="float" office:value="54.8143823369992" calcext:value-type="float">
            <text:p>54.8143823369992</text:p>
          </table:table-cell>
          <table:table-cell office:value-type="float" office:value="75000" calcext:value-type="float">
            <text:p>75000</text:p>
          </table:table-cell>
          <table:table-cell office:value-type="float" office:value="74195.7937378784" calcext:value-type="float">
            <text:p>74195.7937378784</text:p>
          </table:table-cell>
          <table:table-cell office:value-type="float" office:value="0.208541367999715" calcext:value-type="float">
            <text:p>0.2085413679997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95.7937378784" calcext:value-type="float">
            <text:p>74195.7937378784</text:p>
          </table:table-cell>
          <table:table-cell office:value-type="float" office:value="0.20267612600037" calcext:value-type="float">
            <text:p>0.20267612600037</text:p>
          </table:table-cell>
        </table:table-row>
        <table:table-row table:style-name="ro1">
          <table:table-cell office:value-type="float" office:value="55.0154569289998" calcext:value-type="float">
            <text:p>55.0154569289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6648.5472498744" calcext:value-type="float">
            <text:p>76648.5472498744</text:p>
          </table:table-cell>
          <table:table-cell office:value-type="float" office:value="0.204871359999743" calcext:value-type="float">
            <text:p>0.20487135999974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648.5472498744" calcext:value-type="float">
            <text:p>76648.5472498744</text:p>
          </table:table-cell>
          <table:table-cell office:value-type="float" office:value="0.203849939000065" calcext:value-type="float">
            <text:p>0.203849939000065</text:p>
          </table:table-cell>
        </table:table-row>
        <table:table-row table:style-name="ro1">
          <table:table-cell office:value-type="float" office:value="55.2174519509999" calcext:value-type="float">
            <text:p>55.2174519509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648.5472498744" calcext:value-type="float">
            <text:p>76648.5472498744</text:p>
          </table:table-cell>
          <table:table-cell office:value-type="float" office:value="0.205059982999956" calcext:value-type="float">
            <text:p>0.20505998299995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747.578749791" calcext:value-type="float">
            <text:p>127747.578749791</text:p>
          </table:table-cell>
          <table:table-cell office:value-type="float" office:value="0.206198234999647" calcext:value-type="float">
            <text:p>0.206198234999647</text:p>
          </table:table-cell>
        </table:table-row>
        <table:table-row table:style-name="ro1">
          <table:table-cell office:value-type="float" office:value="55.4298914989995" calcext:value-type="float">
            <text:p>55.4298914989995</text:p>
          </table:table-cell>
          <table:table-cell office:value-type="float" office:value="125000" calcext:value-type="float">
            <text:p>125000</text:p>
          </table:table-cell>
          <table:table-cell office:value-type="float" office:value="109965.11578782" calcext:value-type="float">
            <text:p>109965.11578782</text:p>
          </table:table-cell>
          <table:table-cell office:value-type="float" office:value="0.294623728000261" calcext:value-type="float">
            <text:p>0.29462372800026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9965.11578782" calcext:value-type="float">
            <text:p>109965.11578782</text:p>
          </table:table-cell>
          <table:table-cell office:value-type="float" office:value="0.203020269999797" calcext:value-type="float">
            <text:p>0.203020269999797</text:p>
          </table:table-cell>
        </table:table-row>
        <table:table-row table:style-name="ro1">
          <table:table-cell office:value-type="float" office:value="55.6328129309995" calcext:value-type="float">
            <text:p>55.6328129309995</text:p>
          </table:table-cell>
          <table:table-cell office:value-type="float" office:value="75000" calcext:value-type="float">
            <text:p>75000</text:p>
          </table:table-cell>
          <table:table-cell office:value-type="float" office:value="127747.578749791" calcext:value-type="float">
            <text:p>127747.578749791</text:p>
          </table:table-cell>
          <table:table-cell office:value-type="float" office:value="0.204966892000812" calcext:value-type="float">
            <text:p>0.2049668920008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81554.0542738663" calcext:value-type="float">
            <text:p>81554.0542738663</text:p>
          </table:table-cell>
          <table:table-cell office:value-type="float" office:value="0.204552907000107" calcext:value-type="float">
            <text:p>0.204552907000107</text:p>
          </table:table-cell>
        </table:table-row>
        <table:table-row table:style-name="ro1">
          <table:table-cell office:value-type="float" office:value="55.8396077609996" calcext:value-type="float">
            <text:p>55.8396077609996</text:p>
          </table:table-cell>
          <table:table-cell office:value-type="float" office:value="75000" calcext:value-type="float">
            <text:p>75000</text:p>
          </table:table-cell>
          <table:table-cell office:value-type="float" office:value="81554.0542738663" calcext:value-type="float">
            <text:p>81554.0542738663</text:p>
          </table:table-cell>
          <table:table-cell office:value-type="float" office:value="0.236822267000207" calcext:value-type="float">
            <text:p>0.23682226700020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648.5472498744" calcext:value-type="float">
            <text:p>76648.5472498744</text:p>
          </table:table-cell>
          <table:table-cell office:value-type="float" office:value="0.209914766000111" calcext:value-type="float">
            <text:p>0.209914766000111</text:p>
          </table:table-cell>
        </table:table-row>
        <table:table-row table:style-name="ro1">
          <table:table-cell office:value-type="float" office:value="56.0417238049995" calcext:value-type="float">
            <text:p>56.0417238049995</text:p>
          </table:table-cell>
          <table:table-cell office:value-type="float" office:value="75000" calcext:value-type="float">
            <text:p>75000</text:p>
          </table:table-cell>
          <table:table-cell office:value-type="float" office:value="76648.5472498744" calcext:value-type="float">
            <text:p>76648.5472498744</text:p>
          </table:table-cell>
          <table:table-cell office:value-type="float" office:value="0.208803251000063" calcext:value-type="float">
            <text:p>0.20880325100006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648.5472498744" calcext:value-type="float">
            <text:p>76648.5472498744</text:p>
          </table:table-cell>
          <table:table-cell office:value-type="float" office:value="0.208357679000073" calcext:value-type="float">
            <text:p>0.208357679000073</text:p>
          </table:table-cell>
        </table:table-row>
        <table:table-row table:style-name="ro1">
          <table:table-cell office:value-type="float" office:value="56.2440938509999" calcext:value-type="float">
            <text:p>56.2440938509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648.5472498744" calcext:value-type="float">
            <text:p>76648.5472498744</text:p>
          </table:table-cell>
          <table:table-cell office:value-type="float" office:value="0.206127485000252" calcext:value-type="float">
            <text:p>0.20612748500025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747.578749791" calcext:value-type="float">
            <text:p>127747.578749791</text:p>
          </table:table-cell>
          <table:table-cell office:value-type="float" office:value="0.204776030000176" calcext:value-type="float">
            <text:p>0.204776030000176</text:p>
          </table:table-cell>
        </table:table-row>
        <table:table-row table:style-name="ro1">
          <table:table-cell office:value-type="float" office:value="56.4453535359999" calcext:value-type="float">
            <text:p>56.4453535359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06899.173897825" calcext:value-type="float">
            <text:p>106899.173897825</text:p>
          </table:table-cell>
          <table:table-cell office:value-type="float" office:value="0.285914300000513" calcext:value-type="float">
            <text:p>0.28591430000051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6899.173897825" calcext:value-type="float">
            <text:p>106899.173897825</text:p>
          </table:table-cell>
          <table:table-cell office:value-type="float" office:value="0.205563428999994" calcext:value-type="float">
            <text:p>0.205563428999994</text:p>
          </table:table-cell>
        </table:table-row>
        <table:table-row table:style-name="ro1">
          <table:table-cell office:value-type="float" office:value="56.6474796399998" calcext:value-type="float">
            <text:p>56.6474796399998</text:p>
          </table:table-cell>
          <table:table-cell office:value-type="float" office:value="75000" calcext:value-type="float">
            <text:p>75000</text:p>
          </table:table-cell>
          <table:table-cell office:value-type="float" office:value="124068.448481797" calcext:value-type="float">
            <text:p>124068.448481797</text:p>
          </table:table-cell>
          <table:table-cell office:value-type="float" office:value="0.20419207499981" calcext:value-type="float">
            <text:p>0.2041920749998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969.4169818804" calcext:value-type="float">
            <text:p>72969.4169818804</text:p>
          </table:table-cell>
          <table:table-cell office:value-type="float" office:value="0.206500479000169" calcext:value-type="float">
            <text:p>0.206500479000169</text:p>
          </table:table-cell>
        </table:table-row>
        <table:table-row table:style-name="ro1">
          <table:table-cell office:value-type="float" office:value="56.8573985939993" calcext:value-type="float">
            <text:p>56.8573985939993</text:p>
          </table:table-cell>
          <table:table-cell office:value-type="float" office:value="75000" calcext:value-type="float">
            <text:p>75000</text:p>
          </table:table-cell>
          <table:table-cell office:value-type="float" office:value="75422.1704938764" calcext:value-type="float">
            <text:p>75422.1704938764</text:p>
          </table:table-cell>
          <table:table-cell office:value-type="float" office:value="0.204722250000486" calcext:value-type="float">
            <text:p>0.20472225000048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422.1704938764" calcext:value-type="float">
            <text:p>75422.1704938764</text:p>
          </table:table-cell>
          <table:table-cell office:value-type="float" office:value="0.2065774900002" calcext:value-type="float">
            <text:p>0.2065774900002</text:p>
          </table:table-cell>
        </table:table-row>
        <table:table-row table:style-name="ro1">
          <table:table-cell office:value-type="float" office:value="57.0597175799994" calcext:value-type="float">
            <text:p>57.0597175799994</text:p>
          </table:table-cell>
          <table:table-cell office:value-type="float" office:value="75000" calcext:value-type="float">
            <text:p>75000</text:p>
          </table:table-cell>
          <table:table-cell office:value-type="float" office:value="76572.0281249287" calcext:value-type="float">
            <text:p>76572.0281249287</text:p>
          </table:table-cell>
          <table:table-cell office:value-type="float" office:value="0.20472221" calcext:value-type="float">
            <text:p>0.2047222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72.0281249287" calcext:value-type="float">
            <text:p>76572.0281249287</text:p>
          </table:table-cell>
          <table:table-cell office:value-type="float" office:value="0.205118043999391" calcext:value-type="float">
            <text:p>0.205118043999391</text:p>
          </table:table-cell>
        </table:table-row>
        <table:table-row table:style-name="ro1">
          <table:table-cell office:value-type="float" office:value="57.2618912349999" calcext:value-type="float">
            <text:p>57.2618912349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572.0281249287" calcext:value-type="float">
            <text:p>76572.0281249287</text:p>
          </table:table-cell>
          <table:table-cell office:value-type="float" office:value="0.204334197000208" calcext:value-type="float">
            <text:p>0.2043341970002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620.046874881" calcext:value-type="float">
            <text:p>127620.046874881</text:p>
          </table:table-cell>
          <table:table-cell office:value-type="float" office:value="0.204750719999538" calcext:value-type="float">
            <text:p>0.204750719999538</text:p>
          </table:table-cell>
        </table:table-row>
        <table:table-row table:style-name="ro1">
          <table:table-cell office:value-type="float" office:value="57.4642805929998" calcext:value-type="float">
            <text:p>57.4642805929998</text:p>
          </table:table-cell>
          <table:table-cell office:value-type="float" office:value="125000" calcext:value-type="float">
            <text:p>125000</text:p>
          </table:table-cell>
          <table:table-cell office:value-type="float" office:value="100462.500899906" calcext:value-type="float">
            <text:p>100462.500899906</text:p>
          </table:table-cell>
          <table:table-cell office:value-type="float" office:value="0.30900065700007" calcext:value-type="float">
            <text:p>0.3090006570000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462.500899906" calcext:value-type="float">
            <text:p>100462.500899906</text:p>
          </table:table-cell>
          <table:table-cell office:value-type="float" office:value="0.20454855800017" calcext:value-type="float">
            <text:p>0.20454855800017</text:p>
          </table:table-cell>
        </table:table-row>
        <table:table-row table:style-name="ro1">
          <table:table-cell office:value-type="float" office:value="57.666760481" calcext:value-type="float">
            <text:p>57.666760481</text:p>
          </table:table-cell>
          <table:table-cell office:value-type="float" office:value="75000" calcext:value-type="float">
            <text:p>75000</text:p>
          </table:table-cell>
          <table:table-cell office:value-type="float" office:value="116593.674824891" calcext:value-type="float">
            <text:p>116593.674824891</text:p>
          </table:table-cell>
          <table:table-cell office:value-type="float" office:value="0.226419763000195" calcext:value-type="float">
            <text:p>0.22641976300019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5545.656074939" calcext:value-type="float">
            <text:p>65545.656074939</text:p>
          </table:table-cell>
          <table:table-cell office:value-type="float" office:value="0.233587360999991" calcext:value-type="float">
            <text:p>0.233587360999991</text:p>
          </table:table-cell>
        </table:table-row>
        <table:table-row table:style-name="ro1">
          <table:table-cell office:value-type="float" office:value="57.8692243999994" calcext:value-type="float">
            <text:p>57.8692243999994</text:p>
          </table:table-cell>
          <table:table-cell office:value-type="float" office:value="75000" calcext:value-type="float">
            <text:p>75000</text:p>
          </table:table-cell>
          <table:table-cell office:value-type="float" office:value="75346.8756749298" calcext:value-type="float">
            <text:p>75346.8756749298</text:p>
          </table:table-cell>
          <table:table-cell office:value-type="float" office:value="0.204412637999667" calcext:value-type="float">
            <text:p>0.2044126379996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46.8756749298" calcext:value-type="float">
            <text:p>75346.8756749298</text:p>
          </table:table-cell>
          <table:table-cell office:value-type="float" office:value="0.20604563500001" calcext:value-type="float">
            <text:p>0.20604563500001</text:p>
          </table:table-cell>
        </table:table-row>
        <table:table-row table:style-name="ro1">
          <table:table-cell office:value-type="float" office:value="58.0714292549992" calcext:value-type="float">
            <text:p>58.0714292549992</text:p>
          </table:table-cell>
          <table:table-cell office:value-type="float" office:value="75000" calcext:value-type="float">
            <text:p>75000</text:p>
          </table:table-cell>
          <table:table-cell office:value-type="float" office:value="75346.8756749298" calcext:value-type="float">
            <text:p>75346.8756749298</text:p>
          </table:table-cell>
          <table:table-cell office:value-type="float" office:value="0.204084375000093" calcext:value-type="float">
            <text:p>0.20408437500009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46.8756749298" calcext:value-type="float">
            <text:p>75346.8756749298</text:p>
          </table:table-cell>
          <table:table-cell office:value-type="float" office:value="0.204237533999731" calcext:value-type="float">
            <text:p>0.204237533999731</text:p>
          </table:table-cell>
        </table:table-row>
        <table:table-row table:style-name="ro1">
          <table:table-cell office:value-type="float" office:value="58.2742544579996" calcext:value-type="float">
            <text:p>58.2742544579996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346.8756749298" calcext:value-type="float">
            <text:p>75346.8756749298</text:p>
          </table:table-cell>
          <table:table-cell office:value-type="float" office:value="0.204043296000236" calcext:value-type="float">
            <text:p>0.20404329600023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394.894424882" calcext:value-type="float">
            <text:p>126394.894424882</text:p>
          </table:table-cell>
          <table:table-cell office:value-type="float" office:value="0.207752273000551" calcext:value-type="float">
            <text:p>0.207752273000551</text:p>
          </table:table-cell>
        </table:table-row>
        <table:table-row table:style-name="ro1">
          <table:table-cell office:value-type="float" office:value="58.4764478939997" calcext:value-type="float">
            <text:p>58.4764478939997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266.962500056" calcext:value-type="float">
            <text:p>123266.962500056</text:p>
          </table:table-cell>
          <table:table-cell office:value-type="float" office:value="0.288736720000088" calcext:value-type="float">
            <text:p>0.2887367200000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266.962500056" calcext:value-type="float">
            <text:p>123266.962500056</text:p>
          </table:table-cell>
          <table:table-cell office:value-type="float" office:value="0.204264455000157" calcext:value-type="float">
            <text:p>0.204264455000157</text:p>
          </table:table-cell>
        </table:table-row>
        <table:table-row table:style-name="ro1">
          <table:table-cell office:value-type="float" office:value="58.67865927" calcext:value-type="float">
            <text:p>58.67865927</text:p>
          </table:table-cell>
          <table:table-cell office:value-type="float" office:value="75000" calcext:value-type="float">
            <text:p>75000</text:p>
          </table:table-cell>
          <table:table-cell office:value-type="float" office:value="123854.280672143" calcext:value-type="float">
            <text:p>123854.280672143</text:p>
          </table:table-cell>
          <table:table-cell office:value-type="float" office:value="0.207462459999988" calcext:value-type="float">
            <text:p>0.2074624599999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843.4566720844" calcext:value-type="float">
            <text:p>72843.4566720844</text:p>
          </table:table-cell>
          <table:table-cell office:value-type="float" office:value="0.204020031999789" calcext:value-type="float">
            <text:p>0.204020031999789</text:p>
          </table:table-cell>
        </table:table-row>
        <table:table-row table:style-name="ro1">
          <table:table-cell office:value-type="float" office:value="58.8820120379996" calcext:value-type="float">
            <text:p>58.8820120379996</text:p>
          </table:table-cell>
          <table:table-cell office:value-type="float" office:value="75000" calcext:value-type="float">
            <text:p>75000</text:p>
          </table:table-cell>
          <table:table-cell office:value-type="float" office:value="74067.7164480858" calcext:value-type="float">
            <text:p>74067.7164480858</text:p>
          </table:table-cell>
          <table:table-cell office:value-type="float" office:value="0.205389309000566" calcext:value-type="float">
            <text:p>0.20538930900056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067.7164480858" calcext:value-type="float">
            <text:p>74067.7164480858</text:p>
          </table:table-cell>
          <table:table-cell office:value-type="float" office:value="0.204259205000199" calcext:value-type="float">
            <text:p>0.204259205000199</text:p>
          </table:table-cell>
        </table:table-row>
        <table:table-row table:style-name="ro1">
          <table:table-cell office:value-type="float" office:value="59.1286156689994" calcext:value-type="float">
            <text:p>59.1286156689994</text:p>
          </table:table-cell>
          <table:table-cell office:value-type="float" office:value="75000" calcext:value-type="float">
            <text:p>75000</text:p>
          </table:table-cell>
          <table:table-cell office:value-type="float" office:value="74067.7164480858" calcext:value-type="float">
            <text:p>74067.7164480858</text:p>
          </table:table-cell>
          <table:table-cell office:value-type="float" office:value="0.231314763999762" calcext:value-type="float">
            <text:p>0.2313147639997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067.7164480858" calcext:value-type="float">
            <text:p>74067.7164480858</text:p>
          </table:table-cell>
          <table:table-cell office:value-type="float" office:value="0.20461923899984" calcext:value-type="float">
            <text:p>0.20461923899984</text:p>
          </table:table-cell>
        </table:table-row>
        <table:table-row table:style-name="ro1">
          <table:table-cell office:value-type="float" office:value="59.3305531829992" calcext:value-type="float">
            <text:p>59.3305531829992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516.2360000886" calcext:value-type="float">
            <text:p>76516.2360000886</text:p>
          </table:table-cell>
          <table:table-cell office:value-type="float" office:value="0.209005235999939" calcext:value-type="float">
            <text:p>0.20900523599993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527.060000148" calcext:value-type="float">
            <text:p>127527.060000148</text:p>
          </table:table-cell>
          <table:table-cell office:value-type="float" office:value="0.204831441999886" calcext:value-type="float">
            <text:p>0.204831441999886</text:p>
          </table:table-cell>
        </table:table-row>
        <table:table-row table:style-name="ro1">
          <table:table-cell office:value-type="float" office:value="59.5415183199993" calcext:value-type="float">
            <text:p>59.5415183199993</text:p>
          </table:table-cell>
          <table:table-cell office:value-type="float" office:value="125000" calcext:value-type="float">
            <text:p>125000</text:p>
          </table:table-cell>
          <table:table-cell office:value-type="float" office:value="110387.423136128" calcext:value-type="float">
            <text:p>110387.423136128</text:p>
          </table:table-cell>
          <table:table-cell office:value-type="float" office:value="0.296849524999743" calcext:value-type="float">
            <text:p>0.29684952499974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0183.379840128" calcext:value-type="float">
            <text:p>110183.379840128</text:p>
          </table:table-cell>
          <table:table-cell office:value-type="float" office:value="0.226189568999871" calcext:value-type="float">
            <text:p>0.226189568999871</text:p>
          </table:table-cell>
        </table:table-row>
        <table:table-row table:style-name="ro1">
          <table:table-cell office:value-type="float" office:value="59.743684776" calcext:value-type="float">
            <text:p>59.743684776</text:p>
          </table:table-cell>
          <table:table-cell office:value-type="float" office:value="75000" calcext:value-type="float">
            <text:p>75000</text:p>
          </table:table-cell>
          <table:table-cell office:value-type="float" office:value="127323.016704147" calcext:value-type="float">
            <text:p>127323.016704147</text:p>
          </table:table-cell>
          <table:table-cell office:value-type="float" office:value="0.204660792000141" calcext:value-type="float">
            <text:p>0.20466079200014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16.2360000886" calcext:value-type="float">
            <text:p>76516.2360000886</text:p>
          </table:table-cell>
          <table:table-cell office:value-type="float" office:value="0.204520348999722" calcext:value-type="float">
            <text:p>0.204520348999722</text:p>
          </table:table-cell>
        </table:table-row>
        <table:table-row table:style-name="ro1">
          <table:table-cell office:value-type="float" office:value="59.9455811799999" calcext:value-type="float">
            <text:p>59.945581179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291.9762240872" calcext:value-type="float">
            <text:p>75291.9762240872</text:p>
          </table:table-cell>
          <table:table-cell office:value-type="float" office:value="0.208511001999796" calcext:value-type="float">
            <text:p>0.20851100199979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1619.1968960829" calcext:value-type="float">
            <text:p>71619.1968960829</text:p>
          </table:table-cell>
          <table:table-cell office:value-type="float" office:value="0.204758141000639" calcext:value-type="float">
            <text:p>0.204758141000639</text:p>
          </table:table-cell>
        </table:table-row>
        <table:table-row table:style-name="ro1">
          <table:table-cell office:value-type="float" office:value="60.1474779849996" calcext:value-type="float">
            <text:p>60.1474779849996</text:p>
          </table:table-cell>
          <table:table-cell office:value-type="float" office:value="125000" calcext:value-type="float">
            <text:p>125000</text:p>
          </table:table-cell>
          <table:table-cell office:value-type="float" office:value="70394.9371200815" calcext:value-type="float">
            <text:p>70394.9371200815</text:p>
          </table:table-cell>
          <table:table-cell office:value-type="float" office:value="0.205079097000635" calcext:value-type="float">
            <text:p>0.20507909700063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078.540448145" calcext:value-type="float">
            <text:p>125078.540448145</text:p>
          </table:table-cell>
          <table:table-cell office:value-type="float" office:value="0.204999243999737" calcext:value-type="float">
            <text:p>0.204999243999737</text:p>
          </table:table-cell>
        </table:table-row>
        <table:table-row table:style-name="ro1">
          <table:table-cell office:value-type="float" office:value="60.3601288489999" calcext:value-type="float">
            <text:p>60.3601288489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0394.9371200815" calcext:value-type="float">
            <text:p>70394.9371200815</text:p>
          </table:table-cell>
          <table:table-cell office:value-type="float" office:value="0.266664396999659" calcext:value-type="float">
            <text:p>0.26666439699965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394.9371200815" calcext:value-type="float">
            <text:p>70394.9371200815</text:p>
          </table:table-cell>
          <table:table-cell office:value-type="float" office:value="0.204156664999573" calcext:value-type="float">
            <text:p>0.204156664999573</text:p>
          </table:table-cell>
        </table:table-row>
        <table:table-row table:style-name="ro1">
          <table:table-cell office:value-type="float" office:value="60.5623032969997" calcext:value-type="float">
            <text:p>60.5623032969997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7527.060000148" calcext:value-type="float">
            <text:p>127527.060000148</text:p>
          </table:table-cell>
          <table:table-cell office:value-type="float" office:value="0.204797313999734" calcext:value-type="float">
            <text:p>0.20479731399973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527.060000148" calcext:value-type="float">
            <text:p>127527.060000148</text:p>
          </table:table-cell>
          <table:table-cell office:value-type="float" office:value="0.204104694000307" calcext:value-type="float">
            <text:p>0.204104694000307</text:p>
          </table:table-cell>
        </table:table-row>
        <table:table-row table:style-name="ro1">
          <table:table-cell office:value-type="float" office:value="60.7658327679992" calcext:value-type="float">
            <text:p>60.7658327679992</text:p>
          </table:table-cell>
          <table:table-cell office:value-type="float" office:value="75000" calcext:value-type="float">
            <text:p>75000</text:p>
          </table:table-cell>
          <table:table-cell office:value-type="float" office:value="118957.241568138" calcext:value-type="float">
            <text:p>118957.241568138</text:p>
          </table:table-cell>
          <table:table-cell office:value-type="float" office:value="0.226156082000671" calcext:value-type="float">
            <text:p>0.22615608200067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7946.4175680787" calcext:value-type="float">
            <text:p>67946.4175680787</text:p>
          </table:table-cell>
          <table:table-cell office:value-type="float" office:value="0.204108724000434" calcext:value-type="float">
            <text:p>0.204108724000434</text:p>
          </table:table-cell>
        </table:table-row>
        <table:table-row table:style-name="ro1">
          <table:table-cell office:value-type="float" office:value="60.9689770049999" calcext:value-type="float">
            <text:p>60.968977004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4067.7164480858" calcext:value-type="float">
            <text:p>74067.7164480858</text:p>
          </table:table-cell>
          <table:table-cell office:value-type="float" office:value="0.20728397000039" calcext:value-type="float">
            <text:p>0.2072839700003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067.7164480858" calcext:value-type="float">
            <text:p>74067.7164480858</text:p>
          </table:table-cell>
          <table:table-cell office:value-type="float" office:value="0.205697242000497" calcext:value-type="float">
            <text:p>0.205697242000497</text:p>
          </table:table-cell>
        </table:table-row>
        <table:table-row table:style-name="ro1">
          <table:table-cell office:value-type="float" office:value="61.1706572179992" calcext:value-type="float">
            <text:p>61.1706572179992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291.9762240872" calcext:value-type="float">
            <text:p>75291.9762240872</text:p>
          </table:table-cell>
          <table:table-cell office:value-type="float" office:value="0.204205849000573" calcext:value-type="float">
            <text:p>0.20420584900057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098.756928146" calcext:value-type="float">
            <text:p>126098.756928146</text:p>
          </table:table-cell>
          <table:table-cell office:value-type="float" office:value="0.204701550999744" calcext:value-type="float">
            <text:p>0.204701550999744</text:p>
          </table:table-cell>
        </table:table-row>
        <table:table-row table:style-name="ro1">
          <table:table-cell office:value-type="float" office:value="61.3726511949999" calcext:value-type="float">
            <text:p>61.3726511949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904.1061120879" calcext:value-type="float">
            <text:p>75904.1061120879</text:p>
          </table:table-cell>
          <table:table-cell office:value-type="float" office:value="0.259558104999996" calcext:value-type="float">
            <text:p>0.25955810499999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108.1494080881" calcext:value-type="float">
            <text:p>76108.1494080881</text:p>
          </table:table-cell>
          <table:table-cell office:value-type="float" office:value="0.204566019000595" calcext:value-type="float">
            <text:p>0.204566019000595</text:p>
          </table:table-cell>
        </table:table-row>
        <table:table-row table:style-name="ro1">
          <table:table-cell office:value-type="float" office:value="61.5744413389994" calcext:value-type="float">
            <text:p>61.5744413389994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854.280672143" calcext:value-type="float">
            <text:p>123854.280672143</text:p>
          </table:table-cell>
          <table:table-cell office:value-type="float" office:value="0.206273280999994" calcext:value-type="float">
            <text:p>0.20627328099999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854.280672143" calcext:value-type="float">
            <text:p>123854.280672143</text:p>
          </table:table-cell>
          <table:table-cell office:value-type="float" office:value="0.204268436000348" calcext:value-type="float">
            <text:p>0.204268436000348</text:p>
          </table:table-cell>
        </table:table-row>
        <table:table-row table:style-name="ro1">
          <table:table-cell office:value-type="float" office:value="61.7770743319998" calcext:value-type="float">
            <text:p>61.7770743319998</text:p>
          </table:table-cell>
          <table:table-cell office:value-type="float" office:value="75000" calcext:value-type="float">
            <text:p>75000</text:p>
          </table:table-cell>
          <table:table-cell office:value-type="float" office:value="123952.950343348" calcext:value-type="float">
            <text:p>123952.950343348</text:p>
          </table:table-cell>
          <table:table-cell office:value-type="float" office:value="0.207148679999591" calcext:value-type="float">
            <text:p>0.20714867999959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901.4880932045" calcext:value-type="float">
            <text:p>72901.4880932045</text:p>
          </table:table-cell>
          <table:table-cell office:value-type="float" office:value="0.204038632999982" calcext:value-type="float">
            <text:p>0.204038632999982</text:p>
          </table:table-cell>
        </table:table-row>
        <table:table-row table:style-name="ro1">
          <table:table-cell office:value-type="float" office:value="61.9800691589999" calcext:value-type="float">
            <text:p>61.980069158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4126.723187208" calcext:value-type="float">
            <text:p>74126.723187208</text:p>
          </table:table-cell>
          <table:table-cell office:value-type="float" office:value="0.207058588000109" calcext:value-type="float">
            <text:p>0.20705858800010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26.723187208" calcext:value-type="float">
            <text:p>74126.723187208</text:p>
          </table:table-cell>
          <table:table-cell office:value-type="float" office:value="0.204251626000769" calcext:value-type="float">
            <text:p>0.204251626000769</text:p>
          </table:table-cell>
        </table:table-row>
        <table:table-row table:style-name="ro1">
          <table:table-cell office:value-type="float" office:value="62.1823421279996" calcext:value-type="float">
            <text:p>62.1823421279996</text:p>
          </table:table-cell>
          <table:table-cell office:value-type="float" office:value="125000" calcext:value-type="float">
            <text:p>125000</text:p>
          </table:table-cell>
          <table:table-cell office:value-type="float" office:value="72901.4880932045" calcext:value-type="float">
            <text:p>72901.4880932045</text:p>
          </table:table-cell>
          <table:table-cell office:value-type="float" office:value="0.207726476000062" calcext:value-type="float">
            <text:p>0.2077264760000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4553.394688293" calcext:value-type="float">
            <text:p>104553.394688293</text:p>
          </table:table-cell>
          <table:table-cell office:value-type="float" office:value="0.204337017000398" calcext:value-type="float">
            <text:p>0.204337017000398</text:p>
          </table:table-cell>
        </table:table-row>
        <table:table-row table:style-name="ro1">
          <table:table-cell office:value-type="float" office:value="62.3841546839994" calcext:value-type="float">
            <text:p>62.3841546839994</text:p>
          </table:table-cell>
          <table:table-cell office:value-type="float" office:value="125000" calcext:value-type="float">
            <text:p>125000</text:p>
          </table:table-cell>
          <table:table-cell office:value-type="float" office:value="43291.6399881215" calcext:value-type="float">
            <text:p>43291.6399881215</text:p>
          </table:table-cell>
          <table:table-cell office:value-type="float" office:value="0.245996767000179" calcext:value-type="float">
            <text:p>0.24599676700017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2691.1956431759" calcext:value-type="float">
            <text:p>62691.1956431759</text:p>
          </table:table-cell>
          <table:table-cell office:value-type="float" office:value="0.204459169000074" calcext:value-type="float">
            <text:p>0.204459169000074</text:p>
          </table:table-cell>
        </table:table-row>
        <table:table-row table:style-name="ro1">
          <table:table-cell office:value-type="float" office:value="62.5855583749999" calcext:value-type="float">
            <text:p>62.585558374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5178.185437351" calcext:value-type="float">
            <text:p>125178.185437351</text:p>
          </table:table-cell>
          <table:table-cell office:value-type="float" office:value="0.20614064900019" calcext:value-type="float">
            <text:p>0.20614064900019</text:p>
          </table:table-cell>
          <table:table-cell office:value-type="float" office:value="100000" calcext:value-type="float">
            <text:p>100000</text:p>
          </table:table-cell>
          <table:table-cell office:value-type="float" office:value="94343.1022382647" calcext:value-type="float">
            <text:p>94343.1022382647</text:p>
          </table:table-cell>
          <table:table-cell office:value-type="float" office:value="0.208754415999465" calcext:value-type="float">
            <text:p>0.208754415999465</text:p>
          </table:table-cell>
        </table:table-row>
        <table:table-row table:style-name="ro1">
          <table:table-cell office:value-type="float" office:value="62.7878178849996" calcext:value-type="float">
            <text:p>62.7878178849996</text:p>
          </table:table-cell>
          <table:table-cell office:value-type="float" office:value="75000" calcext:value-type="float">
            <text:p>75000</text:p>
          </table:table-cell>
          <table:table-cell office:value-type="float" office:value="96793.5724262716" calcext:value-type="float">
            <text:p>96793.5724262716</text:p>
          </table:table-cell>
          <table:table-cell office:value-type="float" office:value="0.204300911000246" calcext:value-type="float">
            <text:p>0.20430091100024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77.1933752149" calcext:value-type="float">
            <text:p>76577.1933752149</text:p>
          </table:table-cell>
          <table:table-cell office:value-type="float" office:value="0.205347608000011" calcext:value-type="float">
            <text:p>0.205347608000011</text:p>
          </table:table-cell>
        </table:table-row>
        <table:table-row table:style-name="ro1">
          <table:table-cell office:value-type="float" office:value="62.9893016659999" calcext:value-type="float">
            <text:p>62.989301665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6577.1933752149" calcext:value-type="float">
            <text:p>76577.1933752149</text:p>
          </table:table-cell>
          <table:table-cell office:value-type="float" office:value="0.210704527000416" calcext:value-type="float">
            <text:p>0.2107045270004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77.1933752149" calcext:value-type="float">
            <text:p>76577.1933752149</text:p>
          </table:table-cell>
          <table:table-cell office:value-type="float" office:value="0.204788353000367" calcext:value-type="float">
            <text:p>0.204788353000367</text:p>
          </table:table-cell>
        </table:table-row>
        <table:table-row table:style-name="ro1">
          <table:table-cell office:value-type="float" office:value="63.1916048869998" calcext:value-type="float">
            <text:p>63.1916048869998</text:p>
          </table:table-cell>
          <table:table-cell office:value-type="float" office:value="125000" calcext:value-type="float">
            <text:p>125000</text:p>
          </table:table-cell>
          <table:table-cell office:value-type="float" office:value="60649.1371531702" calcext:value-type="float">
            <text:p>60649.1371531702</text:p>
          </table:table-cell>
          <table:table-cell office:value-type="float" office:value="0.23150583899951" calcext:value-type="float">
            <text:p>0.2315058389995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081.895255284" calcext:value-type="float">
            <text:p>101081.895255284</text:p>
          </table:table-cell>
          <table:table-cell office:value-type="float" office:value="0.204305026999464" calcext:value-type="float">
            <text:p>0.204305026999464</text:p>
          </table:table-cell>
        </table:table-row>
        <table:table-row table:style-name="ro1">
          <table:table-cell office:value-type="float" office:value="63.3926094849994" calcext:value-type="float">
            <text:p>63.3926094849994</text:p>
          </table:table-cell>
          <table:table-cell office:value-type="float" office:value="125000" calcext:value-type="float">
            <text:p>125000</text:p>
          </table:table-cell>
          <table:table-cell office:value-type="float" office:value="83928.6039392355" calcext:value-type="float">
            <text:p>83928.6039392355</text:p>
          </table:table-cell>
          <table:table-cell office:value-type="float" office:value="0.250217042000259" calcext:value-type="float">
            <text:p>0.250217042000259</text:p>
          </table:table-cell>
          <table:table-cell office:value-type="float" office:value="100000" calcext:value-type="float">
            <text:p>100000</text:p>
          </table:table-cell>
          <table:table-cell office:value-type="float" office:value="94547.3080872653" calcext:value-type="float">
            <text:p>94547.3080872653</text:p>
          </table:table-cell>
          <table:table-cell office:value-type="float" office:value="0.204610400999627" calcext:value-type="float">
            <text:p>0.204610400999627</text:p>
          </table:table-cell>
        </table:table-row>
        <table:table-row table:style-name="ro1">
          <table:table-cell office:value-type="float" office:value="63.5937185839994" calcext:value-type="float">
            <text:p>63.5937185839994</text:p>
          </table:table-cell>
          <table:table-cell office:value-type="float" office:value="75000" calcext:value-type="float">
            <text:p>75000</text:p>
          </table:table-cell>
          <table:table-cell office:value-type="float" office:value="123952.950343348" calcext:value-type="float">
            <text:p>123952.950343348</text:p>
          </table:table-cell>
          <table:table-cell office:value-type="float" office:value="0.206977879000078" calcext:value-type="float">
            <text:p>0.2069778790000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4547.3080872653" calcext:value-type="float">
            <text:p>94547.3080872653</text:p>
          </table:table-cell>
          <table:table-cell office:value-type="float" office:value="0.204519488999722" calcext:value-type="float">
            <text:p>0.204519488999722</text:p>
          </table:table-cell>
        </table:table-row>
        <table:table-row table:style-name="ro1">
          <table:table-cell office:value-type="float" office:value="63.7952791369999" calcext:value-type="float">
            <text:p>63.795279136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98223.0133692756" calcext:value-type="float">
            <text:p>98223.0133692756</text:p>
          </table:table-cell>
          <table:table-cell office:value-type="float" office:value="0.207309731999885" calcext:value-type="float">
            <text:p>0.20730973199988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77.1933752149" calcext:value-type="float">
            <text:p>76577.1933752149</text:p>
          </table:table-cell>
          <table:table-cell office:value-type="float" office:value="0.204295387999991" calcext:value-type="float">
            <text:p>0.204295387999991</text:p>
          </table:table-cell>
        </table:table-row>
        <table:table-row table:style-name="ro1">
          <table:table-cell office:value-type="float" office:value="63.9981543439999" calcext:value-type="float">
            <text:p>63.998154343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6577.1933752149" calcext:value-type="float">
            <text:p>76577.1933752149</text:p>
          </table:table-cell>
          <table:table-cell office:value-type="float" office:value="0.205178760000308" calcext:value-type="float">
            <text:p>0.2051787600003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77.1933752149" calcext:value-type="float">
            <text:p>76577.1933752149</text:p>
          </table:table-cell>
          <table:table-cell office:value-type="float" office:value="0.208893269000328" calcext:value-type="float">
            <text:p>0.208893269000328</text:p>
          </table:table-cell>
        </table:table-row>
        <table:table-row table:style-name="ro1">
          <table:table-cell office:value-type="float" office:value="64.200763289" calcext:value-type="float">
            <text:p>64.20076328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577.1933752149" calcext:value-type="float">
            <text:p>76577.1933752149</text:p>
          </table:table-cell>
          <table:table-cell office:value-type="float" office:value="0.204387943000256" calcext:value-type="float">
            <text:p>0.20438794300025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628.655625358" calcext:value-type="float">
            <text:p>127628.655625358</text:p>
          </table:table-cell>
          <table:table-cell office:value-type="float" office:value="0.204784232999373" calcext:value-type="float">
            <text:p>0.204784232999373</text:p>
          </table:table-cell>
        </table:table-row>
        <table:table-row table:style-name="ro1">
          <table:table-cell office:value-type="float" office:value="64.403700027" calcext:value-type="float">
            <text:p>64.403700027</text:p>
          </table:table-cell>
          <table:table-cell office:value-type="float" office:value="125000" calcext:value-type="float">
            <text:p>125000</text:p>
          </table:table-cell>
          <table:table-cell office:value-type="float" office:value="98427.2192182762" calcext:value-type="float">
            <text:p>98427.2192182762</text:p>
          </table:table-cell>
          <table:table-cell office:value-type="float" office:value="0.281779615000232" calcext:value-type="float">
            <text:p>0.2817796150002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427.2192182762" calcext:value-type="float">
            <text:p>98427.2192182762</text:p>
          </table:table-cell>
          <table:table-cell office:value-type="float" office:value="0.204457168999397" calcext:value-type="float">
            <text:p>0.204457168999397</text:p>
          </table:table-cell>
        </table:table-row>
        <table:table-row table:style-name="ro1">
          <table:table-cell office:value-type="float" office:value="64.605775776" calcext:value-type="float">
            <text:p>64.605775776</text:p>
          </table:table-cell>
          <table:table-cell office:value-type="float" office:value="75000" calcext:value-type="float">
            <text:p>75000</text:p>
          </table:table-cell>
          <table:table-cell office:value-type="float" office:value="122784.847511148" calcext:value-type="float">
            <text:p>122784.847511148</text:p>
          </table:table-cell>
          <table:table-cell office:value-type="float" office:value="0.207365433000632" calcext:value-type="float">
            <text:p>0.2073654330006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93365.5163271124" calcext:value-type="float">
            <text:p>93365.5163271124</text:p>
          </table:table-cell>
          <table:table-cell office:value-type="float" office:value="0.267672855000455" calcext:value-type="float">
            <text:p>0.267672855000455</text:p>
          </table:table-cell>
        </table:table-row>
        <table:table-row table:style-name="ro1">
          <table:table-cell office:value-type="float" office:value="64.8081919289998" calcext:value-type="float">
            <text:p>64.8081919289998</text:p>
          </table:table-cell>
          <table:table-cell office:value-type="float" office:value="75000" calcext:value-type="float">
            <text:p>75000</text:p>
          </table:table-cell>
          <table:table-cell office:value-type="float" office:value="98268.7381911183" calcext:value-type="float">
            <text:p>98268.7381911183</text:p>
          </table:table-cell>
          <table:table-cell office:value-type="float" office:value="0.210112521000156" calcext:value-type="float">
            <text:p>0.21011252100015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612.8416250922" calcext:value-type="float">
            <text:p>76612.8416250922</text:p>
          </table:table-cell>
          <table:table-cell office:value-type="float" office:value="0.204964234999352" calcext:value-type="float">
            <text:p>0.204964234999352</text:p>
          </table:table-cell>
        </table:table-row>
        <table:table-row table:style-name="ro1">
          <table:table-cell office:value-type="float" office:value="65.0113268789992" calcext:value-type="float">
            <text:p>65.0113268789992</text:p>
          </table:table-cell>
          <table:table-cell office:value-type="float" office:value="75000" calcext:value-type="float">
            <text:p>75000</text:p>
          </table:table-cell>
          <table:table-cell office:value-type="float" office:value="76612.8416250922" calcext:value-type="float">
            <text:p>76612.8416250922</text:p>
          </table:table-cell>
          <table:table-cell office:value-type="float" office:value="0.205154551000305" calcext:value-type="float">
            <text:p>0.20515455100030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612.8416250922" calcext:value-type="float">
            <text:p>76612.8416250922</text:p>
          </table:table-cell>
          <table:table-cell office:value-type="float" office:value="0.205351419999715" calcext:value-type="float">
            <text:p>0.205351419999715</text:p>
          </table:table-cell>
        </table:table-row>
        <table:table-row table:style-name="ro1">
          <table:table-cell office:value-type="float" office:value="65.2128161329993" calcext:value-type="float">
            <text:p>65.2128161329993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612.8416250922" calcext:value-type="float">
            <text:p>76612.8416250922</text:p>
          </table:table-cell>
          <table:table-cell office:value-type="float" office:value="0.204992220000349" calcext:value-type="float">
            <text:p>0.20499222000034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688.069375154" calcext:value-type="float">
            <text:p>127688.069375154</text:p>
          </table:table-cell>
          <table:table-cell office:value-type="float" office:value="0.204848084000332" calcext:value-type="float">
            <text:p>0.204848084000332</text:p>
          </table:table-cell>
        </table:table-row>
        <table:table-row table:style-name="ro1">
          <table:table-cell office:value-type="float" office:value="65.4146968619998" calcext:value-type="float">
            <text:p>65.4146968619998</text:p>
          </table:table-cell>
          <table:table-cell office:value-type="float" office:value="125000" calcext:value-type="float">
            <text:p>125000</text:p>
          </table:table-cell>
          <table:table-cell office:value-type="float" office:value="98268.7381911183" calcext:value-type="float">
            <text:p>98268.7381911183</text:p>
          </table:table-cell>
          <table:table-cell office:value-type="float" office:value="0.279221791000055" calcext:value-type="float">
            <text:p>0.279221791000055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268.7381911183" calcext:value-type="float">
            <text:p>98268.7381911183</text:p>
          </table:table-cell>
          <table:table-cell office:value-type="float" office:value="0.20807410999987" calcext:value-type="float">
            <text:p>0.20807410999987</text:p>
          </table:table-cell>
        </table:table-row>
        <table:table-row table:style-name="ro1">
          <table:table-cell office:value-type="float" office:value="65.6159881539998" calcext:value-type="float">
            <text:p>65.6159881539998</text:p>
          </table:table-cell>
          <table:table-cell office:value-type="float" office:value="75000" calcext:value-type="float">
            <text:p>75000</text:p>
          </table:table-cell>
          <table:table-cell office:value-type="float" office:value="125236.458443151" calcext:value-type="float">
            <text:p>125236.458443151</text:p>
          </table:table-cell>
          <table:table-cell office:value-type="float" office:value="0.206764737999947" calcext:value-type="float">
            <text:p>0.206764737999947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913.9053951094" calcext:value-type="float">
            <text:p>90913.9053951094</text:p>
          </table:table-cell>
          <table:table-cell office:value-type="float" office:value="0.204261478000262" calcext:value-type="float">
            <text:p>0.204261478000262</text:p>
          </table:table-cell>
        </table:table-row>
        <table:table-row table:style-name="ro1">
          <table:table-cell office:value-type="float" office:value="65.8181535449994" calcext:value-type="float">
            <text:p>65.8181535449994</text:p>
          </table:table-cell>
          <table:table-cell office:value-type="float" office:value="75000" calcext:value-type="float">
            <text:p>75000</text:p>
          </table:table-cell>
          <table:table-cell office:value-type="float" office:value="93365.5163271124" calcext:value-type="float">
            <text:p>93365.5163271124</text:p>
          </table:table-cell>
          <table:table-cell office:value-type="float" office:value="0.20687086900034" calcext:value-type="float">
            <text:p>0.2068708690003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612.8416250922" calcext:value-type="float">
            <text:p>76612.8416250922</text:p>
          </table:table-cell>
          <table:table-cell office:value-type="float" office:value="0.204227776999687" calcext:value-type="float">
            <text:p>0.204227776999687</text:p>
          </table:table-cell>
        </table:table-row>
        <table:table-row table:style-name="ro1">
          <table:table-cell office:value-type="float" office:value="66.0211634839998" calcext:value-type="float">
            <text:p>66.0211634839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6612.8416250922" calcext:value-type="float">
            <text:p>76612.8416250922</text:p>
          </table:table-cell>
          <table:table-cell office:value-type="float" office:value="0.204583835999983" calcext:value-type="float">
            <text:p>0.20458383599998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612.8416250922" calcext:value-type="float">
            <text:p>76612.8416250922</text:p>
          </table:table-cell>
          <table:table-cell office:value-type="float" office:value="0.204252428000473" calcext:value-type="float">
            <text:p>0.204252428000473</text:p>
          </table:table-cell>
        </table:table-row>
        <table:table-row table:style-name="ro1">
          <table:table-cell office:value-type="float" office:value="66.2243958069994" calcext:value-type="float">
            <text:p>66.2243958069994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645.4786250961" calcext:value-type="float">
            <text:p>76645.4786250961</text:p>
          </table:table-cell>
          <table:table-cell office:value-type="float" office:value="0.207160193000163" calcext:value-type="float">
            <text:p>0.20716019300016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742.46437516" calcext:value-type="float">
            <text:p>127742.46437516</text:p>
          </table:table-cell>
          <table:table-cell office:value-type="float" office:value="0.20462980100001" calcext:value-type="float">
            <text:p>0.20462980100001</text:p>
          </table:table-cell>
        </table:table-row>
        <table:table-row table:style-name="ro1">
          <table:table-cell office:value-type="float" office:value="66.4258000209993" calcext:value-type="float">
            <text:p>66.4258000209993</text:p>
          </table:table-cell>
          <table:table-cell office:value-type="float" office:value="125000" calcext:value-type="float">
            <text:p>125000</text:p>
          </table:table-cell>
          <table:table-cell office:value-type="float" office:value="99741.316184125" calcext:value-type="float">
            <text:p>99741.316184125</text:p>
          </table:table-cell>
          <table:table-cell office:value-type="float" office:value="0.278660234999734" calcext:value-type="float">
            <text:p>0.278660234999734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741.316184125" calcext:value-type="float">
            <text:p>99741.316184125</text:p>
          </table:table-cell>
          <table:table-cell office:value-type="float" office:value="0.206401592000475" calcext:value-type="float">
            <text:p>0.206401592000475</text:p>
          </table:table-cell>
        </table:table-row>
        <table:table-row table:style-name="ro1">
          <table:table-cell office:value-type="float" office:value="66.6271781249998" calcext:value-type="float">
            <text:p>66.6271781249998</text:p>
          </table:table-cell>
          <table:table-cell office:value-type="float" office:value="75000" calcext:value-type="float">
            <text:p>75000</text:p>
          </table:table-cell>
          <table:table-cell office:value-type="float" office:value="122837.153743154" calcext:value-type="float">
            <text:p>122837.153743154</text:p>
          </table:table-cell>
          <table:table-cell office:value-type="float" office:value="0.207104921999417" calcext:value-type="float">
            <text:p>0.2071049219994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88499.9793191109" calcext:value-type="float">
            <text:p>88499.9793191109</text:p>
          </table:table-cell>
          <table:table-cell office:value-type="float" office:value="0.205055276999701" calcext:value-type="float">
            <text:p>0.205055276999701</text:p>
          </table:table-cell>
        </table:table-row>
        <table:table-row table:style-name="ro1">
          <table:table-cell office:value-type="float" office:value="66.8299878429998" calcext:value-type="float">
            <text:p>66.8299878429998</text:p>
          </table:table-cell>
          <table:table-cell office:value-type="float" office:value="75000" calcext:value-type="float">
            <text:p>75000</text:p>
          </table:table-cell>
          <table:table-cell office:value-type="float" office:value="93405.2899511171" calcext:value-type="float">
            <text:p>93405.2899511171</text:p>
          </table:table-cell>
          <table:table-cell office:value-type="float" office:value="0.207036480999705" calcext:value-type="float">
            <text:p>0.20703648099970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645.4786250961" calcext:value-type="float">
            <text:p>76645.4786250961</text:p>
          </table:table-cell>
          <table:table-cell office:value-type="float" office:value="0.209286674000396" calcext:value-type="float">
            <text:p>0.209286674000396</text:p>
          </table:table-cell>
        </table:table-row>
        <table:table-row table:style-name="ro1">
          <table:table-cell office:value-type="float" office:value="67.0320872439997" calcext:value-type="float">
            <text:p>67.0320872439997</text:p>
          </table:table-cell>
          <table:table-cell office:value-type="float" office:value="75000" calcext:value-type="float">
            <text:p>75000</text:p>
          </table:table-cell>
          <table:table-cell office:value-type="float" office:value="76645.4786250961" calcext:value-type="float">
            <text:p>76645.4786250961</text:p>
          </table:table-cell>
          <table:table-cell office:value-type="float" office:value="0.204299472999992" calcext:value-type="float">
            <text:p>0.20429947299999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645.4786250961" calcext:value-type="float">
            <text:p>76645.4786250961</text:p>
          </table:table-cell>
          <table:table-cell office:value-type="float" office:value="0.204455819999566" calcext:value-type="float">
            <text:p>0.204455819999566</text:p>
          </table:table-cell>
        </table:table-row>
        <table:table-row table:style-name="ro1">
          <table:table-cell office:value-type="float" office:value="67.2338006719992" calcext:value-type="float">
            <text:p>67.2338006719992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645.4786250961" calcext:value-type="float">
            <text:p>76645.4786250961</text:p>
          </table:table-cell>
          <table:table-cell office:value-type="float" office:value="0.204158052999446" calcext:value-type="float">
            <text:p>0.20415805299944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742.46437516" calcext:value-type="float">
            <text:p>127742.46437516</text:p>
          </table:table-cell>
          <table:table-cell office:value-type="float" office:value="0.204403210000237" calcext:value-type="float">
            <text:p>0.204403210000237</text:p>
          </table:table-cell>
        </table:table-row>
        <table:table-row table:style-name="ro1">
          <table:table-cell office:value-type="float" office:value="67.4372727979999" calcext:value-type="float">
            <text:p>67.4372727979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03171.233864996" calcext:value-type="float">
            <text:p>103171.233864996</text:p>
          </table:table-cell>
          <table:table-cell office:value-type="float" office:value="0.280474604999654" calcext:value-type="float">
            <text:p>0.28047460499965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3171.233864996" calcext:value-type="float">
            <text:p>103171.233864996</text:p>
          </table:table-cell>
          <table:table-cell office:value-type="float" office:value="0.203972485000122" calcext:value-type="float">
            <text:p>0.203972485000122</text:p>
          </table:table-cell>
        </table:table-row>
        <table:table-row table:style-name="ro1">
          <table:table-cell office:value-type="float" office:value="67.6381310069992" calcext:value-type="float">
            <text:p>67.6381310069992</text:p>
          </table:table-cell>
          <table:table-cell office:value-type="float" office:value="75000" calcext:value-type="float">
            <text:p>75000</text:p>
          </table:table-cell>
          <table:table-cell office:value-type="float" office:value="125148.886488661" calcext:value-type="float">
            <text:p>125148.886488661</text:p>
          </table:table-cell>
          <table:table-cell office:value-type="float" office:value="0.206621618999634" calcext:value-type="float">
            <text:p>0.206621618999634</text:p>
          </table:table-cell>
          <table:table-cell office:value-type="float" office:value="100000" calcext:value-type="float">
            <text:p>100000</text:p>
          </table:table-cell>
          <table:table-cell office:value-type="float" office:value="87175.4886307635" calcext:value-type="float">
            <text:p>87175.4886307635</text:p>
          </table:table-cell>
          <table:table-cell office:value-type="float" office:value="0.207289132999904" calcext:value-type="float">
            <text:p>0.207289132999904</text:p>
          </table:table-cell>
        </table:table-row>
        <table:table-row table:style-name="ro1">
          <table:table-cell office:value-type="float" office:value="67.8424202009992" calcext:value-type="float">
            <text:p>67.8424202009992</text:p>
          </table:table-cell>
          <table:table-cell office:value-type="float" office:value="75000" calcext:value-type="float">
            <text:p>75000</text:p>
          </table:table-cell>
          <table:table-cell office:value-type="float" office:value="89625.3852667569" calcext:value-type="float">
            <text:p>89625.3852667569</text:p>
          </table:table-cell>
          <table:table-cell office:value-type="float" office:value="0.207376985999872" calcext:value-type="float">
            <text:p>0.20737698599987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59.2698747923" calcext:value-type="float">
            <text:p>76559.2698747923</text:p>
          </table:table-cell>
          <table:table-cell office:value-type="float" office:value="0.204778484999224" calcext:value-type="float">
            <text:p>0.204778484999224</text:p>
          </table:table-cell>
        </table:table-row>
        <table:table-row table:style-name="ro1">
          <table:table-cell office:value-type="float" office:value="68.0440719989992" calcext:value-type="float">
            <text:p>68.0440719989992</text:p>
          </table:table-cell>
          <table:table-cell office:value-type="float" office:value="75000" calcext:value-type="float">
            <text:p>75000</text:p>
          </table:table-cell>
          <table:table-cell office:value-type="float" office:value="76559.2698747923" calcext:value-type="float">
            <text:p>76559.2698747923</text:p>
          </table:table-cell>
          <table:table-cell office:value-type="float" office:value="0.20542526600002" calcext:value-type="float">
            <text:p>0.2054252660000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59.2698747923" calcext:value-type="float">
            <text:p>76559.2698747923</text:p>
          </table:table-cell>
          <table:table-cell office:value-type="float" office:value="0.20440723000047" calcext:value-type="float">
            <text:p>0.20440723000047</text:p>
          </table:table-cell>
        </table:table-row>
        <table:table-row table:style-name="ro1">
          <table:table-cell office:value-type="float" office:value="68.2470712899994" calcext:value-type="float">
            <text:p>68.2470712899994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559.2698747923" calcext:value-type="float">
            <text:p>76559.2698747923</text:p>
          </table:table-cell>
          <table:table-cell office:value-type="float" office:value="0.206285265000588" calcext:value-type="float">
            <text:p>0.2062852650005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598.783124654" calcext:value-type="float">
            <text:p>127598.783124654</text:p>
          </table:table-cell>
          <table:table-cell office:value-type="float" office:value="0.203911024000263" calcext:value-type="float">
            <text:p>0.203911024000263</text:p>
          </table:table-cell>
        </table:table-row>
        <table:table-row table:style-name="ro1">
          <table:table-cell office:value-type="float" office:value="68.4499944109994" calcext:value-type="float">
            <text:p>68.4499944109994</text:p>
          </table:table-cell>
          <table:table-cell office:value-type="float" office:value="125000" calcext:value-type="float">
            <text:p>125000</text:p>
          </table:table-cell>
          <table:table-cell office:value-type="float" office:value="81254.9050937796" calcext:value-type="float">
            <text:p>81254.9050937796</text:p>
          </table:table-cell>
          <table:table-cell office:value-type="float" office:value="0.28468434000024" calcext:value-type="float">
            <text:p>0.284684340000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81254.9050937796" calcext:value-type="float">
            <text:p>81254.9050937796</text:p>
          </table:table-cell>
          <table:table-cell office:value-type="float" office:value="0.203860304000045" calcext:value-type="float">
            <text:p>0.203860304000045</text:p>
          </table:table-cell>
        </table:table-row>
        <table:table-row table:style-name="ro1">
          <table:table-cell office:value-type="float" office:value="68.6518102209993" calcext:value-type="float">
            <text:p>68.6518102209993</text:p>
          </table:table-cell>
          <table:table-cell office:value-type="float" office:value="75000" calcext:value-type="float">
            <text:p>75000</text:p>
          </table:table-cell>
          <table:table-cell office:value-type="float" office:value="125148.886488661" calcext:value-type="float">
            <text:p>125148.886488661</text:p>
          </table:table-cell>
          <table:table-cell office:value-type="float" office:value="0.207523428000059" calcext:value-type="float">
            <text:p>0.207523428000059</text:p>
          </table:table-cell>
          <table:table-cell office:value-type="float" office:value="100000" calcext:value-type="float">
            <text:p>100000</text:p>
          </table:table-cell>
          <table:table-cell office:value-type="float" office:value="83500.6436767735" calcext:value-type="float">
            <text:p>83500.6436767735</text:p>
          </table:table-cell>
          <table:table-cell office:value-type="float" office:value="0.207376743000168" calcext:value-type="float">
            <text:p>0.207376743000168</text:p>
          </table:table-cell>
        </table:table-row>
        <table:table-row table:style-name="ro1">
          <table:table-cell office:value-type="float" office:value="68.8533085669997" calcext:value-type="float">
            <text:p>68.8533085669997</text:p>
          </table:table-cell>
          <table:table-cell office:value-type="float" office:value="75000" calcext:value-type="float">
            <text:p>75000</text:p>
          </table:table-cell>
          <table:table-cell office:value-type="float" office:value="85950.5403127669" calcext:value-type="float">
            <text:p>85950.5403127669</text:p>
          </table:table-cell>
          <table:table-cell office:value-type="float" office:value="0.206965712000056" calcext:value-type="float">
            <text:p>0.20696571200005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59.2698747923" calcext:value-type="float">
            <text:p>76559.2698747923</text:p>
          </table:table-cell>
          <table:table-cell office:value-type="float" office:value="0.205401091000567" calcext:value-type="float">
            <text:p>0.205401091000567</text:p>
          </table:table-cell>
        </table:table-row>
        <table:table-row table:style-name="ro1">
          <table:table-cell office:value-type="float" office:value="69.0559678159998" calcext:value-type="float">
            <text:p>69.0559678159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6559.2698747923" calcext:value-type="float">
            <text:p>76559.2698747923</text:p>
          </table:table-cell>
          <table:table-cell office:value-type="float" office:value="0.203205974000412" calcext:value-type="float">
            <text:p>0.2032059740004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59.2698747923" calcext:value-type="float">
            <text:p>76559.2698747923</text:p>
          </table:table-cell>
          <table:table-cell office:value-type="float" office:value="0.206096319000608" calcext:value-type="float">
            <text:p>0.206096319000608</text:p>
          </table:table-cell>
        </table:table-row>
        <table:table-row table:style-name="ro1">
          <table:table-cell office:value-type="float" office:value="69.2583146419993" calcext:value-type="float">
            <text:p>69.2583146419993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559.2698747923" calcext:value-type="float">
            <text:p>76559.2698747923</text:p>
          </table:table-cell>
          <table:table-cell office:value-type="float" office:value="0.201772369000537" calcext:value-type="float">
            <text:p>0.20177236900053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598.783124654" calcext:value-type="float">
            <text:p>127598.783124654</text:p>
          </table:table-cell>
          <table:table-cell office:value-type="float" office:value="0.205068948000189" calcext:value-type="float">
            <text:p>0.205068948000189</text:p>
          </table:table-cell>
        </table:table-row>
        <table:table-row table:style-name="ro1">
          <table:table-cell office:value-type="float" office:value="69.461229603" calcext:value-type="float">
            <text:p>69.461229603</text:p>
          </table:table-cell>
          <table:table-cell office:value-type="float" office:value="125000" calcext:value-type="float">
            <text:p>125000</text:p>
          </table:table-cell>
          <table:table-cell office:value-type="float" office:value="110137.637908223" calcext:value-type="float">
            <text:p>110137.637908223</text:p>
          </table:table-cell>
          <table:table-cell office:value-type="float" office:value="0.28410007399998" calcext:value-type="float">
            <text:p>0.284100073999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0137.637908223" calcext:value-type="float">
            <text:p>110137.637908223</text:p>
          </table:table-cell>
          <table:table-cell office:value-type="float" office:value="0.204353569999512" calcext:value-type="float">
            <text:p>0.204353569999512</text:p>
          </table:table-cell>
        </table:table-row>
        <table:table-row table:style-name="ro1">
          <table:table-cell office:value-type="float" office:value="69.663380557" calcext:value-type="float">
            <text:p>69.663380557</text:p>
          </table:table-cell>
          <table:table-cell office:value-type="float" office:value="75000" calcext:value-type="float">
            <text:p>75000</text:p>
          </table:table-cell>
          <table:table-cell office:value-type="float" office:value="122475.827983326" calcext:value-type="float">
            <text:p>122475.827983326</text:p>
          </table:table-cell>
          <table:table-cell office:value-type="float" office:value="0.204886982000062" calcext:value-type="float">
            <text:p>0.2048869820000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7682.3620652067" calcext:value-type="float">
            <text:p>77682.3620652067</text:p>
          </table:table-cell>
          <table:table-cell office:value-type="float" office:value="0.205099048999728" calcext:value-type="float">
            <text:p>0.205099048999728</text:p>
          </table:table-cell>
        </table:table-row>
        <table:table-row table:style-name="ro1">
          <table:table-cell office:value-type="float" office:value="69.8653329889994" calcext:value-type="float">
            <text:p>69.8653329889994</text:p>
          </table:table-cell>
          <table:table-cell office:value-type="float" office:value="75000" calcext:value-type="float">
            <text:p>75000</text:p>
          </table:table-cell>
          <table:table-cell office:value-type="float" office:value="81314.2647072164" calcext:value-type="float">
            <text:p>81314.2647072164</text:p>
          </table:table-cell>
          <table:table-cell office:value-type="float" office:value="0.204474387999653" calcext:value-type="float">
            <text:p>0.2044743879996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664.6383752013" calcext:value-type="float">
            <text:p>75664.6383752013</text:p>
          </table:table-cell>
          <table:table-cell office:value-type="float" office:value="0.206087148999359" calcext:value-type="float">
            <text:p>0.206087148999359</text:p>
          </table:table-cell>
        </table:table-row>
        <table:table-row table:style-name="ro1">
          <table:table-cell office:value-type="float" office:value="70.0672313899995" calcext:value-type="float">
            <text:p>70.0672313899995</text:p>
          </table:table-cell>
          <table:table-cell office:value-type="float" office:value="75000" calcext:value-type="float">
            <text:p>75000</text:p>
          </table:table-cell>
          <table:table-cell office:value-type="float" office:value="75664.6383752013" calcext:value-type="float">
            <text:p>75664.6383752013</text:p>
          </table:table-cell>
          <table:table-cell office:value-type="float" office:value="0.203953252000247" calcext:value-type="float">
            <text:p>0.20395325200024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664.6383752013" calcext:value-type="float">
            <text:p>75664.6383752013</text:p>
          </table:table-cell>
          <table:table-cell office:value-type="float" office:value="0.204116978000457" calcext:value-type="float">
            <text:p>0.204116978000457</text:p>
          </table:table-cell>
        </table:table-row>
        <table:table-row table:style-name="ro1">
          <table:table-cell office:value-type="float" office:value="70.269372965" calcext:value-type="float">
            <text:p>70.269372965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664.6383752013" calcext:value-type="float">
            <text:p>75664.6383752013</text:p>
          </table:table-cell>
          <table:table-cell office:value-type="float" office:value="0.205418417999681" calcext:value-type="float">
            <text:p>0.20541841799968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107.730625336" calcext:value-type="float">
            <text:p>126107.730625336</text:p>
          </table:table-cell>
          <table:table-cell office:value-type="float" office:value="0.271857823000573" calcext:value-type="float">
            <text:p>0.271857823000573</text:p>
          </table:table-cell>
        </table:table-row>
        <table:table-row table:style-name="ro1">
          <table:table-cell office:value-type="float" office:value="70.4715321289996" calcext:value-type="float">
            <text:p>70.4715321289996</text:p>
          </table:table-cell>
          <table:table-cell office:value-type="float" office:value="125000" calcext:value-type="float">
            <text:p>125000</text:p>
          </table:table-cell>
          <table:table-cell office:value-type="float" office:value="106939.355570285" calcext:value-type="float">
            <text:p>106939.355570285</text:p>
          </table:table-cell>
          <table:table-cell office:value-type="float" office:value="0.285981395000817" calcext:value-type="float">
            <text:p>0.2859813950008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6939.355570285" calcext:value-type="float">
            <text:p>106939.355570285</text:p>
          </table:table-cell>
          <table:table-cell office:value-type="float" office:value="0.204680184000608" calcext:value-type="float">
            <text:p>0.204680184000608</text:p>
          </table:table-cell>
        </table:table-row>
        <table:table-row table:style-name="ro1">
          <table:table-cell office:value-type="float" office:value="70.6729350959995" calcext:value-type="float">
            <text:p>70.6729350959995</text:p>
          </table:table-cell>
          <table:table-cell office:value-type="float" office:value="75000" calcext:value-type="float">
            <text:p>75000</text:p>
          </table:table-cell>
          <table:table-cell office:value-type="float" office:value="123686.462197329" calcext:value-type="float">
            <text:p>123686.462197329</text:p>
          </table:table-cell>
          <table:table-cell office:value-type="float" office:value="0.207985643999564" calcext:value-type="float">
            <text:p>0.2079856439995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243.3699471949" calcext:value-type="float">
            <text:p>73243.3699471949</text:p>
          </table:table-cell>
          <table:table-cell office:value-type="float" office:value="0.231658255000184" calcext:value-type="float">
            <text:p>0.231658255000184</text:p>
          </table:table-cell>
        </table:table-row>
        <table:table-row table:style-name="ro1">
          <table:table-cell office:value-type="float" office:value="70.874526605" calcext:value-type="float">
            <text:p>70.874526605</text:p>
          </table:table-cell>
          <table:table-cell office:value-type="float" office:value="75000" calcext:value-type="float">
            <text:p>75000</text:p>
          </table:table-cell>
          <table:table-cell office:value-type="float" office:value="73243.3699471949" calcext:value-type="float">
            <text:p>73243.3699471949</text:p>
          </table:table-cell>
          <table:table-cell office:value-type="float" office:value="0.205064804999893" calcext:value-type="float">
            <text:p>0.20506480499989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243.3699471949" calcext:value-type="float">
            <text:p>73243.3699471949</text:p>
          </table:table-cell>
          <table:table-cell office:value-type="float" office:value="0.204998027000329" calcext:value-type="float">
            <text:p>0.204998027000329</text:p>
          </table:table-cell>
        </table:table-row>
        <table:table-row table:style-name="ro1">
          <table:table-cell office:value-type="float" office:value="71.0769531529995" calcext:value-type="float">
            <text:p>71.0769531529995</text:p>
          </table:table-cell>
          <table:table-cell office:value-type="float" office:value="125000" calcext:value-type="float">
            <text:p>125000</text:p>
          </table:table-cell>
          <table:table-cell office:value-type="float" office:value="73243.3699471949" calcext:value-type="float">
            <text:p>73243.3699471949</text:p>
          </table:table-cell>
          <table:table-cell office:value-type="float" office:value="0.204507469000419" calcext:value-type="float">
            <text:p>0.20450746900041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8036.835865314" calcext:value-type="float">
            <text:p>118036.835865314</text:p>
          </table:table-cell>
          <table:table-cell office:value-type="float" office:value="0.204642134000096" calcext:value-type="float">
            <text:p>0.204642134000096</text:p>
          </table:table-cell>
        </table:table-row>
        <table:table-row table:style-name="ro1">
          <table:table-cell office:value-type="float" office:value="71.2787388339993" calcext:value-type="float">
            <text:p>71.2787388339993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454.0041611981" calcext:value-type="float">
            <text:p>74454.0041611981</text:p>
          </table:table-cell>
          <table:table-cell office:value-type="float" office:value="0.248414959999536" calcext:value-type="float">
            <text:p>0.248414959999536</text:p>
          </table:table-cell>
          <table:table-cell office:value-type="float" office:value="100000" calcext:value-type="float">
            <text:p>100000</text:p>
          </table:table-cell>
          <table:table-cell office:value-type="float" office:value="80103.6304932131" calcext:value-type="float">
            <text:p>80103.6304932131</text:p>
          </table:table-cell>
          <table:table-cell office:value-type="float" office:value="0.208983933000127" calcext:value-type="float">
            <text:p>0.208983933000127</text:p>
          </table:table-cell>
        </table:table-row>
        <table:table-row table:style-name="ro1">
          <table:table-cell office:value-type="float" office:value="71.4861026429999" calcext:value-type="float">
            <text:p>71.4861026429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1265.193769323" calcext:value-type="float">
            <text:p>121265.193769323</text:p>
          </table:table-cell>
          <table:table-cell office:value-type="float" office:value="0.212548212000002" calcext:value-type="float">
            <text:p>0.21254821200000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1265.193769323" calcext:value-type="float">
            <text:p>121265.193769323</text:p>
          </table:table-cell>
          <table:table-cell office:value-type="float" office:value="0.206028169000092" calcext:value-type="float">
            <text:p>0.206028169000092</text:p>
          </table:table-cell>
        </table:table-row>
        <table:table-row table:style-name="ro1">
          <table:table-cell office:value-type="float" office:value="71.6882254279999" calcext:value-type="float">
            <text:p>71.688225427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6107.730625336" calcext:value-type="float">
            <text:p>126107.730625336</text:p>
          </table:table-cell>
          <table:table-cell office:value-type="float" office:value="0.20449366899993" calcext:value-type="float">
            <text:p>0.2044936689999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664.6383752013" calcext:value-type="float">
            <text:p>75664.6383752013</text:p>
          </table:table-cell>
          <table:table-cell office:value-type="float" office:value="0.204161448999912" calcext:value-type="float">
            <text:p>0.204161448999912</text:p>
          </table:table-cell>
        </table:table-row>
        <table:table-row table:style-name="ro1">
          <table:table-cell office:value-type="float" office:value="71.890152901" calcext:value-type="float">
            <text:p>71.890152901</text:p>
          </table:table-cell>
          <table:table-cell office:value-type="float" office:value="75000" calcext:value-type="float">
            <text:p>75000</text:p>
          </table:table-cell>
          <table:table-cell office:value-type="float" office:value="74454.0041611981" calcext:value-type="float">
            <text:p>74454.0041611981</text:p>
          </table:table-cell>
          <table:table-cell office:value-type="float" office:value="0.204652401000203" calcext:value-type="float">
            <text:p>0.2046524010002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454.0041611981" calcext:value-type="float">
            <text:p>74454.0041611981</text:p>
          </table:table-cell>
          <table:table-cell office:value-type="float" office:value="0.2055255639998" calcext:value-type="float">
            <text:p>0.2055255639998</text:p>
          </table:table-cell>
        </table:table-row>
        <table:table-row table:style-name="ro1">
          <table:table-cell office:value-type="float" office:value="72.0929267429992" calcext:value-type="float">
            <text:p>72.0929267429992</text:p>
          </table:table-cell>
          <table:table-cell office:value-type="float" office:value="125000" calcext:value-type="float">
            <text:p>125000</text:p>
          </table:table-cell>
          <table:table-cell office:value-type="float" office:value="73243.3699471949" calcext:value-type="float">
            <text:p>73243.3699471949</text:p>
          </table:table-cell>
          <table:table-cell office:value-type="float" office:value="0.206663740999829" calcext:value-type="float">
            <text:p>0.20666374099982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8440.380603315" calcext:value-type="float">
            <text:p>118440.380603315</text:p>
          </table:table-cell>
          <table:table-cell office:value-type="float" office:value="0.205150030000368" calcext:value-type="float">
            <text:p>0.205150030000368</text:p>
          </table:table-cell>
        </table:table-row>
        <table:table-row table:style-name="ro1">
          <table:table-cell office:value-type="float" office:value="72.2950465079994" calcext:value-type="float">
            <text:p>72.2950465079994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857.5488991992" calcext:value-type="float">
            <text:p>74857.5488991992</text:p>
          </table:table-cell>
          <table:table-cell office:value-type="float" office:value="0.251169629999822" calcext:value-type="float">
            <text:p>0.2511696299998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80103.6304932131" calcext:value-type="float">
            <text:p>80103.6304932131</text:p>
          </table:table-cell>
          <table:table-cell office:value-type="float" office:value="0.206166080999537" calcext:value-type="float">
            <text:p>0.206166080999537</text:p>
          </table:table-cell>
        </table:table-row>
        <table:table-row table:style-name="ro1">
          <table:table-cell office:value-type="float" office:value="72.4975688079994" calcext:value-type="float">
            <text:p>72.4975688079994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2475.827983326" calcext:value-type="float">
            <text:p>122475.827983326</text:p>
          </table:table-cell>
          <table:table-cell office:value-type="float" office:value="0.20726466799988" calcext:value-type="float">
            <text:p>0.207264667999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2475.827983326" calcext:value-type="float">
            <text:p>122475.827983326</text:p>
          </table:table-cell>
          <table:table-cell office:value-type="float" office:value="0.204966818000685" calcext:value-type="float">
            <text:p>0.204966818000685</text:p>
          </table:table-cell>
        </table:table-row>
        <table:table-row table:style-name="ro1">
          <table:table-cell office:value-type="float" office:value="72.6998772459992" calcext:value-type="float">
            <text:p>72.6998772459992</text:p>
          </table:table-cell>
          <table:table-cell office:value-type="float" office:value="75000" calcext:value-type="float">
            <text:p>75000</text:p>
          </table:table-cell>
          <table:table-cell office:value-type="float" office:value="125023.343476151" calcext:value-type="float">
            <text:p>125023.343476151</text:p>
          </table:table-cell>
          <table:table-cell office:value-type="float" office:value="0.20650772099998" calcext:value-type="float">
            <text:p>0.206507720999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035.0304760896" calcext:value-type="float">
            <text:p>74035.0304760896</text:p>
          </table:table-cell>
          <table:table-cell office:value-type="float" office:value="0.228031194999858" calcext:value-type="float">
            <text:p>0.228031194999858</text:p>
          </table:table-cell>
        </table:table-row>
        <table:table-row table:style-name="ro1">
          <table:table-cell office:value-type="float" office:value="72.9014391549999" calcext:value-type="float">
            <text:p>72.901439154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258.7499880911" calcext:value-type="float">
            <text:p>75258.7499880911</text:p>
          </table:table-cell>
          <table:table-cell office:value-type="float" office:value="0.204552031000276" calcext:value-type="float">
            <text:p>0.20455203100027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258.7499880911" calcext:value-type="float">
            <text:p>75258.7499880911</text:p>
          </table:table-cell>
          <table:table-cell office:value-type="float" office:value="0.208335545000409" calcext:value-type="float">
            <text:p>0.208335545000409</text:p>
          </table:table-cell>
        </table:table-row>
        <table:table-row table:style-name="ro1">
          <table:table-cell office:value-type="float" office:value="73.1029184149993" calcext:value-type="float">
            <text:p>73.1029184149993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035.0304760896" calcext:value-type="float">
            <text:p>74035.0304760896</text:p>
          </table:table-cell>
          <table:table-cell office:value-type="float" office:value="0.205687532999946" calcext:value-type="float">
            <text:p>0.20568753299994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4003.57721615" calcext:value-type="float">
            <text:p>124003.57721615</text:p>
          </table:table-cell>
          <table:table-cell office:value-type="float" office:value="0.204692644999341" calcext:value-type="float">
            <text:p>0.204692644999341</text:p>
          </table:table-cell>
        </table:table-row>
        <table:table-row table:style-name="ro1">
          <table:table-cell office:value-type="float" office:value="73.3054288349995" calcext:value-type="float">
            <text:p>73.3054288349995</text:p>
          </table:table-cell>
          <table:table-cell office:value-type="float" office:value="125000" calcext:value-type="float">
            <text:p>125000</text:p>
          </table:table-cell>
          <table:table-cell office:value-type="float" office:value="73831.0772240893" calcext:value-type="float">
            <text:p>73831.0772240893</text:p>
          </table:table-cell>
          <table:table-cell office:value-type="float" office:value="0.252464903000146" calcext:value-type="float">
            <text:p>0.25246490300014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850.8434840905" calcext:value-type="float">
            <text:p>74850.8434840905</text:p>
          </table:table-cell>
          <table:table-cell office:value-type="float" office:value="0.210190126000271" calcext:value-type="float">
            <text:p>0.210190126000271</text:p>
          </table:table-cell>
        </table:table-row>
        <table:table-row table:style-name="ro1">
          <table:table-cell office:value-type="float" office:value="73.5070215659998" calcext:value-type="float">
            <text:p>73.5070215659998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4127.657082958" calcext:value-type="float">
            <text:p>124127.657082958</text:p>
          </table:table-cell>
          <table:table-cell office:value-type="float" office:value="0.208177608000369" calcext:value-type="float">
            <text:p>0.20817760800036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4127.657082958" calcext:value-type="float">
            <text:p>124127.657082958</text:p>
          </table:table-cell>
          <table:table-cell office:value-type="float" office:value="0.205376153999168" calcext:value-type="float">
            <text:p>0.205376153999168</text:p>
          </table:table-cell>
        </table:table-row>
        <table:table-row table:style-name="ro1">
          <table:table-cell office:value-type="float" office:value="73.7086024869996" calcext:value-type="float">
            <text:p>73.7086024869996</text:p>
          </table:table-cell>
          <table:table-cell office:value-type="float" office:value="75000" calcext:value-type="float">
            <text:p>75000</text:p>
          </table:table-cell>
          <table:table-cell office:value-type="float" office:value="125354.619096957" calcext:value-type="float">
            <text:p>125354.619096957</text:p>
          </table:table-cell>
          <table:table-cell office:value-type="float" office:value="0.206877515000087" calcext:value-type="float">
            <text:p>0.20687751500008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231.2018469747" calcext:value-type="float">
            <text:p>74231.2018469747</text:p>
          </table:table-cell>
          <table:table-cell office:value-type="float" office:value="0.204395932999432" calcext:value-type="float">
            <text:p>0.204395932999432</text:p>
          </table:table-cell>
        </table:table-row>
        <table:table-row table:style-name="ro1">
          <table:table-cell office:value-type="float" office:value="73.9106889429995" calcext:value-type="float">
            <text:p>73.9106889429995</text:p>
          </table:table-cell>
          <table:table-cell office:value-type="float" office:value="75000" calcext:value-type="float">
            <text:p>75000</text:p>
          </table:table-cell>
          <table:table-cell office:value-type="float" office:value="75458.1638609743" calcext:value-type="float">
            <text:p>75458.1638609743</text:p>
          </table:table-cell>
          <table:table-cell office:value-type="float" office:value="0.204406620000555" calcext:value-type="float">
            <text:p>0.20440662000055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458.1638609743" calcext:value-type="float">
            <text:p>75458.1638609743</text:p>
          </table:table-cell>
          <table:table-cell office:value-type="float" office:value="0.208153584000684" calcext:value-type="float">
            <text:p>0.208153584000684</text:p>
          </table:table-cell>
        </table:table-row>
        <table:table-row table:style-name="ro1">
          <table:table-cell office:value-type="float" office:value="74.1664598709995" calcext:value-type="float">
            <text:p>74.1664598709995</text:p>
          </table:table-cell>
          <table:table-cell office:value-type="float" office:value="125000" calcext:value-type="float">
            <text:p>125000</text:p>
          </table:table-cell>
          <table:table-cell office:value-type="float" office:value="64415.5057349781" calcext:value-type="float">
            <text:p>64415.5057349781</text:p>
          </table:table-cell>
          <table:table-cell office:value-type="float" office:value="0.274568531000114" calcext:value-type="float">
            <text:p>0.2745685310001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5538.922984961" calcext:value-type="float">
            <text:p>115538.922984961</text:p>
          </table:table-cell>
          <table:table-cell office:value-type="float" office:value="0.209380227999645" calcext:value-type="float">
            <text:p>0.209380227999645</text:p>
          </table:table-cell>
        </table:table-row>
        <table:table-row table:style-name="ro1">
          <table:table-cell office:value-type="float" office:value="74.3693472959994" calcext:value-type="float">
            <text:p>74.3693472959994</text:p>
          </table:table-cell>
          <table:table-cell office:value-type="float" office:value="125000" calcext:value-type="float">
            <text:p>125000</text:p>
          </table:table-cell>
          <table:table-cell office:value-type="float" office:value="114263.30058031" calcext:value-type="float">
            <text:p>114263.30058031</text:p>
          </table:table-cell>
          <table:table-cell office:value-type="float" office:value="0.266589820000263" calcext:value-type="float">
            <text:p>0.26658982000026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4263.30058031" calcext:value-type="float">
            <text:p>114263.30058031</text:p>
          </table:table-cell>
          <table:table-cell office:value-type="float" office:value="0.204160789000525" calcext:value-type="float">
            <text:p>0.204160789000525</text:p>
          </table:table-cell>
        </table:table-row>
        <table:table-row table:style-name="ro1">
          <table:table-cell office:value-type="float" office:value="74.5710485789996" calcext:value-type="float">
            <text:p>74.5710485789996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2848.378620333" calcext:value-type="float">
            <text:p>122848.378620333</text:p>
          </table:table-cell>
          <table:table-cell office:value-type="float" office:value="0.214871208000659" calcext:value-type="float">
            <text:p>0.21487120800065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2848.378620333" calcext:value-type="float">
            <text:p>122848.378620333</text:p>
          </table:table-cell>
          <table:table-cell office:value-type="float" office:value="0.204407752000407" calcext:value-type="float">
            <text:p>0.204407752000407</text:p>
          </table:table-cell>
        </table:table-row>
        <table:table-row table:style-name="ro1">
          <table:table-cell office:value-type="float" office:value="74.7736547209997" calcext:value-type="float">
            <text:p>74.7736547209997</text:p>
          </table:table-cell>
          <table:table-cell office:value-type="float" office:value="75000" calcext:value-type="float">
            <text:p>75000</text:p>
          </table:table-cell>
          <table:table-cell office:value-type="float" office:value="125301.25806034" calcext:value-type="float">
            <text:p>125301.25806034</text:p>
          </table:table-cell>
          <table:table-cell office:value-type="float" office:value="0.209236220999628" calcext:value-type="float">
            <text:p>0.2092362209996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99.6030602013" calcext:value-type="float">
            <text:p>74199.6030602013</text:p>
          </table:table-cell>
          <table:table-cell office:value-type="float" office:value="0.205486695000218" calcext:value-type="float">
            <text:p>0.205486695000218</text:p>
          </table:table-cell>
        </table:table-row>
        <table:table-row table:style-name="ro1">
          <table:table-cell office:value-type="float" office:value="74.9756123859997" calcext:value-type="float">
            <text:p>74.9756123859997</text:p>
          </table:table-cell>
          <table:table-cell office:value-type="float" office:value="75000" calcext:value-type="float">
            <text:p>75000</text:p>
          </table:table-cell>
          <table:table-cell office:value-type="float" office:value="75426.0427802046" calcext:value-type="float">
            <text:p>75426.0427802046</text:p>
          </table:table-cell>
          <table:table-cell office:value-type="float" office:value="0.204297960000076" calcext:value-type="float">
            <text:p>0.20429796000007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99.6030602013" calcext:value-type="float">
            <text:p>74199.6030602013</text:p>
          </table:table-cell>
          <table:table-cell office:value-type="float" office:value="0.204487113999676" calcext:value-type="float">
            <text:p>0.204487113999676</text:p>
          </table:table-cell>
        </table:table-row>
        <table:table-row table:style-name="ro1">
          <table:table-cell office:value-type="float" office:value="75.1795733029994" calcext:value-type="float">
            <text:p>75.1795733029994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199.6030602013" calcext:value-type="float">
            <text:p>74199.6030602013</text:p>
          </table:table-cell>
          <table:table-cell office:value-type="float" office:value="0.204105267999694" calcext:value-type="float">
            <text:p>0.20410526799969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527.697780343" calcext:value-type="float">
            <text:p>126527.697780343</text:p>
          </table:table-cell>
          <table:table-cell office:value-type="float" office:value="0.204662064999866" calcext:value-type="float">
            <text:p>0.204662064999866</text:p>
          </table:table-cell>
        </table:table-row>
        <table:table-row table:style-name="ro1">
          <table:table-cell office:value-type="float" office:value="75.3811138149995" calcext:value-type="float">
            <text:p>75.3811138149995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611.7350000286" calcext:value-type="float">
            <text:p>76611.7350000286</text:p>
          </table:table-cell>
          <table:table-cell office:value-type="float" office:value="0.263271636000354" calcext:value-type="float">
            <text:p>0.26327163600035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611.7350000286" calcext:value-type="float">
            <text:p>76611.7350000286</text:p>
          </table:table-cell>
          <table:table-cell office:value-type="float" office:value="0.204147090000333" calcext:value-type="float">
            <text:p>0.204147090000333</text:p>
          </table:table-cell>
        </table:table-row>
        <table:table-row table:style-name="ro1">
          <table:table-cell office:value-type="float" office:value="75.5829413089996" calcext:value-type="float">
            <text:p>75.5829413089996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891.897675814" calcext:value-type="float">
            <text:p>123891.897675814</text:p>
          </table:table-cell>
          <table:table-cell office:value-type="float" office:value="0.206372591000218" calcext:value-type="float">
            <text:p>0.2063725910002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891.897675814" calcext:value-type="float">
            <text:p>123891.897675814</text:p>
          </table:table-cell>
          <table:table-cell office:value-type="float" office:value="0.203978448000271" calcext:value-type="float">
            <text:p>0.203978448000271</text:p>
          </table:table-cell>
        </table:table-row>
        <table:table-row table:style-name="ro1">
          <table:table-cell office:value-type="float" office:value="75.7844731810001" calcext:value-type="float">
            <text:p>75.7844731810001</text:p>
          </table:table-cell>
          <table:table-cell office:value-type="float" office:value="75000" calcext:value-type="float">
            <text:p>75000</text:p>
          </table:table-cell>
          <table:table-cell office:value-type="float" office:value="123891.897675814" calcext:value-type="float">
            <text:p>123891.897675814</text:p>
          </table:table-cell>
          <table:table-cell office:value-type="float" office:value="0.20685188599964" calcext:value-type="float">
            <text:p>0.206851885999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865.5806758907" calcext:value-type="float">
            <text:p>72865.5806758907</text:p>
          </table:table-cell>
          <table:table-cell office:value-type="float" office:value="0.203985598000145" calcext:value-type="float">
            <text:p>0.203985598000145</text:p>
          </table:table-cell>
        </table:table-row>
        <table:table-row table:style-name="ro1">
          <table:table-cell office:value-type="float" office:value="75.9861068539994" calcext:value-type="float">
            <text:p>75.9861068539994</text:p>
          </table:table-cell>
          <table:table-cell office:value-type="float" office:value="75000" calcext:value-type="float">
            <text:p>75000</text:p>
          </table:table-cell>
          <table:table-cell office:value-type="float" office:value="75314.843891887" calcext:value-type="float">
            <text:p>75314.843891887</text:p>
          </table:table-cell>
          <table:table-cell office:value-type="float" office:value="0.204902536000191" calcext:value-type="float">
            <text:p>0.20490253600019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14.843891887" calcext:value-type="float">
            <text:p>75314.843891887</text:p>
          </table:table-cell>
          <table:table-cell office:value-type="float" office:value="0.203933347999737" calcext:value-type="float">
            <text:p>0.203933347999737</text:p>
          </table:table-cell>
        </table:table-row>
        <table:table-row table:style-name="ro1">
          <table:table-cell office:value-type="float" office:value="76.1873339429994" calcext:value-type="float">
            <text:p>76.1873339429994</text:p>
          </table:table-cell>
          <table:table-cell office:value-type="float" office:value="125000" calcext:value-type="float">
            <text:p>125000</text:p>
          </table:table-cell>
          <table:table-cell office:value-type="float" office:value="72865.5806758907" calcext:value-type="float">
            <text:p>72865.5806758907</text:p>
          </table:table-cell>
          <table:table-cell office:value-type="float" office:value="0.206969688000754" calcext:value-type="float">
            <text:p>0.20696968800075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891.897675814" calcext:value-type="float">
            <text:p>123891.897675814</text:p>
          </table:table-cell>
          <table:table-cell office:value-type="float" office:value="0.204797945999417" calcext:value-type="float">
            <text:p>0.204797945999417</text:p>
          </table:table-cell>
        </table:table-row>
        <table:table-row table:style-name="ro1">
          <table:table-cell office:value-type="float" office:value="76.3885125919996" calcext:value-type="float">
            <text:p>76.3885125919996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702.5280878879" calcext:value-type="float">
            <text:p>74702.5280878879</text:p>
          </table:table-cell>
          <table:table-cell office:value-type="float" office:value="0.259056134000275" calcext:value-type="float">
            <text:p>0.25905613400027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702.5280878879" calcext:value-type="float">
            <text:p>74702.5280878879</text:p>
          </table:table-cell>
          <table:table-cell office:value-type="float" office:value="0.204798067999946" calcext:value-type="float">
            <text:p>0.204798067999946</text:p>
          </table:table-cell>
        </table:table-row>
        <table:table-row table:style-name="ro1">
          <table:table-cell office:value-type="float" office:value="76.5905991599993" calcext:value-type="float">
            <text:p>76.5905991599993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891.897675814" calcext:value-type="float">
            <text:p>123891.897675814</text:p>
          </table:table-cell>
          <table:table-cell office:value-type="float" office:value="0.206929108000622" calcext:value-type="float">
            <text:p>0.2069291080006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891.897675814" calcext:value-type="float">
            <text:p>123891.897675814</text:p>
          </table:table-cell>
          <table:table-cell office:value-type="float" office:value="0.253973896999923" calcext:value-type="float">
            <text:p>0.253973896999923</text:p>
          </table:table-cell>
        </table:table-row>
        <table:table-row table:style-name="ro1">
          <table:table-cell office:value-type="float" office:value="76.7933635149993" calcext:value-type="float">
            <text:p>76.7933635149993</text:p>
          </table:table-cell>
          <table:table-cell office:value-type="float" office:value="75000" calcext:value-type="float">
            <text:p>75000</text:p>
          </table:table-cell>
          <table:table-cell office:value-type="float" office:value="125116.529283812" calcext:value-type="float">
            <text:p>125116.529283812</text:p>
          </table:table-cell>
          <table:table-cell office:value-type="float" office:value="0.207158049999634" calcext:value-type="float">
            <text:p>0.20715804999963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090.2122838888" calcext:value-type="float">
            <text:p>74090.2122838888</text:p>
          </table:table-cell>
          <table:table-cell office:value-type="float" office:value="0.205022860000099" calcext:value-type="float">
            <text:p>0.205022860000099</text:p>
          </table:table-cell>
        </table:table-row>
        <table:table-row table:style-name="ro1">
          <table:table-cell office:value-type="float" office:value="76.995949229" calcext:value-type="float">
            <text:p>76.995949229</text:p>
          </table:table-cell>
          <table:table-cell office:value-type="float" office:value="75000" calcext:value-type="float">
            <text:p>75000</text:p>
          </table:table-cell>
          <table:table-cell office:value-type="float" office:value="66742.4226358999" calcext:value-type="float">
            <text:p>66742.4226358999</text:p>
          </table:table-cell>
          <table:table-cell office:value-type="float" office:value="0.205191289999675" calcext:value-type="float">
            <text:p>0.20519128999967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742.4226358999" calcext:value-type="float">
            <text:p>66742.4226358999</text:p>
          </table:table-cell>
          <table:table-cell office:value-type="float" office:value="0.207045033000213" calcext:value-type="float">
            <text:p>0.207045033000213</text:p>
          </table:table-cell>
        </table:table-row>
        <table:table-row table:style-name="ro1">
          <table:table-cell office:value-type="float" office:value="77.1985992829996" calcext:value-type="float">
            <text:p>77.1985992829996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539.4754998852" calcext:value-type="float">
            <text:p>76539.4754998852</text:p>
          </table:table-cell>
          <table:table-cell office:value-type="float" office:value="0.204251371000282" calcext:value-type="float">
            <text:p>0.20425137100028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565.792499809" calcext:value-type="float">
            <text:p>127565.792499809</text:p>
          </table:table-cell>
          <table:table-cell office:value-type="float" office:value="0.205003230999864" calcext:value-type="float">
            <text:p>0.205003230999864</text:p>
          </table:table-cell>
        </table:table-row>
        <table:table-row table:style-name="ro1">
          <table:table-cell office:value-type="float" office:value="77.4006760619996" calcext:value-type="float">
            <text:p>77.4006760619996</text:p>
          </table:table-cell>
          <table:table-cell office:value-type="float" office:value="125000" calcext:value-type="float">
            <text:p>125000</text:p>
          </table:table-cell>
          <table:table-cell office:value-type="float" office:value="81233.8966638781" calcext:value-type="float">
            <text:p>81233.8966638781</text:p>
          </table:table-cell>
          <table:table-cell office:value-type="float" office:value="0.260795282999425" calcext:value-type="float">
            <text:p>0.2607952829994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81233.8966638781" calcext:value-type="float">
            <text:p>81233.8966638781</text:p>
          </table:table-cell>
          <table:table-cell office:value-type="float" office:value="0.204383173999304" calcext:value-type="float">
            <text:p>0.204383173999304</text:p>
          </table:table-cell>
        </table:table-row>
        <table:table-row table:style-name="ro1">
          <table:table-cell office:value-type="float" office:value="77.6025324889997" calcext:value-type="float">
            <text:p>77.6025324889997</text:p>
          </table:table-cell>
          <table:table-cell office:value-type="float" office:value="75000" calcext:value-type="float">
            <text:p>75000</text:p>
          </table:table-cell>
          <table:table-cell office:value-type="float" office:value="123891.897675814" calcext:value-type="float">
            <text:p>123891.897675814</text:p>
          </table:table-cell>
          <table:table-cell office:value-type="float" office:value="0.206928118999713" calcext:value-type="float">
            <text:p>0.20692811899971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865.5806758907" calcext:value-type="float">
            <text:p>72865.5806758907</text:p>
          </table:table-cell>
          <table:table-cell office:value-type="float" office:value="0.204663786999845" calcext:value-type="float">
            <text:p>0.204663786999845</text:p>
          </table:table-cell>
        </table:table-row>
        <table:table-row table:style-name="ro1">
          <table:table-cell office:value-type="float" office:value="77.8038526199998" calcext:value-type="float">
            <text:p>77.8038526199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5314.843891887" calcext:value-type="float">
            <text:p>75314.843891887</text:p>
          </table:table-cell>
          <table:table-cell office:value-type="float" office:value="0.204457623000053" calcext:value-type="float">
            <text:p>0.2044576230000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14.843891887" calcext:value-type="float">
            <text:p>75314.843891887</text:p>
          </table:table-cell>
          <table:table-cell office:value-type="float" office:value="0.209533430000192" calcext:value-type="float">
            <text:p>0.209533430000192</text:p>
          </table:table-cell>
        </table:table-row>
        <table:table-row table:style-name="ro1">
          <table:table-cell office:value-type="float" office:value="78.0061968309992" calcext:value-type="float">
            <text:p>78.0061968309992</text:p>
          </table:table-cell>
          <table:table-cell office:value-type="float" office:value="75000" calcext:value-type="float">
            <text:p>75000</text:p>
          </table:table-cell>
          <table:table-cell office:value-type="float" office:value="75314.843891887" calcext:value-type="float">
            <text:p>75314.843891887</text:p>
          </table:table-cell>
          <table:table-cell office:value-type="float" office:value="0.204456754000603" calcext:value-type="float">
            <text:p>0.2044567540006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14.843891887" calcext:value-type="float">
            <text:p>75314.843891887</text:p>
          </table:table-cell>
          <table:table-cell office:value-type="float" office:value="0.206391555999289" calcext:value-type="float">
            <text:p>0.206391555999289</text:p>
          </table:table-cell>
        </table:table-row>
        <table:table-row table:style-name="ro1">
          <table:table-cell office:value-type="float" office:value="78.208107679" calcext:value-type="float">
            <text:p>78.20810767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314.843891887" calcext:value-type="float">
            <text:p>75314.843891887</text:p>
          </table:table-cell>
          <table:table-cell office:value-type="float" office:value="0.204705266000019" calcext:value-type="float">
            <text:p>0.20470526600001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341.16089181" calcext:value-type="float">
            <text:p>126341.16089181</text:p>
          </table:table-cell>
          <table:table-cell office:value-type="float" office:value="0.204392493999876" calcext:value-type="float">
            <text:p>0.204392493999876</text:p>
          </table:table-cell>
        </table:table-row>
        <table:table-row table:style-name="ro1">
          <table:table-cell office:value-type="float" office:value="78.4110806680001" calcext:value-type="float">
            <text:p>78.4110806680001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891.897675814" calcext:value-type="float">
            <text:p>123891.897675814</text:p>
          </table:table-cell>
          <table:table-cell office:value-type="float" office:value="0.207556266000211" calcext:value-type="float">
            <text:p>0.2075562660002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891.897675814" calcext:value-type="float">
            <text:p>123891.897675814</text:p>
          </table:table-cell>
          <table:table-cell office:value-type="float" office:value="0.204318672999761" calcext:value-type="float">
            <text:p>0.204318672999761</text:p>
          </table:table-cell>
        </table:table-row>
        <table:table-row table:style-name="ro1">
          <table:table-cell office:value-type="float" office:value="78.6140002959992" calcext:value-type="float">
            <text:p>78.6140002959992</text:p>
          </table:table-cell>
          <table:table-cell office:value-type="float" office:value="75000" calcext:value-type="float">
            <text:p>75000</text:p>
          </table:table-cell>
          <table:table-cell office:value-type="float" office:value="125614.593165174" calcext:value-type="float">
            <text:p>125614.593165174</text:p>
          </table:table-cell>
          <table:table-cell office:value-type="float" office:value="0.20749045499997" calcext:value-type="float">
            <text:p>0.2074904549999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551.750415103" calcext:value-type="float">
            <text:p>74551.750415103</text:p>
          </table:table-cell>
          <table:table-cell office:value-type="float" office:value="0.203995650000252" calcext:value-type="float">
            <text:p>0.203995650000252</text:p>
          </table:table-cell>
        </table:table-row>
        <table:table-row table:style-name="ro1">
          <table:table-cell office:value-type="float" office:value="78.8162085669992" calcext:value-type="float">
            <text:p>78.8162085669992</text:p>
          </table:table-cell>
          <table:table-cell office:value-type="float" office:value="75000" calcext:value-type="float">
            <text:p>75000</text:p>
          </table:table-cell>
          <table:table-cell office:value-type="float" office:value="75368.7558991041" calcext:value-type="float">
            <text:p>75368.7558991041</text:p>
          </table:table-cell>
          <table:table-cell office:value-type="float" office:value="0.205021419999866" calcext:value-type="float">
            <text:p>0.20502141999986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68.7558991041" calcext:value-type="float">
            <text:p>75368.7558991041</text:p>
          </table:table-cell>
          <table:table-cell office:value-type="float" office:value="0.208626052" calcext:value-type="float">
            <text:p>0.208626052</text:p>
          </table:table-cell>
        </table:table-row>
        <table:table-row table:style-name="ro1">
          <table:table-cell office:value-type="float" office:value="79.0175780889995" calcext:value-type="float">
            <text:p>79.0175780889995</text:p>
          </table:table-cell>
          <table:table-cell office:value-type="float" office:value="75000" calcext:value-type="float">
            <text:p>75000</text:p>
          </table:table-cell>
          <table:table-cell office:value-type="float" office:value="74143.2476731025" calcext:value-type="float">
            <text:p>74143.2476731025</text:p>
          </table:table-cell>
          <table:table-cell office:value-type="float" office:value="0.205058790000294" calcext:value-type="float">
            <text:p>0.20505879000029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43.2476731025" calcext:value-type="float">
            <text:p>74143.2476731025</text:p>
          </table:table-cell>
          <table:table-cell office:value-type="float" office:value="0.20968601200002" calcext:value-type="float">
            <text:p>0.20968601200002</text:p>
          </table:table-cell>
        </table:table-row>
        <table:table-row table:style-name="ro1">
          <table:table-cell office:value-type="float" office:value="79.219027393" calcext:value-type="float">
            <text:p>79.219027393</text:p>
          </table:table-cell>
          <table:table-cell office:value-type="float" office:value="125000" calcext:value-type="float">
            <text:p>125000</text:p>
          </table:table-cell>
          <table:table-cell office:value-type="float" office:value="71692.2312210991" calcext:value-type="float">
            <text:p>71692.2312210991</text:p>
          </table:table-cell>
          <table:table-cell office:value-type="float" office:value="0.204470034999758" calcext:value-type="float">
            <text:p>0.2044700349997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2755.07397117" calcext:value-type="float">
            <text:p>122755.07397117</text:p>
          </table:table-cell>
          <table:table-cell office:value-type="float" office:value="0.204744778000531" calcext:value-type="float">
            <text:p>0.204744778000531</text:p>
          </table:table-cell>
        </table:table-row>
        <table:table-row table:style-name="ro1">
          <table:table-cell office:value-type="float" office:value="79.4213583849996" calcext:value-type="float">
            <text:p>79.4213583849996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5206.090423173" calcext:value-type="float">
            <text:p>125206.090423173</text:p>
          </table:table-cell>
          <table:table-cell office:value-type="float" office:value="0.208740488999865" calcext:value-type="float">
            <text:p>0.20874048899986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001.839052173" calcext:value-type="float">
            <text:p>125001.839052173</text:p>
          </table:table-cell>
          <table:table-cell office:value-type="float" office:value="0.204234882000492" calcext:value-type="float">
            <text:p>0.204234882000492</text:p>
          </table:table-cell>
        </table:table-row>
        <table:table-row table:style-name="ro1">
          <table:table-cell office:value-type="float" office:value="79.6228152889999" calcext:value-type="float">
            <text:p>79.622815288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3776.330826171" calcext:value-type="float">
            <text:p>123776.330826171</text:p>
          </table:table-cell>
          <table:table-cell office:value-type="float" office:value="0.208854280000196" calcext:value-type="float">
            <text:p>0.20885428000019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917.7394471008" calcext:value-type="float">
            <text:p>72917.7394471008</text:p>
          </table:table-cell>
          <table:table-cell office:value-type="float" office:value="0.204233141999794" calcext:value-type="float">
            <text:p>0.204233141999794</text:p>
          </table:table-cell>
        </table:table-row>
        <table:table-row table:style-name="ro1">
          <table:table-cell office:value-type="float" office:value="79.8252529929996" calcext:value-type="float">
            <text:p>79.8252529929996</text:p>
          </table:table-cell>
          <table:table-cell office:value-type="float" office:value="75000" calcext:value-type="float">
            <text:p>75000</text:p>
          </table:table-cell>
          <table:table-cell office:value-type="float" office:value="74143.2476731025" calcext:value-type="float">
            <text:p>74143.2476731025</text:p>
          </table:table-cell>
          <table:table-cell office:value-type="float" office:value="0.204514165000546" calcext:value-type="float">
            <text:p>0.20451416500054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43.2476731025" calcext:value-type="float">
            <text:p>74143.2476731025</text:p>
          </table:table-cell>
          <table:table-cell office:value-type="float" office:value="0.204053071000089" calcext:value-type="float">
            <text:p>0.204053071000089</text:p>
          </table:table-cell>
        </table:table-row>
        <table:table-row table:style-name="ro1">
          <table:table-cell office:value-type="float" office:value="80.0272361919997" calcext:value-type="float">
            <text:p>80.0272361919997</text:p>
          </table:table-cell>
          <table:table-cell office:value-type="float" office:value="75000" calcext:value-type="float">
            <text:p>75000</text:p>
          </table:table-cell>
          <table:table-cell office:value-type="float" office:value="75368.7558991041" calcext:value-type="float">
            <text:p>75368.7558991041</text:p>
          </table:table-cell>
          <table:table-cell office:value-type="float" office:value="0.20455201599998" calcext:value-type="float">
            <text:p>0.204552015999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68.7558991041" calcext:value-type="float">
            <text:p>75368.7558991041</text:p>
          </table:table-cell>
          <table:table-cell office:value-type="float" office:value="0.202999598999668" calcext:value-type="float">
            <text:p>0.202999598999668</text:p>
          </table:table-cell>
        </table:table-row>
        <table:table-row table:style-name="ro1">
          <table:table-cell office:value-type="float" office:value="80.2307231879995" calcext:value-type="float">
            <text:p>80.2307231879995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368.7558991041" calcext:value-type="float">
            <text:p>75368.7558991041</text:p>
          </table:table-cell>
          <table:table-cell office:value-type="float" office:value="0.204811049000455" calcext:value-type="float">
            <text:p>0.20481104900045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431.598649175" calcext:value-type="float">
            <text:p>126431.598649175</text:p>
          </table:table-cell>
          <table:table-cell office:value-type="float" office:value="0.205958191999343" calcext:value-type="float">
            <text:p>0.205958191999343</text:p>
          </table:table-cell>
        </table:table-row>
        <table:table-row table:style-name="ro1">
          <table:table-cell office:value-type="float" office:value="80.4322298929992" calcext:value-type="float">
            <text:p>80.4322298929992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980.582197171" calcext:value-type="float">
            <text:p>123980.582197171</text:p>
          </table:table-cell>
          <table:table-cell office:value-type="float" office:value="0.210827930999585" calcext:value-type="float">
            <text:p>0.21082793099958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980.582197171" calcext:value-type="float">
            <text:p>123980.582197171</text:p>
          </table:table-cell>
          <table:table-cell office:value-type="float" office:value="0.205055692000315" calcext:value-type="float">
            <text:p>0.205055692000315</text:p>
          </table:table-cell>
        </table:table-row>
        <table:table-row table:style-name="ro1">
          <table:table-cell office:value-type="float" office:value="80.6355731969998" calcext:value-type="float">
            <text:p>80.6355731969998</text:p>
          </table:table-cell>
          <table:table-cell office:value-type="float" office:value="75000" calcext:value-type="float">
            <text:p>75000</text:p>
          </table:table-cell>
          <table:table-cell office:value-type="float" office:value="123696.336170365" calcext:value-type="float">
            <text:p>123696.336170365</text:p>
          </table:table-cell>
          <table:table-cell office:value-type="float" office:value="0.206918411000515" calcext:value-type="float">
            <text:p>0.2069184110005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582.147670214" calcext:value-type="float">
            <text:p>72582.147670214</text:p>
          </table:table-cell>
          <table:table-cell office:value-type="float" office:value="0.203978330000609" calcext:value-type="float">
            <text:p>0.203978330000609</text:p>
          </table:table-cell>
        </table:table-row>
        <table:table-row table:style-name="ro1">
          <table:table-cell office:value-type="float" office:value="80.8384365759994" calcext:value-type="float">
            <text:p>80.8384365759994</text:p>
          </table:table-cell>
          <table:table-cell office:value-type="float" office:value="75000" calcext:value-type="float">
            <text:p>75000</text:p>
          </table:table-cell>
          <table:table-cell office:value-type="float" office:value="76671.2827502261" calcext:value-type="float">
            <text:p>76671.2827502261</text:p>
          </table:table-cell>
          <table:table-cell office:value-type="float" office:value="0.206491756000105" calcext:value-type="float">
            <text:p>0.20649175600010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671.2827502261" calcext:value-type="float">
            <text:p>76671.2827502261</text:p>
          </table:table-cell>
          <table:table-cell office:value-type="float" office:value="0.210285269999986" calcext:value-type="float">
            <text:p>0.210285269999986</text:p>
          </table:table-cell>
        </table:table-row>
        <table:table-row table:style-name="ro1">
          <table:table-cell office:value-type="float" office:value="81.040129903" calcext:value-type="float">
            <text:p>81.040129903</text:p>
          </table:table-cell>
          <table:table-cell office:value-type="float" office:value="75000" calcext:value-type="float">
            <text:p>75000</text:p>
          </table:table-cell>
          <table:table-cell office:value-type="float" office:value="72991.0611782152" calcext:value-type="float">
            <text:p>72991.0611782152</text:p>
          </table:table-cell>
          <table:table-cell office:value-type="float" office:value="0.204088682000474" calcext:value-type="float">
            <text:p>0.20408868200047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991.0611782152" calcext:value-type="float">
            <text:p>72991.0611782152</text:p>
          </table:table-cell>
          <table:table-cell office:value-type="float" office:value="0.204113352000604" calcext:value-type="float">
            <text:p>0.204113352000604</text:p>
          </table:table-cell>
        </table:table-row>
        <table:table-row table:style-name="ro1">
          <table:table-cell office:value-type="float" office:value="81.2428727509996" calcext:value-type="float">
            <text:p>81.2428727509996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671.2827502261" calcext:value-type="float">
            <text:p>76671.2827502261</text:p>
          </table:table-cell>
          <table:table-cell office:value-type="float" office:value="0.204589967999709" calcext:value-type="float">
            <text:p>0.20458996799970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785.471250377" calcext:value-type="float">
            <text:p>127785.471250377</text:p>
          </table:table-cell>
          <table:table-cell office:value-type="float" office:value="0.209402200999648" calcext:value-type="float">
            <text:p>0.209402200999648</text:p>
          </table:table-cell>
        </table:table-row>
        <table:table-row table:style-name="ro1">
          <table:table-cell office:value-type="float" office:value="81.4446251099998" calcext:value-type="float">
            <text:p>81.4446251099998</text:p>
          </table:table-cell>
          <table:table-cell office:value-type="float" office:value="125000" calcext:value-type="float">
            <text:p>125000</text:p>
          </table:table-cell>
          <table:table-cell office:value-type="float" office:value="110207.888280256" calcext:value-type="float">
            <text:p>110207.888280256</text:p>
          </table:table-cell>
          <table:table-cell office:value-type="float" office:value="0.261615475000326" calcext:value-type="float">
            <text:p>0.26161547500032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0207.888280256" calcext:value-type="float">
            <text:p>110207.888280256</text:p>
          </table:table-cell>
          <table:table-cell office:value-type="float" office:value="0.220224572000006" calcext:value-type="float">
            <text:p>0.220224572000006</text:p>
          </table:table-cell>
        </table:table-row>
        <table:table-row table:style-name="ro1">
          <table:table-cell office:value-type="float" office:value="81.6467777919997" calcext:value-type="float">
            <text:p>81.6467777919997</text:p>
          </table:table-cell>
          <table:table-cell office:value-type="float" office:value="75000" calcext:value-type="float">
            <text:p>75000</text:p>
          </table:table-cell>
          <table:table-cell office:value-type="float" office:value="125106.362066291" calcext:value-type="float">
            <text:p>125106.362066291</text:p>
          </table:table-cell>
          <table:table-cell office:value-type="float" office:value="0.206894932000068" calcext:value-type="float">
            <text:p>0.2068949320000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84696.8030301969" calcext:value-type="float">
            <text:p>84696.8030301969</text:p>
          </table:table-cell>
          <table:table-cell office:value-type="float" office:value="0.205001172000266" calcext:value-type="float">
            <text:p>0.205001172000266</text:p>
          </table:table-cell>
        </table:table-row>
        <table:table-row table:style-name="ro1">
          <table:table-cell office:value-type="float" office:value="81.849305838" calcext:value-type="float">
            <text:p>81.849305838</text:p>
          </table:table-cell>
          <table:table-cell office:value-type="float" office:value="75000" calcext:value-type="float">
            <text:p>75000</text:p>
          </table:table-cell>
          <table:table-cell office:value-type="float" office:value="87145.8672142026" calcext:value-type="float">
            <text:p>87145.8672142026</text:p>
          </table:table-cell>
          <table:table-cell office:value-type="float" office:value="0.206894400999772" calcext:value-type="float">
            <text:p>0.20689440099977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33.2557501779" calcext:value-type="float">
            <text:p>76533.2557501779</text:p>
          </table:table-cell>
          <table:table-cell office:value-type="float" office:value="0.210202899999786" calcext:value-type="float">
            <text:p>0.210202899999786</text:p>
          </table:table-cell>
        </table:table-row>
        <table:table-row table:style-name="ro1">
          <table:table-cell office:value-type="float" office:value="82.0516586429994" calcext:value-type="float">
            <text:p>82.0516586429994</text:p>
          </table:table-cell>
          <table:table-cell office:value-type="float" office:value="75000" calcext:value-type="float">
            <text:p>75000</text:p>
          </table:table-cell>
          <table:table-cell office:value-type="float" office:value="76533.2557501779" calcext:value-type="float">
            <text:p>76533.2557501779</text:p>
          </table:table-cell>
          <table:table-cell office:value-type="float" office:value="0.204783029000282" calcext:value-type="float">
            <text:p>0.20478302900028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33.2557501779" calcext:value-type="float">
            <text:p>76533.2557501779</text:p>
          </table:table-cell>
          <table:table-cell office:value-type="float" office:value="0.205483697999625" calcext:value-type="float">
            <text:p>0.205483697999625</text:p>
          </table:table-cell>
        </table:table-row>
        <table:table-row table:style-name="ro1">
          <table:table-cell office:value-type="float" office:value="82.2543215209998" calcext:value-type="float">
            <text:p>82.2543215209998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533.2557501779" calcext:value-type="float">
            <text:p>76533.2557501779</text:p>
          </table:table-cell>
          <table:table-cell office:value-type="float" office:value="0.204307455000162" calcext:value-type="float">
            <text:p>0.2043074550001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555.426250296" calcext:value-type="float">
            <text:p>127555.426250296</text:p>
          </table:table-cell>
          <table:table-cell office:value-type="float" office:value="0.206627339999613" calcext:value-type="float">
            <text:p>0.206627339999613</text:p>
          </table:table-cell>
        </table:table-row>
        <table:table-row table:style-name="ro1">
          <table:table-cell office:value-type="float" office:value="82.4561951409996" calcext:value-type="float">
            <text:p>82.4561951409996</text:p>
          </table:table-cell>
          <table:table-cell office:value-type="float" office:value="125000" calcext:value-type="float">
            <text:p>125000</text:p>
          </table:table-cell>
          <table:table-cell office:value-type="float" office:value="109187.444870254" calcext:value-type="float">
            <text:p>109187.444870254</text:p>
          </table:table-cell>
          <table:table-cell office:value-type="float" office:value="0.286811584999668" calcext:value-type="float">
            <text:p>0.2868115849996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9187.444870254" calcext:value-type="float">
            <text:p>109187.444870254</text:p>
          </table:table-cell>
          <table:table-cell office:value-type="float" office:value="0.206592619999356" calcext:value-type="float">
            <text:p>0.206592619999356</text:p>
          </table:table-cell>
        </table:table-row>
        <table:table-row table:style-name="ro1">
          <table:table-cell office:value-type="float" office:value="82.6579441699996" calcext:value-type="float">
            <text:p>82.6579441699996</text:p>
          </table:table-cell>
          <table:table-cell office:value-type="float" office:value="75000" calcext:value-type="float">
            <text:p>75000</text:p>
          </table:table-cell>
          <table:table-cell office:value-type="float" office:value="123065.475246286" calcext:value-type="float">
            <text:p>123065.475246286</text:p>
          </table:table-cell>
          <table:table-cell office:value-type="float" office:value="0.207520738999847" calcext:value-type="float">
            <text:p>0.207520738999847</text:p>
          </table:table-cell>
          <table:table-cell office:value-type="float" office:value="100000" calcext:value-type="float">
            <text:p>100000</text:p>
          </table:table-cell>
          <table:table-cell office:value-type="float" office:value="83880.448302195" calcext:value-type="float">
            <text:p>83880.448302195</text:p>
          </table:table-cell>
          <table:table-cell office:value-type="float" office:value="0.20442190599988" calcext:value-type="float">
            <text:p>0.20442190599988</text:p>
          </table:table-cell>
        </table:table-row>
        <table:table-row table:style-name="ro1">
          <table:table-cell office:value-type="float" office:value="82.8599529619996" calcext:value-type="float">
            <text:p>82.8599529619996</text:p>
          </table:table-cell>
          <table:table-cell office:value-type="float" office:value="75000" calcext:value-type="float">
            <text:p>75000</text:p>
          </table:table-cell>
          <table:table-cell office:value-type="float" office:value="88370.3993062054" calcext:value-type="float">
            <text:p>88370.3993062054</text:p>
          </table:table-cell>
          <table:table-cell office:value-type="float" office:value="0.210095405000175" calcext:value-type="float">
            <text:p>0.21009540500017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33.2557501779" calcext:value-type="float">
            <text:p>76533.2557501779</text:p>
          </table:table-cell>
          <table:table-cell office:value-type="float" office:value="0.204646377999779" calcext:value-type="float">
            <text:p>0.204646377999779</text:p>
          </table:table-cell>
        </table:table-row>
        <table:table-row table:style-name="ro1">
          <table:table-cell office:value-type="float" office:value="83.0633100179994" calcext:value-type="float">
            <text:p>83.0633100179994</text:p>
          </table:table-cell>
          <table:table-cell office:value-type="float" office:value="75000" calcext:value-type="float">
            <text:p>75000</text:p>
          </table:table-cell>
          <table:table-cell office:value-type="float" office:value="76533.2557501779" calcext:value-type="float">
            <text:p>76533.2557501779</text:p>
          </table:table-cell>
          <table:table-cell office:value-type="float" office:value="0.204340266000145" calcext:value-type="float">
            <text:p>0.20434026600014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33.2557501779" calcext:value-type="float">
            <text:p>76533.2557501779</text:p>
          </table:table-cell>
          <table:table-cell office:value-type="float" office:value="0.203852679000192" calcext:value-type="float">
            <text:p>0.203852679000192</text:p>
          </table:table-cell>
        </table:table-row>
        <table:table-row table:style-name="ro1">
          <table:table-cell office:value-type="float" office:value="83.2652951499995" calcext:value-type="float">
            <text:p>83.2652951499995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533.2557501779" calcext:value-type="float">
            <text:p>76533.2557501779</text:p>
          </table:table-cell>
          <table:table-cell office:value-type="float" office:value="0.205641919999835" calcext:value-type="float">
            <text:p>0.20564191999983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555.426250296" calcext:value-type="float">
            <text:p>127555.426250296</text:p>
          </table:table-cell>
          <table:table-cell office:value-type="float" office:value="0.312360583000554" calcext:value-type="float">
            <text:p>0.312360583000554</text:p>
          </table:table-cell>
        </table:table-row>
        <table:table-row table:style-name="ro1">
          <table:table-cell office:value-type="float" office:value="83.467306902" calcext:value-type="float">
            <text:p>83.467306902</text:p>
          </table:table-cell>
          <table:table-cell office:value-type="float" office:value="125000" calcext:value-type="float">
            <text:p>125000</text:p>
          </table:table-cell>
          <table:table-cell office:value-type="float" office:value="107758.82409625" calcext:value-type="float">
            <text:p>107758.82409625</text:p>
          </table:table-cell>
          <table:table-cell office:value-type="float" office:value="0.284311620999688" calcext:value-type="float">
            <text:p>0.2843116209996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7758.82409625" calcext:value-type="float">
            <text:p>107758.82409625</text:p>
          </table:table-cell>
          <table:table-cell office:value-type="float" office:value="0.21082419800041" calcext:value-type="float">
            <text:p>0.21082419800041</text:p>
          </table:table-cell>
        </table:table-row>
        <table:table-row table:style-name="ro1">
          <table:table-cell office:value-type="float" office:value="83.669238384" calcext:value-type="float">
            <text:p>83.669238384</text:p>
          </table:table-cell>
          <table:table-cell office:value-type="float" office:value="75000" calcext:value-type="float">
            <text:p>75000</text:p>
          </table:table-cell>
          <table:table-cell office:value-type="float" office:value="123881.829974288" calcext:value-type="float">
            <text:p>123881.829974288</text:p>
          </table:table-cell>
          <table:table-cell office:value-type="float" office:value="0.2067442510006" calcext:value-type="float">
            <text:p>0.2067442510006</text:p>
          </table:table-cell>
          <table:table-cell office:value-type="float" office:value="100000" calcext:value-type="float">
            <text:p>100000</text:p>
          </table:table-cell>
          <table:table-cell office:value-type="float" office:value="81023.2067541883" calcext:value-type="float">
            <text:p>81023.2067541883</text:p>
          </table:table-cell>
          <table:table-cell office:value-type="float" office:value="0.266249938000328" calcext:value-type="float">
            <text:p>0.266249938000328</text:p>
          </table:table-cell>
        </table:table-row>
        <table:table-row table:style-name="ro1">
          <table:table-cell office:value-type="float" office:value="83.8716175399995" calcext:value-type="float">
            <text:p>83.8716175399995</text:p>
          </table:table-cell>
          <table:table-cell office:value-type="float" office:value="75000" calcext:value-type="float">
            <text:p>75000</text:p>
          </table:table-cell>
          <table:table-cell office:value-type="float" office:value="84696.8030301969" calcext:value-type="float">
            <text:p>84696.8030301969</text:p>
          </table:table-cell>
          <table:table-cell office:value-type="float" office:value="0.20706512400011" calcext:value-type="float">
            <text:p>0.207065124000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33.2557501779" calcext:value-type="float">
            <text:p>76533.2557501779</text:p>
          </table:table-cell>
          <table:table-cell office:value-type="float" office:value="0.204681930000334" calcext:value-type="float">
            <text:p>0.204681930000334</text:p>
          </table:table-cell>
        </table:table-row>
        <table:table-row table:style-name="ro1">
          <table:table-cell office:value-type="float" office:value="84.0750304769999" calcext:value-type="float">
            <text:p>84.0750304769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533.2557501779" calcext:value-type="float">
            <text:p>76533.2557501779</text:p>
          </table:table-cell>
          <table:table-cell office:value-type="float" office:value="0.204592719000175" calcext:value-type="float">
            <text:p>0.20459271900017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555.426250296" calcext:value-type="float">
            <text:p>127555.426250296</text:p>
          </table:table-cell>
          <table:table-cell office:value-type="float" office:value="0.204997412000012" calcext:value-type="float">
            <text:p>0.204997412000012</text:p>
          </table:table-cell>
        </table:table-row>
        <table:table-row table:style-name="ro1">
          <table:table-cell office:value-type="float" office:value="84.2762612319993" calcext:value-type="float">
            <text:p>84.2762612319993</text:p>
          </table:table-cell>
          <table:table-cell office:value-type="float" office:value="125000" calcext:value-type="float">
            <text:p>125000</text:p>
          </table:table-cell>
          <table:table-cell office:value-type="float" office:value="113269.218510263" calcext:value-type="float">
            <text:p>113269.218510263</text:p>
          </table:table-cell>
          <table:table-cell office:value-type="float" office:value="0.225611916000162" calcext:value-type="float">
            <text:p>0.2256119160001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3269.218510263" calcext:value-type="float">
            <text:p>113269.218510263</text:p>
          </table:table-cell>
          <table:table-cell office:value-type="float" office:value="0.204564908000066" calcext:value-type="float">
            <text:p>0.204564908000066</text:p>
          </table:table-cell>
        </table:table-row>
        <table:table-row table:style-name="ro1">
          <table:table-cell office:value-type="float" office:value="84.4784562469995" calcext:value-type="float">
            <text:p>84.4784562469995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2788.780455097" calcext:value-type="float">
            <text:p>122788.780455097</text:p>
          </table:table-cell>
          <table:table-cell office:value-type="float" office:value="0.210128497000369" calcext:value-type="float">
            <text:p>0.21012849700036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2788.780455097" calcext:value-type="float">
            <text:p>122788.780455097</text:p>
          </table:table-cell>
          <table:table-cell office:value-type="float" office:value="0.207097307000367" calcext:value-type="float">
            <text:p>0.207097307000367</text:p>
          </table:table-cell>
        </table:table-row>
        <table:table-row table:style-name="ro1">
          <table:table-cell office:value-type="float" office:value="84.680204497" calcext:value-type="float">
            <text:p>84.680204497</text:p>
          </table:table-cell>
          <table:table-cell office:value-type="float" office:value="75000" calcext:value-type="float">
            <text:p>75000</text:p>
          </table:table-cell>
          <table:table-cell office:value-type="float" office:value="125240.469915099" calcext:value-type="float">
            <text:p>125240.469915099</text:p>
          </table:table-cell>
          <table:table-cell office:value-type="float" office:value="0.20640370899946" calcext:value-type="float">
            <text:p>0.2064037089994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63.6061650588" calcext:value-type="float">
            <text:p>74163.6061650588</text:p>
          </table:table-cell>
          <table:table-cell office:value-type="float" office:value="0.206789732999823" calcext:value-type="float">
            <text:p>0.206789732999823</text:p>
          </table:table-cell>
        </table:table-row>
        <table:table-row table:style-name="ro1">
          <table:table-cell office:value-type="float" office:value="84.8817709959994" calcext:value-type="float">
            <text:p>84.8817709959994</text:p>
          </table:table-cell>
          <table:table-cell office:value-type="float" office:value="75000" calcext:value-type="float">
            <text:p>75000</text:p>
          </table:table-cell>
          <table:table-cell office:value-type="float" office:value="74163.6061650588" calcext:value-type="float">
            <text:p>74163.6061650588</text:p>
          </table:table-cell>
          <table:table-cell office:value-type="float" office:value="0.204929683000046" calcext:value-type="float">
            <text:p>0.20492968300004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63.6061650588" calcext:value-type="float">
            <text:p>74163.6061650588</text:p>
          </table:table-cell>
          <table:table-cell office:value-type="float" office:value="0.208614943000612" calcext:value-type="float">
            <text:p>0.208614943000612</text:p>
          </table:table-cell>
        </table:table-row>
        <table:table-row table:style-name="ro1">
          <table:table-cell office:value-type="float" office:value="85.0837749789998" calcext:value-type="float">
            <text:p>85.0837749789998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163.6061650588" calcext:value-type="float">
            <text:p>74163.6061650588</text:p>
          </table:table-cell>
          <table:table-cell office:value-type="float" office:value="0.204614100000072" calcext:value-type="float">
            <text:p>0.20461410000007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4616.482255091" calcext:value-type="float">
            <text:p>114616.482255091</text:p>
          </table:table-cell>
          <table:table-cell office:value-type="float" office:value="0.204389597000045" calcext:value-type="float">
            <text:p>0.204389597000045</text:p>
          </table:table-cell>
        </table:table-row>
        <table:table-row table:style-name="ro1">
          <table:table-cell office:value-type="float" office:value="85.2863468579999" calcext:value-type="float">
            <text:p>85.2863468579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389.4508950598" calcext:value-type="float">
            <text:p>75389.4508950598</text:p>
          </table:table-cell>
          <table:table-cell office:value-type="float" office:value="0.248438392000026" calcext:value-type="float">
            <text:p>0.248438392000026</text:p>
          </table:table-cell>
          <table:table-cell office:value-type="float" office:value="100000" calcext:value-type="float">
            <text:p>100000</text:p>
          </table:table-cell>
          <table:table-cell office:value-type="float" office:value="86013.4385550682" calcext:value-type="float">
            <text:p>86013.4385550682</text:p>
          </table:table-cell>
          <table:table-cell office:value-type="float" office:value="0.204113142999631" calcext:value-type="float">
            <text:p>0.204113142999631</text:p>
          </table:table-cell>
        </table:table-row>
        <table:table-row table:style-name="ro1">
          <table:table-cell office:value-type="float" office:value="85.4930434309999" calcext:value-type="float">
            <text:p>85.4930434309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5240.469915099" calcext:value-type="float">
            <text:p>125240.469915099</text:p>
          </table:table-cell>
          <table:table-cell office:value-type="float" office:value="0.20740288900015" calcext:value-type="float">
            <text:p>0.207402889000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240.469915099" calcext:value-type="float">
            <text:p>125240.469915099</text:p>
          </table:table-cell>
          <table:table-cell office:value-type="float" office:value="0.20443985700058" calcext:value-type="float">
            <text:p>0.20443985700058</text:p>
          </table:table-cell>
        </table:table-row>
        <table:table-row table:style-name="ro1">
          <table:table-cell office:value-type="float" office:value="85.6953705879996" calcext:value-type="float">
            <text:p>85.6953705879996</text:p>
          </table:table-cell>
          <table:table-cell office:value-type="float" office:value="75000" calcext:value-type="float">
            <text:p>75000</text:p>
          </table:table-cell>
          <table:table-cell office:value-type="float" office:value="126486.62465409" calcext:value-type="float">
            <text:p>126486.62465409</text:p>
          </table:table-cell>
          <table:table-cell office:value-type="float" office:value="0.20944013099961" calcext:value-type="float">
            <text:p>0.2094401309996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401.5581540534" calcext:value-type="float">
            <text:p>75401.5581540534</text:p>
          </table:table-cell>
          <table:table-cell office:value-type="float" office:value="0.20500148300016" calcext:value-type="float">
            <text:p>0.20500148300016</text:p>
          </table:table-cell>
        </table:table-row>
        <table:table-row table:style-name="ro1">
          <table:table-cell office:value-type="float" office:value="85.8971124689997" calcext:value-type="float">
            <text:p>85.8971124689997</text:p>
          </table:table-cell>
          <table:table-cell office:value-type="float" office:value="75000" calcext:value-type="float">
            <text:p>75000</text:p>
          </table:table-cell>
          <table:table-cell office:value-type="float" office:value="72949.4749620517" calcext:value-type="float">
            <text:p>72949.4749620517</text:p>
          </table:table-cell>
          <table:table-cell office:value-type="float" office:value="0.206238317000498" calcext:value-type="float">
            <text:p>0.2062383170004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949.4749620517" calcext:value-type="float">
            <text:p>72949.4749620517</text:p>
          </table:table-cell>
          <table:table-cell office:value-type="float" office:value="0.20426976500039" calcext:value-type="float">
            <text:p>0.20426976500039</text:p>
          </table:table-cell>
        </table:table-row>
        <table:table-row table:style-name="ro1">
          <table:table-cell office:value-type="float" office:value="86.0989873209992" calcext:value-type="float">
            <text:p>86.0989873209992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401.5581540534" calcext:value-type="float">
            <text:p>75401.5581540534</text:p>
          </table:table-cell>
          <table:table-cell office:value-type="float" office:value="0.204385708999325" calcext:value-type="float">
            <text:p>0.2043857089993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152.076408085" calcext:value-type="float">
            <text:p>120152.076408085</text:p>
          </table:table-cell>
          <table:table-cell office:value-type="float" office:value="0.204888572000527" calcext:value-type="float">
            <text:p>0.204888572000527</text:p>
          </table:table-cell>
        </table:table-row>
        <table:table-row table:style-name="ro1">
          <table:table-cell office:value-type="float" office:value="86.3017331729998" calcext:value-type="float">
            <text:p>86.3017331729998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788.537356053" calcext:value-type="float">
            <text:p>74788.537356053</text:p>
          </table:table-cell>
          <table:table-cell office:value-type="float" office:value="0.250844248000249" calcext:value-type="float">
            <text:p>0.250844248000249</text:p>
          </table:table-cell>
          <table:table-cell office:value-type="float" office:value="100000" calcext:value-type="float">
            <text:p>100000</text:p>
          </table:table-cell>
          <table:table-cell office:value-type="float" office:value="81123.0856020575" calcext:value-type="float">
            <text:p>81123.0856020575</text:p>
          </table:table-cell>
          <table:table-cell office:value-type="float" office:value="0.20689015500011" calcext:value-type="float">
            <text:p>0.20689015500011</text:p>
          </table:table-cell>
        </table:table-row>
        <table:table-row table:style-name="ro1">
          <table:table-cell office:value-type="float" office:value="86.5038651989999" calcext:value-type="float">
            <text:p>86.5038651989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5288.439616586" calcext:value-type="float">
            <text:p>125288.439616586</text:p>
          </table:table-cell>
          <table:table-cell office:value-type="float" office:value="0.207239209000363" calcext:value-type="float">
            <text:p>0.20723920900036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288.439616586" calcext:value-type="float">
            <text:p>125288.439616586</text:p>
          </table:table-cell>
          <table:table-cell office:value-type="float" office:value="0.204563869000594" calcext:value-type="float">
            <text:p>0.204563869000594</text:p>
          </table:table-cell>
        </table:table-row>
        <table:table-row table:style-name="ro1">
          <table:table-cell office:value-type="float" office:value="86.7065627299999" calcext:value-type="float">
            <text:p>86.706562729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4062.12536259" calcext:value-type="float">
            <text:p>124062.12536259</text:p>
          </table:table-cell>
          <table:table-cell office:value-type="float" office:value="0.207242728000892" calcext:value-type="float">
            <text:p>0.20724272800089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965.6981127591" calcext:value-type="float">
            <text:p>72965.6981127591</text:p>
          </table:table-cell>
          <table:table-cell office:value-type="float" office:value="0.204550419000043" calcext:value-type="float">
            <text:p>0.204550419000043</text:p>
          </table:table-cell>
        </table:table-row>
        <table:table-row table:style-name="ro1">
          <table:table-cell office:value-type="float" office:value="86.9087999369995" calcext:value-type="float">
            <text:p>86.9087999369995</text:p>
          </table:table-cell>
          <table:table-cell office:value-type="float" office:value="75000" calcext:value-type="float">
            <text:p>75000</text:p>
          </table:table-cell>
          <table:table-cell office:value-type="float" office:value="76644.640874747" calcext:value-type="float">
            <text:p>76644.640874747</text:p>
          </table:table-cell>
          <table:table-cell office:value-type="float" office:value="0.205280119000236" calcext:value-type="float">
            <text:p>0.20528011900023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644.640874747" calcext:value-type="float">
            <text:p>76644.640874747</text:p>
          </table:table-cell>
          <table:table-cell office:value-type="float" office:value="0.20402162299979" calcext:value-type="float">
            <text:p>0.20402162299979</text:p>
          </table:table-cell>
        </table:table-row>
        <table:table-row table:style-name="ro1">
          <table:table-cell office:value-type="float" office:value="87.1106645309992" calcext:value-type="float">
            <text:p>87.1106645309992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418.326620751" calcext:value-type="float">
            <text:p>75418.326620751</text:p>
          </table:table-cell>
          <table:table-cell office:value-type="float" office:value="0.204811083000095" calcext:value-type="float">
            <text:p>0.20481108300009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587.568309602" calcext:value-type="float">
            <text:p>120587.568309602</text:p>
          </table:table-cell>
          <table:table-cell office:value-type="float" office:value="0.203957102000459" calcext:value-type="float">
            <text:p>0.203957102000459</text:p>
          </table:table-cell>
        </table:table-row>
        <table:table-row table:style-name="ro1">
          <table:table-cell office:value-type="float" office:value="87.3139557289996" calcext:value-type="float">
            <text:p>87.3139557289996</text:p>
          </table:table-cell>
          <table:table-cell office:value-type="float" office:value="125000" calcext:value-type="float">
            <text:p>125000</text:p>
          </table:table-cell>
          <table:table-cell office:value-type="float" office:value="73987.6266577558" calcext:value-type="float">
            <text:p>73987.6266577558</text:p>
          </table:table-cell>
          <table:table-cell office:value-type="float" office:value="0.250899590000699" calcext:value-type="float">
            <text:p>0.2508995900006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9914.8122187362" calcext:value-type="float">
            <text:p>79914.8122187362</text:p>
          </table:table-cell>
          <table:table-cell office:value-type="float" office:value="0.204262205000305" calcext:value-type="float">
            <text:p>0.204262205000305</text:p>
          </table:table-cell>
        </table:table-row>
        <table:table-row table:style-name="ro1">
          <table:table-cell office:value-type="float" office:value="87.5150400149996" calcext:value-type="float">
            <text:p>87.5150400149996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2835.811108595" calcext:value-type="float">
            <text:p>122835.811108595</text:p>
          </table:table-cell>
          <table:table-cell office:value-type="float" office:value="0.211134719000256" calcext:value-type="float">
            <text:p>0.21113471900025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2835.811108595" calcext:value-type="float">
            <text:p>122835.811108595</text:p>
          </table:table-cell>
          <table:table-cell office:value-type="float" office:value="0.204538918000253" calcext:value-type="float">
            <text:p>0.204538918000253</text:p>
          </table:table-cell>
        </table:table-row>
        <table:table-row table:style-name="ro1">
          <table:table-cell office:value-type="float" office:value="87.7159724789999" calcext:value-type="float">
            <text:p>87.715972478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4062.12536259" calcext:value-type="float">
            <text:p>124062.12536259</text:p>
          </table:table-cell>
          <table:table-cell office:value-type="float" office:value="0.207105927999692" calcext:value-type="float">
            <text:p>0.20710592799969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965.6981127591" calcext:value-type="float">
            <text:p>72965.6981127591</text:p>
          </table:table-cell>
          <table:table-cell office:value-type="float" office:value="0.203352115999223" calcext:value-type="float">
            <text:p>0.203352115999223</text:p>
          </table:table-cell>
        </table:table-row>
        <table:table-row table:style-name="ro1">
          <table:table-cell office:value-type="float" office:value="87.9176841009994" calcext:value-type="float">
            <text:p>87.9176841009994</text:p>
          </table:table-cell>
          <table:table-cell office:value-type="float" office:value="75000" calcext:value-type="float">
            <text:p>75000</text:p>
          </table:table-cell>
          <table:table-cell office:value-type="float" office:value="74192.0123667551" calcext:value-type="float">
            <text:p>74192.0123667551</text:p>
          </table:table-cell>
          <table:table-cell office:value-type="float" office:value="0.204729523000424" calcext:value-type="float">
            <text:p>0.2047295230004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92.0123667551" calcext:value-type="float">
            <text:p>74192.0123667551</text:p>
          </table:table-cell>
          <table:table-cell office:value-type="float" office:value="0.209689526999682" calcext:value-type="float">
            <text:p>0.209689526999682</text:p>
          </table:table-cell>
        </table:table-row>
        <table:table-row table:style-name="ro1">
          <table:table-cell office:value-type="float" office:value="88.2112694019997" calcext:value-type="float">
            <text:p>88.2112694019997</text:p>
          </table:table-cell>
          <table:table-cell office:value-type="float" office:value="125000" calcext:value-type="float">
            <text:p>125000</text:p>
          </table:table-cell>
          <table:table-cell office:value-type="float" office:value="66834.1268427794" calcext:value-type="float">
            <text:p>66834.1268427794</text:p>
          </table:table-cell>
          <table:table-cell office:value-type="float" office:value="0.309707358000196" calcext:value-type="float">
            <text:p>0.30970735800019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7930.554092611" calcext:value-type="float">
            <text:p>117930.554092611</text:p>
          </table:table-cell>
          <table:table-cell office:value-type="float" office:value="0.20412908399976" calcext:value-type="float">
            <text:p>0.20412908399976</text:p>
          </table:table-cell>
        </table:table-row>
        <table:table-row table:style-name="ro1">
          <table:table-cell office:value-type="float" office:value="88.4144680299996" calcext:value-type="float">
            <text:p>88.4144680299996</text:p>
          </table:table-cell>
          <table:table-cell office:value-type="float" office:value="125000" calcext:value-type="float">
            <text:p>125000</text:p>
          </table:table-cell>
          <table:table-cell office:value-type="float" office:value="117930.554092611" calcext:value-type="float">
            <text:p>117930.554092611</text:p>
          </table:table-cell>
          <table:table-cell office:value-type="float" office:value="0.27243005299988" calcext:value-type="float">
            <text:p>0.272430052999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7930.554092611" calcext:value-type="float">
            <text:p>117930.554092611</text:p>
          </table:table-cell>
          <table:table-cell office:value-type="float" office:value="0.204025014000763" calcext:value-type="float">
            <text:p>0.204025014000763</text:p>
          </table:table-cell>
        </table:table-row>
        <table:table-row table:style-name="ro1">
          <table:table-cell office:value-type="float" office:value="88.616609017" calcext:value-type="float">
            <text:p>88.616609017</text:p>
          </table:table-cell>
          <table:table-cell office:value-type="float" office:value="75000" calcext:value-type="float">
            <text:p>75000</text:p>
          </table:table-cell>
          <table:table-cell office:value-type="float" office:value="125288.439616586" calcext:value-type="float">
            <text:p>125288.439616586</text:p>
          </table:table-cell>
          <table:table-cell office:value-type="float" office:value="0.243089650000002" calcext:value-type="float">
            <text:p>0.24308965000000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92.0123667551" calcext:value-type="float">
            <text:p>74192.0123667551</text:p>
          </table:table-cell>
          <table:table-cell office:value-type="float" office:value="0.204240015999858" calcext:value-type="float">
            <text:p>0.204240015999858</text:p>
          </table:table-cell>
        </table:table-row>
        <table:table-row table:style-name="ro1">
          <table:table-cell office:value-type="float" office:value="88.8184932419999" calcext:value-type="float">
            <text:p>88.818493241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418.326620751" calcext:value-type="float">
            <text:p>75418.326620751</text:p>
          </table:table-cell>
          <table:table-cell office:value-type="float" office:value="0.204110097000012" calcext:value-type="float">
            <text:p>0.2041100970000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418.326620751" calcext:value-type="float">
            <text:p>75418.326620751</text:p>
          </table:table-cell>
          <table:table-cell office:value-type="float" office:value="0.203943231999801" calcext:value-type="float">
            <text:p>0.203943231999801</text:p>
          </table:table-cell>
        </table:table-row>
        <table:table-row table:style-name="ro1">
          <table:table-cell office:value-type="float" office:value="89.0203411659995" calcext:value-type="float">
            <text:p>89.0203411659995</text:p>
          </table:table-cell>
          <table:table-cell office:value-type="float" office:value="75000" calcext:value-type="float">
            <text:p>75000</text:p>
          </table:table-cell>
          <table:table-cell office:value-type="float" office:value="74192.0123667551" calcext:value-type="float">
            <text:p>74192.0123667551</text:p>
          </table:table-cell>
          <table:table-cell office:value-type="float" office:value="0.203941365999526" calcext:value-type="float">
            <text:p>0.20394136599952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92.0123667551" calcext:value-type="float">
            <text:p>74192.0123667551</text:p>
          </table:table-cell>
          <table:table-cell office:value-type="float" office:value="0.204839091999929" calcext:value-type="float">
            <text:p>0.204839091999929</text:p>
          </table:table-cell>
        </table:table-row>
        <table:table-row table:style-name="ro1">
          <table:table-cell office:value-type="float" office:value="89.2226419749995" calcext:value-type="float">
            <text:p>89.2226419749995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540.2739890014" calcext:value-type="float">
            <text:p>76540.2739890014</text:p>
          </table:table-cell>
          <table:table-cell office:value-type="float" office:value="0.20478885600005" calcext:value-type="float">
            <text:p>0.2047888560000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567.798239004" calcext:value-type="float">
            <text:p>127567.798239004</text:p>
          </table:table-cell>
          <table:table-cell office:value-type="float" office:value="0.204556498999409" calcext:value-type="float">
            <text:p>0.204556498999409</text:p>
          </table:table-cell>
        </table:table-row>
        <table:table-row table:style-name="ro1">
          <table:table-cell office:value-type="float" office:value="89.4238440039999" calcext:value-type="float">
            <text:p>89.4238440039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2568.760965715" calcext:value-type="float">
            <text:p>122568.760965715</text:p>
          </table:table-cell>
          <table:table-cell office:value-type="float" office:value="0.207700695000312" calcext:value-type="float">
            <text:p>0.2077006950003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2568.760965715" calcext:value-type="float">
            <text:p>122568.760965715</text:p>
          </table:table-cell>
          <table:table-cell office:value-type="float" office:value="0.208674475999942" calcext:value-type="float">
            <text:p>0.208674475999942</text:p>
          </table:table-cell>
        </table:table-row>
        <table:table-row table:style-name="ro1">
          <table:table-cell office:value-type="float" office:value="89.6255399169995" calcext:value-type="float">
            <text:p>89.6255399169995</text:p>
          </table:table-cell>
          <table:table-cell office:value-type="float" office:value="75000" calcext:value-type="float">
            <text:p>75000</text:p>
          </table:table-cell>
          <table:table-cell office:value-type="float" office:value="118285.992279725" calcext:value-type="float">
            <text:p>118285.992279725</text:p>
          </table:table-cell>
          <table:table-cell office:value-type="float" office:value="0.213651496999773" calcext:value-type="float">
            <text:p>0.21365149699977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7300.6507798436" calcext:value-type="float">
            <text:p>67300.6507798436</text:p>
          </table:table-cell>
          <table:table-cell office:value-type="float" office:value="0.204368787999556" calcext:value-type="float">
            <text:p>0.204368787999556</text:p>
          </table:table-cell>
        </table:table-row>
        <table:table-row table:style-name="ro1">
          <table:table-cell office:value-type="float" office:value="89.8281250589998" calcext:value-type="float">
            <text:p>89.8281250589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5254.3640538252" calcext:value-type="float">
            <text:p>75254.3640538252</text:p>
          </table:table-cell>
          <table:table-cell office:value-type="float" office:value="0.206007478000174" calcext:value-type="float">
            <text:p>0.20600747800017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254.3640538252" calcext:value-type="float">
            <text:p>75254.3640538252</text:p>
          </table:table-cell>
          <table:table-cell office:value-type="float" office:value="0.2039011020006" calcext:value-type="float">
            <text:p>0.2039011020006</text:p>
          </table:table-cell>
        </table:table-row>
        <table:table-row table:style-name="ro1">
          <table:table-cell office:value-type="float" office:value="90.0305151499997" calcext:value-type="float">
            <text:p>90.0305151499997</text:p>
          </table:table-cell>
          <table:table-cell office:value-type="float" office:value="75000" calcext:value-type="float">
            <text:p>75000</text:p>
          </table:table-cell>
          <table:table-cell office:value-type="float" office:value="75254.3640538252" calcext:value-type="float">
            <text:p>75254.3640538252</text:p>
          </table:table-cell>
          <table:table-cell office:value-type="float" office:value="0.204366162000042" calcext:value-type="float">
            <text:p>0.20436616200004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254.3640538252" calcext:value-type="float">
            <text:p>75254.3640538252</text:p>
          </table:table-cell>
          <table:table-cell office:value-type="float" office:value="0.204457677999926" calcext:value-type="float">
            <text:p>0.204457677999926</text:p>
          </table:table-cell>
        </table:table-row>
        <table:table-row table:style-name="ro1">
          <table:table-cell office:value-type="float" office:value="90.2330826729994" calcext:value-type="float">
            <text:p>90.2330826729994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254.3640538252" calcext:value-type="float">
            <text:p>75254.3640538252</text:p>
          </table:table-cell>
          <table:table-cell office:value-type="float" office:value="0.204337141999531" calcext:value-type="float">
            <text:p>0.20433714199953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239.705553707" calcext:value-type="float">
            <text:p>126239.705553707</text:p>
          </table:table-cell>
          <table:table-cell office:value-type="float" office:value="0.204241306000768" calcext:value-type="float">
            <text:p>0.204241306000768</text:p>
          </table:table-cell>
        </table:table-row>
        <table:table-row table:style-name="ro1">
          <table:table-cell office:value-type="float" office:value="90.4346570959997" calcext:value-type="float">
            <text:p>90.4346570959997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2976.643697714" calcext:value-type="float">
            <text:p>122976.643697714</text:p>
          </table:table-cell>
          <table:table-cell office:value-type="float" office:value="0.214190302999668" calcext:value-type="float">
            <text:p>0.2141903029996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2568.760965715" calcext:value-type="float">
            <text:p>122568.760965715</text:p>
          </table:table-cell>
          <table:table-cell office:value-type="float" office:value="0.204415528999562" calcext:value-type="float">
            <text:p>0.204415528999562</text:p>
          </table:table-cell>
        </table:table-row>
        <table:table-row table:style-name="ro1">
          <table:table-cell office:value-type="float" office:value="90.6358720549997" calcext:value-type="float">
            <text:p>90.6358720549997</text:p>
          </table:table-cell>
          <table:table-cell office:value-type="float" office:value="75000" calcext:value-type="float">
            <text:p>75000</text:p>
          </table:table-cell>
          <table:table-cell office:value-type="float" office:value="124608.17462571" calcext:value-type="float">
            <text:p>124608.17462571</text:p>
          </table:table-cell>
          <table:table-cell office:value-type="float" office:value="0.204245160000028" calcext:value-type="float">
            <text:p>0.2042451600000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030.715857828" calcext:value-type="float">
            <text:p>74030.715857828</text:p>
          </table:table-cell>
          <table:table-cell office:value-type="float" office:value="0.273187838000013" calcext:value-type="float">
            <text:p>0.273187838000013</text:p>
          </table:table-cell>
        </table:table-row>
        <table:table-row table:style-name="ro1">
          <table:table-cell office:value-type="float" office:value="90.8383333269994" calcext:value-type="float">
            <text:p>90.8383333269994</text:p>
          </table:table-cell>
          <table:table-cell office:value-type="float" office:value="75000" calcext:value-type="float">
            <text:p>75000</text:p>
          </table:table-cell>
          <table:table-cell office:value-type="float" office:value="71583.4194658337" calcext:value-type="float">
            <text:p>71583.4194658337</text:p>
          </table:table-cell>
          <table:table-cell office:value-type="float" office:value="0.206087909000416" calcext:value-type="float">
            <text:p>0.2060879090004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1583.4194658337" calcext:value-type="float">
            <text:p>71583.4194658337</text:p>
          </table:table-cell>
          <table:table-cell office:value-type="float" office:value="0.204828562999865" calcext:value-type="float">
            <text:p>0.204828562999865</text:p>
          </table:table-cell>
        </table:table-row>
        <table:table-row table:style-name="ro1">
          <table:table-cell office:value-type="float" office:value="91.0413322639997" calcext:value-type="float">
            <text:p>91.0413322639997</text:p>
          </table:table-cell>
          <table:table-cell office:value-type="float" office:value="75000" calcext:value-type="float">
            <text:p>75000</text:p>
          </table:table-cell>
          <table:table-cell office:value-type="float" office:value="75254.3640538252" calcext:value-type="float">
            <text:p>75254.3640538252</text:p>
          </table:table-cell>
          <table:table-cell office:value-type="float" office:value="0.204223491000448" calcext:value-type="float">
            <text:p>0.2042234910004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254.3640538252" calcext:value-type="float">
            <text:p>75254.3640538252</text:p>
          </table:table-cell>
          <table:table-cell office:value-type="float" office:value="0.208761517000312" calcext:value-type="float">
            <text:p>0.208761517000312</text:p>
          </table:table-cell>
        </table:table-row>
        <table:table-row table:style-name="ro1">
          <table:table-cell office:value-type="float" office:value="91.2442217309999" calcext:value-type="float">
            <text:p>91.2442217309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254.3640538252" calcext:value-type="float">
            <text:p>75254.3640538252</text:p>
          </table:table-cell>
          <table:table-cell office:value-type="float" office:value="0.20413729000029" calcext:value-type="float">
            <text:p>0.2041372900002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239.705553707" calcext:value-type="float">
            <text:p>126239.705553707</text:p>
          </table:table-cell>
          <table:table-cell office:value-type="float" office:value="0.204104065999672" calcext:value-type="float">
            <text:p>0.204104065999672</text:p>
          </table:table-cell>
        </table:table-row>
        <table:table-row table:style-name="ro1">
          <table:table-cell office:value-type="float" office:value="91.4455671619999" calcext:value-type="float">
            <text:p>91.4455671619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180.585063714" calcext:value-type="float">
            <text:p>123180.585063714</text:p>
          </table:table-cell>
          <table:table-cell office:value-type="float" office:value="0.287953785999889" calcext:value-type="float">
            <text:p>0.28795378599988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180.585063714" calcext:value-type="float">
            <text:p>123180.585063714</text:p>
          </table:table-cell>
          <table:table-cell office:value-type="float" office:value="0.204559329999938" calcext:value-type="float">
            <text:p>0.204559329999938</text:p>
          </table:table-cell>
        </table:table-row>
        <table:table-row table:style-name="ro1">
          <table:table-cell office:value-type="float" office:value="91.6474506589993" calcext:value-type="float">
            <text:p>91.6474506589993</text:p>
          </table:table-cell>
          <table:table-cell office:value-type="float" office:value="75000" calcext:value-type="float">
            <text:p>75000</text:p>
          </table:table-cell>
          <table:table-cell office:value-type="float" office:value="125016.05735771" calcext:value-type="float">
            <text:p>125016.05735771</text:p>
          </table:table-cell>
          <table:table-cell office:value-type="float" office:value="0.206689485999959" calcext:value-type="float">
            <text:p>0.20668948599995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030.715857828" calcext:value-type="float">
            <text:p>74030.715857828</text:p>
          </table:table-cell>
          <table:table-cell office:value-type="float" office:value="0.20438225900034" calcext:value-type="float">
            <text:p>0.20438225900034</text:p>
          </table:table-cell>
        </table:table-row>
        <table:table-row table:style-name="ro1">
          <table:table-cell office:value-type="float" office:value="91.8496685089995" calcext:value-type="float">
            <text:p>91.8496685089995</text:p>
          </table:table-cell>
          <table:table-cell office:value-type="float" office:value="75000" calcext:value-type="float">
            <text:p>75000</text:p>
          </table:table-cell>
          <table:table-cell office:value-type="float" office:value="74030.715857828" calcext:value-type="float">
            <text:p>74030.715857828</text:p>
          </table:table-cell>
          <table:table-cell office:value-type="float" office:value="0.204192471000169" calcext:value-type="float">
            <text:p>0.20419247100016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030.715857828" calcext:value-type="float">
            <text:p>74030.715857828</text:p>
          </table:table-cell>
          <table:table-cell office:value-type="float" office:value="0.203329855999982" calcext:value-type="float">
            <text:p>0.203329855999982</text:p>
          </table:table-cell>
        </table:table-row>
        <table:table-row table:style-name="ro1">
          <table:table-cell office:value-type="float" office:value="92.0533765549999" calcext:value-type="float">
            <text:p>92.053376554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254.3640538252" calcext:value-type="float">
            <text:p>75254.3640538252</text:p>
          </table:table-cell>
          <table:table-cell office:value-type="float" office:value="0.20444388299984" calcext:value-type="float">
            <text:p>0.2044438829998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254.3640538252" calcext:value-type="float">
            <text:p>75254.3640538252</text:p>
          </table:table-cell>
          <table:table-cell office:value-type="float" office:value="0.20433139799934" calcext:value-type="float">
            <text:p>0.20433139799934</text:p>
          </table:table-cell>
        </table:table-row>
        <table:table-row table:style-name="ro1">
          <table:table-cell office:value-type="float" office:value="92.2546603459996" calcext:value-type="float">
            <text:p>92.2546603459996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254.3640538252" calcext:value-type="float">
            <text:p>75254.3640538252</text:p>
          </table:table-cell>
          <table:table-cell office:value-type="float" office:value="0.20561001599981" calcext:value-type="float">
            <text:p>0.2056100159998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239.705553707" calcext:value-type="float">
            <text:p>126239.705553707</text:p>
          </table:table-cell>
          <table:table-cell office:value-type="float" office:value="0.204045954000321" calcext:value-type="float">
            <text:p>0.204045954000321</text:p>
          </table:table-cell>
        </table:table-row>
        <table:table-row table:style-name="ro1">
          <table:table-cell office:value-type="float" office:value="92.4647395079992" calcext:value-type="float">
            <text:p>92.4647395079992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094.785870175" calcext:value-type="float">
            <text:p>123094.785870175</text:p>
          </table:table-cell>
          <table:table-cell office:value-type="float" office:value="0.212661877999381" calcext:value-type="float">
            <text:p>0.21266187799938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2686.511290174" calcext:value-type="float">
            <text:p>122686.511290174</text:p>
          </table:table-cell>
          <table:table-cell office:value-type="float" office:value="0.205590972000209" calcext:value-type="float">
            <text:p>0.205590972000209</text:p>
          </table:table-cell>
        </table:table-row>
        <table:table-row table:style-name="ro1">
          <table:table-cell office:value-type="float" office:value="92.6670459589996" calcext:value-type="float">
            <text:p>92.6670459589996</text:p>
          </table:table-cell>
          <table:table-cell office:value-type="float" office:value="75000" calcext:value-type="float">
            <text:p>75000</text:p>
          </table:table-cell>
          <table:table-cell office:value-type="float" office:value="127177.531670181" calcext:value-type="float">
            <text:p>127177.531670181</text:p>
          </table:table-cell>
          <table:table-cell office:value-type="float" office:value="0.205290883000089" calcext:value-type="float">
            <text:p>0.20529088300008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51.4837501087" calcext:value-type="float">
            <text:p>76551.4837501087</text:p>
          </table:table-cell>
          <table:table-cell office:value-type="float" office:value="0.205968606999704" calcext:value-type="float">
            <text:p>0.205968606999704</text:p>
          </table:table-cell>
        </table:table-row>
        <table:table-row table:style-name="ro1">
          <table:table-cell office:value-type="float" office:value="92.8703066109993" calcext:value-type="float">
            <text:p>92.8703066109993</text:p>
          </table:table-cell>
          <table:table-cell office:value-type="float" office:value="75000" calcext:value-type="float">
            <text:p>75000</text:p>
          </table:table-cell>
          <table:table-cell office:value-type="float" office:value="76551.4837501087" calcext:value-type="float">
            <text:p>76551.4837501087</text:p>
          </table:table-cell>
          <table:table-cell office:value-type="float" office:value="0.204342942999574" calcext:value-type="float">
            <text:p>0.20434294299957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51.4837501087" calcext:value-type="float">
            <text:p>76551.4837501087</text:p>
          </table:table-cell>
          <table:table-cell office:value-type="float" office:value="0.204018125000403" calcext:value-type="float">
            <text:p>0.204018125000403</text:p>
          </table:table-cell>
        </table:table-row>
        <table:table-row table:style-name="ro1">
          <table:table-cell office:value-type="float" office:value="93.072611263" calcext:value-type="float">
            <text:p>93.072611263</text:p>
          </table:table-cell>
          <table:table-cell office:value-type="float" office:value="75000" calcext:value-type="float">
            <text:p>75000</text:p>
          </table:table-cell>
          <table:table-cell office:value-type="float" office:value="75326.6600101069" calcext:value-type="float">
            <text:p>75326.6600101069</text:p>
          </table:table-cell>
          <table:table-cell office:value-type="float" office:value="0.204394493999644" calcext:value-type="float">
            <text:p>0.20439449399964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26.6600101069" calcext:value-type="float">
            <text:p>75326.6600101069</text:p>
          </table:table-cell>
          <table:table-cell office:value-type="float" office:value="0.204699271999743" calcext:value-type="float">
            <text:p>0.204699271999743</text:p>
          </table:table-cell>
        </table:table-row>
        <table:table-row table:style-name="ro1">
          <table:table-cell office:value-type="float" office:value="93.2758547549993" calcext:value-type="float">
            <text:p>93.2758547549993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326.6600101069" calcext:value-type="float">
            <text:p>75326.6600101069</text:p>
          </table:table-cell>
          <table:table-cell office:value-type="float" office:value="0.204466855000646" calcext:value-type="float">
            <text:p>0.20446685500064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360.982510179" calcext:value-type="float">
            <text:p>126360.982510179</text:p>
          </table:table-cell>
          <table:table-cell office:value-type="float" office:value="0.217103631999635" calcext:value-type="float">
            <text:p>0.217103631999635</text:p>
          </table:table-cell>
        </table:table-row>
        <table:table-row table:style-name="ro1">
          <table:table-cell office:value-type="float" office:value="93.4776434119995" calcext:value-type="float">
            <text:p>93.4776434119995</text:p>
          </table:table-cell>
          <table:table-cell office:value-type="float" office:value="125000" calcext:value-type="float">
            <text:p>125000</text:p>
          </table:table-cell>
          <table:table-cell office:value-type="float" office:value="118399.628200168" calcext:value-type="float">
            <text:p>118399.628200168</text:p>
          </table:table-cell>
          <table:table-cell office:value-type="float" office:value="0.286844297000243" calcext:value-type="float">
            <text:p>0.28684429700024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8399.628200168" calcext:value-type="float">
            <text:p>118399.628200168</text:p>
          </table:table-cell>
          <table:table-cell office:value-type="float" office:value="0.204312529000163" calcext:value-type="float">
            <text:p>0.204312529000163</text:p>
          </table:table-cell>
        </table:table-row>
        <table:table-row table:style-name="ro1">
          <table:table-cell office:value-type="float" office:value="93.6790572549999" calcext:value-type="float">
            <text:p>93.679057254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3911.335030176" calcext:value-type="float">
            <text:p>123911.335030176</text:p>
          </table:table-cell>
          <table:table-cell office:value-type="float" office:value="0.205602386999999" calcext:value-type="float">
            <text:p>0.205602386999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877.0125301035" calcext:value-type="float">
            <text:p>72877.0125301035</text:p>
          </table:table-cell>
          <table:table-cell office:value-type="float" office:value="0.204710512999554" calcext:value-type="float">
            <text:p>0.204710512999554</text:p>
          </table:table-cell>
        </table:table-row>
        <table:table-row table:style-name="ro1">
          <table:table-cell office:value-type="float" office:value="93.8801464649996" calcext:value-type="float">
            <text:p>93.8801464649996</text:p>
          </table:table-cell>
          <table:table-cell office:value-type="float" office:value="75000" calcext:value-type="float">
            <text:p>75000</text:p>
          </table:table-cell>
          <table:table-cell office:value-type="float" office:value="74101.8362701052" calcext:value-type="float">
            <text:p>74101.8362701052</text:p>
          </table:table-cell>
          <table:table-cell office:value-type="float" office:value="0.204124590999527" calcext:value-type="float">
            <text:p>0.20412459099952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01.8362701052" calcext:value-type="float">
            <text:p>74101.8362701052</text:p>
          </table:table-cell>
          <table:table-cell office:value-type="float" office:value="0.20460446099969" calcext:value-type="float">
            <text:p>0.20460446099969</text:p>
          </table:table-cell>
        </table:table-row>
        <table:table-row table:style-name="ro1">
          <table:table-cell office:value-type="float" office:value="94.0820440429998" calcext:value-type="float">
            <text:p>94.0820440429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5326.6600101069" calcext:value-type="float">
            <text:p>75326.6600101069</text:p>
          </table:table-cell>
          <table:table-cell office:value-type="float" office:value="0.204276483000285" calcext:value-type="float">
            <text:p>0.20427648300028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26.6600101069" calcext:value-type="float">
            <text:p>75326.6600101069</text:p>
          </table:table-cell>
          <table:table-cell office:value-type="float" office:value="0.204233086999921" calcext:value-type="float">
            <text:p>0.204233086999921</text:p>
          </table:table-cell>
        </table:table-row>
        <table:table-row table:style-name="ro1">
          <table:table-cell office:value-type="float" office:value="94.2843268159995" calcext:value-type="float">
            <text:p>94.2843268159995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321.9740788254" calcext:value-type="float">
            <text:p>75321.9740788254</text:p>
          </table:table-cell>
          <table:table-cell office:value-type="float" office:value="0.203902320000452" calcext:value-type="float">
            <text:p>0.20390232000045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353.121828707" calcext:value-type="float">
            <text:p>126353.121828707</text:p>
          </table:table-cell>
          <table:table-cell office:value-type="float" office:value="0.204209957000785" calcext:value-type="float">
            <text:p>0.204209957000785</text:p>
          </table:table-cell>
        </table:table-row>
        <table:table-row table:style-name="ro1">
          <table:table-cell office:value-type="float" office:value="94.48666951" calcext:value-type="float">
            <text:p>94.48666951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2678.879190716" calcext:value-type="float">
            <text:p>122678.879190716</text:p>
          </table:table-cell>
          <table:table-cell office:value-type="float" office:value="0.28812464100065" calcext:value-type="float">
            <text:p>0.2881246410006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2474.754599716" calcext:value-type="float">
            <text:p>122474.754599716</text:p>
          </table:table-cell>
          <table:table-cell office:value-type="float" office:value="0.209887690999494" calcext:value-type="float">
            <text:p>0.209887690999494</text:p>
          </table:table-cell>
        </table:table-row>
        <table:table-row table:style-name="ro1">
          <table:table-cell office:value-type="float" office:value="94.6881612539992" calcext:value-type="float">
            <text:p>94.6881612539992</text:p>
          </table:table-cell>
          <table:table-cell office:value-type="float" office:value="75000" calcext:value-type="float">
            <text:p>75000</text:p>
          </table:table-cell>
          <table:table-cell office:value-type="float" office:value="124788.219840277" calcext:value-type="float">
            <text:p>124788.219840277</text:p>
          </table:table-cell>
          <table:table-cell office:value-type="float" office:value="0.206592627999271" calcext:value-type="float">
            <text:p>0.20659262799927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016.5421601641" calcext:value-type="float">
            <text:p>74016.5421601641</text:p>
          </table:table-cell>
          <table:table-cell office:value-type="float" office:value="0.20635472199956" calcext:value-type="float">
            <text:p>0.20635472199956</text:p>
          </table:table-cell>
        </table:table-row>
        <table:table-row table:style-name="ro1">
          <table:table-cell office:value-type="float" office:value="94.8904264469993" calcext:value-type="float">
            <text:p>94.8904264469993</text:p>
          </table:table-cell>
          <table:table-cell office:value-type="float" office:value="75000" calcext:value-type="float">
            <text:p>75000</text:p>
          </table:table-cell>
          <table:table-cell office:value-type="float" office:value="74016.5421601641" calcext:value-type="float">
            <text:p>74016.5421601641</text:p>
          </table:table-cell>
          <table:table-cell office:value-type="float" office:value="0.204142462000164" calcext:value-type="float">
            <text:p>0.2041424620001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016.5421601641" calcext:value-type="float">
            <text:p>74016.5421601641</text:p>
          </table:table-cell>
          <table:table-cell office:value-type="float" office:value="0.204434230000516" calcext:value-type="float">
            <text:p>0.204434230000516</text:p>
          </table:table-cell>
        </table:table-row>
        <table:table-row table:style-name="ro1">
          <table:table-cell office:value-type="float" office:value="95.0932678159998" calcext:value-type="float">
            <text:p>95.0932678159998</text:p>
          </table:table-cell>
          <table:table-cell office:value-type="float" office:value="75000" calcext:value-type="float">
            <text:p>75000</text:p>
          </table:table-cell>
          <table:table-cell office:value-type="float" office:value="75239.9560801669" calcext:value-type="float">
            <text:p>75239.9560801669</text:p>
          </table:table-cell>
          <table:table-cell office:value-type="float" office:value="0.204276423999545" calcext:value-type="float">
            <text:p>0.20427642399954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239.9560801669" calcext:value-type="float">
            <text:p>75239.9560801669</text:p>
          </table:table-cell>
          <table:table-cell office:value-type="float" office:value="0.204096356999798" calcext:value-type="float">
            <text:p>0.204096356999798</text:p>
          </table:table-cell>
        </table:table-row>
        <table:table-row table:style-name="ro1">
          <table:table-cell office:value-type="float" office:value="95.2949800629995" calcext:value-type="float">
            <text:p>95.2949800629995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239.9560801669" calcext:value-type="float">
            <text:p>75239.9560801669</text:p>
          </table:table-cell>
          <table:table-cell office:value-type="float" office:value="0.204007031999936" calcext:value-type="float">
            <text:p>0.20400703199993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215.53608028" calcext:value-type="float">
            <text:p>126215.53608028</text:p>
          </table:table-cell>
          <table:table-cell office:value-type="float" office:value="0.204417971000112" calcext:value-type="float">
            <text:p>0.204417971000112</text:p>
          </table:table-cell>
        </table:table-row>
        <table:table-row table:style-name="ro1">
          <table:table-cell office:value-type="float" office:value="95.503098397" calcext:value-type="float">
            <text:p>95.503098397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2545.294320272" calcext:value-type="float">
            <text:p>122545.294320272</text:p>
          </table:table-cell>
          <table:table-cell office:value-type="float" office:value="0.213363878000564" calcext:value-type="float">
            <text:p>0.2133638780005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2137.489680271" calcext:value-type="float">
            <text:p>122137.489680271</text:p>
          </table:table-cell>
          <table:table-cell office:value-type="float" office:value="0.210165245000098" calcext:value-type="float">
            <text:p>0.210165245000098</text:p>
          </table:table-cell>
        </table:table-row>
        <table:table-row table:style-name="ro1">
          <table:table-cell office:value-type="float" office:value="95.7051356279999" calcext:value-type="float">
            <text:p>95.705135627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7031.145360282" calcext:value-type="float">
            <text:p>127031.145360282</text:p>
          </table:table-cell>
          <table:table-cell office:value-type="float" office:value="0.205256004000148" calcext:value-type="float">
            <text:p>0.2052560040001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463.3700001696" calcext:value-type="float">
            <text:p>76463.3700001696</text:p>
          </table:table-cell>
          <table:table-cell office:value-type="float" office:value="0.206465344000208" calcext:value-type="float">
            <text:p>0.206465344000208</text:p>
          </table:table-cell>
        </table:table-row>
        <table:table-row table:style-name="ro1">
          <table:table-cell office:value-type="float" office:value="95.907596084" calcext:value-type="float">
            <text:p>95.907596084</text:p>
          </table:table-cell>
          <table:table-cell office:value-type="float" office:value="75000" calcext:value-type="float">
            <text:p>75000</text:p>
          </table:table-cell>
          <table:table-cell office:value-type="float" office:value="75239.9560801668" calcext:value-type="float">
            <text:p>75239.9560801668</text:p>
          </table:table-cell>
          <table:table-cell office:value-type="float" office:value="0.206338025999685" calcext:value-type="float">
            <text:p>0.20633802599968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239.9560801668" calcext:value-type="float">
            <text:p>75239.9560801668</text:p>
          </table:table-cell>
          <table:table-cell office:value-type="float" office:value="0.205959277000147" calcext:value-type="float">
            <text:p>0.205959277000147</text:p>
          </table:table-cell>
        </table:table-row>
        <table:table-row table:style-name="ro1">
          <table:table-cell office:value-type="float" office:value="96.1100119989997" calcext:value-type="float">
            <text:p>96.1100119989997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239.9560801668" calcext:value-type="float">
            <text:p>75239.9560801668</text:p>
          </table:table-cell>
          <table:table-cell office:value-type="float" office:value="0.204743760000383" calcext:value-type="float">
            <text:p>0.20474376000038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215.53608028" calcext:value-type="float">
            <text:p>126215.53608028</text:p>
          </table:table-cell>
          <table:table-cell office:value-type="float" office:value="0.204999156999293" calcext:value-type="float">
            <text:p>0.204999156999293</text:p>
          </table:table-cell>
        </table:table-row>
        <table:table-row table:style-name="ro1">
          <table:table-cell office:value-type="float" office:value="96.3123652039994" calcext:value-type="float">
            <text:p>96.3123652039994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220.4444801646" calcext:value-type="float">
            <text:p>74220.4444801646</text:p>
          </table:table-cell>
          <table:table-cell office:value-type="float" office:value="0.258682767999744" calcext:value-type="float">
            <text:p>0.25868276799974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220.4444801646" calcext:value-type="float">
            <text:p>74220.4444801646</text:p>
          </table:table-cell>
          <table:table-cell office:value-type="float" office:value="0.205994388000363" calcext:value-type="float">
            <text:p>0.205994388000363</text:p>
          </table:table-cell>
        </table:table-row>
        <table:table-row table:style-name="ro1">
          <table:table-cell office:value-type="float" office:value="96.5146697479995" calcext:value-type="float">
            <text:p>96.5146697479995</text:p>
          </table:table-cell>
          <table:table-cell office:value-type="float" office:value="75000" calcext:value-type="float">
            <text:p>75000</text:p>
          </table:table-cell>
          <table:table-cell office:value-type="float" office:value="120098.466480266" calcext:value-type="float">
            <text:p>120098.466480266</text:p>
          </table:table-cell>
          <table:table-cell office:value-type="float" office:value="0.215967406000345" calcext:value-type="float">
            <text:p>0.21596740600034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5204.810800255" calcext:value-type="float">
            <text:p>115204.810800255</text:p>
          </table:table-cell>
          <table:table-cell office:value-type="float" office:value="0.206276290999995" calcext:value-type="float">
            <text:p>0.206276290999995</text:p>
          </table:table-cell>
        </table:table-row>
        <table:table-row table:style-name="ro1">
          <table:table-cell office:value-type="float" office:value="96.7171662749997" calcext:value-type="float">
            <text:p>96.7171662749997</text:p>
          </table:table-cell>
          <table:table-cell office:value-type="float" office:value="75000" calcext:value-type="float">
            <text:p>75000</text:p>
          </table:table-cell>
          <table:table-cell office:value-type="float" office:value="122545.294320272" calcext:value-type="float">
            <text:p>122545.294320272</text:p>
          </table:table-cell>
          <table:table-cell office:value-type="float" office:value="0.207421866999539" calcext:value-type="float">
            <text:p>0.20742186699953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463.3700001696" calcext:value-type="float">
            <text:p>76463.3700001696</text:p>
          </table:table-cell>
          <table:table-cell office:value-type="float" office:value="0.20523564999985" calcext:value-type="float">
            <text:p>0.20523564999985</text:p>
          </table:table-cell>
        </table:table-row>
        <table:table-row table:style-name="ro1">
          <table:table-cell office:value-type="float" office:value="96.9187102509995" calcext:value-type="float">
            <text:p>96.9187102509995</text:p>
          </table:table-cell>
          <table:table-cell office:value-type="float" office:value="75000" calcext:value-type="float">
            <text:p>75000</text:p>
          </table:table-cell>
          <table:table-cell office:value-type="float" office:value="76463.3700001696" calcext:value-type="float">
            <text:p>76463.3700001696</text:p>
          </table:table-cell>
          <table:table-cell office:value-type="float" office:value="0.204491067000163" calcext:value-type="float">
            <text:p>0.20449106700016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016.5421601641" calcext:value-type="float">
            <text:p>74016.5421601641</text:p>
          </table:table-cell>
          <table:table-cell office:value-type="float" office:value="0.207479624999905" calcext:value-type="float">
            <text:p>0.207479624999905</text:p>
          </table:table-cell>
        </table:table-row>
        <table:table-row table:style-name="ro1">
          <table:table-cell office:value-type="float" office:value="97.1206735729993" calcext:value-type="float">
            <text:p>97.1206735729993</text:p>
          </table:table-cell>
          <table:table-cell office:value-type="float" office:value="125000" calcext:value-type="float">
            <text:p>125000</text:p>
          </table:table-cell>
          <table:table-cell office:value-type="float" office:value="70346.300400156" calcext:value-type="float">
            <text:p>70346.300400156</text:p>
          </table:table-cell>
          <table:table-cell office:value-type="float" office:value="0.2070770549999" calcext:value-type="float">
            <text:p>0.2070770549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768.708240274" calcext:value-type="float">
            <text:p>123768.708240274</text:p>
          </table:table-cell>
          <table:table-cell office:value-type="float" office:value="0.204375219999747" calcext:value-type="float">
            <text:p>0.204375219999747</text:p>
          </table:table-cell>
        </table:table-row>
        <table:table-row table:style-name="ro1">
          <table:table-cell office:value-type="float" office:value="97.3227179449996" calcext:value-type="float">
            <text:p>97.3227179449996</text:p>
          </table:table-cell>
          <table:table-cell office:value-type="float" office:value="125000" calcext:value-type="float">
            <text:p>125000</text:p>
          </table:table-cell>
          <table:table-cell office:value-type="float" office:value="77482.8816001718" calcext:value-type="float">
            <text:p>77482.8816001718</text:p>
          </table:table-cell>
          <table:table-cell office:value-type="float" office:value="0.264346998000292" calcext:value-type="float">
            <text:p>0.26434699800029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7482.8816001718" calcext:value-type="float">
            <text:p>77482.8816001718</text:p>
          </table:table-cell>
          <table:table-cell office:value-type="float" office:value="0.203958106000755" calcext:value-type="float">
            <text:p>0.203958106000755</text:p>
          </table:table-cell>
        </table:table-row>
        <table:table-row table:style-name="ro1">
          <table:table-cell office:value-type="float" office:value="97.5245464149994" calcext:value-type="float">
            <text:p>97.5245464149994</text:p>
          </table:table-cell>
          <table:table-cell office:value-type="float" office:value="75000" calcext:value-type="float">
            <text:p>75000</text:p>
          </table:table-cell>
          <table:table-cell office:value-type="float" office:value="123768.708240274" calcext:value-type="float">
            <text:p>123768.708240274</text:p>
          </table:table-cell>
          <table:table-cell office:value-type="float" office:value="0.20616454499941" calcext:value-type="float">
            <text:p>0.2061645449994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8875.052560264" calcext:value-type="float">
            <text:p>118875.052560264</text:p>
          </table:table-cell>
          <table:table-cell office:value-type="float" office:value="0.204033166000045" calcext:value-type="float">
            <text:p>0.204033166000045</text:p>
          </table:table-cell>
        </table:table-row>
        <table:table-row table:style-name="ro1">
          <table:table-cell office:value-type="float" office:value="97.7271616729995" calcext:value-type="float">
            <text:p>97.7271616729995</text:p>
          </table:table-cell>
          <table:table-cell office:value-type="float" office:value="75000" calcext:value-type="float">
            <text:p>75000</text:p>
          </table:table-cell>
          <table:table-cell office:value-type="float" office:value="122608.226231961" calcext:value-type="float">
            <text:p>122608.226231961</text:p>
          </table:table-cell>
          <table:table-cell office:value-type="float" office:value="0.206887162999919" calcext:value-type="float">
            <text:p>0.20688716299991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278.5948079763" calcext:value-type="float">
            <text:p>75278.5948079763</text:p>
          </table:table-cell>
          <table:table-cell office:value-type="float" office:value="0.224853660000008" calcext:value-type="float">
            <text:p>0.224853660000008</text:p>
          </table:table-cell>
        </table:table-row>
        <table:table-row table:style-name="ro1">
          <table:table-cell office:value-type="float" office:value="97.9301780559999" calcext:value-type="float">
            <text:p>97.930178055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1606.4682319775" calcext:value-type="float">
            <text:p>71606.4682319775</text:p>
          </table:table-cell>
          <table:table-cell office:value-type="float" office:value="0.213859305000369" calcext:value-type="float">
            <text:p>0.21385930500036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830.5104239771" calcext:value-type="float">
            <text:p>72830.5104239771</text:p>
          </table:table-cell>
          <table:table-cell office:value-type="float" office:value="0.204655632999675" calcext:value-type="float">
            <text:p>0.204655632999675</text:p>
          </table:table-cell>
        </table:table-row>
        <table:table-row table:style-name="ro1">
          <table:table-cell office:value-type="float" office:value="98.1324420409992" calcext:value-type="float">
            <text:p>98.1324420409992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054.5526159767" calcext:value-type="float">
            <text:p>74054.5526159767</text:p>
          </table:table-cell>
          <table:table-cell office:value-type="float" office:value="0.204613788999268" calcext:value-type="float">
            <text:p>0.2046137889992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056.310615961" calcext:value-type="float">
            <text:p>125056.310615961</text:p>
          </table:table-cell>
          <table:table-cell office:value-type="float" office:value="0.203920945000391" calcext:value-type="float">
            <text:p>0.203920945000391</text:p>
          </table:table-cell>
        </table:table-row>
        <table:table-row table:style-name="ro1">
          <table:table-cell office:value-type="float" office:value="98.3366604569992" calcext:value-type="float">
            <text:p>98.3366604569992</text:p>
          </table:table-cell>
          <table:table-cell office:value-type="float" office:value="125000" calcext:value-type="float">
            <text:p>125000</text:p>
          </table:table-cell>
          <table:table-cell office:value-type="float" office:value="79766.7495119749" calcext:value-type="float">
            <text:p>79766.7495119749</text:p>
          </table:table-cell>
          <table:table-cell office:value-type="float" office:value="0.270147628999439" calcext:value-type="float">
            <text:p>0.27014762899943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9766.7495119749" calcext:value-type="float">
            <text:p>79766.7495119749</text:p>
          </table:table-cell>
          <table:table-cell office:value-type="float" office:value="0.375851632999911" calcext:value-type="float">
            <text:p>0.375851632999911</text:p>
          </table:table-cell>
        </table:table-row>
        <table:table-row table:style-name="ro1">
          <table:table-cell office:value-type="float" office:value="98.539416007" calcext:value-type="float">
            <text:p>98.539416007</text:p>
          </table:table-cell>
          <table:table-cell office:value-type="float" office:value="75000" calcext:value-type="float">
            <text:p>75000</text:p>
          </table:table-cell>
          <table:table-cell office:value-type="float" office:value="125056.310615961" calcext:value-type="float">
            <text:p>125056.310615961</text:p>
          </table:table-cell>
          <table:table-cell office:value-type="float" office:value="0.206261436000204" calcext:value-type="float">
            <text:p>0.20626143600020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1384.184039962" calcext:value-type="float">
            <text:p>121384.184039962</text:p>
          </table:table-cell>
          <table:table-cell office:value-type="float" office:value="0.205849718000536" calcext:value-type="float">
            <text:p>0.205849718000536</text:p>
          </table:table-cell>
        </table:table-row>
        <table:table-row table:style-name="ro1">
          <table:table-cell office:value-type="float" office:value="98.741620062" calcext:value-type="float">
            <text:p>98.741620062</text:p>
          </table:table-cell>
          <table:table-cell office:value-type="float" office:value="75000" calcext:value-type="float">
            <text:p>75000</text:p>
          </table:table-cell>
          <table:table-cell office:value-type="float" office:value="124126.077669099" calcext:value-type="float">
            <text:p>124126.077669099</text:p>
          </table:table-cell>
          <table:table-cell office:value-type="float" office:value="0.208364287999757" calcext:value-type="float">
            <text:p>0.20836428799975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684.150125061" calcext:value-type="float">
            <text:p>76684.150125061</text:p>
          </table:table-cell>
          <table:table-cell office:value-type="float" office:value="0.339661217999492" calcext:value-type="float">
            <text:p>0.339661217999492</text:p>
          </table:table-cell>
        </table:table-row>
        <table:table-row table:style-name="ro1">
          <table:table-cell office:value-type="float" office:value="98.944690796" calcext:value-type="float">
            <text:p>98.944690796</text:p>
          </table:table-cell>
          <table:table-cell office:value-type="float" office:value="75000" calcext:value-type="float">
            <text:p>75000</text:p>
          </table:table-cell>
          <table:table-cell office:value-type="float" office:value="75457.2037230601" calcext:value-type="float">
            <text:p>75457.2037230601</text:p>
          </table:table-cell>
          <table:table-cell office:value-type="float" office:value="0.206239176999588" calcext:value-type="float">
            <text:p>0.2062391769995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457.2037230601" calcext:value-type="float">
            <text:p>75457.2037230601</text:p>
          </table:table-cell>
          <table:table-cell office:value-type="float" office:value="0.203200838000157" calcext:value-type="float">
            <text:p>0.203200838000157</text:p>
          </table:table-cell>
        </table:table-row>
        <table:table-row table:style-name="ro1">
          <table:table-cell office:value-type="float" office:value="99.1477566799995" calcext:value-type="float">
            <text:p>99.1477566799995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457.2037230601" calcext:value-type="float">
            <text:p>75457.2037230601</text:p>
          </table:table-cell>
          <table:table-cell office:value-type="float" office:value="0.204707691999829" calcext:value-type="float">
            <text:p>0.20470769199982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579.970473101" calcext:value-type="float">
            <text:p>126579.970473101</text:p>
          </table:table-cell>
          <table:table-cell office:value-type="float" office:value="0.202725502999783" calcext:value-type="float">
            <text:p>0.202725502999783</text:p>
          </table:table-cell>
        </table:table-row>
        <table:table-row table:style-name="ro1">
          <table:table-cell office:value-type="float" office:value="99.3595901250001" calcext:value-type="float">
            <text:p>99.3595901250001</text:p>
          </table:table-cell>
          <table:table-cell office:value-type="float" office:value="125000" calcext:value-type="float">
            <text:p>125000</text:p>
          </table:table-cell>
          <table:table-cell office:value-type="float" office:value="69117.980646055" calcext:value-type="float">
            <text:p>69117.980646055</text:p>
          </table:table-cell>
          <table:table-cell office:value-type="float" office:value="0.272525733999828" calcext:value-type="float">
            <text:p>0.2725257339998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9117.980646055" calcext:value-type="float">
            <text:p>69117.980646055</text:p>
          </table:table-cell>
          <table:table-cell office:value-type="float" office:value="0.207641177999903" calcext:value-type="float">
            <text:p>0.207641177999903</text:p>
          </table:table-cell>
        </table:table-row>
        <table:table-row table:style-name="ro1">
          <table:table-cell office:value-type="float" office:value="99.5606547389998" calcext:value-type="float">
            <text:p>99.5606547389998</text:p>
          </table:table-cell>
          <table:table-cell office:value-type="float" office:value="75000" calcext:value-type="float">
            <text:p>75000</text:p>
          </table:table-cell>
          <table:table-cell office:value-type="float" office:value="127806.916875102" calcext:value-type="float">
            <text:p>127806.916875102</text:p>
          </table:table-cell>
          <table:table-cell office:value-type="float" office:value="0.206469329999891" calcext:value-type="float">
            <text:p>0.20646932999989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445.238463096" calcext:value-type="float">
            <text:p>120445.238463096</text:p>
          </table:table-cell>
          <table:table-cell office:value-type="float" office:value="0.205217030999847" calcext:value-type="float">
            <text:p>0.205217030999847</text:p>
          </table:table-cell>
        </table:table-row>
        <table:table-row table:style-name="ro1">
          <table:table-cell office:value-type="float" office:value="99.7634527499995" calcext:value-type="float">
            <text:p>99.7634527499995</text:p>
          </table:table-cell>
          <table:table-cell office:value-type="float" office:value="75000" calcext:value-type="float">
            <text:p>75000</text:p>
          </table:table-cell>
          <table:table-cell office:value-type="float" office:value="120445.238463096" calcext:value-type="float">
            <text:p>120445.238463096</text:p>
          </table:table-cell>
          <table:table-cell office:value-type="float" office:value="0.220556454999496" calcext:value-type="float">
            <text:p>0.22055645499949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684.150125061" calcext:value-type="float">
            <text:p>76684.150125061</text:p>
          </table:table-cell>
          <table:table-cell office:value-type="float" office:value="0.236515401000361" calcext:value-type="float">
            <text:p>0.236515401000361</text:p>
          </table:table-cell>
        </table:table-row>
        <table:table-row table:style-name="ro1">
          <table:table-cell office:value-type="float" office:value="99.9655901849992" calcext:value-type="float">
            <text:p>99.9655901849992</text:p>
          </table:table-cell>
          <table:table-cell office:value-type="float" office:value="75000" calcext:value-type="float">
            <text:p>75000</text:p>
          </table:table-cell>
          <table:table-cell office:value-type="float" office:value="76684.150125061" calcext:value-type="float">
            <text:p>76684.150125061</text:p>
          </table:table-cell>
          <table:table-cell office:value-type="float" office:value="0.204525428999659" calcext:value-type="float">
            <text:p>0.20452542899965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684.150125061" calcext:value-type="float">
            <text:p>76684.150125061</text:p>
          </table:table-cell>
          <table:table-cell office:value-type="float" office:value="0.206012800000281" calcext:value-type="float">
            <text:p>0.206012800000281</text:p>
          </table:table-cell>
        </table:table-row>
        <table:table-row table:style-name="ro1">
          <table:table-cell office:value-type="float" office:value="100.167257165999" calcext:value-type="float">
            <text:p>100.167257165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3003.3109190581" calcext:value-type="float">
            <text:p>73003.3109190581</text:p>
          </table:table-cell>
          <table:table-cell office:value-type="float" office:value="0.204786522999711" calcext:value-type="float">
            <text:p>0.2047865229997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4126.077669099" calcext:value-type="float">
            <text:p>124126.077669099</text:p>
          </table:table-cell>
          <table:table-cell office:value-type="float" office:value="0.204953297999964" calcext:value-type="float">
            <text:p>0.204953297999964</text:p>
          </table:table-cell>
        </table:table-row>
        <table:table-row table:style-name="ro1">
          <table:table-cell office:value-type="float" office:value="100.369123197999" calcext:value-type="float">
            <text:p>100.369123197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7719.6630198705" calcext:value-type="float">
            <text:p>77719.6630198705</text:p>
          </table:table-cell>
          <table:table-cell office:value-type="float" office:value="0.266737525000281" calcext:value-type="float">
            <text:p>0.26673752500028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7719.6630198705" calcext:value-type="float">
            <text:p>77719.6630198705</text:p>
          </table:table-cell>
          <table:table-cell office:value-type="float" office:value="0.206069021000076" calcext:value-type="float">
            <text:p>0.206069021000076</text:p>
          </table:table-cell>
        </table:table-row>
        <table:table-row table:style-name="ro1">
          <table:table-cell office:value-type="float" office:value="100.57190249" calcext:value-type="float">
            <text:p>100.57190249</text:p>
          </table:table-cell>
          <table:table-cell office:value-type="float" office:value="75000" calcext:value-type="float">
            <text:p>75000</text:p>
          </table:table-cell>
          <table:table-cell office:value-type="float" office:value="126601.240550789" calcext:value-type="float">
            <text:p>126601.240550789</text:p>
          </table:table-cell>
          <table:table-cell office:value-type="float" office:value="0.207300928999757" calcext:value-type="float">
            <text:p>0.20730092899975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1875.409662814" calcext:value-type="float">
            <text:p>111875.409662814</text:p>
          </table:table-cell>
          <table:table-cell office:value-type="float" office:value="0.209258306000265" calcext:value-type="float">
            <text:p>0.209258306000265</text:p>
          </table:table-cell>
        </table:table-row>
        <table:table-row table:style-name="ro1">
          <table:table-cell office:value-type="float" office:value="100.774352889" calcext:value-type="float">
            <text:p>100.774352889</text:p>
          </table:table-cell>
          <table:table-cell office:value-type="float" office:value="75000" calcext:value-type="float">
            <text:p>75000</text:p>
          </table:table-cell>
          <table:table-cell office:value-type="float" office:value="113102.562236812" calcext:value-type="float">
            <text:p>113102.562236812</text:p>
          </table:table-cell>
          <table:table-cell office:value-type="float" office:value="0.207695152999804" calcext:value-type="float">
            <text:p>0.20769515299980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697.0358748722" calcext:value-type="float">
            <text:p>76697.0358748722</text:p>
          </table:table-cell>
          <table:table-cell office:value-type="float" office:value="0.20496164799988" calcext:value-type="float">
            <text:p>0.20496164799988</text:p>
          </table:table-cell>
        </table:table-row>
        <table:table-row table:style-name="ro1">
          <table:table-cell office:value-type="float" office:value="100.976676595999" calcext:value-type="float">
            <text:p>100.976676595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6697.0358748722" calcext:value-type="float">
            <text:p>76697.0358748722</text:p>
          </table:table-cell>
          <table:table-cell office:value-type="float" office:value="0.204402618999666" calcext:value-type="float">
            <text:p>0.20440261899966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697.0358748722" calcext:value-type="float">
            <text:p>76697.0358748722</text:p>
          </table:table-cell>
          <table:table-cell office:value-type="float" office:value="0.211234407999655" calcext:value-type="float">
            <text:p>0.211234407999655</text:p>
          </table:table-cell>
        </table:table-row>
        <table:table-row table:style-name="ro1">
          <table:table-cell office:value-type="float" office:value="101.180351247999" calcext:value-type="float">
            <text:p>101.180351247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697.0358748722" calcext:value-type="float">
            <text:p>76697.0358748722</text:p>
          </table:table-cell>
          <table:table-cell office:value-type="float" office:value="0.204366248999577" calcext:value-type="float">
            <text:p>0.20436624899957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828.393124787" calcext:value-type="float">
            <text:p>127828.393124787</text:p>
          </table:table-cell>
          <table:table-cell office:value-type="float" office:value="0.204772015999879" calcext:value-type="float">
            <text:p>0.204772015999879</text:p>
          </table:table-cell>
        </table:table-row>
        <table:table-row table:style-name="ro1">
          <table:table-cell office:value-type="float" office:value="101.381744017" calcext:value-type="float">
            <text:p>101.381744017</text:p>
          </table:table-cell>
          <table:table-cell office:value-type="float" office:value="125000" calcext:value-type="float">
            <text:p>125000</text:p>
          </table:table-cell>
          <table:table-cell office:value-type="float" office:value="83600.6711708633" calcext:value-type="float">
            <text:p>83600.6711708633</text:p>
          </table:table-cell>
          <table:table-cell office:value-type="float" office:value="0.268086530000801" calcext:value-type="float">
            <text:p>0.268086530000801</text:p>
          </table:table-cell>
          <table:table-cell office:value-type="float" office:value="100000" calcext:value-type="float">
            <text:p>100000</text:p>
          </table:table-cell>
          <table:table-cell office:value-type="float" office:value="83600.6711708633" calcext:value-type="float">
            <text:p>83600.6711708633</text:p>
          </table:table-cell>
          <table:table-cell office:value-type="float" office:value="0.205149280000114" calcext:value-type="float">
            <text:p>0.205149280000114</text:p>
          </table:table-cell>
        </table:table-row>
        <table:table-row table:style-name="ro1">
          <table:table-cell office:value-type="float" office:value="101.582747771" calcext:value-type="float">
            <text:p>101.582747771</text:p>
          </table:table-cell>
          <table:table-cell office:value-type="float" office:value="75000" calcext:value-type="float">
            <text:p>75000</text:p>
          </table:table-cell>
          <table:table-cell office:value-type="float" office:value="124050.313142743" calcext:value-type="float">
            <text:p>124050.313142743</text:p>
          </table:table-cell>
          <table:table-cell office:value-type="float" office:value="0.205540920999738" calcext:value-type="float">
            <text:p>0.2055409209997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8109.745720776" calcext:value-type="float">
            <text:p>108109.745720776</text:p>
          </table:table-cell>
          <table:table-cell office:value-type="float" office:value="0.210531990999698" calcext:value-type="float">
            <text:p>0.210531990999698</text:p>
          </table:table-cell>
        </table:table-row>
        <table:table-row table:style-name="ro1">
          <table:table-cell office:value-type="float" office:value="101.785629815" calcext:value-type="float">
            <text:p>101.785629815</text:p>
          </table:table-cell>
          <table:table-cell office:value-type="float" office:value="75000" calcext:value-type="float">
            <text:p>75000</text:p>
          </table:table-cell>
          <table:table-cell office:value-type="float" office:value="111788.338202769" calcext:value-type="float">
            <text:p>111788.338202769</text:p>
          </table:table-cell>
          <table:table-cell office:value-type="float" office:value="0.211074888999974" calcext:value-type="float">
            <text:p>0.21107488899997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637.3433748413" calcext:value-type="float">
            <text:p>76637.3433748413</text:p>
          </table:table-cell>
          <table:table-cell office:value-type="float" office:value="0.20693454999946" calcext:value-type="float">
            <text:p>0.20693454999946</text:p>
          </table:table-cell>
        </table:table-row>
        <table:table-row table:style-name="ro1">
          <table:table-cell office:value-type="float" office:value="101.988489767999" calcext:value-type="float">
            <text:p>101.988489767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6637.3433748413" calcext:value-type="float">
            <text:p>76637.3433748413</text:p>
          </table:table-cell>
          <table:table-cell office:value-type="float" office:value="0.204602941999838" calcext:value-type="float">
            <text:p>0.2046029419998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637.3433748413" calcext:value-type="float">
            <text:p>76637.3433748413</text:p>
          </table:table-cell>
          <table:table-cell office:value-type="float" office:value="0.207230813999558" calcext:value-type="float">
            <text:p>0.207230813999558</text:p>
          </table:table-cell>
        </table:table-row>
        <table:table-row table:style-name="ro1">
          <table:table-cell office:value-type="float" office:value="102.189812307" calcext:value-type="float">
            <text:p>102.189812307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637.3433748413" calcext:value-type="float">
            <text:p>76637.3433748413</text:p>
          </table:table-cell>
          <table:table-cell office:value-type="float" office:value="0.204512500999954" calcext:value-type="float">
            <text:p>0.20451250099995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728.905624735" calcext:value-type="float">
            <text:p>127728.905624735</text:p>
          </table:table-cell>
          <table:table-cell office:value-type="float" office:value="0.208707241000411" calcext:value-type="float">
            <text:p>0.208707241000411</text:p>
          </table:table-cell>
        </table:table-row>
        <table:table-row table:style-name="ro1">
          <table:table-cell office:value-type="float" office:value="102.391314306999" calcext:value-type="float">
            <text:p>102.391314306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80111.5696078341" calcext:value-type="float">
            <text:p>80111.5696078341</text:p>
          </table:table-cell>
          <table:table-cell office:value-type="float" office:value="0.264564434000022" calcext:value-type="float">
            <text:p>0.2645644340000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80111.5696078341" calcext:value-type="float">
            <text:p>80111.5696078341</text:p>
          </table:table-cell>
          <table:table-cell office:value-type="float" office:value="0.204380462999325" calcext:value-type="float">
            <text:p>0.204380462999325</text:p>
          </table:table-cell>
        </table:table-row>
        <table:table-row table:style-name="ro1">
          <table:table-cell office:value-type="float" office:value="102.592889388" calcext:value-type="float">
            <text:p>102.592889388</text:p>
          </table:table-cell>
          <table:table-cell office:value-type="float" office:value="75000" calcext:value-type="float">
            <text:p>75000</text:p>
          </table:table-cell>
          <table:table-cell office:value-type="float" office:value="126502.708130738" calcext:value-type="float">
            <text:p>126502.708130738</text:p>
          </table:table-cell>
          <table:table-cell office:value-type="float" office:value="0.205916045999402" calcext:value-type="float">
            <text:p>0.20591604599940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0562.140708771" calcext:value-type="float">
            <text:p>110562.140708771</text:p>
          </table:table-cell>
          <table:table-cell office:value-type="float" office:value="0.20450576300027" calcext:value-type="float">
            <text:p>0.20450576300027</text:p>
          </table:table-cell>
        </table:table-row>
        <table:table-row table:style-name="ro1">
          <table:table-cell office:value-type="float" office:value="102.795033314999" calcext:value-type="float">
            <text:p>102.795033314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11788.338202769" calcext:value-type="float">
            <text:p>111788.338202769</text:p>
          </table:table-cell>
          <table:table-cell office:value-type="float" office:value="0.211666205999791" calcext:value-type="float">
            <text:p>0.21166620599979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637.3433748413" calcext:value-type="float">
            <text:p>76637.3433748413</text:p>
          </table:table-cell>
          <table:table-cell office:value-type="float" office:value="0.215232373999243" calcext:value-type="float">
            <text:p>0.215232373999243</text:p>
          </table:table-cell>
        </table:table-row>
        <table:table-row table:style-name="ro1">
          <table:table-cell office:value-type="float" office:value="102.997003459999" calcext:value-type="float">
            <text:p>102.99700345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6637.3433748413" calcext:value-type="float">
            <text:p>76637.3433748413</text:p>
          </table:table-cell>
          <table:table-cell office:value-type="float" office:value="0.206265399000586" calcext:value-type="float">
            <text:p>0.20626539900058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637.3433748413" calcext:value-type="float">
            <text:p>76637.3433748413</text:p>
          </table:table-cell>
          <table:table-cell office:value-type="float" office:value="0.205084191000424" calcext:value-type="float">
            <text:p>0.205084191000424</text:p>
          </table:table-cell>
        </table:table-row>
        <table:table-row table:style-name="ro1">
          <table:table-cell office:value-type="float" office:value="103.198962044999" calcext:value-type="float">
            <text:p>103.198962044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637.3433748413" calcext:value-type="float">
            <text:p>76637.3433748413</text:p>
          </table:table-cell>
          <table:table-cell office:value-type="float" office:value="0.209240181000496" calcext:value-type="float">
            <text:p>0.20924018100049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728.905624735" calcext:value-type="float">
            <text:p>127728.905624735</text:p>
          </table:table-cell>
          <table:table-cell office:value-type="float" office:value="0.20559468600004" calcext:value-type="float">
            <text:p>0.20559468600004</text:p>
          </table:table-cell>
        </table:table-row>
        <table:table-row table:style-name="ro1">
          <table:table-cell office:value-type="float" office:value="103.401386166" calcext:value-type="float">
            <text:p>103.401386166</text:p>
          </table:table-cell>
          <table:table-cell office:value-type="float" office:value="125000" calcext:value-type="float">
            <text:p>125000</text:p>
          </table:table-cell>
          <table:table-cell office:value-type="float" office:value="66623.397173862" calcext:value-type="float">
            <text:p>66623.397173862</text:p>
          </table:table-cell>
          <table:table-cell office:value-type="float" office:value="0.265082591000464" calcext:value-type="float">
            <text:p>0.2650825910004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623.397173862" calcext:value-type="float">
            <text:p>66623.397173862</text:p>
          </table:table-cell>
          <table:table-cell office:value-type="float" office:value="0.206834710000294" calcext:value-type="float">
            <text:p>0.206834710000294</text:p>
          </table:table-cell>
        </table:table-row>
        <table:table-row table:style-name="ro1">
          <table:table-cell office:value-type="float" office:value="103.603994667999" calcext:value-type="float">
            <text:p>103.603994667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5276.510636741" calcext:value-type="float">
            <text:p>125276.510636741</text:p>
          </table:table-cell>
          <table:table-cell office:value-type="float" office:value="0.209043638999901" calcext:value-type="float">
            <text:p>0.20904363899990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6693.128178758" calcext:value-type="float">
            <text:p>116693.128178758</text:p>
          </table:table-cell>
          <table:table-cell office:value-type="float" office:value="0.205971780999789" calcext:value-type="float">
            <text:p>0.205971780999789</text:p>
          </table:table-cell>
        </table:table-row>
        <table:table-row table:style-name="ro1">
          <table:table-cell office:value-type="float" office:value="103.806678511" calcext:value-type="float">
            <text:p>103.806678511</text:p>
          </table:table-cell>
          <table:table-cell office:value-type="float" office:value="75000" calcext:value-type="float">
            <text:p>75000</text:p>
          </table:table-cell>
          <table:table-cell office:value-type="float" office:value="119145.523166753" calcext:value-type="float">
            <text:p>119145.523166753</text:p>
          </table:table-cell>
          <table:table-cell office:value-type="float" office:value="0.208511873000134" calcext:value-type="float">
            <text:p>0.20851187300013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637.3433748413" calcext:value-type="float">
            <text:p>76637.3433748413</text:p>
          </table:table-cell>
          <table:table-cell office:value-type="float" office:value="0.204343272999722" calcext:value-type="float">
            <text:p>0.204343272999722</text:p>
          </table:table-cell>
        </table:table-row>
        <table:table-row table:style-name="ro1">
          <table:table-cell office:value-type="float" office:value="104.009477756" calcext:value-type="float">
            <text:p>104.009477756</text:p>
          </table:table-cell>
          <table:table-cell office:value-type="float" office:value="75000" calcext:value-type="float">
            <text:p>75000</text:p>
          </table:table-cell>
          <table:table-cell office:value-type="float" office:value="74184.9483868464" calcext:value-type="float">
            <text:p>74184.9483868464</text:p>
          </table:table-cell>
          <table:table-cell office:value-type="float" office:value="0.209075329999905" calcext:value-type="float">
            <text:p>0.20907532999990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84.9483868464" calcext:value-type="float">
            <text:p>74184.9483868464</text:p>
          </table:table-cell>
          <table:table-cell office:value-type="float" office:value="0.205214812000122" calcext:value-type="float">
            <text:p>0.205214812000122</text:p>
          </table:table-cell>
        </table:table-row>
        <table:table-row table:style-name="ro1">
          <table:table-cell office:value-type="float" office:value="104.211593663999" calcext:value-type="float">
            <text:p>104.211593663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411.1458808438" calcext:value-type="float">
            <text:p>75411.1458808438</text:p>
          </table:table-cell>
          <table:table-cell office:value-type="float" office:value="0.204526862999955" calcext:value-type="float">
            <text:p>0.20452686299995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502.708130738" calcext:value-type="float">
            <text:p>126502.708130738</text:p>
          </table:table-cell>
          <table:table-cell office:value-type="float" office:value="0.206788700999823" calcext:value-type="float">
            <text:p>0.206788700999823</text:p>
          </table:table-cell>
        </table:table-row>
        <table:table-row table:style-name="ro1">
          <table:table-cell office:value-type="float" office:value="104.415007445" calcext:value-type="float">
            <text:p>104.415007445</text:p>
          </table:table-cell>
          <table:table-cell office:value-type="float" office:value="125000" calcext:value-type="float">
            <text:p>125000</text:p>
          </table:table-cell>
          <table:table-cell office:value-type="float" office:value="78681.0058648371" calcext:value-type="float">
            <text:p>78681.0058648371</text:p>
          </table:table-cell>
          <table:table-cell office:value-type="float" office:value="0.263092361000417" calcext:value-type="float">
            <text:p>0.2630923610004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8681.0058648371" calcext:value-type="float">
            <text:p>78681.0058648371</text:p>
          </table:table-cell>
          <table:table-cell office:value-type="float" office:value="0.205666136999753" calcext:value-type="float">
            <text:p>0.205666136999753</text:p>
          </table:table-cell>
        </table:table-row>
        <table:table-row table:style-name="ro1">
          <table:table-cell office:value-type="float" office:value="104.617990641999" calcext:value-type="float">
            <text:p>104.617990641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5366.163112972" calcext:value-type="float">
            <text:p>125366.163112972</text:p>
          </table:table-cell>
          <table:table-cell office:value-type="float" office:value="0.206861087000107" calcext:value-type="float">
            <text:p>0.20686108700010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5549.563064974" calcext:value-type="float">
            <text:p>115549.563064974</text:p>
          </table:table-cell>
          <table:table-cell office:value-type="float" office:value="0.204204860999198" calcext:value-type="float">
            <text:p>0.204204860999198</text:p>
          </table:table-cell>
        </table:table-row>
        <table:table-row table:style-name="ro1">
          <table:table-cell office:value-type="float" office:value="104.82202256" calcext:value-type="float">
            <text:p>104.82202256</text:p>
          </table:table-cell>
          <table:table-cell office:value-type="float" office:value="75000" calcext:value-type="float">
            <text:p>75000</text:p>
          </table:table-cell>
          <table:table-cell office:value-type="float" office:value="118003.713076973" calcext:value-type="float">
            <text:p>118003.713076973</text:p>
          </table:table-cell>
          <table:table-cell office:value-type="float" office:value="0.206098729999212" calcext:value-type="float">
            <text:p>0.2060987299992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692.1878749827" calcext:value-type="float">
            <text:p>76692.1878749827</text:p>
          </table:table-cell>
          <table:table-cell office:value-type="float" office:value="0.206819050999911" calcext:value-type="float">
            <text:p>0.206819050999911</text:p>
          </table:table-cell>
        </table:table-row>
        <table:table-row table:style-name="ro1">
          <table:table-cell office:value-type="float" office:value="105.023989996" calcext:value-type="float">
            <text:p>105.023989996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692.1878749827" calcext:value-type="float">
            <text:p>76692.1878749827</text:p>
          </table:table-cell>
          <table:table-cell office:value-type="float" office:value="0.204771255000196" calcext:value-type="float">
            <text:p>0.204771255000196</text:p>
          </table:table-cell>
          <table:table-cell office:value-type="float" office:value="100000" calcext:value-type="float">
            <text:p>100000</text:p>
          </table:table-cell>
          <table:table-cell office:value-type="float" office:value="86508.7879229805" calcext:value-type="float">
            <text:p>86508.7879229805</text:p>
          </table:table-cell>
          <table:table-cell office:value-type="float" office:value="0.204892009000105" calcext:value-type="float">
            <text:p>0.204892009000105</text:p>
          </table:table-cell>
        </table:table-row>
        <table:table-row table:style-name="ro1">
          <table:table-cell office:value-type="float" office:value="105.230666111999" calcext:value-type="float">
            <text:p>105.230666111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6361.0000799963" calcext:value-type="float">
            <text:p>16361.0000799963</text:p>
          </table:table-cell>
          <table:table-cell office:value-type="float" office:value="0.316506746000414" calcext:value-type="float">
            <text:p>0.3165067460004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672.525281987" calcext:value-type="float">
            <text:p>57672.525281987</text:p>
          </table:table-cell>
          <table:table-cell office:value-type="float" office:value="0.206091271999867" calcext:value-type="float">
            <text:p>0.206091271999867</text:p>
          </table:table-cell>
        </table:table-row>
        <table:table-row table:style-name="ro1">
          <table:table-cell office:value-type="float" office:value="105.433334947" calcext:value-type="float">
            <text:p>105.433334947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6593.238118971" calcext:value-type="float">
            <text:p>126593.238118971</text:p>
          </table:table-cell>
          <table:table-cell office:value-type="float" office:value="0.211049251000077" calcext:value-type="float">
            <text:p>0.21104925100007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593.238118971" calcext:value-type="float">
            <text:p>126593.238118971</text:p>
          </table:table-cell>
          <table:table-cell office:value-type="float" office:value="0.209695702999852" calcext:value-type="float">
            <text:p>0.209695702999852</text:p>
          </table:table-cell>
        </table:table-row>
        <table:table-row table:style-name="ro1">
          <table:table-cell office:value-type="float" office:value="105.635080450999" calcext:value-type="float">
            <text:p>105.635080450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5374.967018973" calcext:value-type="float">
            <text:p>125374.967018973</text:p>
          </table:table-cell>
          <table:table-cell office:value-type="float" office:value="0.310372163000466" calcext:value-type="float">
            <text:p>0.31037216300046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243.2512689838" calcext:value-type="float">
            <text:p>74243.2512689838</text:p>
          </table:table-cell>
          <table:table-cell office:value-type="float" office:value="0.204849278999973" calcext:value-type="float">
            <text:p>0.204849278999973</text:p>
          </table:table-cell>
        </table:table-row>
        <table:table-row table:style-name="ro1">
          <table:table-cell office:value-type="float" office:value="105.836635733999" calcext:value-type="float">
            <text:p>105.836635733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3016.0900909841" calcext:value-type="float">
            <text:p>73016.0900909841</text:p>
          </table:table-cell>
          <table:table-cell office:value-type="float" office:value="0.206864658000086" calcext:value-type="float">
            <text:p>0.20686465800008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016.0900909841" calcext:value-type="float">
            <text:p>73016.0900909841</text:p>
          </table:table-cell>
          <table:table-cell office:value-type="float" office:value="0.20404741999937" calcext:value-type="float">
            <text:p>0.20404741999937</text:p>
          </table:table-cell>
        </table:table-row>
        <table:table-row table:style-name="ro1">
          <table:table-cell office:value-type="float" office:value="106.038816124" calcext:value-type="float">
            <text:p>106.038816124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470.4124469836" calcext:value-type="float">
            <text:p>75470.4124469836</text:p>
          </table:table-cell>
          <table:table-cell office:value-type="float" office:value="0.204364592999809" calcext:value-type="float">
            <text:p>0.204364592999809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332.152472979" calcext:value-type="float">
            <text:p>96332.152472979</text:p>
          </table:table-cell>
          <table:table-cell office:value-type="float" office:value="0.205636167000193" calcext:value-type="float">
            <text:p>0.205636167000193</text:p>
          </table:table-cell>
        </table:table-row>
        <table:table-row table:style-name="ro1">
          <table:table-cell office:value-type="float" office:value="106.250254979999" calcext:value-type="float">
            <text:p>106.250254979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243.2512689838" calcext:value-type="float">
            <text:p>74243.2512689838</text:p>
          </table:table-cell>
          <table:table-cell office:value-type="float" office:value="0.206094291000227" calcext:value-type="float">
            <text:p>0.20609429100022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4513.226992977" calcext:value-type="float">
            <text:p>104513.226992977</text:p>
          </table:table-cell>
          <table:table-cell office:value-type="float" office:value="0.204709948000527" calcext:value-type="float">
            <text:p>0.204709948000527</text:p>
          </table:table-cell>
        </table:table-row>
        <table:table-row table:style-name="ro1">
          <table:table-cell office:value-type="float" office:value="106.451976484999" calcext:value-type="float">
            <text:p>106.451976484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7727.870624881" calcext:value-type="float">
            <text:p>127727.870624881</text:p>
          </table:table-cell>
          <table:table-cell office:value-type="float" office:value="0.205409023999891" calcext:value-type="float">
            <text:p>0.20540902399989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727.870624881" calcext:value-type="float">
            <text:p>127727.870624881</text:p>
          </table:table-cell>
          <table:table-cell office:value-type="float" office:value="0.20404027999939" calcext:value-type="float">
            <text:p>0.20404027999939</text:p>
          </table:table-cell>
        </table:table-row>
        <table:table-row table:style-name="ro1">
          <table:table-cell office:value-type="float" office:value="106.653762141" calcext:value-type="float">
            <text:p>106.653762141</text:p>
          </table:table-cell>
          <table:table-cell office:value-type="float" office:value="75000" calcext:value-type="float">
            <text:p>75000</text:p>
          </table:table-cell>
          <table:table-cell office:value-type="float" office:value="118735.828532889" calcext:value-type="float">
            <text:p>118735.828532889</text:p>
          </table:table-cell>
          <table:table-cell office:value-type="float" office:value="0.218420459000299" calcext:value-type="float">
            <text:p>0.2184204590002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7644.6802829369" calcext:value-type="float">
            <text:p>67644.6802829369</text:p>
          </table:table-cell>
          <table:table-cell office:value-type="float" office:value="0.204841978999866" calcext:value-type="float">
            <text:p>0.204841978999866</text:p>
          </table:table-cell>
        </table:table-row>
        <table:table-row table:style-name="ro1">
          <table:table-cell office:value-type="float" office:value="106.85589224" calcext:value-type="float">
            <text:p>106.85589224</text:p>
          </table:table-cell>
          <table:table-cell office:value-type="float" office:value="75000" calcext:value-type="float">
            <text:p>75000</text:p>
          </table:table-cell>
          <table:table-cell office:value-type="float" office:value="74184.3472589308" calcext:value-type="float">
            <text:p>74184.3472589308</text:p>
          </table:table-cell>
          <table:table-cell office:value-type="float" office:value="0.204854548000185" calcext:value-type="float">
            <text:p>0.20485454800018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84.3472589308" calcext:value-type="float">
            <text:p>74184.3472589308</text:p>
          </table:table-cell>
          <table:table-cell office:value-type="float" office:value="0.207302257000265" calcext:value-type="float">
            <text:p>0.207302257000265</text:p>
          </table:table-cell>
        </table:table-row>
        <table:table-row table:style-name="ro1">
          <table:table-cell office:value-type="float" office:value="107.057683526" calcext:value-type="float">
            <text:p>107.057683526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184.3472589308" calcext:value-type="float">
            <text:p>74184.3472589308</text:p>
          </table:table-cell>
          <table:table-cell office:value-type="float" office:value="0.207881049000207" calcext:value-type="float">
            <text:p>0.207881049000207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124.7855129159" calcext:value-type="float">
            <text:p>90124.7855129159</text:p>
          </table:table-cell>
          <table:table-cell office:value-type="float" office:value="0.204506526000841" calcext:value-type="float">
            <text:p>0.204506526000841</text:p>
          </table:table-cell>
        </table:table-row>
        <table:table-row table:style-name="ro1">
          <table:table-cell office:value-type="float" office:value="107.260101929" calcext:value-type="float">
            <text:p>107.26010192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410.5348169296" calcext:value-type="float">
            <text:p>75410.5348169296</text:p>
          </table:table-cell>
          <table:table-cell office:value-type="float" office:value="0.210737088999849" calcext:value-type="float">
            <text:p>0.21073708899984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0561.244812897" calcext:value-type="float">
            <text:p>110561.244812897</text:p>
          </table:table-cell>
          <table:table-cell office:value-type="float" office:value="0.254483265999625" calcext:value-type="float">
            <text:p>0.254483265999625</text:p>
          </table:table-cell>
        </table:table-row>
        <table:table-row table:style-name="ro1">
          <table:table-cell office:value-type="float" office:value="107.462394151" calcext:value-type="float">
            <text:p>107.462394151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4049.307950884" calcext:value-type="float">
            <text:p>124049.307950884</text:p>
          </table:table-cell>
          <table:table-cell office:value-type="float" office:value="0.207054321999749" calcext:value-type="float">
            <text:p>0.20705432199974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4049.307950884" calcext:value-type="float">
            <text:p>124049.307950884</text:p>
          </table:table-cell>
          <table:table-cell office:value-type="float" office:value="0.206350215999919" calcext:value-type="float">
            <text:p>0.206350215999919</text:p>
          </table:table-cell>
        </table:table-row>
        <table:table-row table:style-name="ro1">
          <table:table-cell office:value-type="float" office:value="107.664623002" calcext:value-type="float">
            <text:p>107.664623002</text:p>
          </table:table-cell>
          <table:table-cell office:value-type="float" office:value="75000" calcext:value-type="float">
            <text:p>75000</text:p>
          </table:table-cell>
          <table:table-cell office:value-type="float" office:value="125275.495508883" calcext:value-type="float">
            <text:p>125275.495508883</text:p>
          </table:table-cell>
          <table:table-cell office:value-type="float" office:value="0.206763657999545" calcext:value-type="float">
            <text:p>0.20676365799954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84.3472589308" calcext:value-type="float">
            <text:p>74184.3472589308</text:p>
          </table:table-cell>
          <table:table-cell office:value-type="float" office:value="0.267156189000161" calcext:value-type="float">
            <text:p>0.267156189000161</text:p>
          </table:table-cell>
        </table:table-row>
        <table:table-row table:style-name="ro1">
          <table:table-cell office:value-type="float" office:value="107.866416029" calcext:value-type="float">
            <text:p>107.866416029</text:p>
          </table:table-cell>
          <table:table-cell office:value-type="float" office:value="75000" calcext:value-type="float">
            <text:p>75000</text:p>
          </table:table-cell>
          <table:table-cell office:value-type="float" office:value="75410.5348169296" calcext:value-type="float">
            <text:p>75410.5348169296</text:p>
          </table:table-cell>
          <table:table-cell office:value-type="float" office:value="0.204365693" calcext:value-type="float">
            <text:p>0.20436569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410.5348169296" calcext:value-type="float">
            <text:p>75410.5348169296</text:p>
          </table:table-cell>
          <table:table-cell office:value-type="float" office:value="0.202467242000239" calcext:value-type="float">
            <text:p>0.202467242000239</text:p>
          </table:table-cell>
        </table:table-row>
        <table:table-row table:style-name="ro1">
          <table:table-cell office:value-type="float" office:value="108.068304447" calcext:value-type="float">
            <text:p>108.068304447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184.3472589308" calcext:value-type="float">
            <text:p>74184.3472589308</text:p>
          </table:table-cell>
          <table:table-cell office:value-type="float" office:value="0.204405274000237" calcext:value-type="float">
            <text:p>0.204405274000237</text:p>
          </table:table-cell>
          <table:table-cell office:value-type="float" office:value="100000" calcext:value-type="float">
            <text:p>100000</text:p>
          </table:table-cell>
          <table:table-cell office:value-type="float" office:value="97481.910860909" calcext:value-type="float">
            <text:p>97481.910860909</text:p>
          </table:table-cell>
          <table:table-cell office:value-type="float" office:value="0.205047131999891" calcext:value-type="float">
            <text:p>0.205047131999891</text:p>
          </table:table-cell>
        </table:table-row>
        <table:table-row table:style-name="ro1">
          <table:table-cell office:value-type="float" office:value="108.270165944999" calcext:value-type="float">
            <text:p>108.270165944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184.3472589308" calcext:value-type="float">
            <text:p>74184.3472589308</text:p>
          </table:table-cell>
          <table:table-cell office:value-type="float" office:value="0.214659251000739" calcext:value-type="float">
            <text:p>0.21465925100073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977.931906905" calcext:value-type="float">
            <text:p>101977.931906905</text:p>
          </table:table-cell>
          <table:table-cell office:value-type="float" office:value="0.204155841999636" calcext:value-type="float">
            <text:p>0.204155841999636</text:p>
          </table:table-cell>
        </table:table-row>
        <table:table-row table:style-name="ro1">
          <table:table-cell office:value-type="float" office:value="108.471609618" calcext:value-type="float">
            <text:p>108.471609618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5275.495508883" calcext:value-type="float">
            <text:p>125275.495508883</text:p>
          </table:table-cell>
          <table:table-cell office:value-type="float" office:value="0.205390205000185" calcext:value-type="float">
            <text:p>0.20539020500018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4049.307950884" calcext:value-type="float">
            <text:p>124049.307950884</text:p>
          </table:table-cell>
          <table:table-cell office:value-type="float" office:value="0.203829738000422" calcext:value-type="float">
            <text:p>0.203829738000422</text:p>
          </table:table-cell>
        </table:table-row>
        <table:table-row table:style-name="ro1">
          <table:table-cell office:value-type="float" office:value="108.673520157" calcext:value-type="float">
            <text:p>108.673520157</text:p>
          </table:table-cell>
          <table:table-cell office:value-type="float" office:value="75000" calcext:value-type="float">
            <text:p>75000</text:p>
          </table:table-cell>
          <table:table-cell office:value-type="float" office:value="122823.120392885" calcext:value-type="float">
            <text:p>122823.120392885</text:p>
          </table:table-cell>
          <table:table-cell office:value-type="float" office:value="0.207702209000672" calcext:value-type="float">
            <text:p>0.20770220900067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958.1597009319" calcext:value-type="float">
            <text:p>72958.1597009319</text:p>
          </table:table-cell>
          <table:table-cell office:value-type="float" office:value="0.202789507000489" calcext:value-type="float">
            <text:p>0.202789507000489</text:p>
          </table:table-cell>
        </table:table-row>
        <table:table-row table:style-name="ro1">
          <table:table-cell office:value-type="float" office:value="108.875218223" calcext:value-type="float">
            <text:p>108.875218223</text:p>
          </table:table-cell>
          <table:table-cell office:value-type="float" office:value="75000" calcext:value-type="float">
            <text:p>75000</text:p>
          </table:table-cell>
          <table:table-cell office:value-type="float" office:value="75410.5348169296" calcext:value-type="float">
            <text:p>75410.5348169296</text:p>
          </table:table-cell>
          <table:table-cell office:value-type="float" office:value="0.204947430000175" calcext:value-type="float">
            <text:p>0.20494743000017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410.5348169296" calcext:value-type="float">
            <text:p>75410.5348169296</text:p>
          </table:table-cell>
          <table:table-cell office:value-type="float" office:value="0.206017451999287" calcext:value-type="float">
            <text:p>0.206017451999287</text:p>
          </table:table-cell>
        </table:table-row>
        <table:table-row table:style-name="ro1">
          <table:table-cell office:value-type="float" office:value="109.077371504" calcext:value-type="float">
            <text:p>109.077371504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388.7118519306" calcext:value-type="float">
            <text:p>74388.7118519306</text:p>
          </table:table-cell>
          <table:table-cell office:value-type="float" office:value="0.204972350999924" calcext:value-type="float">
            <text:p>0.2049723509999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547.379755906" calcext:value-type="float">
            <text:p>100547.379755906</text:p>
          </table:table-cell>
          <table:table-cell office:value-type="float" office:value="0.207037534000847" calcext:value-type="float">
            <text:p>0.207037534000847</text:p>
          </table:table-cell>
        </table:table-row>
        <table:table-row table:style-name="ro1">
          <table:table-cell office:value-type="float" office:value="109.279037630999" calcext:value-type="float">
            <text:p>109.279037630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593.0764449304" calcext:value-type="float">
            <text:p>74593.0764449304</text:p>
          </table:table-cell>
          <table:table-cell office:value-type="float" office:value="0.217295949999425" calcext:value-type="float">
            <text:p>0.2172959499994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525.5567909071" calcext:value-type="float">
            <text:p>99525.5567909071</text:p>
          </table:table-cell>
          <table:table-cell office:value-type="float" office:value="0.205798961000255" calcext:value-type="float">
            <text:p>0.205798961000255</text:p>
          </table:table-cell>
        </table:table-row>
        <table:table-row table:style-name="ro1">
          <table:table-cell office:value-type="float" office:value="109.481078661" calcext:value-type="float">
            <text:p>109.481078661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4049.975651" calcext:value-type="float">
            <text:p>124049.975651</text:p>
          </table:table-cell>
          <table:table-cell office:value-type="float" office:value="0.207770040000469" calcext:value-type="float">
            <text:p>0.20777004000046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4049.975651" calcext:value-type="float">
            <text:p>124049.975651</text:p>
          </table:table-cell>
          <table:table-cell office:value-type="float" office:value="0.205578948000039" calcext:value-type="float">
            <text:p>0.205578948000039</text:p>
          </table:table-cell>
        </table:table-row>
        <table:table-row table:style-name="ro1">
          <table:table-cell office:value-type="float" office:value="109.683218362999" calcext:value-type="float">
            <text:p>109.683218362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4049.975651" calcext:value-type="float">
            <text:p>124049.975651</text:p>
          </table:table-cell>
          <table:table-cell office:value-type="float" office:value="0.206484256999829" calcext:value-type="float">
            <text:p>0.20648425699982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958.5524009999" calcext:value-type="float">
            <text:p>72958.5524009999</text:p>
          </table:table-cell>
          <table:table-cell office:value-type="float" office:value="0.205699479000032" calcext:value-type="float">
            <text:p>0.205699479000032</text:p>
          </table:table-cell>
        </table:table-row>
        <table:table-row table:style-name="ro1">
          <table:table-cell office:value-type="float" office:value="109.886369205" calcext:value-type="float">
            <text:p>109.886369205</text:p>
          </table:table-cell>
          <table:table-cell office:value-type="float" office:value="75000" calcext:value-type="float">
            <text:p>75000</text:p>
          </table:table-cell>
          <table:table-cell office:value-type="float" office:value="76637.1348749999" calcext:value-type="float">
            <text:p>76637.1348749999</text:p>
          </table:table-cell>
          <table:table-cell office:value-type="float" office:value="0.204299103999801" calcext:value-type="float">
            <text:p>0.20429910399980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637.1348749999" calcext:value-type="float">
            <text:p>76637.1348749999</text:p>
          </table:table-cell>
          <table:table-cell office:value-type="float" office:value="0.204742929000531" calcext:value-type="float">
            <text:p>0.204742929000531</text:p>
          </table:table-cell>
        </table:table-row>
        <table:table-row table:style-name="ro1">
          <table:table-cell office:value-type="float" office:value="110.088960782" calcext:value-type="float">
            <text:p>110.088960782</text:p>
          </table:table-cell>
          <table:table-cell office:value-type="float" office:value="125000" calcext:value-type="float">
            <text:p>125000</text:p>
          </table:table-cell>
          <table:table-cell office:value-type="float" office:value="73367.2837869999" calcext:value-type="float">
            <text:p>73367.2837869999</text:p>
          </table:table-cell>
          <table:table-cell office:value-type="float" office:value="0.204943499999899" calcext:value-type="float">
            <text:p>0.2049434999998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934.8238769999" calcext:value-type="float">
            <text:p>99934.8238769999</text:p>
          </table:table-cell>
          <table:table-cell office:value-type="float" office:value="0.208193086999927" calcext:value-type="float">
            <text:p>0.208193086999927</text:p>
          </table:table-cell>
        </table:table-row>
        <table:table-row table:style-name="ro1">
          <table:table-cell office:value-type="float" office:value="110.291305215999" calcext:value-type="float">
            <text:p>110.291305215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977.7711679271" calcext:value-type="float">
            <text:p>74977.7711679271</text:p>
          </table:table-cell>
          <table:table-cell office:value-type="float" office:value="0.219688955000493" calcext:value-type="float">
            <text:p>0.219688955000493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493.6636479033" calcext:value-type="float">
            <text:p>99493.6636479033</text:p>
          </table:table-cell>
          <table:table-cell office:value-type="float" office:value="0.204669708000438" calcext:value-type="float">
            <text:p>0.204669708000438</text:p>
          </table:table-cell>
        </table:table-row>
        <table:table-row table:style-name="ro1">
          <table:table-cell office:value-type="float" office:value="110.493349867" calcext:value-type="float">
            <text:p>110.493349867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5235.350751878" calcext:value-type="float">
            <text:p>125235.350751878</text:p>
          </table:table-cell>
          <table:table-cell office:value-type="float" office:value="0.207064084000194" calcext:value-type="float">
            <text:p>0.20706408400019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235.350751878" calcext:value-type="float">
            <text:p>125235.350751878</text:p>
          </table:table-cell>
          <table:table-cell office:value-type="float" office:value="0.204686129000038" calcext:value-type="float">
            <text:p>0.204686129000038</text:p>
          </table:table-cell>
        </table:table-row>
        <table:table-row table:style-name="ro1">
          <table:table-cell office:value-type="float" office:value="110.69554203" calcext:value-type="float">
            <text:p>110.69554203</text:p>
          </table:table-cell>
          <table:table-cell office:value-type="float" office:value="75000" calcext:value-type="float">
            <text:p>75000</text:p>
          </table:table-cell>
          <table:table-cell office:value-type="float" office:value="124009.556127879" calcext:value-type="float">
            <text:p>124009.556127879</text:p>
          </table:table-cell>
          <table:table-cell office:value-type="float" office:value="0.206314044999999" calcext:value-type="float">
            <text:p>0.206314044999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934.7801279291" calcext:value-type="float">
            <text:p>72934.7801279291</text:p>
          </table:table-cell>
          <table:table-cell office:value-type="float" office:value="0.204298354999992" calcext:value-type="float">
            <text:p>0.204298354999992</text:p>
          </table:table-cell>
        </table:table-row>
        <table:table-row table:style-name="ro1">
          <table:table-cell office:value-type="float" office:value="110.898187147" calcext:value-type="float">
            <text:p>110.898187147</text:p>
          </table:table-cell>
          <table:table-cell office:value-type="float" office:value="75000" calcext:value-type="float">
            <text:p>75000</text:p>
          </table:table-cell>
          <table:table-cell office:value-type="float" office:value="75386.3693759267" calcext:value-type="float">
            <text:p>75386.3693759267</text:p>
          </table:table-cell>
          <table:table-cell office:value-type="float" office:value="0.204157133000081" calcext:value-type="float">
            <text:p>0.20415713300008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86.3693759267" calcext:value-type="float">
            <text:p>75386.3693759267</text:p>
          </table:table-cell>
          <table:table-cell office:value-type="float" office:value="0.215746163000404" calcext:value-type="float">
            <text:p>0.215746163000404</text:p>
          </table:table-cell>
        </table:table-row>
        <table:table-row table:style-name="ro1">
          <table:table-cell office:value-type="float" office:value="111.100844715" calcext:value-type="float">
            <text:p>111.100844715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386.3693759267" calcext:value-type="float">
            <text:p>75386.3693759267</text:p>
          </table:table-cell>
          <table:table-cell office:value-type="float" office:value="0.204601687999457" calcext:value-type="float">
            <text:p>0.20460168799945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515.159167902" calcext:value-type="float">
            <text:p>100515.159167902</text:p>
          </table:table-cell>
          <table:table-cell office:value-type="float" office:value="0.204719118999492" calcext:value-type="float">
            <text:p>0.204719118999492</text:p>
          </table:table-cell>
        </table:table-row>
        <table:table-row table:style-name="ro1">
          <table:table-cell office:value-type="float" office:value="111.302620244" calcext:value-type="float">
            <text:p>111.302620244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721.5106780295" calcext:value-type="float">
            <text:p>74721.5106780295</text:p>
          </table:table-cell>
          <table:table-cell office:value-type="float" office:value="0.222749647000455" calcext:value-type="float">
            <text:p>0.22274964700045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649.46656904" calcext:value-type="float">
            <text:p>100649.46656904</text:p>
          </table:table-cell>
          <table:table-cell office:value-type="float" office:value="0.206217005999861" calcext:value-type="float">
            <text:p>0.206217005999861</text:p>
          </table:table-cell>
        </table:table-row>
        <table:table-row table:style-name="ro1">
          <table:table-cell office:value-type="float" office:value="111.504186411" calcext:value-type="float">
            <text:p>111.504186411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923.379731049" calcext:value-type="float">
            <text:p>123923.379731049</text:p>
          </table:table-cell>
          <table:table-cell office:value-type="float" office:value="0.207018142999914" calcext:value-type="float">
            <text:p>0.2070181429999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923.379731049" calcext:value-type="float">
            <text:p>123923.379731049</text:p>
          </table:table-cell>
          <table:table-cell office:value-type="float" office:value="0.20796747499935" calcext:value-type="float">
            <text:p>0.20796747499935</text:p>
          </table:table-cell>
        </table:table-row>
        <table:table-row table:style-name="ro1">
          <table:table-cell office:value-type="float" office:value="111.706170861999" calcext:value-type="float">
            <text:p>111.706170861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4944.165396049" calcext:value-type="float">
            <text:p>124944.165396049</text:p>
          </table:table-cell>
          <table:table-cell office:value-type="float" office:value="0.206683559999874" calcext:value-type="float">
            <text:p>0.20668355999987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904.8821460292" calcext:value-type="float">
            <text:p>73904.8821460292</text:p>
          </table:table-cell>
          <table:table-cell office:value-type="float" office:value="0.204917291000129" calcext:value-type="float">
            <text:p>0.204917291000129</text:p>
          </table:table-cell>
        </table:table-row>
        <table:table-row table:style-name="ro1">
          <table:table-cell office:value-type="float" office:value="111.916212648" calcext:value-type="float">
            <text:p>111.916212648</text:p>
          </table:table-cell>
          <table:table-cell office:value-type="float" office:value="75000" calcext:value-type="float">
            <text:p>75000</text:p>
          </table:table-cell>
          <table:table-cell office:value-type="float" office:value="72884.0964810288" calcext:value-type="float">
            <text:p>72884.0964810288</text:p>
          </table:table-cell>
          <table:table-cell office:value-type="float" office:value="0.209351108000192" calcext:value-type="float">
            <text:p>0.20935110800019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884.0964810288" calcext:value-type="float">
            <text:p>72884.0964810288</text:p>
          </table:table-cell>
          <table:table-cell office:value-type="float" office:value="0.207713383000737" calcext:value-type="float">
            <text:p>0.207713383000737</text:p>
          </table:table-cell>
        </table:table-row>
        <table:table-row table:style-name="ro1">
          <table:table-cell office:value-type="float" office:value="112.119082847999" calcext:value-type="float">
            <text:p>112.119082847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558.9248750302" calcext:value-type="float">
            <text:p>76558.9248750302</text:p>
          </table:table-cell>
          <table:table-cell office:value-type="float" office:value="0.205068614000083" calcext:value-type="float">
            <text:p>0.20506861400008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4532.151613045" calcext:value-type="float">
            <text:p>114532.151613045</text:p>
          </table:table-cell>
          <table:table-cell office:value-type="float" office:value="0.204043552000257" calcext:value-type="float">
            <text:p>0.204043552000257</text:p>
          </table:table-cell>
        </table:table-row>
        <table:table-row table:style-name="ro1">
          <table:table-cell office:value-type="float" office:value="112.321233721999" calcext:value-type="float">
            <text:p>112.321233721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9008.8104710312" calcext:value-type="float">
            <text:p>79008.8104710312</text:p>
          </table:table-cell>
          <table:table-cell office:value-type="float" office:value="0.2352134570001" calcext:value-type="float">
            <text:p>0.235213457000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2074.8669830364" calcext:value-type="float">
            <text:p>92074.8669830364</text:p>
          </table:table-cell>
          <table:table-cell office:value-type="float" office:value="0.204691539999658" calcext:value-type="float">
            <text:p>0.204691539999658</text:p>
          </table:table-cell>
        </table:table-row>
        <table:table-row table:style-name="ro1">
          <table:table-cell office:value-type="float" office:value="112.523209604" calcext:value-type="float">
            <text:p>112.523209604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2698.436933048" calcext:value-type="float">
            <text:p>122698.436933048</text:p>
          </table:table-cell>
          <table:table-cell office:value-type="float" office:value="0.208885983000073" calcext:value-type="float">
            <text:p>0.20888598300007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2698.436933048" calcext:value-type="float">
            <text:p>122698.436933048</text:p>
          </table:table-cell>
          <table:table-cell office:value-type="float" office:value="0.214750422000179" calcext:value-type="float">
            <text:p>0.214750422000179</text:p>
          </table:table-cell>
        </table:table-row>
        <table:table-row table:style-name="ro1">
          <table:table-cell office:value-type="float" office:value="112.725903242999" calcext:value-type="float">
            <text:p>112.725903242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2698.436933048" calcext:value-type="float">
            <text:p>122698.436933048</text:p>
          </table:table-cell>
          <table:table-cell office:value-type="float" office:value="0.21375606500078" calcext:value-type="float">
            <text:p>0.213756065000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1659.1536830283" calcext:value-type="float">
            <text:p>71659.1536830283</text:p>
          </table:table-cell>
          <table:table-cell office:value-type="float" office:value="0.205781420999301" calcext:value-type="float">
            <text:p>0.205781420999301</text:p>
          </table:table-cell>
        </table:table-row>
        <table:table-row table:style-name="ro1">
          <table:table-cell office:value-type="float" office:value="112.927618111999" calcext:value-type="float">
            <text:p>112.927618111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4109.0392790293" calcext:value-type="float">
            <text:p>74109.0392790293</text:p>
          </table:table-cell>
          <table:table-cell office:value-type="float" office:value="0.204241586000535" calcext:value-type="float">
            <text:p>0.20424158600053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09.0392790293" calcext:value-type="float">
            <text:p>74109.0392790293</text:p>
          </table:table-cell>
          <table:table-cell office:value-type="float" office:value="0.203922830999545" calcext:value-type="float">
            <text:p>0.203922830999545</text:p>
          </table:table-cell>
        </table:table-row>
        <table:table-row table:style-name="ro1">
          <table:table-cell office:value-type="float" office:value="113.130684366" calcext:value-type="float">
            <text:p>113.130684366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333.9820770298" calcext:value-type="float">
            <text:p>75333.9820770298</text:p>
          </table:table-cell>
          <table:table-cell office:value-type="float" office:value="0.20595852399947" calcext:value-type="float">
            <text:p>0.2059585239994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2898.894549045" calcext:value-type="float">
            <text:p>112898.894549045</text:p>
          </table:table-cell>
          <table:table-cell office:value-type="float" office:value="0.205354687000181" calcext:value-type="float">
            <text:p>0.205354687000181</text:p>
          </table:table-cell>
        </table:table-row>
        <table:table-row table:style-name="ro1">
          <table:table-cell office:value-type="float" office:value="113.334089493" calcext:value-type="float">
            <text:p>113.334089493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150.6106090301" calcext:value-type="float">
            <text:p>76150.6106090301</text:p>
          </table:table-cell>
          <table:table-cell office:value-type="float" office:value="0.236719114999687" calcext:value-type="float">
            <text:p>0.236719114999687</text:p>
          </table:table-cell>
          <table:table-cell office:value-type="float" office:value="100000" calcext:value-type="float">
            <text:p>100000</text:p>
          </table:table-cell>
          <table:table-cell office:value-type="float" office:value="89624.9813870354" calcext:value-type="float">
            <text:p>89624.9813870354</text:p>
          </table:table-cell>
          <table:table-cell office:value-type="float" office:value="0.205422047999491" calcext:value-type="float">
            <text:p>0.205422047999491</text:p>
          </table:table-cell>
        </table:table-row>
        <table:table-row table:style-name="ro1">
          <table:table-cell office:value-type="float" office:value="113.535616730999" calcext:value-type="float">
            <text:p>113.535616730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923.379731049" calcext:value-type="float">
            <text:p>123923.379731049</text:p>
          </table:table-cell>
          <table:table-cell office:value-type="float" office:value="0.207778721999603" calcext:value-type="float">
            <text:p>0.2077787219996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923.379731049" calcext:value-type="float">
            <text:p>123923.379731049</text:p>
          </table:table-cell>
          <table:table-cell office:value-type="float" office:value="0.203800150000461" calcext:value-type="float">
            <text:p>0.203800150000461</text:p>
          </table:table-cell>
        </table:table-row>
        <table:table-row table:style-name="ro1">
          <table:table-cell office:value-type="float" office:value="113.738303491" calcext:value-type="float">
            <text:p>113.738303491</text:p>
          </table:table-cell>
          <table:table-cell office:value-type="float" office:value="75000" calcext:value-type="float">
            <text:p>75000</text:p>
          </table:table-cell>
          <table:table-cell office:value-type="float" office:value="125148.322529049" calcext:value-type="float">
            <text:p>125148.322529049</text:p>
          </table:table-cell>
          <table:table-cell office:value-type="float" office:value="0.206759102999968" calcext:value-type="float">
            <text:p>0.2067591029999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09.0392790293" calcext:value-type="float">
            <text:p>74109.0392790293</text:p>
          </table:table-cell>
          <table:table-cell office:value-type="float" office:value="0.205278475999876" calcext:value-type="float">
            <text:p>0.205278475999876</text:p>
          </table:table-cell>
        </table:table-row>
        <table:table-row table:style-name="ro1">
          <table:table-cell office:value-type="float" office:value="113.946091213999" calcext:value-type="float">
            <text:p>113.946091213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333.9820770298" calcext:value-type="float">
            <text:p>75333.9820770298</text:p>
          </table:table-cell>
          <table:table-cell office:value-type="float" office:value="0.20487680199949" calcext:value-type="float">
            <text:p>0.2048768019994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33.9820770298" calcext:value-type="float">
            <text:p>75333.9820770298</text:p>
          </table:table-cell>
          <table:table-cell office:value-type="float" office:value="0.204618359000051" calcext:value-type="float">
            <text:p>0.204618359000051</text:p>
          </table:table-cell>
        </table:table-row>
        <table:table-row table:style-name="ro1">
          <table:table-cell office:value-type="float" office:value="114.232176832999" calcext:value-type="float">
            <text:p>114.232176832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65330.2825600258" calcext:value-type="float">
            <text:p>65330.2825600258</text:p>
          </table:table-cell>
          <table:table-cell office:value-type="float" office:value="0.309924946999672" calcext:value-type="float">
            <text:p>0.30992494699967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3103.051682045" calcext:value-type="float">
            <text:p>113103.051682045</text:p>
          </table:table-cell>
          <table:table-cell office:value-type="float" office:value="0.228844441000547" calcext:value-type="float">
            <text:p>0.228844441000547</text:p>
          </table:table-cell>
        </table:table-row>
        <table:table-row table:style-name="ro1">
          <table:table-cell office:value-type="float" office:value="114.442980688" calcext:value-type="float">
            <text:p>114.442980688</text:p>
          </table:table-cell>
          <table:table-cell office:value-type="float" office:value="125000" calcext:value-type="float">
            <text:p>125000</text:p>
          </table:table-cell>
          <table:table-cell office:value-type="float" office:value="103550.484102271" calcext:value-type="float">
            <text:p>103550.484102271</text:p>
          </table:table-cell>
          <table:table-cell office:value-type="float" office:value="0.251390077999531" calcext:value-type="float">
            <text:p>0.25139007799953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6818.34947828" calcext:value-type="float">
            <text:p>106818.34947828</text:p>
          </table:table-cell>
          <table:table-cell office:value-type="float" office:value="0.205983345000277" calcext:value-type="float">
            <text:p>0.205983345000277</text:p>
          </table:table-cell>
        </table:table-row>
        <table:table-row table:style-name="ro1">
          <table:table-cell office:value-type="float" office:value="114.644676827999" calcext:value-type="float">
            <text:p>114.644676827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7650.991250334" calcext:value-type="float">
            <text:p>127650.991250334</text:p>
          </table:table-cell>
          <table:table-cell office:value-type="float" office:value="0.265170730999671" calcext:value-type="float">
            <text:p>0.26517073099967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90.5947502006" calcext:value-type="float">
            <text:p>76590.5947502006</text:p>
          </table:table-cell>
          <table:table-cell office:value-type="float" office:value="0.212806761000138" calcext:value-type="float">
            <text:p>0.212806761000138</text:p>
          </table:table-cell>
        </table:table-row>
        <table:table-row table:style-name="ro1">
          <table:table-cell office:value-type="float" office:value="114.846809693" calcext:value-type="float">
            <text:p>114.846809693</text:p>
          </table:table-cell>
          <table:table-cell office:value-type="float" office:value="75000" calcext:value-type="float">
            <text:p>75000</text:p>
          </table:table-cell>
          <table:table-cell office:value-type="float" office:value="76590.5947502006" calcext:value-type="float">
            <text:p>76590.5947502006</text:p>
          </table:table-cell>
          <table:table-cell office:value-type="float" office:value="0.204367738000656" calcext:value-type="float">
            <text:p>0.20436773800065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90.5947502006" calcext:value-type="float">
            <text:p>76590.5947502006</text:p>
          </table:table-cell>
          <table:table-cell office:value-type="float" office:value="0.205702651000138" calcext:value-type="float">
            <text:p>0.205702651000138</text:p>
          </table:table-cell>
        </table:table-row>
        <table:table-row table:style-name="ro1">
          <table:table-cell office:value-type="float" office:value="115.048466533" calcext:value-type="float">
            <text:p>115.048466533</text:p>
          </table:table-cell>
          <table:table-cell office:value-type="float" office:value="75000" calcext:value-type="float">
            <text:p>75000</text:p>
          </table:table-cell>
          <table:table-cell office:value-type="float" office:value="72914.246202191" calcext:value-type="float">
            <text:p>72914.246202191</text:p>
          </table:table-cell>
          <table:table-cell office:value-type="float" office:value="0.206567861000622" calcext:value-type="float">
            <text:p>0.2065678610006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914.246202191" calcext:value-type="float">
            <text:p>72914.246202191</text:p>
          </table:table-cell>
          <table:table-cell office:value-type="float" office:value="0.207467920999989" calcext:value-type="float">
            <text:p>0.207467920999989</text:p>
          </table:table-cell>
        </table:table-row>
        <table:table-row table:style-name="ro1">
          <table:table-cell office:value-type="float" office:value="115.250438456999" calcext:value-type="float">
            <text:p>115.250438456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139.6957181942" calcext:value-type="float">
            <text:p>74139.6957181942</text:p>
          </table:table-cell>
          <table:table-cell office:value-type="float" office:value="0.205067345999851" calcext:value-type="float">
            <text:p>0.20506734599985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200.092218328" calcext:value-type="float">
            <text:p>125200.092218328</text:p>
          </table:table-cell>
          <table:table-cell office:value-type="float" office:value="0.204759921000004" calcext:value-type="float">
            <text:p>0.204759921000004</text:p>
          </table:table-cell>
        </table:table-row>
        <table:table-row table:style-name="ro1">
          <table:table-cell office:value-type="float" office:value="115.452827104999" calcext:value-type="float">
            <text:p>115.452827104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5200.092218328" calcext:value-type="float">
            <text:p>125200.092218328</text:p>
          </table:table-cell>
          <table:table-cell office:value-type="float" office:value="0.210978118000639" calcext:value-type="float">
            <text:p>0.21097811800063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200.092218328" calcext:value-type="float">
            <text:p>125200.092218328</text:p>
          </table:table-cell>
          <table:table-cell office:value-type="float" office:value="0.20501931400031" calcext:value-type="float">
            <text:p>0.20501931400031</text:p>
          </table:table-cell>
        </table:table-row>
        <table:table-row table:style-name="ro1">
          <table:table-cell office:value-type="float" office:value="115.662709560999" calcext:value-type="float">
            <text:p>115.662709560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4587.367460326" calcext:value-type="float">
            <text:p>124587.367460326</text:p>
          </table:table-cell>
          <table:table-cell office:value-type="float" office:value="0.207818175000284" calcext:value-type="float">
            <text:p>0.20781817500028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526.9709601926" calcext:value-type="float">
            <text:p>73526.9709601926</text:p>
          </table:table-cell>
          <table:table-cell office:value-type="float" office:value="0.204741231000298" calcext:value-type="float">
            <text:p>0.204741231000298</text:p>
          </table:table-cell>
        </table:table-row>
        <table:table-row table:style-name="ro1">
          <table:table-cell office:value-type="float" office:value="115.864877227" calcext:value-type="float">
            <text:p>115.864877227</text:p>
          </table:table-cell>
          <table:table-cell office:value-type="float" office:value="75000" calcext:value-type="float">
            <text:p>75000</text:p>
          </table:table-cell>
          <table:table-cell office:value-type="float" office:value="76590.5947502006" calcext:value-type="float">
            <text:p>76590.5947502006</text:p>
          </table:table-cell>
          <table:table-cell office:value-type="float" office:value="0.204784923999796" calcext:value-type="float">
            <text:p>0.20478492399979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90.5947502006" calcext:value-type="float">
            <text:p>76590.5947502006</text:p>
          </table:table-cell>
          <table:table-cell office:value-type="float" office:value="0.206223596999735" calcext:value-type="float">
            <text:p>0.206223596999735</text:p>
          </table:table-cell>
        </table:table-row>
        <table:table-row table:style-name="ro1">
          <table:table-cell office:value-type="float" office:value="116.067098134" calcext:value-type="float">
            <text:p>116.067098134</text:p>
          </table:table-cell>
          <table:table-cell office:value-type="float" office:value="75000" calcext:value-type="float">
            <text:p>75000</text:p>
          </table:table-cell>
          <table:table-cell office:value-type="float" office:value="76590.5947502006" calcext:value-type="float">
            <text:p>76590.5947502006</text:p>
          </table:table-cell>
          <table:table-cell office:value-type="float" office:value="0.204114836999906" calcext:value-type="float">
            <text:p>0.20411483699990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90.5947502006" calcext:value-type="float">
            <text:p>76590.5947502006</text:p>
          </table:table-cell>
          <table:table-cell office:value-type="float" office:value="0.207224619000044" calcext:value-type="float">
            <text:p>0.207224619000044</text:p>
          </table:table-cell>
        </table:table-row>
        <table:table-row table:style-name="ro1">
          <table:table-cell office:value-type="float" office:value="116.269993198" calcext:value-type="float">
            <text:p>116.269993198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365.1452341974" calcext:value-type="float">
            <text:p>75365.1452341974</text:p>
          </table:table-cell>
          <table:table-cell office:value-type="float" office:value="0.204422380000324" calcext:value-type="float">
            <text:p>0.2044223800003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425.541734331" calcext:value-type="float">
            <text:p>126425.541734331</text:p>
          </table:table-cell>
          <table:table-cell office:value-type="float" office:value="0.362874477999867" calcext:value-type="float">
            <text:p>0.362874477999867</text:p>
          </table:table-cell>
        </table:table-row>
        <table:table-row table:style-name="ro1">
          <table:table-cell office:value-type="float" office:value="116.472196594" calcext:value-type="float">
            <text:p>116.472196594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1448.328014944" calcext:value-type="float">
            <text:p>121448.328014944</text:p>
          </table:table-cell>
          <table:table-cell office:value-type="float" office:value="0.214836058000401" calcext:value-type="float">
            <text:p>0.21483605800040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223.638992945" calcext:value-type="float">
            <text:p>120223.638992945</text:p>
          </table:table-cell>
          <table:table-cell office:value-type="float" office:value="0.204176435000591" calcext:value-type="float">
            <text:p>0.204176435000591</text:p>
          </table:table-cell>
        </table:table-row>
        <table:table-row table:style-name="ro1">
          <table:table-cell office:value-type="float" office:value="116.68099975" calcext:value-type="float">
            <text:p>116.68099975</text:p>
          </table:table-cell>
          <table:table-cell office:value-type="float" office:value="75000" calcext:value-type="float">
            <text:p>75000</text:p>
          </table:table-cell>
          <table:table-cell office:value-type="float" office:value="120223.638992945" calcext:value-type="float">
            <text:p>120223.638992945</text:p>
          </table:table-cell>
          <table:table-cell office:value-type="float" office:value="0.21010564900007" calcext:value-type="float">
            <text:p>0.2101056490000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419.6187649677" calcext:value-type="float">
            <text:p>70419.6187649677</text:p>
          </table:table-cell>
          <table:table-cell office:value-type="float" office:value="0.319448520000151" calcext:value-type="float">
            <text:p>0.319448520000151</text:p>
          </table:table-cell>
        </table:table-row>
        <table:table-row table:style-name="ro1">
          <table:table-cell office:value-type="float" office:value="116.882338357999" calcext:value-type="float">
            <text:p>116.882338357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6543.0638749649" calcext:value-type="float">
            <text:p>76543.0638749649</text:p>
          </table:table-cell>
          <table:table-cell office:value-type="float" office:value="0.205592471999807" calcext:value-type="float">
            <text:p>0.20559247199980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43.0638749649" calcext:value-type="float">
            <text:p>76543.0638749649</text:p>
          </table:table-cell>
          <table:table-cell office:value-type="float" office:value="0.203098553000018" calcext:value-type="float">
            <text:p>0.203098553000018</text:p>
          </table:table-cell>
        </table:table-row>
        <table:table-row table:style-name="ro1">
          <table:table-cell office:value-type="float" office:value="117.084268222" calcext:value-type="float">
            <text:p>117.084268222</text:p>
          </table:table-cell>
          <table:table-cell office:value-type="float" office:value="75000" calcext:value-type="float">
            <text:p>75000</text:p>
          </table:table-cell>
          <table:table-cell office:value-type="float" office:value="76543.0638749649" calcext:value-type="float">
            <text:p>76543.0638749649</text:p>
          </table:table-cell>
          <table:table-cell office:value-type="float" office:value="0.20424101899971" calcext:value-type="float">
            <text:p>0.2042410189997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43.0638749649" calcext:value-type="float">
            <text:p>76543.0638749649</text:p>
          </table:table-cell>
          <table:table-cell office:value-type="float" office:value="0.201650537000205" calcext:value-type="float">
            <text:p>0.201650537000205</text:p>
          </table:table-cell>
        </table:table-row>
        <table:table-row table:style-name="ro1">
          <table:table-cell office:value-type="float" office:value="117.286463539999" calcext:value-type="float">
            <text:p>117.286463539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093.685830966" calcext:value-type="float">
            <text:p>74093.685830966</text:p>
          </table:table-cell>
          <table:table-cell office:value-type="float" office:value="0.204425820999859" calcext:value-type="float">
            <text:p>0.20442582099985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122.395080943" calcext:value-type="float">
            <text:p>125122.395080943</text:p>
          </table:table-cell>
          <table:table-cell office:value-type="float" office:value="0.202568706999955" calcext:value-type="float">
            <text:p>0.202568706999955</text:p>
          </table:table-cell>
        </table:table-row>
        <table:table-row table:style-name="ro1">
          <table:table-cell office:value-type="float" office:value="117.488116830999" calcext:value-type="float">
            <text:p>117.488116830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19611.294481945" calcext:value-type="float">
            <text:p>119611.294481945</text:p>
          </table:table-cell>
          <table:table-cell office:value-type="float" office:value="0.287762420000036" calcext:value-type="float">
            <text:p>0.28776242000003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9611.294481945" calcext:value-type="float">
            <text:p>119611.294481945</text:p>
          </table:table-cell>
          <table:table-cell office:value-type="float" office:value="0.203505057999791" calcext:value-type="float">
            <text:p>0.203505057999791</text:p>
          </table:table-cell>
        </table:table-row>
        <table:table-row table:style-name="ro1">
          <table:table-cell office:value-type="float" office:value="117.689626592" calcext:value-type="float">
            <text:p>117.689626592</text:p>
          </table:table-cell>
          <table:table-cell office:value-type="float" office:value="75000" calcext:value-type="float">
            <text:p>75000</text:p>
          </table:table-cell>
          <table:table-cell office:value-type="float" office:value="124305.935732943" calcext:value-type="float">
            <text:p>124305.935732943</text:p>
          </table:table-cell>
          <table:table-cell office:value-type="float" office:value="0.205441242000234" calcext:value-type="float">
            <text:p>0.20544124200023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277.2264829664" calcext:value-type="float">
            <text:p>73277.2264829664</text:p>
          </table:table-cell>
          <table:table-cell office:value-type="float" office:value="0.20864177599924" calcext:value-type="float">
            <text:p>0.20864177599924</text:p>
          </table:table-cell>
        </table:table-row>
        <table:table-row table:style-name="ro1">
          <table:table-cell office:value-type="float" office:value="117.892413735" calcext:value-type="float">
            <text:p>117.892413735</text:p>
          </table:table-cell>
          <table:table-cell office:value-type="float" office:value="75000" calcext:value-type="float">
            <text:p>75000</text:p>
          </table:table-cell>
          <table:table-cell office:value-type="float" office:value="75318.3748529655" calcext:value-type="float">
            <text:p>75318.3748529655</text:p>
          </table:table-cell>
          <table:table-cell office:value-type="float" office:value="0.20469063300061" calcext:value-type="float">
            <text:p>0.2046906330006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18.3748529655" calcext:value-type="float">
            <text:p>75318.3748529655</text:p>
          </table:table-cell>
          <table:table-cell office:value-type="float" office:value="0.206798115000311" calcext:value-type="float">
            <text:p>0.206798115000311</text:p>
          </table:table-cell>
        </table:table-row>
        <table:table-row table:style-name="ro1">
          <table:table-cell office:value-type="float" office:value="118.097881676999" calcext:value-type="float">
            <text:p>118.097881676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4093.685830966" calcext:value-type="float">
            <text:p>74093.685830966</text:p>
          </table:table-cell>
          <table:table-cell office:value-type="float" office:value="0.207145409000077" calcext:value-type="float">
            <text:p>0.20714540900007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093.685830966" calcext:value-type="float">
            <text:p>74093.685830966</text:p>
          </table:table-cell>
          <table:table-cell office:value-type="float" office:value="0.204867992999425" calcext:value-type="float">
            <text:p>0.204867992999425</text:p>
          </table:table-cell>
        </table:table-row>
        <table:table-row table:style-name="ro1">
          <table:table-cell office:value-type="float" office:value="118.300044655" calcext:value-type="float">
            <text:p>118.300044655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543.0638749649" calcext:value-type="float">
            <text:p>76543.0638749649</text:p>
          </table:table-cell>
          <table:table-cell office:value-type="float" office:value="0.204104678000476" calcext:value-type="float">
            <text:p>0.20410467800047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571.773124942" calcext:value-type="float">
            <text:p>127571.773124942</text:p>
          </table:table-cell>
          <table:table-cell office:value-type="float" office:value="0.204669091000142" calcext:value-type="float">
            <text:p>0.204669091000142</text:p>
          </table:table-cell>
        </table:table-row>
        <table:table-row table:style-name="ro1">
          <table:table-cell office:value-type="float" office:value="118.501552056" calcext:value-type="float">
            <text:p>118.501552056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2673.017036944" calcext:value-type="float">
            <text:p>122673.017036944</text:p>
          </table:table-cell>
          <table:table-cell office:value-type="float" office:value="0.21349609599929" calcext:value-type="float">
            <text:p>0.2134960959992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2673.017036944" calcext:value-type="float">
            <text:p>122673.017036944</text:p>
          </table:table-cell>
          <table:table-cell office:value-type="float" office:value="0.204970243999924" calcext:value-type="float">
            <text:p>0.204970243999924</text:p>
          </table:table-cell>
        </table:table-row>
        <table:table-row table:style-name="ro1">
          <table:table-cell office:value-type="float" office:value="118.7033641" calcext:value-type="float">
            <text:p>118.7033641</text:p>
          </table:table-cell>
          <table:table-cell office:value-type="float" office:value="75000" calcext:value-type="float">
            <text:p>75000</text:p>
          </table:table-cell>
          <table:table-cell office:value-type="float" office:value="123483.330190288" calcext:value-type="float">
            <text:p>123483.330190288</text:p>
          </table:table-cell>
          <table:table-cell office:value-type="float" office:value="0.206667444999766" calcext:value-type="float">
            <text:p>0.20666744499976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457.1606901691" calcext:value-type="float">
            <text:p>72457.1606901691</text:p>
          </table:table-cell>
          <table:table-cell office:value-type="float" office:value="0.204036793999876" calcext:value-type="float">
            <text:p>0.204036793999876</text:p>
          </table:table-cell>
        </table:table-row>
        <table:table-row table:style-name="ro1">
          <table:table-cell office:value-type="float" office:value="118.906066273" calcext:value-type="float">
            <text:p>118.906066273</text:p>
          </table:table-cell>
          <table:table-cell office:value-type="float" office:value="75000" calcext:value-type="float">
            <text:p>75000</text:p>
          </table:table-cell>
          <table:table-cell office:value-type="float" office:value="75314.6261821758" calcext:value-type="float">
            <text:p>75314.6261821758</text:p>
          </table:table-cell>
          <table:table-cell office:value-type="float" office:value="0.204850845999317" calcext:value-type="float">
            <text:p>0.2048508459993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14.6261821758" calcext:value-type="float">
            <text:p>75314.6261821758</text:p>
          </table:table-cell>
          <table:table-cell office:value-type="float" office:value="0.204591689999688" calcext:value-type="float">
            <text:p>0.204591689999688</text:p>
          </table:table-cell>
        </table:table-row>
        <table:table-row table:style-name="ro1">
          <table:table-cell office:value-type="float" office:value="119.108552955" calcext:value-type="float">
            <text:p>119.108552955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314.6261821758" calcext:value-type="float">
            <text:p>75314.6261821758</text:p>
          </table:table-cell>
          <table:table-cell office:value-type="float" office:value="0.204425531999732" calcext:value-type="float">
            <text:p>0.2044255319997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4503.853580291" calcext:value-type="float">
            <text:p>124503.853580291</text:p>
          </table:table-cell>
          <table:table-cell office:value-type="float" office:value="0.206175428999813" calcext:value-type="float">
            <text:p>0.206175428999813</text:p>
          </table:table-cell>
        </table:table-row>
        <table:table-row table:style-name="ro1">
          <table:table-cell office:value-type="float" office:value="119.3113238" calcext:value-type="float">
            <text:p>119.3113238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294.1027921734" calcext:value-type="float">
            <text:p>74294.1027921734</text:p>
          </table:table-cell>
          <table:table-cell office:value-type="float" office:value="0.251177329999337" calcext:value-type="float">
            <text:p>0.25117732999933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131.0448941776" calcext:value-type="float">
            <text:p>76131.0448941776</text:p>
          </table:table-cell>
          <table:table-cell office:value-type="float" office:value="0.207088178000049" calcext:value-type="float">
            <text:p>0.207088178000049</text:p>
          </table:table-cell>
        </table:table-row>
        <table:table-row table:style-name="ro1">
          <table:table-cell office:value-type="float" office:value="119.514565648999" calcext:value-type="float">
            <text:p>119.514565648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5116.167614292" calcext:value-type="float">
            <text:p>125116.167614292</text:p>
          </table:table-cell>
          <table:table-cell office:value-type="float" office:value="0.206603915000414" calcext:value-type="float">
            <text:p>0.2066039150004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116.167614292" calcext:value-type="float">
            <text:p>125116.167614292</text:p>
          </table:table-cell>
          <table:table-cell office:value-type="float" office:value="0.204555810000784" calcext:value-type="float">
            <text:p>0.204555810000784</text:p>
          </table:table-cell>
        </table:table-row>
        <table:table-row table:style-name="ro1">
          <table:table-cell office:value-type="float" office:value="119.716294933" calcext:value-type="float">
            <text:p>119.716294933</text:p>
          </table:table-cell>
          <table:table-cell office:value-type="float" office:value="75000" calcext:value-type="float">
            <text:p>75000</text:p>
          </table:table-cell>
          <table:table-cell office:value-type="float" office:value="125116.167614292" calcext:value-type="float">
            <text:p>125116.167614292</text:p>
          </table:table-cell>
          <table:table-cell office:value-type="float" office:value="0.206963368000288" calcext:value-type="float">
            <text:p>0.2069633680002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865.37004617" calcext:value-type="float">
            <text:p>72865.37004617</text:p>
          </table:table-cell>
          <table:table-cell office:value-type="float" office:value="0.204606051000155" calcext:value-type="float">
            <text:p>0.204606051000155</text:p>
          </table:table-cell>
        </table:table-row>
        <table:table-row table:style-name="ro1">
          <table:table-cell office:value-type="float" office:value="119.919418462" calcext:value-type="float">
            <text:p>119.919418462</text:p>
          </table:table-cell>
          <table:table-cell office:value-type="float" office:value="75000" calcext:value-type="float">
            <text:p>75000</text:p>
          </table:table-cell>
          <table:table-cell office:value-type="float" office:value="71640.7419781672" calcext:value-type="float">
            <text:p>71640.7419781672</text:p>
          </table:table-cell>
          <table:table-cell office:value-type="float" office:value="0.207339212000079" calcext:value-type="float">
            <text:p>0.20733921200007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865.37004617" calcext:value-type="float">
            <text:p>72865.37004617</text:p>
          </table:table-cell>
          <table:table-cell office:value-type="float" office:value="0.203965902999698" calcext:value-type="float">
            <text:p>0.203965902999698</text:p>
          </table:table-cell>
        </table:table-row>
        <table:table-row table:style-name="ro1">
          <table:table-cell office:value-type="float" office:value="120.122367368999" calcext:value-type="float">
            <text:p>120.122367368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539.2542501786" calcext:value-type="float">
            <text:p>76539.2542501786</text:p>
          </table:table-cell>
          <table:table-cell office:value-type="float" office:value="0.205848556999626" calcext:value-type="float">
            <text:p>0.20584855699962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932.586326294" calcext:value-type="float">
            <text:p>125932.586326294</text:p>
          </table:table-cell>
          <table:table-cell office:value-type="float" office:value="0.203889272999731" calcext:value-type="float">
            <text:p>0.203889272999731</text:p>
          </table:table-cell>
        </table:table-row>
        <table:table-row table:style-name="ro1">
          <table:table-cell office:value-type="float" office:value="120.323530326999" calcext:value-type="float">
            <text:p>120.323530326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722.8355381767" calcext:value-type="float">
            <text:p>75722.8355381767</text:p>
          </table:table-cell>
          <table:table-cell office:value-type="float" office:value="0.258266224000181" calcext:value-type="float">
            <text:p>0.25826622400018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7355.6729621805" calcext:value-type="float">
            <text:p>77355.6729621805</text:p>
          </table:table-cell>
          <table:table-cell office:value-type="float" office:value="0.20494875500026" calcext:value-type="float">
            <text:p>0.20494875500026</text:p>
          </table:table-cell>
        </table:table-row>
        <table:table-row table:style-name="ro1">
          <table:table-cell office:value-type="float" office:value="120.525049729999" calcext:value-type="float">
            <text:p>120.525049729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891.539546289" calcext:value-type="float">
            <text:p>123891.539546289</text:p>
          </table:table-cell>
          <table:table-cell office:value-type="float" office:value="0.208259973000168" calcext:value-type="float">
            <text:p>0.2082599730001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891.539546289" calcext:value-type="float">
            <text:p>123891.539546289</text:p>
          </table:table-cell>
          <table:table-cell office:value-type="float" office:value="0.204745661999368" calcext:value-type="float">
            <text:p>0.204745661999368</text:p>
          </table:table-cell>
        </table:table-row>
        <table:table-row table:style-name="ro1">
          <table:table-cell office:value-type="float" office:value="120.727010787" calcext:value-type="float">
            <text:p>120.727010787</text:p>
          </table:table-cell>
          <table:table-cell office:value-type="float" office:value="75000" calcext:value-type="float">
            <text:p>75000</text:p>
          </table:table-cell>
          <table:table-cell office:value-type="float" office:value="125116.167614292" calcext:value-type="float">
            <text:p>125116.167614292</text:p>
          </table:table-cell>
          <table:table-cell office:value-type="float" office:value="0.206341692000024" calcext:value-type="float">
            <text:p>0.2063416920000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089.9981141729" calcext:value-type="float">
            <text:p>74089.9981141729</text:p>
          </table:table-cell>
          <table:table-cell office:value-type="float" office:value="0.20597831699979" calcext:value-type="float">
            <text:p>0.20597831699979</text:p>
          </table:table-cell>
        </table:table-row>
        <table:table-row table:style-name="ro1">
          <table:table-cell office:value-type="float" office:value="120.928340156999" calcext:value-type="float">
            <text:p>120.928340156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2865.37004617" calcext:value-type="float">
            <text:p>72865.37004617</text:p>
          </table:table-cell>
          <table:table-cell office:value-type="float" office:value="0.20504844900006" calcext:value-type="float">
            <text:p>0.2050484490000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865.37004617" calcext:value-type="float">
            <text:p>72865.37004617</text:p>
          </table:table-cell>
          <table:table-cell office:value-type="float" office:value="0.204774732999795" calcext:value-type="float">
            <text:p>0.204774732999795</text:p>
          </table:table-cell>
        </table:table-row>
        <table:table-row table:style-name="ro1">
          <table:table-cell office:value-type="float" office:value="121.131439696" calcext:value-type="float">
            <text:p>121.131439696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314.6261821758" calcext:value-type="float">
            <text:p>75314.6261821758</text:p>
          </table:table-cell>
          <table:table-cell office:value-type="float" office:value="0.20469910599968" calcext:value-type="float">
            <text:p>0.204699105999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340.795682295" calcext:value-type="float">
            <text:p>126340.795682295</text:p>
          </table:table-cell>
          <table:table-cell office:value-type="float" office:value="0.204476059999251" calcext:value-type="float">
            <text:p>0.204476059999251</text:p>
          </table:table-cell>
        </table:table-row>
        <table:table-row table:style-name="ro1">
          <table:table-cell office:value-type="float" office:value="121.336664068" calcext:value-type="float">
            <text:p>121.336664068</text:p>
          </table:table-cell>
          <table:table-cell office:value-type="float" office:value="125000" calcext:value-type="float">
            <text:p>125000</text:p>
          </table:table-cell>
          <table:table-cell office:value-type="float" office:value="73885.8934361724" calcext:value-type="float">
            <text:p>73885.8934361724</text:p>
          </table:table-cell>
          <table:table-cell office:value-type="float" office:value="0.262418809000337" calcext:value-type="float">
            <text:p>0.26241880900033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885.8934361724" calcext:value-type="float">
            <text:p>73885.8934361724</text:p>
          </table:table-cell>
          <table:table-cell office:value-type="float" office:value="0.20753573499951" calcext:value-type="float">
            <text:p>0.20753573499951</text:p>
          </table:table-cell>
        </table:table-row>
        <table:table-row table:style-name="ro1">
          <table:table-cell office:value-type="float" office:value="121.538214331" calcext:value-type="float">
            <text:p>121.538214331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891.539546289" calcext:value-type="float">
            <text:p>123891.539546289</text:p>
          </table:table-cell>
          <table:table-cell office:value-type="float" office:value="0.207259322999562" calcext:value-type="float">
            <text:p>0.2072593229995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891.539546289" calcext:value-type="float">
            <text:p>123891.539546289</text:p>
          </table:table-cell>
          <table:table-cell office:value-type="float" office:value="0.204377449000276" calcext:value-type="float">
            <text:p>0.204377449000276</text:p>
          </table:table-cell>
        </table:table-row>
        <table:table-row table:style-name="ro1">
          <table:table-cell office:value-type="float" office:value="121.740519102" calcext:value-type="float">
            <text:p>121.740519102</text:p>
          </table:table-cell>
          <table:table-cell office:value-type="float" office:value="75000" calcext:value-type="float">
            <text:p>75000</text:p>
          </table:table-cell>
          <table:table-cell office:value-type="float" office:value="124086.297923837" calcext:value-type="float">
            <text:p>124086.297923837</text:p>
          </table:table-cell>
          <table:table-cell office:value-type="float" office:value="0.210972742000195" calcext:value-type="float">
            <text:p>0.21097274200019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979.9149239043" calcext:value-type="float">
            <text:p>72979.9149239043</text:p>
          </table:table-cell>
          <table:table-cell office:value-type="float" office:value="0.20435126800021" calcext:value-type="float">
            <text:p>0.20435126800021</text:p>
          </table:table-cell>
        </table:table-row>
        <table:table-row table:style-name="ro1">
          <table:table-cell office:value-type="float" office:value="121.942527271" calcext:value-type="float">
            <text:p>121.942527271</text:p>
          </table:table-cell>
          <table:table-cell office:value-type="float" office:value="75000" calcext:value-type="float">
            <text:p>75000</text:p>
          </table:table-cell>
          <table:table-cell office:value-type="float" office:value="75433.0213079011" calcext:value-type="float">
            <text:p>75433.0213079011</text:p>
          </table:table-cell>
          <table:table-cell office:value-type="float" office:value="0.204531304999364" calcext:value-type="float">
            <text:p>0.2045313049993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433.0213079011" calcext:value-type="float">
            <text:p>75433.0213079011</text:p>
          </table:table-cell>
          <table:table-cell office:value-type="float" office:value="0.204327288999593" calcext:value-type="float">
            <text:p>0.204327288999593</text:p>
          </table:table-cell>
        </table:table-row>
        <table:table-row table:style-name="ro1">
          <table:table-cell office:value-type="float" office:value="122.14466198" calcext:value-type="float">
            <text:p>122.14466198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206.4681159027" calcext:value-type="float">
            <text:p>74206.4681159027</text:p>
          </table:table-cell>
          <table:table-cell office:value-type="float" office:value="0.204895307999323" calcext:value-type="float">
            <text:p>0.20489530799932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312.851115836" calcext:value-type="float">
            <text:p>125312.851115836</text:p>
          </table:table-cell>
          <table:table-cell office:value-type="float" office:value="0.203406788999928" calcext:value-type="float">
            <text:p>0.203406788999928</text:p>
          </table:table-cell>
        </table:table-row>
        <table:table-row table:style-name="ro1">
          <table:table-cell office:value-type="float" office:value="122.347072873" calcext:value-type="float">
            <text:p>122.347072873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250.7234359" calcext:value-type="float">
            <text:p>76250.7234359</text:p>
          </table:table-cell>
          <table:table-cell office:value-type="float" office:value="0.258389917999921" calcext:value-type="float">
            <text:p>0.25838991799992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250.7234359" calcext:value-type="float">
            <text:p>76250.7234359</text:p>
          </table:table-cell>
          <table:table-cell office:value-type="float" office:value="0.212082086000009" calcext:value-type="float">
            <text:p>0.212082086000009</text:p>
          </table:table-cell>
        </table:table-row>
        <table:table-row table:style-name="ro1">
          <table:table-cell office:value-type="float" office:value="122.54885443" calcext:value-type="float">
            <text:p>122.54885443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4150.502134614" calcext:value-type="float">
            <text:p>124150.502134614</text:p>
          </table:table-cell>
          <table:table-cell office:value-type="float" office:value="0.206203311999161" calcext:value-type="float">
            <text:p>0.20620331199916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4150.502134614" calcext:value-type="float">
            <text:p>124150.502134614</text:p>
          </table:table-cell>
          <table:table-cell office:value-type="float" office:value="0.204578011000194" calcext:value-type="float">
            <text:p>0.204578011000194</text:p>
          </table:table-cell>
        </table:table-row>
        <table:table-row table:style-name="ro1">
          <table:table-cell office:value-type="float" office:value="122.750402564" calcext:value-type="float">
            <text:p>122.750402564</text:p>
          </table:table-cell>
          <table:table-cell office:value-type="float" office:value="75000" calcext:value-type="float">
            <text:p>75000</text:p>
          </table:table-cell>
          <table:table-cell office:value-type="float" office:value="125377.68996461" calcext:value-type="float">
            <text:p>125377.68996461</text:p>
          </table:table-cell>
          <table:table-cell office:value-type="float" office:value="0.206975350999528" calcext:value-type="float">
            <text:p>0.2069753509995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244.8637147691" calcext:value-type="float">
            <text:p>74244.8637147691</text:p>
          </table:table-cell>
          <table:table-cell office:value-type="float" office:value="0.204905595999662" calcext:value-type="float">
            <text:p>0.204905595999662</text:p>
          </table:table-cell>
        </table:table-row>
        <table:table-row table:style-name="ro1">
          <table:table-cell office:value-type="float" office:value="122.952394561999" calcext:value-type="float">
            <text:p>122.952394561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4244.8637147691" calcext:value-type="float">
            <text:p>74244.8637147691</text:p>
          </table:table-cell>
          <table:table-cell office:value-type="float" office:value="0.20600302999992" calcext:value-type="float">
            <text:p>0.2060030299999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017.6758847729" calcext:value-type="float">
            <text:p>73017.6758847729</text:p>
          </table:table-cell>
          <table:table-cell office:value-type="float" office:value="0.210549838999214" calcext:value-type="float">
            <text:p>0.210549838999214</text:p>
          </table:table-cell>
        </table:table-row>
        <table:table-row table:style-name="ro1">
          <table:table-cell office:value-type="float" office:value="123.154752015" calcext:value-type="float">
            <text:p>123.154752015</text:p>
          </table:table-cell>
          <table:table-cell office:value-type="float" office:value="125000" calcext:value-type="float">
            <text:p>125000</text:p>
          </table:table-cell>
          <table:table-cell office:value-type="float" office:value="73017.6758847729" calcext:value-type="float">
            <text:p>73017.6758847729</text:p>
          </table:table-cell>
          <table:table-cell office:value-type="float" office:value="0.205898109999907" calcext:value-type="float">
            <text:p>0.20589810999990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377.68996461" calcext:value-type="float">
            <text:p>125377.68996461</text:p>
          </table:table-cell>
          <table:table-cell office:value-type="float" office:value="0.207014798999808" calcext:value-type="float">
            <text:p>0.207014798999808</text:p>
          </table:table-cell>
        </table:table-row>
        <table:table-row table:style-name="ro1">
          <table:table-cell office:value-type="float" office:value="123.356579312999" calcext:value-type="float">
            <text:p>123.356579312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267.5202397659" calcext:value-type="float">
            <text:p>75267.5202397659</text:p>
          </table:table-cell>
          <table:table-cell office:value-type="float" office:value="0.258267617000456" calcext:value-type="float">
            <text:p>0.25826761700045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267.5202397659" calcext:value-type="float">
            <text:p>75267.5202397659</text:p>
          </table:table-cell>
          <table:table-cell office:value-type="float" office:value="0.205147738000051" calcext:value-type="float">
            <text:p>0.205147738000051</text:p>
          </table:table-cell>
        </table:table-row>
        <table:table-row table:style-name="ro1">
          <table:table-cell office:value-type="float" office:value="123.558801644" calcext:value-type="float">
            <text:p>123.558801644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6604.877794606" calcext:value-type="float">
            <text:p>126604.877794606</text:p>
          </table:table-cell>
          <table:table-cell office:value-type="float" office:value="0.206825399000081" calcext:value-type="float">
            <text:p>0.20682539900008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604.877794606" calcext:value-type="float">
            <text:p>126604.877794606</text:p>
          </table:table-cell>
          <table:table-cell office:value-type="float" office:value="0.206957869000689" calcext:value-type="float">
            <text:p>0.206957869000689</text:p>
          </table:table-cell>
        </table:table-row>
        <table:table-row table:style-name="ro1">
          <table:table-cell office:value-type="float" office:value="123.760262547999" calcext:value-type="float">
            <text:p>123.760262547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4150.502134614" calcext:value-type="float">
            <text:p>124150.502134614</text:p>
          </table:table-cell>
          <table:table-cell office:value-type="float" office:value="0.206999181000356" calcext:value-type="float">
            <text:p>0.20699918100035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017.6758847729" calcext:value-type="float">
            <text:p>73017.6758847729</text:p>
          </table:table-cell>
          <table:table-cell office:value-type="float" office:value="0.202854193000348" calcext:value-type="float">
            <text:p>0.202854193000348</text:p>
          </table:table-cell>
        </table:table-row>
        <table:table-row table:style-name="ro1">
          <table:table-cell office:value-type="float" office:value="123.963035325" calcext:value-type="float">
            <text:p>123.963035325</text:p>
          </table:table-cell>
          <table:table-cell office:value-type="float" office:value="75000" calcext:value-type="float">
            <text:p>75000</text:p>
          </table:table-cell>
          <table:table-cell office:value-type="float" office:value="74244.8637147691" calcext:value-type="float">
            <text:p>74244.8637147691</text:p>
          </table:table-cell>
          <table:table-cell office:value-type="float" office:value="0.206332763999853" calcext:value-type="float">
            <text:p>0.2063327639998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244.8637147691" calcext:value-type="float">
            <text:p>74244.8637147691</text:p>
          </table:table-cell>
          <table:table-cell office:value-type="float" office:value="0.205107028000384" calcext:value-type="float">
            <text:p>0.205107028000384</text:p>
          </table:table-cell>
        </table:table-row>
        <table:table-row table:style-name="ro1">
          <table:table-cell office:value-type="float" office:value="124.328019017999" calcext:value-type="float">
            <text:p>124.328019017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58291.4219248187" calcext:value-type="float">
            <text:p>58291.4219248187</text:p>
          </table:table-cell>
          <table:table-cell office:value-type="float" office:value="0.39523970800019" calcext:value-type="float">
            <text:p>0.3952397080001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9424.24817466" calcext:value-type="float">
            <text:p>109424.24817466</text:p>
          </table:table-cell>
          <table:table-cell office:value-type="float" office:value="0.204305088999718" calcext:value-type="float">
            <text:p>0.204305088999718</text:p>
          </table:table-cell>
        </table:table-row>
        <table:table-row table:style-name="ro1">
          <table:table-cell office:value-type="float" office:value="124.530609943999" calcext:value-type="float">
            <text:p>124.530609943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18014.562984633" calcext:value-type="float">
            <text:p>118014.562984633</text:p>
          </table:table-cell>
          <table:table-cell office:value-type="float" office:value="0.272683049000079" calcext:value-type="float">
            <text:p>0.27268304900007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8014.562984633" calcext:value-type="float">
            <text:p>118014.562984633</text:p>
          </table:table-cell>
          <table:table-cell office:value-type="float" office:value="0.203989696000463" calcext:value-type="float">
            <text:p>0.203989696000463</text:p>
          </table:table-cell>
        </table:table-row>
        <table:table-row table:style-name="ro1">
          <table:table-cell office:value-type="float" office:value="124.732969188" calcext:value-type="float">
            <text:p>124.732969188</text:p>
          </table:table-cell>
          <table:table-cell office:value-type="float" office:value="75000" calcext:value-type="float">
            <text:p>75000</text:p>
          </table:table-cell>
          <table:table-cell office:value-type="float" office:value="125377.68996461" calcext:value-type="float">
            <text:p>125377.68996461</text:p>
          </table:table-cell>
          <table:table-cell office:value-type="float" office:value="0.327931024999998" calcext:value-type="float">
            <text:p>0.3279310249999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244.8637147691" calcext:value-type="float">
            <text:p>74244.8637147691</text:p>
          </table:table-cell>
          <table:table-cell office:value-type="float" office:value="0.204193438000402" calcext:value-type="float">
            <text:p>0.204193438000402</text:p>
          </table:table-cell>
        </table:table-row>
        <table:table-row table:style-name="ro1">
          <table:table-cell office:value-type="float" office:value="124.935685865" calcext:value-type="float">
            <text:p>124.935685865</text:p>
          </table:table-cell>
          <table:table-cell office:value-type="float" office:value="75000" calcext:value-type="float">
            <text:p>75000</text:p>
          </table:table-cell>
          <table:table-cell office:value-type="float" office:value="71790.4880547767" calcext:value-type="float">
            <text:p>71790.4880547767</text:p>
          </table:table-cell>
          <table:table-cell office:value-type="float" office:value="0.208756781000375" calcext:value-type="float">
            <text:p>0.20875678100037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1790.4880547767" calcext:value-type="float">
            <text:p>71790.4880547767</text:p>
          </table:table-cell>
          <table:table-cell office:value-type="float" office:value="0.204642843000329" calcext:value-type="float">
            <text:p>0.204642843000329</text:p>
          </table:table-cell>
        </table:table-row>
        <table:table-row table:style-name="ro1">
          <table:table-cell office:value-type="float" office:value="125.139187741" calcext:value-type="float">
            <text:p>125.139187741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699.2393747614" calcext:value-type="float">
            <text:p>76699.2393747614</text:p>
          </table:table-cell>
          <table:table-cell office:value-type="float" office:value="0.206790771000669" calcext:value-type="float">
            <text:p>0.20679077100066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832.065624602" calcext:value-type="float">
            <text:p>127832.065624602</text:p>
          </table:table-cell>
          <table:table-cell office:value-type="float" office:value="0.210084184000152" calcext:value-type="float">
            <text:p>0.210084184000152</text:p>
          </table:table-cell>
        </table:table-row>
        <table:table-row table:style-name="ro1">
          <table:table-cell office:value-type="float" office:value="125.340519375" calcext:value-type="float">
            <text:p>125.340519375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244.8637147691" calcext:value-type="float">
            <text:p>74244.8637147691</text:p>
          </table:table-cell>
          <table:table-cell office:value-type="float" office:value="0.258222618000218" calcext:value-type="float">
            <text:p>0.2582226180002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244.8637147691" calcext:value-type="float">
            <text:p>74244.8637147691</text:p>
          </table:table-cell>
          <table:table-cell office:value-type="float" office:value="0.20672657599971" calcext:value-type="float">
            <text:p>0.20672657599971</text:p>
          </table:table-cell>
        </table:table-row>
        <table:table-row table:style-name="ro1">
          <table:table-cell office:value-type="float" office:value="125.543002050999" calcext:value-type="float">
            <text:p>125.543002050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5600.823803585" calcext:value-type="float">
            <text:p>125600.823803585</text:p>
          </table:table-cell>
          <table:table-cell office:value-type="float" office:value="0.206186403999709" calcext:value-type="float">
            <text:p>0.20618640399970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600.823803585" calcext:value-type="float">
            <text:p>125600.823803585</text:p>
          </table:table-cell>
          <table:table-cell office:value-type="float" office:value="0.204161968000335" calcext:value-type="float">
            <text:p>0.204161968000335</text:p>
          </table:table-cell>
        </table:table-row>
        <table:table-row table:style-name="ro1">
          <table:table-cell office:value-type="float" office:value="125.745140343" calcext:value-type="float">
            <text:p>125.745140343</text:p>
          </table:table-cell>
          <table:table-cell office:value-type="float" office:value="75000" calcext:value-type="float">
            <text:p>75000</text:p>
          </table:table-cell>
          <table:table-cell office:value-type="float" office:value="122509.375449945" calcext:value-type="float">
            <text:p>122509.375449945</text:p>
          </table:table-cell>
          <table:table-cell office:value-type="float" office:value="0.211154246999286" calcext:value-type="float">
            <text:p>0.21115424699928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9799.4592899686" calcext:value-type="float">
            <text:p>69799.4592899686</text:p>
          </table:table-cell>
          <table:table-cell office:value-type="float" office:value="0.204548212000191" calcext:value-type="float">
            <text:p>0.204548212000191</text:p>
          </table:table-cell>
        </table:table-row>
        <table:table-row table:style-name="ro1">
          <table:table-cell office:value-type="float" office:value="125.947378655999" calcext:value-type="float">
            <text:p>125.947378655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3505.6252699669" calcext:value-type="float">
            <text:p>73505.6252699669</text:p>
          </table:table-cell>
          <table:table-cell office:value-type="float" office:value="0.204613798000537" calcext:value-type="float">
            <text:p>0.20461379800053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741.0139299664" calcext:value-type="float">
            <text:p>74741.0139299664</text:p>
          </table:table-cell>
          <table:table-cell office:value-type="float" office:value="0.212835426000311" calcext:value-type="float">
            <text:p>0.212835426000311</text:p>
          </table:table-cell>
        </table:table-row>
        <table:table-row table:style-name="ro1">
          <table:table-cell office:value-type="float" office:value="126.149052784" calcext:value-type="float">
            <text:p>126.149052784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976.4025899658" calcext:value-type="float">
            <text:p>75976.4025899658</text:p>
          </table:table-cell>
          <table:table-cell office:value-type="float" office:value="0.204736619999494" calcext:value-type="float">
            <text:p>0.20473661999949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450.930089943" calcext:value-type="float">
            <text:p>127450.930089943</text:p>
          </table:table-cell>
          <table:table-cell office:value-type="float" office:value="0.204579121999814" calcext:value-type="float">
            <text:p>0.204579121999814</text:p>
          </table:table-cell>
        </table:table-row>
        <table:table-row table:style-name="ro1">
          <table:table-cell office:value-type="float" office:value="126.351049465" calcext:value-type="float">
            <text:p>126.351049465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116.3328561997" calcext:value-type="float">
            <text:p>76116.3328561997</text:p>
          </table:table-cell>
          <table:table-cell office:value-type="float" office:value="0.258867946000464" calcext:value-type="float">
            <text:p>0.2588679460004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116.3328561997" calcext:value-type="float">
            <text:p>76116.3328561997</text:p>
          </table:table-cell>
          <table:table-cell office:value-type="float" office:value="0.412663685000553" calcext:value-type="float">
            <text:p>0.412663685000553</text:p>
          </table:table-cell>
        </table:table-row>
        <table:table-row table:style-name="ro1">
          <table:table-cell office:value-type="float" office:value="126.552565171" calcext:value-type="float">
            <text:p>126.552565171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2972.892598323" calcext:value-type="float">
            <text:p>122972.892598323</text:p>
          </table:table-cell>
          <table:table-cell office:value-type="float" office:value="0.208240215999467" calcext:value-type="float">
            <text:p>0.2082402159994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2972.892598323" calcext:value-type="float">
            <text:p>122972.892598323</text:p>
          </table:table-cell>
          <table:table-cell office:value-type="float" office:value="0.222893748999923" calcext:value-type="float">
            <text:p>0.222893748999923</text:p>
          </table:table-cell>
        </table:table-row>
        <table:table-row table:style-name="ro1">
          <table:table-cell office:value-type="float" office:value="126.754238578999" calcext:value-type="float">
            <text:p>126.754238578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4200.575386326" calcext:value-type="float">
            <text:p>124200.575386326</text:p>
          </table:table-cell>
          <table:table-cell office:value-type="float" office:value="0.206646030000229" calcext:value-type="float">
            <text:p>0.20664603000022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047.1258861917" calcext:value-type="float">
            <text:p>73047.1258861917</text:p>
          </table:table-cell>
          <table:table-cell office:value-type="float" office:value="0.334583027000008" calcext:value-type="float">
            <text:p>0.334583027000008</text:p>
          </table:table-cell>
        </table:table-row>
        <table:table-row table:style-name="ro1">
          <table:table-cell office:value-type="float" office:value="126.956989218" calcext:value-type="float">
            <text:p>126.956989218</text:p>
          </table:table-cell>
          <table:table-cell office:value-type="float" office:value="75000" calcext:value-type="float">
            <text:p>75000</text:p>
          </table:table-cell>
          <table:table-cell office:value-type="float" office:value="75502.4914621981" calcext:value-type="float">
            <text:p>75502.4914621981</text:p>
          </table:table-cell>
          <table:table-cell office:value-type="float" office:value="0.204156173999763" calcext:value-type="float">
            <text:p>0.20415617399976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502.4914621981" calcext:value-type="float">
            <text:p>75502.4914621981</text:p>
          </table:table-cell>
          <table:table-cell office:value-type="float" office:value="0.201572549000048" calcext:value-type="float">
            <text:p>0.201572549000048</text:p>
          </table:table-cell>
        </table:table-row>
        <table:table-row table:style-name="ro1">
          <table:table-cell office:value-type="float" office:value="127.160139592" calcext:value-type="float">
            <text:p>127.160139592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274.8086741949" calcext:value-type="float">
            <text:p>74274.8086741949</text:p>
          </table:table-cell>
          <table:table-cell office:value-type="float" office:value="0.204973662999691" calcext:value-type="float">
            <text:p>0.20497366299969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428.258174329" calcext:value-type="float">
            <text:p>125428.258174329</text:p>
          </table:table-cell>
          <table:table-cell office:value-type="float" office:value="0.204784694999944" calcext:value-type="float">
            <text:p>0.204784694999944</text:p>
          </table:table-cell>
        </table:table-row>
        <table:table-row table:style-name="ro1">
          <table:table-cell office:value-type="float" office:value="127.362174733999" calcext:value-type="float">
            <text:p>127.362174733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129.4720319129" calcext:value-type="float">
            <text:p>75129.4720319129</text:p>
          </table:table-cell>
          <table:table-cell office:value-type="float" office:value="0.260264161000123" calcext:value-type="float">
            <text:p>0.26026416100012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129.4720319129" calcext:value-type="float">
            <text:p>75129.4720319129</text:p>
          </table:table-cell>
          <table:table-cell office:value-type="float" office:value="0.204978216999734" calcext:value-type="float">
            <text:p>0.204978216999734</text:p>
          </table:table-cell>
        </table:table-row>
        <table:table-row table:style-name="ro1">
          <table:table-cell office:value-type="float" office:value="127.563536549" calcext:value-type="float">
            <text:p>127.56353654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5147.734661855" calcext:value-type="float">
            <text:p>125147.734661855</text:p>
          </table:table-cell>
          <table:table-cell office:value-type="float" office:value="0.207064584999898" calcext:value-type="float">
            <text:p>0.2070645849998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147.734661855" calcext:value-type="float">
            <text:p>125147.734661855</text:p>
          </table:table-cell>
          <table:table-cell office:value-type="float" office:value="0.204718035000042" calcext:value-type="float">
            <text:p>0.204718035000042</text:p>
          </table:table-cell>
        </table:table-row>
        <table:table-row table:style-name="ro1">
          <table:table-cell office:value-type="float" office:value="127.765878585" calcext:value-type="float">
            <text:p>127.765878585</text:p>
          </table:table-cell>
          <table:table-cell office:value-type="float" office:value="75000" calcext:value-type="float">
            <text:p>75000</text:p>
          </table:table-cell>
          <table:table-cell office:value-type="float" office:value="125147.734661855" calcext:value-type="float">
            <text:p>125147.734661855</text:p>
          </table:table-cell>
          <table:table-cell office:value-type="float" office:value="0.205348337000032" calcext:value-type="float">
            <text:p>0.2053483370000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883.7541179155" calcext:value-type="float">
            <text:p>72883.7541179155</text:p>
          </table:table-cell>
          <table:table-cell office:value-type="float" office:value="0.204542512999979" calcext:value-type="float">
            <text:p>0.204542512999979</text:p>
          </table:table-cell>
        </table:table-row>
        <table:table-row table:style-name="ro1">
          <table:table-cell office:value-type="float" office:value="127.967843836999" calcext:value-type="float">
            <text:p>127.967843836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1658.8170739169" calcext:value-type="float">
            <text:p>71658.8170739169</text:p>
          </table:table-cell>
          <table:table-cell office:value-type="float" office:value="0.207536150000124" calcext:value-type="float">
            <text:p>0.2075361500001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1658.8170739169" calcext:value-type="float">
            <text:p>71658.8170739169</text:p>
          </table:table-cell>
          <table:table-cell office:value-type="float" office:value="0.204697345000568" calcext:value-type="float">
            <text:p>0.204697345000568</text:p>
          </table:table-cell>
        </table:table-row>
        <table:table-row table:style-name="ro1">
          <table:table-cell office:value-type="float" office:value="128.169213591999" calcext:value-type="float">
            <text:p>128.169213591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2883.7541179155" calcext:value-type="float">
            <text:p>72883.7541179155</text:p>
          </table:table-cell>
          <table:table-cell office:value-type="float" office:value="0.204492439000205" calcext:value-type="float">
            <text:p>0.20449243900020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147.734661855" calcext:value-type="float">
            <text:p>125147.734661855</text:p>
          </table:table-cell>
          <table:table-cell office:value-type="float" office:value="0.20595049900021" calcext:value-type="float">
            <text:p>0.20595049900021</text:p>
          </table:table-cell>
        </table:table-row>
        <table:table-row table:style-name="ro1">
          <table:table-cell office:value-type="float" office:value="128.371452158" calcext:value-type="float">
            <text:p>128.371452158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150.2529019117" calcext:value-type="float">
            <text:p>76150.2529019117</text:p>
          </table:table-cell>
          <table:table-cell office:value-type="float" office:value="0.256782906000808" calcext:value-type="float">
            <text:p>0.2567829060008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150.2529019117" calcext:value-type="float">
            <text:p>76150.2529019117</text:p>
          </table:table-cell>
          <table:table-cell office:value-type="float" office:value="0.204636294000011" calcext:value-type="float">
            <text:p>0.204636294000011</text:p>
          </table:table-cell>
        </table:table-row>
        <table:table-row table:style-name="ro1">
          <table:table-cell office:value-type="float" office:value="128.574203658" calcext:value-type="float">
            <text:p>128.574203658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922.797617856" calcext:value-type="float">
            <text:p>123922.797617856</text:p>
          </table:table-cell>
          <table:table-cell office:value-type="float" office:value="0.206968845000119" calcext:value-type="float">
            <text:p>0.20696884500011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922.797617856" calcext:value-type="float">
            <text:p>123922.797617856</text:p>
          </table:table-cell>
          <table:table-cell office:value-type="float" office:value="0.20387770599973" calcext:value-type="float">
            <text:p>0.20387770599973</text:p>
          </table:table-cell>
        </table:table-row>
        <table:table-row table:style-name="ro1">
          <table:table-cell office:value-type="float" office:value="128.776437752999" calcext:value-type="float">
            <text:p>128.776437752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6372.671705853" calcext:value-type="float">
            <text:p>126372.671705853</text:p>
          </table:table-cell>
          <table:table-cell office:value-type="float" office:value="0.207453990000431" calcext:value-type="float">
            <text:p>0.20745399000043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33.6282059126" calcext:value-type="float">
            <text:p>75333.6282059126</text:p>
          </table:table-cell>
          <table:table-cell office:value-type="float" office:value="0.204850355999952" calcext:value-type="float">
            <text:p>0.204850355999952</text:p>
          </table:table-cell>
        </table:table-row>
        <table:table-row table:style-name="ro1">
          <table:table-cell office:value-type="float" office:value="128.977581137" calcext:value-type="float">
            <text:p>128.977581137</text:p>
          </table:table-cell>
          <table:table-cell office:value-type="float" office:value="75000" calcext:value-type="float">
            <text:p>75000</text:p>
          </table:table-cell>
          <table:table-cell office:value-type="float" office:value="74108.6911619141" calcext:value-type="float">
            <text:p>74108.6911619141</text:p>
          </table:table-cell>
          <table:table-cell office:value-type="float" office:value="0.204250456000409" calcext:value-type="float">
            <text:p>0.20425045600040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08.6911619141" calcext:value-type="float">
            <text:p>74108.6911619141</text:p>
          </table:table-cell>
          <table:table-cell office:value-type="float" office:value="0.20446024299963" calcext:value-type="float">
            <text:p>0.20446024299963</text:p>
          </table:table-cell>
        </table:table-row>
        <table:table-row table:style-name="ro1">
          <table:table-cell office:value-type="float" office:value="129.17960555" calcext:value-type="float">
            <text:p>129.17960555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108.6911619141" calcext:value-type="float">
            <text:p>74108.6911619141</text:p>
          </table:table-cell>
          <table:table-cell office:value-type="float" office:value="0.204313377999824" calcext:value-type="float">
            <text:p>0.2043133779998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147.734661855" calcext:value-type="float">
            <text:p>125147.734661855</text:p>
          </table:table-cell>
          <table:table-cell office:value-type="float" office:value="0.205141129999902" calcext:value-type="float">
            <text:p>0.205141129999902</text:p>
          </table:table-cell>
        </table:table-row>
        <table:table-row table:style-name="ro1">
          <table:table-cell office:value-type="float" office:value="129.384915148" calcext:value-type="float">
            <text:p>129.384915148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129.4720319129" calcext:value-type="float">
            <text:p>75129.4720319129</text:p>
          </table:table-cell>
          <table:table-cell office:value-type="float" office:value="0.260994160999871" calcext:value-type="float">
            <text:p>0.26099416099987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129.4720319129" calcext:value-type="float">
            <text:p>75129.4720319129</text:p>
          </table:table-cell>
          <table:table-cell office:value-type="float" office:value="0.206012890000238" calcext:value-type="float">
            <text:p>0.206012890000238</text:p>
          </table:table-cell>
        </table:table-row>
        <table:table-row table:style-name="ro1">
          <table:table-cell office:value-type="float" office:value="129.586395605999" calcext:value-type="float">
            <text:p>129.586395605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6372.671705853" calcext:value-type="float">
            <text:p>126372.671705853</text:p>
          </table:table-cell>
          <table:table-cell office:value-type="float" office:value="0.206696803000341" calcext:value-type="float">
            <text:p>0.20669680300034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372.671705853" calcext:value-type="float">
            <text:p>126372.671705853</text:p>
          </table:table-cell>
          <table:table-cell office:value-type="float" office:value="0.205123389000619" calcext:value-type="float">
            <text:p>0.205123389000619</text:p>
          </table:table-cell>
        </table:table-row>
        <table:table-row table:style-name="ro1">
          <table:table-cell office:value-type="float" office:value="129.788702962" calcext:value-type="float">
            <text:p>129.788702962</text:p>
          </table:table-cell>
          <table:table-cell office:value-type="float" office:value="75000" calcext:value-type="float">
            <text:p>75000</text:p>
          </table:table-cell>
          <table:table-cell office:value-type="float" office:value="122697.860573858" calcext:value-type="float">
            <text:p>122697.860573858</text:p>
          </table:table-cell>
          <table:table-cell office:value-type="float" office:value="0.208375060000435" calcext:value-type="float">
            <text:p>0.20837506000043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1658.8170739169" calcext:value-type="float">
            <text:p>71658.8170739169</text:p>
          </table:table-cell>
          <table:table-cell office:value-type="float" office:value="0.208454657000402" calcext:value-type="float">
            <text:p>0.208454657000402</text:p>
          </table:table-cell>
        </table:table-row>
        <table:table-row table:style-name="ro1">
          <table:table-cell office:value-type="float" office:value="129.991420153" calcext:value-type="float">
            <text:p>129.991420153</text:p>
          </table:table-cell>
          <table:table-cell office:value-type="float" office:value="75000" calcext:value-type="float">
            <text:p>75000</text:p>
          </table:table-cell>
          <table:table-cell office:value-type="float" office:value="75333.6282059126" calcext:value-type="float">
            <text:p>75333.6282059126</text:p>
          </table:table-cell>
          <table:table-cell office:value-type="float" office:value="0.204814921999969" calcext:value-type="float">
            <text:p>0.20481492199996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33.6282059126" calcext:value-type="float">
            <text:p>75333.6282059126</text:p>
          </table:table-cell>
          <table:table-cell office:value-type="float" office:value="0.206869149999875" calcext:value-type="float">
            <text:p>0.206869149999875</text:p>
          </table:table-cell>
        </table:table-row>
        <table:table-row table:style-name="ro1">
          <table:table-cell office:value-type="float" office:value="130.192727219" calcext:value-type="float">
            <text:p>130.19272721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333.6282059126" calcext:value-type="float">
            <text:p>75333.6282059126</text:p>
          </table:table-cell>
          <table:table-cell office:value-type="float" office:value="0.204048805000639" calcext:value-type="float">
            <text:p>0.20404880500063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372.671705853" calcext:value-type="float">
            <text:p>126372.671705853</text:p>
          </table:table-cell>
          <table:table-cell office:value-type="float" office:value="0.20426985100039" calcext:value-type="float">
            <text:p>0.20426985100039</text:p>
          </table:table-cell>
        </table:table-row>
        <table:table-row table:style-name="ro1">
          <table:table-cell office:value-type="float" office:value="130.395439530999" calcext:value-type="float">
            <text:p>130.395439530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959.9173521501" calcext:value-type="float">
            <text:p>74959.9173521501</text:p>
          </table:table-cell>
          <table:table-cell office:value-type="float" office:value="0.258657246999974" calcext:value-type="float">
            <text:p>0.25865724699997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959.9173521501" calcext:value-type="float">
            <text:p>74959.9173521501</text:p>
          </table:table-cell>
          <table:table-cell office:value-type="float" office:value="0.212029147999601" calcext:value-type="float">
            <text:p>0.212029147999601</text:p>
          </table:table-cell>
        </table:table-row>
        <table:table-row table:style-name="ro1">
          <table:table-cell office:value-type="float" office:value="130.596657536" calcext:value-type="float">
            <text:p>130.596657536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5081.917465392" calcext:value-type="float">
            <text:p>125081.917465392</text:p>
          </table:table-cell>
          <table:table-cell office:value-type="float" office:value="0.206743783000093" calcext:value-type="float">
            <text:p>0.20674378300009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081.917465392" calcext:value-type="float">
            <text:p>125081.917465392</text:p>
          </table:table-cell>
          <table:table-cell office:value-type="float" office:value="0.204602273999626" calcext:value-type="float">
            <text:p>0.204602273999626</text:p>
          </table:table-cell>
        </table:table-row>
        <table:table-row table:style-name="ro1">
          <table:table-cell office:value-type="float" office:value="130.797969132999" calcext:value-type="float">
            <text:p>130.797969132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3857.624635388" calcext:value-type="float">
            <text:p>123857.624635388</text:p>
          </table:table-cell>
          <table:table-cell office:value-type="float" office:value="0.20702290600002" calcext:value-type="float">
            <text:p>0.2070229060000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845.4233852281" calcext:value-type="float">
            <text:p>72845.4233852281</text:p>
          </table:table-cell>
          <table:table-cell office:value-type="float" office:value="0.204862216999572" calcext:value-type="float">
            <text:p>0.204862216999572</text:p>
          </table:table-cell>
        </table:table-row>
        <table:table-row table:style-name="ro1">
          <table:table-cell office:value-type="float" office:value="131.00025855" calcext:value-type="float">
            <text:p>131.00025855</text:p>
          </table:table-cell>
          <table:table-cell office:value-type="float" office:value="75000" calcext:value-type="float">
            <text:p>75000</text:p>
          </table:table-cell>
          <table:table-cell office:value-type="float" office:value="74069.7162152319" calcext:value-type="float">
            <text:p>74069.7162152319</text:p>
          </table:table-cell>
          <table:table-cell office:value-type="float" office:value="0.205059786000675" calcext:value-type="float">
            <text:p>0.20505978600067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1621.1305552242" calcext:value-type="float">
            <text:p>71621.1305552242</text:p>
          </table:table-cell>
          <table:table-cell office:value-type="float" office:value="0.204639465000582" calcext:value-type="float">
            <text:p>0.204639465000582</text:p>
          </table:table-cell>
        </table:table-row>
        <table:table-row table:style-name="ro1">
          <table:table-cell office:value-type="float" office:value="131.202510097" calcext:value-type="float">
            <text:p>131.202510097</text:p>
          </table:table-cell>
          <table:table-cell office:value-type="float" office:value="125000" calcext:value-type="float">
            <text:p>125000</text:p>
          </table:table-cell>
          <table:table-cell office:value-type="float" office:value="69172.5448952166" calcext:value-type="float">
            <text:p>69172.5448952166</text:p>
          </table:table-cell>
          <table:table-cell office:value-type="float" office:value="0.211954888999571" calcext:value-type="float">
            <text:p>0.21195488899957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2633.331805384" calcext:value-type="float">
            <text:p>122633.331805384</text:p>
          </table:table-cell>
          <table:table-cell office:value-type="float" office:value="0.20519176200014" calcext:value-type="float">
            <text:p>0.20519176200014</text:p>
          </table:table-cell>
        </table:table-row>
        <table:table-row table:style-name="ro1">
          <table:table-cell office:value-type="float" office:value="131.404840015" calcext:value-type="float">
            <text:p>131.404840015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5081.917465392" calcext:value-type="float">
            <text:p>125081.917465392</text:p>
          </table:table-cell>
          <table:table-cell office:value-type="float" office:value="0.207097508000516" calcext:value-type="float">
            <text:p>0.2070975080005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081.917465392" calcext:value-type="float">
            <text:p>125081.917465392</text:p>
          </table:table-cell>
          <table:table-cell office:value-type="float" office:value="0.20749246700052" calcext:value-type="float">
            <text:p>0.20749246700052</text:p>
          </table:table-cell>
        </table:table-row>
        <table:table-row table:style-name="ro1">
          <table:table-cell office:value-type="float" office:value="131.606557886999" calcext:value-type="float">
            <text:p>131.606557886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5081.917465392" calcext:value-type="float">
            <text:p>125081.917465392</text:p>
          </table:table-cell>
          <table:table-cell office:value-type="float" office:value="0.206637712999509" calcext:value-type="float">
            <text:p>0.20663771299950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069.7162152319" calcext:value-type="float">
            <text:p>74069.7162152319</text:p>
          </table:table-cell>
          <table:table-cell office:value-type="float" office:value="0.204181029999745" calcext:value-type="float">
            <text:p>0.204181029999745</text:p>
          </table:table-cell>
        </table:table-row>
        <table:table-row table:style-name="ro1">
          <table:table-cell office:value-type="float" office:value="131.808583870999" calcext:value-type="float">
            <text:p>131.808583870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4069.7162152319" calcext:value-type="float">
            <text:p>74069.7162152319</text:p>
          </table:table-cell>
          <table:table-cell office:value-type="float" office:value="0.20432288900065" calcext:value-type="float">
            <text:p>0.2043228890006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069.7162152319" calcext:value-type="float">
            <text:p>74069.7162152319</text:p>
          </table:table-cell>
          <table:table-cell office:value-type="float" office:value="0.20453510399966" calcext:value-type="float">
            <text:p>0.20453510399966</text:p>
          </table:table-cell>
        </table:table-row>
        <table:table-row table:style-name="ro1">
          <table:table-cell office:value-type="float" office:value="132.010607716" calcext:value-type="float">
            <text:p>132.010607716</text:p>
          </table:table-cell>
          <table:table-cell office:value-type="float" office:value="75000" calcext:value-type="float">
            <text:p>75000</text:p>
          </table:table-cell>
          <table:table-cell office:value-type="float" office:value="75294.0090452357" calcext:value-type="float">
            <text:p>75294.0090452357</text:p>
          </table:table-cell>
          <table:table-cell office:value-type="float" office:value="0.204178506999597" calcext:value-type="float">
            <text:p>0.20417850699959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294.0090452357" calcext:value-type="float">
            <text:p>75294.0090452357</text:p>
          </table:table-cell>
          <table:table-cell office:value-type="float" office:value="0.206772088999969" calcext:value-type="float">
            <text:p>0.206772088999969</text:p>
          </table:table-cell>
        </table:table-row>
        <table:table-row table:style-name="ro1">
          <table:table-cell office:value-type="float" office:value="132.212383409" calcext:value-type="float">
            <text:p>132.21238340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294.0090452357" calcext:value-type="float">
            <text:p>75294.0090452357</text:p>
          </table:table-cell>
          <table:table-cell office:value-type="float" office:value="0.204276768999989" calcext:value-type="float">
            <text:p>0.20427676899998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306.210295395" calcext:value-type="float">
            <text:p>126306.210295395</text:p>
          </table:table-cell>
          <table:table-cell office:value-type="float" office:value="0.20467338599974" calcext:value-type="float">
            <text:p>0.20467338599974</text:p>
          </table:table-cell>
        </table:table-row>
        <table:table-row table:style-name="ro1">
          <table:table-cell office:value-type="float" office:value="132.414519825" calcext:value-type="float">
            <text:p>132.414519825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2633.331805384" calcext:value-type="float">
            <text:p>122633.331805384</text:p>
          </table:table-cell>
          <table:table-cell office:value-type="float" office:value="0.212157042000399" calcext:value-type="float">
            <text:p>0.2121570420003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2021.185390382" calcext:value-type="float">
            <text:p>122021.185390382</text:p>
          </table:table-cell>
          <table:table-cell office:value-type="float" office:value="0.204988239000159" calcext:value-type="float">
            <text:p>0.204988239000159</text:p>
          </table:table-cell>
        </table:table-row>
        <table:table-row table:style-name="ro1">
          <table:table-cell office:value-type="float" office:value="132.615676861999" calcext:value-type="float">
            <text:p>132.615676861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4469.77105039" calcext:value-type="float">
            <text:p>124469.77105039</text:p>
          </table:table-cell>
          <table:table-cell office:value-type="float" office:value="0.207075768000323" calcext:value-type="float">
            <text:p>0.20707576800032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069.7162152319" calcext:value-type="float">
            <text:p>74069.7162152319</text:p>
          </table:table-cell>
          <table:table-cell office:value-type="float" office:value="0.205744488000164" calcext:value-type="float">
            <text:p>0.205744488000164</text:p>
          </table:table-cell>
        </table:table-row>
        <table:table-row table:style-name="ro1">
          <table:table-cell office:value-type="float" office:value="132.817572356" calcext:value-type="float">
            <text:p>132.817572356</text:p>
          </table:table-cell>
          <table:table-cell office:value-type="float" office:value="75000" calcext:value-type="float">
            <text:p>75000</text:p>
          </table:table-cell>
          <table:table-cell office:value-type="float" office:value="74069.7162152319" calcext:value-type="float">
            <text:p>74069.7162152319</text:p>
          </table:table-cell>
          <table:table-cell office:value-type="float" office:value="0.204495371000121" calcext:value-type="float">
            <text:p>0.20449537100012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069.7162152319" calcext:value-type="float">
            <text:p>74069.7162152319</text:p>
          </table:table-cell>
          <table:table-cell office:value-type="float" office:value="0.20387843700064" calcext:value-type="float">
            <text:p>0.20387843700064</text:p>
          </table:table-cell>
        </table:table-row>
        <table:table-row table:style-name="ro1">
          <table:table-cell office:value-type="float" office:value="133.019596001" calcext:value-type="float">
            <text:p>133.019596001</text:p>
          </table:table-cell>
          <table:table-cell office:value-type="float" office:value="75000" calcext:value-type="float">
            <text:p>75000</text:p>
          </table:table-cell>
          <table:table-cell office:value-type="float" office:value="75294.0090452357" calcext:value-type="float">
            <text:p>75294.0090452357</text:p>
          </table:table-cell>
          <table:table-cell office:value-type="float" office:value="0.204346410000653" calcext:value-type="float">
            <text:p>0.2043464100006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294.0090452357" calcext:value-type="float">
            <text:p>75294.0090452357</text:p>
          </table:table-cell>
          <table:table-cell office:value-type="float" office:value="0.206517157000235" calcext:value-type="float">
            <text:p>0.206517157000235</text:p>
          </table:table-cell>
        </table:table-row>
        <table:table-row table:style-name="ro1">
          <table:table-cell office:value-type="float" office:value="133.221146272" calcext:value-type="float">
            <text:p>133.221146272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294.0090452357" calcext:value-type="float">
            <text:p>75294.0090452357</text:p>
          </table:table-cell>
          <table:table-cell office:value-type="float" office:value="0.204498321999381" calcext:value-type="float">
            <text:p>0.20449832199938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306.210295395" calcext:value-type="float">
            <text:p>126306.210295395</text:p>
          </table:table-cell>
          <table:table-cell office:value-type="float" office:value="0.204731426999388" calcext:value-type="float">
            <text:p>0.204731426999388</text:p>
          </table:table-cell>
        </table:table-row>
        <table:table-row table:style-name="ro1">
          <table:table-cell office:value-type="float" office:value="133.423003807" calcext:value-type="float">
            <text:p>133.423003807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1409.03897538" calcext:value-type="float">
            <text:p>121409.03897538</text:p>
          </table:table-cell>
          <table:table-cell office:value-type="float" office:value="0.289374920999762" calcext:value-type="float">
            <text:p>0.2893749209997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1409.03897538" calcext:value-type="float">
            <text:p>121409.03897538</text:p>
          </table:table-cell>
          <table:table-cell office:value-type="float" office:value="0.207109974000559" calcext:value-type="float">
            <text:p>0.207109974000559</text:p>
          </table:table-cell>
        </table:table-row>
        <table:table-row table:style-name="ro1">
          <table:table-cell office:value-type="float" office:value="133.625195264" calcext:value-type="float">
            <text:p>133.625195264</text:p>
          </table:table-cell>
          <table:table-cell office:value-type="float" office:value="75000" calcext:value-type="float">
            <text:p>75000</text:p>
          </table:table-cell>
          <table:table-cell office:value-type="float" office:value="123936.353748755" calcext:value-type="float">
            <text:p>123936.353748755</text:p>
          </table:table-cell>
          <table:table-cell office:value-type="float" office:value="0.204663222999443" calcext:value-type="float">
            <text:p>0.20466322299944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891.726998856" calcext:value-type="float">
            <text:p>72891.726998856</text:p>
          </table:table-cell>
          <table:table-cell office:value-type="float" office:value="0.204262572000516" calcext:value-type="float">
            <text:p>0.204262572000516</text:p>
          </table:table-cell>
        </table:table-row>
        <table:table-row table:style-name="ro1">
          <table:table-cell office:value-type="float" office:value="133.829306901999" calcext:value-type="float">
            <text:p>133.829306901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341.8690828512" calcext:value-type="float">
            <text:p>75341.8690828512</text:p>
          </table:table-cell>
          <table:table-cell office:value-type="float" office:value="0.204896537000423" calcext:value-type="float">
            <text:p>0.20489653700042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41.8690828512" calcext:value-type="float">
            <text:p>75341.8690828512</text:p>
          </table:table-cell>
          <table:table-cell office:value-type="float" office:value="0.204812367000159" calcext:value-type="float">
            <text:p>0.204812367000159</text:p>
          </table:table-cell>
        </table:table-row>
        <table:table-row table:style-name="ro1">
          <table:table-cell office:value-type="float" office:value="134.031803073" calcext:value-type="float">
            <text:p>134.031803073</text:p>
          </table:table-cell>
          <table:table-cell office:value-type="float" office:value="75000" calcext:value-type="float">
            <text:p>75000</text:p>
          </table:table-cell>
          <table:table-cell office:value-type="float" office:value="76566.9401248488" calcext:value-type="float">
            <text:p>76566.9401248488</text:p>
          </table:table-cell>
          <table:table-cell office:value-type="float" office:value="0.204498291999698" calcext:value-type="float">
            <text:p>0.2044982919996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66.9401248488" calcext:value-type="float">
            <text:p>76566.9401248488</text:p>
          </table:table-cell>
          <table:table-cell office:value-type="float" office:value="0.206314245000613" calcext:value-type="float">
            <text:p>0.206314245000613</text:p>
          </table:table-cell>
        </table:table-row>
        <table:table-row table:style-name="ro1">
          <table:table-cell office:value-type="float" office:value="134.238227336" calcext:value-type="float">
            <text:p>134.238227336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341.8690828512" calcext:value-type="float">
            <text:p>75341.8690828512</text:p>
          </table:table-cell>
          <table:table-cell office:value-type="float" office:value="0.208161541000663" calcext:value-type="float">
            <text:p>0.20816154100066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386.49583275" calcext:value-type="float">
            <text:p>126386.49583275</text:p>
          </table:table-cell>
          <table:table-cell office:value-type="float" office:value="0.206449586999952" calcext:value-type="float">
            <text:p>0.206449586999952</text:p>
          </table:table-cell>
        </table:table-row>
        <table:table-row table:style-name="ro1">
          <table:table-cell office:value-type="float" office:value="134.439725957" calcext:value-type="float">
            <text:p>134.439725957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5161.424790753" calcext:value-type="float">
            <text:p>125161.424790753</text:p>
          </table:table-cell>
          <table:table-cell office:value-type="float" office:value="0.20805154899972" calcext:value-type="float">
            <text:p>0.2080515489997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161.424790753" calcext:value-type="float">
            <text:p>125161.424790753</text:p>
          </table:table-cell>
          <table:table-cell office:value-type="float" office:value="0.204834437999125" calcext:value-type="float">
            <text:p>0.204834437999125</text:p>
          </table:table-cell>
        </table:table-row>
        <table:table-row table:style-name="ro1">
          <table:table-cell office:value-type="float" office:value="134.642198599" calcext:value-type="float">
            <text:p>134.6421985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2098.747185759" calcext:value-type="float">
            <text:p>122098.747185759</text:p>
          </table:table-cell>
          <table:table-cell office:value-type="float" office:value="0.20918593100032" calcext:value-type="float">
            <text:p>0.209185931000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1054.1204358597" calcext:value-type="float">
            <text:p>71054.1204358597</text:p>
          </table:table-cell>
          <table:table-cell office:value-type="float" office:value="0.210068018000129" calcext:value-type="float">
            <text:p>0.210068018000129</text:p>
          </table:table-cell>
        </table:table-row>
        <table:table-row table:style-name="ro1">
          <table:table-cell office:value-type="float" office:value="134.84561364" calcext:value-type="float">
            <text:p>134.84561364</text:p>
          </table:table-cell>
          <table:table-cell office:value-type="float" office:value="75000" calcext:value-type="float">
            <text:p>75000</text:p>
          </table:table-cell>
          <table:table-cell office:value-type="float" office:value="75341.8690828512" calcext:value-type="float">
            <text:p>75341.8690828512</text:p>
          </table:table-cell>
          <table:table-cell office:value-type="float" office:value="0.20524413000021" calcext:value-type="float">
            <text:p>0.2052441300002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41.8690828512" calcext:value-type="float">
            <text:p>75341.8690828512</text:p>
          </table:table-cell>
          <table:table-cell office:value-type="float" office:value="0.209199347000322" calcext:value-type="float">
            <text:p>0.209199347000322</text:p>
          </table:table-cell>
        </table:table-row>
        <table:table-row table:style-name="ro1">
          <table:table-cell office:value-type="float" office:value="135.048014401" calcext:value-type="float">
            <text:p>135.048014401</text:p>
          </table:table-cell>
          <table:table-cell office:value-type="float" office:value="75000" calcext:value-type="float">
            <text:p>75000</text:p>
          </table:table-cell>
          <table:table-cell office:value-type="float" office:value="75341.8690828512" calcext:value-type="float">
            <text:p>75341.8690828512</text:p>
          </table:table-cell>
          <table:table-cell office:value-type="float" office:value="0.204800765999607" calcext:value-type="float">
            <text:p>0.20480076599960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41.8690828512" calcext:value-type="float">
            <text:p>75341.8690828512</text:p>
          </table:table-cell>
          <table:table-cell office:value-type="float" office:value="0.20464914600052" calcext:value-type="float">
            <text:p>0.20464914600052</text:p>
          </table:table-cell>
        </table:table-row>
        <table:table-row table:style-name="ro1">
          <table:table-cell office:value-type="float" office:value="135.299233194" calcext:value-type="float">
            <text:p>135.299233194</text:p>
          </table:table-cell>
          <table:table-cell office:value-type="float" office:value="125000" calcext:value-type="float">
            <text:p>125000</text:p>
          </table:table-cell>
          <table:table-cell office:value-type="float" office:value="60641.0165788802" calcext:value-type="float">
            <text:p>60641.0165788802</text:p>
          </table:table-cell>
          <table:table-cell office:value-type="float" office:value="0.357963961999303" calcext:value-type="float">
            <text:p>0.3579639619993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1685.643328779" calcext:value-type="float">
            <text:p>111685.643328779</text:p>
          </table:table-cell>
          <table:table-cell office:value-type="float" office:value="0.207992233999903" calcext:value-type="float">
            <text:p>0.207992233999903</text:p>
          </table:table-cell>
        </table:table-row>
        <table:table-row table:style-name="ro1">
          <table:table-cell office:value-type="float" office:value="135.502453872999" calcext:value-type="float">
            <text:p>135.502453872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5017.382627993" calcext:value-type="float">
            <text:p>125017.382627993</text:p>
          </table:table-cell>
          <table:table-cell office:value-type="float" office:value="0.285703724000086" calcext:value-type="float">
            <text:p>0.28570372400008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017.382627993" calcext:value-type="float">
            <text:p>125017.382627993</text:p>
          </table:table-cell>
          <table:table-cell office:value-type="float" office:value="0.204622876999565" calcext:value-type="float">
            <text:p>0.204622876999565</text:p>
          </table:table-cell>
        </table:table-row>
        <table:table-row table:style-name="ro1">
          <table:table-cell office:value-type="float" office:value="135.704418009999" calcext:value-type="float">
            <text:p>135.70441800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4038.270870396" calcext:value-type="float">
            <text:p>124038.270870396</text:p>
          </table:table-cell>
          <table:table-cell office:value-type="float" office:value="0.278079024999897" calcext:value-type="float">
            <text:p>0.27807902499989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951.6683702332" calcext:value-type="float">
            <text:p>72951.6683702332</text:p>
          </table:table-cell>
          <table:table-cell office:value-type="float" office:value="0.205017011000564" calcext:value-type="float">
            <text:p>0.205017011000564</text:p>
          </table:table-cell>
        </table:table-row>
        <table:table-row table:style-name="ro1">
          <table:table-cell office:value-type="float" office:value="135.90670359" calcext:value-type="float">
            <text:p>135.90670359</text:p>
          </table:table-cell>
          <table:table-cell office:value-type="float" office:value="75000" calcext:value-type="float">
            <text:p>75000</text:p>
          </table:table-cell>
          <table:table-cell office:value-type="float" office:value="71725.5899102293" calcext:value-type="float">
            <text:p>71725.5899102293</text:p>
          </table:table-cell>
          <table:table-cell office:value-type="float" office:value="0.204561372999706" calcext:value-type="float">
            <text:p>0.20456137299970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1725.5899102293" calcext:value-type="float">
            <text:p>71725.5899102293</text:p>
          </table:table-cell>
          <table:table-cell office:value-type="float" office:value="0.204565896000531" calcext:value-type="float">
            <text:p>0.204565896000531</text:p>
          </table:table-cell>
        </table:table-row>
        <table:table-row table:style-name="ro1">
          <table:table-cell office:value-type="float" office:value="136.109429305" calcext:value-type="float">
            <text:p>136.109429305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629.9037502449" calcext:value-type="float">
            <text:p>76629.9037502449</text:p>
          </table:table-cell>
          <table:table-cell office:value-type="float" office:value="0.204185880000296" calcext:value-type="float">
            <text:p>0.20418588000029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716.506250408" calcext:value-type="float">
            <text:p>127716.506250408</text:p>
          </table:table-cell>
          <table:table-cell office:value-type="float" office:value="0.204899889999979" calcext:value-type="float">
            <text:p>0.204899889999979</text:p>
          </table:table-cell>
        </table:table-row>
        <table:table-row table:style-name="ro1">
          <table:table-cell office:value-type="float" office:value="136.310557834" calcext:value-type="float">
            <text:p>136.310557834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403.825290241" calcext:value-type="float">
            <text:p>75403.825290241</text:p>
          </table:table-cell>
          <table:table-cell office:value-type="float" office:value="0.26235879000069" calcext:value-type="float">
            <text:p>0.2623587900006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403.825290241" calcext:value-type="float">
            <text:p>75403.825290241</text:p>
          </table:table-cell>
          <table:table-cell office:value-type="float" office:value="0.204125150999971" calcext:value-type="float">
            <text:p>0.204125150999971</text:p>
          </table:table-cell>
        </table:table-row>
        <table:table-row table:style-name="ro1">
          <table:table-cell office:value-type="float" office:value="136.512122087" calcext:value-type="float">
            <text:p>136.512122087</text:p>
          </table:table-cell>
          <table:table-cell office:value-type="float" office:value="75000" calcext:value-type="float">
            <text:p>75000</text:p>
          </table:table-cell>
          <table:table-cell office:value-type="float" office:value="125165.944440181" calcext:value-type="float">
            <text:p>125165.944440181</text:p>
          </table:table-cell>
          <table:table-cell office:value-type="float" office:value="0.206859249000445" calcext:value-type="float">
            <text:p>0.20685924900044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2715.713880178" calcext:value-type="float">
            <text:p>122715.713880178</text:p>
          </table:table-cell>
          <table:table-cell office:value-type="float" office:value="0.204454635000729" calcext:value-type="float">
            <text:p>0.204454635000729</text:p>
          </table:table-cell>
        </table:table-row>
        <table:table-row table:style-name="ro1">
          <table:table-cell office:value-type="float" office:value="136.714740201" calcext:value-type="float">
            <text:p>136.714740201</text:p>
          </table:table-cell>
          <table:table-cell office:value-type="float" office:value="75000" calcext:value-type="float">
            <text:p>75000</text:p>
          </table:table-cell>
          <table:table-cell office:value-type="float" office:value="123940.829160179" calcext:value-type="float">
            <text:p>123940.829160179</text:p>
          </table:table-cell>
          <table:table-cell office:value-type="float" office:value="0.207262552999964" calcext:value-type="float">
            <text:p>0.2072625529999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44.5897201091" calcext:value-type="float">
            <text:p>75344.5897201091</text:p>
          </table:table-cell>
          <table:table-cell office:value-type="float" office:value="0.206390415999522" calcext:value-type="float">
            <text:p>0.206390415999522</text:p>
          </table:table-cell>
        </table:table-row>
        <table:table-row table:style-name="ro1">
          <table:table-cell office:value-type="float" office:value="136.916713778" calcext:value-type="float">
            <text:p>136.916713778</text:p>
          </table:table-cell>
          <table:table-cell office:value-type="float" office:value="75000" calcext:value-type="float">
            <text:p>75000</text:p>
          </table:table-cell>
          <table:table-cell office:value-type="float" office:value="75344.5897201091" calcext:value-type="float">
            <text:p>75344.5897201091</text:p>
          </table:table-cell>
          <table:table-cell office:value-type="float" office:value="0.204249271000663" calcext:value-type="float">
            <text:p>0.20424927100066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44.5897201091" calcext:value-type="float">
            <text:p>75344.5897201091</text:p>
          </table:table-cell>
          <table:table-cell office:value-type="float" office:value="0.205194762999781" calcext:value-type="float">
            <text:p>0.205194762999781</text:p>
          </table:table-cell>
        </table:table-row>
        <table:table-row table:style-name="ro1">
          <table:table-cell office:value-type="float" office:value="137.119480705" calcext:value-type="float">
            <text:p>137.119480705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119.4744401073" calcext:value-type="float">
            <text:p>74119.4744401073</text:p>
          </table:table-cell>
          <table:table-cell office:value-type="float" office:value="0.205168781999419" calcext:value-type="float">
            <text:p>0.20516878199941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165.944440181" calcext:value-type="float">
            <text:p>125165.944440181</text:p>
          </table:table-cell>
          <table:table-cell office:value-type="float" office:value="0.206285625000419" calcext:value-type="float">
            <text:p>0.206285625000419</text:p>
          </table:table-cell>
        </table:table-row>
        <table:table-row table:style-name="ro1">
          <table:table-cell office:value-type="float" office:value="137.322078558999" calcext:value-type="float">
            <text:p>137.322078558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957.14736011" calcext:value-type="float">
            <text:p>75957.14736011</text:p>
          </table:table-cell>
          <table:table-cell office:value-type="float" office:value="0.262384231999931" calcext:value-type="float">
            <text:p>0.26238423199993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957.14736011" calcext:value-type="float">
            <text:p>75957.14736011</text:p>
          </table:table-cell>
          <table:table-cell office:value-type="float" office:value="0.204624867000348" calcext:value-type="float">
            <text:p>0.204624867000348</text:p>
          </table:table-cell>
        </table:table-row>
        <table:table-row table:style-name="ro1">
          <table:table-cell office:value-type="float" office:value="137.524087528" calcext:value-type="float">
            <text:p>137.524087528</text:p>
          </table:table-cell>
          <table:table-cell office:value-type="float" office:value="75000" calcext:value-type="float">
            <text:p>75000</text:p>
          </table:table-cell>
          <table:table-cell office:value-type="float" office:value="123940.829160179" calcext:value-type="float">
            <text:p>123940.829160179</text:p>
          </table:table-cell>
          <table:table-cell office:value-type="float" office:value="0.208614907999618" calcext:value-type="float">
            <text:p>0.2086149079996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9040.368040172" calcext:value-type="float">
            <text:p>119040.368040172</text:p>
          </table:table-cell>
          <table:table-cell office:value-type="float" office:value="0.269620048999968" calcext:value-type="float">
            <text:p>0.269620048999968</text:p>
          </table:table-cell>
        </table:table-row>
        <table:table-row table:style-name="ro1">
          <table:table-cell office:value-type="float" office:value="137.726837863999" calcext:value-type="float">
            <text:p>137.726837863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2715.713880178" calcext:value-type="float">
            <text:p>122715.713880178</text:p>
          </table:table-cell>
          <table:table-cell office:value-type="float" office:value="0.207683397999972" calcext:value-type="float">
            <text:p>0.20768339799997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69.7050001108" calcext:value-type="float">
            <text:p>76569.7050001108</text:p>
          </table:table-cell>
          <table:table-cell office:value-type="float" office:value="0.204582616000152" calcext:value-type="float">
            <text:p>0.204582616000152</text:p>
          </table:table-cell>
        </table:table-row>
        <table:table-row table:style-name="ro1">
          <table:table-cell office:value-type="float" office:value="137.928452128" calcext:value-type="float">
            <text:p>137.928452128</text:p>
          </table:table-cell>
          <table:table-cell office:value-type="float" office:value="75000" calcext:value-type="float">
            <text:p>75000</text:p>
          </table:table-cell>
          <table:table-cell office:value-type="float" office:value="76569.7050001108" calcext:value-type="float">
            <text:p>76569.7050001108</text:p>
          </table:table-cell>
          <table:table-cell office:value-type="float" office:value="0.206847399000253" calcext:value-type="float">
            <text:p>0.2068473990002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69.7050001108" calcext:value-type="float">
            <text:p>76569.7050001108</text:p>
          </table:table-cell>
          <table:table-cell office:value-type="float" office:value="0.205487346999689" calcext:value-type="float">
            <text:p>0.205487346999689</text:p>
          </table:table-cell>
        </table:table-row>
        <table:table-row table:style-name="ro1">
          <table:table-cell office:value-type="float" office:value="138.130738569999" calcext:value-type="float">
            <text:p>138.130738569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119.4744401073" calcext:value-type="float">
            <text:p>74119.4744401073</text:p>
          </table:table-cell>
          <table:table-cell office:value-type="float" office:value="0.204639685999609" calcext:value-type="float">
            <text:p>0.20463968599960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165.944440181" calcext:value-type="float">
            <text:p>125165.944440181</text:p>
          </table:table-cell>
          <table:table-cell office:value-type="float" office:value="0.207004973999574" calcext:value-type="float">
            <text:p>0.207004973999574</text:p>
          </table:table-cell>
        </table:table-row>
        <table:table-row table:style-name="ro1">
          <table:table-cell office:value-type="float" office:value="138.332120202" calcext:value-type="float">
            <text:p>138.332120202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365.5191201106" calcext:value-type="float">
            <text:p>76365.5191201106</text:p>
          </table:table-cell>
          <table:table-cell office:value-type="float" office:value="0.259956676999536" calcext:value-type="float">
            <text:p>0.25995667699953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365.5191201106" calcext:value-type="float">
            <text:p>76365.5191201106</text:p>
          </table:table-cell>
          <table:table-cell office:value-type="float" office:value="0.203915058999883" calcext:value-type="float">
            <text:p>0.203915058999883</text:p>
          </table:table-cell>
        </table:table-row>
        <table:table-row table:style-name="ro1">
          <table:table-cell office:value-type="float" office:value="138.534226942" calcext:value-type="float">
            <text:p>138.534226942</text:p>
          </table:table-cell>
          <table:table-cell office:value-type="float" office:value="75000" calcext:value-type="float">
            <text:p>75000</text:p>
          </table:table-cell>
          <table:table-cell office:value-type="float" office:value="123940.829160179" calcext:value-type="float">
            <text:p>123940.829160179</text:p>
          </table:table-cell>
          <table:table-cell office:value-type="float" office:value="0.206568677000178" calcext:value-type="float">
            <text:p>0.2065686770001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6590.137480169" calcext:value-type="float">
            <text:p>116590.137480169</text:p>
          </table:table-cell>
          <table:table-cell office:value-type="float" office:value="0.204481486000077" calcext:value-type="float">
            <text:p>0.204481486000077</text:p>
          </table:table-cell>
        </table:table-row>
        <table:table-row table:style-name="ro1">
          <table:table-cell office:value-type="float" office:value="138.737006249999" calcext:value-type="float">
            <text:p>138.73700624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0265.483320174" calcext:value-type="float">
            <text:p>120265.483320174</text:p>
          </table:table-cell>
          <table:table-cell office:value-type="float" office:value="0.206639578000249" calcext:value-type="float">
            <text:p>0.20663957800024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69.7050001108" calcext:value-type="float">
            <text:p>76569.7050001108</text:p>
          </table:table-cell>
          <table:table-cell office:value-type="float" office:value="0.206260795000162" calcext:value-type="float">
            <text:p>0.206260795000162</text:p>
          </table:table-cell>
        </table:table-row>
        <table:table-row table:style-name="ro1">
          <table:table-cell office:value-type="float" office:value="138.93910241" calcext:value-type="float">
            <text:p>138.93910241</text:p>
          </table:table-cell>
          <table:table-cell office:value-type="float" office:value="75000" calcext:value-type="float">
            <text:p>75000</text:p>
          </table:table-cell>
          <table:table-cell office:value-type="float" office:value="76569.7050001108" calcext:value-type="float">
            <text:p>76569.7050001108</text:p>
          </table:table-cell>
          <table:table-cell office:value-type="float" office:value="0.204769748000217" calcext:value-type="float">
            <text:p>0.2047697480002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69.7050001108" calcext:value-type="float">
            <text:p>76569.7050001108</text:p>
          </table:table-cell>
          <table:table-cell office:value-type="float" office:value="0.207130515999779" calcext:value-type="float">
            <text:p>0.207130515999779</text:p>
          </table:table-cell>
        </table:table-row>
        <table:table-row table:style-name="ro1">
          <table:table-cell office:value-type="float" office:value="139.141058868" calcext:value-type="float">
            <text:p>139.141058868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569.7050001108" calcext:value-type="float">
            <text:p>76569.7050001108</text:p>
          </table:table-cell>
          <table:table-cell office:value-type="float" office:value="0.205172602999482" calcext:value-type="float">
            <text:p>0.20517260299948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616.175000185" calcext:value-type="float">
            <text:p>127616.175000185</text:p>
          </table:table-cell>
          <table:table-cell office:value-type="float" office:value="0.220848051000758" calcext:value-type="float">
            <text:p>0.220848051000758</text:p>
          </table:table-cell>
        </table:table-row>
        <table:table-row table:style-name="ro1">
          <table:table-cell office:value-type="float" office:value="139.342870705999" calcext:value-type="float">
            <text:p>139.342870705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2485.9874001049" calcext:value-type="float">
            <text:p>72485.9874001049</text:p>
          </table:table-cell>
          <table:table-cell office:value-type="float" office:value="0.265610556999491" calcext:value-type="float">
            <text:p>0.26561055699949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485.9874001049" calcext:value-type="float">
            <text:p>72485.9874001049</text:p>
          </table:table-cell>
          <table:table-cell office:value-type="float" office:value="0.20971010500034" calcext:value-type="float">
            <text:p>0.20971010500034</text:p>
          </table:table-cell>
        </table:table-row>
        <table:table-row table:style-name="ro1">
          <table:table-cell office:value-type="float" office:value="139.545084138" calcext:value-type="float">
            <text:p>139.545084138</text:p>
          </table:table-cell>
          <table:table-cell office:value-type="float" office:value="75000" calcext:value-type="float">
            <text:p>75000</text:p>
          </table:table-cell>
          <table:table-cell office:value-type="float" office:value="126430.29874941" calcext:value-type="float">
            <text:p>126430.29874941</text:p>
          </table:table-cell>
          <table:table-cell office:value-type="float" office:value="0.204360794999957" calcext:value-type="float">
            <text:p>0.20436079499995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7851.829367382" calcext:value-type="float">
            <text:p>117851.829367382</text:p>
          </table:table-cell>
          <table:table-cell office:value-type="float" office:value="0.205295515000216" calcext:value-type="float">
            <text:p>0.205295515000216</text:p>
          </table:table-cell>
        </table:table-row>
        <table:table-row table:style-name="ro1">
          <table:table-cell office:value-type="float" office:value="139.747897005999" calcext:value-type="float">
            <text:p>139.747897005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19077.324993386" calcext:value-type="float">
            <text:p>119077.324993386</text:p>
          </table:table-cell>
          <table:table-cell office:value-type="float" office:value="0.208821930999875" calcext:value-type="float">
            <text:p>0.20882193099987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93.4766252485" calcext:value-type="float">
            <text:p>76593.4766252485</text:p>
          </table:table-cell>
          <table:table-cell office:value-type="float" office:value="0.204667669000628" calcext:value-type="float">
            <text:p>0.204667669000628</text:p>
          </table:table-cell>
        </table:table-row>
        <table:table-row table:style-name="ro1">
          <table:table-cell office:value-type="float" office:value="139.950129747999" calcext:value-type="float">
            <text:p>139.950129747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6593.4766252485" calcext:value-type="float">
            <text:p>76593.4766252485</text:p>
          </table:table-cell>
          <table:table-cell office:value-type="float" office:value="0.204113401999166" calcext:value-type="float">
            <text:p>0.20411340199916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93.4766252485" calcext:value-type="float">
            <text:p>76593.4766252485</text:p>
          </table:table-cell>
          <table:table-cell office:value-type="float" office:value="0.204909420000149" calcext:value-type="float">
            <text:p>0.204909420000149</text:p>
          </table:table-cell>
        </table:table-row>
        <table:table-row table:style-name="ro1">
          <table:table-cell office:value-type="float" office:value="140.152840266" calcext:value-type="float">
            <text:p>140.152840266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593.4766252485" calcext:value-type="float">
            <text:p>76593.4766252485</text:p>
          </table:table-cell>
          <table:table-cell office:value-type="float" office:value="0.204616267999882" calcext:value-type="float">
            <text:p>0.20461626799988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655.794375414" calcext:value-type="float">
            <text:p>127655.794375414</text:p>
          </table:table-cell>
          <table:table-cell office:value-type="float" office:value="0.206837343000188" calcext:value-type="float">
            <text:p>0.206837343000188</text:p>
          </table:table-cell>
        </table:table-row>
        <table:table-row table:style-name="ro1">
          <table:table-cell office:value-type="float" office:value="140.355555982999" calcext:value-type="float">
            <text:p>140.355555982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7563.0927596831" calcext:value-type="float">
            <text:p>77563.0927596831</text:p>
          </table:table-cell>
          <table:table-cell office:value-type="float" office:value="0.264334394000798" calcext:value-type="float">
            <text:p>0.2643343940007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7563.0927596831" calcext:value-type="float">
            <text:p>77563.0927596831</text:p>
          </table:table-cell>
          <table:table-cell office:value-type="float" office:value="0.209861147000083" calcext:value-type="float">
            <text:p>0.209861147000083</text:p>
          </table:table-cell>
        </table:table-row>
        <table:table-row table:style-name="ro1">
          <table:table-cell office:value-type="float" office:value="140.556898547" calcext:value-type="float">
            <text:p>140.556898547</text:p>
          </table:table-cell>
          <table:table-cell office:value-type="float" office:value="75000" calcext:value-type="float">
            <text:p>75000</text:p>
          </table:table-cell>
          <table:table-cell office:value-type="float" office:value="123896.835013494" calcext:value-type="float">
            <text:p>123896.835013494</text:p>
          </table:table-cell>
          <table:table-cell office:value-type="float" office:value="0.206903572000556" calcext:value-type="float">
            <text:p>0.20690357200055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2874.711305539" calcext:value-type="float">
            <text:p>112874.711305539</text:p>
          </table:table-cell>
          <table:table-cell office:value-type="float" office:value="0.205747911000799" calcext:value-type="float">
            <text:p>0.205747911000799</text:p>
          </table:table-cell>
        </table:table-row>
        <table:table-row table:style-name="ro1">
          <table:table-cell office:value-type="float" office:value="140.76018923" calcext:value-type="float">
            <text:p>140.76018923</text:p>
          </table:table-cell>
          <table:table-cell office:value-type="float" office:value="75000" calcext:value-type="float">
            <text:p>75000</text:p>
          </table:table-cell>
          <table:table-cell office:value-type="float" office:value="116548.752541524" calcext:value-type="float">
            <text:p>116548.752541524</text:p>
          </table:table-cell>
          <table:table-cell office:value-type="float" office:value="0.206707379999898" calcext:value-type="float">
            <text:p>0.2067073799998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42.5257496872" calcext:value-type="float">
            <text:p>76542.5257496872</text:p>
          </table:table-cell>
          <table:table-cell office:value-type="float" office:value="0.204786469999817" calcext:value-type="float">
            <text:p>0.204786469999817</text:p>
          </table:table-cell>
        </table:table-row>
        <table:table-row table:style-name="ro1">
          <table:table-cell office:value-type="float" office:value="140.961909418" calcext:value-type="float">
            <text:p>140.961909418</text:p>
          </table:table-cell>
          <table:table-cell office:value-type="float" office:value="75000" calcext:value-type="float">
            <text:p>75000</text:p>
          </table:table-cell>
          <table:table-cell office:value-type="float" office:value="76542.5257496872" calcext:value-type="float">
            <text:p>76542.5257496872</text:p>
          </table:table-cell>
          <table:table-cell office:value-type="float" office:value="0.205145183000241" calcext:value-type="float">
            <text:p>0.20514518300024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42.5257496872" calcext:value-type="float">
            <text:p>76542.5257496872</text:p>
          </table:table-cell>
          <table:table-cell office:value-type="float" office:value="0.238091056000485" calcext:value-type="float">
            <text:p>0.238091056000485</text:p>
          </table:table-cell>
        </table:table-row>
        <table:table-row table:style-name="ro1">
          <table:table-cell office:value-type="float" office:value="141.164260551999" calcext:value-type="float">
            <text:p>141.164260551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542.5257496872" calcext:value-type="float">
            <text:p>76542.5257496872</text:p>
          </table:table-cell>
          <table:table-cell office:value-type="float" office:value="0.204109882999546" calcext:value-type="float">
            <text:p>0.20410988299954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570.876249479" calcext:value-type="float">
            <text:p>127570.876249479</text:p>
          </table:table-cell>
          <table:table-cell office:value-type="float" office:value="0.209268059999886" calcext:value-type="float">
            <text:p>0.209268059999886</text:p>
          </table:table-cell>
        </table:table-row>
        <table:table-row table:style-name="ro1">
          <table:table-cell office:value-type="float" office:value="141.36595107" calcext:value-type="float">
            <text:p>141.36595107</text:p>
          </table:table-cell>
          <table:table-cell office:value-type="float" office:value="125000" calcext:value-type="float">
            <text:p>125000</text:p>
          </table:table-cell>
          <table:table-cell office:value-type="float" office:value="78583.6597696789" calcext:value-type="float">
            <text:p>78583.6597696789</text:p>
          </table:table-cell>
          <table:table-cell office:value-type="float" office:value="0.265310965000026" calcext:value-type="float">
            <text:p>0.26531096500002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8583.6597696789" calcext:value-type="float">
            <text:p>78583.6597696789</text:p>
          </table:table-cell>
          <table:table-cell office:value-type="float" office:value="0.205553808000332" calcext:value-type="float">
            <text:p>0.205553808000332</text:p>
          </table:table-cell>
        </table:table-row>
        <table:table-row table:style-name="ro1">
          <table:table-cell office:value-type="float" office:value="141.568632717999" calcext:value-type="float">
            <text:p>141.568632717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3894.698980725" calcext:value-type="float">
            <text:p>123894.698980725</text:p>
          </table:table-cell>
          <table:table-cell office:value-type="float" office:value="0.206971173000056" calcext:value-type="float">
            <text:p>0.20697117300005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2872.765298749" calcext:value-type="float">
            <text:p>112872.765298749</text:p>
          </table:table-cell>
          <table:table-cell office:value-type="float" office:value="0.207017265000104" calcext:value-type="float">
            <text:p>0.207017265000104</text:p>
          </table:table-cell>
        </table:table-row>
        <table:table-row table:style-name="ro1">
          <table:table-cell office:value-type="float" office:value="141.771071382999" calcext:value-type="float">
            <text:p>141.771071382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16546.743192741" calcext:value-type="float">
            <text:p>116546.743192741</text:p>
          </table:table-cell>
          <table:table-cell office:value-type="float" office:value="0.206680829999641" calcext:value-type="float">
            <text:p>0.20668082999964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41.2061248298" calcext:value-type="float">
            <text:p>76541.2061248298</text:p>
          </table:table-cell>
          <table:table-cell office:value-type="float" office:value="0.203287842999998" calcext:value-type="float">
            <text:p>0.203287842999998</text:p>
          </table:table-cell>
        </table:table-row>
        <table:table-row table:style-name="ro1">
          <table:table-cell office:value-type="float" office:value="141.973717801" calcext:value-type="float">
            <text:p>141.973717801</text:p>
          </table:table-cell>
          <table:table-cell office:value-type="float" office:value="75000" calcext:value-type="float">
            <text:p>75000</text:p>
          </table:table-cell>
          <table:table-cell office:value-type="float" office:value="76541.2061248298" calcext:value-type="float">
            <text:p>76541.2061248298</text:p>
          </table:table-cell>
          <table:table-cell office:value-type="float" office:value="0.204928042000574" calcext:value-type="float">
            <text:p>0.20492804200057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41.2061248298" calcext:value-type="float">
            <text:p>76541.2061248298</text:p>
          </table:table-cell>
          <table:table-cell office:value-type="float" office:value="0.204042121999919" calcext:value-type="float">
            <text:p>0.204042121999919</text:p>
          </table:table-cell>
        </table:table-row>
        <table:table-row table:style-name="ro1">
          <table:table-cell office:value-type="float" office:value="142.176765583" calcext:value-type="float">
            <text:p>142.176765583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541.2061248298" calcext:value-type="float">
            <text:p>76541.2061248298</text:p>
          </table:table-cell>
          <table:table-cell office:value-type="float" office:value="0.204613889000029" calcext:value-type="float">
            <text:p>0.20461388900002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568.676874716" calcext:value-type="float">
            <text:p>127568.676874716</text:p>
          </table:table-cell>
          <table:table-cell office:value-type="float" office:value="0.203907629999776" calcext:value-type="float">
            <text:p>0.203907629999776</text:p>
          </table:table-cell>
        </table:table-row>
        <table:table-row table:style-name="ro1">
          <table:table-cell office:value-type="float" office:value="142.379753634999" calcext:value-type="float">
            <text:p>142.379753634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81235.7334338194" calcext:value-type="float">
            <text:p>81235.7334338194</text:p>
          </table:table-cell>
          <table:table-cell office:value-type="float" office:value="0.266254185999969" calcext:value-type="float">
            <text:p>0.266254185999969</text:p>
          </table:table-cell>
          <table:table-cell office:value-type="float" office:value="100000" calcext:value-type="float">
            <text:p>100000</text:p>
          </table:table-cell>
          <table:table-cell office:value-type="float" office:value="81235.7334338194" calcext:value-type="float">
            <text:p>81235.7334338194</text:p>
          </table:table-cell>
          <table:table-cell office:value-type="float" office:value="0.208716223999545" calcext:value-type="float">
            <text:p>0.208716223999545</text:p>
          </table:table-cell>
        </table:table-row>
        <table:table-row table:style-name="ro1">
          <table:table-cell office:value-type="float" office:value="142.581632654999" calcext:value-type="float">
            <text:p>142.581632654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2670.039682727" calcext:value-type="float">
            <text:p>122670.039682727</text:p>
          </table:table-cell>
          <table:table-cell office:value-type="float" office:value="0.207035864999853" calcext:value-type="float">
            <text:p>0.2070358649998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0423.446702755" calcext:value-type="float">
            <text:p>110423.446702755</text:p>
          </table:table-cell>
          <table:table-cell office:value-type="float" office:value="0.208530431999861" calcext:value-type="float">
            <text:p>0.208530431999861</text:p>
          </table:table-cell>
        </table:table-row>
        <table:table-row table:style-name="ro1">
          <table:table-cell office:value-type="float" office:value="142.784196443" calcext:value-type="float">
            <text:p>142.784196443</text:p>
          </table:table-cell>
          <table:table-cell office:value-type="float" office:value="75000" calcext:value-type="float">
            <text:p>75000</text:p>
          </table:table-cell>
          <table:table-cell office:value-type="float" office:value="115322.083894744" calcext:value-type="float">
            <text:p>115322.083894744</text:p>
          </table:table-cell>
          <table:table-cell office:value-type="float" office:value="0.209577630999775" calcext:value-type="float">
            <text:p>0.20957763099977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41.2061248298" calcext:value-type="float">
            <text:p>76541.2061248298</text:p>
          </table:table-cell>
          <table:table-cell office:value-type="float" office:value="0.205223105000186" calcext:value-type="float">
            <text:p>0.205223105000186</text:p>
          </table:table-cell>
        </table:table-row>
        <table:table-row table:style-name="ro1">
          <table:table-cell office:value-type="float" office:value="142.987399017" calcext:value-type="float">
            <text:p>142.987399017</text:p>
          </table:table-cell>
          <table:table-cell office:value-type="float" office:value="75000" calcext:value-type="float">
            <text:p>75000</text:p>
          </table:table-cell>
          <table:table-cell office:value-type="float" office:value="76541.2061248298" calcext:value-type="float">
            <text:p>76541.2061248298</text:p>
          </table:table-cell>
          <table:table-cell office:value-type="float" office:value="0.204815371000223" calcext:value-type="float">
            <text:p>0.20481537100022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41.2061248298" calcext:value-type="float">
            <text:p>76541.2061248298</text:p>
          </table:table-cell>
          <table:table-cell office:value-type="float" office:value="0.204541907999555" calcext:value-type="float">
            <text:p>0.204541907999555</text:p>
          </table:table-cell>
        </table:table-row>
        <table:table-row table:style-name="ro1">
          <table:table-cell office:value-type="float" office:value="143.189655732" calcext:value-type="float">
            <text:p>143.189655732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541.2061248298" calcext:value-type="float">
            <text:p>76541.2061248298</text:p>
          </table:table-cell>
          <table:table-cell office:value-type="float" office:value="0.20524532699983" calcext:value-type="float">
            <text:p>0.2052453269998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568.676874716" calcext:value-type="float">
            <text:p>127568.676874716</text:p>
          </table:table-cell>
          <table:table-cell office:value-type="float" office:value="0.203972911000164" calcext:value-type="float">
            <text:p>0.203972911000164</text:p>
          </table:table-cell>
        </table:table-row>
        <table:table-row table:style-name="ro1">
          <table:table-cell office:value-type="float" office:value="143.392596244" calcext:value-type="float">
            <text:p>143.392596244</text:p>
          </table:table-cell>
          <table:table-cell office:value-type="float" office:value="125000" calcext:value-type="float">
            <text:p>125000</text:p>
          </table:table-cell>
          <table:table-cell office:value-type="float" office:value="82256.2828488171" calcext:value-type="float">
            <text:p>82256.2828488171</text:p>
          </table:table-cell>
          <table:table-cell office:value-type="float" office:value="0.268790453999827" calcext:value-type="float">
            <text:p>0.268790453999827</text:p>
          </table:table-cell>
          <table:table-cell office:value-type="float" office:value="100000" calcext:value-type="float">
            <text:p>100000</text:p>
          </table:table-cell>
          <table:table-cell office:value-type="float" office:value="82256.2828488171" calcext:value-type="float">
            <text:p>82256.2828488171</text:p>
          </table:table-cell>
          <table:table-cell office:value-type="float" office:value="0.205023373000586" calcext:value-type="float">
            <text:p>0.205023373000586</text:p>
          </table:table-cell>
        </table:table-row>
        <table:table-row table:style-name="ro1">
          <table:table-cell office:value-type="float" office:value="143.595749837999" calcext:value-type="float">
            <text:p>143.595749837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3894.698980725" calcext:value-type="float">
            <text:p>123894.698980725</text:p>
          </table:table-cell>
          <table:table-cell office:value-type="float" office:value="0.208451829999831" calcext:value-type="float">
            <text:p>0.20845182999983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9198.787404757" calcext:value-type="float">
            <text:p>109198.787404757</text:p>
          </table:table-cell>
          <table:table-cell office:value-type="float" office:value="0.204647708999801" calcext:value-type="float">
            <text:p>0.204647708999801</text:p>
          </table:table-cell>
        </table:table-row>
        <table:table-row table:style-name="ro1">
          <table:table-cell office:value-type="float" office:value="143.797733439999" calcext:value-type="float">
            <text:p>143.79773343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12872.765298749" calcext:value-type="float">
            <text:p>112872.765298749</text:p>
          </table:table-cell>
          <table:table-cell office:value-type="float" office:value="0.208239327000229" calcext:value-type="float">
            <text:p>0.20823932700022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41.2061248298" calcext:value-type="float">
            <text:p>76541.2061248298</text:p>
          </table:table-cell>
          <table:table-cell office:value-type="float" office:value="0.205535508999674" calcext:value-type="float">
            <text:p>0.205535508999674</text:p>
          </table:table-cell>
        </table:table-row>
        <table:table-row table:style-name="ro1">
          <table:table-cell office:value-type="float" office:value="143.999100714999" calcext:value-type="float">
            <text:p>143.999100714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6541.2061248298" calcext:value-type="float">
            <text:p>76541.2061248298</text:p>
          </table:table-cell>
          <table:table-cell office:value-type="float" office:value="0.206298538000738" calcext:value-type="float">
            <text:p>0.2062985380007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41.2061248298" calcext:value-type="float">
            <text:p>76541.2061248298</text:p>
          </table:table-cell>
          <table:table-cell office:value-type="float" office:value="0.207703633999699" calcext:value-type="float">
            <text:p>0.207703633999699</text:p>
          </table:table-cell>
        </table:table-row>
        <table:table-row table:style-name="ro1">
          <table:table-cell office:value-type="float" office:value="144.20125647" calcext:value-type="float">
            <text:p>144.20125647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541.2061248298" calcext:value-type="float">
            <text:p>76541.2061248298</text:p>
          </table:table-cell>
          <table:table-cell office:value-type="float" office:value="0.205927963000249" calcext:value-type="float">
            <text:p>0.20592796300024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568.676874716" calcext:value-type="float">
            <text:p>127568.676874716</text:p>
          </table:table-cell>
          <table:table-cell office:value-type="float" office:value="0.205699610999545" calcext:value-type="float">
            <text:p>0.205699610999545</text:p>
          </table:table-cell>
        </table:table-row>
        <table:table-row table:style-name="ro1">
          <table:table-cell office:value-type="float" office:value="144.4030634" calcext:value-type="float">
            <text:p>144.4030634</text:p>
          </table:table-cell>
          <table:table-cell office:value-type="float" office:value="125000" calcext:value-type="float">
            <text:p>125000</text:p>
          </table:table-cell>
          <table:table-cell office:value-type="float" office:value="82460.3927318167" calcext:value-type="float">
            <text:p>82460.3927318167</text:p>
          </table:table-cell>
          <table:table-cell office:value-type="float" office:value="0.267403610000656" calcext:value-type="float">
            <text:p>0.267403610000656</text:p>
          </table:table-cell>
          <table:table-cell office:value-type="float" office:value="100000" calcext:value-type="float">
            <text:p>100000</text:p>
          </table:table-cell>
          <table:table-cell office:value-type="float" office:value="82460.3927318167" calcext:value-type="float">
            <text:p>82460.3927318167</text:p>
          </table:table-cell>
          <table:table-cell office:value-type="float" office:value="0.204671549000523" calcext:value-type="float">
            <text:p>0.204671549000523</text:p>
          </table:table-cell>
        </table:table-row>
        <table:table-row table:style-name="ro1">
          <table:table-cell office:value-type="float" office:value="144.605119244" calcext:value-type="float">
            <text:p>144.605119244</text:p>
          </table:table-cell>
          <table:table-cell office:value-type="float" office:value="75000" calcext:value-type="float">
            <text:p>75000</text:p>
          </table:table-cell>
          <table:table-cell office:value-type="float" office:value="122972.947289018" calcext:value-type="float">
            <text:p>122972.947289018</text:p>
          </table:table-cell>
          <table:table-cell office:value-type="float" office:value="0.20775690299979" calcext:value-type="float">
            <text:p>0.2077569029997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0696.113949016" calcext:value-type="float">
            <text:p>110696.113949016</text:p>
          </table:table-cell>
          <table:table-cell office:value-type="float" office:value="0.206605671000034" calcext:value-type="float">
            <text:p>0.206605671000034</text:p>
          </table:table-cell>
        </table:table-row>
        <table:table-row table:style-name="ro1">
          <table:table-cell office:value-type="float" office:value="144.80938418" calcext:value-type="float">
            <text:p>144.80938418</text:p>
          </table:table-cell>
          <table:table-cell office:value-type="float" office:value="75000" calcext:value-type="float">
            <text:p>75000</text:p>
          </table:table-cell>
          <table:table-cell office:value-type="float" office:value="115606.847285017" calcext:value-type="float">
            <text:p>115606.847285017</text:p>
          </table:table-cell>
          <table:table-cell office:value-type="float" office:value="0.207738713000253" calcext:value-type="float">
            <text:p>0.2077387130002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730.208375011" calcext:value-type="float">
            <text:p>76730.208375011</text:p>
          </table:table-cell>
          <table:table-cell office:value-type="float" office:value="0.206274488000417" calcext:value-type="float">
            <text:p>0.206274488000417</text:p>
          </table:table-cell>
        </table:table-row>
        <table:table-row table:style-name="ro1">
          <table:table-cell office:value-type="float" office:value="145.012905598999" calcext:value-type="float">
            <text:p>145.012905598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6730.208375011" calcext:value-type="float">
            <text:p>76730.208375011</text:p>
          </table:table-cell>
          <table:table-cell office:value-type="float" office:value="0.204931863000638" calcext:value-type="float">
            <text:p>0.2049318630006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730.208375011" calcext:value-type="float">
            <text:p>76730.208375011</text:p>
          </table:table-cell>
          <table:table-cell office:value-type="float" office:value="0.241960630999529" calcext:value-type="float">
            <text:p>0.241960630999529</text:p>
          </table:table-cell>
        </table:table-row>
        <table:table-row table:style-name="ro1">
          <table:table-cell office:value-type="float" office:value="145.215424587999" calcext:value-type="float">
            <text:p>145.215424587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730.208375011" calcext:value-type="float">
            <text:p>76730.208375011</text:p>
          </table:table-cell>
          <table:table-cell office:value-type="float" office:value="0.204762043000301" calcext:value-type="float">
            <text:p>0.20476204300030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883.680625018" calcext:value-type="float">
            <text:p>127883.680625018</text:p>
          </table:table-cell>
          <table:table-cell office:value-type="float" office:value="0.204403427000216" calcext:value-type="float">
            <text:p>0.204403427000216</text:p>
          </table:table-cell>
        </table:table-row>
        <table:table-row table:style-name="ro1">
          <table:table-cell office:value-type="float" office:value="145.416821545" calcext:value-type="float">
            <text:p>145.416821545</text:p>
          </table:table-cell>
          <table:table-cell office:value-type="float" office:value="125000" calcext:value-type="float">
            <text:p>125000</text:p>
          </table:table-cell>
          <table:table-cell office:value-type="float" office:value="84914.7639350122" calcext:value-type="float">
            <text:p>84914.7639350122</text:p>
          </table:table-cell>
          <table:table-cell office:value-type="float" office:value="0.272710146999998" calcext:value-type="float">
            <text:p>0.2727101469999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84914.7639350122" calcext:value-type="float">
            <text:p>84914.7639350122</text:p>
          </table:table-cell>
          <table:table-cell office:value-type="float" office:value="0.204908423000234" calcext:value-type="float">
            <text:p>0.204908423000234</text:p>
          </table:table-cell>
        </table:table-row>
        <table:table-row table:style-name="ro1">
          <table:table-cell office:value-type="float" office:value="145.618590466" calcext:value-type="float">
            <text:p>145.618590466</text:p>
          </table:table-cell>
          <table:table-cell office:value-type="float" office:value="75000" calcext:value-type="float">
            <text:p>75000</text:p>
          </table:table-cell>
          <table:table-cell office:value-type="float" office:value="124290.560101183" calcext:value-type="float">
            <text:p>124290.560101183</text:p>
          </table:table-cell>
          <table:table-cell office:value-type="float" office:value="0.20661943199957" calcext:value-type="float">
            <text:p>0.2066194319995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5861.976231156" calcext:value-type="float">
            <text:p>105861.976231156</text:p>
          </table:table-cell>
          <table:table-cell office:value-type="float" office:value="0.208117019000383" calcext:value-type="float">
            <text:p>0.208117019000383</text:p>
          </table:table-cell>
        </table:table-row>
        <table:table-row table:style-name="ro1">
          <table:table-cell office:value-type="float" office:value="145.820452618" calcext:value-type="float">
            <text:p>145.820452618</text:p>
          </table:table-cell>
          <table:table-cell office:value-type="float" office:value="75000" calcext:value-type="float">
            <text:p>75000</text:p>
          </table:table-cell>
          <table:table-cell office:value-type="float" office:value="109547.693005161" calcext:value-type="float">
            <text:p>109547.693005161</text:p>
          </table:table-cell>
          <table:table-cell office:value-type="float" office:value="0.210454072000175" calcext:value-type="float">
            <text:p>0.21045407200017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785.7661251128" calcext:value-type="float">
            <text:p>76785.7661251128</text:p>
          </table:table-cell>
          <table:table-cell office:value-type="float" office:value="0.206299487999786" calcext:value-type="float">
            <text:p>0.206299487999786</text:p>
          </table:table-cell>
        </table:table-row>
        <table:table-row table:style-name="ro1">
          <table:table-cell office:value-type="float" office:value="146.024770985" calcext:value-type="float">
            <text:p>146.024770985</text:p>
          </table:table-cell>
          <table:table-cell office:value-type="float" office:value="75000" calcext:value-type="float">
            <text:p>75000</text:p>
          </table:table-cell>
          <table:table-cell office:value-type="float" office:value="76785.7661251128" calcext:value-type="float">
            <text:p>76785.7661251128</text:p>
          </table:table-cell>
          <table:table-cell office:value-type="float" office:value="0.206781894000414" calcext:value-type="float">
            <text:p>0.2067818940004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785.7661251128" calcext:value-type="float">
            <text:p>76785.7661251128</text:p>
          </table:table-cell>
          <table:table-cell office:value-type="float" office:value="0.210073191000447" calcext:value-type="float">
            <text:p>0.210073191000447</text:p>
          </table:table-cell>
        </table:table-row>
        <table:table-row table:style-name="ro1">
          <table:table-cell office:value-type="float" office:value="146.227417446" calcext:value-type="float">
            <text:p>146.227417446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785.7661251128" calcext:value-type="float">
            <text:p>76785.7661251128</text:p>
          </table:table-cell>
          <table:table-cell office:value-type="float" office:value="0.204515489999721" calcext:value-type="float">
            <text:p>0.20451548999972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976.276875188" calcext:value-type="float">
            <text:p>127976.276875188</text:p>
          </table:table-cell>
          <table:table-cell office:value-type="float" office:value="0.208366462000413" calcext:value-type="float">
            <text:p>0.208366462000413</text:p>
          </table:table-cell>
        </table:table-row>
        <table:table-row table:style-name="ro1">
          <table:table-cell office:value-type="float" office:value="146.429751203999" calcext:value-type="float">
            <text:p>146.429751203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86408.1028281235" calcext:value-type="float">
            <text:p>86408.1028281235</text:p>
          </table:table-cell>
          <table:table-cell office:value-type="float" office:value="0.274353195000003" calcext:value-type="float">
            <text:p>0.2743531950000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86408.1028281235" calcext:value-type="float">
            <text:p>86408.1028281235</text:p>
          </table:table-cell>
          <table:table-cell office:value-type="float" office:value="0.204608629000177" calcext:value-type="float">
            <text:p>0.204608629000177</text:p>
          </table:table-cell>
        </table:table-row>
        <table:table-row table:style-name="ro1">
          <table:table-cell office:value-type="float" office:value="146.630805028" calcext:value-type="float">
            <text:p>146.630805028</text:p>
          </table:table-cell>
          <table:table-cell office:value-type="float" office:value="75000" calcext:value-type="float">
            <text:p>75000</text:p>
          </table:table-cell>
          <table:table-cell office:value-type="float" office:value="122913.809489833" calcext:value-type="float">
            <text:p>122913.809489833</text:p>
          </table:table-cell>
          <table:table-cell office:value-type="float" office:value="0.206477250999342" calcext:value-type="float">
            <text:p>0.20647725099934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2053.229509861" calcext:value-type="float">
            <text:p>102053.229509861</text:p>
          </table:table-cell>
          <table:table-cell office:value-type="float" office:value="0.204136194000057" calcext:value-type="float">
            <text:p>0.204136194000057</text:p>
          </table:table-cell>
        </table:table-row>
        <table:table-row table:style-name="ro1">
          <table:table-cell office:value-type="float" office:value="146.833748071999" calcext:value-type="float">
            <text:p>146.833748071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06961.601269854" calcext:value-type="float">
            <text:p>106961.601269854</text:p>
          </table:table-cell>
          <table:table-cell office:value-type="float" office:value="0.207339560000037" calcext:value-type="float">
            <text:p>0.20733956000003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693.3087498956" calcext:value-type="float">
            <text:p>76693.3087498956</text:p>
          </table:table-cell>
          <table:table-cell office:value-type="float" office:value="0.205817822999961" calcext:value-type="float">
            <text:p>0.205817822999961</text:p>
          </table:table-cell>
        </table:table-row>
        <table:table-row table:style-name="ro1">
          <table:table-cell office:value-type="float" office:value="147.035498493" calcext:value-type="float">
            <text:p>147.035498493</text:p>
          </table:table-cell>
          <table:table-cell office:value-type="float" office:value="75000" calcext:value-type="float">
            <text:p>75000</text:p>
          </table:table-cell>
          <table:table-cell office:value-type="float" office:value="76693.3087498956" calcext:value-type="float">
            <text:p>76693.3087498956</text:p>
          </table:table-cell>
          <table:table-cell office:value-type="float" office:value="0.208588423000037" calcext:value-type="float">
            <text:p>0.20858842300003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693.3087498956" calcext:value-type="float">
            <text:p>76693.3087498956</text:p>
          </table:table-cell>
          <table:table-cell office:value-type="float" office:value="0.204101354000159" calcext:value-type="float">
            <text:p>0.204101354000159</text:p>
          </table:table-cell>
        </table:table-row>
        <table:table-row table:style-name="ro1">
          <table:table-cell office:value-type="float" office:value="147.307231821" calcext:value-type="float">
            <text:p>147.307231821</text:p>
          </table:table-cell>
          <table:table-cell office:value-type="float" office:value="125000" calcext:value-type="float">
            <text:p>125000</text:p>
          </table:table-cell>
          <table:table-cell office:value-type="float" office:value="39880.5205499457" calcext:value-type="float">
            <text:p>39880.5205499457</text:p>
          </table:table-cell>
          <table:table-cell office:value-type="float" office:value="0.354152154999611" calcext:value-type="float">
            <text:p>0.3541521549996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1009.3930498761" calcext:value-type="float">
            <text:p>91009.3930498761</text:p>
          </table:table-cell>
          <table:table-cell office:value-type="float" office:value="0.20445104800001" calcext:value-type="float">
            <text:p>0.20445104800001</text:p>
          </table:table-cell>
        </table:table-row>
        <table:table-row table:style-name="ro1">
          <table:table-cell office:value-type="float" office:value="147.514048995999" calcext:value-type="float">
            <text:p>147.514048995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11869.973029848" calcext:value-type="float">
            <text:p>111869.973029848</text:p>
          </table:table-cell>
          <table:table-cell office:value-type="float" office:value="0.206677813000169" calcext:value-type="float">
            <text:p>0.20667781300016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1869.973029848" calcext:value-type="float">
            <text:p>111869.973029848</text:p>
          </table:table-cell>
          <table:table-cell office:value-type="float" office:value="0.204405607999433" calcext:value-type="float">
            <text:p>0.204405607999433</text:p>
          </table:table-cell>
        </table:table-row>
        <table:table-row table:style-name="ro1">
          <table:table-cell office:value-type="float" office:value="147.715113171" calcext:value-type="float">
            <text:p>147.715113171</text:p>
          </table:table-cell>
          <table:table-cell office:value-type="float" office:value="75000" calcext:value-type="float">
            <text:p>75000</text:p>
          </table:table-cell>
          <table:table-cell office:value-type="float" office:value="127822.181249826" calcext:value-type="float">
            <text:p>127822.181249826</text:p>
          </table:table-cell>
          <table:table-cell office:value-type="float" office:value="0.204709603000083" calcext:value-type="float">
            <text:p>0.20470960300008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239.1228698989" calcext:value-type="float">
            <text:p>74239.1228698989</text:p>
          </table:table-cell>
          <table:table-cell office:value-type="float" office:value="0.205086336000022" calcext:value-type="float">
            <text:p>0.205086336000022</text:p>
          </table:table-cell>
        </table:table-row>
        <table:table-row table:style-name="ro1">
          <table:table-cell office:value-type="float" office:value="147.917999814999" calcext:value-type="float">
            <text:p>147.917999814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0557.8440499039" calcext:value-type="float">
            <text:p>70557.8440499039</text:p>
          </table:table-cell>
          <table:table-cell office:value-type="float" office:value="0.206414631000371" calcext:value-type="float">
            <text:p>0.20641463100037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012.0299299006" calcext:value-type="float">
            <text:p>73012.0299299006</text:p>
          </table:table-cell>
          <table:table-cell office:value-type="float" office:value="0.204866552999192" calcext:value-type="float">
            <text:p>0.204866552999192</text:p>
          </table:table-cell>
        </table:table-row>
        <table:table-row table:style-name="ro1">
          <table:table-cell office:value-type="float" office:value="148.12090639" calcext:value-type="float">
            <text:p>148.1209063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466.2158098972" calcext:value-type="float">
            <text:p>75466.2158098972</text:p>
          </table:table-cell>
          <table:table-cell office:value-type="float" office:value="0.204267879000327" calcext:value-type="float">
            <text:p>0.20426787900032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595.088309828" calcext:value-type="float">
            <text:p>126595.088309828</text:p>
          </table:table-cell>
          <table:table-cell office:value-type="float" office:value="0.204773401999773" calcext:value-type="float">
            <text:p>0.204773401999773</text:p>
          </table:table-cell>
        </table:table-row>
        <table:table-row table:style-name="ro1">
          <table:table-cell office:value-type="float" office:value="148.333360915" calcext:value-type="float">
            <text:p>148.333360915</text:p>
          </table:table-cell>
          <table:table-cell office:value-type="float" office:value="125000" calcext:value-type="float">
            <text:p>125000</text:p>
          </table:table-cell>
          <table:table-cell office:value-type="float" office:value="77920.4016898939" calcext:value-type="float">
            <text:p>77920.4016898939</text:p>
          </table:table-cell>
          <table:table-cell office:value-type="float" office:value="0.259708202000184" calcext:value-type="float">
            <text:p>0.25970820200018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7920.4016898939" calcext:value-type="float">
            <text:p>77920.4016898939</text:p>
          </table:table-cell>
          <table:table-cell office:value-type="float" office:value="0.204464129000371" calcext:value-type="float">
            <text:p>0.204464129000371</text:p>
          </table:table-cell>
        </table:table-row>
        <table:table-row table:style-name="ro1">
          <table:table-cell office:value-type="float" office:value="148.535519192" calcext:value-type="float">
            <text:p>148.535519192</text:p>
          </table:table-cell>
          <table:table-cell office:value-type="float" office:value="75000" calcext:value-type="float">
            <text:p>75000</text:p>
          </table:table-cell>
          <table:table-cell office:value-type="float" office:value="127667.424375204" calcext:value-type="float">
            <text:p>127667.424375204</text:p>
          </table:table-cell>
          <table:table-cell office:value-type="float" office:value="0.204733344000488" calcext:value-type="float">
            <text:p>0.2047333440004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7862.566183188" calcext:value-type="float">
            <text:p>117862.566183188</text:p>
          </table:table-cell>
          <table:table-cell office:value-type="float" office:value="0.209298732999741" calcext:value-type="float">
            <text:p>0.209298732999741</text:p>
          </table:table-cell>
        </table:table-row>
        <table:table-row table:style-name="ro1">
          <table:table-cell office:value-type="float" office:value="148.737326044999" calcext:value-type="float">
            <text:p>148.737326044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15411.351635184" calcext:value-type="float">
            <text:p>115411.351635184</text:p>
          </table:table-cell>
          <table:table-cell office:value-type="float" office:value="0.225732705000155" calcext:value-type="float">
            <text:p>0.22573270500015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49.2400771185" calcext:value-type="float">
            <text:p>74149.2400771185</text:p>
          </table:table-cell>
          <table:table-cell office:value-type="float" office:value="0.204704091000167" calcext:value-type="float">
            <text:p>0.204704091000167</text:p>
          </table:table-cell>
        </table:table-row>
        <table:table-row table:style-name="ro1">
          <table:table-cell office:value-type="float" office:value="148.939670303999" calcext:value-type="float">
            <text:p>148.939670303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2923.6328031166" calcext:value-type="float">
            <text:p>72923.6328031166</text:p>
          </table:table-cell>
          <table:table-cell office:value-type="float" office:value="0.206286330000694" calcext:value-type="float">
            <text:p>0.20628633000069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1698.0255291146" calcext:value-type="float">
            <text:p>71698.0255291146</text:p>
          </table:table-cell>
          <table:table-cell office:value-type="float" office:value="0.204394538000088" calcext:value-type="float">
            <text:p>0.204394538000088</text:p>
          </table:table-cell>
        </table:table-row>
        <table:table-row table:style-name="ro1">
          <table:table-cell office:value-type="float" office:value="149.14270711" calcext:value-type="float">
            <text:p>149.14270711</text:p>
          </table:table-cell>
          <table:table-cell office:value-type="float" office:value="125000" calcext:value-type="float">
            <text:p>125000</text:p>
          </table:table-cell>
          <table:table-cell office:value-type="float" office:value="49637.0945970793" calcext:value-type="float">
            <text:p>49637.0945970793</text:p>
          </table:table-cell>
          <table:table-cell office:value-type="float" office:value="0.207484663000287" calcext:value-type="float">
            <text:p>0.20748466300028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929.671621163" calcext:value-type="float">
            <text:p>101929.671621163</text:p>
          </table:table-cell>
          <table:table-cell office:value-type="float" office:value="0.20423371600009" calcext:value-type="float">
            <text:p>0.20423371600009</text:p>
          </table:table-cell>
        </table:table-row>
        <table:table-row table:style-name="ro1">
          <table:table-cell office:value-type="float" office:value="149.344399053" calcext:value-type="float">
            <text:p>149.344399053</text:p>
          </table:table-cell>
          <table:table-cell office:value-type="float" office:value="125000" calcext:value-type="float">
            <text:p>125000</text:p>
          </table:table-cell>
          <table:table-cell office:value-type="float" office:value="104176.618290167" calcext:value-type="float">
            <text:p>104176.618290167</text:p>
          </table:table-cell>
          <table:table-cell office:value-type="float" office:value="0.264836217000266" calcext:value-type="float">
            <text:p>0.26483621700026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4176.618290167" calcext:value-type="float">
            <text:p>104176.618290167</text:p>
          </table:table-cell>
          <table:table-cell office:value-type="float" office:value="0.205189817999781" calcext:value-type="float">
            <text:p>0.205189817999781</text:p>
          </table:table-cell>
        </table:table-row>
        <table:table-row table:style-name="ro1">
          <table:table-cell office:value-type="float" office:value="149.546623321" calcext:value-type="float">
            <text:p>149.546623321</text:p>
          </table:table-cell>
          <table:table-cell office:value-type="float" office:value="75000" calcext:value-type="float">
            <text:p>75000</text:p>
          </table:table-cell>
          <table:table-cell office:value-type="float" office:value="121539.388005194" calcext:value-type="float">
            <text:p>121539.388005194</text:p>
          </table:table-cell>
          <table:table-cell office:value-type="float" office:value="0.213753068999722" calcext:value-type="float">
            <text:p>0.2137530689997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0508.922539177" calcext:value-type="float">
            <text:p>110508.922539177</text:p>
          </table:table-cell>
          <table:table-cell office:value-type="float" office:value="0.209576677000769" calcext:value-type="float">
            <text:p>0.209576677000769</text:p>
          </table:table-cell>
        </table:table-row>
        <table:table-row table:style-name="ro1">
          <table:table-cell office:value-type="float" office:value="149.749252973999" calcext:value-type="float">
            <text:p>149.749252973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16636.958909186" calcext:value-type="float">
            <text:p>116636.958909186</text:p>
          </table:table-cell>
          <table:table-cell office:value-type="float" office:value="0.208840258000237" calcext:value-type="float">
            <text:p>0.20884025800023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600.4546251224" calcext:value-type="float">
            <text:p>76600.4546251224</text:p>
          </table:table-cell>
          <table:table-cell office:value-type="float" office:value="0.20455837999998" calcext:value-type="float">
            <text:p>0.20455837999998</text:p>
          </table:table-cell>
        </table:table-row>
        <table:table-row table:style-name="ro1">
          <table:table-cell office:value-type="float" office:value="149.951597953" calcext:value-type="float">
            <text:p>149.951597953</text:p>
          </table:table-cell>
          <table:table-cell office:value-type="float" office:value="75000" calcext:value-type="float">
            <text:p>75000</text:p>
          </table:table-cell>
          <table:table-cell office:value-type="float" office:value="76600.4546251224" calcext:value-type="float">
            <text:p>76600.4546251224</text:p>
          </table:table-cell>
          <table:table-cell office:value-type="float" office:value="0.205402172000504" calcext:value-type="float">
            <text:p>0.20540217200050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600.4546251224" calcext:value-type="float">
            <text:p>76600.4546251224</text:p>
          </table:table-cell>
          <table:table-cell office:value-type="float" office:value="0.204855384000439" calcext:value-type="float">
            <text:p>0.204855384000439</text:p>
          </table:table-cell>
        </table:table-row>
        <table:table-row table:style-name="ro1">
          <table:table-cell office:value-type="float" office:value="150.15361814" calcext:value-type="float">
            <text:p>150.15361814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600.4546251224" calcext:value-type="float">
            <text:p>76600.4546251224</text:p>
          </table:table-cell>
          <table:table-cell office:value-type="float" office:value="0.206060728999546" calcext:value-type="float">
            <text:p>0.20606072899954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667.424375204" calcext:value-type="float">
            <text:p>127667.424375204</text:p>
          </table:table-cell>
          <table:table-cell office:value-type="float" office:value="0.204324727999847" calcext:value-type="float">
            <text:p>0.204324727999847</text:p>
          </table:table-cell>
        </table:table-row>
        <table:table-row table:style-name="ro1">
          <table:table-cell office:value-type="float" office:value="150.356161092" calcext:value-type="float">
            <text:p>150.356161092</text:p>
          </table:table-cell>
          <table:table-cell office:value-type="float" office:value="125000" calcext:value-type="float">
            <text:p>125000</text:p>
          </table:table-cell>
          <table:table-cell office:value-type="float" office:value="80277.2764471283" calcext:value-type="float">
            <text:p>80277.2764471283</text:p>
          </table:table-cell>
          <table:table-cell office:value-type="float" office:value="0.2739080930005" calcext:value-type="float">
            <text:p>0.2739080930005</text:p>
          </table:table-cell>
          <table:table-cell office:value-type="float" office:value="100000" calcext:value-type="float">
            <text:p>100000</text:p>
          </table:table-cell>
          <table:table-cell office:value-type="float" office:value="80277.2764471283" calcext:value-type="float">
            <text:p>80277.2764471283</text:p>
          </table:table-cell>
          <table:table-cell office:value-type="float" office:value="0.20422589699956" calcext:value-type="float">
            <text:p>0.20422589699956</text:p>
          </table:table-cell>
        </table:table-row>
        <table:table-row table:style-name="ro1">
          <table:table-cell office:value-type="float" office:value="150.557541591999" calcext:value-type="float">
            <text:p>150.557541591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3990.602553198" calcext:value-type="float">
            <text:p>123990.602553198</text:p>
          </table:table-cell>
          <table:table-cell office:value-type="float" office:value="0.206275480999466" calcext:value-type="float">
            <text:p>0.20627548099946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9283.315265175" calcext:value-type="float">
            <text:p>109283.315265175</text:p>
          </table:table-cell>
          <table:table-cell office:value-type="float" office:value="0.204983575000369" calcext:value-type="float">
            <text:p>0.204983575000369</text:p>
          </table:table-cell>
        </table:table-row>
        <table:table-row table:style-name="ro1">
          <table:table-cell office:value-type="float" office:value="150.759979123" calcext:value-type="float">
            <text:p>150.759979123</text:p>
          </table:table-cell>
          <table:table-cell office:value-type="float" office:value="75000" calcext:value-type="float">
            <text:p>75000</text:p>
          </table:table-cell>
          <table:table-cell office:value-type="float" office:value="112960.137087181" calcext:value-type="float">
            <text:p>112960.137087181</text:p>
          </table:table-cell>
          <table:table-cell office:value-type="float" office:value="0.207275392000156" calcext:value-type="float">
            <text:p>0.20727539200015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600.4546251224" calcext:value-type="float">
            <text:p>76600.4546251224</text:p>
          </table:table-cell>
          <table:table-cell office:value-type="float" office:value="0.205261468000572" calcext:value-type="float">
            <text:p>0.205261468000572</text:p>
          </table:table-cell>
        </table:table-row>
        <table:table-row table:style-name="ro1">
          <table:table-cell office:value-type="float" office:value="150.961829997999" calcext:value-type="float">
            <text:p>150.961829997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6600.4546251224" calcext:value-type="float">
            <text:p>76600.4546251224</text:p>
          </table:table-cell>
          <table:table-cell office:value-type="float" office:value="0.204438503000347" calcext:value-type="float">
            <text:p>0.20443850300034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600.4546251224" calcext:value-type="float">
            <text:p>76600.4546251224</text:p>
          </table:table-cell>
          <table:table-cell office:value-type="float" office:value="0.204972425000051" calcext:value-type="float">
            <text:p>0.204972425000051</text:p>
          </table:table-cell>
        </table:table-row>
        <table:table-row table:style-name="ro1">
          <table:table-cell office:value-type="float" office:value="151.163264768999" calcext:value-type="float">
            <text:p>151.163264768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600.4546251224" calcext:value-type="float">
            <text:p>76600.4546251224</text:p>
          </table:table-cell>
          <table:table-cell office:value-type="float" office:value="0.203932708000139" calcext:value-type="float">
            <text:p>0.20393270800013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667.424375204" calcext:value-type="float">
            <text:p>127667.424375204</text:p>
          </table:table-cell>
          <table:table-cell office:value-type="float" office:value="0.204818163000709" calcext:value-type="float">
            <text:p>0.204818163000709</text:p>
          </table:table-cell>
        </table:table-row>
        <table:table-row table:style-name="ro1">
          <table:table-cell office:value-type="float" office:value="151.365017993" calcext:value-type="float">
            <text:p>151.365017993</text:p>
          </table:table-cell>
          <table:table-cell office:value-type="float" office:value="125000" calcext:value-type="float">
            <text:p>125000</text:p>
          </table:table-cell>
          <table:table-cell office:value-type="float" office:value="80890.0800841293" calcext:value-type="float">
            <text:p>80890.0800841293</text:p>
          </table:table-cell>
          <table:table-cell office:value-type="float" office:value="0.268080713000018" calcext:value-type="float">
            <text:p>0.2680807130000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80890.0800841293" calcext:value-type="float">
            <text:p>80890.0800841293</text:p>
          </table:table-cell>
          <table:table-cell office:value-type="float" office:value="0.20701033899968" calcext:value-type="float">
            <text:p>0.20701033899968</text:p>
          </table:table-cell>
        </table:table-row>
        <table:table-row table:style-name="ro1">
          <table:table-cell office:value-type="float" office:value="151.567381364" calcext:value-type="float">
            <text:p>151.567381364</text:p>
          </table:table-cell>
          <table:table-cell office:value-type="float" office:value="75000" calcext:value-type="float">
            <text:p>75000</text:p>
          </table:table-cell>
          <table:table-cell office:value-type="float" office:value="123787.153756084" calcext:value-type="float">
            <text:p>123787.153756084</text:p>
          </table:table-cell>
          <table:table-cell office:value-type="float" office:value="0.2069987699997" calcext:value-type="float">
            <text:p>0.206998769999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7880.402532073" calcext:value-type="float">
            <text:p>107880.402532073</text:p>
          </table:table-cell>
          <table:table-cell office:value-type="float" office:value="0.204683541999657" calcext:value-type="float">
            <text:p>0.204683541999657</text:p>
          </table:table-cell>
        </table:table-row>
        <table:table-row table:style-name="ro1">
          <table:table-cell office:value-type="float" office:value="151.771276981" calcext:value-type="float">
            <text:p>151.771276981</text:p>
          </table:table-cell>
          <table:table-cell office:value-type="float" office:value="75000" calcext:value-type="float">
            <text:p>75000</text:p>
          </table:table-cell>
          <table:table-cell office:value-type="float" office:value="111551.191276076" calcext:value-type="float">
            <text:p>111551.191276076</text:p>
          </table:table-cell>
          <table:table-cell office:value-type="float" office:value="0.207048741000108" calcext:value-type="float">
            <text:p>0.2070487410001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474.7655000519" calcext:value-type="float">
            <text:p>76474.7655000519</text:p>
          </table:table-cell>
          <table:table-cell office:value-type="float" office:value="0.204938374999983" calcext:value-type="float">
            <text:p>0.204938374999983</text:p>
          </table:table-cell>
        </table:table-row>
        <table:table-row table:style-name="ro1">
          <table:table-cell office:value-type="float" office:value="151.973291978" calcext:value-type="float">
            <text:p>151.973291978</text:p>
          </table:table-cell>
          <table:table-cell office:value-type="float" office:value="75000" calcext:value-type="float">
            <text:p>75000</text:p>
          </table:table-cell>
          <table:table-cell office:value-type="float" office:value="76474.7655000519" calcext:value-type="float">
            <text:p>76474.7655000519</text:p>
          </table:table-cell>
          <table:table-cell office:value-type="float" office:value="0.205911498000205" calcext:value-type="float">
            <text:p>0.20591149800020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474.7655000519" calcext:value-type="float">
            <text:p>76474.7655000519</text:p>
          </table:table-cell>
          <table:table-cell office:value-type="float" office:value="0.204600111000218" calcext:value-type="float">
            <text:p>0.204600111000218</text:p>
          </table:table-cell>
        </table:table-row>
        <table:table-row table:style-name="ro1">
          <table:table-cell office:value-type="float" office:value="152.174982533" calcext:value-type="float">
            <text:p>152.174982533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474.7655000519" calcext:value-type="float">
            <text:p>76474.7655000519</text:p>
          </table:table-cell>
          <table:table-cell office:value-type="float" office:value="0.204189080000106" calcext:value-type="float">
            <text:p>0.20418908000010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457.942500087" calcext:value-type="float">
            <text:p>127457.942500087</text:p>
          </table:table-cell>
          <table:table-cell office:value-type="float" office:value="0.205562531999931" calcext:value-type="float">
            <text:p>0.205562531999931</text:p>
          </table:table-cell>
        </table:table-row>
        <table:table-row table:style-name="ro1">
          <table:table-cell office:value-type="float" office:value="152.378942480999" calcext:value-type="float">
            <text:p>152.378942480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83612.4102800568" calcext:value-type="float">
            <text:p>83612.4102800568</text:p>
          </table:table-cell>
          <table:table-cell office:value-type="float" office:value="0.266036201999668" calcext:value-type="float">
            <text:p>0.2660362019996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83612.4102800568" calcext:value-type="float">
            <text:p>83612.4102800568</text:p>
          </table:table-cell>
          <table:table-cell office:value-type="float" office:value="0.203920042999926" calcext:value-type="float">
            <text:p>0.203920042999926</text:p>
          </table:table-cell>
        </table:table-row>
        <table:table-row table:style-name="ro1">
          <table:table-cell office:value-type="float" office:value="152.580817026999" calcext:value-type="float">
            <text:p>152.580817026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6234.346252086" calcext:value-type="float">
            <text:p>126234.346252086</text:p>
          </table:table-cell>
          <table:table-cell office:value-type="float" office:value="0.20694088000073" calcext:value-type="float">
            <text:p>0.2069408800007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9103.998780074" calcext:value-type="float">
            <text:p>109103.998780074</text:p>
          </table:table-cell>
          <table:table-cell office:value-type="float" office:value="0.205595362000167" calcext:value-type="float">
            <text:p>0.205595362000167</text:p>
          </table:table-cell>
        </table:table-row>
        <table:table-row table:style-name="ro1">
          <table:table-cell office:value-type="float" office:value="152.78323847" calcext:value-type="float">
            <text:p>152.78323847</text:p>
          </table:table-cell>
          <table:table-cell office:value-type="float" office:value="75000" calcext:value-type="float">
            <text:p>75000</text:p>
          </table:table-cell>
          <table:table-cell office:value-type="float" office:value="110327.595028075" calcext:value-type="float">
            <text:p>110327.595028075</text:p>
          </table:table-cell>
          <table:table-cell office:value-type="float" office:value="0.20876263900027" calcext:value-type="float">
            <text:p>0.2087626390002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474.7655000519" calcext:value-type="float">
            <text:p>76474.7655000519</text:p>
          </table:table-cell>
          <table:table-cell office:value-type="float" office:value="0.206730384999901" calcext:value-type="float">
            <text:p>0.206730384999901</text:p>
          </table:table-cell>
        </table:table-row>
        <table:table-row table:style-name="ro1">
          <table:table-cell office:value-type="float" office:value="152.985204277" calcext:value-type="float">
            <text:p>152.985204277</text:p>
          </table:table-cell>
          <table:table-cell office:value-type="float" office:value="75000" calcext:value-type="float">
            <text:p>75000</text:p>
          </table:table-cell>
          <table:table-cell office:value-type="float" office:value="76474.7655000519" calcext:value-type="float">
            <text:p>76474.7655000519</text:p>
          </table:table-cell>
          <table:table-cell office:value-type="float" office:value="0.204811028000222" calcext:value-type="float">
            <text:p>0.2048110280002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474.7655000519" calcext:value-type="float">
            <text:p>76474.7655000519</text:p>
          </table:table-cell>
          <table:table-cell office:value-type="float" office:value="0.203909713999565" calcext:value-type="float">
            <text:p>0.203909713999565</text:p>
          </table:table-cell>
        </table:table-row>
        <table:table-row table:style-name="ro1">
          <table:table-cell office:value-type="float" office:value="153.188184946" calcext:value-type="float">
            <text:p>153.188184946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474.7655000519" calcext:value-type="float">
            <text:p>76474.7655000519</text:p>
          </table:table-cell>
          <table:table-cell office:value-type="float" office:value="0.204989370000476" calcext:value-type="float">
            <text:p>0.20498937000047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457.942500087" calcext:value-type="float">
            <text:p>127457.942500087</text:p>
          </table:table-cell>
          <table:table-cell office:value-type="float" office:value="0.205539641999167" calcext:value-type="float">
            <text:p>0.205539641999167</text:p>
          </table:table-cell>
        </table:table-row>
        <table:table-row table:style-name="ro1">
          <table:table-cell office:value-type="float" office:value="153.390453876999" calcext:value-type="float">
            <text:p>153.390453876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84836.0065280576" calcext:value-type="float">
            <text:p>84836.0065280576</text:p>
          </table:table-cell>
          <table:table-cell office:value-type="float" office:value="0.268552630000158" calcext:value-type="float">
            <text:p>0.2685526300001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84836.0065280576" calcext:value-type="float">
            <text:p>84836.0065280576</text:p>
          </table:table-cell>
          <table:table-cell office:value-type="float" office:value="0.206604854000034" calcext:value-type="float">
            <text:p>0.206604854000034</text:p>
          </table:table-cell>
        </table:table-row>
        <table:table-row table:style-name="ro1">
          <table:table-cell office:value-type="float" office:value="153.592849559" calcext:value-type="float">
            <text:p>153.592849559</text:p>
          </table:table-cell>
          <table:table-cell office:value-type="float" office:value="75000" calcext:value-type="float">
            <text:p>75000</text:p>
          </table:table-cell>
          <table:table-cell office:value-type="float" office:value="123787.153756084" calcext:value-type="float">
            <text:p>123787.153756084</text:p>
          </table:table-cell>
          <table:table-cell office:value-type="float" office:value="0.206922899999881" calcext:value-type="float">
            <text:p>0.20692289999988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3197.2475560633" calcext:value-type="float">
            <text:p>93197.2475560633</text:p>
          </table:table-cell>
          <table:table-cell office:value-type="float" office:value="0.204469870999674" calcext:value-type="float">
            <text:p>0.204469870999674</text:p>
          </table:table-cell>
        </table:table-row>
        <table:table-row table:style-name="ro1">
          <table:table-cell office:value-type="float" office:value="153.794524493999" calcext:value-type="float">
            <text:p>153.794524493999</text:p>
          </table:table-cell>
          <table:table-cell office:value-type="float" office:value="75000" calcext:value-type="float">
            <text:p>75000</text:p>
          </table:table-cell>
          <table:table-cell office:value-type="float" office:value="85855.6700680583" calcext:value-type="float">
            <text:p>85855.6700680583</text:p>
          </table:table-cell>
          <table:table-cell office:value-type="float" office:value="0.245637008999438" calcext:value-type="float">
            <text:p>0.2456370089994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5462.3992680445" calcext:value-type="float">
            <text:p>65462.3992680445</text:p>
          </table:table-cell>
          <table:table-cell office:value-type="float" office:value="0.204110976000266" calcext:value-type="float">
            <text:p>0.204110976000266</text:p>
          </table:table-cell>
        </table:table-row>
        <table:table-row table:style-name="ro1">
          <table:table-cell office:value-type="float" office:value="153.995961015999" calcext:value-type="float">
            <text:p>153.995961015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251.1692520511" calcext:value-type="float">
            <text:p>75251.1692520511</text:p>
          </table:table-cell>
          <table:table-cell office:value-type="float" office:value="0.205115351000131" calcext:value-type="float">
            <text:p>0.20511535100013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251.1692520511" calcext:value-type="float">
            <text:p>75251.1692520511</text:p>
          </table:table-cell>
          <table:table-cell office:value-type="float" office:value="0.203890022999985" calcext:value-type="float">
            <text:p>0.203890022999985</text:p>
          </table:table-cell>
        </table:table-row>
        <table:table-row table:style-name="ro1">
          <table:table-cell office:value-type="float" office:value="154.205375643" calcext:value-type="float">
            <text:p>154.205375643</text:p>
          </table:table-cell>
          <table:table-cell office:value-type="float" office:value="125000" calcext:value-type="float">
            <text:p>125000</text:p>
          </table:table-cell>
          <table:table-cell office:value-type="float" office:value="32017.4351560217" calcext:value-type="float">
            <text:p>32017.4351560217</text:p>
          </table:table-cell>
          <table:table-cell office:value-type="float" office:value="0.280735569000171" calcext:value-type="float">
            <text:p>0.280735569000171</text:p>
          </table:table-cell>
          <table:table-cell office:value-type="float" office:value="100000" calcext:value-type="float">
            <text:p>100000</text:p>
          </table:table-cell>
          <table:table-cell office:value-type="float" office:value="83000.6121560564" calcext:value-type="float">
            <text:p>83000.6121560564</text:p>
          </table:table-cell>
          <table:table-cell office:value-type="float" office:value="0.204454080000687" calcext:value-type="float">
            <text:p>0.204454080000687</text:p>
          </table:table-cell>
        </table:table-row>
        <table:table-row table:style-name="ro1">
          <table:table-cell office:value-type="float" office:value="154.408210770999" calcext:value-type="float">
            <text:p>154.408210770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11959.056692076" calcext:value-type="float">
            <text:p>111959.056692076</text:p>
          </table:table-cell>
          <table:table-cell office:value-type="float" office:value="0.220691745999829" calcext:value-type="float">
            <text:p>0.22069174599982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1959.056692076" calcext:value-type="float">
            <text:p>111959.056692076</text:p>
          </table:table-cell>
          <table:table-cell office:value-type="float" office:value="0.20633048199943" calcext:value-type="float">
            <text:p>0.20633048199943</text:p>
          </table:table-cell>
        </table:table-row>
        <table:table-row table:style-name="ro1">
          <table:table-cell office:value-type="float" office:value="154.609888557" calcext:value-type="float">
            <text:p>154.609888557</text:p>
          </table:table-cell>
          <table:table-cell office:value-type="float" office:value="75000" calcext:value-type="float">
            <text:p>75000</text:p>
          </table:table-cell>
          <table:table-cell office:value-type="float" office:value="123942.771560064" calcext:value-type="float">
            <text:p>123942.771560064</text:p>
          </table:table-cell>
          <table:table-cell office:value-type="float" office:value="0.207248614000491" calcext:value-type="float">
            <text:p>0.20724861400049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895.5015600377" calcext:value-type="float">
            <text:p>72895.5015600377</text:p>
          </table:table-cell>
          <table:table-cell office:value-type="float" office:value="0.206449872999656" calcext:value-type="float">
            <text:p>0.206449872999656</text:p>
          </table:table-cell>
        </table:table-row>
        <table:table-row table:style-name="ro1">
          <table:table-cell office:value-type="float" office:value="154.811956246" calcext:value-type="float">
            <text:p>154.811956246</text:p>
          </table:table-cell>
          <table:table-cell office:value-type="float" office:value="75000" calcext:value-type="float">
            <text:p>75000</text:p>
          </table:table-cell>
          <table:table-cell office:value-type="float" office:value="74120.6360400383" calcext:value-type="float">
            <text:p>74120.6360400383</text:p>
          </table:table-cell>
          <table:table-cell office:value-type="float" office:value="0.205718727999738" calcext:value-type="float">
            <text:p>0.2057187279997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20.6360400383" calcext:value-type="float">
            <text:p>74120.6360400383</text:p>
          </table:table-cell>
          <table:table-cell office:value-type="float" office:value="0.205223498999658" calcext:value-type="float">
            <text:p>0.205223498999658</text:p>
          </table:table-cell>
        </table:table-row>
        <table:table-row table:style-name="ro1">
          <table:table-cell office:value-type="float" office:value="155.014138267" calcext:value-type="float">
            <text:p>155.014138267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120.6360400383" calcext:value-type="float">
            <text:p>74120.6360400383</text:p>
          </table:table-cell>
          <table:table-cell office:value-type="float" office:value="0.204321012999571" calcext:value-type="float">
            <text:p>0.20432101299957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3722.7877200485" calcext:value-type="float">
            <text:p>93722.7877200485</text:p>
          </table:table-cell>
          <table:table-cell office:value-type="float" office:value="0.205765566000082" calcext:value-type="float">
            <text:p>0.205765566000082</text:p>
          </table:table-cell>
        </table:table-row>
        <table:table-row table:style-name="ro1">
          <table:table-cell office:value-type="float" office:value="155.216474569999" calcext:value-type="float">
            <text:p>155.216474569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570.9050000396" calcext:value-type="float">
            <text:p>76570.9050000396</text:p>
          </table:table-cell>
          <table:table-cell office:value-type="float" office:value="0.207563838000169" calcext:value-type="float">
            <text:p>0.20756383800016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8016.023320056" calcext:value-type="float">
            <text:p>108016.023320056</text:p>
          </table:table-cell>
          <table:table-cell office:value-type="float" office:value="0.205020366999634" calcext:value-type="float">
            <text:p>0.205020366999634</text:p>
          </table:table-cell>
        </table:table-row>
        <table:table-row table:style-name="ro1">
          <table:table-cell office:value-type="float" office:value="155.418302998" calcext:value-type="float">
            <text:p>155.418302998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943.563158061" calcext:value-type="float">
            <text:p>123943.563158061</text:p>
          </table:table-cell>
          <table:table-cell office:value-type="float" office:value="0.209008152999559" calcext:value-type="float">
            <text:p>0.20900815299955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943.563158061" calcext:value-type="float">
            <text:p>123943.563158061</text:p>
          </table:table-cell>
          <table:table-cell office:value-type="float" office:value="0.205948577000527" calcext:value-type="float">
            <text:p>0.205948577000527</text:p>
          </table:table-cell>
        </table:table-row>
        <table:table-row table:style-name="ro1">
          <table:table-cell office:value-type="float" office:value="155.619106315" calcext:value-type="float">
            <text:p>155.619106315</text:p>
          </table:table-cell>
          <table:table-cell office:value-type="float" office:value="75000" calcext:value-type="float">
            <text:p>75000</text:p>
          </table:table-cell>
          <table:table-cell office:value-type="float" office:value="124022.85489074" calcext:value-type="float">
            <text:p>124022.85489074</text:p>
          </table:table-cell>
          <table:table-cell office:value-type="float" office:value="0.206696938999812" calcext:value-type="float">
            <text:p>0.2066969389998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942.601640847" calcext:value-type="float">
            <text:p>72942.601640847</text:p>
          </table:table-cell>
          <table:table-cell office:value-type="float" office:value="0.203986514999997" calcext:value-type="float">
            <text:p>0.203986514999997</text:p>
          </table:table-cell>
        </table:table-row>
        <table:table-row table:style-name="ro1">
          <table:table-cell office:value-type="float" office:value="155.82065805" calcext:value-type="float">
            <text:p>155.82065805</text:p>
          </table:table-cell>
          <table:table-cell office:value-type="float" office:value="75000" calcext:value-type="float">
            <text:p>75000</text:p>
          </table:table-cell>
          <table:table-cell office:value-type="float" office:value="75394.4537968418" calcext:value-type="float">
            <text:p>75394.4537968418</text:p>
          </table:table-cell>
          <table:table-cell office:value-type="float" office:value="0.204306853999697" calcext:value-type="float">
            <text:p>0.20430685399969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94.4537968418" calcext:value-type="float">
            <text:p>75394.4537968418</text:p>
          </table:table-cell>
          <table:table-cell office:value-type="float" office:value="0.208296733999305" calcext:value-type="float">
            <text:p>0.208296733999305</text:p>
          </table:table-cell>
        </table:table-row>
        <table:table-row table:style-name="ro1">
          <table:table-cell office:value-type="float" office:value="156.023530799" calcext:value-type="float">
            <text:p>156.0235307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3555.5646798457" calcext:value-type="float">
            <text:p>73555.5646798457</text:p>
          </table:table-cell>
          <table:table-cell office:value-type="float" office:value="0.20444546500039" calcext:value-type="float">
            <text:p>0.20444546500039</text:p>
          </table:table-cell>
          <table:table-cell office:value-type="float" office:value="100000" calcext:value-type="float">
            <text:p>100000</text:p>
          </table:table-cell>
          <table:table-cell office:value-type="float" office:value="94396.308005802" calcext:value-type="float">
            <text:p>94396.308005802</text:p>
          </table:table-cell>
          <table:table-cell office:value-type="float" office:value="0.204082446000029" calcext:value-type="float">
            <text:p>0.204082446000029</text:p>
          </table:table-cell>
        </table:table-row>
        <table:table-row table:style-name="ro1">
          <table:table-cell office:value-type="float" office:value="156.225042214" calcext:value-type="float">
            <text:p>156.225042214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389.2291258881" calcext:value-type="float">
            <text:p>75389.2291258881</text:p>
          </table:table-cell>
          <table:table-cell office:value-type="float" office:value="0.20898887400017" calcext:value-type="float">
            <text:p>0.208988874000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5626.643517843" calcext:value-type="float">
            <text:p>105626.643517843</text:p>
          </table:table-cell>
          <table:table-cell office:value-type="float" office:value="0.204186007999851" calcext:value-type="float">
            <text:p>0.204186007999851</text:p>
          </table:table-cell>
        </table:table-row>
        <table:table-row table:style-name="ro1">
          <table:table-cell office:value-type="float" office:value="156.426767780999" calcext:value-type="float">
            <text:p>156.426767780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5240.101501814" calcext:value-type="float">
            <text:p>125240.101501814</text:p>
          </table:table-cell>
          <table:table-cell office:value-type="float" office:value="0.206652269000188" calcext:value-type="float">
            <text:p>0.2066522690001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240.101501814" calcext:value-type="float">
            <text:p>125240.101501814</text:p>
          </table:table-cell>
          <table:table-cell office:value-type="float" office:value="0.203959514999951" calcext:value-type="float">
            <text:p>0.203959514999951</text:p>
          </table:table-cell>
        </table:table-row>
        <table:table-row table:style-name="ro1">
          <table:table-cell office:value-type="float" office:value="156.629479089" calcext:value-type="float">
            <text:p>156.629479089</text:p>
          </table:table-cell>
          <table:table-cell office:value-type="float" office:value="75000" calcext:value-type="float">
            <text:p>75000</text:p>
          </table:table-cell>
          <table:table-cell office:value-type="float" office:value="125240.101501814" calcext:value-type="float">
            <text:p>125240.101501814</text:p>
          </table:table-cell>
          <table:table-cell office:value-type="float" office:value="0.207103323999945" calcext:value-type="float">
            <text:p>0.20710332399994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63.3880018899" calcext:value-type="float">
            <text:p>74163.3880018899</text:p>
          </table:table-cell>
          <table:table-cell office:value-type="float" office:value="0.204464280999673" calcext:value-type="float">
            <text:p>0.204464280999673</text:p>
          </table:table-cell>
        </table:table-row>
        <table:table-row table:style-name="ro1">
          <table:table-cell office:value-type="float" office:value="156.831058104" calcext:value-type="float">
            <text:p>156.831058104</text:p>
          </table:table-cell>
          <table:table-cell office:value-type="float" office:value="75000" calcext:value-type="float">
            <text:p>75000</text:p>
          </table:table-cell>
          <table:table-cell office:value-type="float" office:value="74163.3880018899" calcext:value-type="float">
            <text:p>74163.3880018899</text:p>
          </table:table-cell>
          <table:table-cell office:value-type="float" office:value="0.204449486000158" calcext:value-type="float">
            <text:p>0.2044494860001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63.3880018899" calcext:value-type="float">
            <text:p>74163.3880018899</text:p>
          </table:table-cell>
          <table:table-cell office:value-type="float" office:value="0.207973851000133" calcext:value-type="float">
            <text:p>0.207973851000133</text:p>
          </table:table-cell>
        </table:table-row>
        <table:table-row table:style-name="ro1">
          <table:table-cell office:value-type="float" office:value="157.033287376999" calcext:value-type="float">
            <text:p>157.033287376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389.2291258881" calcext:value-type="float">
            <text:p>75389.2291258881</text:p>
          </table:table-cell>
          <table:table-cell office:value-type="float" office:value="0.205428346999724" calcext:value-type="float">
            <text:p>0.2054283469997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97454.3693578553" calcext:value-type="float">
            <text:p>97454.3693578553</text:p>
          </table:table-cell>
          <table:table-cell office:value-type="float" office:value="0.20888504100003" calcext:value-type="float">
            <text:p>0.20888504100003</text:p>
          </table:table-cell>
        </table:table-row>
        <table:table-row table:style-name="ro1">
          <table:table-cell office:value-type="float" office:value="157.235027315" calcext:value-type="float">
            <text:p>157.235027315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163.3880018899" calcext:value-type="float">
            <text:p>74163.3880018899</text:p>
          </table:table-cell>
          <table:table-cell office:value-type="float" office:value="0.210688491999463" calcext:value-type="float">
            <text:p>0.21068849199946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3174.961269847" calcext:value-type="float">
            <text:p>103174.961269847</text:p>
          </table:table-cell>
          <table:table-cell office:value-type="float" office:value="0.204322490000777" calcext:value-type="float">
            <text:p>0.204322490000777</text:p>
          </table:table-cell>
        </table:table-row>
        <table:table-row table:style-name="ro1">
          <table:table-cell office:value-type="float" office:value="157.437146957" calcext:value-type="float">
            <text:p>157.437146957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4014.260377816" calcext:value-type="float">
            <text:p>124014.260377816</text:p>
          </table:table-cell>
          <table:table-cell office:value-type="float" office:value="0.206757819999439" calcext:value-type="float">
            <text:p>0.20675781999943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4014.260377816" calcext:value-type="float">
            <text:p>124014.260377816</text:p>
          </table:table-cell>
          <table:table-cell office:value-type="float" office:value="0.204223779000131" calcext:value-type="float">
            <text:p>0.204223779000131</text:p>
          </table:table-cell>
        </table:table-row>
        <table:table-row table:style-name="ro1">
          <table:table-cell office:value-type="float" office:value="157.638124947" calcext:value-type="float">
            <text:p>157.638124947</text:p>
          </table:table-cell>
          <table:table-cell office:value-type="float" office:value="75000" calcext:value-type="float">
            <text:p>75000</text:p>
          </table:table-cell>
          <table:table-cell office:value-type="float" office:value="125240.101501814" calcext:value-type="float">
            <text:p>125240.101501814</text:p>
          </table:table-cell>
          <table:table-cell office:value-type="float" office:value="0.206890512999962" calcext:value-type="float">
            <text:p>0.2068905129999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63.3880018899" calcext:value-type="float">
            <text:p>74163.3880018899</text:p>
          </table:table-cell>
          <table:table-cell office:value-type="float" office:value="0.204065326999626" calcext:value-type="float">
            <text:p>0.204065326999626</text:p>
          </table:table-cell>
        </table:table-row>
        <table:table-row table:style-name="ro1">
          <table:table-cell office:value-type="float" office:value="157.840603693" calcext:value-type="float">
            <text:p>157.840603693</text:p>
          </table:table-cell>
          <table:table-cell office:value-type="float" office:value="75000" calcext:value-type="float">
            <text:p>75000</text:p>
          </table:table-cell>
          <table:table-cell office:value-type="float" office:value="71711.7057538935" calcext:value-type="float">
            <text:p>71711.7057538935</text:p>
          </table:table-cell>
          <table:table-cell office:value-type="float" office:value="0.206836072000442" calcext:value-type="float">
            <text:p>0.20683607200044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1711.7057538935" calcext:value-type="float">
            <text:p>71711.7057538935</text:p>
          </table:table-cell>
          <table:table-cell office:value-type="float" office:value="0.204302889999781" calcext:value-type="float">
            <text:p>0.204302889999781</text:p>
          </table:table-cell>
        </table:table-row>
        <table:table-row table:style-name="ro1">
          <table:table-cell office:value-type="float" office:value="158.042768455" calcext:value-type="float">
            <text:p>158.042768455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776.308563889" calcext:value-type="float">
            <text:p>74776.308563889</text:p>
          </table:table-cell>
          <table:table-cell office:value-type="float" office:value="0.203836409999894" calcext:value-type="float">
            <text:p>0.203836409999894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475.9036278538" calcext:value-type="float">
            <text:p>98475.9036278538</text:p>
          </table:table-cell>
          <table:table-cell office:value-type="float" office:value="0.206788468000013" calcext:value-type="float">
            <text:p>0.206788468000013</text:p>
          </table:table-cell>
        </table:table-row>
        <table:table-row table:style-name="ro1">
          <table:table-cell office:value-type="float" office:value="158.244198941" calcext:value-type="float">
            <text:p>158.244198941</text:p>
          </table:table-cell>
          <table:table-cell office:value-type="float" office:value="125000" calcext:value-type="float">
            <text:p>125000</text:p>
          </table:table-cell>
          <table:table-cell office:value-type="float" office:value="73346.1605858911" calcext:value-type="float">
            <text:p>73346.1605858911</text:p>
          </table:table-cell>
          <table:table-cell office:value-type="float" office:value="0.211417350999909" calcext:value-type="float">
            <text:p>0.21141735099990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723.27902185" calcext:value-type="float">
            <text:p>100723.27902185</text:p>
          </table:table-cell>
          <table:table-cell office:value-type="float" office:value="0.206518734999918" calcext:value-type="float">
            <text:p>0.206518734999918</text:p>
          </table:table-cell>
        </table:table-row>
        <table:table-row table:style-name="ro1">
          <table:table-cell office:value-type="float" office:value="158.458399221" calcext:value-type="float">
            <text:p>158.458399221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2505.682409937" calcext:value-type="float">
            <text:p>122505.682409937</text:p>
          </table:table-cell>
          <table:table-cell office:value-type="float" office:value="0.213489482999648" calcext:value-type="float">
            <text:p>0.2134894829996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2505.682409937" calcext:value-type="float">
            <text:p>122505.682409937</text:p>
          </table:table-cell>
          <table:table-cell office:value-type="float" office:value="0.20504033799989" calcext:value-type="float">
            <text:p>0.20504033799989</text:p>
          </table:table-cell>
        </table:table-row>
        <table:table-row table:style-name="ro1">
          <table:table-cell office:value-type="float" office:value="158.660705275" calcext:value-type="float">
            <text:p>158.660705275</text:p>
          </table:table-cell>
          <table:table-cell office:value-type="float" office:value="75000" calcext:value-type="float">
            <text:p>75000</text:p>
          </table:table-cell>
          <table:table-cell office:value-type="float" office:value="127397.756249934" calcext:value-type="float">
            <text:p>127397.756249934</text:p>
          </table:table-cell>
          <table:table-cell office:value-type="float" office:value="0.205030383999656" calcext:value-type="float">
            <text:p>0.20503038399965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438.6537499604" calcext:value-type="float">
            <text:p>76438.6537499604</text:p>
          </table:table-cell>
          <table:table-cell office:value-type="float" office:value="0.204491741999846" calcext:value-type="float">
            <text:p>0.204491741999846</text:p>
          </table:table-cell>
        </table:table-row>
        <table:table-row table:style-name="ro1">
          <table:table-cell office:value-type="float" office:value="158.86300942" calcext:value-type="float">
            <text:p>158.86300942</text:p>
          </table:table-cell>
          <table:table-cell office:value-type="float" office:value="75000" calcext:value-type="float">
            <text:p>75000</text:p>
          </table:table-cell>
          <table:table-cell office:value-type="float" office:value="76438.6537499604" calcext:value-type="float">
            <text:p>76438.6537499604</text:p>
          </table:table-cell>
          <table:table-cell office:value-type="float" office:value="0.20402248299979" calcext:value-type="float">
            <text:p>0.2040224829997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438.6537499604" calcext:value-type="float">
            <text:p>76438.6537499604</text:p>
          </table:table-cell>
          <table:table-cell office:value-type="float" office:value="0.204262399000072" calcext:value-type="float">
            <text:p>0.204262399000072</text:p>
          </table:table-cell>
        </table:table-row>
        <table:table-row table:style-name="ro1">
          <table:table-cell office:value-type="float" office:value="159.075087687999" calcext:value-type="float">
            <text:p>159.075087687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3992.6168299617" calcext:value-type="float">
            <text:p>73992.6168299617</text:p>
          </table:table-cell>
          <table:table-cell office:value-type="float" office:value="0.212434320999819" calcext:value-type="float">
            <text:p>0.21243432099981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714.368589947" calcext:value-type="float">
            <text:p>101714.368589947</text:p>
          </table:table-cell>
          <table:table-cell office:value-type="float" office:value="0.204496291999931" calcext:value-type="float">
            <text:p>0.204496291999931</text:p>
          </table:table-cell>
        </table:table-row>
        <table:table-row table:style-name="ro1">
          <table:table-cell office:value-type="float" office:value="159.278082469999" calcext:value-type="float">
            <text:p>159.278082469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83369.0916899568" calcext:value-type="float">
            <text:p>83369.0916899568</text:p>
          </table:table-cell>
          <table:table-cell office:value-type="float" office:value="0.228598161999798" calcext:value-type="float">
            <text:p>0.2285981619997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6606.442429945" calcext:value-type="float">
            <text:p>106606.442429945</text:p>
          </table:table-cell>
          <table:table-cell office:value-type="float" office:value="0.204335531000652" calcext:value-type="float">
            <text:p>0.204335531000652</text:p>
          </table:table-cell>
        </table:table-row>
        <table:table-row table:style-name="ro1">
          <table:table-cell office:value-type="float" office:value="159.479772569" calcext:value-type="float">
            <text:p>159.47977256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728.700869936" calcext:value-type="float">
            <text:p>123728.700869936</text:p>
          </table:table-cell>
          <table:table-cell office:value-type="float" office:value="0.204875262999849" calcext:value-type="float">
            <text:p>0.20487526299984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728.700869936" calcext:value-type="float">
            <text:p>123728.700869936</text:p>
          </table:table-cell>
          <table:table-cell office:value-type="float" office:value="0.203936206000435" calcext:value-type="float">
            <text:p>0.203936206000435</text:p>
          </table:table-cell>
        </table:table-row>
        <table:table-row table:style-name="ro1">
          <table:table-cell office:value-type="float" office:value="159.681511088" calcext:value-type="float">
            <text:p>159.681511088</text:p>
          </table:table-cell>
          <table:table-cell office:value-type="float" office:value="75000" calcext:value-type="float">
            <text:p>75000</text:p>
          </table:table-cell>
          <table:table-cell office:value-type="float" office:value="123728.700869936" calcext:value-type="float">
            <text:p>123728.700869936</text:p>
          </table:table-cell>
          <table:table-cell office:value-type="float" office:value="0.208698442000241" calcext:value-type="float">
            <text:p>0.20869844200024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769.5983699623" calcext:value-type="float">
            <text:p>72769.5983699623</text:p>
          </table:table-cell>
          <table:table-cell office:value-type="float" office:value="0.207206912999936" calcext:value-type="float">
            <text:p>0.207206912999936</text:p>
          </table:table-cell>
        </table:table-row>
        <table:table-row table:style-name="ro1">
          <table:table-cell office:value-type="float" office:value="159.883669692" calcext:value-type="float">
            <text:p>159.883669692</text:p>
          </table:table-cell>
          <table:table-cell office:value-type="float" office:value="75000" calcext:value-type="float">
            <text:p>75000</text:p>
          </table:table-cell>
          <table:table-cell office:value-type="float" office:value="73992.6168299617" calcext:value-type="float">
            <text:p>73992.6168299617</text:p>
          </table:table-cell>
          <table:table-cell office:value-type="float" office:value="0.204799052000453" calcext:value-type="float">
            <text:p>0.2047990520004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992.6168299617" calcext:value-type="float">
            <text:p>73992.6168299617</text:p>
          </table:table-cell>
          <table:table-cell office:value-type="float" office:value="0.204860316000122" calcext:value-type="float">
            <text:p>0.204860316000122</text:p>
          </table:table-cell>
        </table:table-row>
        <table:table-row table:style-name="ro1">
          <table:table-cell office:value-type="float" office:value="160.085500732" calcext:value-type="float">
            <text:p>160.085500732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215.635289961" calcext:value-type="float">
            <text:p>75215.635289961</text:p>
          </table:table-cell>
          <table:table-cell office:value-type="float" office:value="0.204897392999555" calcext:value-type="float">
            <text:p>0.20489739299955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3141.223459947" calcext:value-type="float">
            <text:p>103141.223459947</text:p>
          </table:table-cell>
          <table:table-cell office:value-type="float" office:value="0.205037689000164" calcext:value-type="float">
            <text:p>0.205037689000164</text:p>
          </table:table-cell>
        </table:table-row>
        <table:table-row table:style-name="ro1">
          <table:table-cell office:value-type="float" office:value="160.359353434" calcext:value-type="float">
            <text:p>160.359353434</text:p>
          </table:table-cell>
          <table:table-cell office:value-type="float" office:value="125000" calcext:value-type="float">
            <text:p>125000</text:p>
          </table:table-cell>
          <table:table-cell office:value-type="float" office:value="52997.4665999725" calcext:value-type="float">
            <text:p>52997.4665999725</text:p>
          </table:table-cell>
          <table:table-cell office:value-type="float" office:value="0.316361170000164" calcext:value-type="float">
            <text:p>0.3163611700001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030.9809299606" calcext:value-type="float">
            <text:p>76030.9809299606</text:p>
          </table:table-cell>
          <table:table-cell office:value-type="float" office:value="0.205100700000003" calcext:value-type="float">
            <text:p>0.205100700000003</text:p>
          </table:table-cell>
        </table:table-row>
        <table:table-row table:style-name="ro1">
          <table:table-cell office:value-type="float" office:value="160.561486377999" calcext:value-type="float">
            <text:p>160.561486377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6990.083429934" calcext:value-type="float">
            <text:p>126990.083429934</text:p>
          </table:table-cell>
          <table:table-cell office:value-type="float" office:value="0.28589319799994" calcext:value-type="float">
            <text:p>0.2858931979999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990.083429934" calcext:value-type="float">
            <text:p>126990.083429934</text:p>
          </table:table-cell>
          <table:table-cell office:value-type="float" office:value="0.204508053000609" calcext:value-type="float">
            <text:p>0.204508053000609</text:p>
          </table:table-cell>
        </table:table-row>
        <table:table-row table:style-name="ro1">
          <table:table-cell office:value-type="float" office:value="160.764432759999" calcext:value-type="float">
            <text:p>160.76443275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3728.700869936" calcext:value-type="float">
            <text:p>123728.700869936</text:p>
          </table:table-cell>
          <table:table-cell office:value-type="float" office:value="0.312115325000377" calcext:value-type="float">
            <text:p>0.31211532500037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769.5983699623" calcext:value-type="float">
            <text:p>72769.5983699623</text:p>
          </table:table-cell>
          <table:table-cell office:value-type="float" office:value="0.206128771000294" calcext:value-type="float">
            <text:p>0.206128771000294</text:p>
          </table:table-cell>
        </table:table-row>
        <table:table-row table:style-name="ro1">
          <table:table-cell office:value-type="float" office:value="160.966414482999" calcext:value-type="float">
            <text:p>160.966414482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215.635289961" calcext:value-type="float">
            <text:p>75215.635289961</text:p>
          </table:table-cell>
          <table:table-cell office:value-type="float" office:value="0.203354207000302" calcext:value-type="float">
            <text:p>0.20335420700030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769.5983699623" calcext:value-type="float">
            <text:p>72769.5983699623</text:p>
          </table:table-cell>
          <table:table-cell office:value-type="float" office:value="0.206978741000057" calcext:value-type="float">
            <text:p>0.206978741000057</text:p>
          </table:table-cell>
        </table:table-row>
        <table:table-row table:style-name="ro1">
          <table:table-cell office:value-type="float" office:value="161.168343984999" calcext:value-type="float">
            <text:p>161.168343984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0527.3978599635" calcext:value-type="float">
            <text:p>70527.3978599635</text:p>
          </table:table-cell>
          <table:table-cell office:value-type="float" office:value="0.209950126999502" calcext:value-type="float">
            <text:p>0.20995012699950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9448.136259938" calcext:value-type="float">
            <text:p>119448.136259938</text:p>
          </table:table-cell>
          <table:table-cell office:value-type="float" office:value="0.204239050000069" calcext:value-type="float">
            <text:p>0.204239050000069</text:p>
          </table:table-cell>
        </table:table-row>
        <table:table-row table:style-name="ro1">
          <table:table-cell office:value-type="float" office:value="161.371266337999" calcext:value-type="float">
            <text:p>161.371266337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3817.5771411097" calcext:value-type="float">
            <text:p>73817.5771411097</text:p>
          </table:table-cell>
          <table:table-cell office:value-type="float" office:value="0.256612539999878" calcext:value-type="float">
            <text:p>0.2566125399998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8291.3696951164" calcext:value-type="float">
            <text:p>78291.3696951164</text:p>
          </table:table-cell>
          <table:table-cell office:value-type="float" office:value="0.204200090000086" calcext:value-type="float">
            <text:p>0.204200090000086</text:p>
          </table:table-cell>
        </table:table-row>
        <table:table-row table:style-name="ro1">
          <table:table-cell office:value-type="float" office:value="161.57409702" calcext:value-type="float">
            <text:p>161.57409702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4656.128891185" calcext:value-type="float">
            <text:p>124656.128891185</text:p>
          </table:table-cell>
          <table:table-cell office:value-type="float" office:value="0.206515690999368" calcext:value-type="float">
            <text:p>0.2065156909993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4656.128891185" calcext:value-type="float">
            <text:p>124656.128891185</text:p>
          </table:table-cell>
          <table:table-cell office:value-type="float" office:value="0.205627606000235" calcext:value-type="float">
            <text:p>0.205627606000235</text:p>
          </table:table-cell>
        </table:table-row>
        <table:table-row table:style-name="ro1">
          <table:table-cell office:value-type="float" office:value="161.776897711" calcext:value-type="float">
            <text:p>161.776897711</text:p>
          </table:table-cell>
          <table:table-cell office:value-type="float" office:value="75000" calcext:value-type="float">
            <text:p>75000</text:p>
          </table:table-cell>
          <table:table-cell office:value-type="float" office:value="125876.254133187" calcext:value-type="float">
            <text:p>125876.254133187</text:p>
          </table:table-cell>
          <table:table-cell office:value-type="float" office:value="0.207095787000071" calcext:value-type="float">
            <text:p>0.20709578700007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037.7023831115" calcext:value-type="float">
            <text:p>75037.7023831115</text:p>
          </table:table-cell>
          <table:table-cell office:value-type="float" office:value="0.208812011999726" calcext:value-type="float">
            <text:p>0.208812011999726</text:p>
          </table:table-cell>
        </table:table-row>
        <table:table-row table:style-name="ro1">
          <table:table-cell office:value-type="float" office:value="161.979027226" calcext:value-type="float">
            <text:p>161.979027226</text:p>
          </table:table-cell>
          <table:table-cell office:value-type="float" office:value="75000" calcext:value-type="float">
            <text:p>75000</text:p>
          </table:table-cell>
          <table:table-cell office:value-type="float" office:value="73817.5771411097" calcext:value-type="float">
            <text:p>73817.5771411097</text:p>
          </table:table-cell>
          <table:table-cell office:value-type="float" office:value="0.2063531900003" calcext:value-type="float">
            <text:p>0.20635319000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817.5771411097" calcext:value-type="float">
            <text:p>73817.5771411097</text:p>
          </table:table-cell>
          <table:table-cell office:value-type="float" office:value="0.204489812999782" calcext:value-type="float">
            <text:p>0.204489812999782</text:p>
          </table:table-cell>
        </table:table-row>
        <table:table-row table:style-name="ro1">
          <table:table-cell office:value-type="float" office:value="162.180345153" calcext:value-type="float">
            <text:p>162.180345153</text:p>
          </table:table-cell>
          <table:table-cell office:value-type="float" office:value="125000" calcext:value-type="float">
            <text:p>125000</text:p>
          </table:table-cell>
          <table:table-cell office:value-type="float" office:value="73817.5771411097" calcext:value-type="float">
            <text:p>73817.5771411097</text:p>
          </table:table-cell>
          <table:table-cell office:value-type="float" office:value="0.206970876000014" calcext:value-type="float">
            <text:p>0.2069708760000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4656.128891185" calcext:value-type="float">
            <text:p>124656.128891185</text:p>
          </table:table-cell>
          <table:table-cell office:value-type="float" office:value="0.204283950999525" calcext:value-type="float">
            <text:p>0.204283950999525</text:p>
          </table:table-cell>
        </table:table-row>
        <table:table-row table:style-name="ro1">
          <table:table-cell office:value-type="float" office:value="162.382017983" calcext:value-type="float">
            <text:p>162.382017983</text:p>
          </table:table-cell>
          <table:table-cell office:value-type="float" office:value="125000" calcext:value-type="float">
            <text:p>125000</text:p>
          </table:table-cell>
          <table:table-cell office:value-type="float" office:value="69953.847208104" calcext:value-type="float">
            <text:p>69953.847208104</text:p>
          </table:table-cell>
          <table:table-cell office:value-type="float" office:value="0.25673640200057" calcext:value-type="float">
            <text:p>0.2567364020005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9953.847208104" calcext:value-type="float">
            <text:p>69953.847208104</text:p>
          </table:table-cell>
          <table:table-cell office:value-type="float" office:value="0.351210982999874" calcext:value-type="float">
            <text:p>0.351210982999874</text:p>
          </table:table-cell>
        </table:table-row>
        <table:table-row table:style-name="ro1">
          <table:table-cell office:value-type="float" office:value="162.583403" calcext:value-type="float">
            <text:p>162.583403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4656.128891185" calcext:value-type="float">
            <text:p>124656.128891185</text:p>
          </table:table-cell>
          <table:table-cell office:value-type="float" office:value="0.206892425999285" calcext:value-type="float">
            <text:p>0.20689242599928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4656.128891185" calcext:value-type="float">
            <text:p>124656.128891185</text:p>
          </table:table-cell>
          <table:table-cell office:value-type="float" office:value="0.204355501999999" calcext:value-type="float">
            <text:p>0.204355501999999</text:p>
          </table:table-cell>
        </table:table-row>
        <table:table-row table:style-name="ro1">
          <table:table-cell office:value-type="float" office:value="162.786047861" calcext:value-type="float">
            <text:p>162.786047861</text:p>
          </table:table-cell>
          <table:table-cell office:value-type="float" office:value="75000" calcext:value-type="float">
            <text:p>75000</text:p>
          </table:table-cell>
          <table:table-cell office:value-type="float" office:value="120995.75316518" calcext:value-type="float">
            <text:p>120995.75316518</text:p>
          </table:table-cell>
          <table:table-cell office:value-type="float" office:value="0.210243730999537" calcext:value-type="float">
            <text:p>0.21024373099953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157.2014151043" calcext:value-type="float">
            <text:p>70157.2014151043</text:p>
          </table:table-cell>
          <table:table-cell office:value-type="float" office:value="0.315091783999378" calcext:value-type="float">
            <text:p>0.315091783999378</text:p>
          </table:table-cell>
        </table:table-row>
        <table:table-row table:style-name="ro1">
          <table:table-cell office:value-type="float" office:value="162.987949243" calcext:value-type="float">
            <text:p>162.987949243</text:p>
          </table:table-cell>
          <table:table-cell office:value-type="float" office:value="75000" calcext:value-type="float">
            <text:p>75000</text:p>
          </table:table-cell>
          <table:table-cell office:value-type="float" office:value="75037.7023831115" calcext:value-type="float">
            <text:p>75037.7023831115</text:p>
          </table:table-cell>
          <table:table-cell office:value-type="float" office:value="0.204570451000109" calcext:value-type="float">
            <text:p>0.20457045100010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037.7023831115" calcext:value-type="float">
            <text:p>75037.7023831115</text:p>
          </table:table-cell>
          <table:table-cell office:value-type="float" office:value="0.203945098000077" calcext:value-type="float">
            <text:p>0.203945098000077</text:p>
          </table:table-cell>
        </table:table-row>
        <table:table-row table:style-name="ro1">
          <table:table-cell office:value-type="float" office:value="163.189422072" calcext:value-type="float">
            <text:p>163.189422072</text:p>
          </table:table-cell>
          <table:table-cell office:value-type="float" office:value="125000" calcext:value-type="float">
            <text:p>125000</text:p>
          </table:table-cell>
          <table:table-cell office:value-type="float" office:value="73817.5771411097" calcext:value-type="float">
            <text:p>73817.5771411097</text:p>
          </table:table-cell>
          <table:table-cell office:value-type="float" office:value="0.205090367000594" calcext:value-type="float">
            <text:p>0.20509036700059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4656.128891185" calcext:value-type="float">
            <text:p>124656.128891185</text:p>
          </table:table-cell>
          <table:table-cell office:value-type="float" office:value="0.205348763999609" calcext:value-type="float">
            <text:p>0.205348763999609</text:p>
          </table:table-cell>
        </table:table-row>
        <table:table-row table:style-name="ro1">
          <table:table-cell office:value-type="float" office:value="163.392217455" calcext:value-type="float">
            <text:p>163.392217455</text:p>
          </table:table-cell>
          <table:table-cell office:value-type="float" office:value="125000" calcext:value-type="float">
            <text:p>125000</text:p>
          </table:table-cell>
          <table:table-cell office:value-type="float" office:value="72190.7434851073" calcext:value-type="float">
            <text:p>72190.7434851073</text:p>
          </table:table-cell>
          <table:table-cell office:value-type="float" office:value="0.259045126999808" calcext:value-type="float">
            <text:p>0.2590451269998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190.7434851073" calcext:value-type="float">
            <text:p>72190.7434851073</text:p>
          </table:table-cell>
          <table:table-cell office:value-type="float" office:value="0.204589104999286" calcext:value-type="float">
            <text:p>0.204589104999286</text:p>
          </table:table-cell>
        </table:table-row>
        <table:table-row table:style-name="ro1">
          <table:table-cell office:value-type="float" office:value="163.593771944999" calcext:value-type="float">
            <text:p>163.593771944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436.003649183" calcext:value-type="float">
            <text:p>123436.003649183</text:p>
          </table:table-cell>
          <table:table-cell office:value-type="float" office:value="0.207134859000689" calcext:value-type="float">
            <text:p>0.20713485900068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436.003649183" calcext:value-type="float">
            <text:p>123436.003649183</text:p>
          </table:table-cell>
          <table:table-cell office:value-type="float" office:value="0.204482162999739" calcext:value-type="float">
            <text:p>0.204482162999739</text:p>
          </table:table-cell>
        </table:table-row>
        <table:table-row table:style-name="ro1">
          <table:table-cell office:value-type="float" office:value="163.796501907" calcext:value-type="float">
            <text:p>163.796501907</text:p>
          </table:table-cell>
          <table:table-cell office:value-type="float" office:value="75000" calcext:value-type="float">
            <text:p>75000</text:p>
          </table:table-cell>
          <table:table-cell office:value-type="float" office:value="124656.128891185" calcext:value-type="float">
            <text:p>124656.128891185</text:p>
          </table:table-cell>
          <table:table-cell office:value-type="float" office:value="0.207128497999292" calcext:value-type="float">
            <text:p>0.20712849799929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157.2014151043" calcext:value-type="float">
            <text:p>70157.2014151043</text:p>
          </table:table-cell>
          <table:table-cell office:value-type="float" office:value="0.205154280999523" calcext:value-type="float">
            <text:p>0.205154280999523</text:p>
          </table:table-cell>
        </table:table-row>
        <table:table-row table:style-name="ro1">
          <table:table-cell office:value-type="float" office:value="163.998773763999" calcext:value-type="float">
            <text:p>163.998773763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1377.3266571061" calcext:value-type="float">
            <text:p>71377.3266571061</text:p>
          </table:table-cell>
          <table:table-cell office:value-type="float" office:value="0.205593642000167" calcext:value-type="float">
            <text:p>0.2055936420001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037.7023831115" calcext:value-type="float">
            <text:p>75037.7023831115</text:p>
          </table:table-cell>
          <table:table-cell office:value-type="float" office:value="0.204690285999277" calcext:value-type="float">
            <text:p>0.204690285999277</text:p>
          </table:table-cell>
        </table:table-row>
        <table:table-row table:style-name="ro1">
          <table:table-cell office:value-type="float" office:value="164.200202462999" calcext:value-type="float">
            <text:p>164.200202462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2597.4518991079" calcext:value-type="float">
            <text:p>72597.4518991079</text:p>
          </table:table-cell>
          <table:table-cell office:value-type="float" office:value="0.206038726999395" calcext:value-type="float">
            <text:p>0.20603872699939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436.003649183" calcext:value-type="float">
            <text:p>123436.003649183</text:p>
          </table:table-cell>
          <table:table-cell office:value-type="float" office:value="0.204122418999759" calcext:value-type="float">
            <text:p>0.204122418999759</text:p>
          </table:table-cell>
        </table:table-row>
        <table:table-row table:style-name="ro1">
          <table:table-cell office:value-type="float" office:value="164.402605552" calcext:value-type="float">
            <text:p>164.402605552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4174.263757066" calcext:value-type="float">
            <text:p>124174.263757066</text:p>
          </table:table-cell>
          <table:table-cell office:value-type="float" office:value="0.208018377999906" calcext:value-type="float">
            <text:p>0.20801837799990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4174.263757066" calcext:value-type="float">
            <text:p>124174.263757066</text:p>
          </table:table-cell>
          <table:table-cell office:value-type="float" office:value="0.204480024000077" calcext:value-type="float">
            <text:p>0.204480024000077</text:p>
          </table:table-cell>
        </table:table-row>
        <table:table-row table:style-name="ro1">
          <table:table-cell office:value-type="float" office:value="164.606087603" calcext:value-type="float">
            <text:p>164.606087603</text:p>
          </table:table-cell>
          <table:table-cell office:value-type="float" office:value="75000" calcext:value-type="float">
            <text:p>75000</text:p>
          </table:table-cell>
          <table:table-cell office:value-type="float" office:value="122946.841051065" calcext:value-type="float">
            <text:p>122946.841051065</text:p>
          </table:table-cell>
          <table:table-cell office:value-type="float" office:value="0.212188691999472" calcext:value-type="float">
            <text:p>0.21218869199947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1804.2283010382" calcext:value-type="float">
            <text:p>71804.2283010382</text:p>
          </table:table-cell>
          <table:table-cell office:value-type="float" office:value="0.208521960000326" calcext:value-type="float">
            <text:p>0.208521960000326</text:p>
          </table:table-cell>
        </table:table-row>
        <table:table-row table:style-name="ro1">
          <table:table-cell office:value-type="float" office:value="164.809044758" calcext:value-type="float">
            <text:p>164.809044758</text:p>
          </table:table-cell>
          <table:table-cell office:value-type="float" office:value="75000" calcext:value-type="float">
            <text:p>75000</text:p>
          </table:table-cell>
          <table:table-cell office:value-type="float" office:value="74259.0737130395" calcext:value-type="float">
            <text:p>74259.0737130395</text:p>
          </table:table-cell>
          <table:table-cell office:value-type="float" office:value="0.206148729000233" calcext:value-type="float">
            <text:p>0.2061487290002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259.0737130395" calcext:value-type="float">
            <text:p>74259.0737130395</text:p>
          </table:table-cell>
          <table:table-cell office:value-type="float" office:value="0.206694869000785" calcext:value-type="float">
            <text:p>0.206694869000785</text:p>
          </table:table-cell>
        </table:table-row>
        <table:table-row table:style-name="ro1">
          <table:table-cell office:value-type="float" office:value="165.01167765" calcext:value-type="float">
            <text:p>165.01167765</text:p>
          </table:table-cell>
          <table:table-cell office:value-type="float" office:value="75000" calcext:value-type="float">
            <text:p>75000</text:p>
          </table:table-cell>
          <table:table-cell office:value-type="float" office:value="75486.4964190401" calcext:value-type="float">
            <text:p>75486.4964190401</text:p>
          </table:table-cell>
          <table:table-cell office:value-type="float" office:value="0.204261919000601" calcext:value-type="float">
            <text:p>0.20426191900060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486.4964190401" calcext:value-type="float">
            <text:p>75486.4964190401</text:p>
          </table:table-cell>
          <table:table-cell office:value-type="float" office:value="0.206676909000635" calcext:value-type="float">
            <text:p>0.206676909000635</text:p>
          </table:table-cell>
        </table:table-row>
        <table:table-row table:style-name="ro1">
          <table:table-cell office:value-type="float" office:value="165.214122429999" calcext:value-type="float">
            <text:p>165.214122429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713.9191250408" calcext:value-type="float">
            <text:p>76713.9191250408</text:p>
          </table:table-cell>
          <table:table-cell office:value-type="float" office:value="0.204229549000047" calcext:value-type="float">
            <text:p>0.20422954900004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856.531875068" calcext:value-type="float">
            <text:p>127856.531875068</text:p>
          </table:table-cell>
          <table:table-cell office:value-type="float" office:value="0.204885809000189" calcext:value-type="float">
            <text:p>0.204885809000189</text:p>
          </table:table-cell>
        </table:table-row>
        <table:table-row table:style-name="ro1">
          <table:table-cell office:value-type="float" office:value="165.416630611" calcext:value-type="float">
            <text:p>165.416630611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374.199076363" calcext:value-type="float">
            <text:p>123374.199076363</text:p>
          </table:table-cell>
          <table:table-cell office:value-type="float" office:value="0.287345908000134" calcext:value-type="float">
            <text:p>0.28734590800013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374.199076363" calcext:value-type="float">
            <text:p>123374.199076363</text:p>
          </table:table-cell>
          <table:table-cell office:value-type="float" office:value="0.206601178999335" calcext:value-type="float">
            <text:p>0.206601178999335</text:p>
          </table:table-cell>
        </table:table-row>
        <table:table-row table:style-name="ro1">
          <table:table-cell office:value-type="float" office:value="165.618752617999" calcext:value-type="float">
            <text:p>165.618752617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3967.336243029" calcext:value-type="float">
            <text:p>123967.336243029</text:p>
          </table:table-cell>
          <table:table-cell office:value-type="float" office:value="0.206571284000347" calcext:value-type="float">
            <text:p>0.20657128400034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909.9489930168" calcext:value-type="float">
            <text:p>72909.9489930168</text:p>
          </table:table-cell>
          <table:table-cell office:value-type="float" office:value="0.204438812999797" calcext:value-type="float">
            <text:p>0.204438812999797</text:p>
          </table:table-cell>
        </table:table-row>
        <table:table-row table:style-name="ro1">
          <table:table-cell office:value-type="float" office:value="165.821065966999" calcext:value-type="float">
            <text:p>165.821065966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4135.326287017" calcext:value-type="float">
            <text:p>74135.326287017</text:p>
          </table:table-cell>
          <table:table-cell office:value-type="float" office:value="0.20475841499956" calcext:value-type="float">
            <text:p>0.2047584149995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35.326287017" calcext:value-type="float">
            <text:p>74135.326287017</text:p>
          </table:table-cell>
          <table:table-cell office:value-type="float" office:value="0.210187689000122" calcext:value-type="float">
            <text:p>0.210187689000122</text:p>
          </table:table-cell>
        </table:table-row>
        <table:table-row table:style-name="ro1">
          <table:table-cell office:value-type="float" office:value="166.02377694" calcext:value-type="float">
            <text:p>166.02377694</text:p>
          </table:table-cell>
          <table:table-cell office:value-type="float" office:value="75000" calcext:value-type="float">
            <text:p>75000</text:p>
          </table:table-cell>
          <table:table-cell office:value-type="float" office:value="74135.326287017" calcext:value-type="float">
            <text:p>74135.326287017</text:p>
          </table:table-cell>
          <table:table-cell office:value-type="float" office:value="0.20614618000036" calcext:value-type="float">
            <text:p>0.2061461800003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35.326287017" calcext:value-type="float">
            <text:p>74135.326287017</text:p>
          </table:table-cell>
          <table:table-cell office:value-type="float" office:value="0.205725628999971" calcext:value-type="float">
            <text:p>0.205725628999971</text:p>
          </table:table-cell>
        </table:table-row>
        <table:table-row table:style-name="ro1">
          <table:table-cell office:value-type="float" office:value="166.226885898" calcext:value-type="float">
            <text:p>166.226885898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586.0808750176" calcext:value-type="float">
            <text:p>76586.0808750176</text:p>
          </table:table-cell>
          <table:table-cell office:value-type="float" office:value="0.204517343000589" calcext:value-type="float">
            <text:p>0.20451734300058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643.468125029" calcext:value-type="float">
            <text:p>127643.468125029</text:p>
          </table:table-cell>
          <table:table-cell office:value-type="float" office:value="0.208464370000002" calcext:value-type="float">
            <text:p>0.208464370000002</text:p>
          </table:table-cell>
        </table:table-row>
        <table:table-row table:style-name="ro1">
          <table:table-cell office:value-type="float" office:value="166.428636801999" calcext:value-type="float">
            <text:p>166.428636801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150.418047028" calcext:value-type="float">
            <text:p>123150.418047028</text:p>
          </table:table-cell>
          <table:table-cell office:value-type="float" office:value="0.214834551999957" calcext:value-type="float">
            <text:p>0.21483455199995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2537.729400028" calcext:value-type="float">
            <text:p>122537.729400028</text:p>
          </table:table-cell>
          <table:table-cell office:value-type="float" office:value="0.203325820999453" calcext:value-type="float">
            <text:p>0.203325820999453</text:p>
          </table:table-cell>
        </table:table-row>
        <table:table-row table:style-name="ro1">
          <table:table-cell office:value-type="float" office:value="166.632147134" calcext:value-type="float">
            <text:p>166.632147134</text:p>
          </table:table-cell>
          <table:table-cell office:value-type="float" office:value="75000" calcext:value-type="float">
            <text:p>75000</text:p>
          </table:table-cell>
          <table:table-cell office:value-type="float" office:value="124580.024890029" calcext:value-type="float">
            <text:p>124580.024890029</text:p>
          </table:table-cell>
          <table:table-cell office:value-type="float" office:value="0.206416531999821" calcext:value-type="float">
            <text:p>0.20641653199982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35.326287017" calcext:value-type="float">
            <text:p>74135.326287017</text:p>
          </table:table-cell>
          <table:table-cell office:value-type="float" office:value="0.205901321000056" calcext:value-type="float">
            <text:p>0.205901321000056</text:p>
          </table:table-cell>
        </table:table-row>
        <table:table-row table:style-name="ro1">
          <table:table-cell office:value-type="float" office:value="166.835179451" calcext:value-type="float">
            <text:p>166.835179451</text:p>
          </table:table-cell>
          <table:table-cell office:value-type="float" office:value="75000" calcext:value-type="float">
            <text:p>75000</text:p>
          </table:table-cell>
          <table:table-cell office:value-type="float" office:value="76586.0808750176" calcext:value-type="float">
            <text:p>76586.0808750176</text:p>
          </table:table-cell>
          <table:table-cell office:value-type="float" office:value="0.206117200000335" calcext:value-type="float">
            <text:p>0.20611720000033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86.0808750176" calcext:value-type="float">
            <text:p>76586.0808750176</text:p>
          </table:table-cell>
          <table:table-cell office:value-type="float" office:value="0.204902198999662" calcext:value-type="float">
            <text:p>0.204902198999662</text:p>
          </table:table-cell>
        </table:table-row>
        <table:table-row table:style-name="ro1">
          <table:table-cell office:value-type="float" office:value="167.038857735" calcext:value-type="float">
            <text:p>167.038857735</text:p>
          </table:table-cell>
          <table:table-cell office:value-type="float" office:value="75000" calcext:value-type="float">
            <text:p>75000</text:p>
          </table:table-cell>
          <table:table-cell office:value-type="float" office:value="75360.7035810173" calcext:value-type="float">
            <text:p>75360.7035810173</text:p>
          </table:table-cell>
          <table:table-cell office:value-type="float" office:value="0.207142490000479" calcext:value-type="float">
            <text:p>0.20714249000047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60.7035810173" calcext:value-type="float">
            <text:p>75360.7035810173</text:p>
          </table:table-cell>
          <table:table-cell office:value-type="float" office:value="0.204522384999109" calcext:value-type="float">
            <text:p>0.204522384999109</text:p>
          </table:table-cell>
        </table:table-row>
        <table:table-row table:style-name="ro1">
          <table:table-cell office:value-type="float" office:value="167.240082562999" calcext:value-type="float">
            <text:p>167.240082562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360.7035810173" calcext:value-type="float">
            <text:p>75360.7035810173</text:p>
          </table:table-cell>
          <table:table-cell office:value-type="float" office:value="0.204362651999872" calcext:value-type="float">
            <text:p>0.20436265199987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418.090831029" calcext:value-type="float">
            <text:p>126418.090831029</text:p>
          </table:table-cell>
          <table:table-cell office:value-type="float" office:value="0.205283213999792" calcext:value-type="float">
            <text:p>0.205283213999792</text:p>
          </table:table-cell>
        </table:table-row>
        <table:table-row table:style-name="ro1">
          <table:table-cell office:value-type="float" office:value="167.441300971999" calcext:value-type="float">
            <text:p>167.441300971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2741.958949028" calcext:value-type="float">
            <text:p>122741.958949028</text:p>
          </table:table-cell>
          <table:table-cell office:value-type="float" office:value="0.209600557000158" calcext:value-type="float">
            <text:p>0.2096005570001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2741.958949028" calcext:value-type="float">
            <text:p>122741.958949028</text:p>
          </table:table-cell>
          <table:table-cell office:value-type="float" office:value="0.204834528999527" calcext:value-type="float">
            <text:p>0.204834528999527</text:p>
          </table:table-cell>
        </table:table-row>
        <table:table-row table:style-name="ro1">
          <table:table-cell office:value-type="float" office:value="167.643555121" calcext:value-type="float">
            <text:p>167.643555121</text:p>
          </table:table-cell>
          <table:table-cell office:value-type="float" office:value="75000" calcext:value-type="float">
            <text:p>75000</text:p>
          </table:table-cell>
          <table:table-cell office:value-type="float" office:value="123558.877145028" calcext:value-type="float">
            <text:p>123558.877145028</text:p>
          </table:table-cell>
          <table:table-cell office:value-type="float" office:value="0.207529655000144" calcext:value-type="float">
            <text:p>0.20752965500014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501.4898950167" calcext:value-type="float">
            <text:p>72501.4898950167</text:p>
          </table:table-cell>
          <table:table-cell office:value-type="float" office:value="0.204068540000662" calcext:value-type="float">
            <text:p>0.204068540000662</text:p>
          </table:table-cell>
        </table:table-row>
        <table:table-row table:style-name="ro1">
          <table:table-cell office:value-type="float" office:value="167.845049672999" calcext:value-type="float">
            <text:p>167.845049672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360.7035810173" calcext:value-type="float">
            <text:p>75360.7035810173</text:p>
          </table:table-cell>
          <table:table-cell office:value-type="float" office:value="0.20458517499992" calcext:value-type="float">
            <text:p>0.2045851749999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60.7035810173" calcext:value-type="float">
            <text:p>75360.7035810173</text:p>
          </table:table-cell>
          <table:table-cell office:value-type="float" office:value="0.20601187200009" calcext:value-type="float">
            <text:p>0.20601187200009</text:p>
          </table:table-cell>
        </table:table-row>
        <table:table-row table:style-name="ro1">
          <table:table-cell office:value-type="float" office:value="168.047813517999" calcext:value-type="float">
            <text:p>168.047813517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4135.326287017" calcext:value-type="float">
            <text:p>74135.326287017</text:p>
          </table:table-cell>
          <table:table-cell office:value-type="float" office:value="0.204083339000135" calcext:value-type="float">
            <text:p>0.20408333900013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35.326287017" calcext:value-type="float">
            <text:p>74135.326287017</text:p>
          </table:table-cell>
          <table:table-cell office:value-type="float" office:value="0.204952149999372" calcext:value-type="float">
            <text:p>0.204952149999372</text:p>
          </table:table-cell>
        </table:table-row>
        <table:table-row table:style-name="ro1">
          <table:table-cell office:value-type="float" office:value="168.250707055" calcext:value-type="float">
            <text:p>168.250707055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360.7035810173" calcext:value-type="float">
            <text:p>75360.7035810173</text:p>
          </table:table-cell>
          <table:table-cell office:value-type="float" office:value="0.204365741999936" calcext:value-type="float">
            <text:p>0.20436574199993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418.090831029" calcext:value-type="float">
            <text:p>126418.090831029</text:p>
          </table:table-cell>
          <table:table-cell office:value-type="float" office:value="0.205530397000075" calcext:value-type="float">
            <text:p>0.205530397000075</text:p>
          </table:table-cell>
        </table:table-row>
        <table:table-row table:style-name="ro1">
          <table:table-cell office:value-type="float" office:value="168.452344769" calcext:value-type="float">
            <text:p>168.45234476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4082.670112082" calcext:value-type="float">
            <text:p>124082.670112082</text:p>
          </table:table-cell>
          <table:table-cell office:value-type="float" office:value="0.209488006000356" calcext:value-type="float">
            <text:p>0.20948800600035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4082.670112082" calcext:value-type="float">
            <text:p>124082.670112082</text:p>
          </table:table-cell>
          <table:table-cell office:value-type="float" office:value="0.204488905000289" calcext:value-type="float">
            <text:p>0.204488905000289</text:p>
          </table:table-cell>
        </table:table-row>
        <table:table-row table:style-name="ro1">
          <table:table-cell office:value-type="float" office:value="168.654068532999" calcext:value-type="float">
            <text:p>168.654068532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4694.920129083" calcext:value-type="float">
            <text:p>124694.920129083</text:p>
          </table:table-cell>
          <table:table-cell office:value-type="float" office:value="0.207224263000171" calcext:value-type="float">
            <text:p>0.20722426300017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674.0853790489" calcext:value-type="float">
            <text:p>73674.0853790489</text:p>
          </table:table-cell>
          <table:table-cell office:value-type="float" office:value="0.206438528000035" calcext:value-type="float">
            <text:p>0.206438528000035</text:p>
          </table:table-cell>
        </table:table-row>
        <table:table-row table:style-name="ro1">
          <table:table-cell office:value-type="float" office:value="168.856131281" calcext:value-type="float">
            <text:p>168.856131281</text:p>
          </table:table-cell>
          <table:table-cell office:value-type="float" office:value="75000" calcext:value-type="float">
            <text:p>75000</text:p>
          </table:table-cell>
          <table:table-cell office:value-type="float" office:value="74082.2520570491" calcext:value-type="float">
            <text:p>74082.2520570491</text:p>
          </table:table-cell>
          <table:table-cell office:value-type="float" office:value="0.204306361999443" calcext:value-type="float">
            <text:p>0.20430636199944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082.2520570491" calcext:value-type="float">
            <text:p>74082.2520570491</text:p>
          </table:table-cell>
          <table:table-cell office:value-type="float" office:value="0.205588486999659" calcext:value-type="float">
            <text:p>0.205588486999659</text:p>
          </table:table-cell>
        </table:table-row>
        <table:table-row table:style-name="ro1">
          <table:table-cell office:value-type="float" office:value="169.059015028" calcext:value-type="float">
            <text:p>169.059015028</text:p>
          </table:table-cell>
          <table:table-cell office:value-type="float" office:value="75000" calcext:value-type="float">
            <text:p>75000</text:p>
          </table:table-cell>
          <table:table-cell office:value-type="float" office:value="74082.2520570491" calcext:value-type="float">
            <text:p>74082.2520570491</text:p>
          </table:table-cell>
          <table:table-cell office:value-type="float" office:value="0.207221763000234" calcext:value-type="float">
            <text:p>0.20722176300023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082.2520570491" calcext:value-type="float">
            <text:p>74082.2520570491</text:p>
          </table:table-cell>
          <table:table-cell office:value-type="float" office:value="0.204266311999163" calcext:value-type="float">
            <text:p>0.204266311999163</text:p>
          </table:table-cell>
        </table:table-row>
        <table:table-row table:style-name="ro1">
          <table:table-cell office:value-type="float" office:value="169.261060485999" calcext:value-type="float">
            <text:p>169.261060485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082.2520570491" calcext:value-type="float">
            <text:p>74082.2520570491</text:p>
          </table:table-cell>
          <table:table-cell office:value-type="float" office:value="0.205614525999408" calcext:value-type="float">
            <text:p>0.2056145259994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103.086807083" calcext:value-type="float">
            <text:p>125103.086807083</text:p>
          </table:table-cell>
          <table:table-cell office:value-type="float" office:value="0.204294913999547" calcext:value-type="float">
            <text:p>0.204294913999547</text:p>
          </table:table-cell>
        </table:table-row>
        <table:table-row table:style-name="ro1">
          <table:table-cell office:value-type="float" office:value="169.463459658999" calcext:value-type="float">
            <text:p>169.463459658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878.586773082" calcext:value-type="float">
            <text:p>123878.586773082</text:p>
          </table:table-cell>
          <table:table-cell office:value-type="float" office:value="0.211616139999933" calcext:value-type="float">
            <text:p>0.2116161399999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470.420095082" calcext:value-type="float">
            <text:p>123470.420095082</text:p>
          </table:table-cell>
          <table:table-cell office:value-type="float" office:value="0.205202864000057" calcext:value-type="float">
            <text:p>0.205202864000057</text:p>
          </table:table-cell>
        </table:table-row>
        <table:table-row table:style-name="ro1">
          <table:table-cell office:value-type="float" office:value="169.666502927999" calcext:value-type="float">
            <text:p>169.666502927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4694.920129083" calcext:value-type="float">
            <text:p>124694.920129083</text:p>
          </table:table-cell>
          <table:table-cell office:value-type="float" office:value="0.207502516999739" calcext:value-type="float">
            <text:p>0.20750251699973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082.2520570491" calcext:value-type="float">
            <text:p>74082.2520570491</text:p>
          </table:table-cell>
          <table:table-cell office:value-type="float" office:value="0.206183415000851" calcext:value-type="float">
            <text:p>0.206183415000851</text:p>
          </table:table-cell>
        </table:table-row>
        <table:table-row table:style-name="ro1">
          <table:table-cell office:value-type="float" office:value="169.867880268999" calcext:value-type="float">
            <text:p>169.867880268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306.7520910499" calcext:value-type="float">
            <text:p>75306.7520910499</text:p>
          </table:table-cell>
          <table:table-cell office:value-type="float" office:value="0.204608024999288" calcext:value-type="float">
            <text:p>0.2046080249992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06.7520910499" calcext:value-type="float">
            <text:p>75306.7520910499</text:p>
          </table:table-cell>
          <table:table-cell office:value-type="float" office:value="0.20425022299969" calcext:value-type="float">
            <text:p>0.20425022299969</text:p>
          </table:table-cell>
        </table:table-row>
        <table:table-row table:style-name="ro1">
          <table:table-cell office:value-type="float" office:value="170.07012021" calcext:value-type="float">
            <text:p>170.07012021</text:p>
          </table:table-cell>
          <table:table-cell office:value-type="float" office:value="75000" calcext:value-type="float">
            <text:p>75000</text:p>
          </table:table-cell>
          <table:table-cell office:value-type="float" office:value="74082.2520570491" calcext:value-type="float">
            <text:p>74082.2520570491</text:p>
          </table:table-cell>
          <table:table-cell office:value-type="float" office:value="0.204493094999634" calcext:value-type="float">
            <text:p>0.20449309499963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082.2520570491" calcext:value-type="float">
            <text:p>74082.2520570491</text:p>
          </table:table-cell>
          <table:table-cell office:value-type="float" office:value="0.204282493000392" calcext:value-type="float">
            <text:p>0.204282493000392</text:p>
          </table:table-cell>
        </table:table-row>
        <table:table-row table:style-name="ro1">
          <table:table-cell office:value-type="float" office:value="170.272462901999" calcext:value-type="float">
            <text:p>170.272462901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306.7520910499" calcext:value-type="float">
            <text:p>75306.7520910499</text:p>
          </table:table-cell>
          <table:table-cell office:value-type="float" office:value="0.204267033000178" calcext:value-type="float">
            <text:p>0.2042670330001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327.586841084" calcext:value-type="float">
            <text:p>126327.586841084</text:p>
          </table:table-cell>
          <table:table-cell office:value-type="float" office:value="0.204205832999833" calcext:value-type="float">
            <text:p>0.204205832999833</text:p>
          </table:table-cell>
        </table:table-row>
        <table:table-row table:style-name="ro1">
          <table:table-cell office:value-type="float" office:value="170.474471310999" calcext:value-type="float">
            <text:p>170.474471310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878.586773082" calcext:value-type="float">
            <text:p>123878.586773082</text:p>
          </table:table-cell>
          <table:table-cell office:value-type="float" office:value="0.213226607000252" calcext:value-type="float">
            <text:p>0.21322660700025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674.503434082" calcext:value-type="float">
            <text:p>123674.503434082</text:p>
          </table:table-cell>
          <table:table-cell office:value-type="float" office:value="0.208125797000321" calcext:value-type="float">
            <text:p>0.208125797000321</text:p>
          </table:table-cell>
        </table:table-row>
        <table:table-row table:style-name="ro1">
          <table:table-cell office:value-type="float" office:value="170.676313988" calcext:value-type="float">
            <text:p>170.676313988</text:p>
          </table:table-cell>
          <table:table-cell office:value-type="float" office:value="75000" calcext:value-type="float">
            <text:p>75000</text:p>
          </table:table-cell>
          <table:table-cell office:value-type="float" office:value="124899.003468083" calcext:value-type="float">
            <text:p>124899.003468083</text:p>
          </table:table-cell>
          <table:table-cell office:value-type="float" office:value="0.206667178000316" calcext:value-type="float">
            <text:p>0.2066671780003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082.2520570491" calcext:value-type="float">
            <text:p>74082.2520570491</text:p>
          </table:table-cell>
          <table:table-cell office:value-type="float" office:value="0.204339953999806" calcext:value-type="float">
            <text:p>0.204339953999806</text:p>
          </table:table-cell>
        </table:table-row>
        <table:table-row table:style-name="ro1">
          <table:table-cell office:value-type="float" office:value="170.878879211999" calcext:value-type="float">
            <text:p>170.878879211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4082.2520570491" calcext:value-type="float">
            <text:p>74082.2520570491</text:p>
          </table:table-cell>
          <table:table-cell office:value-type="float" office:value="0.204178711999703" calcext:value-type="float">
            <text:p>0.2041787119997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082.2520570491" calcext:value-type="float">
            <text:p>74082.2520570491</text:p>
          </table:table-cell>
          <table:table-cell office:value-type="float" office:value="0.204240582999773" calcext:value-type="float">
            <text:p>0.204240582999773</text:p>
          </table:table-cell>
        </table:table-row>
        <table:table-row table:style-name="ro1">
          <table:table-cell office:value-type="float" office:value="171.081513558" calcext:value-type="float">
            <text:p>171.081513558</text:p>
          </table:table-cell>
          <table:table-cell office:value-type="float" office:value="75000" calcext:value-type="float">
            <text:p>75000</text:p>
          </table:table-cell>
          <table:table-cell office:value-type="float" office:value="75306.7520910499" calcext:value-type="float">
            <text:p>75306.7520910499</text:p>
          </table:table-cell>
          <table:table-cell office:value-type="float" office:value="0.204179951000697" calcext:value-type="float">
            <text:p>0.20417995100069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06.7520910499" calcext:value-type="float">
            <text:p>75306.7520910499</text:p>
          </table:table-cell>
          <table:table-cell office:value-type="float" office:value="0.204247732999647" calcext:value-type="float">
            <text:p>0.204247732999647</text:p>
          </table:table-cell>
        </table:table-row>
        <table:table-row table:style-name="ro1">
          <table:table-cell office:value-type="float" office:value="171.283753539" calcext:value-type="float">
            <text:p>171.28375353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531.2521250507" calcext:value-type="float">
            <text:p>76531.2521250507</text:p>
          </table:table-cell>
          <table:table-cell office:value-type="float" office:value="0.204266443999586" calcext:value-type="float">
            <text:p>0.20426644399958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552.086875085" calcext:value-type="float">
            <text:p>127552.086875085</text:p>
          </table:table-cell>
          <table:table-cell office:value-type="float" office:value="0.204195202000847" calcext:value-type="float">
            <text:p>0.204195202000847</text:p>
          </table:table-cell>
        </table:table-row>
        <table:table-row table:style-name="ro1">
          <table:table-cell office:value-type="float" office:value="171.485831129" calcext:value-type="float">
            <text:p>171.48583112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2711.405911821" calcext:value-type="float">
            <text:p>122711.405911821</text:p>
          </table:table-cell>
          <table:table-cell office:value-type="float" office:value="0.210310706999735" calcext:value-type="float">
            <text:p>0.21031070699973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2303.048487822" calcext:value-type="float">
            <text:p>122303.048487822</text:p>
          </table:table-cell>
          <table:table-cell office:value-type="float" office:value="0.203905710000072" calcext:value-type="float">
            <text:p>0.203905710000072</text:p>
          </table:table-cell>
        </table:table-row>
        <table:table-row table:style-name="ro1">
          <table:table-cell office:value-type="float" office:value="171.68704871" calcext:value-type="float">
            <text:p>171.68704871</text:p>
          </table:table-cell>
          <table:table-cell office:value-type="float" office:value="75000" calcext:value-type="float">
            <text:p>75000</text:p>
          </table:table-cell>
          <table:table-cell office:value-type="float" office:value="123528.12075982" calcext:value-type="float">
            <text:p>123528.12075982</text:p>
          </table:table-cell>
          <table:table-cell office:value-type="float" office:value="0.206527596999877" calcext:value-type="float">
            <text:p>0.20652759699987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891.8001838938" calcext:value-type="float">
            <text:p>72891.8001838938</text:p>
          </table:table-cell>
          <table:table-cell office:value-type="float" office:value="0.204273354000179" calcext:value-type="float">
            <text:p>0.204273354000179</text:p>
          </table:table-cell>
        </table:table-row>
        <table:table-row table:style-name="ro1">
          <table:table-cell office:value-type="float" office:value="171.889234701" calcext:value-type="float">
            <text:p>171.889234701</text:p>
          </table:table-cell>
          <table:table-cell office:value-type="float" office:value="75000" calcext:value-type="float">
            <text:p>75000</text:p>
          </table:table-cell>
          <table:table-cell office:value-type="float" office:value="75341.9447278902" calcext:value-type="float">
            <text:p>75341.9447278902</text:p>
          </table:table-cell>
          <table:table-cell office:value-type="float" office:value="0.204594245999942" calcext:value-type="float">
            <text:p>0.20459424599994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41.9447278902" calcext:value-type="float">
            <text:p>75341.9447278902</text:p>
          </table:table-cell>
          <table:table-cell office:value-type="float" office:value="0.205763150000166" calcext:value-type="float">
            <text:p>0.205763150000166</text:p>
          </table:table-cell>
        </table:table-row>
        <table:table-row table:style-name="ro1">
          <table:table-cell office:value-type="float" office:value="172.091506973999" calcext:value-type="float">
            <text:p>172.091506973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4116.872455892" calcext:value-type="float">
            <text:p>74116.872455892</text:p>
          </table:table-cell>
          <table:table-cell office:value-type="float" office:value="0.204212992999601" calcext:value-type="float">
            <text:p>0.20421299299960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16.872455892" calcext:value-type="float">
            <text:p>74116.872455892</text:p>
          </table:table-cell>
          <table:table-cell office:value-type="float" office:value="0.204054051000639" calcext:value-type="float">
            <text:p>0.204054051000639</text:p>
          </table:table-cell>
        </table:table-row>
        <table:table-row table:style-name="ro1">
          <table:table-cell office:value-type="float" office:value="172.295691396999" calcext:value-type="float">
            <text:p>172.295691396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567.0169998884" calcext:value-type="float">
            <text:p>76567.0169998884</text:p>
          </table:table-cell>
          <table:table-cell office:value-type="float" office:value="0.206748540000262" calcext:value-type="float">
            <text:p>0.2067485400002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611.694999814" calcext:value-type="float">
            <text:p>127611.694999814</text:p>
          </table:table-cell>
          <table:table-cell office:value-type="float" office:value="0.20426829400003" calcext:value-type="float">
            <text:p>0.20426829400003</text:p>
          </table:table-cell>
        </table:table-row>
        <table:table-row table:style-name="ro1">
          <table:table-cell office:value-type="float" office:value="172.496495714" calcext:value-type="float">
            <text:p>172.496495714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2711.405911821" calcext:value-type="float">
            <text:p>122711.405911821</text:p>
          </table:table-cell>
          <table:table-cell office:value-type="float" office:value="0.21029101699969" calcext:value-type="float">
            <text:p>0.2102910169996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2507.227199822" calcext:value-type="float">
            <text:p>122507.227199822</text:p>
          </table:table-cell>
          <table:table-cell office:value-type="float" office:value="0.204133322999951" calcext:value-type="float">
            <text:p>0.204133322999951</text:p>
          </table:table-cell>
        </table:table-row>
        <table:table-row table:style-name="ro1">
          <table:table-cell office:value-type="float" office:value="172.698185009999" calcext:value-type="float">
            <text:p>172.69818500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2507.227199822" calcext:value-type="float">
            <text:p>122507.227199822</text:p>
          </table:table-cell>
          <table:table-cell office:value-type="float" office:value="0.208060183999805" calcext:value-type="float">
            <text:p>0.20806018399980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1666.7279118956" calcext:value-type="float">
            <text:p>71666.7279118956</text:p>
          </table:table-cell>
          <table:table-cell office:value-type="float" office:value="0.203832838999915" calcext:value-type="float">
            <text:p>0.203832838999915</text:p>
          </table:table-cell>
        </table:table-row>
        <table:table-row table:style-name="ro1">
          <table:table-cell office:value-type="float" office:value="172.900612085" calcext:value-type="float">
            <text:p>172.900612085</text:p>
          </table:table-cell>
          <table:table-cell office:value-type="float" office:value="75000" calcext:value-type="float">
            <text:p>75000</text:p>
          </table:table-cell>
          <table:table-cell office:value-type="float" office:value="75341.9447278902" calcext:value-type="float">
            <text:p>75341.9447278902</text:p>
          </table:table-cell>
          <table:table-cell office:value-type="float" office:value="0.204160332999891" calcext:value-type="float">
            <text:p>0.20416033299989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41.9447278902" calcext:value-type="float">
            <text:p>75341.9447278902</text:p>
          </table:table-cell>
          <table:table-cell office:value-type="float" office:value="0.204774789999647" calcext:value-type="float">
            <text:p>0.204774789999647</text:p>
          </table:table-cell>
        </table:table-row>
        <table:table-row table:style-name="ro1">
          <table:table-cell office:value-type="float" office:value="173.101901006999" calcext:value-type="float">
            <text:p>173.101901006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341.9447278902" calcext:value-type="float">
            <text:p>75341.9447278902</text:p>
          </table:table-cell>
          <table:table-cell office:value-type="float" office:value="0.204188983999302" calcext:value-type="float">
            <text:p>0.20418898399930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386.622727816" calcext:value-type="float">
            <text:p>126386.622727816</text:p>
          </table:table-cell>
          <table:table-cell office:value-type="float" office:value="0.204316923999613" calcext:value-type="float">
            <text:p>0.204316923999613</text:p>
          </table:table-cell>
        </table:table-row>
        <table:table-row table:style-name="ro1">
          <table:table-cell office:value-type="float" office:value="173.30409385" calcext:value-type="float">
            <text:p>173.30409385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2700.360132934" calcext:value-type="float">
            <text:p>122700.360132934</text:p>
          </table:table-cell>
          <table:table-cell office:value-type="float" office:value="0.208322667000175" calcext:value-type="float">
            <text:p>0.20832266700017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2700.360132934" calcext:value-type="float">
            <text:p>122700.360132934</text:p>
          </table:table-cell>
          <table:table-cell office:value-type="float" office:value="0.204097402000116" calcext:value-type="float">
            <text:p>0.204097402000116</text:p>
          </table:table-cell>
        </table:table-row>
        <table:table-row table:style-name="ro1">
          <table:table-cell office:value-type="float" office:value="173.506659465999" calcext:value-type="float">
            <text:p>173.506659465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5150.284128933" calcext:value-type="float">
            <text:p>125150.284128933</text:p>
          </table:table-cell>
          <table:table-cell office:value-type="float" office:value="0.207179315000758" calcext:value-type="float">
            <text:p>0.2071793150007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150.284128933" calcext:value-type="float">
            <text:p>125150.284128933</text:p>
          </table:table-cell>
          <table:table-cell office:value-type="float" office:value="0.204358826000316" calcext:value-type="float">
            <text:p>0.204358826000316</text:p>
          </table:table-cell>
        </table:table-row>
        <table:table-row table:style-name="ro1">
          <table:table-cell office:value-type="float" office:value="173.709428763999" calcext:value-type="float">
            <text:p>173.709428763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5150.284128933" calcext:value-type="float">
            <text:p>125150.284128933</text:p>
          </table:table-cell>
          <table:table-cell office:value-type="float" office:value="0.207073304000005" calcext:value-type="float">
            <text:p>0.20707330400000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10.2008789603" calcext:value-type="float">
            <text:p>74110.2008789603</text:p>
          </table:table-cell>
          <table:table-cell office:value-type="float" office:value="0.20412528199995" calcext:value-type="float">
            <text:p>0.20412528199995</text:p>
          </table:table-cell>
        </table:table-row>
        <table:table-row table:style-name="ro1">
          <table:table-cell office:value-type="float" office:value="173.911230303" calcext:value-type="float">
            <text:p>173.911230303</text:p>
          </table:table-cell>
          <table:table-cell office:value-type="float" office:value="75000" calcext:value-type="float">
            <text:p>75000</text:p>
          </table:table-cell>
          <table:table-cell office:value-type="float" office:value="74110.2008789603" calcext:value-type="float">
            <text:p>74110.2008789603</text:p>
          </table:table-cell>
          <table:table-cell office:value-type="float" office:value="0.204935221999222" calcext:value-type="float">
            <text:p>0.2049352219992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10.2008789603" calcext:value-type="float">
            <text:p>74110.2008789603</text:p>
          </table:table-cell>
          <table:table-cell office:value-type="float" office:value="0.204224123000131" calcext:value-type="float">
            <text:p>0.204224123000131</text:p>
          </table:table-cell>
        </table:table-row>
        <table:table-row table:style-name="ro1">
          <table:table-cell office:value-type="float" office:value="174.112618617" calcext:value-type="float">
            <text:p>174.112618617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110.2008789603" calcext:value-type="float">
            <text:p>74110.2008789603</text:p>
          </table:table-cell>
          <table:table-cell office:value-type="float" office:value="0.205002422000689" calcext:value-type="float">
            <text:p>0.20500242200068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150.284128933" calcext:value-type="float">
            <text:p>125150.284128933</text:p>
          </table:table-cell>
          <table:table-cell office:value-type="float" office:value="0.204103781999947" calcext:value-type="float">
            <text:p>0.204103781999947</text:p>
          </table:table-cell>
        </table:table-row>
        <table:table-row table:style-name="ro1">
          <table:table-cell office:value-type="float" office:value="174.385047624" calcext:value-type="float">
            <text:p>174.385047624</text:p>
          </table:table-cell>
          <table:table-cell office:value-type="float" office:value="125000" calcext:value-type="float">
            <text:p>125000</text:p>
          </table:table-cell>
          <table:table-cell office:value-type="float" office:value="15312.0249749918" calcext:value-type="float">
            <text:p>15312.0249749918</text:p>
          </table:table-cell>
          <table:table-cell office:value-type="float" office:value="0.372080434000054" calcext:value-type="float">
            <text:p>0.37208043400005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312.0249749918" calcext:value-type="float">
            <text:p>15312.0249749918</text:p>
          </table:table-cell>
          <table:table-cell office:value-type="float" office:value="0.204745149999326" calcext:value-type="float">
            <text:p>0.204745149999326</text:p>
          </table:table-cell>
        </table:table-row>
        <table:table-row table:style-name="ro1">
          <table:table-cell office:value-type="float" office:value="174.587073315" calcext:value-type="float">
            <text:p>174.587073315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5150.284128933" calcext:value-type="float">
            <text:p>125150.284128933</text:p>
          </table:table-cell>
          <table:table-cell office:value-type="float" office:value="0.207043975000488" calcext:value-type="float">
            <text:p>0.2070439750004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150.284128933" calcext:value-type="float">
            <text:p>125150.284128933</text:p>
          </table:table-cell>
          <table:table-cell office:value-type="float" office:value="0.20614041600038" calcext:value-type="float">
            <text:p>0.20614041600038</text:p>
          </table:table-cell>
        </table:table-row>
        <table:table-row table:style-name="ro1">
          <table:table-cell office:value-type="float" office:value="174.789132256999" calcext:value-type="float">
            <text:p>174.789132256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3721.161797934" calcext:value-type="float">
            <text:p>123721.161797934</text:p>
          </table:table-cell>
          <table:table-cell office:value-type="float" office:value="0.370399585000087" calcext:value-type="float">
            <text:p>0.37039958500008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681.0785479611" calcext:value-type="float">
            <text:p>72681.0785479611</text:p>
          </table:table-cell>
          <table:table-cell office:value-type="float" office:value="0.20482943099978" calcext:value-type="float">
            <text:p>0.20482943099978</text:p>
          </table:table-cell>
        </table:table-row>
        <table:table-row table:style-name="ro1">
          <table:table-cell office:value-type="float" office:value="174.990562852" calcext:value-type="float">
            <text:p>174.990562852</text:p>
          </table:table-cell>
          <table:table-cell office:value-type="float" office:value="75000" calcext:value-type="float">
            <text:p>75000</text:p>
          </table:table-cell>
          <table:table-cell office:value-type="float" office:value="75335.1628769597" calcext:value-type="float">
            <text:p>75335.1628769597</text:p>
          </table:table-cell>
          <table:table-cell office:value-type="float" office:value="0.204383116999452" calcext:value-type="float">
            <text:p>0.20438311699945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35.1628769597" calcext:value-type="float">
            <text:p>75335.1628769597</text:p>
          </table:table-cell>
          <table:table-cell office:value-type="float" office:value="0.204115722000097" calcext:value-type="float">
            <text:p>0.204115722000097</text:p>
          </table:table-cell>
        </table:table-row>
        <table:table-row table:style-name="ro1">
          <table:table-cell office:value-type="float" office:value="175.192610323999" calcext:value-type="float">
            <text:p>175.192610323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110.2008789603" calcext:value-type="float">
            <text:p>74110.2008789603</text:p>
          </table:table-cell>
          <table:table-cell office:value-type="float" office:value="0.205228356000589" calcext:value-type="float">
            <text:p>0.20522835600058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150.284128933" calcext:value-type="float">
            <text:p>125150.284128933</text:p>
          </table:table-cell>
          <table:table-cell office:value-type="float" office:value="0.204049771999962" calcext:value-type="float">
            <text:p>0.204049771999962</text:p>
          </table:table-cell>
        </table:table-row>
        <table:table-row table:style-name="ro1">
          <table:table-cell office:value-type="float" office:value="175.394816298" calcext:value-type="float">
            <text:p>175.394816298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335.1628769597" calcext:value-type="float">
            <text:p>75335.1628769597</text:p>
          </table:table-cell>
          <table:table-cell office:value-type="float" office:value="0.257721381999545" calcext:value-type="float">
            <text:p>0.25772138199954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35.1628769597" calcext:value-type="float">
            <text:p>75335.1628769597</text:p>
          </table:table-cell>
          <table:table-cell office:value-type="float" office:value="0.204503377000037" calcext:value-type="float">
            <text:p>0.204503377000037</text:p>
          </table:table-cell>
        </table:table-row>
        <table:table-row table:style-name="ro1">
          <table:table-cell office:value-type="float" office:value="175.597341445" calcext:value-type="float">
            <text:p>175.597341445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925.322130934" calcext:value-type="float">
            <text:p>123925.322130934</text:p>
          </table:table-cell>
          <table:table-cell office:value-type="float" office:value="0.206747992000601" calcext:value-type="float">
            <text:p>0.20674799200060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925.322130934" calcext:value-type="float">
            <text:p>123925.322130934</text:p>
          </table:table-cell>
          <table:table-cell office:value-type="float" office:value="0.203996451999956" calcext:value-type="float">
            <text:p>0.203996451999956</text:p>
          </table:table-cell>
        </table:table-row>
        <table:table-row table:style-name="ro1">
          <table:table-cell office:value-type="float" office:value="175.799659959999" calcext:value-type="float">
            <text:p>175.79965995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6375.246126932" calcext:value-type="float">
            <text:p>126375.246126932</text:p>
          </table:table-cell>
          <table:table-cell office:value-type="float" office:value="0.207128574999842" calcext:value-type="float">
            <text:p>0.20712857499984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35.1628769597" calcext:value-type="float">
            <text:p>75335.1628769597</text:p>
          </table:table-cell>
          <table:table-cell office:value-type="float" office:value="0.204391966000003" calcext:value-type="float">
            <text:p>0.204391966000003</text:p>
          </table:table-cell>
        </table:table-row>
        <table:table-row table:style-name="ro1">
          <table:table-cell office:value-type="float" office:value="176.002201116999" calcext:value-type="float">
            <text:p>176.002201116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2885.238880961" calcext:value-type="float">
            <text:p>72885.238880961</text:p>
          </table:table-cell>
          <table:table-cell office:value-type="float" office:value="0.204571488000511" calcext:value-type="float">
            <text:p>0.2045714880005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885.238880961" calcext:value-type="float">
            <text:p>72885.238880961</text:p>
          </table:table-cell>
          <table:table-cell office:value-type="float" office:value="0.20436124600019" calcext:value-type="float">
            <text:p>0.20436124600019</text:p>
          </table:table-cell>
        </table:table-row>
        <table:table-row table:style-name="ro1">
          <table:table-cell office:value-type="float" office:value="176.204500422" calcext:value-type="float">
            <text:p>176.204500422</text:p>
          </table:table-cell>
          <table:table-cell office:value-type="float" office:value="125000" calcext:value-type="float">
            <text:p>125000</text:p>
          </table:table-cell>
          <table:table-cell office:value-type="float" office:value="72885.238880961" calcext:value-type="float">
            <text:p>72885.238880961</text:p>
          </table:table-cell>
          <table:table-cell office:value-type="float" office:value="0.206998044999636" calcext:value-type="float">
            <text:p>0.20699804499963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925.322130934" calcext:value-type="float">
            <text:p>123925.322130934</text:p>
          </table:table-cell>
          <table:table-cell office:value-type="float" office:value="0.204260964999776" calcext:value-type="float">
            <text:p>0.204260964999776</text:p>
          </table:table-cell>
        </table:table-row>
        <table:table-row table:style-name="ro1">
          <table:table-cell office:value-type="float" office:value="176.406352372999" calcext:value-type="float">
            <text:p>176.406352372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5167.847191572" calcext:value-type="float">
            <text:p>125167.847191572</text:p>
          </table:table-cell>
          <table:table-cell office:value-type="float" office:value="0.207333818999359" calcext:value-type="float">
            <text:p>0.20733381899935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167.847191572" calcext:value-type="float">
            <text:p>125167.847191572</text:p>
          </table:table-cell>
          <table:table-cell office:value-type="float" office:value="0.414331936000053" calcext:value-type="float">
            <text:p>0.414331936000053</text:p>
          </table:table-cell>
        </table:table-row>
        <table:table-row table:style-name="ro1">
          <table:table-cell office:value-type="float" office:value="176.608149113" calcext:value-type="float">
            <text:p>176.608149113</text:p>
          </table:table-cell>
          <table:table-cell office:value-type="float" office:value="75000" calcext:value-type="float">
            <text:p>75000</text:p>
          </table:table-cell>
          <table:table-cell office:value-type="float" office:value="124060.552018667" calcext:value-type="float">
            <text:p>124060.552018667</text:p>
          </table:table-cell>
          <table:table-cell office:value-type="float" office:value="0.207216398000128" calcext:value-type="float">
            <text:p>0.2072163980001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964.7727688043" calcext:value-type="float">
            <text:p>72964.7727688043</text:p>
          </table:table-cell>
          <table:table-cell office:value-type="float" office:value="0.229610152000532" calcext:value-type="float">
            <text:p>0.229610152000532</text:p>
          </table:table-cell>
        </table:table-row>
        <table:table-row table:style-name="ro1">
          <table:table-cell office:value-type="float" office:value="176.810378497" calcext:value-type="float">
            <text:p>176.810378497</text:p>
          </table:table-cell>
          <table:table-cell office:value-type="float" office:value="75000" calcext:value-type="float">
            <text:p>75000</text:p>
          </table:table-cell>
          <table:table-cell office:value-type="float" office:value="75417.3701727978" calcext:value-type="float">
            <text:p>75417.3701727978</text:p>
          </table:table-cell>
          <table:table-cell office:value-type="float" office:value="0.204101903999799" calcext:value-type="float">
            <text:p>0.2041019039997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417.3701727978" calcext:value-type="float">
            <text:p>75417.3701727978</text:p>
          </table:table-cell>
          <table:table-cell office:value-type="float" office:value="0.346047242000168" calcext:value-type="float">
            <text:p>0.346047242000168</text:p>
          </table:table-cell>
        </table:table-row>
        <table:table-row table:style-name="ro1">
          <table:table-cell office:value-type="float" office:value="177.012824173999" calcext:value-type="float">
            <text:p>177.012824173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417.3701727978" calcext:value-type="float">
            <text:p>75417.3701727978</text:p>
          </table:table-cell>
          <table:table-cell office:value-type="float" office:value="0.204074094999669" calcext:value-type="float">
            <text:p>0.20407409499966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417.3701727978" calcext:value-type="float">
            <text:p>75417.3701727978</text:p>
          </table:table-cell>
          <table:table-cell office:value-type="float" office:value="0.202707518000352" calcext:value-type="float">
            <text:p>0.202707518000352</text:p>
          </table:table-cell>
        </table:table-row>
        <table:table-row table:style-name="ro1">
          <table:table-cell office:value-type="float" office:value="177.214944978" calcext:value-type="float">
            <text:p>177.214944978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313.6025759259" calcext:value-type="float">
            <text:p>75313.6025759259</text:p>
          </table:table-cell>
          <table:table-cell office:value-type="float" office:value="0.204249037000409" calcext:value-type="float">
            <text:p>0.20424903700040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339.078575876" calcext:value-type="float">
            <text:p>126339.078575876</text:p>
          </table:table-cell>
          <table:table-cell office:value-type="float" office:value="0.203196173999459" calcext:value-type="float">
            <text:p>0.203196173999459</text:p>
          </table:table-cell>
        </table:table-row>
        <table:table-row table:style-name="ro1">
          <table:table-cell office:value-type="float" office:value="177.417881591" calcext:value-type="float">
            <text:p>177.417881591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872.975664799" calcext:value-type="float">
            <text:p>123872.975664799</text:p>
          </table:table-cell>
          <table:table-cell office:value-type="float" office:value="0.21029918000022" calcext:value-type="float">
            <text:p>0.210299180000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872.975664799" calcext:value-type="float">
            <text:p>123872.975664799</text:p>
          </table:table-cell>
          <table:table-cell office:value-type="float" office:value="0.205458698999792" calcext:value-type="float">
            <text:p>0.205458698999792</text:p>
          </table:table-cell>
        </table:table-row>
        <table:table-row table:style-name="ro1">
          <table:table-cell office:value-type="float" office:value="177.628422983999" calcext:value-type="float">
            <text:p>177.628422983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4485.197949798" calcext:value-type="float">
            <text:p>124485.197949798</text:p>
          </table:table-cell>
          <table:table-cell office:value-type="float" office:value="0.205041854999763" calcext:value-type="float">
            <text:p>0.20504185499976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466.6741998808" calcext:value-type="float">
            <text:p>73466.6741998808</text:p>
          </table:table-cell>
          <table:table-cell office:value-type="float" office:value="0.204621039999438" calcext:value-type="float">
            <text:p>0.204621039999438</text:p>
          </table:table-cell>
        </table:table-row>
        <table:table-row table:style-name="ro1">
          <table:table-cell office:value-type="float" office:value="177.829935182" calcext:value-type="float">
            <text:p>177.829935182</text:p>
          </table:table-cell>
          <table:table-cell office:value-type="float" office:value="75000" calcext:value-type="float">
            <text:p>75000</text:p>
          </table:table-cell>
          <table:table-cell office:value-type="float" office:value="76527.7856248758" calcext:value-type="float">
            <text:p>76527.7856248758</text:p>
          </table:table-cell>
          <table:table-cell office:value-type="float" office:value="0.204511568999806" calcext:value-type="float">
            <text:p>0.20451156899980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27.7856248758" calcext:value-type="float">
            <text:p>76527.7856248758</text:p>
          </table:table-cell>
          <table:table-cell office:value-type="float" office:value="0.209007120000024" calcext:value-type="float">
            <text:p>0.209007120000024</text:p>
          </table:table-cell>
        </table:table-row>
        <table:table-row table:style-name="ro1">
          <table:table-cell office:value-type="float" office:value="178.032013034999" calcext:value-type="float">
            <text:p>178.032013034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6527.7856248758" calcext:value-type="float">
            <text:p>76527.7856248758</text:p>
          </table:table-cell>
          <table:table-cell office:value-type="float" office:value="0.204027744000086" calcext:value-type="float">
            <text:p>0.20402774400008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27.7856248758" calcext:value-type="float">
            <text:p>76527.7856248758</text:p>
          </table:table-cell>
          <table:table-cell office:value-type="float" office:value="0.204684869999255" calcext:value-type="float">
            <text:p>0.204684869999255</text:p>
          </table:table-cell>
        </table:table-row>
        <table:table-row table:style-name="ro1">
          <table:table-cell office:value-type="float" office:value="178.234645125" calcext:value-type="float">
            <text:p>178.234645125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303.3410548778" calcext:value-type="float">
            <text:p>75303.3410548778</text:p>
          </table:table-cell>
          <table:table-cell office:value-type="float" office:value="0.204343168000378" calcext:value-type="float">
            <text:p>0.2043431680003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321.864804795" calcext:value-type="float">
            <text:p>126321.864804795</text:p>
          </table:table-cell>
          <table:table-cell office:value-type="float" office:value="0.204525148999892" calcext:value-type="float">
            <text:p>0.204525148999892</text:p>
          </table:table-cell>
        </table:table-row>
        <table:table-row table:style-name="ro1">
          <table:table-cell office:value-type="float" office:value="178.436307245" calcext:value-type="float">
            <text:p>178.436307245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0172.341216051" calcext:value-type="float">
            <text:p>120172.341216051</text:p>
          </table:table-cell>
          <table:table-cell office:value-type="float" office:value="0.217031832999965" calcext:value-type="float">
            <text:p>0.21703183299996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172.341216051" calcext:value-type="float">
            <text:p>120172.341216051</text:p>
          </table:table-cell>
          <table:table-cell office:value-type="float" office:value="0.206146918000741" calcext:value-type="float">
            <text:p>0.206146918000741</text:p>
          </table:table-cell>
        </table:table-row>
        <table:table-row table:style-name="ro1">
          <table:table-cell office:value-type="float" office:value="178.63844414" calcext:value-type="float">
            <text:p>178.63844414</text:p>
          </table:table-cell>
          <table:table-cell office:value-type="float" office:value="75000" calcext:value-type="float">
            <text:p>75000</text:p>
          </table:table-cell>
          <table:table-cell office:value-type="float" office:value="121396.507680051" calcext:value-type="float">
            <text:p>121396.507680051</text:p>
          </table:table-cell>
          <table:table-cell office:value-type="float" office:value="0.21227644299961" calcext:value-type="float">
            <text:p>0.2122764429996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389.5716800298" calcext:value-type="float">
            <text:p>70389.5716800298</text:p>
          </table:table-cell>
          <table:table-cell office:value-type="float" office:value="0.20457013899977" calcext:value-type="float">
            <text:p>0.20457013899977</text:p>
          </table:table-cell>
        </table:table-row>
        <table:table-row table:style-name="ro1">
          <table:table-cell office:value-type="float" office:value="178.840201511" calcext:value-type="float">
            <text:p>178.840201511</text:p>
          </table:table-cell>
          <table:table-cell office:value-type="float" office:value="75000" calcext:value-type="float">
            <text:p>75000</text:p>
          </table:table-cell>
          <table:table-cell office:value-type="float" office:value="74062.0710720314" calcext:value-type="float">
            <text:p>74062.0710720314</text:p>
          </table:table-cell>
          <table:table-cell office:value-type="float" office:value="0.205182437000076" calcext:value-type="float">
            <text:p>0.20518243700007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062.0710720314" calcext:value-type="float">
            <text:p>74062.0710720314</text:p>
          </table:table-cell>
          <table:table-cell office:value-type="float" office:value="0.205074504999175" calcext:value-type="float">
            <text:p>0.205074504999175</text:p>
          </table:table-cell>
        </table:table-row>
        <table:table-row table:style-name="ro1">
          <table:table-cell office:value-type="float" office:value="179.042366596" calcext:value-type="float">
            <text:p>179.042366596</text:p>
          </table:table-cell>
          <table:table-cell office:value-type="float" office:value="75000" calcext:value-type="float">
            <text:p>75000</text:p>
          </table:table-cell>
          <table:table-cell office:value-type="float" office:value="74674.1543040316" calcext:value-type="float">
            <text:p>74674.1543040316</text:p>
          </table:table-cell>
          <table:table-cell office:value-type="float" office:value="0.205023344999972" calcext:value-type="float">
            <text:p>0.20502334499997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674.1543040316" calcext:value-type="float">
            <text:p>74674.1543040316</text:p>
          </table:table-cell>
          <table:table-cell office:value-type="float" office:value="0.204749242000617" calcext:value-type="float">
            <text:p>0.204749242000617</text:p>
          </table:table-cell>
        </table:table-row>
        <table:table-row table:style-name="ro1">
          <table:table-cell office:value-type="float" office:value="179.244998826" calcext:value-type="float">
            <text:p>179.244998826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510.4040000324" calcext:value-type="float">
            <text:p>76510.4040000324</text:p>
          </table:table-cell>
          <table:table-cell office:value-type="float" office:value="0.205958415999703" calcext:value-type="float">
            <text:p>0.2059584159997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517.340000054" calcext:value-type="float">
            <text:p>127517.340000054</text:p>
          </table:table-cell>
          <table:table-cell office:value-type="float" office:value="0.206454731000122" calcext:value-type="float">
            <text:p>0.206454731000122</text:p>
          </table:table-cell>
        </table:table-row>
        <table:table-row table:style-name="ro1">
          <table:table-cell office:value-type="float" office:value="179.447899459999" calcext:value-type="float">
            <text:p>179.447899459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2620.674144052" calcext:value-type="float">
            <text:p>122620.674144052</text:p>
          </table:table-cell>
          <table:table-cell office:value-type="float" office:value="0.285423110000011" calcext:value-type="float">
            <text:p>0.2854231100000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2620.674144052" calcext:value-type="float">
            <text:p>122620.674144052</text:p>
          </table:table-cell>
          <table:table-cell office:value-type="float" office:value="0.203903082000579" calcext:value-type="float">
            <text:p>0.203903082000579</text:p>
          </table:table-cell>
        </table:table-row>
        <table:table-row table:style-name="ro1">
          <table:table-cell office:value-type="float" office:value="179.649949963999" calcext:value-type="float">
            <text:p>179.649949963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5069.007072053" calcext:value-type="float">
            <text:p>125069.007072053</text:p>
          </table:table-cell>
          <table:table-cell office:value-type="float" office:value="0.207834635999461" calcext:value-type="float">
            <text:p>0.20783463599946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062.0710720314" calcext:value-type="float">
            <text:p>74062.0710720314</text:p>
          </table:table-cell>
          <table:table-cell office:value-type="float" office:value="0.203931672999715" calcext:value-type="float">
            <text:p>0.203931672999715</text:p>
          </table:table-cell>
        </table:table-row>
        <table:table-row table:style-name="ro1">
          <table:table-cell office:value-type="float" office:value="179.852027149" calcext:value-type="float">
            <text:p>179.852027149</text:p>
          </table:table-cell>
          <table:table-cell office:value-type="float" office:value="75000" calcext:value-type="float">
            <text:p>75000</text:p>
          </table:table-cell>
          <table:table-cell office:value-type="float" office:value="75286.2375360319" calcext:value-type="float">
            <text:p>75286.2375360319</text:p>
          </table:table-cell>
          <table:table-cell office:value-type="float" office:value="0.204598531000556" calcext:value-type="float">
            <text:p>0.20459853100055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286.2375360319" calcext:value-type="float">
            <text:p>75286.2375360319</text:p>
          </table:table-cell>
          <table:table-cell office:value-type="float" office:value="0.205497219999415" calcext:value-type="float">
            <text:p>0.205497219999415</text:p>
          </table:table-cell>
        </table:table-row>
        <table:table-row table:style-name="ro1">
          <table:table-cell office:value-type="float" office:value="180.054225055" calcext:value-type="float">
            <text:p>180.054225055</text:p>
          </table:table-cell>
          <table:table-cell office:value-type="float" office:value="75000" calcext:value-type="float">
            <text:p>75000</text:p>
          </table:table-cell>
          <table:table-cell office:value-type="float" office:value="74062.0710720314" calcext:value-type="float">
            <text:p>74062.0710720314</text:p>
          </table:table-cell>
          <table:table-cell office:value-type="float" office:value="0.204492480999761" calcext:value-type="float">
            <text:p>0.20449248099976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062.0710720314" calcext:value-type="float">
            <text:p>74062.0710720314</text:p>
          </table:table-cell>
          <table:table-cell office:value-type="float" office:value="0.204860972999995" calcext:value-type="float">
            <text:p>0.204860972999995</text:p>
          </table:table-cell>
        </table:table-row>
        <table:table-row table:style-name="ro1">
          <table:table-cell office:value-type="float" office:value="180.256641833999" calcext:value-type="float">
            <text:p>180.256641833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510.4040000324" calcext:value-type="float">
            <text:p>76510.4040000324</text:p>
          </table:table-cell>
          <table:table-cell office:value-type="float" office:value="0.205115187000047" calcext:value-type="float">
            <text:p>0.20511518700004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517.340000054" calcext:value-type="float">
            <text:p>127517.340000054</text:p>
          </table:table-cell>
          <table:table-cell office:value-type="float" office:value="0.205176016999758" calcext:value-type="float">
            <text:p>0.205176016999758</text:p>
          </table:table-cell>
        </table:table-row>
        <table:table-row table:style-name="ro1">
          <table:table-cell office:value-type="float" office:value="180.457711669" calcext:value-type="float">
            <text:p>180.45771166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028.729632052" calcext:value-type="float">
            <text:p>123028.729632052</text:p>
          </table:table-cell>
          <table:table-cell office:value-type="float" office:value="0.208830057000341" calcext:value-type="float">
            <text:p>0.20883005700034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028.729632052" calcext:value-type="float">
            <text:p>123028.729632052</text:p>
          </table:table-cell>
          <table:table-cell office:value-type="float" office:value="0.216581246000715" calcext:value-type="float">
            <text:p>0.216581246000715</text:p>
          </table:table-cell>
        </table:table-row>
        <table:table-row table:style-name="ro1">
          <table:table-cell office:value-type="float" office:value="180.661118088" calcext:value-type="float">
            <text:p>180.661118088</text:p>
          </table:table-cell>
          <table:table-cell office:value-type="float" office:value="75000" calcext:value-type="float">
            <text:p>75000</text:p>
          </table:table-cell>
          <table:table-cell office:value-type="float" office:value="123436.785120052" calcext:value-type="float">
            <text:p>123436.785120052</text:p>
          </table:table-cell>
          <table:table-cell office:value-type="float" office:value="0.207891777000441" calcext:value-type="float">
            <text:p>0.20789177700044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429.8491200307" calcext:value-type="float">
            <text:p>72429.8491200307</text:p>
          </table:table-cell>
          <table:table-cell office:value-type="float" office:value="0.231015189000573" calcext:value-type="float">
            <text:p>0.231015189000573</text:p>
          </table:table-cell>
        </table:table-row>
        <table:table-row table:style-name="ro1">
          <table:table-cell office:value-type="float" office:value="180.864197364" calcext:value-type="float">
            <text:p>180.864197364</text:p>
          </table:table-cell>
          <table:table-cell office:value-type="float" office:value="75000" calcext:value-type="float">
            <text:p>75000</text:p>
          </table:table-cell>
          <table:table-cell office:value-type="float" office:value="75286.2375360319" calcext:value-type="float">
            <text:p>75286.2375360319</text:p>
          </table:table-cell>
          <table:table-cell office:value-type="float" office:value="0.205403199999637" calcext:value-type="float">
            <text:p>0.20540319999963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286.2375360319" calcext:value-type="float">
            <text:p>75286.2375360319</text:p>
          </table:table-cell>
          <table:table-cell office:value-type="float" office:value="0.204655161000119" calcext:value-type="float">
            <text:p>0.204655161000119</text:p>
          </table:table-cell>
        </table:table-row>
        <table:table-row table:style-name="ro1">
          <table:table-cell office:value-type="float" office:value="181.065816265" calcext:value-type="float">
            <text:p>181.065816265</text:p>
          </table:table-cell>
          <table:table-cell office:value-type="float" office:value="75000" calcext:value-type="float">
            <text:p>75000</text:p>
          </table:table-cell>
          <table:table-cell office:value-type="float" office:value="75286.2375360319" calcext:value-type="float">
            <text:p>75286.2375360319</text:p>
          </table:table-cell>
          <table:table-cell office:value-type="float" office:value="0.204938775999835" calcext:value-type="float">
            <text:p>0.20493877599983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286.2375360319" calcext:value-type="float">
            <text:p>75286.2375360319</text:p>
          </table:table-cell>
          <table:table-cell office:value-type="float" office:value="0.204968944999564" calcext:value-type="float">
            <text:p>0.204968944999564</text:p>
          </table:table-cell>
        </table:table-row>
        <table:table-row table:style-name="ro1">
          <table:table-cell office:value-type="float" office:value="181.267541527" calcext:value-type="float">
            <text:p>181.267541527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062.0710720314" calcext:value-type="float">
            <text:p>74062.0710720314</text:p>
          </table:table-cell>
          <table:table-cell office:value-type="float" office:value="0.204352710000421" calcext:value-type="float">
            <text:p>0.20435271000042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069.007072053" calcext:value-type="float">
            <text:p>125069.007072053</text:p>
          </table:table-cell>
          <table:table-cell office:value-type="float" office:value="0.205740433999381" calcext:value-type="float">
            <text:p>0.205740433999381</text:p>
          </table:table-cell>
        </table:table-row>
        <table:table-row table:style-name="ro1">
          <table:table-cell office:value-type="float" office:value="181.469369269999" calcext:value-type="float">
            <text:p>181.469369269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4036.302976229" calcext:value-type="float">
            <text:p>124036.302976229</text:p>
          </table:table-cell>
          <table:table-cell office:value-type="float" office:value="0.207952638999814" calcext:value-type="float">
            <text:p>0.2079526389998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831.959808229" calcext:value-type="float">
            <text:p>123831.959808229</text:p>
          </table:table-cell>
          <table:table-cell office:value-type="float" office:value="0.204387767999833" calcext:value-type="float">
            <text:p>0.204387767999833</text:p>
          </table:table-cell>
        </table:table-row>
        <table:table-row table:style-name="ro1">
          <table:table-cell office:value-type="float" office:value="181.671156843" calcext:value-type="float">
            <text:p>181.671156843</text:p>
          </table:table-cell>
          <table:table-cell office:value-type="float" office:value="75000" calcext:value-type="float">
            <text:p>75000</text:p>
          </table:table-cell>
          <table:table-cell office:value-type="float" office:value="122611.626000253" calcext:value-type="float">
            <text:p>122611.626000253</text:p>
          </table:table-cell>
          <table:table-cell office:value-type="float" office:value="0.209266113000012" calcext:value-type="float">
            <text:p>0.2092661130000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1727.8012101478" calcext:value-type="float">
            <text:p>71727.8012101478</text:p>
          </table:table-cell>
          <table:table-cell office:value-type="float" office:value="0.204073714000515" calcext:value-type="float">
            <text:p>0.204073714000515</text:p>
          </table:table-cell>
        </table:table-row>
        <table:table-row table:style-name="ro1">
          <table:table-cell office:value-type="float" office:value="181.873960356" calcext:value-type="float">
            <text:p>181.873960356</text:p>
          </table:table-cell>
          <table:table-cell office:value-type="float" office:value="75000" calcext:value-type="float">
            <text:p>75000</text:p>
          </table:table-cell>
          <table:table-cell office:value-type="float" office:value="74180.0337301529" calcext:value-type="float">
            <text:p>74180.0337301529</text:p>
          </table:table-cell>
          <table:table-cell office:value-type="float" office:value="0.204528391999702" calcext:value-type="float">
            <text:p>0.20452839199970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80.0337301529" calcext:value-type="float">
            <text:p>74180.0337301529</text:p>
          </table:table-cell>
          <table:table-cell office:value-type="float" office:value="0.20451914000023" calcext:value-type="float">
            <text:p>0.20451914000023</text:p>
          </table:table-cell>
        </table:table-row>
        <table:table-row table:style-name="ro1">
          <table:table-cell office:value-type="float" office:value="182.076196084" calcext:value-type="float">
            <text:p>182.076196084</text:p>
          </table:table-cell>
          <table:table-cell office:value-type="float" office:value="75000" calcext:value-type="float">
            <text:p>75000</text:p>
          </table:table-cell>
          <table:table-cell office:value-type="float" office:value="76632.266250158" calcext:value-type="float">
            <text:p>76632.266250158</text:p>
          </table:table-cell>
          <table:table-cell office:value-type="float" office:value="0.202998386000218" calcext:value-type="float">
            <text:p>0.2029983860002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632.266250158" calcext:value-type="float">
            <text:p>76632.266250158</text:p>
          </table:table-cell>
          <table:table-cell office:value-type="float" office:value="0.208619026000633" calcext:value-type="float">
            <text:p>0.208619026000633</text:p>
          </table:table-cell>
        </table:table-row>
        <table:table-row table:style-name="ro1">
          <table:table-cell office:value-type="float" office:value="182.279058368999" calcext:value-type="float">
            <text:p>182.279058368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180.0337301529" calcext:value-type="float">
            <text:p>74180.0337301529</text:p>
          </table:table-cell>
          <table:table-cell office:value-type="float" office:value="0.204305920000479" calcext:value-type="float">
            <text:p>0.20430592000047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268.211230258" calcext:value-type="float">
            <text:p>125268.211230258</text:p>
          </table:table-cell>
          <table:table-cell office:value-type="float" office:value="0.205790324999725" calcext:value-type="float">
            <text:p>0.205790324999725</text:p>
          </table:table-cell>
        </table:table-row>
        <table:table-row table:style-name="ro1">
          <table:table-cell office:value-type="float" office:value="182.491744778" calcext:value-type="float">
            <text:p>182.491744778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1596.03321413" calcext:value-type="float">
            <text:p>121596.03321413</text:p>
          </table:table-cell>
          <table:table-cell office:value-type="float" office:value="0.29729997800041" calcext:value-type="float">
            <text:p>0.2972999780004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1596.03321413" calcext:value-type="float">
            <text:p>121596.03321413</text:p>
          </table:table-cell>
          <table:table-cell office:value-type="float" office:value="0.205318839000029" calcext:value-type="float">
            <text:p>0.205318839000029</text:p>
          </table:table-cell>
        </table:table-row>
        <table:table-row table:style-name="ro1">
          <table:table-cell office:value-type="float" office:value="182.692895194999" calcext:value-type="float">
            <text:p>182.692895194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5656.000934135" calcext:value-type="float">
            <text:p>125656.000934135</text:p>
          </table:table-cell>
          <table:table-cell office:value-type="float" office:value="0.204489382000247" calcext:value-type="float">
            <text:p>0.20448938200024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906.4044340803" calcext:value-type="float">
            <text:p>74906.4044340803</text:p>
          </table:table-cell>
          <table:table-cell office:value-type="float" office:value="0.203915262999544" calcext:value-type="float">
            <text:p>0.203915262999544</text:p>
          </table:table-cell>
        </table:table-row>
        <table:table-row table:style-name="ro1">
          <table:table-cell office:value-type="float" office:value="182.893837099" calcext:value-type="float">
            <text:p>182.893837099</text:p>
          </table:table-cell>
          <table:table-cell office:value-type="float" office:value="75000" calcext:value-type="float">
            <text:p>75000</text:p>
          </table:table-cell>
          <table:table-cell office:value-type="float" office:value="76124.3947500816" calcext:value-type="float">
            <text:p>76124.3947500816</text:p>
          </table:table-cell>
          <table:table-cell office:value-type="float" office:value="0.204549762999704" calcext:value-type="float">
            <text:p>0.20454976299970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124.3947500816" calcext:value-type="float">
            <text:p>76124.3947500816</text:p>
          </table:table-cell>
          <table:table-cell office:value-type="float" office:value="0.236527443000341" calcext:value-type="float">
            <text:p>0.236527443000341</text:p>
          </table:table-cell>
        </table:table-row>
        <table:table-row table:style-name="ro1">
          <table:table-cell office:value-type="float" office:value="183.096170448" calcext:value-type="float">
            <text:p>183.096170448</text:p>
          </table:table-cell>
          <table:table-cell office:value-type="float" office:value="75000" calcext:value-type="float">
            <text:p>75000</text:p>
          </table:table-cell>
          <table:table-cell office:value-type="float" office:value="76124.3947500816" calcext:value-type="float">
            <text:p>76124.3947500816</text:p>
          </table:table-cell>
          <table:table-cell office:value-type="float" office:value="0.204247098999986" calcext:value-type="float">
            <text:p>0.20424709899998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124.3947500816" calcext:value-type="float">
            <text:p>76124.3947500816</text:p>
          </table:table-cell>
          <table:table-cell office:value-type="float" office:value="0.208194232000096" calcext:value-type="float">
            <text:p>0.208194232000096</text:p>
          </table:table-cell>
        </table:table-row>
        <table:table-row table:style-name="ro1">
          <table:table-cell office:value-type="float" office:value="183.298298426" calcext:value-type="float">
            <text:p>183.298298426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906.4044340803" calcext:value-type="float">
            <text:p>74906.4044340803</text:p>
          </table:table-cell>
          <table:table-cell office:value-type="float" office:value="0.204027336999388" calcext:value-type="float">
            <text:p>0.2040273369993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656.000934135" calcext:value-type="float">
            <text:p>125656.000934135</text:p>
          </table:table-cell>
          <table:table-cell office:value-type="float" office:value="0.210336465999717" calcext:value-type="float">
            <text:p>0.210336465999717</text:p>
          </table:table-cell>
        </table:table-row>
        <table:table-row table:style-name="ro1">
          <table:table-cell office:value-type="float" office:value="183.501144481" calcext:value-type="float">
            <text:p>183.501144481</text:p>
          </table:table-cell>
          <table:table-cell office:value-type="float" office:value="125000" calcext:value-type="float">
            <text:p>125000</text:p>
          </table:table-cell>
          <table:table-cell office:value-type="float" office:value="118145.060652127" calcext:value-type="float">
            <text:p>118145.060652127</text:p>
          </table:table-cell>
          <table:table-cell office:value-type="float" office:value="0.284206950000225" calcext:value-type="float">
            <text:p>0.2842069500002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8145.060652127" calcext:value-type="float">
            <text:p>118145.060652127</text:p>
          </table:table-cell>
          <table:table-cell office:value-type="float" office:value="0.204705343000569" calcext:value-type="float">
            <text:p>0.204705343000569</text:p>
          </table:table-cell>
        </table:table-row>
        <table:table-row table:style-name="ro1">
          <table:table-cell office:value-type="float" office:value="183.703031866" calcext:value-type="float">
            <text:p>183.703031866</text:p>
          </table:table-cell>
          <table:table-cell office:value-type="float" office:value="75000" calcext:value-type="float">
            <text:p>75000</text:p>
          </table:table-cell>
          <table:table-cell office:value-type="float" office:value="123220.020302132" calcext:value-type="float">
            <text:p>123220.020302132</text:p>
          </table:table-cell>
          <table:table-cell office:value-type="float" office:value="0.208979349999936" calcext:value-type="float">
            <text:p>0.20897934999993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034.4431700751" calcext:value-type="float">
            <text:p>70034.4431700751</text:p>
          </table:table-cell>
          <table:table-cell office:value-type="float" office:value="0.208801729000697" calcext:value-type="float">
            <text:p>0.208801729000697</text:p>
          </table:table-cell>
        </table:table-row>
        <table:table-row table:style-name="ro1">
          <table:table-cell office:value-type="float" office:value="183.905168884" calcext:value-type="float">
            <text:p>183.905168884</text:p>
          </table:table-cell>
          <table:table-cell office:value-type="float" office:value="75000" calcext:value-type="float">
            <text:p>75000</text:p>
          </table:table-cell>
          <table:table-cell office:value-type="float" office:value="71252.4334860764" calcext:value-type="float">
            <text:p>71252.4334860764</text:p>
          </table:table-cell>
          <table:table-cell office:value-type="float" office:value="0.204413022000153" calcext:value-type="float">
            <text:p>0.2044130220001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688.414118079" calcext:value-type="float">
            <text:p>73688.414118079</text:p>
          </table:table-cell>
          <table:table-cell office:value-type="float" office:value="0.211193216000538" calcext:value-type="float">
            <text:p>0.211193216000538</text:p>
          </table:table-cell>
        </table:table-row>
        <table:table-row table:style-name="ro1">
          <table:table-cell office:value-type="float" office:value="184.107401482999" calcext:value-type="float">
            <text:p>184.107401482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906.4044340803" calcext:value-type="float">
            <text:p>74906.4044340803</text:p>
          </table:table-cell>
          <table:table-cell office:value-type="float" office:value="0.204448982000031" calcext:value-type="float">
            <text:p>0.20444898200003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656.000934135" calcext:value-type="float">
            <text:p>125656.000934135</text:p>
          </table:table-cell>
          <table:table-cell office:value-type="float" office:value="0.205978846999642" calcext:value-type="float">
            <text:p>0.205978846999642</text:p>
          </table:table-cell>
        </table:table-row>
        <table:table-row table:style-name="ro1">
          <table:table-cell office:value-type="float" office:value="184.309428809999" calcext:value-type="float">
            <text:p>184.309428809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7342.3850660829" calcext:value-type="float">
            <text:p>77342.3850660829</text:p>
          </table:table-cell>
          <table:table-cell office:value-type="float" office:value="0.257190023000476" calcext:value-type="float">
            <text:p>0.25719002300047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7342.3850660829" calcext:value-type="float">
            <text:p>77342.3850660829</text:p>
          </table:table-cell>
          <table:table-cell office:value-type="float" office:value="0.205026445999465" calcext:value-type="float">
            <text:p>0.205026445999465</text:p>
          </table:table-cell>
        </table:table-row>
        <table:table-row table:style-name="ro1">
          <table:table-cell office:value-type="float" office:value="184.512257906" calcext:value-type="float">
            <text:p>184.512257906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220.020302132" calcext:value-type="float">
            <text:p>123220.020302132</text:p>
          </table:table-cell>
          <table:table-cell office:value-type="float" office:value="0.206693625999833" calcext:value-type="float">
            <text:p>0.2066936259998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220.020302132" calcext:value-type="float">
            <text:p>123220.020302132</text:p>
          </table:table-cell>
          <table:table-cell office:value-type="float" office:value="0.2049661559995" calcext:value-type="float">
            <text:p>0.2049661559995</text:p>
          </table:table-cell>
        </table:table-row>
        <table:table-row table:style-name="ro1">
          <table:table-cell office:value-type="float" office:value="184.714502444999" calcext:value-type="float">
            <text:p>184.714502444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4438.010618133" calcext:value-type="float">
            <text:p>124438.010618133</text:p>
          </table:table-cell>
          <table:table-cell office:value-type="float" office:value="0.207067660000575" calcext:value-type="float">
            <text:p>0.20706766000057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688.414118079" calcext:value-type="float">
            <text:p>73688.414118079</text:p>
          </table:table-cell>
          <table:table-cell office:value-type="float" office:value="0.205864364999798" calcext:value-type="float">
            <text:p>0.205864364999798</text:p>
          </table:table-cell>
        </table:table-row>
        <table:table-row table:style-name="ro1">
          <table:table-cell office:value-type="float" office:value="184.91729367" calcext:value-type="float">
            <text:p>184.91729367</text:p>
          </table:table-cell>
          <table:table-cell office:value-type="float" office:value="75000" calcext:value-type="float">
            <text:p>75000</text:p>
          </table:table-cell>
          <table:table-cell office:value-type="float" office:value="74906.4044340803" calcext:value-type="float">
            <text:p>74906.4044340803</text:p>
          </table:table-cell>
          <table:table-cell office:value-type="float" office:value="0.204645134999737" calcext:value-type="float">
            <text:p>0.20464513499973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906.4044340803" calcext:value-type="float">
            <text:p>74906.4044340803</text:p>
          </table:table-cell>
          <table:table-cell office:value-type="float" office:value="0.206325600999662" calcext:value-type="float">
            <text:p>0.206325600999662</text:p>
          </table:table-cell>
        </table:table-row>
        <table:table-row table:style-name="ro1">
          <table:table-cell office:value-type="float" office:value="185.119620731" calcext:value-type="float">
            <text:p>185.119620731</text:p>
          </table:table-cell>
          <table:table-cell office:value-type="float" office:value="125000" calcext:value-type="float">
            <text:p>125000</text:p>
          </table:table-cell>
          <table:table-cell office:value-type="float" office:value="73688.414118079" calcext:value-type="float">
            <text:p>73688.414118079</text:p>
          </table:table-cell>
          <table:table-cell office:value-type="float" office:value="0.204842786999507" calcext:value-type="float">
            <text:p>0.20484278699950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4438.010618133" calcext:value-type="float">
            <text:p>124438.010618133</text:p>
          </table:table-cell>
          <table:table-cell office:value-type="float" office:value="0.206341181000425" calcext:value-type="float">
            <text:p>0.206341181000425</text:p>
          </table:table-cell>
        </table:table-row>
        <table:table-row table:style-name="ro1">
          <table:table-cell office:value-type="float" office:value="185.321551067" calcext:value-type="float">
            <text:p>185.321551067</text:p>
          </table:table-cell>
          <table:table-cell office:value-type="float" office:value="125000" calcext:value-type="float">
            <text:p>125000</text:p>
          </table:table-cell>
          <table:table-cell office:value-type="float" office:value="73079.4189600783" calcext:value-type="float">
            <text:p>73079.4189600783</text:p>
          </table:table-cell>
          <table:table-cell office:value-type="float" office:value="0.257553946999906" calcext:value-type="float">
            <text:p>0.25755394699990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079.4189600783" calcext:value-type="float">
            <text:p>73079.4189600783</text:p>
          </table:table-cell>
          <table:table-cell office:value-type="float" office:value="0.205907076000585" calcext:value-type="float">
            <text:p>0.205907076000585</text:p>
          </table:table-cell>
        </table:table-row>
        <table:table-row table:style-name="ro1">
          <table:table-cell office:value-type="float" office:value="185.523369903" calcext:value-type="float">
            <text:p>185.523369903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5068.757580625" calcext:value-type="float">
            <text:p>125068.757580625</text:p>
          </table:table-cell>
          <table:table-cell office:value-type="float" office:value="0.208044222000353" calcext:value-type="float">
            <text:p>0.2080442220003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068.757580625" calcext:value-type="float">
            <text:p>125068.757580625</text:p>
          </table:table-cell>
          <table:table-cell office:value-type="float" office:value="0.20413983600065" calcext:value-type="float">
            <text:p>0.20413983600065</text:p>
          </table:table-cell>
        </table:table-row>
        <table:table-row table:style-name="ro1">
          <table:table-cell office:value-type="float" office:value="185.725731394" calcext:value-type="float">
            <text:p>185.725731394</text:p>
          </table:table-cell>
          <table:table-cell office:value-type="float" office:value="75000" calcext:value-type="float">
            <text:p>75000</text:p>
          </table:table-cell>
          <table:table-cell office:value-type="float" office:value="122620.429536632" calcext:value-type="float">
            <text:p>122620.429536632</text:p>
          </table:table-cell>
          <table:table-cell office:value-type="float" office:value="0.207756947999769" calcext:value-type="float">
            <text:p>0.20775694799976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389.431264789" calcext:value-type="float">
            <text:p>70389.431264789</text:p>
          </table:table-cell>
          <table:table-cell office:value-type="float" office:value="0.204253228000198" calcext:value-type="float">
            <text:p>0.204253228000198</text:p>
          </table:table-cell>
        </table:table-row>
        <table:table-row table:style-name="ro1">
          <table:table-cell office:value-type="float" office:value="185.928290847" calcext:value-type="float">
            <text:p>185.928290847</text:p>
          </table:table-cell>
          <table:table-cell office:value-type="float" office:value="75000" calcext:value-type="float">
            <text:p>75000</text:p>
          </table:table-cell>
          <table:table-cell office:value-type="float" office:value="75286.0873527743" calcext:value-type="float">
            <text:p>75286.0873527743</text:p>
          </table:table-cell>
          <table:table-cell office:value-type="float" office:value="0.204043768999327" calcext:value-type="float">
            <text:p>0.20404376899932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10.2513747706" calcext:value-type="float">
            <text:p>76510.2513747706</text:p>
          </table:table-cell>
          <table:table-cell office:value-type="float" office:value="0.204898664999746" calcext:value-type="float">
            <text:p>0.204898664999746</text:p>
          </table:table-cell>
        </table:table-row>
        <table:table-row table:style-name="ro1">
          <table:table-cell office:value-type="float" office:value="186.130366936" calcext:value-type="float">
            <text:p>186.130366936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061.923330778" calcext:value-type="float">
            <text:p>74061.923330778</text:p>
          </table:table-cell>
          <table:table-cell office:value-type="float" office:value="0.205053019999468" calcext:value-type="float">
            <text:p>0.2050530199994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028.484210631" calcext:value-type="float">
            <text:p>123028.484210631</text:p>
          </table:table-cell>
          <table:table-cell office:value-type="float" office:value="0.209358296000573" calcext:value-type="float">
            <text:p>0.209358296000573</text:p>
          </table:table-cell>
        </table:table-row>
        <table:table-row table:style-name="ro1">
          <table:table-cell office:value-type="float" office:value="186.334264614" calcext:value-type="float">
            <text:p>186.334264614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286.0873527743" calcext:value-type="float">
            <text:p>75286.0873527743</text:p>
          </table:table-cell>
          <table:table-cell office:value-type="float" office:value="0.257565408000119" calcext:value-type="float">
            <text:p>0.25756540800011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7326.3607227682" calcext:value-type="float">
            <text:p>77326.3607227682</text:p>
          </table:table-cell>
          <table:table-cell office:value-type="float" office:value="0.205746024999826" calcext:value-type="float">
            <text:p>0.205746024999826</text:p>
          </table:table-cell>
        </table:table-row>
        <table:table-row table:style-name="ro1">
          <table:table-cell office:value-type="float" office:value="186.536396793" calcext:value-type="float">
            <text:p>186.536396793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5068.757580625" calcext:value-type="float">
            <text:p>125068.757580625</text:p>
          </table:table-cell>
          <table:table-cell office:value-type="float" office:value="0.206933239999671" calcext:value-type="float">
            <text:p>0.20693323999967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068.757580625" calcext:value-type="float">
            <text:p>125068.757580625</text:p>
          </table:table-cell>
          <table:table-cell office:value-type="float" office:value="0.20764707699982" calcext:value-type="float">
            <text:p>0.20764707699982</text:p>
          </table:table-cell>
        </table:table-row>
        <table:table-row table:style-name="ro1">
          <table:table-cell office:value-type="float" office:value="186.738293599999" calcext:value-type="float">
            <text:p>186.73829359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5078.830396587" calcext:value-type="float">
            <text:p>125078.830396587</text:p>
          </table:table-cell>
          <table:table-cell office:value-type="float" office:value="0.207381375000296" calcext:value-type="float">
            <text:p>0.20738137500029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067.8881467557" calcext:value-type="float">
            <text:p>74067.8881467557</text:p>
          </table:table-cell>
          <table:table-cell office:value-type="float" office:value="0.205058036999617" calcext:value-type="float">
            <text:p>0.205058036999617</text:p>
          </table:table-cell>
        </table:table-row>
        <table:table-row table:style-name="ro1">
          <table:table-cell office:value-type="float" office:value="186.939847723" calcext:value-type="float">
            <text:p>186.939847723</text:p>
          </table:table-cell>
          <table:table-cell office:value-type="float" office:value="75000" calcext:value-type="float">
            <text:p>75000</text:p>
          </table:table-cell>
          <table:table-cell office:value-type="float" office:value="74067.8881467557" calcext:value-type="float">
            <text:p>74067.8881467557</text:p>
          </table:table-cell>
          <table:table-cell office:value-type="float" office:value="0.205168571000286" calcext:value-type="float">
            <text:p>0.20516857100028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067.8881467557" calcext:value-type="float">
            <text:p>74067.8881467557</text:p>
          </table:table-cell>
          <table:table-cell office:value-type="float" office:value="0.204877404999934" calcext:value-type="float">
            <text:p>0.204877404999934</text:p>
          </table:table-cell>
        </table:table-row>
        <table:table-row table:style-name="ro1">
          <table:table-cell office:value-type="float" office:value="187.142982374" calcext:value-type="float">
            <text:p>187.142982374</text:p>
          </table:table-cell>
          <table:table-cell office:value-type="float" office:value="125000" calcext:value-type="float">
            <text:p>125000</text:p>
          </table:table-cell>
          <table:table-cell office:value-type="float" office:value="72843.6255327597" calcext:value-type="float">
            <text:p>72843.6255327597</text:p>
          </table:table-cell>
          <table:table-cell office:value-type="float" office:value="0.205990790999749" calcext:value-type="float">
            <text:p>0.20599079099974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854.567782591" calcext:value-type="float">
            <text:p>123854.567782591</text:p>
          </table:table-cell>
          <table:table-cell office:value-type="float" office:value="0.204267067999353" calcext:value-type="float">
            <text:p>0.204267067999353</text:p>
          </table:table-cell>
        </table:table-row>
        <table:table-row table:style-name="ro1">
          <table:table-cell office:value-type="float" office:value="187.344363576" calcext:value-type="float">
            <text:p>187.344363576</text:p>
          </table:table-cell>
          <table:table-cell office:value-type="float" office:value="125000" calcext:value-type="float">
            <text:p>125000</text:p>
          </table:table-cell>
          <table:table-cell office:value-type="float" office:value="77128.5446817456" calcext:value-type="float">
            <text:p>77128.5446817456</text:p>
          </table:table-cell>
          <table:table-cell office:value-type="float" office:value="0.259989535000386" calcext:value-type="float">
            <text:p>0.25998953500038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7128.5446817456" calcext:value-type="float">
            <text:p>77128.5446817456</text:p>
          </table:table-cell>
          <table:table-cell office:value-type="float" office:value="0.205537232999632" calcext:value-type="float">
            <text:p>0.205537232999632</text:p>
          </table:table-cell>
        </table:table-row>
        <table:table-row table:style-name="ro1">
          <table:table-cell office:value-type="float" office:value="187.546615456999" calcext:value-type="float">
            <text:p>187.546615456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854.567782591" calcext:value-type="float">
            <text:p>123854.567782591</text:p>
          </table:table-cell>
          <table:table-cell office:value-type="float" office:value="0.206420936000541" calcext:value-type="float">
            <text:p>0.20642093600054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854.567782591" calcext:value-type="float">
            <text:p>123854.567782591</text:p>
          </table:table-cell>
          <table:table-cell office:value-type="float" office:value="0.204422491000514" calcext:value-type="float">
            <text:p>0.204422491000514</text:p>
          </table:table-cell>
        </table:table-row>
        <table:table-row table:style-name="ro1">
          <table:table-cell office:value-type="float" office:value="187.749465454" calcext:value-type="float">
            <text:p>187.749465454</text:p>
          </table:table-cell>
          <table:table-cell office:value-type="float" office:value="75000" calcext:value-type="float">
            <text:p>75000</text:p>
          </table:table-cell>
          <table:table-cell office:value-type="float" office:value="123854.567782591" calcext:value-type="float">
            <text:p>123854.567782591</text:p>
          </table:table-cell>
          <table:table-cell office:value-type="float" office:value="0.207056592999834" calcext:value-type="float">
            <text:p>0.20705659299983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843.6255327597" calcext:value-type="float">
            <text:p>72843.6255327597</text:p>
          </table:table-cell>
          <table:table-cell office:value-type="float" office:value="0.217391387999669" calcext:value-type="float">
            <text:p>0.217391387999669</text:p>
          </table:table-cell>
        </table:table-row>
        <table:table-row table:style-name="ro1">
          <table:table-cell office:value-type="float" office:value="187.951703885999" calcext:value-type="float">
            <text:p>187.951703885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292.1507607516" calcext:value-type="float">
            <text:p>75292.1507607516</text:p>
          </table:table-cell>
          <table:table-cell office:value-type="float" office:value="0.20432661399991" calcext:value-type="float">
            <text:p>0.2043266139999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292.1507607516" calcext:value-type="float">
            <text:p>75292.1507607516</text:p>
          </table:table-cell>
          <table:table-cell office:value-type="float" office:value="0.205206868999994" calcext:value-type="float">
            <text:p>0.205206868999994</text:p>
          </table:table-cell>
        </table:table-row>
        <table:table-row table:style-name="ro1">
          <table:table-cell office:value-type="float" office:value="188.154314820999" calcext:value-type="float">
            <text:p>188.154314820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292.1507607516" calcext:value-type="float">
            <text:p>75292.1507607516</text:p>
          </table:table-cell>
          <table:table-cell office:value-type="float" office:value="0.204193952000423" calcext:value-type="float">
            <text:p>0.20419395200042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303.093010583" calcext:value-type="float">
            <text:p>126303.093010583</text:p>
          </table:table-cell>
          <table:table-cell office:value-type="float" office:value="0.210468208999373" calcext:value-type="float">
            <text:p>0.210468208999373</text:p>
          </table:table-cell>
        </table:table-row>
        <table:table-row table:style-name="ro1">
          <table:table-cell office:value-type="float" office:value="188.356421631" calcext:value-type="float">
            <text:p>188.356421631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088.1069917523" calcext:value-type="float">
            <text:p>75088.1069917523</text:p>
          </table:table-cell>
          <table:table-cell office:value-type="float" office:value="0.256194796000273" calcext:value-type="float">
            <text:p>0.25619479600027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088.1069917523" calcext:value-type="float">
            <text:p>75088.1069917523</text:p>
          </table:table-cell>
          <table:table-cell office:value-type="float" office:value="0.206014938999942" calcext:value-type="float">
            <text:p>0.206014938999942</text:p>
          </table:table-cell>
        </table:table-row>
        <table:table-row table:style-name="ro1">
          <table:table-cell office:value-type="float" office:value="188.562359271999" calcext:value-type="float">
            <text:p>188.562359271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2630.305168595" calcext:value-type="float">
            <text:p>122630.305168595</text:p>
          </table:table-cell>
          <table:table-cell office:value-type="float" office:value="0.20907494399944" calcext:value-type="float">
            <text:p>0.2090749439994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2630.305168595" calcext:value-type="float">
            <text:p>122630.305168595</text:p>
          </table:table-cell>
          <table:table-cell office:value-type="float" office:value="0.203773633999845" calcext:value-type="float">
            <text:p>0.203773633999845</text:p>
          </table:table-cell>
        </table:table-row>
        <table:table-row table:style-name="ro1">
          <table:table-cell office:value-type="float" office:value="188.765564013999" calcext:value-type="float">
            <text:p>188.765564013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6303.093010583" calcext:value-type="float">
            <text:p>126303.093010583</text:p>
          </table:table-cell>
          <table:table-cell office:value-type="float" office:value="0.206059891999757" calcext:value-type="float">
            <text:p>0.20605989199975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292.1507607516" calcext:value-type="float">
            <text:p>75292.1507607516</text:p>
          </table:table-cell>
          <table:table-cell office:value-type="float" office:value="0.204304088999379" calcext:value-type="float">
            <text:p>0.204304088999379</text:p>
          </table:table-cell>
        </table:table-row>
        <table:table-row table:style-name="ro1">
          <table:table-cell office:value-type="float" office:value="188.968737536" calcext:value-type="float">
            <text:p>188.968737536</text:p>
          </table:table-cell>
          <table:table-cell office:value-type="float" office:value="75000" calcext:value-type="float">
            <text:p>75000</text:p>
          </table:table-cell>
          <table:table-cell office:value-type="float" office:value="75292.1507607516" calcext:value-type="float">
            <text:p>75292.1507607516</text:p>
          </table:table-cell>
          <table:table-cell office:value-type="float" office:value="0.204389815000468" calcext:value-type="float">
            <text:p>0.2043898150004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292.1507607516" calcext:value-type="float">
            <text:p>75292.1507607516</text:p>
          </table:table-cell>
          <table:table-cell office:value-type="float" office:value="0.204128297000352" calcext:value-type="float">
            <text:p>0.204128297000352</text:p>
          </table:table-cell>
        </table:table-row>
        <table:table-row table:style-name="ro1">
          <table:table-cell office:value-type="float" office:value="189.170682515" calcext:value-type="float">
            <text:p>189.170682515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292.1507607516" calcext:value-type="float">
            <text:p>75292.1507607516</text:p>
          </table:table-cell>
          <table:table-cell office:value-type="float" office:value="0.205723568999929" calcext:value-type="float">
            <text:p>0.20572356899992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303.093010583" calcext:value-type="float">
            <text:p>126303.093010583</text:p>
          </table:table-cell>
          <table:table-cell office:value-type="float" office:value="0.204830435000076" calcext:value-type="float">
            <text:p>0.204830435000076</text:p>
          </table:table-cell>
        </table:table-row>
        <table:table-row table:style-name="ro1">
          <table:table-cell office:value-type="float" office:value="189.432678703" calcext:value-type="float">
            <text:p>189.432678703</text:p>
          </table:table-cell>
          <table:table-cell office:value-type="float" office:value="125000" calcext:value-type="float">
            <text:p>125000</text:p>
          </table:table-cell>
          <table:table-cell office:value-type="float" office:value="4083.87904000847" calcext:value-type="float">
            <text:p>4083.87904000847</text:p>
          </table:table-cell>
          <table:table-cell office:value-type="float" office:value="0.388568764999945" calcext:value-type="float">
            <text:p>0.388568764999945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83.87904000847" calcext:value-type="float">
            <text:p>4083.87904000847</text:p>
          </table:table-cell>
          <table:table-cell office:value-type="float" office:value="0.204340200000843" calcext:value-type="float">
            <text:p>0.204340200000843</text:p>
          </table:table-cell>
        </table:table-row>
        <table:table-row table:style-name="ro1">
          <table:table-cell office:value-type="float" office:value="189.634948325" calcext:value-type="float">
            <text:p>189.634948325</text:p>
          </table:table-cell>
          <table:table-cell office:value-type="float" office:value="75000" calcext:value-type="float">
            <text:p>75000</text:p>
          </table:table-cell>
          <table:table-cell office:value-type="float" office:value="127621.220000265" calcext:value-type="float">
            <text:p>127621.220000265</text:p>
          </table:table-cell>
          <table:table-cell office:value-type="float" office:value="0.202960779999557" calcext:value-type="float">
            <text:p>0.20296077999955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212.832096264" calcext:value-type="float">
            <text:p>127212.832096264</text:p>
          </table:table-cell>
          <table:table-cell office:value-type="float" office:value="0.206579444999988" calcext:value-type="float">
            <text:p>0.206579444999988</text:p>
          </table:table-cell>
        </table:table-row>
        <table:table-row table:style-name="ro1">
          <table:table-cell office:value-type="float" office:value="189.837137306999" calcext:value-type="float">
            <text:p>189.837137306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3529.941928251" calcext:value-type="float">
            <text:p>123529.941928251</text:p>
          </table:table-cell>
          <table:table-cell office:value-type="float" office:value="0.381687551999676" calcext:value-type="float">
            <text:p>0.38168755199967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889.841832146" calcext:value-type="float">
            <text:p>72889.841832146</text:p>
          </table:table-cell>
          <table:table-cell office:value-type="float" office:value="0.2060108579999" calcext:value-type="float">
            <text:p>0.2060108579999</text:p>
          </table:table-cell>
        </table:table-row>
        <table:table-row table:style-name="ro1">
          <table:table-cell office:value-type="float" office:value="190.039122067" calcext:value-type="float">
            <text:p>190.039122067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892.5278198367" calcext:value-type="float">
            <text:p>74892.5278198367</text:p>
          </table:table-cell>
          <table:table-cell office:value-type="float" office:value="0.205118603000301" calcext:value-type="float">
            <text:p>0.20511860300030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110.292499834" calcext:value-type="float">
            <text:p>76110.292499834</text:p>
          </table:table-cell>
          <table:table-cell office:value-type="float" office:value="0.205515732999629" calcext:value-type="float">
            <text:p>0.205515732999629</text:p>
          </table:table-cell>
        </table:table-row>
        <table:table-row table:style-name="ro1">
          <table:table-cell office:value-type="float" office:value="190.241654763" calcext:value-type="float">
            <text:p>190.241654763</text:p>
          </table:table-cell>
          <table:table-cell office:value-type="float" office:value="125000" calcext:value-type="float">
            <text:p>125000</text:p>
          </table:table-cell>
          <table:table-cell office:value-type="float" office:value="73674.7631398393" calcext:value-type="float">
            <text:p>73674.7631398393</text:p>
          </table:table-cell>
          <table:table-cell office:value-type="float" office:value="0.206438187999993" calcext:value-type="float">
            <text:p>0.20643818799999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197.193459731" calcext:value-type="float">
            <text:p>123197.193459731</text:p>
          </table:table-cell>
          <table:table-cell office:value-type="float" office:value="0.207144901999527" calcext:value-type="float">
            <text:p>0.207144901999527</text:p>
          </table:table-cell>
        </table:table-row>
        <table:table-row table:style-name="ro1">
          <table:table-cell office:value-type="float" office:value="190.443099296999" calcext:value-type="float">
            <text:p>190.443099296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197.193459731" calcext:value-type="float">
            <text:p>123197.193459731</text:p>
          </table:table-cell>
          <table:table-cell office:value-type="float" office:value="0.207440698000028" calcext:value-type="float">
            <text:p>0.2074406980000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197.193459731" calcext:value-type="float">
            <text:p>123197.193459731</text:p>
          </table:table-cell>
          <table:table-cell office:value-type="float" office:value="0.205622984999536" calcext:value-type="float">
            <text:p>0.205622984999536</text:p>
          </table:table-cell>
        </table:table-row>
        <table:table-row table:style-name="ro1">
          <table:table-cell office:value-type="float" office:value="190.644580442" calcext:value-type="float">
            <text:p>190.644580442</text:p>
          </table:table-cell>
          <table:table-cell office:value-type="float" office:value="75000" calcext:value-type="float">
            <text:p>75000</text:p>
          </table:table-cell>
          <table:table-cell office:value-type="float" office:value="123197.193459731" calcext:value-type="float">
            <text:p>123197.193459731</text:p>
          </table:table-cell>
          <table:table-cell office:value-type="float" office:value="0.208561860000373" calcext:value-type="float">
            <text:p>0.20856186000037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456.998459842" calcext:value-type="float">
            <text:p>72456.998459842</text:p>
          </table:table-cell>
          <table:table-cell office:value-type="float" office:value="0.204459501999736" calcext:value-type="float">
            <text:p>0.204459501999736</text:p>
          </table:table-cell>
        </table:table-row>
        <table:table-row table:style-name="ro1">
          <table:table-cell office:value-type="float" office:value="190.847015095999" calcext:value-type="float">
            <text:p>190.847015095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3674.7631398393" calcext:value-type="float">
            <text:p>73674.7631398393</text:p>
          </table:table-cell>
          <table:table-cell office:value-type="float" office:value="0.204855930000122" calcext:value-type="float">
            <text:p>0.2048559300001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674.7631398393" calcext:value-type="float">
            <text:p>73674.7631398393</text:p>
          </table:table-cell>
          <table:table-cell office:value-type="float" office:value="0.204805714999566" calcext:value-type="float">
            <text:p>0.204805714999566</text:p>
          </table:table-cell>
        </table:table-row>
        <table:table-row table:style-name="ro1">
          <table:table-cell office:value-type="float" office:value="191.048779813999" calcext:value-type="float">
            <text:p>191.048779813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892.5278198367" calcext:value-type="float">
            <text:p>74892.5278198367</text:p>
          </table:table-cell>
          <table:table-cell office:value-type="float" office:value="0.204234135000661" calcext:value-type="float">
            <text:p>0.20423413500066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3158.9980197969" calcext:value-type="float">
            <text:p>93158.9980197969</text:p>
          </table:table-cell>
          <table:table-cell office:value-type="float" office:value="0.204167238000082" calcext:value-type="float">
            <text:p>0.204167238000082</text:p>
          </table:table-cell>
        </table:table-row>
        <table:table-row table:style-name="ro1">
          <table:table-cell office:value-type="float" office:value="191.250948266999" calcext:value-type="float">
            <text:p>191.250948266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892.5278198367" calcext:value-type="float">
            <text:p>74892.5278198367</text:p>
          </table:table-cell>
          <table:table-cell office:value-type="float" office:value="0.204690488999404" calcext:value-type="float">
            <text:p>0.20469048899940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7366.252619766" calcext:value-type="float">
            <text:p>107366.252619766</text:p>
          </table:table-cell>
          <table:table-cell office:value-type="float" office:value="0.424392689000342" calcext:value-type="float">
            <text:p>0.424392689000342</text:p>
          </table:table-cell>
        </table:table-row>
        <table:table-row table:style-name="ro1">
          <table:table-cell office:value-type="float" office:value="191.453027668999" calcext:value-type="float">
            <text:p>191.453027668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4414.958139729" calcext:value-type="float">
            <text:p>124414.958139729</text:p>
          </table:table-cell>
          <table:table-cell office:value-type="float" office:value="0.207106165000369" calcext:value-type="float">
            <text:p>0.20710616500036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4414.958139729" calcext:value-type="float">
            <text:p>124414.958139729</text:p>
          </table:table-cell>
          <table:table-cell office:value-type="float" office:value="0.239110905000416" calcext:value-type="float">
            <text:p>0.239110905000416</text:p>
          </table:table-cell>
        </table:table-row>
        <table:table-row table:style-name="ro1">
          <table:table-cell office:value-type="float" office:value="191.655497074" calcext:value-type="float">
            <text:p>191.655497074</text:p>
          </table:table-cell>
          <table:table-cell office:value-type="float" office:value="75000" calcext:value-type="float">
            <text:p>75000</text:p>
          </table:table-cell>
          <table:table-cell office:value-type="float" office:value="123197.193459731" calcext:value-type="float">
            <text:p>123197.193459731</text:p>
          </table:table-cell>
          <table:table-cell office:value-type="float" office:value="0.205773570999554" calcext:value-type="float">
            <text:p>0.20577357099955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456.998459842" calcext:value-type="float">
            <text:p>72456.998459842</text:p>
          </table:table-cell>
          <table:table-cell office:value-type="float" office:value="0.349679121000008" calcext:value-type="float">
            <text:p>0.349679121000008</text:p>
          </table:table-cell>
        </table:table-row>
        <table:table-row table:style-name="ro1">
          <table:table-cell office:value-type="float" office:value="191.858470056" calcext:value-type="float">
            <text:p>191.858470056</text:p>
          </table:table-cell>
          <table:table-cell office:value-type="float" office:value="75000" calcext:value-type="float">
            <text:p>75000</text:p>
          </table:table-cell>
          <table:table-cell office:value-type="float" office:value="71848.1161198433" calcext:value-type="float">
            <text:p>71848.1161198433</text:p>
          </table:table-cell>
          <table:table-cell office:value-type="float" office:value="0.209281888999612" calcext:value-type="float">
            <text:p>0.2092818889996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1848.1161198433" calcext:value-type="float">
            <text:p>71848.1161198433</text:p>
          </table:table-cell>
          <table:table-cell office:value-type="float" office:value="0.202505848999863" calcext:value-type="float">
            <text:p>0.202505848999863</text:p>
          </table:table-cell>
        </table:table-row>
        <table:table-row table:style-name="ro1">
          <table:table-cell office:value-type="float" office:value="192.060695728999" calcext:value-type="float">
            <text:p>192.060695728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892.5278198367" calcext:value-type="float">
            <text:p>74892.5278198367</text:p>
          </table:table-cell>
          <table:table-cell office:value-type="float" office:value="0.204499747999762" calcext:value-type="float">
            <text:p>0.2044997479997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97218.213619788" calcext:value-type="float">
            <text:p>97218.213619788</text:p>
          </table:table-cell>
          <table:table-cell office:value-type="float" office:value="0.20199660399976" calcext:value-type="float">
            <text:p>0.20199660399976</text:p>
          </table:table-cell>
        </table:table-row>
        <table:table-row table:style-name="ro1">
          <table:table-cell office:value-type="float" office:value="192.263139405" calcext:value-type="float">
            <text:p>192.263139405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080.6846998385" calcext:value-type="float">
            <text:p>74080.6846998385</text:p>
          </table:table-cell>
          <table:table-cell office:value-type="float" office:value="0.207804304000092" calcext:value-type="float">
            <text:p>0.20780430400009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2495.193899777" calcext:value-type="float">
            <text:p>102495.193899777</text:p>
          </table:table-cell>
          <table:table-cell office:value-type="float" office:value="0.201561508999475" calcext:value-type="float">
            <text:p>0.201561508999475</text:p>
          </table:table-cell>
        </table:table-row>
        <table:table-row table:style-name="ro1">
          <table:table-cell office:value-type="float" office:value="192.464766372999" calcext:value-type="float">
            <text:p>192.464766372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4414.958139729" calcext:value-type="float">
            <text:p>124414.958139729</text:p>
          </table:table-cell>
          <table:table-cell office:value-type="float" office:value="0.207965144999434" calcext:value-type="float">
            <text:p>0.20796514499943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4414.958139729" calcext:value-type="float">
            <text:p>124414.958139729</text:p>
          </table:table-cell>
          <table:table-cell office:value-type="float" office:value="0.207334474000163" calcext:value-type="float">
            <text:p>0.207334474000163</text:p>
          </table:table-cell>
        </table:table-row>
        <table:table-row table:style-name="ro1">
          <table:table-cell office:value-type="float" office:value="192.666596772" calcext:value-type="float">
            <text:p>192.666596772</text:p>
          </table:table-cell>
          <table:table-cell office:value-type="float" office:value="75000" calcext:value-type="float">
            <text:p>75000</text:p>
          </table:table-cell>
          <table:table-cell office:value-type="float" office:value="123197.193459731" calcext:value-type="float">
            <text:p>123197.193459731</text:p>
          </table:table-cell>
          <table:table-cell office:value-type="float" office:value="0.206412258000455" calcext:value-type="float">
            <text:p>0.20641225800045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456.998459842" calcext:value-type="float">
            <text:p>72456.998459842</text:p>
          </table:table-cell>
          <table:table-cell office:value-type="float" office:value="0.208978122999724" calcext:value-type="float">
            <text:p>0.208978122999724</text:p>
          </table:table-cell>
        </table:table-row>
        <table:table-row table:style-name="ro1">
          <table:table-cell office:value-type="float" office:value="192.868568143" calcext:value-type="float">
            <text:p>192.868568143</text:p>
          </table:table-cell>
          <table:table-cell office:value-type="float" office:value="75000" calcext:value-type="float">
            <text:p>75000</text:p>
          </table:table-cell>
          <table:table-cell office:value-type="float" office:value="73268.8415798402" calcext:value-type="float">
            <text:p>73268.8415798402</text:p>
          </table:table-cell>
          <table:table-cell office:value-type="float" office:value="0.204281134999292" calcext:value-type="float">
            <text:p>0.20428113499929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268.8415798402" calcext:value-type="float">
            <text:p>73268.8415798402</text:p>
          </table:table-cell>
          <table:table-cell office:value-type="float" office:value="0.204494922000777" calcext:value-type="float">
            <text:p>0.204494922000777</text:p>
          </table:table-cell>
        </table:table-row>
        <table:table-row table:style-name="ro1">
          <table:table-cell office:value-type="float" office:value="193.070891507999" calcext:value-type="float">
            <text:p>193.070891507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587.8006252478" calcext:value-type="float">
            <text:p>76587.8006252478</text:p>
          </table:table-cell>
          <table:table-cell office:value-type="float" office:value="0.204390676999537" calcext:value-type="float">
            <text:p>0.204390676999537</text:p>
          </table:table-cell>
          <table:table-cell office:value-type="float" office:value="100000" calcext:value-type="float">
            <text:p>100000</text:p>
          </table:table-cell>
          <table:table-cell office:value-type="float" office:value="93743.4679653034" calcext:value-type="float">
            <text:p>93743.4679653034</text:p>
          </table:table-cell>
          <table:table-cell office:value-type="float" office:value="0.203976007000165" calcext:value-type="float">
            <text:p>0.203976007000165</text:p>
          </table:table-cell>
        </table:table-row>
        <table:table-row table:style-name="ro1">
          <table:table-cell office:value-type="float" office:value="193.273870290999" calcext:value-type="float">
            <text:p>193.273870290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136.9910052399" calcext:value-type="float">
            <text:p>74136.9910052399</text:p>
          </table:table-cell>
          <table:table-cell office:value-type="float" office:value="0.208946855999784" calcext:value-type="float">
            <text:p>0.20894685599978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8039.85741535" calcext:value-type="float">
            <text:p>108039.85741535</text:p>
          </table:table-cell>
          <table:table-cell office:value-type="float" office:value="0.206407965000835" calcext:value-type="float">
            <text:p>0.206407965000835</text:p>
          </table:table-cell>
        </table:table-row>
        <table:table-row table:style-name="ro1">
          <table:table-cell office:value-type="float" office:value="193.476816832999" calcext:value-type="float">
            <text:p>193.476816832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6420.929565409" calcext:value-type="float">
            <text:p>126420.929565409</text:p>
          </table:table-cell>
          <table:table-cell office:value-type="float" office:value="0.20536840800014" calcext:value-type="float">
            <text:p>0.205368408000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420.929565409" calcext:value-type="float">
            <text:p>126420.929565409</text:p>
          </table:table-cell>
          <table:table-cell office:value-type="float" office:value="0.205080018999979" calcext:value-type="float">
            <text:p>0.205080018999979</text:p>
          </table:table-cell>
        </table:table-row>
        <table:table-row table:style-name="ro1">
          <table:table-cell office:value-type="float" office:value="193.67935451" calcext:value-type="float">
            <text:p>193.67935451</text:p>
          </table:table-cell>
          <table:table-cell office:value-type="float" office:value="75000" calcext:value-type="float">
            <text:p>75000</text:p>
          </table:table-cell>
          <table:table-cell office:value-type="float" office:value="122540.481000397" calcext:value-type="float">
            <text:p>122540.481000397</text:p>
          </table:table-cell>
          <table:table-cell office:value-type="float" office:value="0.209806844999548" calcext:value-type="float">
            <text:p>0.2098068449995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1481.9472502313" calcext:value-type="float">
            <text:p>71481.9472502313</text:p>
          </table:table-cell>
          <table:table-cell office:value-type="float" office:value="0.204998519000583" calcext:value-type="float">
            <text:p>0.204998519000583</text:p>
          </table:table-cell>
        </table:table-row>
        <table:table-row table:style-name="ro1">
          <table:table-cell office:value-type="float" office:value="193.881366872" calcext:value-type="float">
            <text:p>193.881366872</text:p>
          </table:table-cell>
          <table:table-cell office:value-type="float" office:value="75000" calcext:value-type="float">
            <text:p>75000</text:p>
          </table:table-cell>
          <table:table-cell office:value-type="float" office:value="75362.3958152439" calcext:value-type="float">
            <text:p>75362.3958152439</text:p>
          </table:table-cell>
          <table:table-cell office:value-type="float" office:value="0.204817152000032" calcext:value-type="float">
            <text:p>0.2048171520000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62.3958152439" calcext:value-type="float">
            <text:p>75362.3958152439</text:p>
          </table:table-cell>
          <table:table-cell office:value-type="float" office:value="0.205387732999952" calcext:value-type="float">
            <text:p>0.205387732999952</text:p>
          </table:table-cell>
        </table:table-row>
        <table:table-row table:style-name="ro1">
          <table:table-cell office:value-type="float" office:value="194.083204383" calcext:value-type="float">
            <text:p>194.083204383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136.9910052399" calcext:value-type="float">
            <text:p>74136.9910052399</text:p>
          </table:table-cell>
          <table:table-cell office:value-type="float" office:value="0.204058624000027" calcext:value-type="float">
            <text:p>0.204058624000027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194.2775853113" calcext:value-type="float">
            <text:p>96194.2775853113</text:p>
          </table:table-cell>
          <table:table-cell office:value-type="float" office:value="0.205933168999763" calcext:value-type="float">
            <text:p>0.205933168999763</text:p>
          </table:table-cell>
        </table:table-row>
        <table:table-row table:style-name="ro1">
          <table:table-cell office:value-type="float" office:value="194.285769051" calcext:value-type="float">
            <text:p>194.285769051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362.3958152439" calcext:value-type="float">
            <text:p>75362.3958152439</text:p>
          </table:table-cell>
          <table:table-cell office:value-type="float" office:value="0.215054692000194" calcext:value-type="float">
            <text:p>0.21505469200019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4363.642985338" calcext:value-type="float">
            <text:p>104363.642985338</text:p>
          </table:table-cell>
          <table:table-cell office:value-type="float" office:value="0.204605863999859" calcext:value-type="float">
            <text:p>0.204605863999859</text:p>
          </table:table-cell>
        </table:table-row>
        <table:table-row table:style-name="ro1">
          <table:table-cell office:value-type="float" office:value="194.488584913" calcext:value-type="float">
            <text:p>194.488584913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5087.936512016" calcext:value-type="float">
            <text:p>125087.936512016</text:p>
          </table:table-cell>
          <table:table-cell office:value-type="float" office:value="0.207104207000157" calcext:value-type="float">
            <text:p>0.20710420700015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087.936512016" calcext:value-type="float">
            <text:p>125087.936512016</text:p>
          </table:table-cell>
          <table:table-cell office:value-type="float" office:value="0.20417930900021" calcext:value-type="float">
            <text:p>0.20417930900021</text:p>
          </table:table-cell>
        </table:table-row>
        <table:table-row table:style-name="ro1">
          <table:table-cell office:value-type="float" office:value="194.693690227999" calcext:value-type="float">
            <text:p>194.693690227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5087.936512016" calcext:value-type="float">
            <text:p>125087.936512016</text:p>
          </table:table-cell>
          <table:table-cell office:value-type="float" office:value="0.209528322999176" calcext:value-type="float">
            <text:p>0.20952832299917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073.2805120097" calcext:value-type="float">
            <text:p>74073.2805120097</text:p>
          </table:table-cell>
          <table:table-cell office:value-type="float" office:value="0.204319520999888" calcext:value-type="float">
            <text:p>0.204319520999888</text:p>
          </table:table-cell>
        </table:table-row>
        <table:table-row table:style-name="ro1">
          <table:table-cell office:value-type="float" office:value="194.895689260999" calcext:value-type="float">
            <text:p>194.895689260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2848.9287680095" calcext:value-type="float">
            <text:p>72848.9287680095</text:p>
          </table:table-cell>
          <table:table-cell office:value-type="float" office:value="0.207059985999877" calcext:value-type="float">
            <text:p>0.20705998599987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848.9287680095" calcext:value-type="float">
            <text:p>72848.9287680095</text:p>
          </table:table-cell>
          <table:table-cell office:value-type="float" office:value="0.204308770999887" calcext:value-type="float">
            <text:p>0.204308770999887</text:p>
          </table:table-cell>
        </table:table-row>
        <table:table-row table:style-name="ro1">
          <table:table-cell office:value-type="float" office:value="195.097813484999" calcext:value-type="float">
            <text:p>195.097813484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297.6322560098" calcext:value-type="float">
            <text:p>75297.6322560098</text:p>
          </table:table-cell>
          <table:table-cell office:value-type="float" office:value="0.205110806000448" calcext:value-type="float">
            <text:p>0.2051108060004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4273.956864014" calcext:value-type="float">
            <text:p>104273.956864014</text:p>
          </table:table-cell>
          <table:table-cell office:value-type="float" office:value="0.2053495629998" calcext:value-type="float">
            <text:p>0.2053495629998</text:p>
          </table:table-cell>
        </table:table-row>
        <table:table-row table:style-name="ro1">
          <table:table-cell office:value-type="float" office:value="195.300769017999" calcext:value-type="float">
            <text:p>195.300769017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889.5150080098" calcext:value-type="float">
            <text:p>74889.5150080098</text:p>
          </table:table-cell>
          <table:table-cell office:value-type="float" office:value="0.221073435999642" calcext:value-type="float">
            <text:p>0.221073435999642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927.8464000126" calcext:value-type="float">
            <text:p>96927.8464000126</text:p>
          </table:table-cell>
          <table:table-cell office:value-type="float" office:value="0.204588485000386" calcext:value-type="float">
            <text:p>0.204588485000386</text:p>
          </table:table-cell>
        </table:table-row>
        <table:table-row table:style-name="ro1">
          <table:table-cell office:value-type="float" office:value="195.502291905999" calcext:value-type="float">
            <text:p>195.502291905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863.584768016" calcext:value-type="float">
            <text:p>123863.584768016</text:p>
          </table:table-cell>
          <table:table-cell office:value-type="float" office:value="0.207101797999712" calcext:value-type="float">
            <text:p>0.2071017979997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863.584768016" calcext:value-type="float">
            <text:p>123863.584768016</text:p>
          </table:table-cell>
          <table:table-cell office:value-type="float" office:value="0.206158923000658" calcext:value-type="float">
            <text:p>0.206158923000658</text:p>
          </table:table-cell>
        </table:table-row>
        <table:table-row table:style-name="ro1">
          <table:table-cell office:value-type="float" office:value="195.703875515" calcext:value-type="float">
            <text:p>195.703875515</text:p>
          </table:table-cell>
          <table:table-cell office:value-type="float" office:value="75000" calcext:value-type="float">
            <text:p>75000</text:p>
          </table:table-cell>
          <table:table-cell office:value-type="float" office:value="123659.526144016" calcext:value-type="float">
            <text:p>123659.526144016</text:p>
          </table:table-cell>
          <table:table-cell office:value-type="float" office:value="0.207745064000846" calcext:value-type="float">
            <text:p>0.20774506400084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644.8701440095" calcext:value-type="float">
            <text:p>72644.8701440095</text:p>
          </table:table-cell>
          <table:table-cell office:value-type="float" office:value="0.208216614999401" calcext:value-type="float">
            <text:p>0.208216614999401</text:p>
          </table:table-cell>
        </table:table-row>
        <table:table-row table:style-name="ro1">
          <table:table-cell office:value-type="float" office:value="195.906391213" calcext:value-type="float">
            <text:p>195.906391213</text:p>
          </table:table-cell>
          <table:table-cell office:value-type="float" office:value="75000" calcext:value-type="float">
            <text:p>75000</text:p>
          </table:table-cell>
          <table:table-cell office:value-type="float" office:value="75297.6322560098" calcext:value-type="float">
            <text:p>75297.6322560098</text:p>
          </table:table-cell>
          <table:table-cell office:value-type="float" office:value="0.204113215000689" calcext:value-type="float">
            <text:p>0.20411321500068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297.6322560098" calcext:value-type="float">
            <text:p>75297.6322560098</text:p>
          </table:table-cell>
          <table:table-cell office:value-type="float" office:value="0.204427622999901" calcext:value-type="float">
            <text:p>0.204427622999901</text:p>
          </table:table-cell>
        </table:table-row>
        <table:table-row table:style-name="ro1">
          <table:table-cell office:value-type="float" office:value="196.107660709" calcext:value-type="float">
            <text:p>196.10766070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297.6322560098" calcext:value-type="float">
            <text:p>75297.6322560098</text:p>
          </table:table-cell>
          <table:table-cell office:value-type="float" office:value="0.204361838000295" calcext:value-type="float">
            <text:p>0.20436183800029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2233.370624013" calcext:value-type="float">
            <text:p>102233.370624013</text:p>
          </table:table-cell>
          <table:table-cell office:value-type="float" office:value="0.204912499000784" calcext:value-type="float">
            <text:p>0.204912499000784</text:p>
          </table:table-cell>
        </table:table-row>
        <table:table-row table:style-name="ro1">
          <table:table-cell office:value-type="float" office:value="196.309615212" calcext:value-type="float">
            <text:p>196.309615212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297.6322560098" calcext:value-type="float">
            <text:p>75297.6322560098</text:p>
          </table:table-cell>
          <table:table-cell office:value-type="float" office:value="0.222850726000615" calcext:value-type="float">
            <text:p>0.2228507260006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376.549888013" calcext:value-type="float">
            <text:p>99376.549888013</text:p>
          </table:table-cell>
          <table:table-cell office:value-type="float" office:value="0.203815245999976" calcext:value-type="float">
            <text:p>0.203815245999976</text:p>
          </table:table-cell>
        </table:table-row>
        <table:table-row table:style-name="ro1">
          <table:table-cell office:value-type="float" office:value="196.512350774" calcext:value-type="float">
            <text:p>196.512350774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863.584768016" calcext:value-type="float">
            <text:p>123863.584768016</text:p>
          </table:table-cell>
          <table:table-cell office:value-type="float" office:value="0.206782625000415" calcext:value-type="float">
            <text:p>0.2067826250004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863.584768016" calcext:value-type="float">
            <text:p>123863.584768016</text:p>
          </table:table-cell>
          <table:table-cell office:value-type="float" office:value="0.204579733999708" calcext:value-type="float">
            <text:p>0.204579733999708</text:p>
          </table:table-cell>
        </table:table-row>
        <table:table-row table:style-name="ro1">
          <table:table-cell office:value-type="float" office:value="196.715605261" calcext:value-type="float">
            <text:p>196.715605261</text:p>
          </table:table-cell>
          <table:table-cell office:value-type="float" office:value="75000" calcext:value-type="float">
            <text:p>75000</text:p>
          </table:table-cell>
          <table:table-cell office:value-type="float" office:value="116517.474304015" calcext:value-type="float">
            <text:p>116517.474304015</text:p>
          </table:table-cell>
          <table:table-cell office:value-type="float" office:value="0.221091277999221" calcext:value-type="float">
            <text:p>0.22109127799922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5502.8183040085" calcext:value-type="float">
            <text:p>65502.8183040085</text:p>
          </table:table-cell>
          <table:table-cell office:value-type="float" office:value="0.204569993999939" calcext:value-type="float">
            <text:p>0.204569993999939</text:p>
          </table:table-cell>
        </table:table-row>
        <table:table-row table:style-name="ro1">
          <table:table-cell office:value-type="float" office:value="196.917921228" calcext:value-type="float">
            <text:p>196.917921228</text:p>
          </table:table-cell>
          <table:table-cell office:value-type="float" office:value="75000" calcext:value-type="float">
            <text:p>75000</text:p>
          </table:table-cell>
          <table:table-cell office:value-type="float" office:value="72848.9287680095" calcext:value-type="float">
            <text:p>72848.9287680095</text:p>
          </table:table-cell>
          <table:table-cell office:value-type="float" office:value="0.206492682000317" calcext:value-type="float">
            <text:p>0.2064926820003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848.9287680095" calcext:value-type="float">
            <text:p>72848.9287680095</text:p>
          </table:table-cell>
          <table:table-cell office:value-type="float" office:value="0.205621975999748" calcext:value-type="float">
            <text:p>0.205621975999748</text:p>
          </table:table-cell>
        </table:table-row>
        <table:table-row table:style-name="ro1">
          <table:table-cell office:value-type="float" office:value="197.119694519" calcext:value-type="float">
            <text:p>197.11969451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3665.1632640096" calcext:value-type="float">
            <text:p>73665.1632640096</text:p>
          </table:table-cell>
          <table:table-cell office:value-type="float" office:value="0.204198727000403" calcext:value-type="float">
            <text:p>0.2041987270004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4679.819264016" calcext:value-type="float">
            <text:p>124679.819264016</text:p>
          </table:table-cell>
          <table:table-cell office:value-type="float" office:value="0.206017622000218" calcext:value-type="float">
            <text:p>0.206017622000218</text:p>
          </table:table-cell>
        </table:table-row>
        <table:table-row table:style-name="ro1">
          <table:table-cell office:value-type="float" office:value="197.321619482999" calcext:value-type="float">
            <text:p>197.321619482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863.584768016" calcext:value-type="float">
            <text:p>123863.584768016</text:p>
          </table:table-cell>
          <table:table-cell office:value-type="float" office:value="0.208202529999653" calcext:value-type="float">
            <text:p>0.2082025299996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863.584768016" calcext:value-type="float">
            <text:p>123863.584768016</text:p>
          </table:table-cell>
          <table:table-cell office:value-type="float" office:value="0.203994528000294" calcext:value-type="float">
            <text:p>0.203994528000294</text:p>
          </table:table-cell>
        </table:table-row>
        <table:table-row table:style-name="ro1">
          <table:table-cell office:value-type="float" office:value="197.527308276" calcext:value-type="float">
            <text:p>197.527308276</text:p>
          </table:table-cell>
          <table:table-cell office:value-type="float" office:value="75000" calcext:value-type="float">
            <text:p>75000</text:p>
          </table:table-cell>
          <table:table-cell office:value-type="float" office:value="121447.36292541" calcext:value-type="float">
            <text:p>121447.36292541</text:p>
          </table:table-cell>
          <table:table-cell office:value-type="float" office:value="0.218075716000385" calcext:value-type="float">
            <text:p>0.21807571600038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8180.003950365" calcext:value-type="float">
            <text:p>108180.003950365</text:p>
          </table:table-cell>
          <table:table-cell office:value-type="float" office:value="0.20438131300034" calcext:value-type="float">
            <text:p>0.20438131300034</text:p>
          </table:table-cell>
        </table:table-row>
        <table:table-row table:style-name="ro1">
          <table:table-cell office:value-type="float" office:value="197.73025567" calcext:value-type="float">
            <text:p>197.73025567</text:p>
          </table:table-cell>
          <table:table-cell office:value-type="float" office:value="75000" calcext:value-type="float">
            <text:p>75000</text:p>
          </table:table-cell>
          <table:table-cell office:value-type="float" office:value="114303.400400386" calcext:value-type="float">
            <text:p>114303.400400386</text:p>
          </table:table-cell>
          <table:table-cell office:value-type="float" office:value="0.205422959999851" calcext:value-type="float">
            <text:p>0.20542295999985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42.4556252583" calcext:value-type="float">
            <text:p>76542.4556252583</text:p>
          </table:table-cell>
          <table:table-cell office:value-type="float" office:value="0.204446063999967" calcext:value-type="float">
            <text:p>0.204446063999967</text:p>
          </table:table-cell>
        </table:table-row>
        <table:table-row table:style-name="ro1">
          <table:table-cell office:value-type="float" office:value="197.93281393" calcext:value-type="float">
            <text:p>197.93281393</text:p>
          </table:table-cell>
          <table:table-cell office:value-type="float" office:value="75000" calcext:value-type="float">
            <text:p>75000</text:p>
          </table:table-cell>
          <table:table-cell office:value-type="float" office:value="76542.4556252583" calcext:value-type="float">
            <text:p>76542.4556252583</text:p>
          </table:table-cell>
          <table:table-cell office:value-type="float" office:value="0.205385700000079" calcext:value-type="float">
            <text:p>0.20538570000007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42.4556252583" calcext:value-type="float">
            <text:p>76542.4556252583</text:p>
          </table:table-cell>
          <table:table-cell office:value-type="float" office:value="0.205576176999784" calcext:value-type="float">
            <text:p>0.205576176999784</text:p>
          </table:table-cell>
        </table:table-row>
        <table:table-row table:style-name="ro1">
          <table:table-cell office:value-type="float" office:value="198.135356891" calcext:value-type="float">
            <text:p>198.135356891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542.4556252583" calcext:value-type="float">
            <text:p>76542.4556252583</text:p>
          </table:table-cell>
          <table:table-cell office:value-type="float" office:value="0.205983457000002" calcext:value-type="float">
            <text:p>0.20598345700000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570.759375431" calcext:value-type="float">
            <text:p>127570.759375431</text:p>
          </table:table-cell>
          <table:table-cell office:value-type="float" office:value="0.204380082999705" calcext:value-type="float">
            <text:p>0.204380082999705</text:p>
          </table:table-cell>
        </table:table-row>
        <table:table-row table:style-name="ro1">
          <table:table-cell office:value-type="float" office:value="198.337992582" calcext:value-type="float">
            <text:p>198.337992582</text:p>
          </table:table-cell>
          <table:table-cell office:value-type="float" office:value="125000" calcext:value-type="float">
            <text:p>125000</text:p>
          </table:table-cell>
          <table:table-cell office:value-type="float" office:value="85115.2106552872" calcext:value-type="float">
            <text:p>85115.2106552872</text:p>
          </table:table-cell>
          <table:table-cell office:value-type="float" office:value="0.266584404000241" calcext:value-type="float">
            <text:p>0.266584404000241</text:p>
          </table:table-cell>
          <table:table-cell office:value-type="float" office:value="100000" calcext:value-type="float">
            <text:p>100000</text:p>
          </table:table-cell>
          <table:table-cell office:value-type="float" office:value="85115.2106552872" calcext:value-type="float">
            <text:p>85115.2106552872</text:p>
          </table:table-cell>
          <table:table-cell office:value-type="float" office:value="0.204117150000457" calcext:value-type="float">
            <text:p>0.204117150000457</text:p>
          </table:table-cell>
        </table:table-row>
        <table:table-row table:style-name="ro1">
          <table:table-cell office:value-type="float" office:value="198.540401922" calcext:value-type="float">
            <text:p>198.540401922</text:p>
          </table:table-cell>
          <table:table-cell office:value-type="float" office:value="75000" calcext:value-type="float">
            <text:p>75000</text:p>
          </table:table-cell>
          <table:table-cell office:value-type="float" office:value="125121.400795422" calcext:value-type="float">
            <text:p>125121.400795422</text:p>
          </table:table-cell>
          <table:table-cell office:value-type="float" office:value="0.20750990400029" calcext:value-type="float">
            <text:p>0.2075099040002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2874.607895381" calcext:value-type="float">
            <text:p>112874.607895381</text:p>
          </table:table-cell>
          <table:table-cell office:value-type="float" office:value="0.205908480999824" calcext:value-type="float">
            <text:p>0.205908480999824</text:p>
          </table:table-cell>
        </table:table-row>
        <table:table-row table:style-name="ro1">
          <table:table-cell office:value-type="float" office:value="198.742414476999" calcext:value-type="float">
            <text:p>198.742414476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15323.966475389" calcext:value-type="float">
            <text:p>115323.966475389</text:p>
          </table:table-cell>
          <table:table-cell office:value-type="float" office:value="0.208690116000071" calcext:value-type="float">
            <text:p>0.20869011600007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42.4556252583" calcext:value-type="float">
            <text:p>76542.4556252583</text:p>
          </table:table-cell>
          <table:table-cell office:value-type="float" office:value="0.204483404000712" calcext:value-type="float">
            <text:p>0.204483404000712</text:p>
          </table:table-cell>
        </table:table-row>
        <table:table-row table:style-name="ro1">
          <table:table-cell office:value-type="float" office:value="198.943998047" calcext:value-type="float">
            <text:p>198.943998047</text:p>
          </table:table-cell>
          <table:table-cell office:value-type="float" office:value="75000" calcext:value-type="float">
            <text:p>75000</text:p>
          </table:table-cell>
          <table:table-cell office:value-type="float" office:value="76542.4556252583" calcext:value-type="float">
            <text:p>76542.4556252583</text:p>
          </table:table-cell>
          <table:table-cell office:value-type="float" office:value="0.205952126999364" calcext:value-type="float">
            <text:p>0.2059521269993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42.4556252583" calcext:value-type="float">
            <text:p>76542.4556252583</text:p>
          </table:table-cell>
          <table:table-cell office:value-type="float" office:value="0.204491874000269" calcext:value-type="float">
            <text:p>0.204491874000269</text:p>
          </table:table-cell>
        </table:table-row>
        <table:table-row table:style-name="ro1">
          <table:table-cell office:value-type="float" office:value="199.146242674999" calcext:value-type="float">
            <text:p>199.146242674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542.4556252583" calcext:value-type="float">
            <text:p>76542.4556252583</text:p>
          </table:table-cell>
          <table:table-cell office:value-type="float" office:value="0.204094457000792" calcext:value-type="float">
            <text:p>0.20409445700079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570.759375431" calcext:value-type="float">
            <text:p>127570.759375431</text:p>
          </table:table-cell>
          <table:table-cell office:value-type="float" office:value="0.208520649999628" calcext:value-type="float">
            <text:p>0.208520649999628</text:p>
          </table:table-cell>
        </table:table-row>
        <table:table-row table:style-name="ro1">
          <table:table-cell office:value-type="float" office:value="199.347532422" calcext:value-type="float">
            <text:p>199.347532422</text:p>
          </table:table-cell>
          <table:table-cell office:value-type="float" office:value="125000" calcext:value-type="float">
            <text:p>125000</text:p>
          </table:table-cell>
          <table:table-cell office:value-type="float" office:value="77799.7149871535" calcext:value-type="float">
            <text:p>77799.7149871535</text:p>
          </table:table-cell>
          <table:table-cell office:value-type="float" office:value="0.264022436999767" calcext:value-type="float">
            <text:p>0.2640224369997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7799.7149871535" calcext:value-type="float">
            <text:p>77799.7149871535</text:p>
          </table:table-cell>
          <table:table-cell office:value-type="float" office:value="0.204991220000011" calcext:value-type="float">
            <text:p>0.204991220000011</text:p>
          </table:table-cell>
        </table:table-row>
        <table:table-row table:style-name="ro1">
          <table:table-cell office:value-type="float" office:value="199.550246694999" calcext:value-type="float">
            <text:p>199.550246694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3885.335399481" calcext:value-type="float">
            <text:p>123885.335399481</text:p>
          </table:table-cell>
          <table:table-cell office:value-type="float" office:value="0.209579975999986" calcext:value-type="float">
            <text:p>0.20957997599998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2864.234721438" calcext:value-type="float">
            <text:p>112864.234721438</text:p>
          </table:table-cell>
          <table:table-cell office:value-type="float" office:value="0.209733824000068" calcext:value-type="float">
            <text:p>0.209733824000068</text:p>
          </table:table-cell>
        </table:table-row>
        <table:table-row table:style-name="ro1">
          <table:table-cell office:value-type="float" office:value="199.753302841999" calcext:value-type="float">
            <text:p>199.753302841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16537.934947452" calcext:value-type="float">
            <text:p>116537.934947452</text:p>
          </table:table-cell>
          <table:table-cell office:value-type="float" office:value="0.209924880000472" calcext:value-type="float">
            <text:p>0.20992488000047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35.4213752971" calcext:value-type="float">
            <text:p>76535.4213752971</text:p>
          </table:table-cell>
          <table:table-cell office:value-type="float" office:value="0.204806707999524" calcext:value-type="float">
            <text:p>0.204806707999524</text:p>
          </table:table-cell>
        </table:table-row>
        <table:table-row table:style-name="ro1">
          <table:table-cell office:value-type="float" office:value="199.955675341" calcext:value-type="float">
            <text:p>199.955675341</text:p>
          </table:table-cell>
          <table:table-cell office:value-type="float" office:value="75000" calcext:value-type="float">
            <text:p>75000</text:p>
          </table:table-cell>
          <table:table-cell office:value-type="float" office:value="76535.4213752971" calcext:value-type="float">
            <text:p>76535.4213752971</text:p>
          </table:table-cell>
          <table:table-cell office:value-type="float" office:value="0.204289509999398" calcext:value-type="float">
            <text:p>0.2042895099993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35.4213752971" calcext:value-type="float">
            <text:p>76535.4213752971</text:p>
          </table:table-cell>
          <table:table-cell office:value-type="float" office:value="0.205316124000092" calcext:value-type="float">
            <text:p>0.205316124000092</text:p>
          </table:table-cell>
        </table:table-row>
        <table:table-row table:style-name="ro1">
          <table:table-cell office:value-type="float" office:value="200.158815879" calcext:value-type="float">
            <text:p>200.15881587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535.4213752971" calcext:value-type="float">
            <text:p>76535.4213752971</text:p>
          </table:table-cell>
          <table:table-cell office:value-type="float" office:value="0.204795835000368" calcext:value-type="float">
            <text:p>0.2047958350003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559.035625495" calcext:value-type="float">
            <text:p>127559.035625495</text:p>
          </table:table-cell>
          <table:table-cell office:value-type="float" office:value="0.20418022099966" calcext:value-type="float">
            <text:p>0.20418022099966</text:p>
          </table:table-cell>
        </table:table-row>
        <table:table-row table:style-name="ro1">
          <table:table-cell office:value-type="float" office:value="200.360208509" calcext:value-type="float">
            <text:p>200.360208509</text:p>
          </table:table-cell>
          <table:table-cell office:value-type="float" office:value="125000" calcext:value-type="float">
            <text:p>125000</text:p>
          </table:table-cell>
          <table:table-cell office:value-type="float" office:value="82045.9717143185" calcext:value-type="float">
            <text:p>82045.9717143185</text:p>
          </table:table-cell>
          <table:table-cell office:value-type="float" office:value="0.270671168000263" calcext:value-type="float">
            <text:p>0.270671168000263</text:p>
          </table:table-cell>
          <table:table-cell office:value-type="float" office:value="100000" calcext:value-type="float">
            <text:p>100000</text:p>
          </table:table-cell>
          <table:table-cell office:value-type="float" office:value="82045.9717143185" calcext:value-type="float">
            <text:p>82045.9717143185</text:p>
          </table:table-cell>
          <table:table-cell office:value-type="float" office:value="0.204216811999686" calcext:value-type="float">
            <text:p>0.204216811999686</text:p>
          </table:table-cell>
        </table:table-row>
        <table:table-row table:style-name="ro1">
          <table:table-cell office:value-type="float" office:value="200.562485386999" calcext:value-type="float">
            <text:p>200.562485386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3885.335399481" calcext:value-type="float">
            <text:p>123885.335399481</text:p>
          </table:table-cell>
          <table:table-cell office:value-type="float" office:value="0.207462184000178" calcext:value-type="float">
            <text:p>0.2074621840001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9190.534495424" calcext:value-type="float">
            <text:p>109190.534495424</text:p>
          </table:table-cell>
          <table:table-cell office:value-type="float" office:value="0.204250732000219" calcext:value-type="float">
            <text:p>0.204250732000219</text:p>
          </table:table-cell>
        </table:table-row>
        <table:table-row table:style-name="ro1">
          <table:table-cell office:value-type="float" office:value="200.764617475" calcext:value-type="float">
            <text:p>200.764617475</text:p>
          </table:table-cell>
          <table:table-cell office:value-type="float" office:value="75000" calcext:value-type="float">
            <text:p>75000</text:p>
          </table:table-cell>
          <table:table-cell office:value-type="float" office:value="112864.234721438" calcext:value-type="float">
            <text:p>112864.234721438</text:p>
          </table:table-cell>
          <table:table-cell office:value-type="float" office:value="0.206912218999605" calcext:value-type="float">
            <text:p>0.20691221899960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35.4213752971" calcext:value-type="float">
            <text:p>76535.4213752971</text:p>
          </table:table-cell>
          <table:table-cell office:value-type="float" office:value="0.204954120000366" calcext:value-type="float">
            <text:p>0.204954120000366</text:p>
          </table:table-cell>
        </table:table-row>
        <table:table-row table:style-name="ro1">
          <table:table-cell office:value-type="float" office:value="200.967230857" calcext:value-type="float">
            <text:p>200.967230857</text:p>
          </table:table-cell>
          <table:table-cell office:value-type="float" office:value="75000" calcext:value-type="float">
            <text:p>75000</text:p>
          </table:table-cell>
          <table:table-cell office:value-type="float" office:value="76535.4213752971" calcext:value-type="float">
            <text:p>76535.4213752971</text:p>
          </table:table-cell>
          <table:table-cell office:value-type="float" office:value="0.204535922999639" calcext:value-type="float">
            <text:p>0.20453592299963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35.4213752971" calcext:value-type="float">
            <text:p>76535.4213752971</text:p>
          </table:table-cell>
          <table:table-cell office:value-type="float" office:value="0.206552719000683" calcext:value-type="float">
            <text:p>0.206552719000683</text:p>
          </table:table-cell>
        </table:table-row>
        <table:table-row table:style-name="ro1">
          <table:table-cell office:value-type="float" office:value="201.169260834" calcext:value-type="float">
            <text:p>201.169260834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535.4213752971" calcext:value-type="float">
            <text:p>76535.4213752971</text:p>
          </table:table-cell>
          <table:table-cell office:value-type="float" office:value="0.205223250999552" calcext:value-type="float">
            <text:p>0.20522325099955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559.035625495" calcext:value-type="float">
            <text:p>127559.035625495</text:p>
          </table:table-cell>
          <table:table-cell office:value-type="float" office:value="0.220007650999833" calcext:value-type="float">
            <text:p>0.220007650999833</text:p>
          </table:table-cell>
        </table:table-row>
        <table:table-row table:style-name="ro1">
          <table:table-cell office:value-type="float" office:value="201.371937078" calcext:value-type="float">
            <text:p>201.371937078</text:p>
          </table:table-cell>
          <table:table-cell office:value-type="float" office:value="125000" calcext:value-type="float">
            <text:p>125000</text:p>
          </table:table-cell>
          <table:table-cell office:value-type="float" office:value="81229.5938863153" calcext:value-type="float">
            <text:p>81229.5938863153</text:p>
          </table:table-cell>
          <table:table-cell office:value-type="float" office:value="0.265916237999591" calcext:value-type="float">
            <text:p>0.265916237999591</text:p>
          </table:table-cell>
          <table:table-cell office:value-type="float" office:value="100000" calcext:value-type="float">
            <text:p>100000</text:p>
          </table:table-cell>
          <table:table-cell office:value-type="float" office:value="81229.5938863153" calcext:value-type="float">
            <text:p>81229.5938863153</text:p>
          </table:table-cell>
          <table:table-cell office:value-type="float" office:value="0.204928319999453" calcext:value-type="float">
            <text:p>0.204928319999453</text:p>
          </table:table-cell>
        </table:table-row>
        <table:table-row table:style-name="ro1">
          <table:table-cell office:value-type="float" office:value="201.574037155" calcext:value-type="float">
            <text:p>201.574037155</text:p>
          </table:table-cell>
          <table:table-cell office:value-type="float" office:value="75000" calcext:value-type="float">
            <text:p>75000</text:p>
          </table:table-cell>
          <table:table-cell office:value-type="float" office:value="126334.46888349" calcext:value-type="float">
            <text:p>126334.46888349</text:p>
          </table:table-cell>
          <table:table-cell office:value-type="float" office:value="0.207470545000433" calcext:value-type="float">
            <text:p>0.2074705450004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6741.401011414" calcext:value-type="float">
            <text:p>106741.401011414</text:p>
          </table:table-cell>
          <table:table-cell office:value-type="float" office:value="0.23112929799936" calcext:value-type="float">
            <text:p>0.23112929799936</text:p>
          </table:table-cell>
        </table:table-row>
        <table:table-row table:style-name="ro1">
          <table:table-cell office:value-type="float" office:value="201.776357825" calcext:value-type="float">
            <text:p>201.776357825</text:p>
          </table:table-cell>
          <table:table-cell office:value-type="float" office:value="75000" calcext:value-type="float">
            <text:p>75000</text:p>
          </table:table-cell>
          <table:table-cell office:value-type="float" office:value="107965.967753419" calcext:value-type="float">
            <text:p>107965.967753419</text:p>
          </table:table-cell>
          <table:table-cell office:value-type="float" office:value="0.206634016000862" calcext:value-type="float">
            <text:p>0.2066340160008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35.4213752971" calcext:value-type="float">
            <text:p>76535.4213752971</text:p>
          </table:table-cell>
          <table:table-cell office:value-type="float" office:value="0.205020481000247" calcext:value-type="float">
            <text:p>0.205020481000247</text:p>
          </table:table-cell>
        </table:table-row>
        <table:table-row table:style-name="ro1">
          <table:table-cell office:value-type="float" office:value="201.978357450999" calcext:value-type="float">
            <text:p>201.978357450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6535.4213752971" calcext:value-type="float">
            <text:p>76535.4213752971</text:p>
          </table:table-cell>
          <table:table-cell office:value-type="float" office:value="0.205094949999875" calcext:value-type="float">
            <text:p>0.20509494999987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35.4213752971" calcext:value-type="float">
            <text:p>76535.4213752971</text:p>
          </table:table-cell>
          <table:table-cell office:value-type="float" office:value="0.203846707999219" calcext:value-type="float">
            <text:p>0.203846707999219</text:p>
          </table:table-cell>
        </table:table-row>
        <table:table-row table:style-name="ro1">
          <table:table-cell office:value-type="float" office:value="202.180685222" calcext:value-type="float">
            <text:p>202.180685222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535.4213752971" calcext:value-type="float">
            <text:p>76535.4213752971</text:p>
          </table:table-cell>
          <table:table-cell office:value-type="float" office:value="0.204268170999967" calcext:value-type="float">
            <text:p>0.2042681709999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559.035625495" calcext:value-type="float">
            <text:p>127559.035625495</text:p>
          </table:table-cell>
          <table:table-cell office:value-type="float" office:value="0.205217553999319" calcext:value-type="float">
            <text:p>0.205217553999319</text:p>
          </table:table-cell>
        </table:table-row>
        <table:table-row table:style-name="ro1">
          <table:table-cell office:value-type="float" office:value="202.383116663999" calcext:value-type="float">
            <text:p>202.383116663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87148.3331393383" calcext:value-type="float">
            <text:p>87148.3331393383</text:p>
          </table:table-cell>
          <table:table-cell office:value-type="float" office:value="0.269157703999554" calcext:value-type="float">
            <text:p>0.269157703999554</text:p>
          </table:table-cell>
          <table:table-cell office:value-type="float" office:value="100000" calcext:value-type="float">
            <text:p>100000</text:p>
          </table:table-cell>
          <table:table-cell office:value-type="float" office:value="87148.3331393383" calcext:value-type="float">
            <text:p>87148.3331393383</text:p>
          </table:table-cell>
          <table:table-cell office:value-type="float" office:value="0.219072091000271" calcext:value-type="float">
            <text:p>0.219072091000271</text:p>
          </table:table-cell>
        </table:table-row>
        <table:table-row table:style-name="ro1">
          <table:table-cell office:value-type="float" office:value="202.585631645999" calcext:value-type="float">
            <text:p>202.585631645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3990.77979698" calcext:value-type="float">
            <text:p>123990.77979698</text:p>
          </table:table-cell>
          <table:table-cell office:value-type="float" office:value="0.207115600999714" calcext:value-type="float">
            <text:p>0.2071156009997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6832.253432983" calcext:value-type="float">
            <text:p>106832.253432983</text:p>
          </table:table-cell>
          <table:table-cell office:value-type="float" office:value="0.205415005999384" calcext:value-type="float">
            <text:p>0.205415005999384</text:p>
          </table:table-cell>
        </table:table-row>
        <table:table-row table:style-name="ro1">
          <table:table-cell office:value-type="float" office:value="202.788611604" calcext:value-type="float">
            <text:p>202.788611604</text:p>
          </table:table-cell>
          <table:table-cell office:value-type="float" office:value="75000" calcext:value-type="float">
            <text:p>75000</text:p>
          </table:table-cell>
          <table:table-cell office:value-type="float" office:value="110509.080510982" calcext:value-type="float">
            <text:p>110509.080510982</text:p>
          </table:table-cell>
          <table:table-cell office:value-type="float" office:value="0.21076967099998" calcext:value-type="float">
            <text:p>0.210769670999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600.5641249876" calcext:value-type="float">
            <text:p>76600.5641249876</text:p>
          </table:table-cell>
          <table:table-cell office:value-type="float" office:value="0.205307324999922" calcext:value-type="float">
            <text:p>0.205307324999922</text:p>
          </table:table-cell>
        </table:table-row>
        <table:table-row table:style-name="ro1">
          <table:table-cell office:value-type="float" office:value="202.990286347" calcext:value-type="float">
            <text:p>202.990286347</text:p>
          </table:table-cell>
          <table:table-cell office:value-type="float" office:value="75000" calcext:value-type="float">
            <text:p>75000</text:p>
          </table:table-cell>
          <table:table-cell office:value-type="float" office:value="76600.5641249876" calcext:value-type="float">
            <text:p>76600.5641249876</text:p>
          </table:table-cell>
          <table:table-cell office:value-type="float" office:value="0.204861397000059" calcext:value-type="float">
            <text:p>0.20486139700005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600.5641249876" calcext:value-type="float">
            <text:p>76600.5641249876</text:p>
          </table:table-cell>
          <table:table-cell office:value-type="float" office:value="0.206362817000809" calcext:value-type="float">
            <text:p>0.206362817000809</text:p>
          </table:table-cell>
        </table:table-row>
        <table:table-row table:style-name="ro1">
          <table:table-cell office:value-type="float" office:value="203.192492827" calcext:value-type="float">
            <text:p>203.192492827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600.5641249876" calcext:value-type="float">
            <text:p>76600.5641249876</text:p>
          </table:table-cell>
          <table:table-cell office:value-type="float" office:value="0.206097491000037" calcext:value-type="float">
            <text:p>0.20609749100003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667.606874979" calcext:value-type="float">
            <text:p>127667.606874979</text:p>
          </table:table-cell>
          <table:table-cell office:value-type="float" office:value="0.205286155000067" calcext:value-type="float">
            <text:p>0.205286155000067</text:p>
          </table:table-cell>
        </table:table-row>
        <table:table-row table:style-name="ro1">
          <table:table-cell office:value-type="float" office:value="203.394749127" calcext:value-type="float">
            <text:p>203.394749127</text:p>
          </table:table-cell>
          <table:table-cell office:value-type="float" office:value="125000" calcext:value-type="float">
            <text:p>125000</text:p>
          </table:table-cell>
          <table:table-cell office:value-type="float" office:value="86201.1681619861" calcext:value-type="float">
            <text:p>86201.1681619861</text:p>
          </table:table-cell>
          <table:table-cell office:value-type="float" office:value="0.269225535999794" calcext:value-type="float">
            <text:p>0.269225535999794</text:p>
          </table:table-cell>
          <table:table-cell office:value-type="float" office:value="100000" calcext:value-type="float">
            <text:p>100000</text:p>
          </table:table-cell>
          <table:table-cell office:value-type="float" office:value="86201.1681619861" calcext:value-type="float">
            <text:p>86201.1681619861</text:p>
          </table:table-cell>
          <table:table-cell office:value-type="float" office:value="0.209808706999866" calcext:value-type="float">
            <text:p>0.209808706999866</text:p>
          </table:table-cell>
        </table:table-row>
        <table:table-row table:style-name="ro1">
          <table:table-cell office:value-type="float" office:value="203.596621143" calcext:value-type="float">
            <text:p>203.596621143</text:p>
          </table:table-cell>
          <table:table-cell office:value-type="float" office:value="75000" calcext:value-type="float">
            <text:p>75000</text:p>
          </table:table-cell>
          <table:table-cell office:value-type="float" office:value="126441.99784898" calcext:value-type="float">
            <text:p>126441.99784898</text:p>
          </table:table-cell>
          <table:table-cell office:value-type="float" office:value="0.204065269000239" calcext:value-type="float">
            <text:p>0.20406526900023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4381.035380983" calcext:value-type="float">
            <text:p>104381.035380983</text:p>
          </table:table-cell>
          <table:table-cell office:value-type="float" office:value="0.204300913000225" calcext:value-type="float">
            <text:p>0.204300913000225</text:p>
          </table:table-cell>
        </table:table-row>
        <table:table-row table:style-name="ro1">
          <table:table-cell office:value-type="float" office:value="203.799596680999" calcext:value-type="float">
            <text:p>203.799596680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05606.644406983" calcext:value-type="float">
            <text:p>105606.644406983</text:p>
          </table:table-cell>
          <table:table-cell office:value-type="float" office:value="0.208120753000003" calcext:value-type="float">
            <text:p>0.2081207530000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600.5641249876" calcext:value-type="float">
            <text:p>76600.5641249876</text:p>
          </table:table-cell>
          <table:table-cell office:value-type="float" office:value="0.203833429000042" calcext:value-type="float">
            <text:p>0.203833429000042</text:p>
          </table:table-cell>
        </table:table-row>
        <table:table-row table:style-name="ro1">
          <table:table-cell office:value-type="float" office:value="204.00266057" calcext:value-type="float">
            <text:p>204.00266057</text:p>
          </table:table-cell>
          <table:table-cell office:value-type="float" office:value="75000" calcext:value-type="float">
            <text:p>75000</text:p>
          </table:table-cell>
          <table:table-cell office:value-type="float" office:value="76524.4758750896" calcext:value-type="float">
            <text:p>76524.4758750896</text:p>
          </table:table-cell>
          <table:table-cell office:value-type="float" office:value="0.204634674999397" calcext:value-type="float">
            <text:p>0.20463467499939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24.4758750896" calcext:value-type="float">
            <text:p>76524.4758750896</text:p>
          </table:table-cell>
          <table:table-cell office:value-type="float" office:value="0.204693098000462" calcext:value-type="float">
            <text:p>0.204693098000462</text:p>
          </table:table-cell>
        </table:table-row>
        <table:table-row table:style-name="ro1">
          <table:table-cell office:value-type="float" office:value="204.204255963999" calcext:value-type="float">
            <text:p>204.204255963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524.4758750896" calcext:value-type="float">
            <text:p>76524.4758750896</text:p>
          </table:table-cell>
          <table:table-cell office:value-type="float" office:value="0.206379403999563" calcext:value-type="float">
            <text:p>0.20637940399956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540.793125149" calcext:value-type="float">
            <text:p>127540.793125149</text:p>
          </table:table-cell>
          <table:table-cell office:value-type="float" office:value="0.20429869399959" calcext:value-type="float">
            <text:p>0.20429869399959</text:p>
          </table:table-cell>
        </table:table-row>
        <table:table-row table:style-name="ro1">
          <table:table-cell office:value-type="float" office:value="204.406373563999" calcext:value-type="float">
            <text:p>204.406373563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87135.869863102" calcext:value-type="float">
            <text:p>87135.869863102</text:p>
          </table:table-cell>
          <table:table-cell office:value-type="float" office:value="0.274721024999963" calcext:value-type="float">
            <text:p>0.274721024999963</text:p>
          </table:table-cell>
          <table:table-cell office:value-type="float" office:value="100000" calcext:value-type="float">
            <text:p>100000</text:p>
          </table:table-cell>
          <table:table-cell office:value-type="float" office:value="87135.869863102" calcext:value-type="float">
            <text:p>87135.869863102</text:p>
          </table:table-cell>
          <table:table-cell office:value-type="float" office:value="0.204244702999858" calcext:value-type="float">
            <text:p>0.204244702999858</text:p>
          </table:table-cell>
        </table:table-row>
        <table:table-row table:style-name="ro1">
          <table:table-cell office:value-type="float" office:value="204.608116019" calcext:value-type="float">
            <text:p>204.608116019</text:p>
          </table:table-cell>
          <table:table-cell office:value-type="float" office:value="75000" calcext:value-type="float">
            <text:p>75000</text:p>
          </table:table-cell>
          <table:table-cell office:value-type="float" office:value="123867.618283145" calcext:value-type="float">
            <text:p>123867.618283145</text:p>
          </table:table-cell>
          <table:table-cell office:value-type="float" office:value="0.207541416999447" calcext:value-type="float">
            <text:p>0.20754141699944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604.177617118" calcext:value-type="float">
            <text:p>100604.177617118</text:p>
          </table:table-cell>
          <table:table-cell office:value-type="float" office:value="0.204624766999586" calcext:value-type="float">
            <text:p>0.204624766999586</text:p>
          </table:table-cell>
        </table:table-row>
        <table:table-row table:style-name="ro1">
          <table:table-cell office:value-type="float" office:value="204.810220498" calcext:value-type="float">
            <text:p>204.810220498</text:p>
          </table:table-cell>
          <table:table-cell office:value-type="float" office:value="75000" calcext:value-type="float">
            <text:p>75000</text:p>
          </table:table-cell>
          <table:table-cell office:value-type="float" office:value="104277.352459122" calcext:value-type="float">
            <text:p>104277.352459122</text:p>
          </table:table-cell>
          <table:table-cell office:value-type="float" office:value="0.206895301000259" calcext:value-type="float">
            <text:p>0.20689530100025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24.4758750896" calcext:value-type="float">
            <text:p>76524.4758750896</text:p>
          </table:table-cell>
          <table:table-cell office:value-type="float" office:value="0.205029142000058" calcext:value-type="float">
            <text:p>0.205029142000058</text:p>
          </table:table-cell>
        </table:table-row>
        <table:table-row table:style-name="ro1">
          <table:table-cell office:value-type="float" office:value="205.015060207" calcext:value-type="float">
            <text:p>205.015060207</text:p>
          </table:table-cell>
          <table:table-cell office:value-type="float" office:value="75000" calcext:value-type="float">
            <text:p>75000</text:p>
          </table:table-cell>
          <table:table-cell office:value-type="float" office:value="76524.4758750896" calcext:value-type="float">
            <text:p>76524.4758750896</text:p>
          </table:table-cell>
          <table:table-cell office:value-type="float" office:value="0.204568854999707" calcext:value-type="float">
            <text:p>0.20456885499970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24.4758750896" calcext:value-type="float">
            <text:p>76524.4758750896</text:p>
          </table:table-cell>
          <table:table-cell office:value-type="float" office:value="0.204173823000019" calcext:value-type="float">
            <text:p>0.204173823000019</text:p>
          </table:table-cell>
        </table:table-row>
        <table:table-row table:style-name="ro1">
          <table:table-cell office:value-type="float" office:value="205.217883794" calcext:value-type="float">
            <text:p>205.217883794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524.4758750896" calcext:value-type="float">
            <text:p>76524.4758750896</text:p>
          </table:table-cell>
          <table:table-cell office:value-type="float" office:value="0.204847048999909" calcext:value-type="float">
            <text:p>0.20484704899990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540.793125149" calcext:value-type="float">
            <text:p>127540.793125149</text:p>
          </table:table-cell>
          <table:table-cell office:value-type="float" office:value="0.206433758999992" calcext:value-type="float">
            <text:p>0.206433758999992</text:p>
          </table:table-cell>
        </table:table-row>
        <table:table-row table:style-name="ro1">
          <table:table-cell office:value-type="float" office:value="205.43369001" calcext:value-type="float">
            <text:p>205.43369001</text:p>
          </table:table-cell>
          <table:table-cell office:value-type="float" office:value="125000" calcext:value-type="float">
            <text:p>125000</text:p>
          </table:table-cell>
          <table:table-cell office:value-type="float" office:value="408.130538000478" calcext:value-type="float">
            <text:p>408.130538000478</text:p>
          </table:table-cell>
          <table:table-cell office:value-type="float" office:value="0.374234118999993" calcext:value-type="float">
            <text:p>0.374234118999993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8.130538000478" calcext:value-type="float">
            <text:p>408.130538000478</text:p>
          </table:table-cell>
          <table:table-cell office:value-type="float" office:value="0.204782028999944" calcext:value-type="float">
            <text:p>0.204782028999944</text:p>
          </table:table-cell>
        </table:table-row>
        <table:table-row table:style-name="ro1">
          <table:table-cell office:value-type="float" office:value="205.636419867" calcext:value-type="float">
            <text:p>205.636419867</text:p>
          </table:table-cell>
          <table:table-cell office:value-type="float" office:value="75000" calcext:value-type="float">
            <text:p>75000</text:p>
          </table:table-cell>
          <table:table-cell office:value-type="float" office:value="127132.662587149" calcext:value-type="float">
            <text:p>127132.662587149</text:p>
          </table:table-cell>
          <table:table-cell office:value-type="float" office:value="0.286636892999923" calcext:value-type="float">
            <text:p>0.28663689299992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132.662587149" calcext:value-type="float">
            <text:p>127132.662587149</text:p>
          </table:table-cell>
          <table:table-cell office:value-type="float" office:value="0.204531547000443" calcext:value-type="float">
            <text:p>0.204531547000443</text:p>
          </table:table-cell>
        </table:table-row>
        <table:table-row table:style-name="ro1">
          <table:table-cell office:value-type="float" office:value="205.838649408" calcext:value-type="float">
            <text:p>205.838649408</text:p>
          </table:table-cell>
          <table:table-cell office:value-type="float" office:value="75000" calcext:value-type="float">
            <text:p>75000</text:p>
          </table:table-cell>
          <table:table-cell office:value-type="float" office:value="124071.683552145" calcext:value-type="float">
            <text:p>124071.683552145</text:p>
          </table:table-cell>
          <table:table-cell office:value-type="float" office:value="0.36792984100066" calcext:value-type="float">
            <text:p>0.3679298410006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055.3663020855" calcext:value-type="float">
            <text:p>73055.3663020855</text:p>
          </table:table-cell>
          <table:table-cell office:value-type="float" office:value="0.209320521999871" calcext:value-type="float">
            <text:p>0.209320521999871</text:p>
          </table:table-cell>
        </table:table-row>
        <table:table-row table:style-name="ro1">
          <table:table-cell office:value-type="float" office:value="206.041336304" calcext:value-type="float">
            <text:p>206.041336304</text:p>
          </table:table-cell>
          <table:table-cell office:value-type="float" office:value="75000" calcext:value-type="float">
            <text:p>75000</text:p>
          </table:table-cell>
          <table:table-cell office:value-type="float" office:value="75300.0842610882" calcext:value-type="float">
            <text:p>75300.0842610882</text:p>
          </table:table-cell>
          <table:table-cell office:value-type="float" office:value="0.20455514600053" calcext:value-type="float">
            <text:p>0.204555146000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00.0842610882" calcext:value-type="float">
            <text:p>75300.0842610882</text:p>
          </table:table-cell>
          <table:table-cell office:value-type="float" office:value="0.203795489000186" calcext:value-type="float">
            <text:p>0.203795489000186</text:p>
          </table:table-cell>
        </table:table-row>
        <table:table-row table:style-name="ro1">
          <table:table-cell office:value-type="float" office:value="206.244067801" calcext:value-type="float">
            <text:p>206.244067801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075.6926470867" calcext:value-type="float">
            <text:p>74075.6926470867</text:p>
          </table:table-cell>
          <table:table-cell office:value-type="float" office:value="0.206512497000404" calcext:value-type="float">
            <text:p>0.20651249700040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092.009897146" calcext:value-type="float">
            <text:p>125092.009897146</text:p>
          </table:table-cell>
          <table:table-cell office:value-type="float" office:value="0.206351998000173" calcext:value-type="float">
            <text:p>0.206351998000173</text:p>
          </table:table-cell>
        </table:table-row>
        <table:table-row table:style-name="ro1">
          <table:table-cell office:value-type="float" office:value="206.445958978999" calcext:value-type="float">
            <text:p>206.445958978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2643.226669144" calcext:value-type="float">
            <text:p>122643.226669144</text:p>
          </table:table-cell>
          <table:table-cell office:value-type="float" office:value="0.207471508000708" calcext:value-type="float">
            <text:p>0.2074715080007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2643.226669144" calcext:value-type="float">
            <text:p>122643.226669144</text:p>
          </table:table-cell>
          <table:table-cell office:value-type="float" office:value="0.205533719000414" calcext:value-type="float">
            <text:p>0.205533719000414</text:p>
          </table:table-cell>
        </table:table-row>
        <table:table-row table:style-name="ro1">
          <table:table-cell office:value-type="float" office:value="206.649478505" calcext:value-type="float">
            <text:p>206.649478505</text:p>
          </table:table-cell>
          <table:table-cell office:value-type="float" office:value="75000" calcext:value-type="float">
            <text:p>75000</text:p>
          </table:table-cell>
          <table:table-cell office:value-type="float" office:value="125092.009897146" calcext:value-type="float">
            <text:p>125092.009897146</text:p>
          </table:table-cell>
          <table:table-cell office:value-type="float" office:value="0.207481617999292" calcext:value-type="float">
            <text:p>0.20748161799929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075.6926470867" calcext:value-type="float">
            <text:p>74075.6926470867</text:p>
          </table:table-cell>
          <table:table-cell office:value-type="float" office:value="0.204594988000281" calcext:value-type="float">
            <text:p>0.204594988000281</text:p>
          </table:table-cell>
        </table:table-row>
        <table:table-row table:style-name="ro1">
          <table:table-cell office:value-type="float" office:value="206.851358313" calcext:value-type="float">
            <text:p>206.851358313</text:p>
          </table:table-cell>
          <table:table-cell office:value-type="float" office:value="75000" calcext:value-type="float">
            <text:p>75000</text:p>
          </table:table-cell>
          <table:table-cell office:value-type="float" office:value="75300.0842610882" calcext:value-type="float">
            <text:p>75300.0842610882</text:p>
          </table:table-cell>
          <table:table-cell office:value-type="float" office:value="0.204413475000365" calcext:value-type="float">
            <text:p>0.20441347500036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00.0842610882" calcext:value-type="float">
            <text:p>75300.0842610882</text:p>
          </table:table-cell>
          <table:table-cell office:value-type="float" office:value="0.204270094000094" calcext:value-type="float">
            <text:p>0.204270094000094</text:p>
          </table:table-cell>
        </table:table-row>
        <table:table-row table:style-name="ro1">
          <table:table-cell office:value-type="float" office:value="207.054047559" calcext:value-type="float">
            <text:p>207.054047559</text:p>
          </table:table-cell>
          <table:table-cell office:value-type="float" office:value="75000" calcext:value-type="float">
            <text:p>75000</text:p>
          </table:table-cell>
          <table:table-cell office:value-type="float" office:value="75480.8488741956" calcext:value-type="float">
            <text:p>75480.8488741956</text:p>
          </table:table-cell>
          <table:table-cell office:value-type="float" office:value="0.204238373999942" calcext:value-type="float">
            <text:p>0.20423837399994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480.8488741956" calcext:value-type="float">
            <text:p>75480.8488741956</text:p>
          </table:table-cell>
          <table:table-cell office:value-type="float" office:value="0.440535833000467" calcext:value-type="float">
            <text:p>0.440535833000467</text:p>
          </table:table-cell>
        </table:table-row>
        <table:table-row table:style-name="ro1">
          <table:table-cell office:value-type="float" office:value="207.256541405" calcext:value-type="float">
            <text:p>207.256541405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654.0025191343" calcext:value-type="float">
            <text:p>76654.0025191343</text:p>
          </table:table-cell>
          <table:table-cell office:value-type="float" office:value="0.204251004000071" calcext:value-type="float">
            <text:p>0.20425100400007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757.371269226" calcext:value-type="float">
            <text:p>127757.371269226</text:p>
          </table:table-cell>
          <table:table-cell office:value-type="float" office:value="0.254879269999947" calcext:value-type="float">
            <text:p>0.254879269999947</text:p>
          </table:table-cell>
        </table:table-row>
        <table:table-row table:style-name="ro1">
          <table:table-cell office:value-type="float" office:value="207.458243331" calcext:value-type="float">
            <text:p>207.458243331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2747.262773965" calcext:value-type="float">
            <text:p>122747.262773965</text:p>
          </table:table-cell>
          <table:table-cell office:value-type="float" office:value="0.209885604000192" calcext:value-type="float">
            <text:p>0.20988560400019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2747.262773965" calcext:value-type="float">
            <text:p>122747.262773965</text:p>
          </table:table-cell>
          <table:table-cell office:value-type="float" office:value="0.347907958999713" calcext:value-type="float">
            <text:p>0.347907958999713</text:p>
          </table:table-cell>
        </table:table-row>
        <table:table-row table:style-name="ro1">
          <table:table-cell office:value-type="float" office:value="207.66014992" calcext:value-type="float">
            <text:p>207.66014992</text:p>
          </table:table-cell>
          <table:table-cell office:value-type="float" office:value="75000" calcext:value-type="float">
            <text:p>75000</text:p>
          </table:table-cell>
          <table:table-cell office:value-type="float" office:value="123359.977895965" calcext:value-type="float">
            <text:p>123359.977895965</text:p>
          </table:table-cell>
          <table:table-cell office:value-type="float" office:value="0.205961253000169" calcext:value-type="float">
            <text:p>0.20596125300016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300.3843959796" calcext:value-type="float">
            <text:p>72300.3843959796</text:p>
          </table:table-cell>
          <table:table-cell office:value-type="float" office:value="0.204337625000335" calcext:value-type="float">
            <text:p>0.204337625000335</text:p>
          </table:table-cell>
        </table:table-row>
        <table:table-row table:style-name="ro1">
          <table:table-cell office:value-type="float" office:value="207.863017109" calcext:value-type="float">
            <text:p>207.863017109</text:p>
          </table:table-cell>
          <table:table-cell office:value-type="float" office:value="75000" calcext:value-type="float">
            <text:p>75000</text:p>
          </table:table-cell>
          <table:table-cell office:value-type="float" office:value="74138.5297619791" calcext:value-type="float">
            <text:p>74138.5297619791</text:p>
          </table:table-cell>
          <table:table-cell office:value-type="float" office:value="0.206645399999616" calcext:value-type="float">
            <text:p>0.2066453999996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38.5297619791" calcext:value-type="float">
            <text:p>74138.5297619791</text:p>
          </table:table-cell>
          <table:table-cell office:value-type="float" office:value="0.208343890999458" calcext:value-type="float">
            <text:p>0.208343890999458</text:p>
          </table:table-cell>
        </table:table-row>
        <table:table-row table:style-name="ro1">
          <table:table-cell office:value-type="float" office:value="208.064703755999" calcext:value-type="float">
            <text:p>208.064703755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363.9600059787" calcext:value-type="float">
            <text:p>75363.9600059787</text:p>
          </table:table-cell>
          <table:table-cell office:value-type="float" office:value="0.204216673999326" calcext:value-type="float">
            <text:p>0.20421667399932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63.9600059787" calcext:value-type="float">
            <text:p>75363.9600059787</text:p>
          </table:table-cell>
          <table:table-cell office:value-type="float" office:value="0.203991452000082" calcext:value-type="float">
            <text:p>0.203991452000082</text:p>
          </table:table-cell>
        </table:table-row>
        <table:table-row table:style-name="ro1">
          <table:table-cell office:value-type="float" office:value="208.267067379999" calcext:value-type="float">
            <text:p>208.267067379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363.9600059787" calcext:value-type="float">
            <text:p>75363.9600059787</text:p>
          </table:table-cell>
          <table:table-cell office:value-type="float" office:value="0.204243313999541" calcext:value-type="float">
            <text:p>0.20424331399954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423.553505964" calcext:value-type="float">
            <text:p>126423.553505964</text:p>
          </table:table-cell>
          <table:table-cell office:value-type="float" office:value="0.205359366999801" calcext:value-type="float">
            <text:p>0.205359366999801</text:p>
          </table:table-cell>
        </table:table-row>
        <table:table-row table:style-name="ro1">
          <table:table-cell office:value-type="float" office:value="208.469677077" calcext:value-type="float">
            <text:p>208.469677077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959.521117591" calcext:value-type="float">
            <text:p>123959.521117591</text:p>
          </table:table-cell>
          <table:table-cell office:value-type="float" office:value="0.210573741999724" calcext:value-type="float">
            <text:p>0.2105737419997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755.304443592" calcext:value-type="float">
            <text:p>123755.304443592</text:p>
          </table:table-cell>
          <table:table-cell office:value-type="float" office:value="0.204678918999889" calcext:value-type="float">
            <text:p>0.204678918999889</text:p>
          </table:table-cell>
        </table:table-row>
        <table:table-row table:style-name="ro1">
          <table:table-cell office:value-type="float" office:value="208.671622096" calcext:value-type="float">
            <text:p>208.671622096</text:p>
          </table:table-cell>
          <table:table-cell office:value-type="float" office:value="75000" calcext:value-type="float">
            <text:p>75000</text:p>
          </table:table-cell>
          <table:table-cell office:value-type="float" office:value="124980.604487588" calcext:value-type="float">
            <text:p>124980.604487588</text:p>
          </table:table-cell>
          <table:table-cell office:value-type="float" office:value="0.206040474000474" calcext:value-type="float">
            <text:p>0.20604047400047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30.6526617555" calcext:value-type="float">
            <text:p>74130.6526617555</text:p>
          </table:table-cell>
          <table:table-cell office:value-type="float" office:value="0.204898932000106" calcext:value-type="float">
            <text:p>0.204898932000106</text:p>
          </table:table-cell>
        </table:table-row>
        <table:table-row table:style-name="ro1">
          <table:table-cell office:value-type="float" office:value="208.874391505" calcext:value-type="float">
            <text:p>208.874391505</text:p>
          </table:table-cell>
          <table:table-cell office:value-type="float" office:value="75000" calcext:value-type="float">
            <text:p>75000</text:p>
          </table:table-cell>
          <table:table-cell office:value-type="float" office:value="74130.6526617555" calcext:value-type="float">
            <text:p>74130.6526617555</text:p>
          </table:table-cell>
          <table:table-cell office:value-type="float" office:value="0.204528048000611" calcext:value-type="float">
            <text:p>0.2045280480006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30.6526617555" calcext:value-type="float">
            <text:p>74130.6526617555</text:p>
          </table:table-cell>
          <table:table-cell office:value-type="float" office:value="0.204708969999956" calcext:value-type="float">
            <text:p>0.204708969999956</text:p>
          </table:table-cell>
        </table:table-row>
        <table:table-row table:style-name="ro1">
          <table:table-cell office:value-type="float" office:value="209.078107253999" calcext:value-type="float">
            <text:p>209.078107253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355.9527057514" calcext:value-type="float">
            <text:p>75355.9527057514</text:p>
          </table:table-cell>
          <table:table-cell office:value-type="float" office:value="0.204376626000339" calcext:value-type="float">
            <text:p>0.20437662600033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55.9527057514" calcext:value-type="float">
            <text:p>75355.9527057514</text:p>
          </table:table-cell>
          <table:table-cell office:value-type="float" office:value="0.204711239999597" calcext:value-type="float">
            <text:p>0.204711239999597</text:p>
          </table:table-cell>
        </table:table-row>
        <table:table-row table:style-name="ro1">
          <table:table-cell office:value-type="float" office:value="209.279777340999" calcext:value-type="float">
            <text:p>209.279777340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581.2527497474" calcext:value-type="float">
            <text:p>76581.2527497474</text:p>
          </table:table-cell>
          <table:table-cell office:value-type="float" office:value="0.204181203999724" calcext:value-type="float">
            <text:p>0.2041812039997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635.421249579" calcext:value-type="float">
            <text:p>127635.421249579</text:p>
          </table:table-cell>
          <table:table-cell office:value-type="float" office:value="0.207031715999619" calcext:value-type="float">
            <text:p>0.207031715999619</text:p>
          </table:table-cell>
        </table:table-row>
        <table:table-row table:style-name="ro1">
          <table:table-cell office:value-type="float" office:value="209.481824193" calcext:value-type="float">
            <text:p>209.481824193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2734.221073595" calcext:value-type="float">
            <text:p>122734.221073595</text:p>
          </table:table-cell>
          <table:table-cell office:value-type="float" office:value="0.209943586000009" calcext:value-type="float">
            <text:p>0.20994358600000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2734.221073595" calcext:value-type="float">
            <text:p>122734.221073595</text:p>
          </table:table-cell>
          <table:table-cell office:value-type="float" office:value="0.206709402999877" calcext:value-type="float">
            <text:p>0.206709402999877</text:p>
          </table:table-cell>
        </table:table-row>
        <table:table-row table:style-name="ro1">
          <table:table-cell office:value-type="float" office:value="209.683544230999" calcext:value-type="float">
            <text:p>209.683544230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1079.453971836" calcext:value-type="float">
            <text:p>121079.453971836</text:p>
          </table:table-cell>
          <table:table-cell office:value-type="float" office:value="0.20960099199965" calcext:value-type="float">
            <text:p>0.2096009919996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034.1529719053" calcext:value-type="float">
            <text:p>70034.1529719053</text:p>
          </table:table-cell>
          <table:table-cell office:value-type="float" office:value="0.204276805000518" calcext:value-type="float">
            <text:p>0.204276805000518</text:p>
          </table:table-cell>
        </table:table-row>
        <table:table-row table:style-name="ro1">
          <table:table-cell office:value-type="float" office:value="209.884848744" calcext:value-type="float">
            <text:p>209.884848744</text:p>
          </table:table-cell>
          <table:table-cell office:value-type="float" office:value="75000" calcext:value-type="float">
            <text:p>75000</text:p>
          </table:table-cell>
          <table:table-cell office:value-type="float" office:value="75342.8642758981" calcext:value-type="float">
            <text:p>75342.8642758981</text:p>
          </table:table-cell>
          <table:table-cell office:value-type="float" office:value="0.204483688000437" calcext:value-type="float">
            <text:p>0.20448368800043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42.8642758981" calcext:value-type="float">
            <text:p>75342.8642758981</text:p>
          </table:table-cell>
          <table:table-cell office:value-type="float" office:value="0.204303215000436" calcext:value-type="float">
            <text:p>0.204303215000436</text:p>
          </table:table-cell>
        </table:table-row>
        <table:table-row table:style-name="ro1">
          <table:table-cell office:value-type="float" office:value="210.086988206999" calcext:value-type="float">
            <text:p>210.086988206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4117.7770518998" calcext:value-type="float">
            <text:p>74117.7770518998</text:p>
          </table:table-cell>
          <table:table-cell office:value-type="float" office:value="0.204930842000067" calcext:value-type="float">
            <text:p>0.2049308420000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17.7770518998" calcext:value-type="float">
            <text:p>74117.7770518998</text:p>
          </table:table-cell>
          <table:table-cell office:value-type="float" office:value="0.205237055999532" calcext:value-type="float">
            <text:p>0.205237055999532</text:p>
          </table:table-cell>
        </table:table-row>
        <table:table-row table:style-name="ro1">
          <table:table-cell office:value-type="float" office:value="210.289986369" calcext:value-type="float">
            <text:p>210.28998636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547.0454798979" calcext:value-type="float">
            <text:p>75547.0454798979</text:p>
          </table:table-cell>
          <table:table-cell office:value-type="float" office:value="0.206054574999143" calcext:value-type="float">
            <text:p>0.20605457499914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592.346479829" calcext:value-type="float">
            <text:p>126592.346479829</text:p>
          </table:table-cell>
          <table:table-cell office:value-type="float" office:value="0.204445837000094" calcext:value-type="float">
            <text:p>0.204445837000094</text:p>
          </table:table-cell>
        </table:table-row>
        <table:table-row table:style-name="ro1">
          <table:table-cell office:value-type="float" office:value="210.491286083" calcext:value-type="float">
            <text:p>210.491286083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937.990827832" calcext:value-type="float">
            <text:p>123937.990827832</text:p>
          </table:table-cell>
          <table:table-cell office:value-type="float" office:value="0.210613874000046" calcext:value-type="float">
            <text:p>0.21061387400004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937.990827832" calcext:value-type="float">
            <text:p>123937.990827832</text:p>
          </table:table-cell>
          <table:table-cell office:value-type="float" office:value="0.2040608719999" calcext:value-type="float">
            <text:p>0.2040608719999</text:p>
          </table:table-cell>
        </table:table-row>
        <table:table-row table:style-name="ro1">
          <table:table-cell office:value-type="float" office:value="210.706354344" calcext:value-type="float">
            <text:p>210.706354344</text:p>
          </table:table-cell>
          <table:table-cell office:value-type="float" office:value="75000" calcext:value-type="float">
            <text:p>75000</text:p>
          </table:table-cell>
          <table:table-cell office:value-type="float" office:value="121079.453971836" calcext:value-type="float">
            <text:p>121079.453971836</text:p>
          </table:table-cell>
          <table:table-cell office:value-type="float" office:value="0.224586883000484" calcext:value-type="float">
            <text:p>0.22458688300048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034.1529719053" calcext:value-type="float">
            <text:p>70034.1529719053</text:p>
          </table:table-cell>
          <table:table-cell office:value-type="float" office:value="0.205808632999833" calcext:value-type="float">
            <text:p>0.205808632999833</text:p>
          </table:table-cell>
        </table:table-row>
        <table:table-row table:style-name="ro1">
          <table:table-cell office:value-type="float" office:value="210.908176313999" calcext:value-type="float">
            <text:p>210.908176313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342.8642758981" calcext:value-type="float">
            <text:p>75342.8642758981</text:p>
          </table:table-cell>
          <table:table-cell office:value-type="float" office:value="0.206648691000737" calcext:value-type="float">
            <text:p>0.20664869100073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42.8642758981" calcext:value-type="float">
            <text:p>75342.8642758981</text:p>
          </table:table-cell>
          <table:table-cell office:value-type="float" office:value="0.208471483000722" calcext:value-type="float">
            <text:p>0.208471483000722</text:p>
          </table:table-cell>
        </table:table-row>
        <table:table-row table:style-name="ro1">
          <table:table-cell office:value-type="float" office:value="211.110526488999" calcext:value-type="float">
            <text:p>211.110526488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567.9514998965" calcext:value-type="float">
            <text:p>76567.9514998965</text:p>
          </table:table-cell>
          <table:table-cell office:value-type="float" office:value="0.20421303600051" calcext:value-type="float">
            <text:p>0.2042130360005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613.252499827" calcext:value-type="float">
            <text:p>127613.252499827</text:p>
          </table:table-cell>
          <table:table-cell office:value-type="float" office:value="0.205478400000175" calcext:value-type="float">
            <text:p>0.205478400000175</text:p>
          </table:table-cell>
        </table:table-row>
        <table:table-row table:style-name="ro1">
          <table:table-cell office:value-type="float" office:value="211.312034516" calcext:value-type="float">
            <text:p>211.312034516</text:p>
          </table:table-cell>
          <table:table-cell office:value-type="float" office:value="125000" calcext:value-type="float">
            <text:p>125000</text:p>
          </table:table-cell>
          <table:table-cell office:value-type="float" office:value="117812.554707841" calcext:value-type="float">
            <text:p>117812.554707841</text:p>
          </table:table-cell>
          <table:table-cell office:value-type="float" office:value="0.241195612000411" calcext:value-type="float">
            <text:p>0.2411956120004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7812.554707841" calcext:value-type="float">
            <text:p>117812.554707841</text:p>
          </table:table-cell>
          <table:table-cell office:value-type="float" office:value="0.204381127000488" calcext:value-type="float">
            <text:p>0.204381127000488</text:p>
          </table:table-cell>
        </table:table-row>
        <table:table-row table:style-name="ro1">
          <table:table-cell office:value-type="float" office:value="211.514036608" calcext:value-type="float">
            <text:p>211.514036608</text:p>
          </table:table-cell>
          <table:table-cell office:value-type="float" office:value="125000" calcext:value-type="float">
            <text:p>125000</text:p>
          </table:table-cell>
          <table:table-cell office:value-type="float" office:value="115362.380259844" calcext:value-type="float">
            <text:p>115362.380259844</text:p>
          </table:table-cell>
          <table:table-cell office:value-type="float" office:value="0.221094376999645" calcext:value-type="float">
            <text:p>0.22109437699964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5362.380259844" calcext:value-type="float">
            <text:p>115362.380259844</text:p>
          </table:table-cell>
          <table:table-cell office:value-type="float" office:value="0.204293716000393" calcext:value-type="float">
            <text:p>0.204293716000393</text:p>
          </table:table-cell>
        </table:table-row>
        <table:table-row table:style-name="ro1">
          <table:table-cell office:value-type="float" office:value="211.716369283" calcext:value-type="float">
            <text:p>211.716369283</text:p>
          </table:table-cell>
          <table:table-cell office:value-type="float" office:value="75000" calcext:value-type="float">
            <text:p>75000</text:p>
          </table:table-cell>
          <table:table-cell office:value-type="float" office:value="125163.078051831" calcext:value-type="float">
            <text:p>125163.078051831</text:p>
          </table:table-cell>
          <table:table-cell office:value-type="float" office:value="0.206817723999848" calcext:value-type="float">
            <text:p>0.2068177239998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17.7770518998" calcext:value-type="float">
            <text:p>74117.7770518998</text:p>
          </table:table-cell>
          <table:table-cell office:value-type="float" office:value="0.204571888999453" calcext:value-type="float">
            <text:p>0.204571888999453</text:p>
          </table:table-cell>
        </table:table-row>
        <table:table-row table:style-name="ro1">
          <table:table-cell office:value-type="float" office:value="211.918690269" calcext:value-type="float">
            <text:p>211.918690269</text:p>
          </table:table-cell>
          <table:table-cell office:value-type="float" office:value="75000" calcext:value-type="float">
            <text:p>75000</text:p>
          </table:table-cell>
          <table:table-cell office:value-type="float" office:value="74117.7770518998" calcext:value-type="float">
            <text:p>74117.7770518998</text:p>
          </table:table-cell>
          <table:table-cell office:value-type="float" office:value="0.204707930999575" calcext:value-type="float">
            <text:p>0.20470793099957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892.6898279015" calcext:value-type="float">
            <text:p>72892.6898279015</text:p>
          </table:table-cell>
          <table:table-cell office:value-type="float" office:value="0.20433404600044" calcext:value-type="float">
            <text:p>0.20433404600044</text:p>
          </table:table-cell>
        </table:table-row>
        <table:table-row table:style-name="ro1">
          <table:table-cell office:value-type="float" office:value="212.127410173" calcext:value-type="float">
            <text:p>212.127410173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342.8642758981" calcext:value-type="float">
            <text:p>75342.8642758981</text:p>
          </table:table-cell>
          <table:table-cell office:value-type="float" office:value="0.205249298000126" calcext:value-type="float">
            <text:p>0.20524929800012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613.252499827" calcext:value-type="float">
            <text:p>127613.252499827</text:p>
          </table:table-cell>
          <table:table-cell office:value-type="float" office:value="0.211901101999501" calcext:value-type="float">
            <text:p>0.211901101999501</text:p>
          </table:table-cell>
        </table:table-row>
        <table:table-row table:style-name="ro1">
          <table:table-cell office:value-type="float" office:value="212.3288563" calcext:value-type="float">
            <text:p>212.3288563</text:p>
          </table:table-cell>
          <table:table-cell office:value-type="float" office:value="125000" calcext:value-type="float">
            <text:p>125000</text:p>
          </table:table-cell>
          <table:table-cell office:value-type="float" office:value="80243.2131718915" calcext:value-type="float">
            <text:p>80243.2131718915</text:p>
          </table:table-cell>
          <table:table-cell office:value-type="float" office:value="0.259266175999983" calcext:value-type="float">
            <text:p>0.259266175999983</text:p>
          </table:table-cell>
          <table:table-cell office:value-type="float" office:value="100000" calcext:value-type="float">
            <text:p>100000</text:p>
          </table:table-cell>
          <table:table-cell office:value-type="float" office:value="80243.2131718915" calcext:value-type="float">
            <text:p>80243.2131718915</text:p>
          </table:table-cell>
          <table:table-cell office:value-type="float" office:value="0.20419644499998" calcext:value-type="float">
            <text:p>0.20419644499998</text:p>
          </table:table-cell>
        </table:table-row>
        <table:table-row table:style-name="ro1">
          <table:table-cell office:value-type="float" office:value="212.531649651" calcext:value-type="float">
            <text:p>212.531649651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2712.903603834" calcext:value-type="float">
            <text:p>122712.903603834</text:p>
          </table:table-cell>
          <table:table-cell office:value-type="float" office:value="0.209305640999446" calcext:value-type="float">
            <text:p>0.20930564099944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2712.903603834" calcext:value-type="float">
            <text:p>122712.903603834</text:p>
          </table:table-cell>
          <table:table-cell office:value-type="float" office:value="0.204378596999959" calcext:value-type="float">
            <text:p>0.204378596999959</text:p>
          </table:table-cell>
        </table:table-row>
        <table:table-row table:style-name="ro1">
          <table:table-cell office:value-type="float" office:value="212.734694684999" calcext:value-type="float">
            <text:p>212.734694684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5182.591068313" calcext:value-type="float">
            <text:p>125182.591068313</text:p>
          </table:table-cell>
          <table:table-cell office:value-type="float" office:value="0.207360589999553" calcext:value-type="float">
            <text:p>0.2073605899995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29.3320681853" calcext:value-type="float">
            <text:p>74129.3320681853</text:p>
          </table:table-cell>
          <table:table-cell office:value-type="float" office:value="0.2039662520001" calcext:value-type="float">
            <text:p>0.2039662520001</text:p>
          </table:table-cell>
        </table:table-row>
        <table:table-row table:style-name="ro1">
          <table:table-cell office:value-type="float" office:value="212.937135372" calcext:value-type="float">
            <text:p>212.937135372</text:p>
          </table:table-cell>
          <table:table-cell office:value-type="float" office:value="75000" calcext:value-type="float">
            <text:p>75000</text:p>
          </table:table-cell>
          <table:table-cell office:value-type="float" office:value="72904.0538521822" calcext:value-type="float">
            <text:p>72904.0538521822</text:p>
          </table:table-cell>
          <table:table-cell office:value-type="float" office:value="0.209358252000129" calcext:value-type="float">
            <text:p>0.20935825200012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453.4974201761" calcext:value-type="float">
            <text:p>70453.4974201761</text:p>
          </table:table-cell>
          <table:table-cell office:value-type="float" office:value="0.204581599000448" calcext:value-type="float">
            <text:p>0.204581599000448</text:p>
          </table:table-cell>
        </table:table-row>
        <table:table-row table:style-name="ro1">
          <table:table-cell office:value-type="float" office:value="213.139008913" calcext:value-type="float">
            <text:p>213.139008913</text:p>
          </table:table-cell>
          <table:table-cell office:value-type="float" office:value="125000" calcext:value-type="float">
            <text:p>125000</text:p>
          </table:table-cell>
          <table:table-cell office:value-type="float" office:value="71678.7756361791" calcext:value-type="float">
            <text:p>71678.7756361791</text:p>
          </table:table-cell>
          <table:table-cell office:value-type="float" office:value="0.204565001000447" calcext:value-type="float">
            <text:p>0.20456500100044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182.591068313" calcext:value-type="float">
            <text:p>125182.591068313</text:p>
          </table:table-cell>
          <table:table-cell office:value-type="float" office:value="0.204227934999835" calcext:value-type="float">
            <text:p>0.204227934999835</text:p>
          </table:table-cell>
        </table:table-row>
        <table:table-row table:style-name="ro1">
          <table:table-cell office:value-type="float" office:value="213.340168117999" calcext:value-type="float">
            <text:p>213.340168117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8417.805824196" calcext:value-type="float">
            <text:p>78417.805824196</text:p>
          </table:table-cell>
          <table:table-cell office:value-type="float" office:value="0.256303193999884" calcext:value-type="float">
            <text:p>0.25630319399988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8417.805824196" calcext:value-type="float">
            <text:p>78417.805824196</text:p>
          </table:table-cell>
          <table:table-cell office:value-type="float" office:value="0.204343236999193" calcext:value-type="float">
            <text:p>0.204343236999193</text:p>
          </table:table-cell>
        </table:table-row>
        <table:table-row table:style-name="ro1">
          <table:table-cell office:value-type="float" office:value="213.541322712" calcext:value-type="float">
            <text:p>213.541322712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957.31285231" calcext:value-type="float">
            <text:p>123957.31285231</text:p>
          </table:table-cell>
          <table:table-cell office:value-type="float" office:value="0.206957356999737" calcext:value-type="float">
            <text:p>0.20695735699973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957.31285231" calcext:value-type="float">
            <text:p>123957.31285231</text:p>
          </table:table-cell>
          <table:table-cell office:value-type="float" office:value="0.204691650999848" calcext:value-type="float">
            <text:p>0.204691650999848</text:p>
          </table:table-cell>
        </table:table-row>
        <table:table-row table:style-name="ro1">
          <table:table-cell office:value-type="float" office:value="213.742682568" calcext:value-type="float">
            <text:p>213.742682568</text:p>
          </table:table-cell>
          <table:table-cell office:value-type="float" office:value="75000" calcext:value-type="float">
            <text:p>75000</text:p>
          </table:table-cell>
          <table:table-cell office:value-type="float" office:value="123957.31285231" calcext:value-type="float">
            <text:p>123957.31285231</text:p>
          </table:table-cell>
          <table:table-cell office:value-type="float" office:value="0.206590772000709" calcext:value-type="float">
            <text:p>0.20659077200070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904.0538521822" calcext:value-type="float">
            <text:p>72904.0538521822</text:p>
          </table:table-cell>
          <table:table-cell office:value-type="float" office:value="0.206007025999497" calcext:value-type="float">
            <text:p>0.206007025999497</text:p>
          </table:table-cell>
        </table:table-row>
        <table:table-row table:style-name="ro1">
          <table:table-cell office:value-type="float" office:value="213.945615080999" calcext:value-type="float">
            <text:p>213.945615080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4129.3320681853" calcext:value-type="float">
            <text:p>74129.3320681853</text:p>
          </table:table-cell>
          <table:table-cell office:value-type="float" office:value="0.204481540000415" calcext:value-type="float">
            <text:p>0.2044815400004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29.3320681853" calcext:value-type="float">
            <text:p>74129.3320681853</text:p>
          </table:table-cell>
          <table:table-cell office:value-type="float" office:value="0.203801231000398" calcext:value-type="float">
            <text:p>0.203801231000398</text:p>
          </table:table-cell>
        </table:table-row>
        <table:table-row table:style-name="ro1">
          <table:table-cell office:value-type="float" office:value="214.146897756999" calcext:value-type="float">
            <text:p>214.146897756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129.3320681853" calcext:value-type="float">
            <text:p>74129.3320681853</text:p>
          </table:table-cell>
          <table:table-cell office:value-type="float" office:value="0.2051428270006" calcext:value-type="float">
            <text:p>0.205142827000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182.591068313" calcext:value-type="float">
            <text:p>125182.591068313</text:p>
          </table:table-cell>
          <table:table-cell office:value-type="float" office:value="0.204299316999823" calcext:value-type="float">
            <text:p>0.204299316999823</text:p>
          </table:table-cell>
        </table:table-row>
        <table:table-row table:style-name="ro1">
          <table:table-cell office:value-type="float" office:value="214.348309264" calcext:value-type="float">
            <text:p>214.348309264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354.6102841883" calcext:value-type="float">
            <text:p>75354.6102841883</text:p>
          </table:table-cell>
          <table:table-cell office:value-type="float" office:value="0.25629240499984" calcext:value-type="float">
            <text:p>0.2562924049998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54.6102841883" calcext:value-type="float">
            <text:p>75354.6102841883</text:p>
          </table:table-cell>
          <table:table-cell office:value-type="float" office:value="0.20403004399941" calcext:value-type="float">
            <text:p>0.20403004399941</text:p>
          </table:table-cell>
        </table:table-row>
        <table:table-row table:style-name="ro1">
          <table:table-cell office:value-type="float" office:value="214.551160997" calcext:value-type="float">
            <text:p>214.551160997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4120.294780252" calcext:value-type="float">
            <text:p>124120.294780252</text:p>
          </table:table-cell>
          <table:table-cell office:value-type="float" office:value="0.206859666000128" calcext:value-type="float">
            <text:p>0.2068596660001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4120.294780252" calcext:value-type="float">
            <text:p>124120.294780252</text:p>
          </table:table-cell>
          <table:table-cell office:value-type="float" office:value="0.204570298999897" calcext:value-type="float">
            <text:p>0.204570298999897</text:p>
          </table:table-cell>
        </table:table-row>
        <table:table-row table:style-name="ro1">
          <table:table-cell office:value-type="float" office:value="214.753283462" calcext:value-type="float">
            <text:p>214.753283462</text:p>
          </table:table-cell>
          <table:table-cell office:value-type="float" office:value="75000" calcext:value-type="float">
            <text:p>75000</text:p>
          </table:table-cell>
          <table:table-cell office:value-type="float" office:value="125347.184020255" calcext:value-type="float">
            <text:p>125347.184020255</text:p>
          </table:table-cell>
          <table:table-cell office:value-type="float" office:value="0.207083678000345" calcext:value-type="float">
            <text:p>0.20708367800034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226.7990201508" calcext:value-type="float">
            <text:p>74226.7990201508</text:p>
          </table:table-cell>
          <table:table-cell office:value-type="float" office:value="0.204297827000119" calcext:value-type="float">
            <text:p>0.204297827000119</text:p>
          </table:table-cell>
        </table:table-row>
        <table:table-row table:style-name="ro1">
          <table:table-cell office:value-type="float" office:value="214.955906581999" calcext:value-type="float">
            <text:p>214.955906581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453.6882601533" calcext:value-type="float">
            <text:p>75453.6882601533</text:p>
          </table:table-cell>
          <table:table-cell office:value-type="float" office:value="0.204664292000416" calcext:value-type="float">
            <text:p>0.2046642920004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453.6882601533" calcext:value-type="float">
            <text:p>75453.6882601533</text:p>
          </table:table-cell>
          <table:table-cell office:value-type="float" office:value="0.23230210499969" calcext:value-type="float">
            <text:p>0.23230210499969</text:p>
          </table:table-cell>
        </table:table-row>
        <table:table-row table:style-name="ro1">
          <table:table-cell office:value-type="float" office:value="215.158576663" calcext:value-type="float">
            <text:p>215.158576663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453.6882601533" calcext:value-type="float">
            <text:p>75453.6882601533</text:p>
          </table:table-cell>
          <table:table-cell office:value-type="float" office:value="0.204374709000149" calcext:value-type="float">
            <text:p>0.20437470900014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574.073260257" calcext:value-type="float">
            <text:p>126574.073260257</text:p>
          </table:table-cell>
          <table:table-cell office:value-type="float" office:value="0.204506548999234" calcext:value-type="float">
            <text:p>0.204506548999234</text:p>
          </table:table-cell>
        </table:table-row>
        <table:table-row table:style-name="ro1">
          <table:table-cell office:value-type="float" office:value="215.360427426" calcext:value-type="float">
            <text:p>215.360427426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840.243640152" calcext:value-type="float">
            <text:p>74840.243640152</text:p>
          </table:table-cell>
          <table:table-cell office:value-type="float" office:value="0.258715832000235" calcext:value-type="float">
            <text:p>0.25871583200023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840.243640152" calcext:value-type="float">
            <text:p>74840.243640152</text:p>
          </table:table-cell>
          <table:table-cell office:value-type="float" office:value="0.213312299999416" calcext:value-type="float">
            <text:p>0.213312299999416</text:p>
          </table:table-cell>
        </table:table-row>
        <table:table-row table:style-name="ro1">
          <table:table-cell office:value-type="float" office:value="215.562827084" calcext:value-type="float">
            <text:p>215.562827084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5281.696617091" calcext:value-type="float">
            <text:p>125281.696617091</text:p>
          </table:table-cell>
          <table:table-cell office:value-type="float" office:value="0.206647974000589" calcext:value-type="float">
            <text:p>0.20664797400058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281.696617091" calcext:value-type="float">
            <text:p>125281.696617091</text:p>
          </table:table-cell>
          <table:table-cell office:value-type="float" office:value="0.210013341999911" calcext:value-type="float">
            <text:p>0.210013341999911</text:p>
          </table:table-cell>
        </table:table-row>
        <table:table-row table:style-name="ro1">
          <table:table-cell office:value-type="float" office:value="215.764890299" calcext:value-type="float">
            <text:p>215.7648902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5281.696617091" calcext:value-type="float">
            <text:p>125281.696617091</text:p>
          </table:table-cell>
          <table:table-cell office:value-type="float" office:value="0.20714395899995" calcext:value-type="float">
            <text:p>0.2071439589999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509.2746050514" calcext:value-type="float">
            <text:p>70509.2746050514</text:p>
          </table:table-cell>
          <table:table-cell office:value-type="float" office:value="0.205854945000283" calcext:value-type="float">
            <text:p>0.205854945000283</text:p>
          </table:table-cell>
        </table:table-row>
        <table:table-row table:style-name="ro1">
          <table:table-cell office:value-type="float" office:value="215.967409049" calcext:value-type="float">
            <text:p>215.967409049</text:p>
          </table:table-cell>
          <table:table-cell office:value-type="float" office:value="75000" calcext:value-type="float">
            <text:p>75000</text:p>
          </table:table-cell>
          <table:table-cell office:value-type="float" office:value="70509.2746050514" calcext:value-type="float">
            <text:p>70509.2746050514</text:p>
          </table:table-cell>
          <table:table-cell office:value-type="float" office:value="0.206596273999821" calcext:value-type="float">
            <text:p>0.20659627399982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88.019367054" calcext:value-type="float">
            <text:p>74188.019367054</text:p>
          </table:table-cell>
          <table:table-cell office:value-type="float" office:value="0.20492027399996" calcext:value-type="float">
            <text:p>0.20492027399996</text:p>
          </table:table-cell>
        </table:table-row>
        <table:table-row table:style-name="ro1">
          <table:table-cell office:value-type="float" office:value="216.169577865" calcext:value-type="float">
            <text:p>216.169577865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414.2676210549" calcext:value-type="float">
            <text:p>75414.2676210549</text:p>
          </table:table-cell>
          <table:table-cell office:value-type="float" office:value="0.204444740999861" calcext:value-type="float">
            <text:p>0.20444474099986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507.944871092" calcext:value-type="float">
            <text:p>126507.944871092</text:p>
          </table:table-cell>
          <table:table-cell office:value-type="float" office:value="0.204077554999458" calcext:value-type="float">
            <text:p>0.204077554999458</text:p>
          </table:table-cell>
        </table:table-row>
        <table:table-row table:style-name="ro1">
          <table:table-cell office:value-type="float" office:value="216.371147805" calcext:value-type="float">
            <text:p>216.371147805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436.1411660557" calcext:value-type="float">
            <text:p>76436.1411660557</text:p>
          </table:table-cell>
          <table:table-cell office:value-type="float" office:value="0.257046274000459" calcext:value-type="float">
            <text:p>0.25704627400045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436.1411660557" calcext:value-type="float">
            <text:p>76436.1411660557</text:p>
          </table:table-cell>
          <table:table-cell office:value-type="float" office:value="0.204894974000126" calcext:value-type="float">
            <text:p>0.204894974000126</text:p>
          </table:table-cell>
        </table:table-row>
        <table:table-row table:style-name="ro1">
          <table:table-cell office:value-type="float" office:value="216.572769566" calcext:value-type="float">
            <text:p>216.572769566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5281.696617091" calcext:value-type="float">
            <text:p>125281.696617091</text:p>
          </table:table-cell>
          <table:table-cell office:value-type="float" office:value="0.206485072999385" calcext:value-type="float">
            <text:p>0.20648507299938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281.696617091" calcext:value-type="float">
            <text:p>125281.696617091</text:p>
          </table:table-cell>
          <table:table-cell office:value-type="float" office:value="0.20542924000074" calcext:value-type="float">
            <text:p>0.20542924000074</text:p>
          </table:table-cell>
        </table:table-row>
        <table:table-row table:style-name="ro1">
          <table:table-cell office:value-type="float" office:value="216.773997912999" calcext:value-type="float">
            <text:p>216.773997912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4055.44836309" calcext:value-type="float">
            <text:p>124055.44836309</text:p>
          </table:table-cell>
          <table:table-cell office:value-type="float" office:value="0.206847487000232" calcext:value-type="float">
            <text:p>0.2068474870002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961.7711130531" calcext:value-type="float">
            <text:p>72961.7711130531</text:p>
          </table:table-cell>
          <table:table-cell office:value-type="float" office:value="0.20461989100022" calcext:value-type="float">
            <text:p>0.20461989100022</text:p>
          </table:table-cell>
        </table:table-row>
        <table:table-row table:style-name="ro1">
          <table:table-cell office:value-type="float" office:value="216.975535142" calcext:value-type="float">
            <text:p>216.975535142</text:p>
          </table:table-cell>
          <table:table-cell office:value-type="float" office:value="75000" calcext:value-type="float">
            <text:p>75000</text:p>
          </table:table-cell>
          <table:table-cell office:value-type="float" office:value="74188.019367054" calcext:value-type="float">
            <text:p>74188.019367054</text:p>
          </table:table-cell>
          <table:table-cell office:value-type="float" office:value="0.204867594999996" calcext:value-type="float">
            <text:p>0.20486759499999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88.019367054" calcext:value-type="float">
            <text:p>74188.019367054</text:p>
          </table:table-cell>
          <table:table-cell office:value-type="float" office:value="0.204238766999879" calcext:value-type="float">
            <text:p>0.204238766999879</text:p>
          </table:table-cell>
        </table:table-row>
        <table:table-row table:style-name="ro1">
          <table:table-cell office:value-type="float" office:value="217.178439566999" calcext:value-type="float">
            <text:p>217.178439566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188.019367054" calcext:value-type="float">
            <text:p>74188.019367054</text:p>
          </table:table-cell>
          <table:table-cell office:value-type="float" office:value="0.204905155999768" calcext:value-type="float">
            <text:p>0.2049051559997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281.696617091" calcext:value-type="float">
            <text:p>125281.696617091</text:p>
          </table:table-cell>
          <table:table-cell office:value-type="float" office:value="0.210840362000454" calcext:value-type="float">
            <text:p>0.210840362000454</text:p>
          </table:table-cell>
        </table:table-row>
        <table:table-row table:style-name="ro1">
          <table:table-cell office:value-type="float" office:value="217.383954" calcext:value-type="float">
            <text:p>217.383954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231.7664570555" calcext:value-type="float">
            <text:p>76231.7664570555</text:p>
          </table:table-cell>
          <table:table-cell office:value-type="float" office:value="0.256452437999542" calcext:value-type="float">
            <text:p>0.25645243799954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231.7664570555" calcext:value-type="float">
            <text:p>76231.7664570555</text:p>
          </table:table-cell>
          <table:table-cell office:value-type="float" office:value="0.205912595999507" calcext:value-type="float">
            <text:p>0.205912595999507</text:p>
          </table:table-cell>
        </table:table-row>
        <table:table-row table:style-name="ro1">
          <table:table-cell office:value-type="float" office:value="217.585219498" calcext:value-type="float">
            <text:p>217.585219498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5281.696617091" calcext:value-type="float">
            <text:p>125281.696617091</text:p>
          </table:table-cell>
          <table:table-cell office:value-type="float" office:value="0.209183802000553" calcext:value-type="float">
            <text:p>0.2091838020005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281.696617091" calcext:value-type="float">
            <text:p>125281.696617091</text:p>
          </table:table-cell>
          <table:table-cell office:value-type="float" office:value="0.204776243000197" calcext:value-type="float">
            <text:p>0.204776243000197</text:p>
          </table:table-cell>
        </table:table-row>
        <table:table-row table:style-name="ro1">
          <table:table-cell office:value-type="float" office:value="217.787656617999" calcext:value-type="float">
            <text:p>217.787656617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5281.696617091" calcext:value-type="float">
            <text:p>125281.696617091</text:p>
          </table:table-cell>
          <table:table-cell office:value-type="float" office:value="0.206763406999926" calcext:value-type="float">
            <text:p>0.20676340699992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88.019367054" calcext:value-type="float">
            <text:p>74188.019367054</text:p>
          </table:table-cell>
          <table:table-cell office:value-type="float" office:value="0.206511933000002" calcext:value-type="float">
            <text:p>0.206511933000002</text:p>
          </table:table-cell>
        </table:table-row>
        <table:table-row table:style-name="ro1">
          <table:table-cell office:value-type="float" office:value="217.989019306" calcext:value-type="float">
            <text:p>217.989019306</text:p>
          </table:table-cell>
          <table:table-cell office:value-type="float" office:value="75000" calcext:value-type="float">
            <text:p>75000</text:p>
          </table:table-cell>
          <table:table-cell office:value-type="float" office:value="74188.019367054" calcext:value-type="float">
            <text:p>74188.019367054</text:p>
          </table:table-cell>
          <table:table-cell office:value-type="float" office:value="0.205384310999762" calcext:value-type="float">
            <text:p>0.2053843109997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88.019367054" calcext:value-type="float">
            <text:p>74188.019367054</text:p>
          </table:table-cell>
          <table:table-cell office:value-type="float" office:value="0.206473922000441" calcext:value-type="float">
            <text:p>0.206473922000441</text:p>
          </table:table-cell>
        </table:table-row>
        <table:table-row table:style-name="ro1">
          <table:table-cell office:value-type="float" office:value="218.189980481" calcext:value-type="float">
            <text:p>218.189980481</text:p>
          </table:table-cell>
          <table:table-cell office:value-type="float" office:value="125000" calcext:value-type="float">
            <text:p>125000</text:p>
          </table:table-cell>
          <table:table-cell office:value-type="float" office:value="72961.7711130531" calcext:value-type="float">
            <text:p>72961.7711130531</text:p>
          </table:table-cell>
          <table:table-cell office:value-type="float" office:value="0.206246550999822" calcext:value-type="float">
            <text:p>0.2062465509998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4055.44836309" calcext:value-type="float">
            <text:p>124055.44836309</text:p>
          </table:table-cell>
          <table:table-cell office:value-type="float" office:value="0.207433833000323" calcext:value-type="float">
            <text:p>0.207433833000323</text:p>
          </table:table-cell>
        </table:table-row>
        <table:table-row table:style-name="ro1">
          <table:table-cell office:value-type="float" office:value="218.392482042" calcext:value-type="float">
            <text:p>218.392482042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209.8929120548" calcext:value-type="float">
            <text:p>75209.8929120548</text:p>
          </table:table-cell>
          <table:table-cell office:value-type="float" office:value="0.258807684999738" calcext:value-type="float">
            <text:p>0.2588076849997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209.8929120548" calcext:value-type="float">
            <text:p>75209.8929120548</text:p>
          </table:table-cell>
          <table:table-cell office:value-type="float" office:value="0.216470636000849" calcext:value-type="float">
            <text:p>0.216470636000849</text:p>
          </table:table-cell>
        </table:table-row>
        <table:table-row table:style-name="ro1">
          <table:table-cell office:value-type="float" office:value="218.594422317" calcext:value-type="float">
            <text:p>218.594422317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5324.626232915" calcext:value-type="float">
            <text:p>125324.626232915</text:p>
          </table:table-cell>
          <table:table-cell office:value-type="float" office:value="0.20686263799962" calcext:value-type="float">
            <text:p>0.206862637999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324.626232915" calcext:value-type="float">
            <text:p>125324.626232915</text:p>
          </table:table-cell>
          <table:table-cell office:value-type="float" office:value="0.205169697999736" calcext:value-type="float">
            <text:p>0.205169697999736</text:p>
          </table:table-cell>
        </table:table-row>
        <table:table-row table:style-name="ro1">
          <table:table-cell office:value-type="float" office:value="218.795683134999" calcext:value-type="float">
            <text:p>218.795683134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4097.957786916" calcext:value-type="float">
            <text:p>124097.957786916</text:p>
          </table:table-cell>
          <table:table-cell office:value-type="float" office:value="0.208758298000248" calcext:value-type="float">
            <text:p>0.2087582980002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986.7725369504" calcext:value-type="float">
            <text:p>72986.7725369504</text:p>
          </table:table-cell>
          <table:table-cell office:value-type="float" office:value="0.209151523999935" calcext:value-type="float">
            <text:p>0.209151523999935</text:p>
          </table:table-cell>
        </table:table-row>
        <table:table-row table:style-name="ro1">
          <table:table-cell office:value-type="float" office:value="218.997917582999" calcext:value-type="float">
            <text:p>218.997917582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2986.7725369504" calcext:value-type="float">
            <text:p>72986.7725369504</text:p>
          </table:table-cell>
          <table:table-cell office:value-type="float" office:value="0.208600586000102" calcext:value-type="float">
            <text:p>0.20860058600010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986.7725369504" calcext:value-type="float">
            <text:p>72986.7725369504</text:p>
          </table:table-cell>
          <table:table-cell office:value-type="float" office:value="0.204838593999739" calcext:value-type="float">
            <text:p>0.204838593999739</text:p>
          </table:table-cell>
        </table:table-row>
        <table:table-row table:style-name="ro1">
          <table:table-cell office:value-type="float" office:value="219.200344723999" calcext:value-type="float">
            <text:p>219.200344723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440.1094289488" calcext:value-type="float">
            <text:p>75440.1094289488</text:p>
          </table:table-cell>
          <table:table-cell office:value-type="float" office:value="0.205722516000606" calcext:value-type="float">
            <text:p>0.20572251600060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4097.957786916" calcext:value-type="float">
            <text:p>124097.957786916</text:p>
          </table:table-cell>
          <table:table-cell office:value-type="float" office:value="0.205796855000699" calcext:value-type="float">
            <text:p>0.205796855000699</text:p>
          </table:table-cell>
        </table:table-row>
        <table:table-row table:style-name="ro1">
          <table:table-cell office:value-type="float" office:value="219.402389851" calcext:value-type="float">
            <text:p>219.402389851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031.219946949" calcext:value-type="float">
            <text:p>75031.219946949</text:p>
          </table:table-cell>
          <table:table-cell office:value-type="float" office:value="0.25895492699965" calcext:value-type="float">
            <text:p>0.2589549269996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7484.5568389474" calcext:value-type="float">
            <text:p>77484.5568389474</text:p>
          </table:table-cell>
          <table:table-cell office:value-type="float" office:value="0.204360349000126" calcext:value-type="float">
            <text:p>0.204360349000126</text:p>
          </table:table-cell>
        </table:table-row>
        <table:table-row table:style-name="ro1">
          <table:table-cell office:value-type="float" office:value="219.604048493999" calcext:value-type="float">
            <text:p>219.604048493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4354.630164998" calcext:value-type="float">
            <text:p>124354.630164998</text:p>
          </table:table-cell>
          <table:table-cell office:value-type="float" office:value="0.206611686000542" calcext:value-type="float">
            <text:p>0.20661168600054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137.7314149986" calcext:value-type="float">
            <text:p>73137.7314149986</text:p>
          </table:table-cell>
          <table:table-cell office:value-type="float" office:value="0.207846559000245" calcext:value-type="float">
            <text:p>0.207846559000245</text:p>
          </table:table-cell>
        </table:table-row>
        <table:table-row table:style-name="ro1">
          <table:table-cell office:value-type="float" office:value="219.806694197" calcext:value-type="float">
            <text:p>219.806694197</text:p>
          </table:table-cell>
          <table:table-cell office:value-type="float" office:value="75000" calcext:value-type="float">
            <text:p>75000</text:p>
          </table:table-cell>
          <table:table-cell office:value-type="float" office:value="75596.1425549985" calcext:value-type="float">
            <text:p>75596.1425549985</text:p>
          </table:table-cell>
          <table:table-cell office:value-type="float" office:value="0.206676136000169" calcext:value-type="float">
            <text:p>0.20667613600016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596.1425549985" calcext:value-type="float">
            <text:p>75596.1425549985</text:p>
          </table:table-cell>
          <table:table-cell office:value-type="float" office:value="0.204839514999549" calcext:value-type="float">
            <text:p>0.204839514999549</text:p>
          </table:table-cell>
        </table:table-row>
        <table:table-row table:style-name="ro1">
          <table:table-cell office:value-type="float" office:value="220.008872765" calcext:value-type="float">
            <text:p>220.008872765</text:p>
          </table:table-cell>
          <table:table-cell office:value-type="float" office:value="75000" calcext:value-type="float">
            <text:p>75000</text:p>
          </table:table-cell>
          <table:table-cell office:value-type="float" office:value="74366.9369849986" calcext:value-type="float">
            <text:p>74366.9369849986</text:p>
          </table:table-cell>
          <table:table-cell office:value-type="float" office:value="0.204654545000267" calcext:value-type="float">
            <text:p>0.2046545450002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366.9369849986" calcext:value-type="float">
            <text:p>74366.9369849986</text:p>
          </table:table-cell>
          <table:table-cell office:value-type="float" office:value="0.203896803999669" calcext:value-type="float">
            <text:p>0.203896803999669</text:p>
          </table:table-cell>
        </table:table-row>
        <table:table-row table:style-name="ro1">
          <table:table-cell office:value-type="float" office:value="220.211242916" calcext:value-type="float">
            <text:p>220.211242916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824.0698250002" calcext:value-type="float">
            <text:p>76824.0698250002</text:p>
          </table:table-cell>
          <table:table-cell office:value-type="float" office:value="0.205300272999921" calcext:value-type="float">
            <text:p>0.20530027299992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8040.968574999" calcext:value-type="float">
            <text:p>128040.968574999</text:p>
          </table:table-cell>
          <table:table-cell office:value-type="float" office:value="0.204324328999974" calcext:value-type="float">
            <text:p>0.204324328999974</text:p>
          </table:table-cell>
        </table:table-row>
        <table:table-row table:style-name="ro1">
          <table:table-cell office:value-type="float" office:value="220.413018621" calcext:value-type="float">
            <text:p>220.413018621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2997.38154516" calcext:value-type="float">
            <text:p>122997.38154516</text:p>
          </table:table-cell>
          <table:table-cell office:value-type="float" office:value="0.20803344199976" calcext:value-type="float">
            <text:p>0.2080334419997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1564.799730158" calcext:value-type="float">
            <text:p>121564.799730158</text:p>
          </table:table-cell>
          <table:table-cell office:value-type="float" office:value="0.204274337999777" calcext:value-type="float">
            <text:p>0.204274337999777</text:p>
          </table:table-cell>
        </table:table-row>
        <table:table-row table:style-name="ro1">
          <table:table-cell office:value-type="float" office:value="220.614969906999" calcext:value-type="float">
            <text:p>220.614969906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2792.72700016" calcext:value-type="float">
            <text:p>122792.72700016</text:p>
          </table:table-cell>
          <table:table-cell office:value-type="float" office:value="0.21028013599971" calcext:value-type="float">
            <text:p>0.2102801359997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061.6725650952" calcext:value-type="float">
            <text:p>73061.6725650952</text:p>
          </table:table-cell>
          <table:table-cell office:value-type="float" office:value="0.204243868000049" calcext:value-type="float">
            <text:p>0.204243868000049</text:p>
          </table:table-cell>
        </table:table-row>
        <table:table-row table:style-name="ro1">
          <table:table-cell office:value-type="float" office:value="220.817283896999" calcext:value-type="float">
            <text:p>220.817283896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517.5271050984" calcext:value-type="float">
            <text:p>75517.5271050984</text:p>
          </table:table-cell>
          <table:table-cell office:value-type="float" office:value="0.20496521899986" calcext:value-type="float">
            <text:p>0.2049652189998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517.5271050984" calcext:value-type="float">
            <text:p>75517.5271050984</text:p>
          </table:table-cell>
          <table:table-cell office:value-type="float" office:value="0.204499791000671" calcext:value-type="float">
            <text:p>0.204499791000671</text:p>
          </table:table-cell>
        </table:table-row>
        <table:table-row table:style-name="ro1">
          <table:table-cell office:value-type="float" office:value="221.019861309999" calcext:value-type="float">
            <text:p>221.01986130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4289.5998350968" calcext:value-type="float">
            <text:p>74289.5998350968</text:p>
          </table:table-cell>
          <table:table-cell office:value-type="float" office:value="0.20650197499981" calcext:value-type="float">
            <text:p>0.2065019749998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289.5998350968" calcext:value-type="float">
            <text:p>74289.5998350968</text:p>
          </table:table-cell>
          <table:table-cell office:value-type="float" office:value="0.204264478999903" calcext:value-type="float">
            <text:p>0.204264478999903</text:p>
          </table:table-cell>
        </table:table-row>
        <table:table-row table:style-name="ro1">
          <table:table-cell office:value-type="float" office:value="221.22301431" calcext:value-type="float">
            <text:p>221.22301431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517.5271050984" calcext:value-type="float">
            <text:p>75517.5271050984</text:p>
          </table:table-cell>
          <table:table-cell office:value-type="float" office:value="0.204461843999525" calcext:value-type="float">
            <text:p>0.2044618439995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681.163355165" calcext:value-type="float">
            <text:p>126681.163355165</text:p>
          </table:table-cell>
          <table:table-cell office:value-type="float" office:value="0.204477811000288" calcext:value-type="float">
            <text:p>0.204477811000288</text:p>
          </table:table-cell>
        </table:table-row>
        <table:table-row table:style-name="ro1">
          <table:table-cell office:value-type="float" office:value="221.424983647" calcext:value-type="float">
            <text:p>221.424983647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4224.152609158" calcext:value-type="float">
            <text:p>124224.152609158</text:p>
          </table:table-cell>
          <table:table-cell office:value-type="float" office:value="0.208556227999907" calcext:value-type="float">
            <text:p>0.20855622799990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4224.152609158" calcext:value-type="float">
            <text:p>124224.152609158</text:p>
          </table:table-cell>
          <table:table-cell office:value-type="float" office:value="0.204824954999822" calcext:value-type="float">
            <text:p>0.204824954999822</text:p>
          </table:table-cell>
        </table:table-row>
        <table:table-row table:style-name="ro1">
          <table:table-cell office:value-type="float" office:value="221.626378968" calcext:value-type="float">
            <text:p>221.626378968</text:p>
          </table:table-cell>
          <table:table-cell office:value-type="float" office:value="75000" calcext:value-type="float">
            <text:p>75000</text:p>
          </table:table-cell>
          <table:table-cell office:value-type="float" office:value="123699.415619712" calcext:value-type="float">
            <text:p>123699.415619712</text:p>
          </table:table-cell>
          <table:table-cell office:value-type="float" office:value="0.206915439999648" calcext:value-type="float">
            <text:p>0.2069154399996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583.9546198313" calcext:value-type="float">
            <text:p>72583.9546198313</text:p>
          </table:table-cell>
          <table:table-cell office:value-type="float" office:value="0.204185576999407" calcext:value-type="float">
            <text:p>0.204185576999407</text:p>
          </table:table-cell>
        </table:table-row>
        <table:table-row table:style-name="ro1">
          <table:table-cell office:value-type="float" office:value="221.827478216" calcext:value-type="float">
            <text:p>221.827478216</text:p>
          </table:table-cell>
          <table:table-cell office:value-type="float" office:value="75000" calcext:value-type="float">
            <text:p>75000</text:p>
          </table:table-cell>
          <table:table-cell office:value-type="float" office:value="75446.4204358246" calcext:value-type="float">
            <text:p>75446.4204358246</text:p>
          </table:table-cell>
          <table:table-cell office:value-type="float" office:value="0.204040980000173" calcext:value-type="float">
            <text:p>0.20404098000017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446.4204358246" calcext:value-type="float">
            <text:p>75446.4204358246</text:p>
          </table:table-cell>
          <table:table-cell office:value-type="float" office:value="0.204602942000747" calcext:value-type="float">
            <text:p>0.204602942000747</text:p>
          </table:table-cell>
        </table:table-row>
        <table:table-row table:style-name="ro1">
          <table:table-cell office:value-type="float" office:value="222.029214251" calcext:value-type="float">
            <text:p>222.029214251</text:p>
          </table:table-cell>
          <table:table-cell office:value-type="float" office:value="75000" calcext:value-type="float">
            <text:p>75000</text:p>
          </table:table-cell>
          <table:table-cell office:value-type="float" office:value="72992.8783078303" calcext:value-type="float">
            <text:p>72992.8783078303</text:p>
          </table:table-cell>
          <table:table-cell office:value-type="float" office:value="0.203729545999522" calcext:value-type="float">
            <text:p>0.2037295459995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992.8783078303" calcext:value-type="float">
            <text:p>72992.8783078303</text:p>
          </table:table-cell>
          <table:table-cell office:value-type="float" office:value="0.205548853000437" calcext:value-type="float">
            <text:p>0.205548853000437</text:p>
          </table:table-cell>
        </table:table-row>
        <table:table-row table:style-name="ro1">
          <table:table-cell office:value-type="float" office:value="222.231852684999" calcext:value-type="float">
            <text:p>222.231852684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066.8757400627" calcext:value-type="float">
            <text:p>74066.8757400627</text:p>
          </table:table-cell>
          <table:table-cell office:value-type="float" office:value="0.204095149999375" calcext:value-type="float">
            <text:p>0.20409514999937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077.120740106" calcext:value-type="float">
            <text:p>125077.120740106</text:p>
          </table:table-cell>
          <table:table-cell office:value-type="float" office:value="0.209443497999928" calcext:value-type="float">
            <text:p>0.209443497999928</text:p>
          </table:table-cell>
        </table:table-row>
        <table:table-row table:style-name="ro1">
          <table:table-cell office:value-type="float" office:value="222.433854073" calcext:value-type="float">
            <text:p>222.433854073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4886.211697707" calcext:value-type="float">
            <text:p>124886.211697707</text:p>
          </table:table-cell>
          <table:table-cell office:value-type="float" office:value="0.215224509999644" calcext:value-type="float">
            <text:p>0.21522450999964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4682.482151708" calcext:value-type="float">
            <text:p>124682.482151708</text:p>
          </table:table-cell>
          <table:table-cell office:value-type="float" office:value="0.204559351999706" calcext:value-type="float">
            <text:p>0.204559351999706</text:p>
          </table:table-cell>
        </table:table-row>
        <table:table-row table:style-name="ro1">
          <table:table-cell office:value-type="float" office:value="222.635831551" calcext:value-type="float">
            <text:p>222.635831551</text:p>
          </table:table-cell>
          <table:table-cell office:value-type="float" office:value="75000" calcext:value-type="float">
            <text:p>75000</text:p>
          </table:table-cell>
          <table:table-cell office:value-type="float" office:value="123460.10487571" calcext:value-type="float">
            <text:p>123460.10487571</text:p>
          </table:table-cell>
          <table:table-cell office:value-type="float" office:value="0.206651407999743" calcext:value-type="float">
            <text:p>0.20665140799974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731.4479218294" calcext:value-type="float">
            <text:p>72731.4479218294</text:p>
          </table:table-cell>
          <table:table-cell office:value-type="float" office:value="0.206285502000355" calcext:value-type="float">
            <text:p>0.206285502000355</text:p>
          </table:table-cell>
        </table:table-row>
        <table:table-row table:style-name="ro1">
          <table:table-cell office:value-type="float" office:value="222.838144832" calcext:value-type="float">
            <text:p>222.838144832</text:p>
          </table:table-cell>
          <table:table-cell office:value-type="float" office:value="75000" calcext:value-type="float">
            <text:p>75000</text:p>
          </table:table-cell>
          <table:table-cell office:value-type="float" office:value="76398.5797498208" calcext:value-type="float">
            <text:p>76398.5797498208</text:p>
          </table:table-cell>
          <table:table-cell office:value-type="float" office:value="0.204805997999756" calcext:value-type="float">
            <text:p>0.20480599799975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398.5797498208" calcext:value-type="float">
            <text:p>76398.5797498208</text:p>
          </table:table-cell>
          <table:table-cell office:value-type="float" office:value="0.20494671600045" calcext:value-type="float">
            <text:p>0.20494671600045</text:p>
          </table:table-cell>
        </table:table-row>
        <table:table-row table:style-name="ro1">
          <table:table-cell office:value-type="float" office:value="223.040289912" calcext:value-type="float">
            <text:p>223.040289912</text:p>
          </table:table-cell>
          <table:table-cell office:value-type="float" office:value="75000" calcext:value-type="float">
            <text:p>75000</text:p>
          </table:table-cell>
          <table:table-cell office:value-type="float" office:value="75176.2024738237" calcext:value-type="float">
            <text:p>75176.2024738237</text:p>
          </table:table-cell>
          <table:table-cell office:value-type="float" office:value="0.204180121999343" calcext:value-type="float">
            <text:p>0.20418012199934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176.2024738237" calcext:value-type="float">
            <text:p>75176.2024738237</text:p>
          </table:table-cell>
          <table:table-cell office:value-type="float" office:value="0.20606584899997" calcext:value-type="float">
            <text:p>0.20606584899997</text:p>
          </table:table-cell>
        </table:table-row>
        <table:table-row table:style-name="ro1">
          <table:table-cell office:value-type="float" office:value="223.242623333999" calcext:value-type="float">
            <text:p>223.242623333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176.2024738237" calcext:value-type="float">
            <text:p>75176.2024738237</text:p>
          </table:table-cell>
          <table:table-cell office:value-type="float" office:value="0.204468305000773" calcext:value-type="float">
            <text:p>0.20446830500077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108.588973704" calcext:value-type="float">
            <text:p>126108.588973704</text:p>
          </table:table-cell>
          <table:table-cell office:value-type="float" office:value="0.23999271700086" calcext:value-type="float">
            <text:p>0.23999271700086</text:p>
          </table:table-cell>
        </table:table-row>
        <table:table-row table:style-name="ro1">
          <table:table-cell office:value-type="float" office:value="223.488823877" calcext:value-type="float">
            <text:p>223.488823877</text:p>
          </table:table-cell>
          <table:table-cell office:value-type="float" office:value="125000" calcext:value-type="float">
            <text:p>125000</text:p>
          </table:table-cell>
          <table:table-cell office:value-type="float" office:value="8556.64093197993" calcext:value-type="float">
            <text:p>8556.64093197993</text:p>
          </table:table-cell>
          <table:table-cell office:value-type="float" office:value="0.44569481399958" calcext:value-type="float">
            <text:p>0.445694813999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8556.64093197993" calcext:value-type="float">
            <text:p>8556.64093197993</text:p>
          </table:table-cell>
          <table:table-cell office:value-type="float" office:value="0.2049457359999" calcext:value-type="float">
            <text:p>0.2049457359999</text:p>
          </table:table-cell>
        </table:table-row>
        <table:table-row table:style-name="ro1">
          <table:table-cell office:value-type="float" office:value="223.690584782999" calcext:value-type="float">
            <text:p>223.690584782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6108.588973704" calcext:value-type="float">
            <text:p>126108.588973704</text:p>
          </table:table-cell>
          <table:table-cell office:value-type="float" office:value="0.257999299999938" calcext:value-type="float">
            <text:p>0.2579992999999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108.588973704" calcext:value-type="float">
            <text:p>126108.588973704</text:p>
          </table:table-cell>
          <table:table-cell office:value-type="float" office:value="0.205429912" calcext:value-type="float">
            <text:p>0.205429912</text:p>
          </table:table-cell>
        </table:table-row>
        <table:table-row table:style-name="ro1">
          <table:table-cell office:value-type="float" office:value="223.892607162" calcext:value-type="float">
            <text:p>223.892607162</text:p>
          </table:table-cell>
          <table:table-cell office:value-type="float" office:value="75000" calcext:value-type="float">
            <text:p>75000</text:p>
          </table:table-cell>
          <table:table-cell office:value-type="float" office:value="123256.375329711" calcext:value-type="float">
            <text:p>123256.375329711</text:p>
          </table:table-cell>
          <table:table-cell office:value-type="float" office:value="0.378336431999742" calcext:value-type="float">
            <text:p>0.37833643199974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323.9888298303" calcext:value-type="float">
            <text:p>72323.9888298303</text:p>
          </table:table-cell>
          <table:table-cell office:value-type="float" office:value="0.473166554999807" calcext:value-type="float">
            <text:p>0.473166554999807</text:p>
          </table:table-cell>
        </table:table-row>
        <table:table-row table:style-name="ro1">
          <table:table-cell office:value-type="float" office:value="224.094352497999" calcext:value-type="float">
            <text:p>224.094352497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176.2024738237" calcext:value-type="float">
            <text:p>75176.2024738237</text:p>
          </table:table-cell>
          <table:table-cell office:value-type="float" office:value="0.2047748089999" calcext:value-type="float">
            <text:p>0.2047748089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176.2024738237" calcext:value-type="float">
            <text:p>75176.2024738237</text:p>
          </table:table-cell>
          <table:table-cell office:value-type="float" office:value="0.286091642000429" calcext:value-type="float">
            <text:p>0.286091642000429</text:p>
          </table:table-cell>
        </table:table-row>
        <table:table-row table:style-name="ro1">
          <table:table-cell office:value-type="float" office:value="224.295984902999" calcext:value-type="float">
            <text:p>224.295984902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3953.8251978265" calcext:value-type="float">
            <text:p>73953.8251978265</text:p>
          </table:table-cell>
          <table:table-cell office:value-type="float" office:value="0.204734388000361" calcext:value-type="float">
            <text:p>0.20473438800036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4886.211697707" calcext:value-type="float">
            <text:p>124886.211697707</text:p>
          </table:table-cell>
          <table:table-cell office:value-type="float" office:value="0.347315590000108" calcext:value-type="float">
            <text:p>0.347315590000108</text:p>
          </table:table-cell>
        </table:table-row>
        <table:table-row table:style-name="ro1">
          <table:table-cell office:value-type="float" office:value="224.498659559" calcext:value-type="float">
            <text:p>224.49865955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663.83442171" calcext:value-type="float">
            <text:p>123663.83442171</text:p>
          </table:table-cell>
          <table:table-cell office:value-type="float" office:value="0.206410535999567" calcext:value-type="float">
            <text:p>0.2064105359995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663.83442171" calcext:value-type="float">
            <text:p>123663.83442171</text:p>
          </table:table-cell>
          <table:table-cell office:value-type="float" office:value="0.203248808000353" calcext:value-type="float">
            <text:p>0.203248808000353</text:p>
          </table:table-cell>
        </table:table-row>
        <table:table-row table:style-name="ro1">
          <table:table-cell office:value-type="float" office:value="224.700738498999" calcext:value-type="float">
            <text:p>224.700738498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4886.211697707" calcext:value-type="float">
            <text:p>124886.211697707</text:p>
          </table:table-cell>
          <table:table-cell office:value-type="float" office:value="0.207240674999412" calcext:value-type="float">
            <text:p>0.2072406749994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953.8251978265" calcext:value-type="float">
            <text:p>73953.8251978265</text:p>
          </table:table-cell>
          <table:table-cell office:value-type="float" office:value="0.201817011999992" calcext:value-type="float">
            <text:p>0.201817011999992</text:p>
          </table:table-cell>
        </table:table-row>
        <table:table-row table:style-name="ro1">
          <table:table-cell office:value-type="float" office:value="224.903173002999" calcext:value-type="float">
            <text:p>224.903173002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176.2024738237" calcext:value-type="float">
            <text:p>75176.2024738237</text:p>
          </table:table-cell>
          <table:table-cell office:value-type="float" office:value="0.204198742999324" calcext:value-type="float">
            <text:p>0.2041987429993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176.2024738237" calcext:value-type="float">
            <text:p>75176.2024738237</text:p>
          </table:table-cell>
          <table:table-cell office:value-type="float" office:value="0.205294261000745" calcext:value-type="float">
            <text:p>0.205294261000745</text:p>
          </table:table-cell>
        </table:table-row>
        <table:table-row table:style-name="ro1">
          <table:table-cell office:value-type="float" office:value="225.105557985999" calcext:value-type="float">
            <text:p>225.105557985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2731.4479218294" calcext:value-type="float">
            <text:p>72731.4479218294</text:p>
          </table:table-cell>
          <table:table-cell office:value-type="float" office:value="0.204050950999772" calcext:value-type="float">
            <text:p>0.20405095099977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663.83442171" calcext:value-type="float">
            <text:p>123663.83442171</text:p>
          </table:table-cell>
          <table:table-cell office:value-type="float" office:value="0.204621892999967" calcext:value-type="float">
            <text:p>0.204621892999967</text:p>
          </table:table-cell>
        </table:table-row>
        <table:table-row table:style-name="ro1">
          <table:table-cell office:value-type="float" office:value="225.307447745" calcext:value-type="float">
            <text:p>225.307447745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2441.457145713" calcext:value-type="float">
            <text:p>122441.457145713</text:p>
          </table:table-cell>
          <table:table-cell office:value-type="float" office:value="0.216961090000041" calcext:value-type="float">
            <text:p>0.21696109000004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2441.457145713" calcext:value-type="float">
            <text:p>122441.457145713</text:p>
          </table:table-cell>
          <table:table-cell office:value-type="float" office:value="0.203959026000121" calcext:value-type="float">
            <text:p>0.203959026000121</text:p>
          </table:table-cell>
        </table:table-row>
        <table:table-row table:style-name="ro1">
          <table:table-cell office:value-type="float" office:value="225.514891283" calcext:value-type="float">
            <text:p>225.514891283</text:p>
          </table:table-cell>
          <table:table-cell office:value-type="float" office:value="125000" calcext:value-type="float">
            <text:p>125000</text:p>
          </table:table-cell>
          <table:table-cell office:value-type="float" office:value="106514.596421881" calcext:value-type="float">
            <text:p>106514.596421881</text:p>
          </table:table-cell>
          <table:table-cell office:value-type="float" office:value="0.237300638999841" calcext:value-type="float">
            <text:p>0.23730063899984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6514.596421881" calcext:value-type="float">
            <text:p>106514.596421881</text:p>
          </table:table-cell>
          <table:table-cell office:value-type="float" office:value="0.20470341500004" calcext:value-type="float">
            <text:p>0.20470341500004</text:p>
          </table:table-cell>
        </table:table-row>
        <table:table-row table:style-name="ro1">
          <table:table-cell office:value-type="float" office:value="225.716832241999" calcext:value-type="float">
            <text:p>225.716832241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3858.927256862" calcext:value-type="float">
            <text:p>123858.927256862</text:p>
          </table:table-cell>
          <table:table-cell office:value-type="float" office:value="0.20671522000066" calcext:value-type="float">
            <text:p>0.2067152200006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1621.8838009199" calcext:value-type="float">
            <text:p>71621.8838009199</text:p>
          </table:table-cell>
          <table:table-cell office:value-type="float" office:value="0.209557250000216" calcext:value-type="float">
            <text:p>0.209557250000216</text:p>
          </table:table-cell>
        </table:table-row>
        <table:table-row table:style-name="ro1">
          <table:table-cell office:value-type="float" office:value="225.91962824" calcext:value-type="float">
            <text:p>225.91962824</text:p>
          </table:table-cell>
          <table:table-cell office:value-type="float" office:value="75000" calcext:value-type="float">
            <text:p>75000</text:p>
          </table:table-cell>
          <table:table-cell office:value-type="float" office:value="72846.1895069186" calcext:value-type="float">
            <text:p>72846.1895069186</text:p>
          </table:table-cell>
          <table:table-cell office:value-type="float" office:value="0.204150952000418" calcext:value-type="float">
            <text:p>0.2041509520004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070.4952129172" calcext:value-type="float">
            <text:p>74070.4952129172</text:p>
          </table:table-cell>
          <table:table-cell office:value-type="float" office:value="0.204981217999375" calcext:value-type="float">
            <text:p>0.204981217999375</text:p>
          </table:table-cell>
        </table:table-row>
        <table:table-row table:style-name="ro1">
          <table:table-cell office:value-type="float" office:value="226.121829301999" calcext:value-type="float">
            <text:p>226.121829301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294.8009189158" calcext:value-type="float">
            <text:p>75294.8009189158</text:p>
          </table:table-cell>
          <table:table-cell office:value-type="float" office:value="0.206182623999666" calcext:value-type="float">
            <text:p>0.20618262399966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307.538668859" calcext:value-type="float">
            <text:p>126307.538668859</text:p>
          </table:table-cell>
          <table:table-cell office:value-type="float" office:value="0.204966356999648" calcext:value-type="float">
            <text:p>0.204966356999648</text:p>
          </table:table-cell>
        </table:table-row>
        <table:table-row table:style-name="ro1">
          <table:table-cell office:value-type="float" office:value="226.323257315999" calcext:value-type="float">
            <text:p>226.323257315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8967.7180369117" calcext:value-type="float">
            <text:p>78967.7180369117</text:p>
          </table:table-cell>
          <table:table-cell office:value-type="float" office:value="0.258764239999437" calcext:value-type="float">
            <text:p>0.25876423999943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8967.7180369117" calcext:value-type="float">
            <text:p>78967.7180369117</text:p>
          </table:table-cell>
          <table:table-cell office:value-type="float" office:value="0.204129157999887" calcext:value-type="float">
            <text:p>0.204129157999887</text:p>
          </table:table-cell>
        </table:table-row>
        <table:table-row table:style-name="ro1">
          <table:table-cell office:value-type="float" office:value="226.525592769" calcext:value-type="float">
            <text:p>226.52559276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1410.315844864" calcext:value-type="float">
            <text:p>121410.315844864</text:p>
          </table:table-cell>
          <table:table-cell office:value-type="float" office:value="0.209953205000602" calcext:value-type="float">
            <text:p>0.20995320500060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1410.315844864" calcext:value-type="float">
            <text:p>121410.315844864</text:p>
          </table:table-cell>
          <table:table-cell office:value-type="float" office:value="0.204052936999688" calcext:value-type="float">
            <text:p>0.204052936999688</text:p>
          </table:table-cell>
        </table:table-row>
        <table:table-row table:style-name="ro1">
          <table:table-cell office:value-type="float" office:value="226.728014593999" calcext:value-type="float">
            <text:p>226.728014593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3858.927256862" calcext:value-type="float">
            <text:p>123858.927256862</text:p>
          </table:table-cell>
          <table:table-cell office:value-type="float" office:value="0.209493270999701" calcext:value-type="float">
            <text:p>0.20949327099970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846.1895069186" calcext:value-type="float">
            <text:p>72846.1895069186</text:p>
          </table:table-cell>
          <table:table-cell office:value-type="float" office:value="0.205075750000105" calcext:value-type="float">
            <text:p>0.205075750000105</text:p>
          </table:table-cell>
        </table:table-row>
        <table:table-row table:style-name="ro1">
          <table:table-cell office:value-type="float" office:value="226.930178356" calcext:value-type="float">
            <text:p>226.930178356</text:p>
          </table:table-cell>
          <table:table-cell office:value-type="float" office:value="75000" calcext:value-type="float">
            <text:p>75000</text:p>
          </table:table-cell>
          <table:table-cell office:value-type="float" office:value="74070.4952129172" calcext:value-type="float">
            <text:p>74070.4952129172</text:p>
          </table:table-cell>
          <table:table-cell office:value-type="float" office:value="0.206507398999747" calcext:value-type="float">
            <text:p>0.20650739899974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070.4952129172" calcext:value-type="float">
            <text:p>74070.4952129172</text:p>
          </table:table-cell>
          <table:table-cell office:value-type="float" office:value="0.207028890999936" calcext:value-type="float">
            <text:p>0.207028890999936</text:p>
          </table:table-cell>
        </table:table-row>
        <table:table-row table:style-name="ro1">
          <table:table-cell office:value-type="float" office:value="227.132953675" calcext:value-type="float">
            <text:p>227.132953675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294.8009189158" calcext:value-type="float">
            <text:p>75294.8009189158</text:p>
          </table:table-cell>
          <table:table-cell office:value-type="float" office:value="0.20422117399994" calcext:value-type="float">
            <text:p>0.2042211739999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307.538668859" calcext:value-type="float">
            <text:p>126307.538668859</text:p>
          </table:table-cell>
          <table:table-cell office:value-type="float" office:value="0.20650431499962" calcext:value-type="float">
            <text:p>0.20650431499962</text:p>
          </table:table-cell>
        </table:table-row>
        <table:table-row table:style-name="ro1">
          <table:table-cell office:value-type="float" office:value="227.33449064" calcext:value-type="float">
            <text:p>227.33449064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906.9537719151" calcext:value-type="float">
            <text:p>75906.9537719151</text:p>
          </table:table-cell>
          <table:table-cell office:value-type="float" office:value="0.259567969000273" calcext:value-type="float">
            <text:p>0.25956796900027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906.9537719151" calcext:value-type="float">
            <text:p>75906.9537719151</text:p>
          </table:table-cell>
          <table:table-cell office:value-type="float" office:value="0.207487587000287" calcext:value-type="float">
            <text:p>0.207487587000287</text:p>
          </table:table-cell>
        </table:table-row>
        <table:table-row table:style-name="ro1">
          <table:table-cell office:value-type="float" office:value="227.536727604" calcext:value-type="float">
            <text:p>227.536727604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2634.621550863" calcext:value-type="float">
            <text:p>122634.621550863</text:p>
          </table:table-cell>
          <table:table-cell office:value-type="float" office:value="0.209680603000379" calcext:value-type="float">
            <text:p>0.20968060300037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2634.621550863" calcext:value-type="float">
            <text:p>122634.621550863</text:p>
          </table:table-cell>
          <table:table-cell office:value-type="float" office:value="0.205744536999191" calcext:value-type="float">
            <text:p>0.205744536999191</text:p>
          </table:table-cell>
        </table:table-row>
        <table:table-row table:style-name="ro1">
          <table:table-cell office:value-type="float" office:value="227.737911755" calcext:value-type="float">
            <text:p>227.737911755</text:p>
          </table:table-cell>
          <table:table-cell office:value-type="float" office:value="75000" calcext:value-type="float">
            <text:p>75000</text:p>
          </table:table-cell>
          <table:table-cell office:value-type="float" office:value="120186.010138866" calcext:value-type="float">
            <text:p>120186.010138866</text:p>
          </table:table-cell>
          <table:table-cell office:value-type="float" office:value="0.212033327999961" calcext:value-type="float">
            <text:p>0.21203332799996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9173.2723889227" calcext:value-type="float">
            <text:p>69173.2723889227</text:p>
          </table:table-cell>
          <table:table-cell office:value-type="float" office:value="0.204047568000533" calcext:value-type="float">
            <text:p>0.204047568000533</text:p>
          </table:table-cell>
        </table:table-row>
        <table:table-row table:style-name="ro1">
          <table:table-cell office:value-type="float" office:value="227.939965817" calcext:value-type="float">
            <text:p>227.939965817</text:p>
          </table:table-cell>
          <table:table-cell office:value-type="float" office:value="75000" calcext:value-type="float">
            <text:p>75000</text:p>
          </table:table-cell>
          <table:table-cell office:value-type="float" office:value="75294.8009189158" calcext:value-type="float">
            <text:p>75294.8009189158</text:p>
          </table:table-cell>
          <table:table-cell office:value-type="float" office:value="0.204305405000014" calcext:value-type="float">
            <text:p>0.2043054050000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294.8009189158" calcext:value-type="float">
            <text:p>75294.8009189158</text:p>
          </table:table-cell>
          <table:table-cell office:value-type="float" office:value="0.204411651000555" calcext:value-type="float">
            <text:p>0.204411651000555</text:p>
          </table:table-cell>
        </table:table-row>
        <table:table-row table:style-name="ro1">
          <table:table-cell office:value-type="float" office:value="228.141865076" calcext:value-type="float">
            <text:p>228.141865076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294.8009189158" calcext:value-type="float">
            <text:p>75294.8009189158</text:p>
          </table:table-cell>
          <table:table-cell office:value-type="float" office:value="0.206196045999604" calcext:value-type="float">
            <text:p>0.20619604599960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307.538668859" calcext:value-type="float">
            <text:p>126307.538668859</text:p>
          </table:table-cell>
          <table:table-cell office:value-type="float" office:value="0.204702364999321" calcext:value-type="float">
            <text:p>0.204702364999321</text:p>
          </table:table-cell>
        </table:table-row>
        <table:table-row table:style-name="ro1">
          <table:table-cell office:value-type="float" office:value="228.343455892999" calcext:value-type="float">
            <text:p>228.343455892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091.9499799238" calcext:value-type="float">
            <text:p>75091.9499799238</text:p>
          </table:table-cell>
          <table:table-cell office:value-type="float" office:value="0.260488490000171" calcext:value-type="float">
            <text:p>0.26048849000017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091.9499799238" calcext:value-type="float">
            <text:p>75091.9499799238</text:p>
          </table:table-cell>
          <table:table-cell office:value-type="float" office:value="0.20411576799961" calcext:value-type="float">
            <text:p>0.20411576799961</text:p>
          </table:table-cell>
        </table:table-row>
        <table:table-row table:style-name="ro1">
          <table:table-cell office:value-type="float" office:value="228.544267312" calcext:value-type="float">
            <text:p>228.544267312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2694.722152251" calcext:value-type="float">
            <text:p>122694.722152251</text:p>
          </table:table-cell>
          <table:table-cell office:value-type="float" office:value="0.207163056999889" calcext:value-type="float">
            <text:p>0.20716305699988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2694.722152251" calcext:value-type="float">
            <text:p>122694.722152251</text:p>
          </table:table-cell>
          <table:table-cell office:value-type="float" office:value="0.204793017000156" calcext:value-type="float">
            <text:p>0.204793017000156</text:p>
          </table:table-cell>
        </table:table-row>
        <table:table-row table:style-name="ro1">
          <table:table-cell office:value-type="float" office:value="228.746333663999" calcext:value-type="float">
            <text:p>228.746333663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3919.627864254" calcext:value-type="float">
            <text:p>123919.627864254</text:p>
          </table:table-cell>
          <table:table-cell office:value-type="float" office:value="0.207546920999448" calcext:value-type="float">
            <text:p>0.2075469209994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881.8898641493" calcext:value-type="float">
            <text:p>72881.8898641493</text:p>
          </table:table-cell>
          <table:table-cell office:value-type="float" office:value="0.204367401000127" calcext:value-type="float">
            <text:p>0.204367401000127</text:p>
          </table:table-cell>
        </table:table-row>
        <table:table-row table:style-name="ro1">
          <table:table-cell office:value-type="float" office:value="228.948142193" calcext:value-type="float">
            <text:p>228.948142193</text:p>
          </table:table-cell>
          <table:table-cell office:value-type="float" office:value="75000" calcext:value-type="float">
            <text:p>75000</text:p>
          </table:table-cell>
          <table:table-cell office:value-type="float" office:value="71656.9841521468" calcext:value-type="float">
            <text:p>71656.9841521468</text:p>
          </table:table-cell>
          <table:table-cell office:value-type="float" office:value="0.206773951999821" calcext:value-type="float">
            <text:p>0.20677395199982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1656.9841521468" calcext:value-type="float">
            <text:p>71656.9841521468</text:p>
          </table:table-cell>
          <table:table-cell office:value-type="float" office:value="0.211091457999828" calcext:value-type="float">
            <text:p>0.211091457999828</text:p>
          </table:table-cell>
        </table:table-row>
        <table:table-row table:style-name="ro1">
          <table:table-cell office:value-type="float" office:value="229.149946101999" calcext:value-type="float">
            <text:p>229.149946101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106.7955761519" calcext:value-type="float">
            <text:p>74106.7955761519</text:p>
          </table:table-cell>
          <table:table-cell office:value-type="float" office:value="0.207035575999726" calcext:value-type="float">
            <text:p>0.20703557599972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144.533576256" calcext:value-type="float">
            <text:p>125144.533576256</text:p>
          </table:table-cell>
          <table:table-cell office:value-type="float" office:value="0.204681564999191" calcext:value-type="float">
            <text:p>0.204681564999191</text:p>
          </table:table-cell>
        </table:table-row>
        <table:table-row table:style-name="ro1">
          <table:table-cell office:value-type="float" office:value="229.352175106" calcext:value-type="float">
            <text:p>229.352175106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174.4979019777" calcext:value-type="float">
            <text:p>76174.4979019777</text:p>
          </table:table-cell>
          <table:table-cell office:value-type="float" office:value="0.259656450999501" calcext:value-type="float">
            <text:p>0.25965645099950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174.4979019777" calcext:value-type="float">
            <text:p>76174.4979019777</text:p>
          </table:table-cell>
          <table:table-cell office:value-type="float" office:value="0.206588807000117" calcext:value-type="float">
            <text:p>0.206588807000117</text:p>
          </table:table-cell>
        </table:table-row>
        <table:table-row table:style-name="ro1">
          <table:table-cell office:value-type="float" office:value="229.554459581" calcext:value-type="float">
            <text:p>229.554459581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962.252617964" calcext:value-type="float">
            <text:p>123962.252617964</text:p>
          </table:table-cell>
          <table:table-cell office:value-type="float" office:value="0.206972935000522" calcext:value-type="float">
            <text:p>0.2069729350005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962.252617964" calcext:value-type="float">
            <text:p>123962.252617964</text:p>
          </table:table-cell>
          <table:table-cell office:value-type="float" office:value="0.206711538000491" calcext:value-type="float">
            <text:p>0.206711538000491</text:p>
          </table:table-cell>
        </table:table-row>
        <table:table-row table:style-name="ro1">
          <table:table-cell office:value-type="float" office:value="229.756756266" calcext:value-type="float">
            <text:p>229.756756266</text:p>
          </table:table-cell>
          <table:table-cell office:value-type="float" office:value="75000" calcext:value-type="float">
            <text:p>75000</text:p>
          </table:table-cell>
          <table:table-cell office:value-type="float" office:value="123962.252617964" calcext:value-type="float">
            <text:p>123962.252617964</text:p>
          </table:table-cell>
          <table:table-cell office:value-type="float" office:value="0.208786493999469" calcext:value-type="float">
            <text:p>0.20878649399946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906.9591179787" calcext:value-type="float">
            <text:p>72906.9591179787</text:p>
          </table:table-cell>
          <table:table-cell office:value-type="float" office:value="0.20480977599982" calcext:value-type="float">
            <text:p>0.20480977599982</text:p>
          </table:table-cell>
        </table:table-row>
        <table:table-row table:style-name="ro1">
          <table:table-cell office:value-type="float" office:value="229.959337924" calcext:value-type="float">
            <text:p>229.959337924</text:p>
          </table:table-cell>
          <table:table-cell office:value-type="float" office:value="75000" calcext:value-type="float">
            <text:p>75000</text:p>
          </table:table-cell>
          <table:table-cell office:value-type="float" office:value="75357.613205978" calcext:value-type="float">
            <text:p>75357.613205978</text:p>
          </table:table-cell>
          <table:table-cell office:value-type="float" office:value="0.204471617999843" calcext:value-type="float">
            <text:p>0.20447161799984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57.613205978" calcext:value-type="float">
            <text:p>75357.613205978</text:p>
          </table:table-cell>
          <table:table-cell office:value-type="float" office:value="0.204099039000539" calcext:value-type="float">
            <text:p>0.204099039000539</text:p>
          </table:table-cell>
        </table:table-row>
        <table:table-row table:style-name="ro1">
          <table:table-cell office:value-type="float" office:value="230.161476816999" calcext:value-type="float">
            <text:p>230.161476816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357.613205978" calcext:value-type="float">
            <text:p>75357.613205978</text:p>
          </table:table-cell>
          <table:table-cell office:value-type="float" office:value="0.204151695000292" calcext:value-type="float">
            <text:p>0.20415169500029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412.906705963" calcext:value-type="float">
            <text:p>126412.906705963</text:p>
          </table:table-cell>
          <table:table-cell office:value-type="float" office:value="0.210947585999747" calcext:value-type="float">
            <text:p>0.210947585999747</text:p>
          </table:table-cell>
        </table:table-row>
        <table:table-row table:style-name="ro1">
          <table:table-cell office:value-type="float" office:value="230.363049895" calcext:value-type="float">
            <text:p>230.363049895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153.392031978" calcext:value-type="float">
            <text:p>75153.392031978</text:p>
          </table:table-cell>
          <table:table-cell office:value-type="float" office:value="0.257767201999741" calcext:value-type="float">
            <text:p>0.25776720199974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153.392031978" calcext:value-type="float">
            <text:p>75153.392031978</text:p>
          </table:table-cell>
          <table:table-cell office:value-type="float" office:value="0.205748237999615" calcext:value-type="float">
            <text:p>0.205748237999615</text:p>
          </table:table-cell>
        </table:table-row>
        <table:table-row table:style-name="ro1">
          <table:table-cell office:value-type="float" office:value="230.564562132" calcext:value-type="float">
            <text:p>230.564562132</text:p>
          </table:table-cell>
          <table:table-cell office:value-type="float" office:value="125000" calcext:value-type="float">
            <text:p>125000</text:p>
          </table:table-cell>
          <table:table-cell office:value-type="float" office:value="117795.528015168" calcext:value-type="float">
            <text:p>117795.528015168</text:p>
          </table:table-cell>
          <table:table-cell office:value-type="float" office:value="0.216700631000094" calcext:value-type="float">
            <text:p>0.21670063100009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7795.528015168" calcext:value-type="float">
            <text:p>117795.528015168</text:p>
          </table:table-cell>
          <table:table-cell office:value-type="float" office:value="0.206988372000524" calcext:value-type="float">
            <text:p>0.206988372000524</text:p>
          </table:table-cell>
        </table:table-row>
        <table:table-row table:style-name="ro1">
          <table:table-cell office:value-type="float" office:value="230.766874438" calcext:value-type="float">
            <text:p>230.766874438</text:p>
          </table:table-cell>
          <table:table-cell office:value-type="float" office:value="75000" calcext:value-type="float">
            <text:p>75000</text:p>
          </table:table-cell>
          <table:table-cell office:value-type="float" office:value="123920.078865177" calcext:value-type="float">
            <text:p>123920.078865177</text:p>
          </table:table-cell>
          <table:table-cell office:value-type="float" office:value="0.206827643999532" calcext:value-type="float">
            <text:p>0.2068276439995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882.1551151041" calcext:value-type="float">
            <text:p>72882.1551151041</text:p>
          </table:table-cell>
          <table:table-cell office:value-type="float" office:value="0.206063532000371" calcext:value-type="float">
            <text:p>0.206063532000371</text:p>
          </table:table-cell>
        </table:table-row>
        <table:table-row table:style-name="ro1">
          <table:table-cell office:value-type="float" office:value="230.97167723" calcext:value-type="float">
            <text:p>230.97167723</text:p>
          </table:table-cell>
          <table:table-cell office:value-type="float" office:value="75000" calcext:value-type="float">
            <text:p>75000</text:p>
          </table:table-cell>
          <table:table-cell office:value-type="float" office:value="76556.8856251093" calcext:value-type="float">
            <text:p>76556.8856251093</text:p>
          </table:table-cell>
          <table:table-cell office:value-type="float" office:value="0.206472710000526" calcext:value-type="float">
            <text:p>0.20647271000052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56.8856251093" calcext:value-type="float">
            <text:p>76556.8856251093</text:p>
          </table:table-cell>
          <table:table-cell office:value-type="float" office:value="0.204112149999673" calcext:value-type="float">
            <text:p>0.204112149999673</text:p>
          </table:table-cell>
        </table:table-row>
        <table:table-row table:style-name="ro1">
          <table:table-cell office:value-type="float" office:value="231.173557110999" calcext:value-type="float">
            <text:p>231.173557110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2882.1551151041" calcext:value-type="float">
            <text:p>72882.1551151041</text:p>
          </table:table-cell>
          <table:table-cell office:value-type="float" office:value="0.208446612000444" calcext:value-type="float">
            <text:p>0.20844661200044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920.078865177" calcext:value-type="float">
            <text:p>123920.078865177</text:p>
          </table:table-cell>
          <table:table-cell office:value-type="float" office:value="0.205038629999763" calcext:value-type="float">
            <text:p>0.205038629999763</text:p>
          </table:table-cell>
        </table:table-row>
        <table:table-row table:style-name="ro1">
          <table:table-cell office:value-type="float" office:value="231.375674454999" calcext:value-type="float">
            <text:p>231.375674454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7373.4924051105" calcext:value-type="float">
            <text:p>77373.4924051105</text:p>
          </table:table-cell>
          <table:table-cell office:value-type="float" office:value="0.25275395799963" calcext:value-type="float">
            <text:p>0.2527539579996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7373.4924051105" calcext:value-type="float">
            <text:p>77373.4924051105</text:p>
          </table:table-cell>
          <table:table-cell office:value-type="float" office:value="0.204324461999931" calcext:value-type="float">
            <text:p>0.204324461999931</text:p>
          </table:table-cell>
        </table:table-row>
        <table:table-row table:style-name="ro1">
          <table:table-cell office:value-type="float" office:value="231.586222149999" calcext:value-type="float">
            <text:p>231.586222149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5144.989035179" calcext:value-type="float">
            <text:p>125144.989035179</text:p>
          </table:table-cell>
          <table:table-cell office:value-type="float" office:value="0.206546641000386" calcext:value-type="float">
            <text:p>0.20654664100038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144.989035179" calcext:value-type="float">
            <text:p>125144.989035179</text:p>
          </table:table-cell>
          <table:table-cell office:value-type="float" office:value="0.204717036000147" calcext:value-type="float">
            <text:p>0.204717036000147</text:p>
          </table:table-cell>
        </table:table-row>
        <table:table-row table:style-name="ro1">
          <table:table-cell office:value-type="float" office:value="231.788570506999" calcext:value-type="float">
            <text:p>231.788570506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7594.809375182" calcext:value-type="float">
            <text:p>127594.809375182</text:p>
          </table:table-cell>
          <table:table-cell office:value-type="float" office:value="0.205442980000043" calcext:value-type="float">
            <text:p>0.20544298000004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56.8856251093" calcext:value-type="float">
            <text:p>76556.8856251093</text:p>
          </table:table-cell>
          <table:table-cell office:value-type="float" office:value="0.206358344999899" calcext:value-type="float">
            <text:p>0.206358344999899</text:p>
          </table:table-cell>
        </table:table-row>
        <table:table-row table:style-name="ro1">
          <table:table-cell office:value-type="float" office:value="231.990886742999" calcext:value-type="float">
            <text:p>231.990886742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0432.3347751006" calcext:value-type="float">
            <text:p>70432.3347751006</text:p>
          </table:table-cell>
          <table:table-cell office:value-type="float" office:value="0.213913200999741" calcext:value-type="float">
            <text:p>0.21391320099974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432.3347751006" calcext:value-type="float">
            <text:p>70432.3347751006</text:p>
          </table:table-cell>
          <table:table-cell office:value-type="float" office:value="0.204209180000362" calcext:value-type="float">
            <text:p>0.204209180000362</text:p>
          </table:table-cell>
        </table:table-row>
        <table:table-row table:style-name="ro1">
          <table:table-cell office:value-type="float" office:value="232.192670013999" calcext:value-type="float">
            <text:p>232.192670013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107.0652851058" calcext:value-type="float">
            <text:p>74107.0652851058</text:p>
          </table:table-cell>
          <table:table-cell office:value-type="float" office:value="0.206181478000872" calcext:value-type="float">
            <text:p>0.20618147800087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144.989035179" calcext:value-type="float">
            <text:p>125144.989035179</text:p>
          </table:table-cell>
          <table:table-cell office:value-type="float" office:value="0.207393437000064" calcext:value-type="float">
            <text:p>0.207393437000064</text:p>
          </table:table-cell>
        </table:table-row>
        <table:table-row table:style-name="ro1">
          <table:table-cell office:value-type="float" office:value="232.394608715999" calcext:value-type="float">
            <text:p>232.394608715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8802.5542701125" calcext:value-type="float">
            <text:p>78802.5542701125</text:p>
          </table:table-cell>
          <table:table-cell office:value-type="float" office:value="0.259322210000391" calcext:value-type="float">
            <text:p>0.25932221000039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8802.5542701125" calcext:value-type="float">
            <text:p>78802.5542701125</text:p>
          </table:table-cell>
          <table:table-cell office:value-type="float" office:value="0.204707416000019" calcext:value-type="float">
            <text:p>0.204707416000019</text:p>
          </table:table-cell>
        </table:table-row>
        <table:table-row table:style-name="ro1">
          <table:table-cell office:value-type="float" office:value="232.596696711" calcext:value-type="float">
            <text:p>232.596696711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1470.258525173" calcext:value-type="float">
            <text:p>121470.258525173</text:p>
          </table:table-cell>
          <table:table-cell office:value-type="float" office:value="0.206922545999987" calcext:value-type="float">
            <text:p>0.20692254599998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1470.258525173" calcext:value-type="float">
            <text:p>121470.258525173</text:p>
          </table:table-cell>
          <table:table-cell office:value-type="float" office:value="0.205341462999968" calcext:value-type="float">
            <text:p>0.205341462999968</text:p>
          </table:table-cell>
        </table:table-row>
        <table:table-row table:style-name="ro1">
          <table:table-cell office:value-type="float" office:value="232.798205718999" calcext:value-type="float">
            <text:p>232.798205718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2695.168695175" calcext:value-type="float">
            <text:p>122695.168695175</text:p>
          </table:table-cell>
          <table:table-cell office:value-type="float" office:value="0.212927020999814" calcext:value-type="float">
            <text:p>0.2129270209998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1657.2449451023" calcext:value-type="float">
            <text:p>71657.2449451023</text:p>
          </table:table-cell>
          <table:table-cell office:value-type="float" office:value="0.20662098899993" calcext:value-type="float">
            <text:p>0.20662098899993</text:p>
          </table:table-cell>
        </table:table-row>
        <table:table-row table:style-name="ro1">
          <table:table-cell office:value-type="float" office:value="233.002042411999" calcext:value-type="float">
            <text:p>233.002042411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331.9754551076" calcext:value-type="float">
            <text:p>75331.9754551076</text:p>
          </table:table-cell>
          <table:table-cell office:value-type="float" office:value="0.204708252000273" calcext:value-type="float">
            <text:p>0.20470825200027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31.9754551076" calcext:value-type="float">
            <text:p>75331.9754551076</text:p>
          </table:table-cell>
          <table:table-cell office:value-type="float" office:value="0.203984759000377" calcext:value-type="float">
            <text:p>0.203984759000377</text:p>
          </table:table-cell>
        </table:table-row>
        <table:table-row table:style-name="ro1">
          <table:table-cell office:value-type="float" office:value="233.203804082999" calcext:value-type="float">
            <text:p>233.203804082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331.9754551076" calcext:value-type="float">
            <text:p>75331.9754551076</text:p>
          </table:table-cell>
          <table:table-cell office:value-type="float" office:value="0.204742033000002" calcext:value-type="float">
            <text:p>0.20474203300000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369.89920518" calcext:value-type="float">
            <text:p>126369.89920518</text:p>
          </table:table-cell>
          <table:table-cell office:value-type="float" office:value="0.207197675000316" calcext:value-type="float">
            <text:p>0.207197675000316</text:p>
          </table:table-cell>
        </table:table-row>
        <table:table-row table:style-name="ro1">
          <table:table-cell office:value-type="float" office:value="233.406063969" calcext:value-type="float">
            <text:p>233.40606396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920.078865177" calcext:value-type="float">
            <text:p>123920.078865177</text:p>
          </table:table-cell>
          <table:table-cell office:value-type="float" office:value="0.208946968999953" calcext:value-type="float">
            <text:p>0.2089469689999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920.078865177" calcext:value-type="float">
            <text:p>123920.078865177</text:p>
          </table:table-cell>
          <table:table-cell office:value-type="float" office:value="0.224953627999639" calcext:value-type="float">
            <text:p>0.224953627999639</text:p>
          </table:table-cell>
        </table:table-row>
        <table:table-row table:style-name="ro1">
          <table:table-cell office:value-type="float" office:value="233.607384436" calcext:value-type="float">
            <text:p>233.607384436</text:p>
          </table:table-cell>
          <table:table-cell office:value-type="float" office:value="75000" calcext:value-type="float">
            <text:p>75000</text:p>
          </table:table-cell>
          <table:table-cell office:value-type="float" office:value="124257.908964166" calcext:value-type="float">
            <text:p>124257.908964166</text:p>
          </table:table-cell>
          <table:table-cell office:value-type="float" office:value="0.206210729999839" calcext:value-type="float">
            <text:p>0.20621072999983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080.8459640975" calcext:value-type="float">
            <text:p>73080.8459640975</text:p>
          </table:table-cell>
          <table:table-cell office:value-type="float" office:value="0.204631386000074" calcext:value-type="float">
            <text:p>0.204631386000074</text:p>
          </table:table-cell>
        </table:table-row>
        <table:table-row table:style-name="ro1">
          <table:table-cell office:value-type="float" office:value="233.809944246" calcext:value-type="float">
            <text:p>233.809944246</text:p>
          </table:table-cell>
          <table:table-cell office:value-type="float" office:value="75000" calcext:value-type="float">
            <text:p>75000</text:p>
          </table:table-cell>
          <table:table-cell office:value-type="float" office:value="75537.3449881008" calcext:value-type="float">
            <text:p>75537.3449881008</text:p>
          </table:table-cell>
          <table:table-cell office:value-type="float" office:value="0.20455383099943" calcext:value-type="float">
            <text:p>0.2045538309994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537.3449881008" calcext:value-type="float">
            <text:p>75537.3449881008</text:p>
          </table:table-cell>
          <table:table-cell office:value-type="float" office:value="0.204936469000131" calcext:value-type="float">
            <text:p>0.204936469000131</text:p>
          </table:table-cell>
        </table:table-row>
        <table:table-row table:style-name="ro1">
          <table:table-cell office:value-type="float" office:value="234.014188134" calcext:value-type="float">
            <text:p>234.014188134</text:p>
          </table:table-cell>
          <table:table-cell office:value-type="float" office:value="75000" calcext:value-type="float">
            <text:p>75000</text:p>
          </table:table-cell>
          <table:table-cell office:value-type="float" office:value="75537.3449881008" calcext:value-type="float">
            <text:p>75537.3449881008</text:p>
          </table:table-cell>
          <table:table-cell office:value-type="float" office:value="0.205832014999942" calcext:value-type="float">
            <text:p>0.20583201499994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537.3449881008" calcext:value-type="float">
            <text:p>75537.3449881008</text:p>
          </table:table-cell>
          <table:table-cell office:value-type="float" office:value="0.204179031000422" calcext:value-type="float">
            <text:p>0.204179031000422</text:p>
          </table:table-cell>
        </table:table-row>
        <table:table-row table:style-name="ro1">
          <table:table-cell office:value-type="float" office:value="234.217541673" calcext:value-type="float">
            <text:p>234.217541673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253.0406527931" calcext:value-type="float">
            <text:p>74253.0406527931</text:p>
          </table:table-cell>
          <table:table-cell office:value-type="float" office:value="0.206952427000033" calcext:value-type="float">
            <text:p>0.2069524270000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391.498402651" calcext:value-type="float">
            <text:p>125391.498402651</text:p>
          </table:table-cell>
          <table:table-cell office:value-type="float" office:value="0.205696068999714" calcext:value-type="float">
            <text:p>0.205696068999714</text:p>
          </table:table-cell>
        </table:table-row>
        <table:table-row table:style-name="ro1">
          <table:table-cell office:value-type="float" office:value="234.420219283999" calcext:value-type="float">
            <text:p>234.420219283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1095.867951663" calcext:value-type="float">
            <text:p>121095.867951663</text:p>
          </table:table-cell>
          <table:table-cell office:value-type="float" office:value="0.297207599000103" calcext:value-type="float">
            <text:p>0.2972075990001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1095.867951663" calcext:value-type="float">
            <text:p>121095.867951663</text:p>
          </table:table-cell>
          <table:table-cell office:value-type="float" office:value="0.204392892999749" calcext:value-type="float">
            <text:p>0.204392892999749</text:p>
          </table:table-cell>
        </table:table-row>
        <table:table-row table:style-name="ro1">
          <table:table-cell office:value-type="float" office:value="234.622175117999" calcext:value-type="float">
            <text:p>234.622175117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5391.498402651" calcext:value-type="float">
            <text:p>125391.498402651</text:p>
          </table:table-cell>
          <table:table-cell office:value-type="float" office:value="0.206423992000055" calcext:value-type="float">
            <text:p>0.20642399200005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253.0406527931" calcext:value-type="float">
            <text:p>74253.0406527931</text:p>
          </table:table-cell>
          <table:table-cell office:value-type="float" office:value="0.204037819000405" calcext:value-type="float">
            <text:p>0.204037819000405</text:p>
          </table:table-cell>
        </table:table-row>
        <table:table-row table:style-name="ro1">
          <table:table-cell office:value-type="float" office:value="234.823859628999" calcext:value-type="float">
            <text:p>234.823859628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4253.0406527931" calcext:value-type="float">
            <text:p>74253.0406527931</text:p>
          </table:table-cell>
          <table:table-cell office:value-type="float" office:value="0.204237919000661" calcext:value-type="float">
            <text:p>0.20423791900066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253.0406527931" calcext:value-type="float">
            <text:p>74253.0406527931</text:p>
          </table:table-cell>
          <table:table-cell office:value-type="float" office:value="0.212770339000599" calcext:value-type="float">
            <text:p>0.212770339000599</text:p>
          </table:table-cell>
        </table:table-row>
        <table:table-row table:style-name="ro1">
          <table:table-cell office:value-type="float" office:value="235.026377429" calcext:value-type="float">
            <text:p>235.026377429</text:p>
          </table:table-cell>
          <table:table-cell office:value-type="float" office:value="75000" calcext:value-type="float">
            <text:p>75000</text:p>
          </table:table-cell>
          <table:table-cell office:value-type="float" office:value="75480.3636387896" calcext:value-type="float">
            <text:p>75480.3636387896</text:p>
          </table:table-cell>
          <table:table-cell office:value-type="float" office:value="0.204303878999781" calcext:value-type="float">
            <text:p>0.20430387899978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480.3636387896" calcext:value-type="float">
            <text:p>75480.3636387896</text:p>
          </table:table-cell>
          <table:table-cell office:value-type="float" office:value="0.204894188999788" calcext:value-type="float">
            <text:p>0.204894188999788</text:p>
          </table:table-cell>
        </table:table-row>
        <table:table-row table:style-name="ro1">
          <table:table-cell office:value-type="float" office:value="235.229268632999" calcext:value-type="float">
            <text:p>235.229268632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363.792111244" calcext:value-type="float">
            <text:p>75363.792111244</text:p>
          </table:table-cell>
          <table:table-cell office:value-type="float" office:value="0.204480960999717" calcext:value-type="float">
            <text:p>0.2044809609997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423.271861409" calcext:value-type="float">
            <text:p>126423.271861409</text:p>
          </table:table-cell>
          <table:table-cell office:value-type="float" office:value="0.204592595999202" calcext:value-type="float">
            <text:p>0.204592595999202</text:p>
          </table:table-cell>
        </table:table-row>
        <table:table-row table:style-name="ro1">
          <table:table-cell office:value-type="float" office:value="235.431081256" calcext:value-type="float">
            <text:p>235.431081256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972.416833401" calcext:value-type="float">
            <text:p>123972.416833401</text:p>
          </table:table-cell>
          <table:table-cell office:value-type="float" office:value="0.209808939000141" calcext:value-type="float">
            <text:p>0.20980893900014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1907.0635502976" calcext:value-type="float">
            <text:p>91907.0635502976</text:p>
          </table:table-cell>
          <table:table-cell office:value-type="float" office:value="0.20403166899996" calcext:value-type="float">
            <text:p>0.20403166899996</text:p>
          </table:table-cell>
        </table:table-row>
        <table:table-row table:style-name="ro1">
          <table:table-cell office:value-type="float" office:value="235.63387375" calcext:value-type="float">
            <text:p>235.63387375</text:p>
          </table:table-cell>
          <table:table-cell office:value-type="float" office:value="75000" calcext:value-type="float">
            <text:p>75000</text:p>
          </table:table-cell>
          <table:table-cell office:value-type="float" office:value="72300.2233262341" calcext:value-type="float">
            <text:p>72300.2233262341</text:p>
          </table:table-cell>
          <table:table-cell office:value-type="float" office:value="0.237258243999349" calcext:value-type="float">
            <text:p>0.23725824399934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053.6062172268" calcext:value-type="float">
            <text:p>70053.6062172268</text:p>
          </table:table-cell>
          <table:table-cell office:value-type="float" office:value="0.207278795999628" calcext:value-type="float">
            <text:p>0.207278795999628</text:p>
          </table:table-cell>
        </table:table-row>
        <table:table-row table:style-name="ro1">
          <table:table-cell office:value-type="float" office:value="235.838079538" calcext:value-type="float">
            <text:p>235.838079538</text:p>
          </table:table-cell>
          <table:table-cell office:value-type="float" office:value="75000" calcext:value-type="float">
            <text:p>75000</text:p>
          </table:table-cell>
          <table:table-cell office:value-type="float" office:value="93336.7289833022" calcext:value-type="float">
            <text:p>93336.7289833022</text:p>
          </table:table-cell>
          <table:table-cell office:value-type="float" office:value="0.267593030999706" calcext:value-type="float">
            <text:p>0.26759303099970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89.219625248" calcext:value-type="float">
            <text:p>76589.219625248</text:p>
          </table:table-cell>
          <table:table-cell office:value-type="float" office:value="0.204440843999691" calcext:value-type="float">
            <text:p>0.204440843999691</text:p>
          </table:table-cell>
        </table:table-row>
        <table:table-row table:style-name="ro1">
          <table:table-cell office:value-type="float" office:value="236.039874450999" calcext:value-type="float">
            <text:p>236.039874450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6589.219625248" calcext:value-type="float">
            <text:p>76589.219625248</text:p>
          </table:table-cell>
          <table:table-cell office:value-type="float" office:value="0.204646383000181" calcext:value-type="float">
            <text:p>0.20464638300018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89.219625248" calcext:value-type="float">
            <text:p>76589.219625248</text:p>
          </table:table-cell>
          <table:table-cell office:value-type="float" office:value="0.204065880000599" calcext:value-type="float">
            <text:p>0.204065880000599</text:p>
          </table:table-cell>
        </table:table-row>
        <table:table-row table:style-name="ro1">
          <table:table-cell office:value-type="float" office:value="236.242517602999" calcext:value-type="float">
            <text:p>236.242517602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589.219625248" calcext:value-type="float">
            <text:p>76589.219625248</text:p>
          </table:table-cell>
          <table:table-cell office:value-type="float" office:value="0.203465720999702" calcext:value-type="float">
            <text:p>0.20346572099970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648.699375413" calcext:value-type="float">
            <text:p>127648.699375413</text:p>
          </table:table-cell>
          <table:table-cell office:value-type="float" office:value="0.205289153999729" calcext:value-type="float">
            <text:p>0.205289153999729</text:p>
          </table:table-cell>
        </table:table-row>
        <table:table-row table:style-name="ro1">
          <table:table-cell office:value-type="float" office:value="236.445195916" calcext:value-type="float">
            <text:p>236.445195916</text:p>
          </table:table-cell>
          <table:table-cell office:value-type="float" office:value="125000" calcext:value-type="float">
            <text:p>125000</text:p>
          </table:table-cell>
          <table:table-cell office:value-type="float" office:value="104161.338690337" calcext:value-type="float">
            <text:p>104161.338690337</text:p>
          </table:table-cell>
          <table:table-cell office:value-type="float" office:value="0.280240648000472" calcext:value-type="float">
            <text:p>0.28024064800047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4161.338690337" calcext:value-type="float">
            <text:p>104161.338690337</text:p>
          </table:table-cell>
          <table:table-cell office:value-type="float" office:value="0.2047103470004" calcext:value-type="float">
            <text:p>0.2047103470004</text:p>
          </table:table-cell>
        </table:table-row>
        <table:table-row table:style-name="ro1">
          <table:table-cell office:value-type="float" office:value="236.646700355999" calcext:value-type="float">
            <text:p>236.646700355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4724.486972817" calcext:value-type="float">
            <text:p>124724.486972817</text:p>
          </table:table-cell>
          <table:table-cell office:value-type="float" office:value="0.207341551999889" calcext:value-type="float">
            <text:p>0.20734155199988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858.0567228919" calcext:value-type="float">
            <text:p>73858.0567228919</text:p>
          </table:table-cell>
          <table:table-cell office:value-type="float" office:value="0.205769240000336" calcext:value-type="float">
            <text:p>0.205769240000336</text:p>
          </table:table-cell>
        </table:table-row>
        <table:table-row table:style-name="ro1">
          <table:table-cell office:value-type="float" office:value="236.848644921" calcext:value-type="float">
            <text:p>236.848644921</text:p>
          </table:table-cell>
          <table:table-cell office:value-type="float" office:value="75000" calcext:value-type="float">
            <text:p>75000</text:p>
          </table:table-cell>
          <table:table-cell office:value-type="float" office:value="75078.8510488901" calcext:value-type="float">
            <text:p>75078.8510488901</text:p>
          </table:table-cell>
          <table:table-cell office:value-type="float" office:value="0.204088437999417" calcext:value-type="float">
            <text:p>0.2040884379994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078.8510488901" calcext:value-type="float">
            <text:p>75078.8510488901</text:p>
          </table:table-cell>
          <table:table-cell office:value-type="float" office:value="0.217181490999792" calcext:value-type="float">
            <text:p>0.217181490999792</text:p>
          </table:table-cell>
        </table:table-row>
        <table:table-row table:style-name="ro1">
          <table:table-cell office:value-type="float" office:value="237.050342152999" calcext:value-type="float">
            <text:p>237.050342152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3858.0567228919" calcext:value-type="float">
            <text:p>73858.0567228919</text:p>
          </table:table-cell>
          <table:table-cell office:value-type="float" office:value="0.204085168000347" calcext:value-type="float">
            <text:p>0.20408516800034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858.0567228919" calcext:value-type="float">
            <text:p>73858.0567228919</text:p>
          </table:table-cell>
          <table:table-cell office:value-type="float" office:value="0.210235780999938" calcext:value-type="float">
            <text:p>0.210235780999938</text:p>
          </table:table-cell>
        </table:table-row>
        <table:table-row table:style-name="ro1">
          <table:table-cell office:value-type="float" office:value="237.252338118999" calcext:value-type="float">
            <text:p>237.252338118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078.8510488901" calcext:value-type="float">
            <text:p>75078.8510488901</text:p>
          </table:table-cell>
          <table:table-cell office:value-type="float" office:value="0.204129629000818" calcext:value-type="float">
            <text:p>0.2041296290008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945.281298816" calcext:value-type="float">
            <text:p>125945.281298816</text:p>
          </table:table-cell>
          <table:table-cell office:value-type="float" office:value="0.204523895999955" calcext:value-type="float">
            <text:p>0.204523895999955</text:p>
          </table:table-cell>
        </table:table-row>
        <table:table-row table:style-name="ro1">
          <table:table-cell office:value-type="float" office:value="237.457186455999" calcext:value-type="float">
            <text:p>237.457186455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503.692646819" calcext:value-type="float">
            <text:p>123503.692646819</text:p>
          </table:table-cell>
          <table:table-cell office:value-type="float" office:value="0.211394866999399" calcext:value-type="float">
            <text:p>0.2113948669993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503.692646819" calcext:value-type="float">
            <text:p>123503.692646819</text:p>
          </table:table-cell>
          <table:table-cell office:value-type="float" office:value="0.208194168000773" calcext:value-type="float">
            <text:p>0.208194168000773</text:p>
          </table:table-cell>
        </table:table-row>
        <table:table-row table:style-name="ro1">
          <table:table-cell office:value-type="float" office:value="237.658724766" calcext:value-type="float">
            <text:p>237.658724766</text:p>
          </table:table-cell>
          <table:table-cell office:value-type="float" office:value="75000" calcext:value-type="float">
            <text:p>75000</text:p>
          </table:table-cell>
          <table:table-cell office:value-type="float" office:value="125334.884135817" calcext:value-type="float">
            <text:p>125334.884135817</text:p>
          </table:table-cell>
          <table:table-cell office:value-type="float" office:value="0.206424994000372" calcext:value-type="float">
            <text:p>0.20642499400037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468.453885891" calcext:value-type="float">
            <text:p>74468.453885891</text:p>
          </table:table-cell>
          <table:table-cell office:value-type="float" office:value="0.206165083999622" calcext:value-type="float">
            <text:p>0.206165083999622</text:p>
          </table:table-cell>
        </table:table-row>
        <table:table-row table:style-name="ro1">
          <table:table-cell office:value-type="float" office:value="237.861271708" calcext:value-type="float">
            <text:p>237.861271708</text:p>
          </table:table-cell>
          <table:table-cell office:value-type="float" office:value="75000" calcext:value-type="float">
            <text:p>75000</text:p>
          </table:table-cell>
          <table:table-cell office:value-type="float" office:value="73858.0567228919" calcext:value-type="float">
            <text:p>73858.0567228919</text:p>
          </table:table-cell>
          <table:table-cell office:value-type="float" office:value="0.204989687999841" calcext:value-type="float">
            <text:p>0.20498968799984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858.0567228919" calcext:value-type="float">
            <text:p>73858.0567228919</text:p>
          </table:table-cell>
          <table:table-cell office:value-type="float" office:value="0.204681547000291" calcext:value-type="float">
            <text:p>0.204681547000291</text:p>
          </table:table-cell>
        </table:table-row>
        <table:table-row table:style-name="ro1">
          <table:table-cell office:value-type="float" office:value="238.063948092" calcext:value-type="float">
            <text:p>238.063948092</text:p>
          </table:table-cell>
          <table:table-cell office:value-type="float" office:value="75000" calcext:value-type="float">
            <text:p>75000</text:p>
          </table:table-cell>
          <table:table-cell office:value-type="float" office:value="76299.6453748883" calcext:value-type="float">
            <text:p>76299.6453748883</text:p>
          </table:table-cell>
          <table:table-cell office:value-type="float" office:value="0.204310271000395" calcext:value-type="float">
            <text:p>0.20431027100039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299.6453748883" calcext:value-type="float">
            <text:p>76299.6453748883</text:p>
          </table:table-cell>
          <table:table-cell office:value-type="float" office:value="0.204582297000343" calcext:value-type="float">
            <text:p>0.204582297000343</text:p>
          </table:table-cell>
        </table:table-row>
        <table:table-row table:style-name="ro1">
          <table:table-cell office:value-type="float" office:value="238.266289022" calcext:value-type="float">
            <text:p>238.266289022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078.8510488901" calcext:value-type="float">
            <text:p>75078.8510488901</text:p>
          </table:table-cell>
          <table:table-cell office:value-type="float" office:value="0.204311620999761" calcext:value-type="float">
            <text:p>0.20431162099976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945.281298816" calcext:value-type="float">
            <text:p>125945.281298816</text:p>
          </table:table-cell>
          <table:table-cell office:value-type="float" office:value="0.204595396000514" calcext:value-type="float">
            <text:p>0.204595396000514</text:p>
          </table:table-cell>
        </table:table-row>
        <table:table-row table:style-name="ro1">
          <table:table-cell office:value-type="float" office:value="238.46843" calcext:value-type="float">
            <text:p>238.46843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2282.898320821" calcext:value-type="float">
            <text:p>122282.898320821</text:p>
          </table:table-cell>
          <table:table-cell office:value-type="float" office:value="0.209759590000431" calcext:value-type="float">
            <text:p>0.20975959000043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2079.432599821" calcext:value-type="float">
            <text:p>122079.432599821</text:p>
          </table:table-cell>
          <table:table-cell office:value-type="float" office:value="0.204926790999707" calcext:value-type="float">
            <text:p>0.204926790999707</text:p>
          </table:table-cell>
        </table:table-row>
        <table:table-row table:style-name="ro1">
          <table:table-cell office:value-type="float" office:value="238.670324355" calcext:value-type="float">
            <text:p>238.670324355</text:p>
          </table:table-cell>
          <table:table-cell office:value-type="float" office:value="75000" calcext:value-type="float">
            <text:p>75000</text:p>
          </table:table-cell>
          <table:table-cell office:value-type="float" office:value="124521.021251818" calcext:value-type="float">
            <text:p>124521.021251818</text:p>
          </table:table-cell>
          <table:table-cell office:value-type="float" office:value="0.206105660000503" calcext:value-type="float">
            <text:p>0.2061056600005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858.0567228919" calcext:value-type="float">
            <text:p>73858.0567228919</text:p>
          </table:table-cell>
          <table:table-cell office:value-type="float" office:value="0.20573259000048" calcext:value-type="float">
            <text:p>0.20573259000048</text:p>
          </table:table-cell>
        </table:table-row>
        <table:table-row table:style-name="ro1">
          <table:table-cell office:value-type="float" office:value="238.873667676" calcext:value-type="float">
            <text:p>238.873667676</text:p>
          </table:table-cell>
          <table:table-cell office:value-type="float" office:value="75000" calcext:value-type="float">
            <text:p>75000</text:p>
          </table:table-cell>
          <table:table-cell office:value-type="float" office:value="73858.0567228919" calcext:value-type="float">
            <text:p>73858.0567228919</text:p>
          </table:table-cell>
          <table:table-cell office:value-type="float" office:value="0.204611553999712" calcext:value-type="float">
            <text:p>0.2046115539997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858.0567228919" calcext:value-type="float">
            <text:p>73858.0567228919</text:p>
          </table:table-cell>
          <table:table-cell office:value-type="float" office:value="0.208182997999756" calcext:value-type="float">
            <text:p>0.208182997999756</text:p>
          </table:table-cell>
        </table:table-row>
        <table:table-row table:style-name="ro1">
          <table:table-cell office:value-type="float" office:value="239.076322669" calcext:value-type="float">
            <text:p>239.076322669</text:p>
          </table:table-cell>
          <table:table-cell office:value-type="float" office:value="75000" calcext:value-type="float">
            <text:p>75000</text:p>
          </table:table-cell>
          <table:table-cell office:value-type="float" office:value="75078.8510488901" calcext:value-type="float">
            <text:p>75078.8510488901</text:p>
          </table:table-cell>
          <table:table-cell office:value-type="float" office:value="0.206328773000678" calcext:value-type="float">
            <text:p>0.2063287730006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078.8510488901" calcext:value-type="float">
            <text:p>75078.8510488901</text:p>
          </table:table-cell>
          <table:table-cell office:value-type="float" office:value="0.204516046000208" calcext:value-type="float">
            <text:p>0.204516046000208</text:p>
          </table:table-cell>
        </table:table-row>
        <table:table-row table:style-name="ro1">
          <table:table-cell office:value-type="float" office:value="239.278163964999" calcext:value-type="float">
            <text:p>239.278163964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078.8510488901" calcext:value-type="float">
            <text:p>75078.8510488901</text:p>
          </table:table-cell>
          <table:table-cell office:value-type="float" office:value="0.206384775000515" calcext:value-type="float">
            <text:p>0.2063847750005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945.281298816" calcext:value-type="float">
            <text:p>125945.281298816</text:p>
          </table:table-cell>
          <table:table-cell office:value-type="float" office:value="0.20651812899996" calcext:value-type="float">
            <text:p>0.20651812899996</text:p>
          </table:table-cell>
        </table:table-row>
        <table:table-row table:style-name="ro1">
          <table:table-cell office:value-type="float" office:value="239.480015079999" calcext:value-type="float">
            <text:p>239.480015079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0655.172552823" calcext:value-type="float">
            <text:p>120655.172552823</text:p>
          </table:table-cell>
          <table:table-cell office:value-type="float" office:value="0.290392199000053" calcext:value-type="float">
            <text:p>0.2903921990000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655.172552823" calcext:value-type="float">
            <text:p>120655.172552823</text:p>
          </table:table-cell>
          <table:table-cell office:value-type="float" office:value="0.204730847999599" calcext:value-type="float">
            <text:p>0.204730847999599</text:p>
          </table:table-cell>
        </table:table-row>
        <table:table-row table:style-name="ro1">
          <table:table-cell office:value-type="float" office:value="239.682040107" calcext:value-type="float">
            <text:p>239.682040107</text:p>
          </table:table-cell>
          <table:table-cell office:value-type="float" office:value="75000" calcext:value-type="float">
            <text:p>75000</text:p>
          </table:table-cell>
          <table:table-cell office:value-type="float" office:value="125104.207984213" calcext:value-type="float">
            <text:p>125104.207984213</text:p>
          </table:table-cell>
          <table:table-cell office:value-type="float" office:value="0.206669127000168" calcext:value-type="float">
            <text:p>0.2066691270001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082.915984126" calcext:value-type="float">
            <text:p>74082.915984126</text:p>
          </table:table-cell>
          <table:table-cell office:value-type="float" office:value="0.204149551999762" calcext:value-type="float">
            <text:p>0.204149551999762</text:p>
          </table:table-cell>
        </table:table-row>
        <table:table-row table:style-name="ro1">
          <table:table-cell office:value-type="float" office:value="239.884462509" calcext:value-type="float">
            <text:p>239.884462509</text:p>
          </table:table-cell>
          <table:table-cell office:value-type="float" office:value="75000" calcext:value-type="float">
            <text:p>75000</text:p>
          </table:table-cell>
          <table:table-cell office:value-type="float" office:value="74082.915984126" calcext:value-type="float">
            <text:p>74082.915984126</text:p>
          </table:table-cell>
          <table:table-cell office:value-type="float" office:value="0.204978529000073" calcext:value-type="float">
            <text:p>0.20497852900007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082.915984126" calcext:value-type="float">
            <text:p>74082.915984126</text:p>
          </table:table-cell>
          <table:table-cell office:value-type="float" office:value="0.205676909999966" calcext:value-type="float">
            <text:p>0.205676909999966</text:p>
          </table:table-cell>
        </table:table-row>
        <table:table-row table:style-name="ro1">
          <table:table-cell office:value-type="float" office:value="240.087350915" calcext:value-type="float">
            <text:p>240.087350915</text:p>
          </table:table-cell>
          <table:table-cell office:value-type="float" office:value="75000" calcext:value-type="float">
            <text:p>75000</text:p>
          </table:table-cell>
          <table:table-cell office:value-type="float" office:value="75307.4269921281" calcext:value-type="float">
            <text:p>75307.4269921281</text:p>
          </table:table-cell>
          <table:table-cell office:value-type="float" office:value="0.204488403999676" calcext:value-type="float">
            <text:p>0.20448840399967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07.4269921281" calcext:value-type="float">
            <text:p>75307.4269921281</text:p>
          </table:table-cell>
          <table:table-cell office:value-type="float" office:value="0.204190241000106" calcext:value-type="float">
            <text:p>0.204190241000106</text:p>
          </table:table-cell>
        </table:table-row>
        <table:table-row table:style-name="ro1">
          <table:table-cell office:value-type="float" office:value="240.288843007" calcext:value-type="float">
            <text:p>240.288843007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307.4269921281" calcext:value-type="float">
            <text:p>75307.4269921281</text:p>
          </table:table-cell>
          <table:table-cell office:value-type="float" office:value="0.204373062999366" calcext:value-type="float">
            <text:p>0.20437306299936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328.718992215" calcext:value-type="float">
            <text:p>126328.718992215</text:p>
          </table:table-cell>
          <table:table-cell office:value-type="float" office:value="0.204277273999651" calcext:value-type="float">
            <text:p>0.204277273999651</text:p>
          </table:table-cell>
        </table:table-row>
        <table:table-row table:style-name="ro1">
          <table:table-cell office:value-type="float" office:value="240.491593293" calcext:value-type="float">
            <text:p>240.491593293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906.684803496" calcext:value-type="float">
            <text:p>123906.684803496</text:p>
          </table:table-cell>
          <table:table-cell office:value-type="float" office:value="0.209702530999493" calcext:value-type="float">
            <text:p>0.20970253099949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702.555174496" calcext:value-type="float">
            <text:p>123702.555174496</text:p>
          </table:table-cell>
          <table:table-cell office:value-type="float" office:value="0.204899489999661" calcext:value-type="float">
            <text:p>0.204899489999661</text:p>
          </table:table-cell>
        </table:table-row>
        <table:table-row table:style-name="ro1">
          <table:table-cell office:value-type="float" office:value="240.693897694" calcext:value-type="float">
            <text:p>240.693897694</text:p>
          </table:table-cell>
          <table:table-cell office:value-type="float" office:value="75000" calcext:value-type="float">
            <text:p>75000</text:p>
          </table:table-cell>
          <table:table-cell office:value-type="float" office:value="125037.885852242" calcext:value-type="float">
            <text:p>125037.885852242</text:p>
          </table:table-cell>
          <table:table-cell office:value-type="float" office:value="0.207241774000067" calcext:value-type="float">
            <text:p>0.2072417740000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64.6283731434" calcext:value-type="float">
            <text:p>74164.6283731434</text:p>
          </table:table-cell>
          <table:table-cell office:value-type="float" office:value="0.208155518999774" calcext:value-type="float">
            <text:p>0.208155518999774</text:p>
          </table:table-cell>
        </table:table-row>
        <table:table-row table:style-name="ro1">
          <table:table-cell office:value-type="float" office:value="240.894702228" calcext:value-type="float">
            <text:p>240.894702228</text:p>
          </table:table-cell>
          <table:table-cell office:value-type="float" office:value="75000" calcext:value-type="float">
            <text:p>75000</text:p>
          </table:table-cell>
          <table:table-cell office:value-type="float" office:value="72938.766747141" calcext:value-type="float">
            <text:p>72938.766747141</text:p>
          </table:table-cell>
          <table:table-cell office:value-type="float" office:value="0.203977518999636" calcext:value-type="float">
            <text:p>0.20397751899963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938.766747141" calcext:value-type="float">
            <text:p>72938.766747141</text:p>
          </table:table-cell>
          <table:table-cell office:value-type="float" office:value="0.205233904000124" calcext:value-type="float">
            <text:p>0.205233904000124</text:p>
          </table:table-cell>
        </table:table-row>
        <table:table-row table:style-name="ro1">
          <table:table-cell office:value-type="float" office:value="241.096565434999" calcext:value-type="float">
            <text:p>241.096565434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390.4899991458" calcext:value-type="float">
            <text:p>75390.4899991458</text:p>
          </table:table-cell>
          <table:table-cell office:value-type="float" office:value="0.204925428999559" calcext:value-type="float">
            <text:p>0.20492542899955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90.4899991458" calcext:value-type="float">
            <text:p>75390.4899991458</text:p>
          </table:table-cell>
          <table:table-cell office:value-type="float" office:value="0.205270513999494" calcext:value-type="float">
            <text:p>0.205270513999494</text:p>
          </table:table-cell>
        </table:table-row>
        <table:table-row table:style-name="ro1">
          <table:table-cell office:value-type="float" office:value="241.298961977" calcext:value-type="float">
            <text:p>241.298961977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267.7045108658" calcext:value-type="float">
            <text:p>75267.7045108658</text:p>
          </table:table-cell>
          <table:table-cell office:value-type="float" office:value="0.204283523000413" calcext:value-type="float">
            <text:p>0.20428352300041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262.084260775" calcext:value-type="float">
            <text:p>126262.084260775</text:p>
          </table:table-cell>
          <table:table-cell office:value-type="float" office:value="0.204350414999681" calcext:value-type="float">
            <text:p>0.204350414999681</text:p>
          </table:table-cell>
        </table:table-row>
        <table:table-row table:style-name="ro1">
          <table:table-cell office:value-type="float" office:value="241.501180617" calcext:value-type="float">
            <text:p>241.501180617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2590.488918781" calcext:value-type="float">
            <text:p>122590.488918781</text:p>
          </table:table-cell>
          <table:table-cell office:value-type="float" office:value="0.212763683999583" calcext:value-type="float">
            <text:p>0.21276368399958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2590.488918781" calcext:value-type="float">
            <text:p>122590.488918781</text:p>
          </table:table-cell>
          <table:table-cell office:value-type="float" office:value="0.204236294000111" calcext:value-type="float">
            <text:p>0.204236294000111</text:p>
          </table:table-cell>
        </table:table-row>
        <table:table-row table:style-name="ro1">
          <table:table-cell office:value-type="float" office:value="241.703028082999" calcext:value-type="float">
            <text:p>241.703028082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4630.264108778" calcext:value-type="float">
            <text:p>124630.264108778</text:p>
          </table:table-cell>
          <table:table-cell office:value-type="float" office:value="0.206964920999781" calcext:value-type="float">
            <text:p>0.20696492099978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635.8843588687" calcext:value-type="float">
            <text:p>73635.8843588687</text:p>
          </table:table-cell>
          <table:table-cell office:value-type="float" office:value="0.205056282999976" calcext:value-type="float">
            <text:p>0.205056282999976</text:p>
          </table:table-cell>
        </table:table-row>
        <table:table-row table:style-name="ro1">
          <table:table-cell office:value-type="float" office:value="241.904852668999" calcext:value-type="float">
            <text:p>241.904852668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267.7045108658" calcext:value-type="float">
            <text:p>75267.7045108658</text:p>
          </table:table-cell>
          <table:table-cell office:value-type="float" office:value="0.203305222999916" calcext:value-type="float">
            <text:p>0.2033052229999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043.839396868" calcext:value-type="float">
            <text:p>74043.839396868</text:p>
          </table:table-cell>
          <table:table-cell office:value-type="float" office:value="0.203619376999995" calcext:value-type="float">
            <text:p>0.203619376999995</text:p>
          </table:table-cell>
        </table:table-row>
        <table:table-row table:style-name="ro1">
          <table:table-cell office:value-type="float" office:value="242.106952819" calcext:value-type="float">
            <text:p>242.10695281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043.839396868" calcext:value-type="float">
            <text:p>74043.839396868</text:p>
          </table:table-cell>
          <table:table-cell office:value-type="float" office:value="0.20433289399989" calcext:value-type="float">
            <text:p>0.2043328939998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650.151703776" calcext:value-type="float">
            <text:p>125650.151703776</text:p>
          </table:table-cell>
          <table:table-cell office:value-type="float" office:value="0.209285972000544" calcext:value-type="float">
            <text:p>0.209285972000544</text:p>
          </table:table-cell>
        </table:table-row>
        <table:table-row table:style-name="ro1">
          <table:table-cell office:value-type="float" office:value="242.517250014" calcext:value-type="float">
            <text:p>242.517250014</text:p>
          </table:table-cell>
          <table:table-cell office:value-type="float" office:value="125000" calcext:value-type="float">
            <text:p>125000</text:p>
          </table:table-cell>
          <table:table-cell office:value-type="float" office:value="56925.4624399764" calcext:value-type="float">
            <text:p>56925.4624399764</text:p>
          </table:table-cell>
          <table:table-cell office:value-type="float" office:value="0.487464496999564" calcext:value-type="float">
            <text:p>0.4874644969995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535.3781089762" calcext:value-type="float">
            <text:p>57535.3781089762</text:p>
          </table:table-cell>
          <table:table-cell office:value-type="float" office:value="0.204694809000102" calcext:value-type="float">
            <text:p>0.204694809000102</text:p>
          </table:table-cell>
        </table:table-row>
        <table:table-row table:style-name="ro1">
          <table:table-cell office:value-type="float" office:value="242.719358273" calcext:value-type="float">
            <text:p>242.719358273</text:p>
          </table:table-cell>
          <table:table-cell office:value-type="float" office:value="75000" calcext:value-type="float">
            <text:p>75000</text:p>
          </table:table-cell>
          <table:table-cell office:value-type="float" office:value="125845.933036948" calcext:value-type="float">
            <text:p>125845.933036948</text:p>
          </table:table-cell>
          <table:table-cell office:value-type="float" office:value="0.252298131000316" calcext:value-type="float">
            <text:p>0.2522981310003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019.6272869689" calcext:value-type="float">
            <text:p>75019.6272869689</text:p>
          </table:table-cell>
          <table:table-cell office:value-type="float" office:value="0.204216783999982" calcext:value-type="float">
            <text:p>0.204216783999982</text:p>
          </table:table-cell>
        </table:table-row>
        <table:table-row table:style-name="ro1">
          <table:table-cell office:value-type="float" office:value="242.921016347999" calcext:value-type="float">
            <text:p>242.921016347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6239.4586249684" calcext:value-type="float">
            <text:p>76239.4586249684</text:p>
          </table:table-cell>
          <table:table-cell office:value-type="float" office:value="0.261903784000424" calcext:value-type="float">
            <text:p>0.2619037840004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239.4586249684" calcext:value-type="float">
            <text:p>76239.4586249684</text:p>
          </table:table-cell>
          <table:table-cell office:value-type="float" office:value="0.43997442699947" calcext:value-type="float">
            <text:p>0.43997442699947</text:p>
          </table:table-cell>
        </table:table-row>
        <table:table-row table:style-name="ro1">
          <table:table-cell office:value-type="float" office:value="243.122773994" calcext:value-type="float">
            <text:p>243.122773994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239.4586249684" calcext:value-type="float">
            <text:p>76239.4586249684</text:p>
          </table:table-cell>
          <table:table-cell office:value-type="float" office:value="0.20461942699967" calcext:value-type="float">
            <text:p>0.204619426999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065.764374947" calcext:value-type="float">
            <text:p>127065.764374947</text:p>
          </table:table-cell>
          <table:table-cell office:value-type="float" office:value="0.251289941999858" calcext:value-type="float">
            <text:p>0.251289941999858</text:p>
          </table:table-cell>
        </table:table-row>
        <table:table-row table:style-name="ro1">
          <table:table-cell office:value-type="float" office:value="243.324732603" calcext:value-type="float">
            <text:p>243.324732603</text:p>
          </table:table-cell>
          <table:table-cell office:value-type="float" office:value="125000" calcext:value-type="float">
            <text:p>125000</text:p>
          </table:table-cell>
          <table:table-cell office:value-type="float" office:value="116290.587555952" calcext:value-type="float">
            <text:p>116290.587555952</text:p>
          </table:table-cell>
          <table:table-cell office:value-type="float" office:value="0.241074450999804" calcext:value-type="float">
            <text:p>0.24107445099980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6290.587555952" calcext:value-type="float">
            <text:p>116290.587555952</text:p>
          </table:table-cell>
          <table:table-cell office:value-type="float" office:value="0.348505642000418" calcext:value-type="float">
            <text:p>0.348505642000418</text:p>
          </table:table-cell>
        </table:table-row>
        <table:table-row table:style-name="ro1">
          <table:table-cell office:value-type="float" office:value="243.527817513999" calcext:value-type="float">
            <text:p>243.527817513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4626.101698948" calcext:value-type="float">
            <text:p>124626.101698948</text:p>
          </table:table-cell>
          <table:table-cell office:value-type="float" office:value="0.206789010000648" calcext:value-type="float">
            <text:p>0.2067890100006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4626.101698948" calcext:value-type="float">
            <text:p>124626.101698948</text:p>
          </table:table-cell>
          <table:table-cell office:value-type="float" office:value="0.202786157999981" calcext:value-type="float">
            <text:p>0.202786157999981</text:p>
          </table:table-cell>
        </table:table-row>
        <table:table-row table:style-name="ro1">
          <table:table-cell office:value-type="float" office:value="243.729759862" calcext:value-type="float">
            <text:p>243.729759862</text:p>
          </table:table-cell>
          <table:table-cell office:value-type="float" office:value="75000" calcext:value-type="float">
            <text:p>75000</text:p>
          </table:table-cell>
          <table:table-cell office:value-type="float" office:value="123406.270360949" calcext:value-type="float">
            <text:p>123406.270360949</text:p>
          </table:table-cell>
          <table:table-cell office:value-type="float" office:value="0.206964082999548" calcext:value-type="float">
            <text:p>0.2069640829995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579.9646109699" calcext:value-type="float">
            <text:p>72579.9646109699</text:p>
          </table:table-cell>
          <table:table-cell office:value-type="float" office:value="0.20670235200032" calcext:value-type="float">
            <text:p>0.20670235200032</text:p>
          </table:table-cell>
        </table:table-row>
        <table:table-row table:style-name="ro1">
          <table:table-cell office:value-type="float" office:value="243.932393128" calcext:value-type="float">
            <text:p>243.932393128</text:p>
          </table:table-cell>
          <table:table-cell office:value-type="float" office:value="75000" calcext:value-type="float">
            <text:p>75000</text:p>
          </table:table-cell>
          <table:table-cell office:value-type="float" office:value="75019.6272869689" calcext:value-type="float">
            <text:p>75019.6272869689</text:p>
          </table:table-cell>
          <table:table-cell office:value-type="float" office:value="0.20458718700047" calcext:value-type="float">
            <text:p>0.2045871870004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019.6272869689" calcext:value-type="float">
            <text:p>75019.6272869689</text:p>
          </table:table-cell>
          <table:table-cell office:value-type="float" office:value="0.208212239000204" calcext:value-type="float">
            <text:p>0.208212239000204</text:p>
          </table:table-cell>
        </table:table-row>
        <table:table-row table:style-name="ro1">
          <table:table-cell office:value-type="float" office:value="244.134254066" calcext:value-type="float">
            <text:p>244.134254066</text:p>
          </table:table-cell>
          <table:table-cell office:value-type="float" office:value="125000" calcext:value-type="float">
            <text:p>125000</text:p>
          </table:table-cell>
          <table:table-cell office:value-type="float" office:value="71360.1332729704" calcext:value-type="float">
            <text:p>71360.1332729704</text:p>
          </table:table-cell>
          <table:table-cell office:value-type="float" office:value="0.204761549000068" calcext:value-type="float">
            <text:p>0.2047615490000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2186.439022949" calcext:value-type="float">
            <text:p>122186.439022949</text:p>
          </table:table-cell>
          <table:table-cell office:value-type="float" office:value="0.204709579000337" calcext:value-type="float">
            <text:p>0.204709579000337</text:p>
          </table:table-cell>
        </table:table-row>
        <table:table-row table:style-name="ro1">
          <table:table-cell office:value-type="float" office:value="244.344991929999" calcext:value-type="float">
            <text:p>244.344991929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7459.2899629679" calcext:value-type="float">
            <text:p>77459.2899629679</text:p>
          </table:table-cell>
          <table:table-cell office:value-type="float" office:value="0.258385737999561" calcext:value-type="float">
            <text:p>0.25838573799956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7459.2899629679" calcext:value-type="float">
            <text:p>77459.2899629679</text:p>
          </table:table-cell>
          <table:table-cell office:value-type="float" office:value="0.204901181999958" calcext:value-type="float">
            <text:p>0.204901181999958</text:p>
          </table:table-cell>
        </table:table-row>
        <table:table-row table:style-name="ro1">
          <table:table-cell office:value-type="float" office:value="244.546371412" calcext:value-type="float">
            <text:p>244.546371412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7065.764374947" calcext:value-type="float">
            <text:p>127065.764374947</text:p>
          </table:table-cell>
          <table:table-cell office:value-type="float" office:value="0.206225625000116" calcext:value-type="float">
            <text:p>0.2062256250001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065.764374947" calcext:value-type="float">
            <text:p>127065.764374947</text:p>
          </table:table-cell>
          <table:table-cell office:value-type="float" office:value="0.20387067000047" calcext:value-type="float">
            <text:p>0.20387067000047</text:p>
          </table:table-cell>
        </table:table-row>
        <table:table-row table:style-name="ro1">
          <table:table-cell office:value-type="float" office:value="244.749072809" calcext:value-type="float">
            <text:p>244.749072809</text:p>
          </table:table-cell>
          <table:table-cell office:value-type="float" office:value="75000" calcext:value-type="float">
            <text:p>75000</text:p>
          </table:table-cell>
          <table:table-cell office:value-type="float" office:value="118526.945008951" calcext:value-type="float">
            <text:p>118526.945008951</text:p>
          </table:table-cell>
          <table:table-cell office:value-type="float" office:value="0.218097242999647" calcext:value-type="float">
            <text:p>0.21809724299964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7700.6392589719" calcext:value-type="float">
            <text:p>67700.6392589719</text:p>
          </table:table-cell>
          <table:table-cell office:value-type="float" office:value="0.205567140000312" calcext:value-type="float">
            <text:p>0.205567140000312</text:p>
          </table:table-cell>
        </table:table-row>
        <table:table-row table:style-name="ro1">
          <table:table-cell office:value-type="float" office:value="244.951559974" calcext:value-type="float">
            <text:p>244.951559974</text:p>
          </table:table-cell>
          <table:table-cell office:value-type="float" office:value="75000" calcext:value-type="float">
            <text:p>75000</text:p>
          </table:table-cell>
          <table:table-cell office:value-type="float" office:value="75019.6272869689" calcext:value-type="float">
            <text:p>75019.6272869689</text:p>
          </table:table-cell>
          <table:table-cell office:value-type="float" office:value="0.204627078000158" calcext:value-type="float">
            <text:p>0.2046270780001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019.6272869689" calcext:value-type="float">
            <text:p>75019.6272869689</text:p>
          </table:table-cell>
          <table:table-cell office:value-type="float" office:value="0.205892692999441" calcext:value-type="float">
            <text:p>0.205892692999441</text:p>
          </table:table-cell>
        </table:table-row>
        <table:table-row table:style-name="ro1">
          <table:table-cell office:value-type="float" office:value="245.153538344" calcext:value-type="float">
            <text:p>245.153538344</text:p>
          </table:table-cell>
          <table:table-cell office:value-type="float" office:value="125000" calcext:value-type="float">
            <text:p>125000</text:p>
          </table:table-cell>
          <table:table-cell office:value-type="float" office:value="72579.9646109699" calcext:value-type="float">
            <text:p>72579.9646109699</text:p>
          </table:table-cell>
          <table:table-cell office:value-type="float" office:value="0.205590758999278" calcext:value-type="float">
            <text:p>0.2055907589992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406.270360949" calcext:value-type="float">
            <text:p>123406.270360949</text:p>
          </table:table-cell>
          <table:table-cell office:value-type="float" office:value="0.204887052000231" calcext:value-type="float">
            <text:p>0.204887052000231</text:p>
          </table:table-cell>
        </table:table-row>
        <table:table-row table:style-name="ro1">
          <table:table-cell office:value-type="float" office:value="245.365961617" calcext:value-type="float">
            <text:p>245.365961617</text:p>
          </table:table-cell>
          <table:table-cell office:value-type="float" office:value="125000" calcext:value-type="float">
            <text:p>125000</text:p>
          </table:table-cell>
          <table:table-cell office:value-type="float" office:value="69530.3862659712" calcext:value-type="float">
            <text:p>69530.3862659712</text:p>
          </table:table-cell>
          <table:table-cell office:value-type="float" office:value="0.25940386000002" calcext:value-type="float">
            <text:p>0.2594038600000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9530.3862659712" calcext:value-type="float">
            <text:p>69530.3862659712</text:p>
          </table:table-cell>
          <table:table-cell office:value-type="float" office:value="0.206125375999363" calcext:value-type="float">
            <text:p>0.206125375999363</text:p>
          </table:table-cell>
        </table:table-row>
        <table:table-row table:style-name="ro1">
          <table:table-cell office:value-type="float" office:value="245.567365139999" calcext:value-type="float">
            <text:p>245.567365139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7708.058749931" calcext:value-type="float">
            <text:p>127708.058749931</text:p>
          </table:table-cell>
          <table:table-cell office:value-type="float" office:value="0.20497233199967" calcext:value-type="float">
            <text:p>0.204972331999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708.058749931" calcext:value-type="float">
            <text:p>127708.058749931</text:p>
          </table:table-cell>
          <table:table-cell office:value-type="float" office:value="0.209235061000072" calcext:value-type="float">
            <text:p>0.209235061000072</text:p>
          </table:table-cell>
        </table:table-row>
        <table:table-row table:style-name="ro1">
          <table:table-cell office:value-type="float" office:value="245.778382857" calcext:value-type="float">
            <text:p>245.778382857</text:p>
          </table:table-cell>
          <table:table-cell office:value-type="float" office:value="75000" calcext:value-type="float">
            <text:p>75000</text:p>
          </table:table-cell>
          <table:table-cell office:value-type="float" office:value="118046.806899271" calcext:value-type="float">
            <text:p>118046.806899271</text:p>
          </table:table-cell>
          <table:table-cell office:value-type="float" office:value="0.222270858999764" calcext:value-type="float">
            <text:p>0.2222708589997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989.9176611425" calcext:value-type="float">
            <text:p>61989.9176611425</text:p>
          </table:table-cell>
          <table:table-cell office:value-type="float" office:value="0.203992082000696" calcext:value-type="float">
            <text:p>0.203992082000696</text:p>
          </table:table-cell>
        </table:table-row>
        <table:table-row table:style-name="ro1">
          <table:table-cell office:value-type="float" office:value="245.981036435" calcext:value-type="float">
            <text:p>245.981036435</text:p>
          </table:table-cell>
          <table:table-cell office:value-type="float" office:value="75000" calcext:value-type="float">
            <text:p>75000</text:p>
          </table:table-cell>
          <table:table-cell office:value-type="float" office:value="71810.1026371651" calcext:value-type="float">
            <text:p>71810.1026371651</text:p>
          </table:table-cell>
          <table:table-cell office:value-type="float" office:value="0.204417506000027" calcext:value-type="float">
            <text:p>0.20441750600002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720.1951251764" calcext:value-type="float">
            <text:p>76720.1951251764</text:p>
          </table:table-cell>
          <table:table-cell office:value-type="float" office:value="0.2063403989996" calcext:value-type="float">
            <text:p>0.2063403989996</text:p>
          </table:table-cell>
        </table:table-row>
        <table:table-row table:style-name="ro1">
          <table:table-cell office:value-type="float" office:value="246.182478338999" calcext:value-type="float">
            <text:p>246.182478338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720.1951251764" calcext:value-type="float">
            <text:p>76720.1951251764</text:p>
          </table:table-cell>
          <table:table-cell office:value-type="float" office:value="0.204139364000184" calcext:value-type="float">
            <text:p>0.20413936400018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866.991875294" calcext:value-type="float">
            <text:p>127866.991875294</text:p>
          </table:table-cell>
          <table:table-cell office:value-type="float" office:value="0.206326087999514" calcext:value-type="float">
            <text:p>0.206326087999514</text:p>
          </table:table-cell>
        </table:table-row>
        <table:table-row table:style-name="ro1">
          <table:table-cell office:value-type="float" office:value="246.385209376999" calcext:value-type="float">
            <text:p>246.385209376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7883.0697860103" calcext:value-type="float">
            <text:p>77883.0697860103</text:p>
          </table:table-cell>
          <table:table-cell office:value-type="float" office:value="0.258654993000164" calcext:value-type="float">
            <text:p>0.2586549930001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7883.0697860103" calcext:value-type="float">
            <text:p>77883.0697860103</text:p>
          </table:table-cell>
          <table:table-cell office:value-type="float" office:value="0.205913583999973" calcext:value-type="float">
            <text:p>0.205913583999973</text:p>
          </table:table-cell>
        </table:table-row>
        <table:table-row table:style-name="ro1">
          <table:table-cell office:value-type="float" office:value="246.587055305999" calcext:value-type="float">
            <text:p>246.587055305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5137.430132113" calcext:value-type="float">
            <text:p>125137.430132113</text:p>
          </table:table-cell>
          <table:table-cell office:value-type="float" office:value="0.206545110000661" calcext:value-type="float">
            <text:p>0.20654511000066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137.430132113" calcext:value-type="float">
            <text:p>125137.430132113</text:p>
          </table:table-cell>
          <table:table-cell office:value-type="float" office:value="0.204620719000559" calcext:value-type="float">
            <text:p>0.204620719000559</text:p>
          </table:table-cell>
        </table:table-row>
        <table:table-row table:style-name="ro1">
          <table:table-cell office:value-type="float" office:value="246.789437421" calcext:value-type="float">
            <text:p>246.789437421</text:p>
          </table:table-cell>
          <table:table-cell office:value-type="float" office:value="75000" calcext:value-type="float">
            <text:p>75000</text:p>
          </table:table-cell>
          <table:table-cell office:value-type="float" office:value="123912.593948112" calcext:value-type="float">
            <text:p>123912.593948112</text:p>
          </table:table-cell>
          <table:table-cell office:value-type="float" office:value="0.206742352000219" calcext:value-type="float">
            <text:p>0.20674235200021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877.7529480658" calcext:value-type="float">
            <text:p>72877.7529480658</text:p>
          </table:table-cell>
          <table:table-cell office:value-type="float" office:value="0.203525447000175" calcext:value-type="float">
            <text:p>0.203525447000175</text:p>
          </table:table-cell>
        </table:table-row>
        <table:table-row table:style-name="ro1">
          <table:table-cell office:value-type="float" office:value="246.990928456" calcext:value-type="float">
            <text:p>246.990928456</text:p>
          </table:table-cell>
          <table:table-cell office:value-type="float" office:value="75000" calcext:value-type="float">
            <text:p>75000</text:p>
          </table:table-cell>
          <table:table-cell office:value-type="float" office:value="74102.5891320669" calcext:value-type="float">
            <text:p>74102.5891320669</text:p>
          </table:table-cell>
          <table:table-cell office:value-type="float" office:value="0.207134526000118" calcext:value-type="float">
            <text:p>0.2071345260001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877.7529480658" calcext:value-type="float">
            <text:p>72877.7529480658</text:p>
          </table:table-cell>
          <table:table-cell office:value-type="float" office:value="0.207433560999561" calcext:value-type="float">
            <text:p>0.207433560999561</text:p>
          </table:table-cell>
        </table:table-row>
        <table:table-row table:style-name="ro1">
          <table:table-cell office:value-type="float" office:value="247.192738565" calcext:value-type="float">
            <text:p>247.192738565</text:p>
          </table:table-cell>
          <table:table-cell office:value-type="float" office:value="125000" calcext:value-type="float">
            <text:p>125000</text:p>
          </table:table-cell>
          <table:table-cell office:value-type="float" office:value="71652.9167640647" calcext:value-type="float">
            <text:p>71652.9167640647</text:p>
          </table:table-cell>
          <table:table-cell office:value-type="float" office:value="0.207651001999693" calcext:value-type="float">
            <text:p>0.20765100199969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912.593948112" calcext:value-type="float">
            <text:p>123912.593948112</text:p>
          </table:table-cell>
          <table:table-cell office:value-type="float" office:value="0.20411796299959" calcext:value-type="float">
            <text:p>0.20411796299959</text:p>
          </table:table-cell>
        </table:table-row>
        <table:table-row table:style-name="ro1">
          <table:table-cell office:value-type="float" office:value="247.394898267999" calcext:value-type="float">
            <text:p>247.394898267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939.8434080686" calcext:value-type="float">
            <text:p>75939.8434080686</text:p>
          </table:table-cell>
          <table:table-cell office:value-type="float" office:value="0.259101616999942" calcext:value-type="float">
            <text:p>0.25910161699994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939.8434080686" calcext:value-type="float">
            <text:p>75939.8434080686</text:p>
          </table:table-cell>
          <table:table-cell office:value-type="float" office:value="0.218086543000027" calcext:value-type="float">
            <text:p>0.218086543000027</text:p>
          </table:table-cell>
        </table:table-row>
        <table:table-row table:style-name="ro1">
          <table:table-cell office:value-type="float" office:value="247.596475904" calcext:value-type="float">
            <text:p>247.596475904</text:p>
          </table:table-cell>
          <table:table-cell office:value-type="float" office:value="75000" calcext:value-type="float">
            <text:p>75000</text:p>
          </table:table-cell>
          <table:table-cell office:value-type="float" office:value="121462.92158011" calcext:value-type="float">
            <text:p>121462.92158011</text:p>
          </table:table-cell>
          <table:table-cell office:value-type="float" office:value="0.212716387" calcext:value-type="float">
            <text:p>0.21271638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428.0805800636" calcext:value-type="float">
            <text:p>70428.0805800636</text:p>
          </table:table-cell>
          <table:table-cell office:value-type="float" office:value="0.205801112999325" calcext:value-type="float">
            <text:p>0.205801112999325</text:p>
          </table:table-cell>
        </table:table-row>
        <table:table-row table:style-name="ro1">
          <table:table-cell office:value-type="float" office:value="247.799035841" calcext:value-type="float">
            <text:p>247.799035841</text:p>
          </table:table-cell>
          <table:table-cell office:value-type="float" office:value="75000" calcext:value-type="float">
            <text:p>75000</text:p>
          </table:table-cell>
          <table:table-cell office:value-type="float" office:value="74102.5891320669" calcext:value-type="float">
            <text:p>74102.5891320669</text:p>
          </table:table-cell>
          <table:table-cell office:value-type="float" office:value="0.204008282999894" calcext:value-type="float">
            <text:p>0.20400828299989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02.5891320669" calcext:value-type="float">
            <text:p>74102.5891320669</text:p>
          </table:table-cell>
          <table:table-cell office:value-type="float" office:value="0.204016333000254" calcext:value-type="float">
            <text:p>0.204016333000254</text:p>
          </table:table-cell>
        </table:table-row>
        <table:table-row table:style-name="ro1">
          <table:table-cell office:value-type="float" office:value="248.001422476999" calcext:value-type="float">
            <text:p>248.001422476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6552.2615000691" calcext:value-type="float">
            <text:p>76552.2615000691</text:p>
          </table:table-cell>
          <table:table-cell office:value-type="float" office:value="0.204065512999478" calcext:value-type="float">
            <text:p>0.2040655129994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52.2615000691" calcext:value-type="float">
            <text:p>76552.2615000691</text:p>
          </table:table-cell>
          <table:table-cell office:value-type="float" office:value="0.212759502999688" calcext:value-type="float">
            <text:p>0.212759502999688</text:p>
          </table:table-cell>
        </table:table-row>
        <table:table-row table:style-name="ro1">
          <table:table-cell office:value-type="float" office:value="248.204277897999" calcext:value-type="float">
            <text:p>248.204277897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279.0564269608" calcext:value-type="float">
            <text:p>75279.0564269608</text:p>
          </table:table-cell>
          <table:table-cell office:value-type="float" office:value="0.202857930999926" calcext:value-type="float">
            <text:p>0.20285793099992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281.127176934" calcext:value-type="float">
            <text:p>126281.127176934</text:p>
          </table:table-cell>
          <table:table-cell office:value-type="float" office:value="0.205384967999635" calcext:value-type="float">
            <text:p>0.205384967999635</text:p>
          </table:table-cell>
        </table:table-row>
        <table:table-row table:style-name="ro1">
          <table:table-cell office:value-type="float" office:value="248.406138118" calcext:value-type="float">
            <text:p>248.406138118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1996.953233936" calcext:value-type="float">
            <text:p>121996.953233936</text:p>
          </table:table-cell>
          <table:table-cell office:value-type="float" office:value="0.28425567999966" calcext:value-type="float">
            <text:p>0.2842556799996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1996.953233936" calcext:value-type="float">
            <text:p>121996.953233936</text:p>
          </table:table-cell>
          <table:table-cell office:value-type="float" office:value="0.207059327000025" calcext:value-type="float">
            <text:p>0.207059327000025</text:p>
          </table:table-cell>
        </table:table-row>
        <table:table-row table:style-name="ro1">
          <table:table-cell office:value-type="float" office:value="248.608044338" calcext:value-type="float">
            <text:p>248.608044338</text:p>
          </table:table-cell>
          <table:table-cell office:value-type="float" office:value="75000" calcext:value-type="float">
            <text:p>75000</text:p>
          </table:table-cell>
          <table:table-cell office:value-type="float" office:value="124351.911702955" calcext:value-type="float">
            <text:p>124351.911702955</text:p>
          </table:table-cell>
          <table:table-cell office:value-type="float" office:value="0.207290209000348" calcext:value-type="float">
            <text:p>0.2072902090003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637.4289529731" calcext:value-type="float">
            <text:p>73637.4289529731</text:p>
          </table:table-cell>
          <table:table-cell office:value-type="float" office:value="0.213969167000869" calcext:value-type="float">
            <text:p>0.213969167000869</text:p>
          </table:table-cell>
        </table:table-row>
        <table:table-row table:style-name="ro1">
          <table:table-cell office:value-type="float" office:value="248.819687564" calcext:value-type="float">
            <text:p>248.819687564</text:p>
          </table:table-cell>
          <table:table-cell office:value-type="float" office:value="75000" calcext:value-type="float">
            <text:p>75000</text:p>
          </table:table-cell>
          <table:table-cell office:value-type="float" office:value="74854.5765389727" calcext:value-type="float">
            <text:p>74854.5765389727</text:p>
          </table:table-cell>
          <table:table-cell office:value-type="float" office:value="0.205436358999577" calcext:value-type="float">
            <text:p>0.20543635899957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854.5765389727" calcext:value-type="float">
            <text:p>74854.5765389727</text:p>
          </table:table-cell>
          <table:table-cell office:value-type="float" office:value="0.20452055900023" calcext:value-type="float">
            <text:p>0.20452055900023</text:p>
          </table:table-cell>
        </table:table-row>
        <table:table-row table:style-name="ro1">
          <table:table-cell office:value-type="float" office:value="249.021365302" calcext:value-type="float">
            <text:p>249.021365302</text:p>
          </table:table-cell>
          <table:table-cell office:value-type="float" office:value="75000" calcext:value-type="float">
            <text:p>75000</text:p>
          </table:table-cell>
          <table:table-cell office:value-type="float" office:value="76071.7241249722" calcext:value-type="float">
            <text:p>76071.7241249722</text:p>
          </table:table-cell>
          <table:table-cell office:value-type="float" office:value="0.204682800000228" calcext:value-type="float">
            <text:p>0.2046828000002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071.7241249722" calcext:value-type="float">
            <text:p>76071.7241249722</text:p>
          </table:table-cell>
          <table:table-cell office:value-type="float" office:value="0.205117954999878" calcext:value-type="float">
            <text:p>0.205117954999878</text:p>
          </table:table-cell>
        </table:table-row>
        <table:table-row table:style-name="ro1">
          <table:table-cell office:value-type="float" office:value="249.223870829" calcext:value-type="float">
            <text:p>249.22387082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071.7241249722" calcext:value-type="float">
            <text:p>76071.7241249722</text:p>
          </table:table-cell>
          <table:table-cell office:value-type="float" office:value="0.204290346999187" calcext:value-type="float">
            <text:p>0.20429034699918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786.206874954" calcext:value-type="float">
            <text:p>126786.206874954</text:p>
          </table:table-cell>
          <table:table-cell office:value-type="float" office:value="0.206446379999761" calcext:value-type="float">
            <text:p>0.206446379999761</text:p>
          </table:table-cell>
        </table:table-row>
        <table:table-row table:style-name="ro1">
          <table:table-cell office:value-type="float" office:value="249.425662379" calcext:value-type="float">
            <text:p>249.42566237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18266.173772957" calcext:value-type="float">
            <text:p>118266.173772957</text:p>
          </table:table-cell>
          <table:table-cell office:value-type="float" office:value="0.28546431399991" calcext:value-type="float">
            <text:p>0.2854643139999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8266.173772957" calcext:value-type="float">
            <text:p>118266.173772957</text:p>
          </table:table-cell>
          <table:table-cell office:value-type="float" office:value="0.204981463999502" calcext:value-type="float">
            <text:p>0.204981463999502</text:p>
          </table:table-cell>
        </table:table-row>
        <table:table-row table:style-name="ro1">
          <table:table-cell office:value-type="float" office:value="249.627132076" calcext:value-type="float">
            <text:p>249.627132076</text:p>
          </table:table-cell>
          <table:table-cell office:value-type="float" office:value="75000" calcext:value-type="float">
            <text:p>75000</text:p>
          </table:table-cell>
          <table:table-cell office:value-type="float" office:value="109543.28273996" calcext:value-type="float">
            <text:p>109543.28273996</text:p>
          </table:table-cell>
          <table:table-cell office:value-type="float" office:value="0.228619540000182" calcext:value-type="float">
            <text:p>0.228619540000182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828.7999899785" calcext:value-type="float">
            <text:p>58828.7999899785</text:p>
          </table:table-cell>
          <table:table-cell office:value-type="float" office:value="0.208178580999629" calcext:value-type="float">
            <text:p>0.208178580999629</text:p>
          </table:table-cell>
        </table:table-row>
        <table:table-row table:style-name="ro1">
          <table:table-cell office:value-type="float" office:value="249.829352629999" calcext:value-type="float">
            <text:p>249.82935262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3637.4289529731" calcext:value-type="float">
            <text:p>73637.4289529731</text:p>
          </table:table-cell>
          <table:table-cell office:value-type="float" office:value="0.204147714999635" calcext:value-type="float">
            <text:p>0.20414771499963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637.4289529731" calcext:value-type="float">
            <text:p>73637.4289529731</text:p>
          </table:table-cell>
          <table:table-cell office:value-type="float" office:value="0.2049832040002" calcext:value-type="float">
            <text:p>0.2049832040002</text:p>
          </table:table-cell>
        </table:table-row>
        <table:table-row table:style-name="ro1">
          <table:table-cell office:value-type="float" office:value="250.031996219" calcext:value-type="float">
            <text:p>250.031996219</text:p>
          </table:table-cell>
          <table:table-cell office:value-type="float" office:value="75000" calcext:value-type="float">
            <text:p>75000</text:p>
          </table:table-cell>
          <table:table-cell office:value-type="float" office:value="74854.5765389726" calcext:value-type="float">
            <text:p>74854.5765389726</text:p>
          </table:table-cell>
          <table:table-cell office:value-type="float" office:value="0.204629011000179" calcext:value-type="float">
            <text:p>0.20462901100017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854.5765389726" calcext:value-type="float">
            <text:p>74854.5765389726</text:p>
          </table:table-cell>
          <table:table-cell office:value-type="float" office:value="0.208775627999785" calcext:value-type="float">
            <text:p>0.208775627999785</text:p>
          </table:table-cell>
        </table:table-row>
        <table:table-row table:style-name="ro1">
          <table:table-cell office:value-type="float" office:value="250.243734227" calcext:value-type="float">
            <text:p>250.243734227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071.7241249722" calcext:value-type="float">
            <text:p>76071.7241249722</text:p>
          </table:table-cell>
          <table:table-cell office:value-type="float" office:value="0.205016326000077" calcext:value-type="float">
            <text:p>0.20501632600007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786.206874954" calcext:value-type="float">
            <text:p>126786.206874954</text:p>
          </table:table-cell>
          <table:table-cell office:value-type="float" office:value="0.203924581999672" calcext:value-type="float">
            <text:p>0.203924581999672</text:p>
          </table:table-cell>
        </table:table-row>
        <table:table-row table:style-name="ro1">
          <table:table-cell office:value-type="float" office:value="250.445957131999" calcext:value-type="float">
            <text:p>250.445957131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6786.206874954" calcext:value-type="float">
            <text:p>126786.206874954</text:p>
          </table:table-cell>
          <table:table-cell office:value-type="float" office:value="0.207888296999954" calcext:value-type="float">
            <text:p>0.20788829699995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786.206874954" calcext:value-type="float">
            <text:p>126786.206874954</text:p>
          </table:table-cell>
          <table:table-cell office:value-type="float" office:value="0.204416208000112" calcext:value-type="float">
            <text:p>0.204416208000112</text:p>
          </table:table-cell>
        </table:table-row>
        <table:table-row table:style-name="ro1">
          <table:table-cell office:value-type="float" office:value="250.648509311" calcext:value-type="float">
            <text:p>250.648509311</text:p>
          </table:table-cell>
          <table:table-cell office:value-type="float" office:value="75000" calcext:value-type="float">
            <text:p>75000</text:p>
          </table:table-cell>
          <table:table-cell office:value-type="float" office:value="120294.753082956" calcext:value-type="float">
            <text:p>120294.753082956</text:p>
          </table:table-cell>
          <table:table-cell office:value-type="float" office:value="0.213623908000045" calcext:value-type="float">
            <text:p>0.21362390800004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9580.2703329746" calcext:value-type="float">
            <text:p>69580.2703329746</text:p>
          </table:table-cell>
          <table:table-cell office:value-type="float" office:value="0.205522580000434" calcext:value-type="float">
            <text:p>0.205522580000434</text:p>
          </table:table-cell>
        </table:table-row>
        <table:table-row table:style-name="ro1">
          <table:table-cell office:value-type="float" office:value="250.862202648999" calcext:value-type="float">
            <text:p>250.862202648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3637.4289529731" calcext:value-type="float">
            <text:p>73637.4289529731</text:p>
          </table:table-cell>
          <table:table-cell office:value-type="float" office:value="0.208355411000412" calcext:value-type="float">
            <text:p>0.2083554110004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637.4289529731" calcext:value-type="float">
            <text:p>73637.4289529731</text:p>
          </table:table-cell>
          <table:table-cell office:value-type="float" office:value="0.204321866999635" calcext:value-type="float">
            <text:p>0.204321866999635</text:p>
          </table:table-cell>
        </table:table-row>
        <table:table-row table:style-name="ro1">
          <table:table-cell office:value-type="float" office:value="251.064177351999" calcext:value-type="float">
            <text:p>251.064177351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6071.7241249722" calcext:value-type="float">
            <text:p>76071.7241249722</text:p>
          </table:table-cell>
          <table:table-cell office:value-type="float" office:value="0.204674261999571" calcext:value-type="float">
            <text:p>0.20467426199957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071.7241249722" calcext:value-type="float">
            <text:p>76071.7241249722</text:p>
          </table:table-cell>
          <table:table-cell office:value-type="float" office:value="0.204710130999956" calcext:value-type="float">
            <text:p>0.204710130999956</text:p>
          </table:table-cell>
        </table:table-row>
        <table:table-row table:style-name="ro1">
          <table:table-cell office:value-type="float" office:value="251.274565616" calcext:value-type="float">
            <text:p>251.274565616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071.7241249722" calcext:value-type="float">
            <text:p>76071.7241249722</text:p>
          </table:table-cell>
          <table:table-cell office:value-type="float" office:value="0.204226797000047" calcext:value-type="float">
            <text:p>0.20422679700004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786.206874954" calcext:value-type="float">
            <text:p>126786.206874954</text:p>
          </table:table-cell>
          <table:table-cell office:value-type="float" office:value="0.233900285000345" calcext:value-type="float">
            <text:p>0.233900285000345</text:p>
          </table:table-cell>
        </table:table-row>
        <table:table-row table:style-name="ro1">
          <table:table-cell office:value-type="float" office:value="251.476382336999" calcext:value-type="float">
            <text:p>251.476382336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134.764116955" calcext:value-type="float">
            <text:p>123134.764116955</text:p>
          </table:table-cell>
          <table:table-cell office:value-type="float" office:value="0.219221899999866" calcext:value-type="float">
            <text:p>0.21922189999986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1917.616530955" calcext:value-type="float">
            <text:p>121917.616530955</text:p>
          </table:table-cell>
          <table:table-cell office:value-type="float" office:value="0.215379502999895" calcext:value-type="float">
            <text:p>0.215379502999895</text:p>
          </table:table-cell>
        </table:table-row>
        <table:table-row table:style-name="ro1">
          <table:table-cell office:value-type="float" office:value="251.679200099" calcext:value-type="float">
            <text:p>251.679200099</text:p>
          </table:table-cell>
          <table:table-cell office:value-type="float" office:value="75000" calcext:value-type="float">
            <text:p>75000</text:p>
          </table:table-cell>
          <table:table-cell office:value-type="float" office:value="113914.424969797" calcext:value-type="float">
            <text:p>113914.424969797</text:p>
          </table:table-cell>
          <table:table-cell office:value-type="float" office:value="0.22265546699964" calcext:value-type="float">
            <text:p>0.222655466999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4102.3825098855" calcext:value-type="float">
            <text:p>64102.3825098855</text:p>
          </table:table-cell>
          <table:table-cell office:value-type="float" office:value="0.20562338199943" calcext:value-type="float">
            <text:p>0.20562338199943</text:p>
          </table:table-cell>
        </table:table-row>
        <table:table-row table:style-name="ro1">
          <table:table-cell office:value-type="float" office:value="251.882221153" calcext:value-type="float">
            <text:p>251.882221153</text:p>
          </table:table-cell>
          <table:table-cell office:value-type="float" office:value="75000" calcext:value-type="float">
            <text:p>75000</text:p>
          </table:table-cell>
          <table:table-cell office:value-type="float" office:value="74105.6205448676" calcext:value-type="float">
            <text:p>74105.6205448676</text:p>
          </table:table-cell>
          <table:table-cell office:value-type="float" office:value="0.204955174999668" calcext:value-type="float">
            <text:p>0.2049551749996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05.6205448676" calcext:value-type="float">
            <text:p>74105.6205448676</text:p>
          </table:table-cell>
          <table:table-cell office:value-type="float" office:value="0.209826290999445" calcext:value-type="float">
            <text:p>0.209826290999445</text:p>
          </table:table-cell>
        </table:table-row>
        <table:table-row table:style-name="ro1">
          <table:table-cell office:value-type="float" office:value="252.084459229" calcext:value-type="float">
            <text:p>252.084459229</text:p>
          </table:table-cell>
          <table:table-cell office:value-type="float" office:value="75000" calcext:value-type="float">
            <text:p>75000</text:p>
          </table:table-cell>
          <table:table-cell office:value-type="float" office:value="75330.5068348655" calcext:value-type="float">
            <text:p>75330.5068348655</text:p>
          </table:table-cell>
          <table:table-cell office:value-type="float" office:value="0.204670971999803" calcext:value-type="float">
            <text:p>0.2046709719998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30.5068348655" calcext:value-type="float">
            <text:p>75330.5068348655</text:p>
          </table:table-cell>
          <table:table-cell office:value-type="float" office:value="0.204799562000517" calcext:value-type="float">
            <text:p>0.204799562000517</text:p>
          </table:table-cell>
        </table:table-row>
        <table:table-row table:style-name="ro1">
          <table:table-cell office:value-type="float" office:value="252.286578444" calcext:value-type="float">
            <text:p>252.286578444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330.5068348655" calcext:value-type="float">
            <text:p>75330.5068348655</text:p>
          </table:table-cell>
          <table:table-cell office:value-type="float" office:value="0.204171517000759" calcext:value-type="float">
            <text:p>0.20417151700075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367.435584774" calcext:value-type="float">
            <text:p>126367.435584774</text:p>
          </table:table-cell>
          <table:table-cell office:value-type="float" office:value="0.204233436000322" calcext:value-type="float">
            <text:p>0.204233436000322</text:p>
          </table:table-cell>
        </table:table-row>
        <table:table-row table:style-name="ro1">
          <table:table-cell office:value-type="float" office:value="252.489981352" calcext:value-type="float">
            <text:p>252.489981352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917.663004779" calcext:value-type="float">
            <text:p>123917.663004779</text:p>
          </table:table-cell>
          <table:table-cell office:value-type="float" office:value="0.214131683999767" calcext:value-type="float">
            <text:p>0.2141316839997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917.663004779" calcext:value-type="float">
            <text:p>123917.663004779</text:p>
          </table:table-cell>
          <table:table-cell office:value-type="float" office:value="0.204386047999833" calcext:value-type="float">
            <text:p>0.204386047999833</text:p>
          </table:table-cell>
        </table:table-row>
        <table:table-row table:style-name="ro1">
          <table:table-cell office:value-type="float" office:value="252.691194866999" calcext:value-type="float">
            <text:p>252.691194866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4734.253864777" calcext:value-type="float">
            <text:p>124734.253864777</text:p>
          </table:table-cell>
          <table:table-cell office:value-type="float" office:value="0.206522472999495" calcext:value-type="float">
            <text:p>0.20652247299949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697.3251148684" calcext:value-type="float">
            <text:p>73697.3251148684</text:p>
          </table:table-cell>
          <table:table-cell office:value-type="float" office:value="0.209835099999509" calcext:value-type="float">
            <text:p>0.209835099999509</text:p>
          </table:table-cell>
        </table:table-row>
        <table:table-row table:style-name="ro1">
          <table:table-cell office:value-type="float" office:value="252.896994102" calcext:value-type="float">
            <text:p>252.896994102</text:p>
          </table:table-cell>
          <table:table-cell office:value-type="float" office:value="75000" calcext:value-type="float">
            <text:p>75000</text:p>
          </table:table-cell>
          <table:table-cell office:value-type="float" office:value="74309.7682598673" calcext:value-type="float">
            <text:p>74309.7682598673</text:p>
          </table:table-cell>
          <table:table-cell office:value-type="float" office:value="0.205615772999408" calcext:value-type="float">
            <text:p>0.2056157729994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309.7682598673" calcext:value-type="float">
            <text:p>74309.7682598673</text:p>
          </table:table-cell>
          <table:table-cell office:value-type="float" office:value="0.205455490000531" calcext:value-type="float">
            <text:p>0.205455490000531</text:p>
          </table:table-cell>
        </table:table-row>
        <table:table-row table:style-name="ro1">
          <table:table-cell office:value-type="float" office:value="253.099094636999" calcext:value-type="float">
            <text:p>253.099094636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6555.3931248633" calcext:value-type="float">
            <text:p>76555.3931248633</text:p>
          </table:table-cell>
          <table:table-cell office:value-type="float" office:value="0.205132168000091" calcext:value-type="float">
            <text:p>0.20513216800009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55.3931248633" calcext:value-type="float">
            <text:p>76555.3931248633</text:p>
          </table:table-cell>
          <table:table-cell office:value-type="float" office:value="0.204103914999905" calcext:value-type="float">
            <text:p>0.204103914999905</text:p>
          </table:table-cell>
        </table:table-row>
        <table:table-row table:style-name="ro1">
          <table:table-cell office:value-type="float" office:value="253.301442155" calcext:value-type="float">
            <text:p>253.301442155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339.2897732802" calcext:value-type="float">
            <text:p>75339.2897732802</text:p>
          </table:table-cell>
          <table:table-cell office:value-type="float" office:value="0.20412217699959" calcext:value-type="float">
            <text:p>0.2041221769995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382.16902347" calcext:value-type="float">
            <text:p>126382.16902347</text:p>
          </table:table-cell>
          <table:table-cell office:value-type="float" office:value="0.204477678999865" calcext:value-type="float">
            <text:p>0.204477678999865</text:p>
          </table:table-cell>
        </table:table-row>
        <table:table-row table:style-name="ro1">
          <table:table-cell office:value-type="float" office:value="253.504221177" calcext:value-type="float">
            <text:p>253.504221177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931.814779454" calcext:value-type="float">
            <text:p>123931.814779454</text:p>
          </table:table-cell>
          <table:table-cell office:value-type="float" office:value="0.207934828000361" calcext:value-type="float">
            <text:p>0.20793482800036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931.814779454" calcext:value-type="float">
            <text:p>123931.814779454</text:p>
          </table:table-cell>
          <table:table-cell office:value-type="float" office:value="0.20802059000016" calcext:value-type="float">
            <text:p>0.20802059000016</text:p>
          </table:table-cell>
        </table:table-row>
        <table:table-row table:style-name="ro1">
          <table:table-cell office:value-type="float" office:value="253.706304611999" calcext:value-type="float">
            <text:p>253.706304611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3902.161438751" calcext:value-type="float">
            <text:p>123902.161438751</text:p>
          </table:table-cell>
          <table:table-cell office:value-type="float" office:value="0.206277601000693" calcext:value-type="float">
            <text:p>0.20627760100069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463.3728348545" calcext:value-type="float">
            <text:p>72463.3728348545</text:p>
          </table:table-cell>
          <table:table-cell office:value-type="float" office:value="0.205947876000209" calcext:value-type="float">
            <text:p>0.205947876000209</text:p>
          </table:table-cell>
        </table:table-row>
        <table:table-row table:style-name="ro1">
          <table:table-cell office:value-type="float" office:value="253.909115834999" calcext:value-type="float">
            <text:p>253.909115834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4912.8389588495" calcext:value-type="float">
            <text:p>74912.8389588495</text:p>
          </table:table-cell>
          <table:table-cell office:value-type="float" office:value="0.205009626999527" calcext:value-type="float">
            <text:p>0.20500962699952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21.0833128487" calcext:value-type="float">
            <text:p>75321.0833128487</text:p>
          </table:table-cell>
          <table:table-cell office:value-type="float" office:value="0.204558320000615" calcext:value-type="float">
            <text:p>0.204558320000615</text:p>
          </table:table-cell>
        </table:table-row>
        <table:table-row table:style-name="ro1">
          <table:table-cell office:value-type="float" office:value="254.112427084" calcext:value-type="float">
            <text:p>254.112427084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096.3502508512" calcext:value-type="float">
            <text:p>74096.3502508512</text:p>
          </table:table-cell>
          <table:table-cell office:value-type="float" office:value="0.204798425000263" calcext:value-type="float">
            <text:p>0.20479842500026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126.894500749" calcext:value-type="float">
            <text:p>125126.894500749</text:p>
          </table:table-cell>
          <table:table-cell office:value-type="float" office:value="0.213789966000149" calcext:value-type="float">
            <text:p>0.213789966000149</text:p>
          </table:table-cell>
        </table:table-row>
        <table:table-row table:style-name="ro1">
          <table:table-cell office:value-type="float" office:value="254.314184946" calcext:value-type="float">
            <text:p>254.314184946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525.2054898483" calcext:value-type="float">
            <text:p>75525.2054898483</text:p>
          </table:table-cell>
          <table:table-cell office:value-type="float" office:value="0.259282503999202" calcext:value-type="float">
            <text:p>0.25928250399920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525.2054898483" calcext:value-type="float">
            <text:p>75525.2054898483</text:p>
          </table:table-cell>
          <table:table-cell office:value-type="float" office:value="0.208527345000221" calcext:value-type="float">
            <text:p>0.208527345000221</text:p>
          </table:table-cell>
        </table:table-row>
        <table:table-row table:style-name="ro1">
          <table:table-cell office:value-type="float" office:value="254.516075379" calcext:value-type="float">
            <text:p>254.51607537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902.161438751" calcext:value-type="float">
            <text:p>123902.161438751</text:p>
          </table:table-cell>
          <table:table-cell office:value-type="float" office:value="0.207473823999862" calcext:value-type="float">
            <text:p>0.2074738239998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902.161438751" calcext:value-type="float">
            <text:p>123902.161438751</text:p>
          </table:table-cell>
          <table:table-cell office:value-type="float" office:value="0.204014463999556" calcext:value-type="float">
            <text:p>0.204014463999556</text:p>
          </table:table-cell>
        </table:table-row>
        <table:table-row table:style-name="ro1">
          <table:table-cell office:value-type="float" office:value="254.718449217999" calcext:value-type="float">
            <text:p>254.718449217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2677.428376754" calcext:value-type="float">
            <text:p>122677.428376754</text:p>
          </table:table-cell>
          <table:table-cell office:value-type="float" office:value="0.209136452000166" calcext:value-type="float">
            <text:p>0.20913645200016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1646.8841268561" calcext:value-type="float">
            <text:p>71646.8841268561</text:p>
          </table:table-cell>
          <table:table-cell office:value-type="float" office:value="0.205171827999948" calcext:value-type="float">
            <text:p>0.205171827999948</text:p>
          </table:table-cell>
        </table:table-row>
        <table:table-row table:style-name="ro1">
          <table:table-cell office:value-type="float" office:value="254.920968888" calcext:value-type="float">
            <text:p>254.920968888</text:p>
          </table:table-cell>
          <table:table-cell office:value-type="float" office:value="75000" calcext:value-type="float">
            <text:p>75000</text:p>
          </table:table-cell>
          <table:table-cell office:value-type="float" office:value="75321.0833128487" calcext:value-type="float">
            <text:p>75321.0833128487</text:p>
          </table:table-cell>
          <table:table-cell office:value-type="float" office:value="0.20410292699944" calcext:value-type="float">
            <text:p>0.2041029269994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21.0833128487" calcext:value-type="float">
            <text:p>75321.0833128487</text:p>
          </table:table-cell>
          <table:table-cell office:value-type="float" office:value="0.20446727000035" calcext:value-type="float">
            <text:p>0.20446727000035</text:p>
          </table:table-cell>
        </table:table-row>
        <table:table-row table:style-name="ro1">
          <table:table-cell office:value-type="float" office:value="255.123715371" calcext:value-type="float">
            <text:p>255.123715371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545.7008748454" calcext:value-type="float">
            <text:p>76545.7008748454</text:p>
          </table:table-cell>
          <table:table-cell office:value-type="float" office:value="0.205458663000172" calcext:value-type="float">
            <text:p>0.20545866300017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576.245124743" calcext:value-type="float">
            <text:p>127576.245124743</text:p>
          </table:table-cell>
          <table:table-cell office:value-type="float" office:value="0.204832573999738" calcext:value-type="float">
            <text:p>0.204832573999738</text:p>
          </table:table-cell>
        </table:table-row>
        <table:table-row table:style-name="ro1">
          <table:table-cell office:value-type="float" office:value="255.326010839" calcext:value-type="float">
            <text:p>255.32601083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497.5683547955" calcext:value-type="float">
            <text:p>74497.5683547955</text:p>
          </table:table-cell>
          <table:table-cell office:value-type="float" office:value="0.26058951899995" calcext:value-type="float">
            <text:p>0.2605895189999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497.5683547955" calcext:value-type="float">
            <text:p>74497.5683547955</text:p>
          </table:table-cell>
          <table:table-cell office:value-type="float" office:value="0.204425258999436" calcext:value-type="float">
            <text:p>0.204425258999436</text:p>
          </table:table-cell>
        </table:table-row>
        <table:table-row table:style-name="ro1">
          <table:table-cell office:value-type="float" office:value="255.527415697999" calcext:value-type="float">
            <text:p>255.527415697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890.47668866" calcext:value-type="float">
            <text:p>123890.47668866</text:p>
          </table:table-cell>
          <table:table-cell office:value-type="float" office:value="0.208091100999809" calcext:value-type="float">
            <text:p>0.20809110099980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890.47668866" calcext:value-type="float">
            <text:p>123890.47668866</text:p>
          </table:table-cell>
          <table:table-cell office:value-type="float" office:value="0.203935032999652" calcext:value-type="float">
            <text:p>0.203935032999652</text:p>
          </table:table-cell>
        </table:table-row>
        <table:table-row table:style-name="ro1">
          <table:table-cell office:value-type="float" office:value="255.728591694" calcext:value-type="float">
            <text:p>255.728591694</text:p>
          </table:table-cell>
          <table:table-cell office:value-type="float" office:value="75000" calcext:value-type="float">
            <text:p>75000</text:p>
          </table:table-cell>
          <table:table-cell office:value-type="float" office:value="123890.47668866" calcext:value-type="float">
            <text:p>123890.47668866</text:p>
          </table:table-cell>
          <table:table-cell office:value-type="float" office:value="0.207175421000102" calcext:value-type="float">
            <text:p>0.20717542100010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864.7449388" calcext:value-type="float">
            <text:p>72864.7449388</text:p>
          </table:table-cell>
          <table:table-cell office:value-type="float" office:value="0.205731603999993" calcext:value-type="float">
            <text:p>0.205731603999993</text:p>
          </table:table-cell>
        </table:table-row>
        <table:table-row table:style-name="ro1">
          <table:table-cell office:value-type="float" office:value="255.930023272999" calcext:value-type="float">
            <text:p>255.930023272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4089.3625007966" calcext:value-type="float">
            <text:p>74089.3625007966</text:p>
          </table:table-cell>
          <table:table-cell office:value-type="float" office:value="0.204994328000794" calcext:value-type="float">
            <text:p>0.20499432800079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089.3625007966" calcext:value-type="float">
            <text:p>74089.3625007966</text:p>
          </table:table-cell>
          <table:table-cell office:value-type="float" office:value="0.204494569999952" calcext:value-type="float">
            <text:p>0.204494569999952</text:p>
          </table:table-cell>
        </table:table-row>
        <table:table-row table:style-name="ro1">
          <table:table-cell office:value-type="float" office:value="256.132951248999" calcext:value-type="float">
            <text:p>256.132951248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089.3625007966" calcext:value-type="float">
            <text:p>74089.3625007966</text:p>
          </table:table-cell>
          <table:table-cell office:value-type="float" office:value="0.204719024999577" calcext:value-type="float">
            <text:p>0.20471902499957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115.094250657" calcext:value-type="float">
            <text:p>125115.094250657</text:p>
          </table:table-cell>
          <table:table-cell office:value-type="float" office:value="0.204290257999673" calcext:value-type="float">
            <text:p>0.204290257999673</text:p>
          </table:table-cell>
        </table:table-row>
        <table:table-row table:style-name="ro1">
          <table:table-cell office:value-type="float" office:value="256.334167565999" calcext:value-type="float">
            <text:p>256.334167565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293.465427796" calcext:value-type="float">
            <text:p>74293.465427796</text:p>
          </table:table-cell>
          <table:table-cell office:value-type="float" office:value="0.257468105999578" calcext:value-type="float">
            <text:p>0.2574681059995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293.465427796" calcext:value-type="float">
            <text:p>74293.465427796</text:p>
          </table:table-cell>
          <table:table-cell office:value-type="float" office:value="0.204410150000513" calcext:value-type="float">
            <text:p>0.204410150000513</text:p>
          </table:table-cell>
        </table:table-row>
        <table:table-row table:style-name="ro1">
          <table:table-cell office:value-type="float" office:value="256.535972889999" calcext:value-type="float">
            <text:p>256.535972889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890.47668866" calcext:value-type="float">
            <text:p>123890.47668866</text:p>
          </table:table-cell>
          <table:table-cell office:value-type="float" office:value="0.206161709999833" calcext:value-type="float">
            <text:p>0.2061617099998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890.47668866" calcext:value-type="float">
            <text:p>123890.47668866</text:p>
          </table:table-cell>
          <table:table-cell office:value-type="float" office:value="0.204154236999784" calcext:value-type="float">
            <text:p>0.204154236999784</text:p>
          </table:table-cell>
        </table:table-row>
        <table:table-row table:style-name="ro1">
          <table:table-cell office:value-type="float" office:value="256.738629752" calcext:value-type="float">
            <text:p>256.738629752</text:p>
          </table:table-cell>
          <table:table-cell office:value-type="float" office:value="75000" calcext:value-type="float">
            <text:p>75000</text:p>
          </table:table-cell>
          <table:table-cell office:value-type="float" office:value="123890.47668866" calcext:value-type="float">
            <text:p>123890.47668866</text:p>
          </table:table-cell>
          <table:table-cell office:value-type="float" office:value="0.207149931000458" calcext:value-type="float">
            <text:p>0.2071499310004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864.7449388" calcext:value-type="float">
            <text:p>72864.7449388</text:p>
          </table:table-cell>
          <table:table-cell office:value-type="float" office:value="0.203993385000103" calcext:value-type="float">
            <text:p>0.203993385000103</text:p>
          </table:table-cell>
        </table:table-row>
        <table:table-row table:style-name="ro1">
          <table:table-cell office:value-type="float" office:value="256.941810761" calcext:value-type="float">
            <text:p>256.941810761</text:p>
          </table:table-cell>
          <table:table-cell office:value-type="float" office:value="75000" calcext:value-type="float">
            <text:p>75000</text:p>
          </table:table-cell>
          <table:table-cell office:value-type="float" office:value="75313.9800627932" calcext:value-type="float">
            <text:p>75313.9800627932</text:p>
          </table:table-cell>
          <table:table-cell office:value-type="float" office:value="0.20541151299949" calcext:value-type="float">
            <text:p>0.2054115129994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13.9800627932" calcext:value-type="float">
            <text:p>75313.9800627932</text:p>
          </table:table-cell>
          <table:table-cell office:value-type="float" office:value="0.204264197999692" calcext:value-type="float">
            <text:p>0.204264197999692</text:p>
          </table:table-cell>
        </table:table-row>
        <table:table-row table:style-name="ro1">
          <table:table-cell office:value-type="float" office:value="257.143929958" calcext:value-type="float">
            <text:p>257.143929958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313.9800627932" calcext:value-type="float">
            <text:p>75313.9800627932</text:p>
          </table:table-cell>
          <table:table-cell office:value-type="float" office:value="0.204534683999555" calcext:value-type="float">
            <text:p>0.20453468399955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339.711812653" calcext:value-type="float">
            <text:p>126339.711812653</text:p>
          </table:table-cell>
          <table:table-cell office:value-type="float" office:value="0.20457541199994" calcext:value-type="float">
            <text:p>0.20457541199994</text:p>
          </table:table-cell>
        </table:table-row>
        <table:table-row table:style-name="ro1">
          <table:table-cell office:value-type="float" office:value="257.345231437" calcext:value-type="float">
            <text:p>257.345231437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497.5683547955" calcext:value-type="float">
            <text:p>74497.5683547955</text:p>
          </table:table-cell>
          <table:table-cell office:value-type="float" office:value="0.25931277699965" calcext:value-type="float">
            <text:p>0.2593127769996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497.5683547955" calcext:value-type="float">
            <text:p>74497.5683547955</text:p>
          </table:table-cell>
          <table:table-cell office:value-type="float" office:value="0.206555173999732" calcext:value-type="float">
            <text:p>0.206555173999732</text:p>
          </table:table-cell>
        </table:table-row>
        <table:table-row table:style-name="ro1">
          <table:table-cell office:value-type="float" office:value="257.547166562" calcext:value-type="float">
            <text:p>257.547166562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5115.094250657" calcext:value-type="float">
            <text:p>125115.094250657</text:p>
          </table:table-cell>
          <table:table-cell office:value-type="float" office:value="0.206688157000826" calcext:value-type="float">
            <text:p>0.20668815700082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115.094250657" calcext:value-type="float">
            <text:p>125115.094250657</text:p>
          </table:table-cell>
          <table:table-cell office:value-type="float" office:value="0.204160986999341" calcext:value-type="float">
            <text:p>0.204160986999341</text:p>
          </table:table-cell>
        </table:table-row>
        <table:table-row table:style-name="ro1">
          <table:table-cell office:value-type="float" office:value="257.748465631" calcext:value-type="float">
            <text:p>257.748465631</text:p>
          </table:table-cell>
          <table:table-cell office:value-type="float" office:value="75000" calcext:value-type="float">
            <text:p>75000</text:p>
          </table:table-cell>
          <table:table-cell office:value-type="float" office:value="122665.859126663" calcext:value-type="float">
            <text:p>122665.859126663</text:p>
          </table:table-cell>
          <table:table-cell office:value-type="float" office:value="0.205533233999631" calcext:value-type="float">
            <text:p>0.20553323399963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9190.89225281" calcext:value-type="float">
            <text:p>69190.89225281</text:p>
          </table:table-cell>
          <table:table-cell office:value-type="float" office:value="0.204116196000541" calcext:value-type="float">
            <text:p>0.204116196000541</text:p>
          </table:table-cell>
        </table:table-row>
        <table:table-row table:style-name="ro1">
          <table:table-cell office:value-type="float" office:value="257.95073838" calcext:value-type="float">
            <text:p>257.95073838</text:p>
          </table:table-cell>
          <table:table-cell office:value-type="float" office:value="75000" calcext:value-type="float">
            <text:p>75000</text:p>
          </table:table-cell>
          <table:table-cell office:value-type="float" office:value="70415.5098148067" calcext:value-type="float">
            <text:p>70415.5098148067</text:p>
          </table:table-cell>
          <table:table-cell office:value-type="float" office:value="0.208787559000484" calcext:value-type="float">
            <text:p>0.20878755900048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864.7449388" calcext:value-type="float">
            <text:p>72864.7449388</text:p>
          </table:table-cell>
          <table:table-cell office:value-type="float" office:value="0.204459520000455" calcext:value-type="float">
            <text:p>0.204459520000455</text:p>
          </table:table-cell>
        </table:table-row>
        <table:table-row table:style-name="ro1">
          <table:table-cell office:value-type="float" office:value="258.152766786" calcext:value-type="float">
            <text:p>258.152766786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313.9800627932" calcext:value-type="float">
            <text:p>75313.9800627932</text:p>
          </table:table-cell>
          <table:table-cell office:value-type="float" office:value="0.204301002000648" calcext:value-type="float">
            <text:p>0.2043010020006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339.711812653" calcext:value-type="float">
            <text:p>126339.711812653</text:p>
          </table:table-cell>
          <table:table-cell office:value-type="float" office:value="0.203779101999316" calcext:value-type="float">
            <text:p>0.203779101999316</text:p>
          </table:table-cell>
        </table:table-row>
        <table:table-row table:style-name="ro1">
          <table:table-cell office:value-type="float" office:value="258.355604021999" calcext:value-type="float">
            <text:p>258.355604021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495.9718158334" calcext:value-type="float">
            <text:p>76495.9718158334</text:p>
          </table:table-cell>
          <table:table-cell office:value-type="float" office:value="0.255223523000495" calcext:value-type="float">
            <text:p>0.25522352300049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495.9718158334" calcext:value-type="float">
            <text:p>76495.9718158334</text:p>
          </table:table-cell>
          <table:table-cell office:value-type="float" office:value="0.20421598700068" calcext:value-type="float">
            <text:p>0.20421598700068</text:p>
          </table:table-cell>
        </table:table-row>
        <table:table-row table:style-name="ro1">
          <table:table-cell office:value-type="float" office:value="258.55775278" calcext:value-type="float">
            <text:p>258.55775278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5236.514226397" calcext:value-type="float">
            <text:p>125236.514226397</text:p>
          </table:table-cell>
          <table:table-cell office:value-type="float" office:value="0.206757797999671" calcext:value-type="float">
            <text:p>0.20675779799967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236.514226397" calcext:value-type="float">
            <text:p>125236.514226397</text:p>
          </table:table-cell>
          <table:table-cell office:value-type="float" office:value="0.203552009999839" calcext:value-type="float">
            <text:p>0.203552009999839</text:p>
          </table:table-cell>
        </table:table-row>
        <table:table-row table:style-name="ro1">
          <table:table-cell office:value-type="float" office:value="258.760451304" calcext:value-type="float">
            <text:p>258.760451304</text:p>
          </table:table-cell>
          <table:table-cell office:value-type="float" office:value="75000" calcext:value-type="float">
            <text:p>75000</text:p>
          </table:table-cell>
          <table:table-cell office:value-type="float" office:value="125236.514226397" calcext:value-type="float">
            <text:p>125236.514226397</text:p>
          </table:table-cell>
          <table:table-cell office:value-type="float" office:value="0.207269833000282" calcext:value-type="float">
            <text:p>0.20726983300028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61.2637262351" calcext:value-type="float">
            <text:p>74161.2637262351</text:p>
          </table:table-cell>
          <table:table-cell office:value-type="float" office:value="0.208964781999384" calcext:value-type="float">
            <text:p>0.208964781999384</text:p>
          </table:table-cell>
        </table:table-row>
        <table:table-row table:style-name="ro1">
          <table:table-cell office:value-type="float" office:value="258.962278139" calcext:value-type="float">
            <text:p>258.962278139</text:p>
          </table:table-cell>
          <table:table-cell office:value-type="float" office:value="75000" calcext:value-type="float">
            <text:p>75000</text:p>
          </table:table-cell>
          <table:table-cell office:value-type="float" office:value="74161.2637262351" calcext:value-type="float">
            <text:p>74161.2637262351</text:p>
          </table:table-cell>
          <table:table-cell office:value-type="float" office:value="0.204647885000668" calcext:value-type="float">
            <text:p>0.2046478850006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61.2637262351" calcext:value-type="float">
            <text:p>74161.2637262351</text:p>
          </table:table-cell>
          <table:table-cell office:value-type="float" office:value="0.204539861999365" calcext:value-type="float">
            <text:p>0.204539861999365</text:p>
          </table:table-cell>
        </table:table-row>
        <table:table-row table:style-name="ro1">
          <table:table-cell office:value-type="float" office:value="259.164221315999" calcext:value-type="float">
            <text:p>259.164221315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387.069738239" calcext:value-type="float">
            <text:p>75387.069738239</text:p>
          </table:table-cell>
          <table:table-cell office:value-type="float" office:value="0.204725947000043" calcext:value-type="float">
            <text:p>0.20472594700004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462.320238401" calcext:value-type="float">
            <text:p>126462.320238401</text:p>
          </table:table-cell>
          <table:table-cell office:value-type="float" office:value="0.203948573999696" calcext:value-type="float">
            <text:p>0.203948573999696</text:p>
          </table:table-cell>
        </table:table-row>
        <table:table-row table:style-name="ro1">
          <table:table-cell office:value-type="float" office:value="259.366667097999" calcext:value-type="float">
            <text:p>259.366667097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3752.6617222338" calcext:value-type="float">
            <text:p>73752.6617222338</text:p>
          </table:table-cell>
          <table:table-cell office:value-type="float" office:value="0.259494099999756" calcext:value-type="float">
            <text:p>0.25949409999975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752.6617222338" calcext:value-type="float">
            <text:p>73752.6617222338</text:p>
          </table:table-cell>
          <table:table-cell office:value-type="float" office:value="0.204947666000407" calcext:value-type="float">
            <text:p>0.204947666000407</text:p>
          </table:table-cell>
        </table:table-row>
        <table:table-row table:style-name="ro1">
          <table:table-cell office:value-type="float" office:value="259.569694676" calcext:value-type="float">
            <text:p>259.569694676</text:p>
          </table:table-cell>
          <table:table-cell office:value-type="float" office:value="125000" calcext:value-type="float">
            <text:p>125000</text:p>
          </table:table-cell>
          <table:table-cell office:value-type="float" office:value="116655.87214237" calcext:value-type="float">
            <text:p>116655.87214237</text:p>
          </table:table-cell>
          <table:table-cell office:value-type="float" office:value="0.221717030000036" calcext:value-type="float">
            <text:p>0.22171703000003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6655.87214237" calcext:value-type="float">
            <text:p>116655.87214237</text:p>
          </table:table-cell>
          <table:table-cell office:value-type="float" office:value="0.209577538999838" calcext:value-type="float">
            <text:p>0.209577538999838</text:p>
          </table:table-cell>
        </table:table-row>
        <table:table-row table:style-name="ro1">
          <table:table-cell office:value-type="float" office:value="259.771945906" calcext:value-type="float">
            <text:p>259.771945906</text:p>
          </table:table-cell>
          <table:table-cell office:value-type="float" office:value="75000" calcext:value-type="float">
            <text:p>75000</text:p>
          </table:table-cell>
          <table:table-cell office:value-type="float" office:value="124010.708214393" calcext:value-type="float">
            <text:p>124010.708214393</text:p>
          </table:table-cell>
          <table:table-cell office:value-type="float" office:value="0.208052193000185" calcext:value-type="float">
            <text:p>0.20805219300018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5580.6216422079" calcext:value-type="float">
            <text:p>65580.6216422079</text:p>
          </table:table-cell>
          <table:table-cell office:value-type="float" office:value="0.204202748000171" calcext:value-type="float">
            <text:p>0.204202748000171</text:p>
          </table:table-cell>
        </table:table-row>
        <table:table-row table:style-name="ro1">
          <table:table-cell office:value-type="float" office:value="259.973881672" calcext:value-type="float">
            <text:p>259.973881672</text:p>
          </table:table-cell>
          <table:table-cell office:value-type="float" office:value="75000" calcext:value-type="float">
            <text:p>75000</text:p>
          </table:table-cell>
          <table:table-cell office:value-type="float" office:value="66806.4276542118" calcext:value-type="float">
            <text:p>66806.4276542118</text:p>
          </table:table-cell>
          <table:table-cell office:value-type="float" office:value="0.20455110399962" calcext:value-type="float">
            <text:p>0.204551103999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61.2637262351" calcext:value-type="float">
            <text:p>74161.2637262351</text:p>
          </table:table-cell>
          <table:table-cell office:value-type="float" office:value="0.204579082000237" calcext:value-type="float">
            <text:p>0.204579082000237</text:p>
          </table:table-cell>
        </table:table-row>
        <table:table-row table:style-name="ro1">
          <table:table-cell office:value-type="float" office:value="260.175420955" calcext:value-type="float">
            <text:p>260.175420955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612.8757502429" calcext:value-type="float">
            <text:p>76612.8757502429</text:p>
          </table:table-cell>
          <table:table-cell office:value-type="float" office:value="0.20403861900013" calcext:value-type="float">
            <text:p>0.2040386190001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688.126250405" calcext:value-type="float">
            <text:p>127688.126250405</text:p>
          </table:table-cell>
          <table:table-cell office:value-type="float" office:value="0.20765186799963" calcext:value-type="float">
            <text:p>0.20765186799963</text:p>
          </table:table-cell>
        </table:table-row>
        <table:table-row table:style-name="ro1">
          <table:table-cell office:value-type="float" office:value="260.377387152" calcext:value-type="float">
            <text:p>260.377387152</text:p>
          </table:table-cell>
          <table:table-cell office:value-type="float" office:value="125000" calcext:value-type="float">
            <text:p>125000</text:p>
          </table:table-cell>
          <table:table-cell office:value-type="float" office:value="81311.7987962578" calcext:value-type="float">
            <text:p>81311.7987962578</text:p>
          </table:table-cell>
          <table:table-cell office:value-type="float" office:value="0.259512230999462" calcext:value-type="float">
            <text:p>0.2595122309994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81311.7987962578" calcext:value-type="float">
            <text:p>81311.7987962578</text:p>
          </table:table-cell>
          <table:table-cell office:value-type="float" office:value="0.205226869999933" calcext:value-type="float">
            <text:p>0.205226869999933</text:p>
          </table:table-cell>
        </table:table-row>
        <table:table-row table:style-name="ro1">
          <table:table-cell office:value-type="float" office:value="260.579037375999" calcext:value-type="float">
            <text:p>260.579037375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2627.210019078" calcext:value-type="float">
            <text:p>122627.210019078</text:p>
          </table:table-cell>
          <table:table-cell office:value-type="float" office:value="0.207728729999872" calcext:value-type="float">
            <text:p>0.20772872999987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2627.210019078" calcext:value-type="float">
            <text:p>122627.210019078</text:p>
          </table:table-cell>
          <table:table-cell office:value-type="float" office:value="0.204840796000099" calcext:value-type="float">
            <text:p>0.204840796000099</text:p>
          </table:table-cell>
        </table:table-row>
        <table:table-row table:style-name="ro1">
          <table:table-cell office:value-type="float" office:value="260.782841132999" calcext:value-type="float">
            <text:p>260.782841132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1402.978305077" calcext:value-type="float">
            <text:p>121402.978305077</text:p>
          </table:table-cell>
          <table:table-cell office:value-type="float" office:value="0.214270500000566" calcext:value-type="float">
            <text:p>0.21427050000056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393.3235550448" calcext:value-type="float">
            <text:p>70393.3235550448</text:p>
          </table:table-cell>
          <table:table-cell office:value-type="float" office:value="0.205539684000541" calcext:value-type="float">
            <text:p>0.205539684000541</text:p>
          </table:table-cell>
        </table:table-row>
        <table:table-row table:style-name="ro1">
          <table:table-cell office:value-type="float" office:value="260.985146124" calcext:value-type="float">
            <text:p>260.985146124</text:p>
          </table:table-cell>
          <table:table-cell office:value-type="float" office:value="75000" calcext:value-type="float">
            <text:p>75000</text:p>
          </table:table-cell>
          <table:table-cell office:value-type="float" office:value="74066.0186970472" calcext:value-type="float">
            <text:p>74066.0186970472</text:p>
          </table:table-cell>
          <table:table-cell office:value-type="float" office:value="0.205444854999769" calcext:value-type="float">
            <text:p>0.20544485499976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841.7869830464" calcext:value-type="float">
            <text:p>72841.7869830464</text:p>
          </table:table-cell>
          <table:table-cell office:value-type="float" office:value="0.204937135999899" calcext:value-type="float">
            <text:p>0.204937135999899</text:p>
          </table:table-cell>
        </table:table-row>
        <table:table-row table:style-name="ro1">
          <table:table-cell office:value-type="float" office:value="261.186397373999" calcext:value-type="float">
            <text:p>261.186397373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066.0186970472" calcext:value-type="float">
            <text:p>74066.0186970472</text:p>
          </table:table-cell>
          <table:table-cell office:value-type="float" office:value="0.204914009999811" calcext:value-type="float">
            <text:p>0.2049140099998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299.90516108" calcext:value-type="float">
            <text:p>126299.90516108</text:p>
          </table:table-cell>
          <table:table-cell office:value-type="float" office:value="0.204396969999834" calcext:value-type="float">
            <text:p>0.204396969999834</text:p>
          </table:table-cell>
        </table:table-row>
        <table:table-row table:style-name="ro1">
          <table:table-cell office:value-type="float" office:value="261.388695764999" calcext:value-type="float">
            <text:p>261.388695764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9779.1000290508" calcext:value-type="float">
            <text:p>79779.1000290508</text:p>
          </table:table-cell>
          <table:table-cell office:value-type="float" office:value="0.25845432999995" calcext:value-type="float">
            <text:p>0.2584543299999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9779.1000290508" calcext:value-type="float">
            <text:p>79779.1000290508</text:p>
          </table:table-cell>
          <table:table-cell office:value-type="float" office:value="0.203978065000229" calcext:value-type="float">
            <text:p>0.203978065000229</text:p>
          </table:table-cell>
        </table:table-row>
        <table:table-row table:style-name="ro1">
          <table:table-cell office:value-type="float" office:value="261.591087057999" calcext:value-type="float">
            <text:p>261.591087057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5075.67344708" calcext:value-type="float">
            <text:p>125075.67344708</text:p>
          </table:table-cell>
          <table:table-cell office:value-type="float" office:value="0.20639590600058" calcext:value-type="float">
            <text:p>0.206395906000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075.67344708" calcext:value-type="float">
            <text:p>125075.67344708</text:p>
          </table:table-cell>
          <table:table-cell office:value-type="float" office:value="0.205966178999915" calcext:value-type="float">
            <text:p>0.205966178999915</text:p>
          </table:table-cell>
        </table:table-row>
        <table:table-row table:style-name="ro1">
          <table:table-cell office:value-type="float" office:value="261.792822832999" calcext:value-type="float">
            <text:p>261.792822832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2627.210019078" calcext:value-type="float">
            <text:p>122627.210019078</text:p>
          </table:table-cell>
          <table:table-cell office:value-type="float" office:value="0.20761906899952" calcext:value-type="float">
            <text:p>0.2076190689995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393.3235550448" calcext:value-type="float">
            <text:p>70393.3235550448</text:p>
          </table:table-cell>
          <table:table-cell office:value-type="float" office:value="0.208450047000042" calcext:value-type="float">
            <text:p>0.208450047000042</text:p>
          </table:table-cell>
        </table:table-row>
        <table:table-row table:style-name="ro1">
          <table:table-cell office:value-type="float" office:value="261.995523058999" calcext:value-type="float">
            <text:p>261.995523058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2841.7869830464" calcext:value-type="float">
            <text:p>72841.7869830464</text:p>
          </table:table-cell>
          <table:table-cell office:value-type="float" office:value="0.2054674660003" calcext:value-type="float">
            <text:p>0.20546746600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841.7869830464" calcext:value-type="float">
            <text:p>72841.7869830464</text:p>
          </table:table-cell>
          <table:table-cell office:value-type="float" office:value="0.205891757000245" calcext:value-type="float">
            <text:p>0.205891757000245</text:p>
          </table:table-cell>
        </table:table-row>
        <table:table-row table:style-name="ro1">
          <table:table-cell office:value-type="float" office:value="262.197374775999" calcext:value-type="float">
            <text:p>262.197374775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1617.5552690456" calcext:value-type="float">
            <text:p>71617.5552690456</text:p>
          </table:table-cell>
          <table:table-cell office:value-type="float" office:value="0.209488950000377" calcext:value-type="float">
            <text:p>0.20948895000037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851.441733079" calcext:value-type="float">
            <text:p>123851.441733079</text:p>
          </table:table-cell>
          <table:table-cell office:value-type="float" office:value="0.205271111000002" calcext:value-type="float">
            <text:p>0.205271111000002</text:p>
          </table:table-cell>
        </table:table-row>
        <table:table-row table:style-name="ro1">
          <table:table-cell office:value-type="float" office:value="262.41186466" calcext:value-type="float">
            <text:p>262.41186466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1402.978305077" calcext:value-type="float">
            <text:p>121402.978305077</text:p>
          </table:table-cell>
          <table:table-cell office:value-type="float" office:value="0.212448751000011" calcext:value-type="float">
            <text:p>0.2124487510000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1402.978305077" calcext:value-type="float">
            <text:p>121402.978305077</text:p>
          </table:table-cell>
          <table:table-cell office:value-type="float" office:value="0.204391240999939" calcext:value-type="float">
            <text:p>0.204391240999939</text:p>
          </table:table-cell>
        </table:table-row>
        <table:table-row table:style-name="ro1">
          <table:table-cell office:value-type="float" office:value="262.613177630999" calcext:value-type="float">
            <text:p>262.613177630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7524.136875081" calcext:value-type="float">
            <text:p>127524.136875081</text:p>
          </table:table-cell>
          <table:table-cell office:value-type="float" office:value="0.206746710000516" calcext:value-type="float">
            <text:p>0.2067467100005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14.4821250487" calcext:value-type="float">
            <text:p>76514.4821250487</text:p>
          </table:table-cell>
          <table:table-cell office:value-type="float" office:value="0.204697714999384" calcext:value-type="float">
            <text:p>0.204697714999384</text:p>
          </table:table-cell>
        </table:table-row>
        <table:table-row table:style-name="ro1">
          <table:table-cell office:value-type="float" office:value="262.815314361" calcext:value-type="float">
            <text:p>262.815314361</text:p>
          </table:table-cell>
          <table:table-cell office:value-type="float" office:value="75000" calcext:value-type="float">
            <text:p>75000</text:p>
          </table:table-cell>
          <table:table-cell office:value-type="float" office:value="76514.4821250487" calcext:value-type="float">
            <text:p>76514.4821250487</text:p>
          </table:table-cell>
          <table:table-cell office:value-type="float" office:value="0.203286872000717" calcext:value-type="float">
            <text:p>0.2032868720007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14.4821250487" calcext:value-type="float">
            <text:p>76514.4821250487</text:p>
          </table:table-cell>
          <table:table-cell office:value-type="float" office:value="0.428818741999748" calcext:value-type="float">
            <text:p>0.428818741999748</text:p>
          </table:table-cell>
        </table:table-row>
        <table:table-row table:style-name="ro1">
          <table:table-cell office:value-type="float" office:value="263.018550823" calcext:value-type="float">
            <text:p>263.018550823</text:p>
          </table:table-cell>
          <table:table-cell office:value-type="float" office:value="75000" calcext:value-type="float">
            <text:p>75000</text:p>
          </table:table-cell>
          <table:table-cell office:value-type="float" office:value="76514.4821250487" calcext:value-type="float">
            <text:p>76514.4821250487</text:p>
          </table:table-cell>
          <table:table-cell office:value-type="float" office:value="0.203626016999806" calcext:value-type="float">
            <text:p>0.20362601699980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14.4821250487" calcext:value-type="float">
            <text:p>76514.4821250487</text:p>
          </table:table-cell>
          <table:table-cell office:value-type="float" office:value="0.238877864999267" calcext:value-type="float">
            <text:p>0.238877864999267</text:p>
          </table:table-cell>
        </table:table-row>
        <table:table-row table:style-name="ro1">
          <table:table-cell office:value-type="float" office:value="263.220639653" calcext:value-type="float">
            <text:p>263.220639653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232.577000269" calcext:value-type="float">
            <text:p>76232.577000269</text:p>
          </table:table-cell>
          <table:table-cell office:value-type="float" office:value="0.203129741999874" calcext:value-type="float">
            <text:p>0.20312974199987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054.295000448" calcext:value-type="float">
            <text:p>127054.295000448</text:p>
          </table:table-cell>
          <table:table-cell office:value-type="float" office:value="0.350506524000593" calcext:value-type="float">
            <text:p>0.350506524000593</text:p>
          </table:table-cell>
        </table:table-row>
        <table:table-row table:style-name="ro1">
          <table:table-cell office:value-type="float" office:value="263.539849602" calcext:value-type="float">
            <text:p>263.539849602</text:p>
          </table:table-cell>
          <table:table-cell office:value-type="float" office:value="75000" calcext:value-type="float">
            <text:p>75000</text:p>
          </table:table-cell>
          <table:table-cell office:value-type="float" office:value="45129.6855841592" calcext:value-type="float">
            <text:p>45129.6855841592</text:p>
          </table:table-cell>
          <table:table-cell office:value-type="float" office:value="0.485477610999624" calcext:value-type="float">
            <text:p>0.4854776109996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45129.6855841592" calcext:value-type="float">
            <text:p>45129.6855841592</text:p>
          </table:table-cell>
          <table:table-cell office:value-type="float" office:value="0.202897363999909" calcext:value-type="float">
            <text:p>0.202897363999909</text:p>
          </table:table-cell>
        </table:table-row>
        <table:table-row table:style-name="ro1">
          <table:table-cell office:value-type="float" office:value="263.742493488" calcext:value-type="float">
            <text:p>263.742493488</text:p>
          </table:table-cell>
          <table:table-cell office:value-type="float" office:value="75000" calcext:value-type="float">
            <text:p>75000</text:p>
          </table:table-cell>
          <table:table-cell office:value-type="float" office:value="125737.310297922" calcext:value-type="float">
            <text:p>125737.310297922</text:p>
          </table:table-cell>
          <table:table-cell office:value-type="float" office:value="0.247887756000637" calcext:value-type="float">
            <text:p>0.24788775600063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954.8747979534" calcext:value-type="float">
            <text:p>74954.8747979534</text:p>
          </table:table-cell>
          <table:table-cell office:value-type="float" office:value="0.241333273999771" calcext:value-type="float">
            <text:p>0.241333273999771</text:p>
          </table:table-cell>
        </table:table-row>
        <table:table-row table:style-name="ro1">
          <table:table-cell office:value-type="float" office:value="263.944155413999" calcext:value-type="float">
            <text:p>263.944155413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6173.6532499526" calcext:value-type="float">
            <text:p>76173.6532499526</text:p>
          </table:table-cell>
          <table:table-cell office:value-type="float" office:value="0.309513034000702" calcext:value-type="float">
            <text:p>0.30951303400070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173.6532499526" calcext:value-type="float">
            <text:p>76173.6532499526</text:p>
          </table:table-cell>
          <table:table-cell office:value-type="float" office:value="0.231087006999587" calcext:value-type="float">
            <text:p>0.231087006999587</text:p>
          </table:table-cell>
        </table:table-row>
        <table:table-row table:style-name="ro1">
          <table:table-cell office:value-type="float" office:value="264.145653738" calcext:value-type="float">
            <text:p>264.145653738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173.6532499526" calcext:value-type="float">
            <text:p>76173.6532499526</text:p>
          </table:table-cell>
          <table:table-cell office:value-type="float" office:value="0.204465506000815" calcext:value-type="float">
            <text:p>0.2044655060008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956.088749921" calcext:value-type="float">
            <text:p>126956.088749921</text:p>
          </table:table-cell>
          <table:table-cell office:value-type="float" office:value="0.206907830000091" calcext:value-type="float">
            <text:p>0.206907830000091</text:p>
          </table:table-cell>
        </table:table-row>
        <table:table-row table:style-name="ro1">
          <table:table-cell office:value-type="float" office:value="264.349088923" calcext:value-type="float">
            <text:p>264.349088923</text:p>
          </table:table-cell>
          <table:table-cell office:value-type="float" office:value="125000" calcext:value-type="float">
            <text:p>125000</text:p>
          </table:table-cell>
          <table:table-cell office:value-type="float" office:value="113346.39603593" calcext:value-type="float">
            <text:p>113346.39603593</text:p>
          </table:table-cell>
          <table:table-cell office:value-type="float" office:value="0.246672833000048" calcext:value-type="float">
            <text:p>0.2466728330000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3346.39603593" calcext:value-type="float">
            <text:p>113346.39603593</text:p>
          </table:table-cell>
          <table:table-cell office:value-type="float" office:value="0.204949156999646" calcext:value-type="float">
            <text:p>0.204949156999646</text:p>
          </table:table-cell>
        </table:table-row>
        <table:table-row table:style-name="ro1">
          <table:table-cell office:value-type="float" office:value="264.550258343999" calcext:value-type="float">
            <text:p>264.550258343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4518.531845923" calcext:value-type="float">
            <text:p>124518.531845923</text:p>
          </table:table-cell>
          <table:table-cell office:value-type="float" office:value="0.206865703000403" calcext:value-type="float">
            <text:p>0.2068657030004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4518.531845923" calcext:value-type="float">
            <text:p>124518.531845923</text:p>
          </table:table-cell>
          <table:table-cell office:value-type="float" office:value="0.20432228000027" calcext:value-type="float">
            <text:p>0.20432228000027</text:p>
          </table:table-cell>
        </table:table-row>
        <table:table-row table:style-name="ro1">
          <table:table-cell office:value-type="float" office:value="264.752773388999" calcext:value-type="float">
            <text:p>264.752773388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0862.196489925" calcext:value-type="float">
            <text:p>120862.196489925</text:p>
          </table:table-cell>
          <table:table-cell office:value-type="float" office:value="0.211153117999856" calcext:value-type="float">
            <text:p>0.21115311799985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079.7609899564" calcext:value-type="float">
            <text:p>70079.7609899564</text:p>
          </table:table-cell>
          <table:table-cell office:value-type="float" office:value="0.203924526000264" calcext:value-type="float">
            <text:p>0.203924526000264</text:p>
          </table:table-cell>
        </table:table-row>
        <table:table-row table:style-name="ro1">
          <table:table-cell office:value-type="float" office:value="264.955466005999" calcext:value-type="float">
            <text:p>264.955466005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4954.8747979534" calcext:value-type="float">
            <text:p>74954.8747979534</text:p>
          </table:table-cell>
          <table:table-cell office:value-type="float" office:value="0.204427976000261" calcext:value-type="float">
            <text:p>0.20442797600026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954.8747979534" calcext:value-type="float">
            <text:p>74954.8747979534</text:p>
          </table:table-cell>
          <table:table-cell office:value-type="float" office:value="0.206970551000268" calcext:value-type="float">
            <text:p>0.206970551000268</text:p>
          </table:table-cell>
        </table:table-row>
        <table:table-row table:style-name="ro1">
          <table:table-cell office:value-type="float" office:value="265.157780869" calcext:value-type="float">
            <text:p>265.15778086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3736.0963459541" calcext:value-type="float">
            <text:p>73736.0963459541</text:p>
          </table:table-cell>
          <table:table-cell office:value-type="float" office:value="0.204643948999546" calcext:value-type="float">
            <text:p>0.20464394899954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4518.531845923" calcext:value-type="float">
            <text:p>124518.531845923</text:p>
          </table:table-cell>
          <table:table-cell office:value-type="float" office:value="0.203981766999277" calcext:value-type="float">
            <text:p>0.203981766999277</text:p>
          </table:table-cell>
        </table:table-row>
        <table:table-row table:style-name="ro1">
          <table:table-cell office:value-type="float" office:value="265.360316675" calcext:value-type="float">
            <text:p>265.360316675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173.6532499526" calcext:value-type="float">
            <text:p>76173.6532499526</text:p>
          </table:table-cell>
          <table:table-cell office:value-type="float" office:value="0.26037165300022" calcext:value-type="float">
            <text:p>0.260371653000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173.6532499526" calcext:value-type="float">
            <text:p>76173.6532499526</text:p>
          </table:table-cell>
          <table:table-cell office:value-type="float" office:value="0.205890967999949" calcext:value-type="float">
            <text:p>0.205890967999949</text:p>
          </table:table-cell>
        </table:table-row>
        <table:table-row table:style-name="ro1">
          <table:table-cell office:value-type="float" office:value="265.562330606" calcext:value-type="float">
            <text:p>265.562330606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4518.531845923" calcext:value-type="float">
            <text:p>124518.531845923</text:p>
          </table:table-cell>
          <table:table-cell office:value-type="float" office:value="0.206918914000198" calcext:value-type="float">
            <text:p>0.2069189140001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4518.531845923" calcext:value-type="float">
            <text:p>124518.531845923</text:p>
          </table:table-cell>
          <table:table-cell office:value-type="float" office:value="0.205266971999663" calcext:value-type="float">
            <text:p>0.205266971999663</text:p>
          </table:table-cell>
        </table:table-row>
        <table:table-row table:style-name="ro1">
          <table:table-cell office:value-type="float" office:value="265.764263784999" calcext:value-type="float">
            <text:p>265.764263784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3299.753393923" calcext:value-type="float">
            <text:p>123299.753393923</text:p>
          </table:table-cell>
          <table:table-cell office:value-type="float" office:value="0.206692301000658" calcext:value-type="float">
            <text:p>0.2066923010006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517.3178939549" calcext:value-type="float">
            <text:p>72517.3178939549</text:p>
          </table:table-cell>
          <table:table-cell office:value-type="float" office:value="0.20541046299968" calcext:value-type="float">
            <text:p>0.20541046299968</text:p>
          </table:table-cell>
        </table:table-row>
        <table:table-row table:style-name="ro1">
          <table:table-cell office:value-type="float" office:value="265.975617196" calcext:value-type="float">
            <text:p>265.975617196</text:p>
          </table:table-cell>
          <table:table-cell office:value-type="float" office:value="75000" calcext:value-type="float">
            <text:p>75000</text:p>
          </table:table-cell>
          <table:table-cell office:value-type="float" office:value="76173.6532499526" calcext:value-type="float">
            <text:p>76173.6532499526</text:p>
          </table:table-cell>
          <table:table-cell office:value-type="float" office:value="0.205073054000422" calcext:value-type="float">
            <text:p>0.2050730540004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173.6532499526" calcext:value-type="float">
            <text:p>76173.6532499526</text:p>
          </table:table-cell>
          <table:table-cell office:value-type="float" office:value="0.206754779000221" calcext:value-type="float">
            <text:p>0.206754779000221</text:p>
          </table:table-cell>
        </table:table-row>
        <table:table-row table:style-name="ro1">
          <table:table-cell office:value-type="float" office:value="266.177583426999" calcext:value-type="float">
            <text:p>266.177583426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173.6532499526" calcext:value-type="float">
            <text:p>76173.6532499526</text:p>
          </table:table-cell>
          <table:table-cell office:value-type="float" office:value="0.205416057000548" calcext:value-type="float">
            <text:p>0.2054160570005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956.088749921" calcext:value-type="float">
            <text:p>126956.088749921</text:p>
          </table:table-cell>
          <table:table-cell office:value-type="float" office:value="0.20536734199959" calcext:value-type="float">
            <text:p>0.20536734199959</text:p>
          </table:table-cell>
        </table:table-row>
        <table:table-row table:style-name="ro1">
          <table:table-cell office:value-type="float" office:value="266.378799349" calcext:value-type="float">
            <text:p>266.37879934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345.4855719538" calcext:value-type="float">
            <text:p>74345.4855719538</text:p>
          </table:table-cell>
          <table:table-cell office:value-type="float" office:value="0.263232074999905" calcext:value-type="float">
            <text:p>0.26323207499990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345.4855719538" calcext:value-type="float">
            <text:p>74345.4855719538</text:p>
          </table:table-cell>
          <table:table-cell office:value-type="float" office:value="0.204333941000186" calcext:value-type="float">
            <text:p>0.204333941000186</text:p>
          </table:table-cell>
        </table:table-row>
        <table:table-row table:style-name="ro1">
          <table:table-cell office:value-type="float" office:value="266.58088281" calcext:value-type="float">
            <text:p>266.58088281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299.753393923" calcext:value-type="float">
            <text:p>123299.753393923</text:p>
          </table:table-cell>
          <table:table-cell office:value-type="float" office:value="0.206406367999989" calcext:value-type="float">
            <text:p>0.20640636799998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299.753393923" calcext:value-type="float">
            <text:p>123299.753393923</text:p>
          </table:table-cell>
          <table:table-cell office:value-type="float" office:value="0.204588585000238" calcext:value-type="float">
            <text:p>0.204588585000238</text:p>
          </table:table-cell>
        </table:table-row>
        <table:table-row table:style-name="ro1">
          <table:table-cell office:value-type="float" office:value="266.783282015" calcext:value-type="float">
            <text:p>266.783282015</text:p>
          </table:table-cell>
          <table:table-cell office:value-type="float" office:value="75000" calcext:value-type="float">
            <text:p>75000</text:p>
          </table:table-cell>
          <table:table-cell office:value-type="float" office:value="124087.781432158" calcext:value-type="float">
            <text:p>124087.781432158</text:p>
          </table:table-cell>
          <table:table-cell office:value-type="float" office:value="0.206581249999545" calcext:value-type="float">
            <text:p>0.20658124999954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980.7874320932" calcext:value-type="float">
            <text:p>72980.7874320932</text:p>
          </table:table-cell>
          <table:table-cell office:value-type="float" office:value="0.204634263999651" calcext:value-type="float">
            <text:p>0.204634263999651</text:p>
          </table:table-cell>
        </table:table-row>
        <table:table-row table:style-name="ro1">
          <table:table-cell office:value-type="float" office:value="266.98662634" calcext:value-type="float">
            <text:p>266.98662634</text:p>
          </table:table-cell>
          <table:table-cell office:value-type="float" office:value="75000" calcext:value-type="float">
            <text:p>75000</text:p>
          </table:table-cell>
          <table:table-cell office:value-type="float" office:value="75433.9231440963" calcext:value-type="float">
            <text:p>75433.9231440963</text:p>
          </table:table-cell>
          <table:table-cell office:value-type="float" office:value="0.204375096000149" calcext:value-type="float">
            <text:p>0.20437509600014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433.9231440963" calcext:value-type="float">
            <text:p>75433.9231440963</text:p>
          </table:table-cell>
          <table:table-cell office:value-type="float" office:value="0.203905096000199" calcext:value-type="float">
            <text:p>0.203905096000199</text:p>
          </table:table-cell>
        </table:table-row>
        <table:table-row table:style-name="ro1">
          <table:table-cell office:value-type="float" office:value="267.189340489" calcext:value-type="float">
            <text:p>267.18934048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433.9231440963" calcext:value-type="float">
            <text:p>75433.9231440963</text:p>
          </table:table-cell>
          <table:table-cell office:value-type="float" office:value="0.205112214999645" calcext:value-type="float">
            <text:p>0.20511221499964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723.205240161" calcext:value-type="float">
            <text:p>125723.205240161</text:p>
          </table:table-cell>
          <table:table-cell office:value-type="float" office:value="0.203747923999799" calcext:value-type="float">
            <text:p>0.203747923999799</text:p>
          </table:table-cell>
        </table:table-row>
        <table:table-row table:style-name="ro1">
          <table:table-cell office:value-type="float" office:value="267.391082847" calcext:value-type="float">
            <text:p>267.391082847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414.410424055" calcext:value-type="float">
            <text:p>75414.410424055</text:p>
          </table:table-cell>
          <table:table-cell office:value-type="float" office:value="0.256870966999486" calcext:value-type="float">
            <text:p>0.25687096699948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231.9108080556" calcext:value-type="float">
            <text:p>76231.9108080556</text:p>
          </table:table-cell>
          <table:table-cell office:value-type="float" office:value="0.204445622000094" calcext:value-type="float">
            <text:p>0.204445622000094</text:p>
          </table:table-cell>
        </table:table-row>
        <table:table-row table:style-name="ro1">
          <table:table-cell office:value-type="float" office:value="267.593370332" calcext:value-type="float">
            <text:p>267.593370332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4055.68327209" calcext:value-type="float">
            <text:p>124055.68327209</text:p>
          </table:table-cell>
          <table:table-cell office:value-type="float" office:value="0.20790848499928" calcext:value-type="float">
            <text:p>0.20790848499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4055.68327209" calcext:value-type="float">
            <text:p>124055.68327209</text:p>
          </table:table-cell>
          <table:table-cell office:value-type="float" office:value="0.207645798999693" calcext:value-type="float">
            <text:p>0.207645798999693</text:p>
          </table:table-cell>
        </table:table-row>
        <table:table-row table:style-name="ro1">
          <table:table-cell office:value-type="float" office:value="267.795676395999" calcext:value-type="float">
            <text:p>267.795676395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2829.43269609" calcext:value-type="float">
            <text:p>122829.43269609</text:p>
          </table:table-cell>
          <table:table-cell office:value-type="float" office:value="0.20887584600041" calcext:value-type="float">
            <text:p>0.2088758460004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1735.6586960523" calcext:value-type="float">
            <text:p>71735.6586960523</text:p>
          </table:table-cell>
          <table:table-cell office:value-type="float" office:value="0.204698335999638" calcext:value-type="float">
            <text:p>0.204698335999638</text:p>
          </table:table-cell>
        </table:table-row>
        <table:table-row table:style-name="ro1">
          <table:table-cell office:value-type="float" office:value="267.998306474" calcext:value-type="float">
            <text:p>267.998306474</text:p>
          </table:table-cell>
          <table:table-cell office:value-type="float" office:value="75000" calcext:value-type="float">
            <text:p>75000</text:p>
          </table:table-cell>
          <table:table-cell office:value-type="float" office:value="72961.9092720532" calcext:value-type="float">
            <text:p>72961.9092720532</text:p>
          </table:table-cell>
          <table:table-cell office:value-type="float" office:value="0.207761634000235" calcext:value-type="float">
            <text:p>0.20776163400023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961.9092720532" calcext:value-type="float">
            <text:p>72961.9092720532</text:p>
          </table:table-cell>
          <table:table-cell office:value-type="float" office:value="0.204524614000547" calcext:value-type="float">
            <text:p>0.204524614000547</text:p>
          </table:table-cell>
        </table:table-row>
        <table:table-row table:style-name="ro1">
          <table:table-cell office:value-type="float" office:value="268.200441907" calcext:value-type="float">
            <text:p>268.200441907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414.410424055" calcext:value-type="float">
            <text:p>75414.410424055</text:p>
          </table:table-cell>
          <table:table-cell office:value-type="float" office:value="0.204634610000539" calcext:value-type="float">
            <text:p>0.20463461000053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508.184424092" calcext:value-type="float">
            <text:p>126508.184424092</text:p>
          </table:table-cell>
          <table:table-cell office:value-type="float" office:value="0.206236334000096" calcext:value-type="float">
            <text:p>0.206236334000096</text:p>
          </table:table-cell>
        </table:table-row>
        <table:table-row table:style-name="ro1">
          <table:table-cell office:value-type="float" office:value="268.402930614" calcext:value-type="float">
            <text:p>268.402930614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027.5357120554" calcext:value-type="float">
            <text:p>76027.5357120554</text:p>
          </table:table-cell>
          <table:table-cell office:value-type="float" office:value="0.258279692000542" calcext:value-type="float">
            <text:p>0.25827969200054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027.5357120554" calcext:value-type="float">
            <text:p>76027.5357120554</text:p>
          </table:table-cell>
          <table:table-cell office:value-type="float" office:value="0.204774075999921" calcext:value-type="float">
            <text:p>0.204774075999921</text:p>
          </table:table-cell>
        </table:table-row>
        <table:table-row table:style-name="ro1">
          <table:table-cell office:value-type="float" office:value="268.604902835" calcext:value-type="float">
            <text:p>268.604902835</text:p>
          </table:table-cell>
          <table:table-cell office:value-type="float" office:value="75000" calcext:value-type="float">
            <text:p>75000</text:p>
          </table:table-cell>
          <table:table-cell office:value-type="float" office:value="125281.933848091" calcext:value-type="float">
            <text:p>125281.933848091</text:p>
          </table:table-cell>
          <table:table-cell office:value-type="float" office:value="0.207220438000149" calcext:value-type="float">
            <text:p>0.20722043800014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88.1598480541" calcext:value-type="float">
            <text:p>74188.1598480541</text:p>
          </table:table-cell>
          <table:table-cell office:value-type="float" office:value="0.207962702999794" calcext:value-type="float">
            <text:p>0.207962702999794</text:p>
          </table:table-cell>
        </table:table-row>
        <table:table-row table:style-name="ro1">
          <table:table-cell office:value-type="float" office:value="268.807702534999" calcext:value-type="float">
            <text:p>268.807702534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4188.1598480541" calcext:value-type="float">
            <text:p>74188.1598480541</text:p>
          </table:table-cell>
          <table:table-cell office:value-type="float" office:value="0.204301625999506" calcext:value-type="float">
            <text:p>0.20430162599950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88.1598480541" calcext:value-type="float">
            <text:p>74188.1598480541</text:p>
          </table:table-cell>
          <table:table-cell office:value-type="float" office:value="0.204814938000709" calcext:value-type="float">
            <text:p>0.204814938000709</text:p>
          </table:table-cell>
        </table:table-row>
        <table:table-row table:style-name="ro1">
          <table:table-cell office:value-type="float" office:value="269.009218922" calcext:value-type="float">
            <text:p>269.009218922</text:p>
          </table:table-cell>
          <table:table-cell office:value-type="float" office:value="75000" calcext:value-type="float">
            <text:p>75000</text:p>
          </table:table-cell>
          <table:table-cell office:value-type="float" office:value="75414.410424055" calcext:value-type="float">
            <text:p>75414.410424055</text:p>
          </table:table-cell>
          <table:table-cell office:value-type="float" office:value="0.204560858999685" calcext:value-type="float">
            <text:p>0.20456085899968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414.410424055" calcext:value-type="float">
            <text:p>75414.410424055</text:p>
          </table:table-cell>
          <table:table-cell office:value-type="float" office:value="0.203775054999824" calcext:value-type="float">
            <text:p>0.203775054999824</text:p>
          </table:table-cell>
        </table:table-row>
        <table:table-row table:style-name="ro1">
          <table:table-cell office:value-type="float" office:value="269.211683789" calcext:value-type="float">
            <text:p>269.21168378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613.1097498146" calcext:value-type="float">
            <text:p>76613.1097498146</text:p>
          </table:table-cell>
          <table:table-cell office:value-type="float" office:value="0.204438718999882" calcext:value-type="float">
            <text:p>0.20443871899988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688.516249691" calcext:value-type="float">
            <text:p>127688.516249691</text:p>
          </table:table-cell>
          <table:table-cell office:value-type="float" office:value="0.207039043000805" calcext:value-type="float">
            <text:p>0.207039043000805</text:p>
          </table:table-cell>
        </table:table-row>
        <table:table-row table:style-name="ro1">
          <table:table-cell office:value-type="float" office:value="269.415745243" calcext:value-type="float">
            <text:p>269.415745243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1559.467469706" calcext:value-type="float">
            <text:p>121559.467469706</text:p>
          </table:table-cell>
          <table:table-cell office:value-type="float" office:value="0.290969657999995" calcext:value-type="float">
            <text:p>0.29096965799999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1559.467469706" calcext:value-type="float">
            <text:p>121559.467469706</text:p>
          </table:table-cell>
          <table:table-cell office:value-type="float" office:value="0.204603934999795" calcext:value-type="float">
            <text:p>0.204603934999795</text:p>
          </table:table-cell>
        </table:table-row>
        <table:table-row table:style-name="ro1">
          <table:table-cell office:value-type="float" office:value="269.618104718999" calcext:value-type="float">
            <text:p>269.618104718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5849.801615695" calcext:value-type="float">
            <text:p>125849.801615695</text:p>
          </table:table-cell>
          <table:table-cell office:value-type="float" office:value="0.209602675000497" calcext:value-type="float">
            <text:p>0.20960267500049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774.3951158191" calcext:value-type="float">
            <text:p>74774.3951158191</text:p>
          </table:table-cell>
          <table:table-cell office:value-type="float" office:value="0.206312663999597" calcext:value-type="float">
            <text:p>0.206312663999597</text:p>
          </table:table-cell>
        </table:table-row>
        <table:table-row table:style-name="ro1">
          <table:table-cell office:value-type="float" office:value="269.821004521" calcext:value-type="float">
            <text:p>269.821004521</text:p>
          </table:table-cell>
          <table:table-cell office:value-type="float" office:value="75000" calcext:value-type="float">
            <text:p>75000</text:p>
          </table:table-cell>
          <table:table-cell office:value-type="float" office:value="75387.2999938176" calcext:value-type="float">
            <text:p>75387.2999938176</text:p>
          </table:table-cell>
          <table:table-cell office:value-type="float" office:value="0.205884193999736" calcext:value-type="float">
            <text:p>0.20588419399973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87.2999938176" calcext:value-type="float">
            <text:p>75387.2999938176</text:p>
          </table:table-cell>
          <table:table-cell office:value-type="float" office:value="0.205625397000404" calcext:value-type="float">
            <text:p>0.205625397000404</text:p>
          </table:table-cell>
        </table:table-row>
        <table:table-row table:style-name="ro1">
          <table:table-cell office:value-type="float" office:value="270.023229865999" calcext:value-type="float">
            <text:p>270.023229865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387.2999938176" calcext:value-type="float">
            <text:p>75387.2999938176</text:p>
          </table:table-cell>
          <table:table-cell office:value-type="float" office:value="0.205903694999506" calcext:value-type="float">
            <text:p>0.20590369499950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87.2999938176" calcext:value-type="float">
            <text:p>75387.2999938176</text:p>
          </table:table-cell>
          <table:table-cell office:value-type="float" office:value="0.204505534000418" calcext:value-type="float">
            <text:p>0.204505534000418</text:p>
          </table:table-cell>
        </table:table-row>
        <table:table-row table:style-name="ro1">
          <table:table-cell office:value-type="float" office:value="270.225176497999" calcext:value-type="float">
            <text:p>270.225176497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387.2999938176" calcext:value-type="float">
            <text:p>75387.2999938176</text:p>
          </table:table-cell>
          <table:table-cell office:value-type="float" office:value="0.205529879999631" calcext:value-type="float">
            <text:p>0.20552987999963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462.706493694" calcext:value-type="float">
            <text:p>126462.706493694</text:p>
          </table:table-cell>
          <table:table-cell office:value-type="float" office:value="0.204517233999468" calcext:value-type="float">
            <text:p>0.204517233999468</text:p>
          </table:table-cell>
        </table:table-row>
        <table:table-row table:style-name="ro1">
          <table:table-cell office:value-type="float" office:value="270.427395143" calcext:value-type="float">
            <text:p>270.427395143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2785.277225703" calcext:value-type="float">
            <text:p>122785.277225703</text:p>
          </table:table-cell>
          <table:table-cell office:value-type="float" office:value="0.288940266000282" calcext:value-type="float">
            <text:p>0.28894026600028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2785.277225703" calcext:value-type="float">
            <text:p>122785.277225703</text:p>
          </table:table-cell>
          <table:table-cell office:value-type="float" office:value="0.204454033000729" calcext:value-type="float">
            <text:p>0.204454033000729</text:p>
          </table:table-cell>
        </table:table-row>
        <table:table-row table:style-name="ro1">
          <table:table-cell office:value-type="float" office:value="270.629760969" calcext:value-type="float">
            <text:p>270.629760969</text:p>
          </table:table-cell>
          <table:table-cell office:value-type="float" office:value="75000" calcext:value-type="float">
            <text:p>75000</text:p>
          </table:table-cell>
          <table:table-cell office:value-type="float" office:value="125032.595111697" calcext:value-type="float">
            <text:p>125032.595111697</text:p>
          </table:table-cell>
          <table:table-cell office:value-type="float" office:value="0.207548383000358" calcext:value-type="float">
            <text:p>0.2075483830003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957.188611821" calcext:value-type="float">
            <text:p>73957.188611821</text:p>
          </table:table-cell>
          <table:table-cell office:value-type="float" office:value="0.206832650999786" calcext:value-type="float">
            <text:p>0.206832650999786</text:p>
          </table:table-cell>
        </table:table-row>
        <table:table-row table:style-name="ro1">
          <table:table-cell office:value-type="float" office:value="270.830932792999" calcext:value-type="float">
            <text:p>270.830932792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4161.4902378205" calcext:value-type="float">
            <text:p>74161.4902378205</text:p>
          </table:table-cell>
          <table:table-cell office:value-type="float" office:value="0.205104046000088" calcext:value-type="float">
            <text:p>0.2051040460000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61.4902378205" calcext:value-type="float">
            <text:p>74161.4902378205</text:p>
          </table:table-cell>
          <table:table-cell office:value-type="float" office:value="0.20530600300026" calcext:value-type="float">
            <text:p>0.20530600300026</text:p>
          </table:table-cell>
        </table:table-row>
        <table:table-row table:style-name="ro1">
          <table:table-cell office:value-type="float" office:value="271.032711233" calcext:value-type="float">
            <text:p>271.032711233</text:p>
          </table:table-cell>
          <table:table-cell office:value-type="float" office:value="75000" calcext:value-type="float">
            <text:p>75000</text:p>
          </table:table-cell>
          <table:table-cell office:value-type="float" office:value="74161.4902378205" calcext:value-type="float">
            <text:p>74161.4902378205</text:p>
          </table:table-cell>
          <table:table-cell office:value-type="float" office:value="0.204356178000126" calcext:value-type="float">
            <text:p>0.20435617800012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61.4902378205" calcext:value-type="float">
            <text:p>74161.4902378205</text:p>
          </table:table-cell>
          <table:table-cell office:value-type="float" office:value="0.222297238000465" calcext:value-type="float">
            <text:p>0.222297238000465</text:p>
          </table:table-cell>
        </table:table-row>
        <table:table-row table:style-name="ro1">
          <table:table-cell office:value-type="float" office:value="271.235141571" calcext:value-type="float">
            <text:p>271.235141571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387.2999938176" calcext:value-type="float">
            <text:p>75387.2999938176</text:p>
          </table:table-cell>
          <table:table-cell office:value-type="float" office:value="0.204469299999801" calcext:value-type="float">
            <text:p>0.20446929999980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462.706493694" calcext:value-type="float">
            <text:p>126462.706493694</text:p>
          </table:table-cell>
          <table:table-cell office:value-type="float" office:value="0.206253803999971" calcext:value-type="float">
            <text:p>0.206253803999971</text:p>
          </table:table-cell>
        </table:table-row>
        <table:table-row table:style-name="ro1">
          <table:table-cell office:value-type="float" office:value="271.436978432" calcext:value-type="float">
            <text:p>271.436978432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1150.864217707" calcext:value-type="float">
            <text:p>121150.864217707</text:p>
          </table:table-cell>
          <table:table-cell office:value-type="float" office:value="0.287017255999672" calcext:value-type="float">
            <text:p>0.28701725599967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1150.864217707" calcext:value-type="float">
            <text:p>121150.864217707</text:p>
          </table:table-cell>
          <table:table-cell office:value-type="float" office:value="0.21044982299918" calcext:value-type="float">
            <text:p>0.21044982299918</text:p>
          </table:table-cell>
        </table:table-row>
        <table:table-row table:style-name="ro1">
          <table:table-cell office:value-type="float" office:value="271.638580090999" calcext:value-type="float">
            <text:p>271.638580090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6462.706493694" calcext:value-type="float">
            <text:p>126462.706493694</text:p>
          </table:table-cell>
          <table:table-cell office:value-type="float" office:value="0.206566873000156" calcext:value-type="float">
            <text:p>0.20656687300015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87.2999938176" calcext:value-type="float">
            <text:p>75387.2999938176</text:p>
          </table:table-cell>
          <table:table-cell office:value-type="float" office:value="0.205474756000513" calcext:value-type="float">
            <text:p>0.205474756000513</text:p>
          </table:table-cell>
        </table:table-row>
        <table:table-row table:style-name="ro1">
          <table:table-cell office:value-type="float" office:value="271.840770666" calcext:value-type="float">
            <text:p>271.840770666</text:p>
          </table:table-cell>
          <table:table-cell office:value-type="float" office:value="75000" calcext:value-type="float">
            <text:p>75000</text:p>
          </table:table-cell>
          <table:table-cell office:value-type="float" office:value="74161.4902378205" calcext:value-type="float">
            <text:p>74161.4902378205</text:p>
          </table:table-cell>
          <table:table-cell office:value-type="float" office:value="0.204687491999721" calcext:value-type="float">
            <text:p>0.20468749199972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61.4902378205" calcext:value-type="float">
            <text:p>74161.4902378205</text:p>
          </table:table-cell>
          <table:table-cell office:value-type="float" office:value="0.21727238099993" calcext:value-type="float">
            <text:p>0.21727238099993</text:p>
          </table:table-cell>
        </table:table-row>
        <table:table-row table:style-name="ro1">
          <table:table-cell office:value-type="float" office:value="272.043215364" calcext:value-type="float">
            <text:p>272.043215364</text:p>
          </table:table-cell>
          <table:table-cell office:value-type="float" office:value="75000" calcext:value-type="float">
            <text:p>75000</text:p>
          </table:table-cell>
          <table:table-cell office:value-type="float" office:value="75387.2999938176" calcext:value-type="float">
            <text:p>75387.2999938176</text:p>
          </table:table-cell>
          <table:table-cell office:value-type="float" office:value="0.204157826000483" calcext:value-type="float">
            <text:p>0.20415782600048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87.2999938176" calcext:value-type="float">
            <text:p>75387.2999938176</text:p>
          </table:table-cell>
          <table:table-cell office:value-type="float" office:value="0.205661216999943" calcext:value-type="float">
            <text:p>0.205661216999943</text:p>
          </table:table-cell>
        </table:table-row>
        <table:table-row table:style-name="ro1">
          <table:table-cell office:value-type="float" office:value="272.245543391" calcext:value-type="float">
            <text:p>272.245543391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407.4296820463" calcext:value-type="float">
            <text:p>75407.4296820463</text:p>
          </table:table-cell>
          <table:table-cell office:value-type="float" office:value="0.204045045999919" calcext:value-type="float">
            <text:p>0.20404504599991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496.474182078" calcext:value-type="float">
            <text:p>126496.474182078</text:p>
          </table:table-cell>
          <table:table-cell office:value-type="float" office:value="0.206111131999933" calcext:value-type="float">
            <text:p>0.206111131999933</text:p>
          </table:table-cell>
        </table:table-row>
        <table:table-row table:style-name="ro1">
          <table:table-cell office:value-type="float" office:value="272.447330342" calcext:value-type="float">
            <text:p>272.447330342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2698.85342629" calcext:value-type="float">
            <text:p>122698.85342629</text:p>
          </table:table-cell>
          <table:table-cell office:value-type="float" office:value="0.215874313999848" calcext:value-type="float">
            <text:p>0.2158743139998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2494.69560029" calcext:value-type="float">
            <text:p>122494.69560029</text:p>
          </table:table-cell>
          <table:table-cell office:value-type="float" office:value="0.204627116000665" calcext:value-type="float">
            <text:p>0.204627116000665</text:p>
          </table:table-cell>
        </table:table-row>
        <table:table-row table:style-name="ro1">
          <table:table-cell office:value-type="float" office:value="272.649330615" calcext:value-type="float">
            <text:p>272.649330615</text:p>
          </table:table-cell>
          <table:table-cell office:value-type="float" office:value="75000" calcext:value-type="float">
            <text:p>75000</text:p>
          </table:table-cell>
          <table:table-cell office:value-type="float" office:value="123651.297875951" calcext:value-type="float">
            <text:p>123651.297875951</text:p>
          </table:table-cell>
          <table:table-cell office:value-type="float" office:value="0.207415672000025" calcext:value-type="float">
            <text:p>0.2074156720000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844.0814219712" calcext:value-type="float">
            <text:p>72844.0814219712</text:p>
          </table:table-cell>
          <table:table-cell office:value-type="float" office:value="0.203609934000269" calcext:value-type="float">
            <text:p>0.203609934000269</text:p>
          </table:table-cell>
        </table:table-row>
        <table:table-row table:style-name="ro1">
          <table:table-cell office:value-type="float" office:value="272.852100097" calcext:value-type="float">
            <text:p>272.852100097</text:p>
          </table:table-cell>
          <table:table-cell office:value-type="float" office:value="75000" calcext:value-type="float">
            <text:p>75000</text:p>
          </table:table-cell>
          <table:table-cell office:value-type="float" office:value="75292.6219739702" calcext:value-type="float">
            <text:p>75292.6219739702</text:p>
          </table:table-cell>
          <table:table-cell office:value-type="float" office:value="0.20423314799973" calcext:value-type="float">
            <text:p>0.2042331479997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292.6219739702" calcext:value-type="float">
            <text:p>75292.6219739702</text:p>
          </table:table-cell>
          <table:table-cell office:value-type="float" office:value="0.212204092999855" calcext:value-type="float">
            <text:p>0.212204092999855</text:p>
          </table:table-cell>
        </table:table-row>
        <table:table-row table:style-name="ro1">
          <table:table-cell office:value-type="float" office:value="273.056683248999" calcext:value-type="float">
            <text:p>273.056683248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6516.8922499697" calcext:value-type="float">
            <text:p>76516.8922499697</text:p>
          </table:table-cell>
          <table:table-cell office:value-type="float" office:value="0.205382960999486" calcext:value-type="float">
            <text:p>0.20538296099948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16.8922499697" calcext:value-type="float">
            <text:p>76516.8922499697</text:p>
          </table:table-cell>
          <table:table-cell office:value-type="float" office:value="0.205048351000187" calcext:value-type="float">
            <text:p>0.205048351000187</text:p>
          </table:table-cell>
        </table:table-row>
        <table:table-row table:style-name="ro1">
          <table:table-cell office:value-type="float" office:value="273.258939605999" calcext:value-type="float">
            <text:p>273.258939605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068.3516979707" calcext:value-type="float">
            <text:p>74068.3516979707</text:p>
          </table:table-cell>
          <table:table-cell office:value-type="float" office:value="0.205855326000346" calcext:value-type="float">
            <text:p>0.20585532600034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079.61319795" calcext:value-type="float">
            <text:p>125079.61319795</text:p>
          </table:table-cell>
          <table:table-cell office:value-type="float" office:value="0.204254742000558" calcext:value-type="float">
            <text:p>0.204254742000558</text:p>
          </table:table-cell>
        </table:table-row>
        <table:table-row table:style-name="ro1">
          <table:table-cell office:value-type="float" office:value="273.461422355" calcext:value-type="float">
            <text:p>273.461422355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855.342921951" calcext:value-type="float">
            <text:p>123855.342921951</text:p>
          </table:table-cell>
          <table:table-cell office:value-type="float" office:value="0.210525146999316" calcext:value-type="float">
            <text:p>0.2105251469993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855.342921951" calcext:value-type="float">
            <text:p>123855.342921951</text:p>
          </table:table-cell>
          <table:table-cell office:value-type="float" office:value="0.20443673400041" calcext:value-type="float">
            <text:p>0.20443673400041</text:p>
          </table:table-cell>
        </table:table-row>
        <table:table-row table:style-name="ro1">
          <table:table-cell office:value-type="float" office:value="273.662982293999" calcext:value-type="float">
            <text:p>273.662982293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5079.613197951" calcext:value-type="float">
            <text:p>125079.613197951</text:p>
          </table:table-cell>
          <table:table-cell office:value-type="float" office:value="0.206238260000646" calcext:value-type="float">
            <text:p>0.20623826000064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068.3516979707" calcext:value-type="float">
            <text:p>74068.3516979707</text:p>
          </table:table-cell>
          <table:table-cell office:value-type="float" office:value="0.206050232000052" calcext:value-type="float">
            <text:p>0.206050232000052</text:p>
          </table:table-cell>
        </table:table-row>
        <table:table-row table:style-name="ro1">
          <table:table-cell office:value-type="float" office:value="273.865734417" calcext:value-type="float">
            <text:p>273.865734417</text:p>
          </table:table-cell>
          <table:table-cell office:value-type="float" office:value="75000" calcext:value-type="float">
            <text:p>75000</text:p>
          </table:table-cell>
          <table:table-cell office:value-type="float" office:value="73660.2616059709" calcext:value-type="float">
            <text:p>73660.2616059709</text:p>
          </table:table-cell>
          <table:table-cell office:value-type="float" office:value="0.204210648000299" calcext:value-type="float">
            <text:p>0.2042106480002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660.2616059709" calcext:value-type="float">
            <text:p>73660.2616059709</text:p>
          </table:table-cell>
          <table:table-cell office:value-type="float" office:value="0.206628599000396" calcext:value-type="float">
            <text:p>0.206628599000396</text:p>
          </table:table-cell>
        </table:table-row>
        <table:table-row table:style-name="ro1">
          <table:table-cell office:value-type="float" office:value="274.068065244" calcext:value-type="float">
            <text:p>274.068065244</text:p>
          </table:table-cell>
          <table:table-cell office:value-type="float" office:value="75000" calcext:value-type="float">
            <text:p>75000</text:p>
          </table:table-cell>
          <table:table-cell office:value-type="float" office:value="75292.6219739702" calcext:value-type="float">
            <text:p>75292.6219739702</text:p>
          </table:table-cell>
          <table:table-cell office:value-type="float" office:value="0.204220197999348" calcext:value-type="float">
            <text:p>0.2042201979993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292.6219739702" calcext:value-type="float">
            <text:p>75292.6219739702</text:p>
          </table:table-cell>
          <table:table-cell office:value-type="float" office:value="0.206544667999879" calcext:value-type="float">
            <text:p>0.206544667999879</text:p>
          </table:table-cell>
        </table:table-row>
        <table:table-row table:style-name="ro1">
          <table:table-cell office:value-type="float" office:value="274.269433552" calcext:value-type="float">
            <text:p>274.269433552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292.6219739702" calcext:value-type="float">
            <text:p>75292.6219739702</text:p>
          </table:table-cell>
          <table:table-cell office:value-type="float" office:value="0.204556452999896" calcext:value-type="float">
            <text:p>0.20455645299989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303.88347395" calcext:value-type="float">
            <text:p>126303.88347395</text:p>
          </table:table-cell>
          <table:table-cell office:value-type="float" office:value="0.214673012000276" calcext:value-type="float">
            <text:p>0.214673012000276</text:p>
          </table:table-cell>
        </table:table-row>
        <table:table-row table:style-name="ro1">
          <table:table-cell office:value-type="float" office:value="274.471849041" calcext:value-type="float">
            <text:p>274.471849041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2631.072645951" calcext:value-type="float">
            <text:p>122631.072645951</text:p>
          </table:table-cell>
          <table:table-cell office:value-type="float" office:value="0.215982767000241" calcext:value-type="float">
            <text:p>0.21598276700024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2427.027599952" calcext:value-type="float">
            <text:p>122427.027599952</text:p>
          </table:table-cell>
          <table:table-cell office:value-type="float" office:value="0.20460233599988" calcext:value-type="float">
            <text:p>0.20460233599988</text:p>
          </table:table-cell>
        </table:table-row>
        <table:table-row table:style-name="ro1">
          <table:table-cell office:value-type="float" office:value="274.673534512" calcext:value-type="float">
            <text:p>274.673534512</text:p>
          </table:table-cell>
          <table:table-cell office:value-type="float" office:value="75000" calcext:value-type="float">
            <text:p>75000</text:p>
          </table:table-cell>
          <table:table-cell office:value-type="float" office:value="123651.297875951" calcext:value-type="float">
            <text:p>123651.297875951</text:p>
          </table:table-cell>
          <table:table-cell office:value-type="float" office:value="0.207470033999925" calcext:value-type="float">
            <text:p>0.2074700339999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844.0814219712" calcext:value-type="float">
            <text:p>72844.0814219712</text:p>
          </table:table-cell>
          <table:table-cell office:value-type="float" office:value="0.204180091000126" calcext:value-type="float">
            <text:p>0.204180091000126</text:p>
          </table:table-cell>
        </table:table-row>
        <table:table-row table:style-name="ro1">
          <table:table-cell office:value-type="float" office:value="274.875503206" calcext:value-type="float">
            <text:p>274.875503206</text:p>
          </table:table-cell>
          <table:table-cell office:value-type="float" office:value="75000" calcext:value-type="float">
            <text:p>75000</text:p>
          </table:table-cell>
          <table:table-cell office:value-type="float" office:value="75292.6219739702" calcext:value-type="float">
            <text:p>75292.6219739702</text:p>
          </table:table-cell>
          <table:table-cell office:value-type="float" office:value="0.205289030999666" calcext:value-type="float">
            <text:p>0.20528903099966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292.6219739702" calcext:value-type="float">
            <text:p>75292.6219739702</text:p>
          </table:table-cell>
          <table:table-cell office:value-type="float" office:value="0.204826379000224" calcext:value-type="float">
            <text:p>0.204826379000224</text:p>
          </table:table-cell>
        </table:table-row>
        <table:table-row table:style-name="ro1">
          <table:table-cell office:value-type="float" office:value="275.076859084" calcext:value-type="float">
            <text:p>275.076859084</text:p>
          </table:table-cell>
          <table:table-cell office:value-type="float" office:value="75000" calcext:value-type="float">
            <text:p>75000</text:p>
          </table:table-cell>
          <table:table-cell office:value-type="float" office:value="72844.0814219712" calcext:value-type="float">
            <text:p>72844.0814219712</text:p>
          </table:table-cell>
          <table:table-cell office:value-type="float" office:value="0.205798646000403" calcext:value-type="float">
            <text:p>0.2057986460004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844.0814219712" calcext:value-type="float">
            <text:p>72844.0814219712</text:p>
          </table:table-cell>
          <table:table-cell office:value-type="float" office:value="0.204045359999327" calcext:value-type="float">
            <text:p>0.204045359999327</text:p>
          </table:table-cell>
        </table:table-row>
        <table:table-row table:style-name="ro1">
          <table:table-cell office:value-type="float" office:value="275.278904279" calcext:value-type="float">
            <text:p>275.27890427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292.6219739702" calcext:value-type="float">
            <text:p>75292.6219739702</text:p>
          </table:table-cell>
          <table:table-cell office:value-type="float" office:value="0.204336740000144" calcext:value-type="float">
            <text:p>0.20433674000014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303.88347395" calcext:value-type="float">
            <text:p>126303.88347395</text:p>
          </table:table-cell>
          <table:table-cell office:value-type="float" office:value="0.207347008000397" calcext:value-type="float">
            <text:p>0.207347008000397</text:p>
          </table:table-cell>
        </table:table-row>
        <table:table-row table:style-name="ro1">
          <table:table-cell office:value-type="float" office:value="275.481525370999" calcext:value-type="float">
            <text:p>275.481525370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855.342921951" calcext:value-type="float">
            <text:p>123855.342921951</text:p>
          </table:table-cell>
          <table:table-cell office:value-type="float" office:value="0.212782452999818" calcext:value-type="float">
            <text:p>0.2127824529998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447.252829951" calcext:value-type="float">
            <text:p>123447.252829951</text:p>
          </table:table-cell>
          <table:table-cell office:value-type="float" office:value="0.204242782999245" calcext:value-type="float">
            <text:p>0.204242782999245</text:p>
          </table:table-cell>
        </table:table-row>
        <table:table-row table:style-name="ro1">
          <table:table-cell office:value-type="float" office:value="275.683506265999" calcext:value-type="float">
            <text:p>275.683506265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4772.705928182" calcext:value-type="float">
            <text:p>124772.705928182</text:p>
          </table:table-cell>
          <table:table-cell office:value-type="float" office:value="0.207041179000043" calcext:value-type="float">
            <text:p>0.20704117900004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28.4652241084" calcext:value-type="float">
            <text:p>74128.4652241084</text:p>
          </table:table-cell>
          <table:table-cell office:value-type="float" office:value="0.208747804000268" calcext:value-type="float">
            <text:p>0.208747804000268</text:p>
          </table:table-cell>
        </table:table-row>
        <table:table-row table:style-name="ro1">
          <table:table-cell office:value-type="float" office:value="275.885849835" calcext:value-type="float">
            <text:p>275.885849835</text:p>
          </table:table-cell>
          <table:table-cell office:value-type="float" office:value="75000" calcext:value-type="float">
            <text:p>75000</text:p>
          </table:table-cell>
          <table:table-cell office:value-type="float" office:value="75353.7291121102" calcext:value-type="float">
            <text:p>75353.7291121102</text:p>
          </table:table-cell>
          <table:table-cell office:value-type="float" office:value="0.204656674000034" calcext:value-type="float">
            <text:p>0.20465667400003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53.7291121102" calcext:value-type="float">
            <text:p>75353.7291121102</text:p>
          </table:table-cell>
          <table:table-cell office:value-type="float" office:value="0.205403035000018" calcext:value-type="float">
            <text:p>0.205403035000018</text:p>
          </table:table-cell>
        </table:table-row>
        <table:table-row table:style-name="ro1">
          <table:table-cell office:value-type="float" office:value="276.088185893999" calcext:value-type="float">
            <text:p>276.088185893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353.7291121102" calcext:value-type="float">
            <text:p>75353.7291121102</text:p>
          </table:table-cell>
          <table:table-cell office:value-type="float" office:value="0.204674483999952" calcext:value-type="float">
            <text:p>0.20467448399995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53.7291121102" calcext:value-type="float">
            <text:p>75353.7291121102</text:p>
          </table:table-cell>
          <table:table-cell office:value-type="float" office:value="0.204583105999518" calcext:value-type="float">
            <text:p>0.204583105999518</text:p>
          </table:table-cell>
        </table:table-row>
        <table:table-row table:style-name="ro1">
          <table:table-cell office:value-type="float" office:value="276.302176339" calcext:value-type="float">
            <text:p>276.30217633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353.7291121102" calcext:value-type="float">
            <text:p>75353.7291121102</text:p>
          </table:table-cell>
          <table:table-cell office:value-type="float" office:value="0.206391593000262" calcext:value-type="float">
            <text:p>0.2063915930002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406.391112185" calcext:value-type="float">
            <text:p>126406.391112185</text:p>
          </table:table-cell>
          <table:table-cell office:value-type="float" office:value="0.204238462999456" calcext:value-type="float">
            <text:p>0.204238462999456</text:p>
          </table:table-cell>
        </table:table-row>
        <table:table-row table:style-name="ro1">
          <table:table-cell office:value-type="float" office:value="276.504060714" calcext:value-type="float">
            <text:p>276.504060714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7631.655000187" calcext:value-type="float">
            <text:p>127631.655000187</text:p>
          </table:table-cell>
          <table:table-cell office:value-type="float" office:value="0.205206249999719" calcext:value-type="float">
            <text:p>0.20520624999971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631.655000187" calcext:value-type="float">
            <text:p>127631.655000187</text:p>
          </table:table-cell>
          <table:table-cell office:value-type="float" office:value="0.204132441999718" calcext:value-type="float">
            <text:p>0.204132441999718</text:p>
          </table:table-cell>
        </table:table-row>
        <table:table-row table:style-name="ro1">
          <table:table-cell office:value-type="float" office:value="276.706214180999" calcext:value-type="float">
            <text:p>276.706214180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11499.013808163" calcext:value-type="float">
            <text:p>111499.013808163</text:p>
          </table:table-cell>
          <table:table-cell office:value-type="float" office:value="0.231414645000768" calcext:value-type="float">
            <text:p>0.2314146450007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446.3518080884" calcext:value-type="float">
            <text:p>60446.3518080884</text:p>
          </table:table-cell>
          <table:table-cell office:value-type="float" office:value="0.204078550999839" calcext:value-type="float">
            <text:p>0.204078550999839</text:p>
          </table:table-cell>
        </table:table-row>
        <table:table-row table:style-name="ro1">
          <table:table-cell office:value-type="float" office:value="276.910010156" calcext:value-type="float">
            <text:p>276.910010156</text:p>
          </table:table-cell>
          <table:table-cell office:value-type="float" office:value="75000" calcext:value-type="float">
            <text:p>75000</text:p>
          </table:table-cell>
          <table:table-cell office:value-type="float" office:value="74128.4652241084" calcext:value-type="float">
            <text:p>74128.4652241084</text:p>
          </table:table-cell>
          <table:table-cell office:value-type="float" office:value="0.204806906000158" calcext:value-type="float">
            <text:p>0.2048069060001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28.4652241084" calcext:value-type="float">
            <text:p>74128.4652241084</text:p>
          </table:table-cell>
          <table:table-cell office:value-type="float" office:value="0.208269708999978" calcext:value-type="float">
            <text:p>0.208269708999978</text:p>
          </table:table-cell>
        </table:table-row>
        <table:table-row table:style-name="ro1">
          <table:table-cell office:value-type="float" office:value="277.11188098" calcext:value-type="float">
            <text:p>277.11188098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353.7291121102" calcext:value-type="float">
            <text:p>75353.7291121102</text:p>
          </table:table-cell>
          <table:table-cell office:value-type="float" office:value="0.20583036700009" calcext:value-type="float">
            <text:p>0.2058303670000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406.391112185" calcext:value-type="float">
            <text:p>126406.391112185</text:p>
          </table:table-cell>
          <table:table-cell office:value-type="float" office:value="0.208588593000059" calcext:value-type="float">
            <text:p>0.208588593000059</text:p>
          </table:table-cell>
        </table:table-row>
        <table:table-row table:style-name="ro1">
          <table:table-cell office:value-type="float" office:value="277.313208799" calcext:value-type="float">
            <text:p>277.3132087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7399.4550417529" calcext:value-type="float">
            <text:p>77399.4550417529</text:p>
          </table:table-cell>
          <table:table-cell office:value-type="float" office:value="0.259209568000188" calcext:value-type="float">
            <text:p>0.2592095680001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7399.4550417529" calcext:value-type="float">
            <text:p>77399.4550417529</text:p>
          </table:table-cell>
          <table:table-cell office:value-type="float" office:value="0.2081736680002" calcext:value-type="float">
            <text:p>0.2081736680002</text:p>
          </table:table-cell>
        </table:table-row>
        <table:table-row table:style-name="ro1">
          <table:table-cell office:value-type="float" office:value="277.514416126" calcext:value-type="float">
            <text:p>277.514416126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4032.401180088" calcext:value-type="float">
            <text:p>124032.401180088</text:p>
          </table:table-cell>
          <table:table-cell office:value-type="float" office:value="0.206778927999949" calcext:value-type="float">
            <text:p>0.20677892799994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4032.401180088" calcext:value-type="float">
            <text:p>124032.401180088</text:p>
          </table:table-cell>
          <table:table-cell office:value-type="float" office:value="0.204372493999472" calcext:value-type="float">
            <text:p>0.204372493999472</text:p>
          </table:table-cell>
        </table:table-row>
        <table:table-row table:style-name="ro1">
          <table:table-cell office:value-type="float" office:value="277.717327072" calcext:value-type="float">
            <text:p>277.717327072</text:p>
          </table:table-cell>
          <table:table-cell office:value-type="float" office:value="75000" calcext:value-type="float">
            <text:p>75000</text:p>
          </table:table-cell>
          <table:table-cell office:value-type="float" office:value="124032.401180088" calcext:value-type="float">
            <text:p>124032.401180088</text:p>
          </table:table-cell>
          <table:table-cell office:value-type="float" office:value="0.20695977000014" calcext:value-type="float">
            <text:p>0.206959770000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948.2161800515" calcext:value-type="float">
            <text:p>72948.2161800515</text:p>
          </table:table-cell>
          <table:table-cell office:value-type="float" office:value="0.204053770999963" calcext:value-type="float">
            <text:p>0.204053770999963</text:p>
          </table:table-cell>
        </table:table-row>
        <table:table-row table:style-name="ro1">
          <table:table-cell office:value-type="float" office:value="277.919374368" calcext:value-type="float">
            <text:p>277.919374368</text:p>
          </table:table-cell>
          <table:table-cell office:value-type="float" office:value="75000" calcext:value-type="float">
            <text:p>75000</text:p>
          </table:table-cell>
          <table:table-cell office:value-type="float" office:value="75400.2570600533" calcext:value-type="float">
            <text:p>75400.2570600533</text:p>
          </table:table-cell>
          <table:table-cell office:value-type="float" office:value="0.205131799999435" calcext:value-type="float">
            <text:p>0.20513179999943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400.2570600533" calcext:value-type="float">
            <text:p>75400.2570600533</text:p>
          </table:table-cell>
          <table:table-cell office:value-type="float" office:value="0.20439484399958" calcext:value-type="float">
            <text:p>0.20439484399958</text:p>
          </table:table-cell>
        </table:table-row>
        <table:table-row table:style-name="ro1">
          <table:table-cell office:value-type="float" office:value="278.121698358" calcext:value-type="float">
            <text:p>278.121698358</text:p>
          </table:table-cell>
          <table:table-cell office:value-type="float" office:value="125000" calcext:value-type="float">
            <text:p>125000</text:p>
          </table:table-cell>
          <table:table-cell office:value-type="float" office:value="70496.1753000498" calcext:value-type="float">
            <text:p>70496.1753000498</text:p>
          </table:table-cell>
          <table:table-cell office:value-type="float" office:value="0.211237976999655" calcext:value-type="float">
            <text:p>0.21123797699965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558.676600085" calcext:value-type="float">
            <text:p>120558.676600085</text:p>
          </table:table-cell>
          <table:table-cell office:value-type="float" office:value="0.204383975000383" calcext:value-type="float">
            <text:p>0.204383975000383</text:p>
          </table:table-cell>
        </table:table-row>
        <table:table-row table:style-name="ro1">
          <table:table-cell office:value-type="float" office:value="278.325035159" calcext:value-type="float">
            <text:p>278.32503515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195.9203200531" calcext:value-type="float">
            <text:p>75195.9203200531</text:p>
          </table:table-cell>
          <table:table-cell office:value-type="float" office:value="0.26020410900037" calcext:value-type="float">
            <text:p>0.2602041090003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217.6040200538" calcext:value-type="float">
            <text:p>76217.6040200538</text:p>
          </table:table-cell>
          <table:table-cell office:value-type="float" office:value="0.206380757000261" calcext:value-type="float">
            <text:p>0.206380757000261</text:p>
          </table:table-cell>
        </table:table-row>
        <table:table-row table:style-name="ro1">
          <table:table-cell office:value-type="float" office:value="278.527156417" calcext:value-type="float">
            <text:p>278.527156417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6484.442060089" calcext:value-type="float">
            <text:p>126484.442060089</text:p>
          </table:table-cell>
          <table:table-cell office:value-type="float" office:value="0.205898129000161" calcext:value-type="float">
            <text:p>0.205898129000161</text:p>
          </table:table-cell>
          <table:table-cell office:value-type="float" office:value="100000" calcext:value-type="float">
            <text:p>100000</text:p>
          </table:table-cell>
          <table:table-cell office:value-type="float" office:value="87251.7879800616" calcext:value-type="float">
            <text:p>87251.7879800616</text:p>
          </table:table-cell>
          <table:table-cell office:value-type="float" office:value="0.204722069000127" calcext:value-type="float">
            <text:p>0.204722069000127</text:p>
          </table:table-cell>
        </table:table-row>
        <table:table-row table:style-name="ro1">
          <table:table-cell office:value-type="float" office:value="278.729623947999" calcext:value-type="float">
            <text:p>278.729623947999</text:p>
          </table:table-cell>
          <table:table-cell office:value-type="float" office:value="75000" calcext:value-type="float">
            <text:p>75000</text:p>
          </table:table-cell>
          <table:table-cell office:value-type="float" office:value="67332.0457460113" calcext:value-type="float">
            <text:p>67332.0457460113</text:p>
          </table:table-cell>
          <table:table-cell office:value-type="float" office:value="0.220566578000216" calcext:value-type="float">
            <text:p>0.2205665780002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55461.9586540093" calcext:value-type="float">
            <text:p>55461.9586540093</text:p>
          </table:table-cell>
          <table:table-cell office:value-type="float" office:value="0.205311955999605" calcext:value-type="float">
            <text:p>0.205311955999605</text:p>
          </table:table-cell>
        </table:table-row>
        <table:table-row table:style-name="ro1">
          <table:table-cell office:value-type="float" office:value="278.932628375999" calcext:value-type="float">
            <text:p>278.932628375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518.3127060127" calcext:value-type="float">
            <text:p>75518.3127060127</text:p>
          </table:table-cell>
          <table:table-cell office:value-type="float" office:value="0.204425773000366" calcext:value-type="float">
            <text:p>0.20442577300036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518.3127060127" calcext:value-type="float">
            <text:p>75518.3127060127</text:p>
          </table:table-cell>
          <table:table-cell office:value-type="float" office:value="0.205539628000224" calcext:value-type="float">
            <text:p>0.205539628000224</text:p>
          </table:table-cell>
        </table:table-row>
        <table:table-row table:style-name="ro1">
          <table:table-cell office:value-type="float" office:value="279.134726183999" calcext:value-type="float">
            <text:p>279.134726183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518.3127060127" calcext:value-type="float">
            <text:p>75518.3127060127</text:p>
          </table:table-cell>
          <table:table-cell office:value-type="float" office:value="0.204515483999785" calcext:value-type="float">
            <text:p>0.20451548399978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682.481206021" calcext:value-type="float">
            <text:p>126682.481206021</text:p>
          </table:table-cell>
          <table:table-cell office:value-type="float" office:value="0.20438234500034" calcext:value-type="float">
            <text:p>0.20438234500034</text:p>
          </table:table-cell>
        </table:table-row>
        <table:table-row table:style-name="ro1">
          <table:table-cell office:value-type="float" office:value="279.336495728" calcext:value-type="float">
            <text:p>279.336495728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4086.444211222" calcext:value-type="float">
            <text:p>124086.444211222</text:p>
          </table:table-cell>
          <table:table-cell office:value-type="float" office:value="0.209724210999411" calcext:value-type="float">
            <text:p>0.2097242109994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4086.444211222" calcext:value-type="float">
            <text:p>124086.444211222</text:p>
          </table:table-cell>
          <table:table-cell office:value-type="float" office:value="0.205027471999529" calcext:value-type="float">
            <text:p>0.205027471999529</text:p>
          </table:table-cell>
        </table:table-row>
        <table:table-row table:style-name="ro1">
          <table:table-cell office:value-type="float" office:value="279.538334713" calcext:value-type="float">
            <text:p>279.538334713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4086.444211222" calcext:value-type="float">
            <text:p>124086.444211222</text:p>
          </table:table-cell>
          <table:table-cell office:value-type="float" office:value="0.206511055999727" calcext:value-type="float">
            <text:p>0.20651105599972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4086.444211222" calcext:value-type="float">
            <text:p>124086.444211222</text:p>
          </table:table-cell>
          <table:table-cell office:value-type="float" office:value="0.203834678999556" calcext:value-type="float">
            <text:p>0.203834678999556</text:p>
          </table:table-cell>
        </table:table-row>
        <table:table-row table:style-name="ro1">
          <table:table-cell office:value-type="float" office:value="279.739994176" calcext:value-type="float">
            <text:p>279.739994176</text:p>
          </table:table-cell>
          <table:table-cell office:value-type="float" office:value="75000" calcext:value-type="float">
            <text:p>75000</text:p>
          </table:table-cell>
          <table:table-cell office:value-type="float" office:value="123473.166892221" calcext:value-type="float">
            <text:p>123473.166892221</text:p>
          </table:table-cell>
          <table:table-cell office:value-type="float" office:value="0.207724808999956" calcext:value-type="float">
            <text:p>0.20772480899995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366.7236421297" calcext:value-type="float">
            <text:p>72366.7236421297</text:p>
          </table:table-cell>
          <table:table-cell office:value-type="float" office:value="0.204248752999774" calcext:value-type="float">
            <text:p>0.204248752999774</text:p>
          </table:table-cell>
        </table:table-row>
        <table:table-row table:style-name="ro1">
          <table:table-cell office:value-type="float" office:value="279.942154564999" calcext:value-type="float">
            <text:p>279.942154564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4206.555599133" calcext:value-type="float">
            <text:p>74206.555599133</text:p>
          </table:table-cell>
          <table:table-cell office:value-type="float" office:value="0.206231643000137" calcext:value-type="float">
            <text:p>0.20623164300013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206.555599133" calcext:value-type="float">
            <text:p>74206.555599133</text:p>
          </table:table-cell>
          <table:table-cell office:value-type="float" office:value="0.204573727000025" calcext:value-type="float">
            <text:p>0.204573727000025</text:p>
          </table:table-cell>
        </table:table-row>
        <table:table-row table:style-name="ro1">
          <table:table-cell office:value-type="float" office:value="280.143901738999" calcext:value-type="float">
            <text:p>280.143901738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206.555599133" calcext:value-type="float">
            <text:p>74206.555599133</text:p>
          </table:table-cell>
          <table:table-cell office:value-type="float" office:value="0.205844858999626" calcext:value-type="float">
            <text:p>0.20584485899962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4495.295757223" calcext:value-type="float">
            <text:p>124495.295757223</text:p>
          </table:table-cell>
          <table:table-cell office:value-type="float" office:value="0.209942079000029" calcext:value-type="float">
            <text:p>0.209942079000029</text:p>
          </table:table-cell>
        </table:table-row>
        <table:table-row table:style-name="ro1">
          <table:table-cell office:value-type="float" office:value="280.345712975" calcext:value-type="float">
            <text:p>280.345712975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433.1102371352" calcext:value-type="float">
            <text:p>75433.1102371352</text:p>
          </table:table-cell>
          <table:table-cell office:value-type="float" office:value="0.257302508999601" calcext:value-type="float">
            <text:p>0.25730250899960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250.8133291367" calcext:value-type="float">
            <text:p>76250.8133291367</text:p>
          </table:table-cell>
          <table:table-cell office:value-type="float" office:value="0.20454271699964" calcext:value-type="float">
            <text:p>0.20454271699964</text:p>
          </table:table-cell>
        </table:table-row>
        <table:table-row table:style-name="ro1">
          <table:table-cell office:value-type="float" office:value="280.548025065999" calcext:value-type="float">
            <text:p>280.548025065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4086.444211222" calcext:value-type="float">
            <text:p>124086.444211222</text:p>
          </table:table-cell>
          <table:table-cell office:value-type="float" office:value="0.207488977000139" calcext:value-type="float">
            <text:p>0.20748897700013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4086.444211222" calcext:value-type="float">
            <text:p>124086.444211222</text:p>
          </table:table-cell>
          <table:table-cell office:value-type="float" office:value="0.203973050999593" calcext:value-type="float">
            <text:p>0.203973050999593</text:p>
          </table:table-cell>
        </table:table-row>
        <table:table-row table:style-name="ro1">
          <table:table-cell office:value-type="float" office:value="280.750243255" calcext:value-type="float">
            <text:p>280.750243255</text:p>
          </table:table-cell>
          <table:table-cell office:value-type="float" office:value="75000" calcext:value-type="float">
            <text:p>75000</text:p>
          </table:table-cell>
          <table:table-cell office:value-type="float" office:value="125312.998849225" calcext:value-type="float">
            <text:p>125312.998849225</text:p>
          </table:table-cell>
          <table:table-cell office:value-type="float" office:value="0.207392866000191" calcext:value-type="float">
            <text:p>0.20739286600019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206.555599133" calcext:value-type="float">
            <text:p>74206.555599133</text:p>
          </table:table-cell>
          <table:table-cell office:value-type="float" office:value="0.204464725999969" calcext:value-type="float">
            <text:p>0.204464725999969</text:p>
          </table:table-cell>
        </table:table-row>
        <table:table-row table:style-name="ro1">
          <table:table-cell office:value-type="float" office:value="280.951725217" calcext:value-type="float">
            <text:p>280.951725217</text:p>
          </table:table-cell>
          <table:table-cell office:value-type="float" office:value="75000" calcext:value-type="float">
            <text:p>75000</text:p>
          </table:table-cell>
          <table:table-cell office:value-type="float" office:value="74206.555599133" calcext:value-type="float">
            <text:p>74206.555599133</text:p>
          </table:table-cell>
          <table:table-cell office:value-type="float" office:value="0.205510015000073" calcext:value-type="float">
            <text:p>0.20551001500007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980.0009611308" calcext:value-type="float">
            <text:p>72980.0009611308</text:p>
          </table:table-cell>
          <table:table-cell office:value-type="float" office:value="0.204095482000412" calcext:value-type="float">
            <text:p>0.204095482000412</text:p>
          </table:table-cell>
        </table:table-row>
        <table:table-row table:style-name="ro1">
          <table:table-cell office:value-type="float" office:value="281.154448132999" calcext:value-type="float">
            <text:p>281.154448132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0526.8916851264" calcext:value-type="float">
            <text:p>70526.8916851264</text:p>
          </table:table-cell>
          <table:table-cell office:value-type="float" office:value="0.211896034999882" calcext:value-type="float">
            <text:p>0.21189603499988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2859.88957322" calcext:value-type="float">
            <text:p>122859.88957322</text:p>
          </table:table-cell>
          <table:table-cell office:value-type="float" office:value="0.204322053999931" calcext:value-type="float">
            <text:p>0.204322053999931</text:p>
          </table:table-cell>
        </table:table-row>
        <table:table-row table:style-name="ro1">
          <table:table-cell office:value-type="float" office:value="281.366601111" calcext:value-type="float">
            <text:p>281.366601111</text:p>
          </table:table-cell>
          <table:table-cell office:value-type="float" office:value="125000" calcext:value-type="float">
            <text:p>125000</text:p>
          </table:table-cell>
          <table:table-cell office:value-type="float" office:value="69913.6143661253" calcext:value-type="float">
            <text:p>69913.6143661253</text:p>
          </table:table-cell>
          <table:table-cell office:value-type="float" office:value="0.274636287999783" calcext:value-type="float">
            <text:p>0.27463628799978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9913.6143661253" calcext:value-type="float">
            <text:p>69913.6143661253</text:p>
          </table:table-cell>
          <table:table-cell office:value-type="float" office:value="0.205088323000382" calcext:value-type="float">
            <text:p>0.205088323000382</text:p>
          </table:table-cell>
        </table:table-row>
        <table:table-row table:style-name="ro1">
          <table:table-cell office:value-type="float" office:value="281.568055873" calcext:value-type="float">
            <text:p>281.568055873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6539.553487227" calcext:value-type="float">
            <text:p>126539.553487227</text:p>
          </table:table-cell>
          <table:table-cell office:value-type="float" office:value="0.204936140000427" calcext:value-type="float">
            <text:p>0.20493614000042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539.553487227" calcext:value-type="float">
            <text:p>126539.553487227</text:p>
          </table:table-cell>
          <table:table-cell office:value-type="float" office:value="0.204601627999182" calcext:value-type="float">
            <text:p>0.204601627999182</text:p>
          </table:table-cell>
        </table:table-row>
        <table:table-row table:style-name="ro1">
          <table:table-cell office:value-type="float" office:value="281.768605974999" calcext:value-type="float">
            <text:p>281.768605974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2859.88957322" calcext:value-type="float">
            <text:p>122859.88957322</text:p>
          </table:table-cell>
          <table:table-cell office:value-type="float" office:value="0.2177455989995" calcext:value-type="float">
            <text:p>0.217745598999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1753.4463231286" calcext:value-type="float">
            <text:p>71753.4463231286</text:p>
          </table:table-cell>
          <table:table-cell office:value-type="float" office:value="0.206498230000761" calcext:value-type="float">
            <text:p>0.206498230000761</text:p>
          </table:table-cell>
        </table:table-row>
        <table:table-row table:style-name="ro1">
          <table:table-cell office:value-type="float" office:value="281.970919546" calcext:value-type="float">
            <text:p>281.970919546</text:p>
          </table:table-cell>
          <table:table-cell office:value-type="float" office:value="75000" calcext:value-type="float">
            <text:p>75000</text:p>
          </table:table-cell>
          <table:table-cell office:value-type="float" office:value="74206.555599133" calcext:value-type="float">
            <text:p>74206.555599133</text:p>
          </table:table-cell>
          <table:table-cell office:value-type="float" office:value="0.205423305000295" calcext:value-type="float">
            <text:p>0.20542330500029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206.555599133" calcext:value-type="float">
            <text:p>74206.555599133</text:p>
          </table:table-cell>
          <table:table-cell office:value-type="float" office:value="0.203812219000611" calcext:value-type="float">
            <text:p>0.203812219000611</text:p>
          </table:table-cell>
        </table:table-row>
        <table:table-row table:style-name="ro1">
          <table:table-cell office:value-type="float" office:value="282.173441409999" calcext:value-type="float">
            <text:p>282.173441409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206.555599133" calcext:value-type="float">
            <text:p>74206.555599133</text:p>
          </table:table-cell>
          <table:table-cell office:value-type="float" office:value="0.204898549999598" calcext:value-type="float">
            <text:p>0.2048985499995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4495.295757223" calcext:value-type="float">
            <text:p>124495.295757223</text:p>
          </table:table-cell>
          <table:table-cell office:value-type="float" office:value="0.204648367999653" calcext:value-type="float">
            <text:p>0.204648367999653</text:p>
          </table:table-cell>
        </table:table-row>
        <table:table-row table:style-name="ro1">
          <table:table-cell office:value-type="float" office:value="282.37558251" calcext:value-type="float">
            <text:p>282.37558251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239.1206919219" calcext:value-type="float">
            <text:p>74239.1206919219</text:p>
          </table:table-cell>
          <table:table-cell office:value-type="float" office:value="0.256826615000136" calcext:value-type="float">
            <text:p>0.25682661500013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057.1826279211" calcext:value-type="float">
            <text:p>75057.1826279211</text:p>
          </table:table-cell>
          <table:table-cell office:value-type="float" office:value="0.204415266000069" calcext:value-type="float">
            <text:p>0.204415266000069</text:p>
          </table:table-cell>
        </table:table-row>
        <table:table-row table:style-name="ro1">
          <table:table-cell office:value-type="float" office:value="282.577162703999" calcext:value-type="float">
            <text:p>282.577162703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5602.811149754" calcext:value-type="float">
            <text:p>125602.811149754</text:p>
          </table:table-cell>
          <table:table-cell office:value-type="float" office:value="0.207570379000572" calcext:value-type="float">
            <text:p>0.20757037900057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602.811149754" calcext:value-type="float">
            <text:p>125602.811149754</text:p>
          </table:table-cell>
          <table:table-cell office:value-type="float" office:value="0.204985282999587" calcext:value-type="float">
            <text:p>0.204985282999587</text:p>
          </table:table-cell>
        </table:table-row>
        <table:table-row table:style-name="ro1">
          <table:table-cell office:value-type="float" office:value="282.779151232" calcext:value-type="float">
            <text:p>282.779151232</text:p>
          </table:table-cell>
          <table:table-cell office:value-type="float" office:value="75000" calcext:value-type="float">
            <text:p>75000</text:p>
          </table:table-cell>
          <table:table-cell office:value-type="float" office:value="124373.419849756" calcext:value-type="float">
            <text:p>124373.419849756</text:p>
          </table:table-cell>
          <table:table-cell office:value-type="float" office:value="0.207312085999547" calcext:value-type="float">
            <text:p>0.20731208599954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148.7823498565" calcext:value-type="float">
            <text:p>73148.7823498565</text:p>
          </table:table-cell>
          <table:table-cell office:value-type="float" office:value="0.20495264300007" calcext:value-type="float">
            <text:p>0.20495264300007</text:p>
          </table:table-cell>
        </table:table-row>
        <table:table-row table:style-name="ro1">
          <table:table-cell office:value-type="float" office:value="282.981328743" calcext:value-type="float">
            <text:p>282.981328743</text:p>
          </table:table-cell>
          <table:table-cell office:value-type="float" office:value="75000" calcext:value-type="float">
            <text:p>75000</text:p>
          </table:table-cell>
          <table:table-cell office:value-type="float" office:value="74378.173649854" calcext:value-type="float">
            <text:p>74378.173649854</text:p>
          </table:table-cell>
          <table:table-cell office:value-type="float" office:value="0.205904550999549" calcext:value-type="float">
            <text:p>0.20590455099954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378.173649854" calcext:value-type="float">
            <text:p>74378.173649854</text:p>
          </table:table-cell>
          <table:table-cell office:value-type="float" office:value="0.20398078100061" calcext:value-type="float">
            <text:p>0.20398078100061</text:p>
          </table:table-cell>
        </table:table-row>
        <table:table-row table:style-name="ro1">
          <table:table-cell office:value-type="float" office:value="283.184006769" calcext:value-type="float">
            <text:p>283.18400676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378.173649854" calcext:value-type="float">
            <text:p>74378.173649854</text:p>
          </table:table-cell>
          <table:table-cell office:value-type="float" office:value="0.20450365600027" calcext:value-type="float">
            <text:p>0.2045036560002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602.811149754" calcext:value-type="float">
            <text:p>125602.811149754</text:p>
          </table:table-cell>
          <table:table-cell office:value-type="float" office:value="0.204611498000304" calcext:value-type="float">
            <text:p>0.204611498000304</text:p>
          </table:table-cell>
        </table:table-row>
        <table:table-row table:style-name="ro1">
          <table:table-cell office:value-type="float" office:value="283.391451197" calcext:value-type="float">
            <text:p>283.391451197</text:p>
          </table:table-cell>
          <table:table-cell office:value-type="float" office:value="125000" calcext:value-type="float">
            <text:p>125000</text:p>
          </table:table-cell>
          <table:table-cell office:value-type="float" office:value="62698.956299877" calcext:value-type="float">
            <text:p>62698.956299877</text:p>
          </table:table-cell>
          <table:table-cell office:value-type="float" office:value="0.267373291000695" calcext:value-type="float">
            <text:p>0.26737329100069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2698.956299877" calcext:value-type="float">
            <text:p>62698.956299877</text:p>
          </table:table-cell>
          <table:table-cell office:value-type="float" office:value="0.204014471999471" calcext:value-type="float">
            <text:p>0.204014471999471</text:p>
          </table:table-cell>
        </table:table-row>
        <table:table-row table:style-name="ro1">
          <table:table-cell office:value-type="float" office:value="283.593066601999" calcext:value-type="float">
            <text:p>283.593066601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7814.785000169" calcext:value-type="float">
            <text:p>127814.785000169</text:p>
          </table:table-cell>
          <table:table-cell office:value-type="float" office:value="0.206102553000164" calcext:value-type="float">
            <text:p>0.2061025530001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814.785000169" calcext:value-type="float">
            <text:p>127814.785000169</text:p>
          </table:table-cell>
          <table:table-cell office:value-type="float" office:value="0.204085592999945" calcext:value-type="float">
            <text:p>0.204085592999945</text:p>
          </table:table-cell>
        </table:table-row>
        <table:table-row table:style-name="ro1">
          <table:table-cell office:value-type="float" office:value="283.795096071" calcext:value-type="float">
            <text:p>283.795096071</text:p>
          </table:table-cell>
          <table:table-cell office:value-type="float" office:value="75000" calcext:value-type="float">
            <text:p>75000</text:p>
          </table:table-cell>
          <table:table-cell office:value-type="float" office:value="121679.675320161" calcext:value-type="float">
            <text:p>121679.675320161</text:p>
          </table:table-cell>
          <table:table-cell office:value-type="float" office:value="0.210825395000029" calcext:value-type="float">
            <text:p>0.21082539500002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9326.7393840915" calcext:value-type="float">
            <text:p>69326.7393840915</text:p>
          </table:table-cell>
          <table:table-cell office:value-type="float" office:value="0.204255414000727" calcext:value-type="float">
            <text:p>0.204255414000727</text:p>
          </table:table-cell>
        </table:table-row>
        <table:table-row table:style-name="ro1">
          <table:table-cell office:value-type="float" office:value="283.997303061999" calcext:value-type="float">
            <text:p>283.997303061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4234.827128098" calcext:value-type="float">
            <text:p>74234.827128098</text:p>
          </table:table-cell>
          <table:table-cell office:value-type="float" office:value="0.204171573000167" calcext:value-type="float">
            <text:p>0.2041715730001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461.8490640996" calcext:value-type="float">
            <text:p>75461.8490640996</text:p>
          </table:table-cell>
          <table:table-cell office:value-type="float" office:value="0.204116613000224" calcext:value-type="float">
            <text:p>0.204116613000224</text:p>
          </table:table-cell>
        </table:table-row>
        <table:table-row table:style-name="ro1">
          <table:table-cell office:value-type="float" office:value="284.19917914" calcext:value-type="float">
            <text:p>284.19917914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461.8490640996" calcext:value-type="float">
            <text:p>75461.8490640996</text:p>
          </table:table-cell>
          <table:table-cell office:value-type="float" office:value="0.204145353000058" calcext:value-type="float">
            <text:p>0.2041453530000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587.763064167" calcext:value-type="float">
            <text:p>126587.763064167</text:p>
          </table:table-cell>
          <table:table-cell office:value-type="float" office:value="0.205370077000225" calcext:value-type="float">
            <text:p>0.205370077000225</text:p>
          </table:table-cell>
        </table:table-row>
        <table:table-row table:style-name="ro1">
          <table:table-cell office:value-type="float" office:value="284.401774014999" calcext:value-type="float">
            <text:p>284.401774014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339.3104370616" calcext:value-type="float">
            <text:p>75339.3104370616</text:p>
          </table:table-cell>
          <table:table-cell office:value-type="float" office:value="0.259960331000002" calcext:value-type="float">
            <text:p>0.25996033100000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39.3104370616" calcext:value-type="float">
            <text:p>75339.3104370616</text:p>
          </table:table-cell>
          <table:table-cell office:value-type="float" office:value="0.206355519000681" calcext:value-type="float">
            <text:p>0.206355519000681</text:p>
          </table:table-cell>
        </table:table-row>
        <table:table-row table:style-name="ro1">
          <table:table-cell office:value-type="float" office:value="284.604590094" calcext:value-type="float">
            <text:p>284.604590094</text:p>
          </table:table-cell>
          <table:table-cell office:value-type="float" office:value="75000" calcext:value-type="float">
            <text:p>75000</text:p>
          </table:table-cell>
          <table:table-cell office:value-type="float" office:value="125141.101389036" calcext:value-type="float">
            <text:p>125141.101389036</text:p>
          </table:table-cell>
          <table:table-cell office:value-type="float" office:value="0.20718950599985" calcext:value-type="float">
            <text:p>0.2071895059998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04.7631390211" calcext:value-type="float">
            <text:p>74104.7631390211</text:p>
          </table:table-cell>
          <table:table-cell office:value-type="float" office:value="0.207103627000834" calcext:value-type="float">
            <text:p>0.207103627000834</text:p>
          </table:table-cell>
        </table:table-row>
        <table:table-row table:style-name="ro1">
          <table:table-cell office:value-type="float" office:value="284.807081387999" calcext:value-type="float">
            <text:p>284.807081387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329.6352570214" calcext:value-type="float">
            <text:p>75329.6352570214</text:p>
          </table:table-cell>
          <table:table-cell office:value-type="float" office:value="0.204156482999679" calcext:value-type="float">
            <text:p>0.20415648299967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29.6352570214" calcext:value-type="float">
            <text:p>75329.6352570214</text:p>
          </table:table-cell>
          <table:table-cell office:value-type="float" office:value="0.461845582000024" calcext:value-type="float">
            <text:p>0.461845582000024</text:p>
          </table:table-cell>
        </table:table-row>
        <table:table-row table:style-name="ro1">
          <table:table-cell office:value-type="float" office:value="285.00934023" calcext:value-type="float">
            <text:p>285.00934023</text:p>
          </table:table-cell>
          <table:table-cell office:value-type="float" office:value="75000" calcext:value-type="float">
            <text:p>75000</text:p>
          </table:table-cell>
          <table:table-cell office:value-type="float" office:value="75329.6352570214" calcext:value-type="float">
            <text:p>75329.6352570214</text:p>
          </table:table-cell>
          <table:table-cell office:value-type="float" office:value="0.204388916000426" calcext:value-type="float">
            <text:p>0.20438891600042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29.6352570214" calcext:value-type="float">
            <text:p>75329.6352570214</text:p>
          </table:table-cell>
          <table:table-cell office:value-type="float" office:value="0.274762574000306" calcext:value-type="float">
            <text:p>0.274762574000306</text:p>
          </table:table-cell>
        </table:table-row>
        <table:table-row table:style-name="ro1">
          <table:table-cell office:value-type="float" office:value="285.212298711" calcext:value-type="float">
            <text:p>285.212298711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329.6352570214" calcext:value-type="float">
            <text:p>75329.6352570214</text:p>
          </table:table-cell>
          <table:table-cell office:value-type="float" office:value="0.204359864999788" calcext:value-type="float">
            <text:p>0.2043598649997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365.973507036" calcext:value-type="float">
            <text:p>126365.973507036</text:p>
          </table:table-cell>
          <table:table-cell office:value-type="float" office:value="0.33994604199961" calcext:value-type="float">
            <text:p>0.33994604199961</text:p>
          </table:table-cell>
        </table:table-row>
        <table:table-row table:style-name="ro1">
          <table:table-cell office:value-type="float" office:value="285.618663906" calcext:value-type="float">
            <text:p>285.618663906</text:p>
          </table:table-cell>
          <table:table-cell office:value-type="float" office:value="125000" calcext:value-type="float">
            <text:p>125000</text:p>
          </table:table-cell>
          <table:table-cell office:value-type="float" office:value="72267.4549620206" calcext:value-type="float">
            <text:p>72267.4549620206</text:p>
          </table:table-cell>
          <table:table-cell office:value-type="float" office:value="0.553244984999765" calcext:value-type="float">
            <text:p>0.55324498499976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267.4549620206" calcext:value-type="float">
            <text:p>72267.4549620206</text:p>
          </table:table-cell>
          <table:table-cell office:value-type="float" office:value="0.205565760000354" calcext:value-type="float">
            <text:p>0.205565760000354</text:p>
          </table:table-cell>
        </table:table-row>
        <table:table-row table:style-name="ro1">
          <table:table-cell office:value-type="float" office:value="285.821511335" calcext:value-type="float">
            <text:p>285.821511335</text:p>
          </table:table-cell>
          <table:table-cell office:value-type="float" office:value="75000" calcext:value-type="float">
            <text:p>75000</text:p>
          </table:table-cell>
          <table:table-cell office:value-type="float" office:value="126365.973507036" calcext:value-type="float">
            <text:p>126365.973507036</text:p>
          </table:table-cell>
          <table:table-cell office:value-type="float" office:value="0.307369376999304" calcext:value-type="float">
            <text:p>0.30736937699930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29.6352570214" calcext:value-type="float">
            <text:p>75329.6352570214</text:p>
          </table:table-cell>
          <table:table-cell office:value-type="float" office:value="0.204583668999476" calcext:value-type="float">
            <text:p>0.204583668999476</text:p>
          </table:table-cell>
        </table:table-row>
        <table:table-row table:style-name="ro1">
          <table:table-cell office:value-type="float" office:value="286.024142212" calcext:value-type="float">
            <text:p>286.024142212</text:p>
          </table:table-cell>
          <table:table-cell office:value-type="float" office:value="75000" calcext:value-type="float">
            <text:p>75000</text:p>
          </table:table-cell>
          <table:table-cell office:value-type="float" office:value="76554.5073750218" calcext:value-type="float">
            <text:p>76554.5073750218</text:p>
          </table:table-cell>
          <table:table-cell office:value-type="float" office:value="0.312967439000204" calcext:value-type="float">
            <text:p>0.31296743900020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54.5073750218" calcext:value-type="float">
            <text:p>76554.5073750218</text:p>
          </table:table-cell>
          <table:table-cell office:value-type="float" office:value="0.20574826200027" calcext:value-type="float">
            <text:p>0.20574826200027</text:p>
          </table:table-cell>
        </table:table-row>
        <table:table-row table:style-name="ro1">
          <table:table-cell office:value-type="float" office:value="286.227642248" calcext:value-type="float">
            <text:p>286.227642248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554.5073750218" calcext:value-type="float">
            <text:p>76554.5073750218</text:p>
          </table:table-cell>
          <table:table-cell office:value-type="float" office:value="0.205445048000001" calcext:value-type="float">
            <text:p>0.20544504800000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590.845625036" calcext:value-type="float">
            <text:p>127590.845625036</text:p>
          </table:table-cell>
          <table:table-cell office:value-type="float" office:value="0.208178369999587" calcext:value-type="float">
            <text:p>0.208178369999587</text:p>
          </table:table-cell>
        </table:table-row>
        <table:table-row table:style-name="ro1">
          <table:table-cell office:value-type="float" office:value="286.429034762" calcext:value-type="float">
            <text:p>286.429034762</text:p>
          </table:table-cell>
          <table:table-cell office:value-type="float" office:value="125000" calcext:value-type="float">
            <text:p>125000</text:p>
          </table:table-cell>
          <table:table-cell office:value-type="float" office:value="119016.740799034" calcext:value-type="float">
            <text:p>119016.740799034</text:p>
          </table:table-cell>
          <table:table-cell office:value-type="float" office:value="0.284144645000197" calcext:value-type="float">
            <text:p>0.28414464500019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9016.740799034" calcext:value-type="float">
            <text:p>119016.740799034</text:p>
          </table:table-cell>
          <table:table-cell office:value-type="float" office:value="0.208570874000543" calcext:value-type="float">
            <text:p>0.208570874000543</text:p>
          </table:table-cell>
        </table:table-row>
        <table:table-row table:style-name="ro1">
          <table:table-cell office:value-type="float" office:value="286.630932921" calcext:value-type="float">
            <text:p>286.630932921</text:p>
          </table:table-cell>
          <table:table-cell office:value-type="float" office:value="75000" calcext:value-type="float">
            <text:p>75000</text:p>
          </table:table-cell>
          <table:table-cell office:value-type="float" office:value="122691.357153035" calcext:value-type="float">
            <text:p>122691.357153035</text:p>
          </table:table-cell>
          <table:table-cell office:value-type="float" office:value="0.210161399000754" calcext:value-type="float">
            <text:p>0.21016139900075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1655.0189030204" calcext:value-type="float">
            <text:p>71655.0189030204</text:p>
          </table:table-cell>
          <table:table-cell office:value-type="float" office:value="0.204265215000305" calcext:value-type="float">
            <text:p>0.204265215000305</text:p>
          </table:table-cell>
        </table:table-row>
        <table:table-row table:style-name="ro1">
          <table:table-cell office:value-type="float" office:value="286.833353485999" calcext:value-type="float">
            <text:p>286.833353485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329.6352570214" calcext:value-type="float">
            <text:p>75329.6352570214</text:p>
          </table:table-cell>
          <table:table-cell office:value-type="float" office:value="0.205193685000268" calcext:value-type="float">
            <text:p>0.2051936850002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29.6352570214" calcext:value-type="float">
            <text:p>75329.6352570214</text:p>
          </table:table-cell>
          <table:table-cell office:value-type="float" office:value="0.204159333999996" calcext:value-type="float">
            <text:p>0.204159333999996</text:p>
          </table:table-cell>
        </table:table-row>
        <table:table-row table:style-name="ro1">
          <table:table-cell office:value-type="float" office:value="287.036455947999" calcext:value-type="float">
            <text:p>287.036455947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4104.7631390211" calcext:value-type="float">
            <text:p>74104.7631390211</text:p>
          </table:table-cell>
          <table:table-cell office:value-type="float" office:value="0.204702458999236" calcext:value-type="float">
            <text:p>0.20470245899923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104.7631390211" calcext:value-type="float">
            <text:p>74104.7631390211</text:p>
          </table:table-cell>
          <table:table-cell office:value-type="float" office:value="0.205026514000565" calcext:value-type="float">
            <text:p>0.205026514000565</text:p>
          </table:table-cell>
        </table:table-row>
        <table:table-row table:style-name="ro1">
          <table:table-cell office:value-type="float" office:value="287.239456249999" calcext:value-type="float">
            <text:p>287.239456249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554.5073750218" calcext:value-type="float">
            <text:p>76554.5073750218</text:p>
          </table:table-cell>
          <table:table-cell office:value-type="float" office:value="0.204946212999857" calcext:value-type="float">
            <text:p>0.20494621299985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590.845625036" calcext:value-type="float">
            <text:p>127590.845625036</text:p>
          </table:table-cell>
          <table:table-cell office:value-type="float" office:value="0.207927408000614" calcext:value-type="float">
            <text:p>0.207927408000614</text:p>
          </table:table-cell>
        </table:table-row>
        <table:table-row table:style-name="ro1">
          <table:table-cell office:value-type="float" office:value="287.440738142999" calcext:value-type="float">
            <text:p>287.440738142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303.793212035" calcext:value-type="float">
            <text:p>123303.793212035</text:p>
          </table:table-cell>
          <table:table-cell office:value-type="float" office:value="0.286182906999784" calcext:value-type="float">
            <text:p>0.28618290699978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303.793212035" calcext:value-type="float">
            <text:p>123303.793212035</text:p>
          </table:table-cell>
          <table:table-cell office:value-type="float" office:value="0.204805471999862" calcext:value-type="float">
            <text:p>0.204805471999862</text:p>
          </table:table-cell>
        </table:table-row>
        <table:table-row table:style-name="ro1">
          <table:table-cell office:value-type="float" office:value="287.643762844999" calcext:value-type="float">
            <text:p>287.643762844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3916.229271035" calcext:value-type="float">
            <text:p>123916.229271035</text:p>
          </table:table-cell>
          <table:table-cell office:value-type="float" office:value="0.206494919999386" calcext:value-type="float">
            <text:p>0.20649491999938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879.8910210207" calcext:value-type="float">
            <text:p>72879.8910210207</text:p>
          </table:table-cell>
          <table:table-cell office:value-type="float" office:value="0.203576877999694" calcext:value-type="float">
            <text:p>0.203576877999694</text:p>
          </table:table-cell>
        </table:table-row>
        <table:table-row table:style-name="ro1">
          <table:table-cell office:value-type="float" office:value="287.846021798" calcext:value-type="float">
            <text:p>287.846021798</text:p>
          </table:table-cell>
          <table:table-cell office:value-type="float" office:value="75000" calcext:value-type="float">
            <text:p>75000</text:p>
          </table:table-cell>
          <table:table-cell office:value-type="float" office:value="75333.7422268814" calcext:value-type="float">
            <text:p>75333.7422268814</text:p>
          </table:table-cell>
          <table:table-cell office:value-type="float" office:value="0.205014422999739" calcext:value-type="float">
            <text:p>0.20501442299973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33.7422268814" calcext:value-type="float">
            <text:p>75333.7422268814</text:p>
          </table:table-cell>
          <table:table-cell office:value-type="float" office:value="0.212209086999792" calcext:value-type="float">
            <text:p>0.212209086999792</text:p>
          </table:table-cell>
        </table:table-row>
        <table:table-row table:style-name="ro1">
          <table:table-cell office:value-type="float" office:value="288.048925679" calcext:value-type="float">
            <text:p>288.048925679</text:p>
          </table:table-cell>
          <table:table-cell office:value-type="float" office:value="75000" calcext:value-type="float">
            <text:p>75000</text:p>
          </table:table-cell>
          <table:table-cell office:value-type="float" office:value="74517.1162948827" calcext:value-type="float">
            <text:p>74517.1162948827</text:p>
          </table:table-cell>
          <table:table-cell office:value-type="float" office:value="0.205405538000377" calcext:value-type="float">
            <text:p>0.20540553800037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517.1162948827" calcext:value-type="float">
            <text:p>74517.1162948827</text:p>
          </table:table-cell>
          <table:table-cell office:value-type="float" office:value="0.206633593000333" calcext:value-type="float">
            <text:p>0.206633593000333</text:p>
          </table:table-cell>
        </table:table-row>
        <table:table-row table:style-name="ro1">
          <table:table-cell office:value-type="float" office:value="288.251714278999" calcext:value-type="float">
            <text:p>288.251714278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333.7422268814" calcext:value-type="float">
            <text:p>75333.7422268814</text:p>
          </table:table-cell>
          <table:table-cell office:value-type="float" office:value="0.204682390000016" calcext:value-type="float">
            <text:p>0.2046823900000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372.862976801" calcext:value-type="float">
            <text:p>126372.862976801</text:p>
          </table:table-cell>
          <table:table-cell office:value-type="float" office:value="0.209928721000324" calcext:value-type="float">
            <text:p>0.209928721000324</text:p>
          </table:table-cell>
        </table:table-row>
        <table:table-row table:style-name="ro1">
          <table:table-cell office:value-type="float" office:value="288.453726809999" calcext:value-type="float">
            <text:p>288.453726809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4046.438054871" calcext:value-type="float">
            <text:p>124046.438054871</text:p>
          </table:table-cell>
          <table:table-cell office:value-type="float" office:value="0.208402941000713" calcext:value-type="float">
            <text:p>0.20840294100071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4046.438054871" calcext:value-type="float">
            <text:p>124046.438054871</text:p>
          </table:table-cell>
          <table:table-cell office:value-type="float" office:value="0.204486597999676" calcext:value-type="float">
            <text:p>0.204486597999676</text:p>
          </table:table-cell>
        </table:table-row>
        <table:table-row table:style-name="ro1">
          <table:table-cell office:value-type="float" office:value="288.656144486" calcext:value-type="float">
            <text:p>288.656144486</text:p>
          </table:table-cell>
          <table:table-cell office:value-type="float" office:value="75000" calcext:value-type="float">
            <text:p>75000</text:p>
          </table:table-cell>
          <table:table-cell office:value-type="float" office:value="124659.51764987" calcext:value-type="float">
            <text:p>124659.51764987</text:p>
          </table:table-cell>
          <table:table-cell office:value-type="float" office:value="0.206435269999929" calcext:value-type="float">
            <text:p>0.20643526999992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569.5513999235" calcext:value-type="float">
            <text:p>73569.5513999235</text:p>
          </table:table-cell>
          <table:table-cell office:value-type="float" office:value="0.203933882000456" calcext:value-type="float">
            <text:p>0.203933882000456</text:p>
          </table:table-cell>
        </table:table-row>
        <table:table-row table:style-name="ro1">
          <table:table-cell office:value-type="float" office:value="288.858247927999" calcext:value-type="float">
            <text:p>288.858247927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527.801910006" calcext:value-type="float">
            <text:p>75527.801910006</text:p>
          </table:table-cell>
          <table:table-cell office:value-type="float" office:value="0.204067734000091" calcext:value-type="float">
            <text:p>0.20406773400009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527.801910006" calcext:value-type="float">
            <text:p>75527.801910006</text:p>
          </table:table-cell>
          <table:table-cell office:value-type="float" office:value="0.2271312390003" calcext:value-type="float">
            <text:p>0.2271312390003</text:p>
          </table:table-cell>
        </table:table-row>
        <table:table-row table:style-name="ro1">
          <table:table-cell office:value-type="float" office:value="289.061541654" calcext:value-type="float">
            <text:p>289.061541654</text:p>
          </table:table-cell>
          <table:table-cell office:value-type="float" office:value="75000" calcext:value-type="float">
            <text:p>75000</text:p>
          </table:table-cell>
          <table:table-cell office:value-type="float" office:value="76752.2083140066" calcext:value-type="float">
            <text:p>76752.2083140066</text:p>
          </table:table-cell>
          <table:table-cell office:value-type="float" office:value="0.204763732000174" calcext:value-type="float">
            <text:p>0.20476373200017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752.2083140066" calcext:value-type="float">
            <text:p>76752.2083140066</text:p>
          </table:table-cell>
          <table:table-cell office:value-type="float" office:value="0.204500308999741" calcext:value-type="float">
            <text:p>0.204500308999741</text:p>
          </table:table-cell>
        </table:table-row>
        <table:table-row table:style-name="ro1">
          <table:table-cell office:value-type="float" office:value="289.263248392" calcext:value-type="float">
            <text:p>289.263248392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300.9938460336" calcext:value-type="float">
            <text:p>75300.9938460336</text:p>
          </table:table-cell>
          <table:table-cell office:value-type="float" office:value="0.204677360999995" calcext:value-type="float">
            <text:p>0.20467736099999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317.927346056" calcext:value-type="float">
            <text:p>126317.927346056</text:p>
          </table:table-cell>
          <table:table-cell office:value-type="float" office:value="0.204189215000042" calcext:value-type="float">
            <text:p>0.204189215000042</text:p>
          </table:table-cell>
        </table:table-row>
        <table:table-row table:style-name="ro1">
          <table:table-cell office:value-type="float" office:value="289.4658548" calcext:value-type="float">
            <text:p>289.4658548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1420.301730054" calcext:value-type="float">
            <text:p>121420.301730054</text:p>
          </table:table-cell>
          <table:table-cell office:value-type="float" office:value="0.209277320999718" calcext:value-type="float">
            <text:p>0.2092773209997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1420.301730054" calcext:value-type="float">
            <text:p>121420.301730054</text:p>
          </table:table-cell>
          <table:table-cell office:value-type="float" office:value="0.204136315000142" calcext:value-type="float">
            <text:p>0.204136315000142</text:p>
          </table:table-cell>
        </table:table-row>
        <table:table-row table:style-name="ro1">
          <table:table-cell office:value-type="float" office:value="289.667558149" calcext:value-type="float">
            <text:p>289.667558149</text:p>
          </table:table-cell>
          <table:table-cell office:value-type="float" office:value="75000" calcext:value-type="float">
            <text:p>75000</text:p>
          </table:table-cell>
          <table:table-cell office:value-type="float" office:value="122236.572666055" calcext:value-type="float">
            <text:p>122236.572666055</text:p>
          </table:table-cell>
          <table:table-cell office:value-type="float" office:value="0.207509842000036" calcext:value-type="float">
            <text:p>0.20750984200003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1219.6391660318" calcext:value-type="float">
            <text:p>71219.6391660318</text:p>
          </table:table-cell>
          <table:table-cell office:value-type="float" office:value="0.207615264999731" calcext:value-type="float">
            <text:p>0.207615264999731</text:p>
          </table:table-cell>
        </table:table-row>
        <table:table-row table:style-name="ro1">
          <table:table-cell office:value-type="float" office:value="289.869937564999" calcext:value-type="float">
            <text:p>289.869937564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6525.4002500342" calcext:value-type="float">
            <text:p>76525.4002500342</text:p>
          </table:table-cell>
          <table:table-cell office:value-type="float" office:value="0.205597381000189" calcext:value-type="float">
            <text:p>0.20559738100018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525.4002500342" calcext:value-type="float">
            <text:p>76525.4002500342</text:p>
          </table:table-cell>
          <table:table-cell office:value-type="float" office:value="0.206103047999932" calcext:value-type="float">
            <text:p>0.206103047999932</text:p>
          </table:table-cell>
        </table:table-row>
        <table:table-row table:style-name="ro1">
          <table:table-cell office:value-type="float" office:value="290.072069538" calcext:value-type="float">
            <text:p>290.072069538</text:p>
          </table:table-cell>
          <table:table-cell office:value-type="float" office:value="75000" calcext:value-type="float">
            <text:p>75000</text:p>
          </table:table-cell>
          <table:table-cell office:value-type="float" office:value="75505.0615800337" calcext:value-type="float">
            <text:p>75505.0615800337</text:p>
          </table:table-cell>
          <table:table-cell office:value-type="float" office:value="0.204192714999408" calcext:value-type="float">
            <text:p>0.2041927149994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505.0615800337" calcext:value-type="float">
            <text:p>75505.0615800337</text:p>
          </table:table-cell>
          <table:table-cell office:value-type="float" office:value="0.204586679000386" calcext:value-type="float">
            <text:p>0.204586679000386</text:p>
          </table:table-cell>
        </table:table-row>
        <table:table-row table:style-name="ro1">
          <table:table-cell office:value-type="float" office:value="290.273868908" calcext:value-type="float">
            <text:p>290.273868908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300.9938460336" calcext:value-type="float">
            <text:p>75300.9938460336</text:p>
          </table:table-cell>
          <table:table-cell office:value-type="float" office:value="0.204236927000238" calcext:value-type="float">
            <text:p>0.2042369270002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317.927346056" calcext:value-type="float">
            <text:p>126317.927346056</text:p>
          </table:table-cell>
          <table:table-cell office:value-type="float" office:value="0.204591489999984" calcext:value-type="float">
            <text:p>0.204591489999984</text:p>
          </table:table-cell>
        </table:table-row>
        <table:table-row table:style-name="ro1">
          <table:table-cell office:value-type="float" office:value="290.477069653" calcext:value-type="float">
            <text:p>290.477069653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1012.166262054" calcext:value-type="float">
            <text:p>121012.166262054</text:p>
          </table:table-cell>
          <table:table-cell office:value-type="float" office:value="0.286589254999853" calcext:value-type="float">
            <text:p>0.2865892549998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1012.166262054" calcext:value-type="float">
            <text:p>121012.166262054</text:p>
          </table:table-cell>
          <table:table-cell office:value-type="float" office:value="0.204011222999725" calcext:value-type="float">
            <text:p>0.204011222999725</text:p>
          </table:table-cell>
        </table:table-row>
        <table:table-row table:style-name="ro1">
          <table:table-cell office:value-type="float" office:value="290.679343547999" calcext:value-type="float">
            <text:p>290.679343547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5093.520942056" calcext:value-type="float">
            <text:p>125093.520942056</text:p>
          </table:table-cell>
          <table:table-cell office:value-type="float" office:value="0.20732820000012" calcext:value-type="float">
            <text:p>0.207328200000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076.5874420331" calcext:value-type="float">
            <text:p>74076.5874420331</text:p>
          </table:table-cell>
          <table:table-cell office:value-type="float" office:value="0.204890173999956" calcext:value-type="float">
            <text:p>0.204890173999956</text:p>
          </table:table-cell>
        </table:table-row>
        <table:table-row table:style-name="ro1">
          <table:table-cell office:value-type="float" office:value="290.880996847" calcext:value-type="float">
            <text:p>290.880996847</text:p>
          </table:table-cell>
          <table:table-cell office:value-type="float" office:value="75000" calcext:value-type="float">
            <text:p>75000</text:p>
          </table:table-cell>
          <table:table-cell office:value-type="float" office:value="75300.9938460336" calcext:value-type="float">
            <text:p>75300.9938460336</text:p>
          </table:table-cell>
          <table:table-cell office:value-type="float" office:value="0.204695811999954" calcext:value-type="float">
            <text:p>0.20469581199995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00.9938460336" calcext:value-type="float">
            <text:p>75300.9938460336</text:p>
          </table:table-cell>
          <table:table-cell office:value-type="float" office:value="0.204524789999596" calcext:value-type="float">
            <text:p>0.204524789999596</text:p>
          </table:table-cell>
        </table:table-row>
        <table:table-row table:style-name="ro1">
          <table:table-cell office:value-type="float" office:value="291.083492744" calcext:value-type="float">
            <text:p>291.083492744</text:p>
          </table:table-cell>
          <table:table-cell office:value-type="float" office:value="75000" calcext:value-type="float">
            <text:p>75000</text:p>
          </table:table-cell>
          <table:table-cell office:value-type="float" office:value="74076.5874420331" calcext:value-type="float">
            <text:p>74076.5874420331</text:p>
          </table:table-cell>
          <table:table-cell office:value-type="float" office:value="0.204193167000085" calcext:value-type="float">
            <text:p>0.20419316700008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076.5874420331" calcext:value-type="float">
            <text:p>74076.5874420331</text:p>
          </table:table-cell>
          <table:table-cell office:value-type="float" office:value="0.204052982999201" calcext:value-type="float">
            <text:p>0.204052982999201</text:p>
          </table:table-cell>
        </table:table-row>
        <table:table-row table:style-name="ro1">
          <table:table-cell office:value-type="float" office:value="291.286835231999" calcext:value-type="float">
            <text:p>291.286835231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6525.4002500342" calcext:value-type="float">
            <text:p>76525.4002500342</text:p>
          </table:table-cell>
          <table:table-cell office:value-type="float" office:value="0.204662701999951" calcext:value-type="float">
            <text:p>0.20466270199995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542.333750057" calcext:value-type="float">
            <text:p>127542.333750057</text:p>
          </table:table-cell>
          <table:table-cell office:value-type="float" office:value="0.204208246000235" calcext:value-type="float">
            <text:p>0.204208246000235</text:p>
          </table:table-cell>
        </table:table-row>
        <table:table-row table:style-name="ro1">
          <table:table-cell office:value-type="float" office:value="291.489408631" calcext:value-type="float">
            <text:p>291.489408631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869.114538055" calcext:value-type="float">
            <text:p>123869.114538055</text:p>
          </table:table-cell>
          <table:table-cell office:value-type="float" office:value="0.209160781000719" calcext:value-type="float">
            <text:p>0.20916078100071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665.046804055" calcext:value-type="float">
            <text:p>123665.046804055</text:p>
          </table:table-cell>
          <table:table-cell office:value-type="float" office:value="0.204837022999527" calcext:value-type="float">
            <text:p>0.204837022999527</text:p>
          </table:table-cell>
        </table:table-row>
        <table:table-row table:style-name="ro1">
          <table:table-cell office:value-type="float" office:value="291.692703336999" calcext:value-type="float">
            <text:p>291.692703336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1216.233996054" calcext:value-type="float">
            <text:p>121216.233996054</text:p>
          </table:table-cell>
          <table:table-cell office:value-type="float" office:value="0.209676806000061" calcext:value-type="float">
            <text:p>0.20967680600006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403.3682300314" calcext:value-type="float">
            <text:p>70403.3682300314</text:p>
          </table:table-cell>
          <table:table-cell office:value-type="float" office:value="0.205083206000381" calcext:value-type="float">
            <text:p>0.205083206000381</text:p>
          </table:table-cell>
        </table:table-row>
        <table:table-row table:style-name="ro1">
          <table:table-cell office:value-type="float" office:value="291.895135725" calcext:value-type="float">
            <text:p>291.895135725</text:p>
          </table:table-cell>
          <table:table-cell office:value-type="float" office:value="75000" calcext:value-type="float">
            <text:p>75000</text:p>
          </table:table-cell>
          <table:table-cell office:value-type="float" office:value="75300.9938460336" calcext:value-type="float">
            <text:p>75300.9938460336</text:p>
          </table:table-cell>
          <table:table-cell office:value-type="float" office:value="0.204723992000254" calcext:value-type="float">
            <text:p>0.20472399200025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00.9938460336" calcext:value-type="float">
            <text:p>75300.9938460336</text:p>
          </table:table-cell>
          <table:table-cell office:value-type="float" office:value="0.209234173000368" calcext:value-type="float">
            <text:p>0.209234173000368</text:p>
          </table:table-cell>
        </table:table-row>
        <table:table-row table:style-name="ro1">
          <table:table-cell office:value-type="float" office:value="292.096316927999" calcext:value-type="float">
            <text:p>292.096316927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300.9938460336" calcext:value-type="float">
            <text:p>75300.9938460336</text:p>
          </table:table-cell>
          <table:table-cell office:value-type="float" office:value="0.204321297999741" calcext:value-type="float">
            <text:p>0.20432129799974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00.9938460336" calcext:value-type="float">
            <text:p>75300.9938460336</text:p>
          </table:table-cell>
          <table:table-cell office:value-type="float" office:value="0.205593201999363" calcext:value-type="float">
            <text:p>0.205593201999363</text:p>
          </table:table-cell>
        </table:table-row>
        <table:table-row table:style-name="ro1">
          <table:table-cell office:value-type="float" office:value="292.298841616999" calcext:value-type="float">
            <text:p>292.298841616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121.9555447851" calcext:value-type="float">
            <text:p>74121.9555447851</text:p>
          </table:table-cell>
          <table:table-cell office:value-type="float" office:value="0.204293398000118" calcext:value-type="float">
            <text:p>0.2042933980001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170.134294637" calcext:value-type="float">
            <text:p>125170.134294637</text:p>
          </table:table-cell>
          <table:table-cell office:value-type="float" office:value="0.208458365000297" calcext:value-type="float">
            <text:p>0.208458365000297</text:p>
          </table:table-cell>
        </table:table-row>
        <table:table-row table:style-name="ro1">
          <table:table-cell office:value-type="float" office:value="292.50080187" calcext:value-type="float">
            <text:p>292.50080187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944.978004641" calcext:value-type="float">
            <text:p>123944.978004641</text:p>
          </table:table-cell>
          <table:table-cell office:value-type="float" office:value="0.208875858000283" calcext:value-type="float">
            <text:p>0.20887585800028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944.978004641" calcext:value-type="float">
            <text:p>123944.978004641</text:p>
          </table:table-cell>
          <table:table-cell office:value-type="float" office:value="0.205133825999837" calcext:value-type="float">
            <text:p>0.205133825999837</text:p>
          </table:table-cell>
        </table:table-row>
        <table:table-row table:style-name="ro1">
          <table:table-cell office:value-type="float" office:value="292.70251366" calcext:value-type="float">
            <text:p>292.70251366</text:p>
          </table:table-cell>
          <table:table-cell office:value-type="float" office:value="75000" calcext:value-type="float">
            <text:p>75000</text:p>
          </table:table-cell>
          <table:table-cell office:value-type="float" office:value="124761.748864638" calcext:value-type="float">
            <text:p>124761.748864638</text:p>
          </table:table-cell>
          <table:table-cell office:value-type="float" office:value="0.206953117999547" calcext:value-type="float">
            <text:p>0.20695311799954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713.5701147863" calcext:value-type="float">
            <text:p>73713.5701147863</text:p>
          </table:table-cell>
          <table:table-cell office:value-type="float" office:value="0.207217811000191" calcext:value-type="float">
            <text:p>0.207217811000191</text:p>
          </table:table-cell>
        </table:table-row>
        <table:table-row table:style-name="ro1">
          <table:table-cell office:value-type="float" office:value="292.904727615" calcext:value-type="float">
            <text:p>292.904727615</text:p>
          </table:table-cell>
          <table:table-cell office:value-type="float" office:value="75000" calcext:value-type="float">
            <text:p>75000</text:p>
          </table:table-cell>
          <table:table-cell office:value-type="float" office:value="74121.9555447851" calcext:value-type="float">
            <text:p>74121.9555447851</text:p>
          </table:table-cell>
          <table:table-cell office:value-type="float" office:value="0.2040612159999" calcext:value-type="float">
            <text:p>0.2040612159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896.7992547887" calcext:value-type="float">
            <text:p>72896.7992547887</text:p>
          </table:table-cell>
          <table:table-cell office:value-type="float" office:value="0.206134058000316" calcext:value-type="float">
            <text:p>0.206134058000316</text:p>
          </table:table-cell>
        </table:table-row>
        <table:table-row table:style-name="ro1">
          <table:table-cell office:value-type="float" office:value="293.107706248999" calcext:value-type="float">
            <text:p>293.107706248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1875.8356797916" calcext:value-type="float">
            <text:p>71875.8356797916</text:p>
          </table:table-cell>
          <table:table-cell office:value-type="float" office:value="0.208097029999408" calcext:value-type="float">
            <text:p>0.2080970299994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4149.17071964" calcext:value-type="float">
            <text:p>124149.17071964</text:p>
          </table:table-cell>
          <table:table-cell office:value-type="float" office:value="0.206534862999433" calcext:value-type="float">
            <text:p>0.206534862999433</text:p>
          </table:table-cell>
        </table:table-row>
        <table:table-row table:style-name="ro1">
          <table:table-cell office:value-type="float" office:value="293.309817093999" calcext:value-type="float">
            <text:p>293.309817093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7747.3232959619" calcext:value-type="float">
            <text:p>77747.3232959619</text:p>
          </table:table-cell>
          <table:table-cell office:value-type="float" office:value="0.259920935999617" calcext:value-type="float">
            <text:p>0.2599209359996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7747.3232959619" calcext:value-type="float">
            <text:p>77747.3232959619</text:p>
          </table:table-cell>
          <table:table-cell office:value-type="float" office:value="0.205305109000619" calcext:value-type="float">
            <text:p>0.205305109000619</text:p>
          </table:table-cell>
        </table:table-row>
        <table:table-row table:style-name="ro1">
          <table:table-cell office:value-type="float" office:value="293.511871668" calcext:value-type="float">
            <text:p>293.511871668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865.158111939" calcext:value-type="float">
            <text:p>123865.158111939</text:p>
          </table:table-cell>
          <table:table-cell office:value-type="float" office:value="0.206963796999844" calcext:value-type="float">
            <text:p>0.20696379699984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865.158111939" calcext:value-type="float">
            <text:p>123865.158111939</text:p>
          </table:table-cell>
          <table:table-cell office:value-type="float" office:value="0.204568320999897" calcext:value-type="float">
            <text:p>0.204568320999897</text:p>
          </table:table-cell>
        </table:table-row>
        <table:table-row table:style-name="ro1">
          <table:table-cell office:value-type="float" office:value="293.713678669999" calcext:value-type="float">
            <text:p>293.71367866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5089.525407939" calcext:value-type="float">
            <text:p>125089.525407939</text:p>
          </table:table-cell>
          <table:table-cell office:value-type="float" office:value="0.206685594000191" calcext:value-type="float">
            <text:p>0.20668559400019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074.2214079637" calcext:value-type="float">
            <text:p>74074.2214079637</text:p>
          </table:table-cell>
          <table:table-cell office:value-type="float" office:value="0.205331699000453" calcext:value-type="float">
            <text:p>0.205331699000453</text:p>
          </table:table-cell>
        </table:table-row>
        <table:table-row table:style-name="ro1">
          <table:table-cell office:value-type="float" office:value="293.916551312999" calcext:value-type="float">
            <text:p>293.916551312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4074.2214079637" calcext:value-type="float">
            <text:p>74074.2214079637</text:p>
          </table:table-cell>
          <table:table-cell office:value-type="float" office:value="0.205286428999898" calcext:value-type="float">
            <text:p>0.2052864289998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074.2214079637" calcext:value-type="float">
            <text:p>74074.2214079637</text:p>
          </table:table-cell>
          <table:table-cell office:value-type="float" office:value="0.205994466999982" calcext:value-type="float">
            <text:p>0.205994466999982</text:p>
          </table:table-cell>
        </table:table-row>
        <table:table-row table:style-name="ro1">
          <table:table-cell office:value-type="float" office:value="294.118389394999" calcext:value-type="float">
            <text:p>294.118389394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074.2214079637" calcext:value-type="float">
            <text:p>74074.2214079637</text:p>
          </table:table-cell>
          <table:table-cell office:value-type="float" office:value="0.207053188999453" calcext:value-type="float">
            <text:p>0.2070531889994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8559.566495942" calcext:value-type="float">
            <text:p>118559.566495942</text:p>
          </table:table-cell>
          <table:table-cell office:value-type="float" office:value="0.207032729000275" calcext:value-type="float">
            <text:p>0.207032729000275</text:p>
          </table:table-cell>
        </table:table-row>
        <table:table-row table:style-name="ro1">
          <table:table-cell office:value-type="float" office:value="294.322187418" calcext:value-type="float">
            <text:p>294.322187418</text:p>
          </table:table-cell>
          <table:table-cell office:value-type="float" office:value="125000" calcext:value-type="float">
            <text:p>125000</text:p>
          </table:table-cell>
          <table:table-cell office:value-type="float" office:value="72033.6092479647" calcext:value-type="float">
            <text:p>72033.6092479647</text:p>
          </table:table-cell>
          <table:table-cell office:value-type="float" office:value="0.259011125999677" calcext:value-type="float">
            <text:p>0.259011125999677</text:p>
          </table:table-cell>
          <table:table-cell office:value-type="float" office:value="100000" calcext:value-type="float">
            <text:p>100000</text:p>
          </table:table-cell>
          <table:table-cell office:value-type="float" office:value="78563.5681599615" calcext:value-type="float">
            <text:p>78563.5681599615</text:p>
          </table:table-cell>
          <table:table-cell office:value-type="float" office:value="0.206338771000446" calcext:value-type="float">
            <text:p>0.206338771000446</text:p>
          </table:table-cell>
        </table:table-row>
        <table:table-row table:style-name="ro1">
          <table:table-cell office:value-type="float" office:value="294.523692287" calcext:value-type="float">
            <text:p>294.523692287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1416.423519941" calcext:value-type="float">
            <text:p>121416.423519941</text:p>
          </table:table-cell>
          <table:table-cell office:value-type="float" office:value="0.207881178000207" calcext:value-type="float">
            <text:p>0.20788117800020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1416.423519941" calcext:value-type="float">
            <text:p>121416.423519941</text:p>
          </table:table-cell>
          <table:table-cell office:value-type="float" office:value="0.206589593999524" calcext:value-type="float">
            <text:p>0.206589593999524</text:p>
          </table:table-cell>
        </table:table-row>
        <table:table-row table:style-name="ro1">
          <table:table-cell office:value-type="float" office:value="294.725874283" calcext:value-type="float">
            <text:p>294.725874283</text:p>
          </table:table-cell>
          <table:table-cell office:value-type="float" office:value="75000" calcext:value-type="float">
            <text:p>75000</text:p>
          </table:table-cell>
          <table:table-cell office:value-type="float" office:value="123865.158111939" calcext:value-type="float">
            <text:p>123865.158111939</text:p>
          </table:table-cell>
          <table:table-cell office:value-type="float" office:value="0.206877517000066" calcext:value-type="float">
            <text:p>0.206877517000066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401.1195199655" calcext:value-type="float">
            <text:p>70401.1195199655</text:p>
          </table:table-cell>
          <table:table-cell office:value-type="float" office:value="0.204917654999917" calcext:value-type="float">
            <text:p>0.204917654999917</text:p>
          </table:table-cell>
        </table:table-row>
        <table:table-row table:style-name="ro1">
          <table:table-cell office:value-type="float" office:value="294.928771317" calcext:value-type="float">
            <text:p>294.928771317</text:p>
          </table:table-cell>
          <table:table-cell office:value-type="float" office:value="75000" calcext:value-type="float">
            <text:p>75000</text:p>
          </table:table-cell>
          <table:table-cell office:value-type="float" office:value="71625.4868159649" calcext:value-type="float">
            <text:p>71625.4868159649</text:p>
          </table:table-cell>
          <table:table-cell office:value-type="float" office:value="0.205391880999741" calcext:value-type="float">
            <text:p>0.20539188099974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074.2214079637" calcext:value-type="float">
            <text:p>74074.2214079637</text:p>
          </table:table-cell>
          <table:table-cell office:value-type="float" office:value="0.204304977999527" calcext:value-type="float">
            <text:p>0.204304977999527</text:p>
          </table:table-cell>
        </table:table-row>
        <table:table-row table:style-name="ro1">
          <table:table-cell office:value-type="float" office:value="295.130223194999" calcext:value-type="float">
            <text:p>295.130223194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298.5887039631" calcext:value-type="float">
            <text:p>75298.5887039631</text:p>
          </table:table-cell>
          <table:table-cell office:value-type="float" office:value="0.204321239999445" calcext:value-type="float">
            <text:p>0.20432123999944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6313.892703938" calcext:value-type="float">
            <text:p>126313.892703938</text:p>
          </table:table-cell>
          <table:table-cell office:value-type="float" office:value="0.20479324400003" calcext:value-type="float">
            <text:p>0.20479324400003</text:p>
          </table:table-cell>
        </table:table-row>
        <table:table-row table:style-name="ro1">
          <table:table-cell office:value-type="float" office:value="295.331974207" calcext:value-type="float">
            <text:p>295.331974207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094.5274879632" calcext:value-type="float">
            <text:p>75094.5274879632</text:p>
          </table:table-cell>
          <table:table-cell office:value-type="float" office:value="0.258223488000112" calcext:value-type="float">
            <text:p>0.2582234880001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094.5274879632" calcext:value-type="float">
            <text:p>75094.5274879632</text:p>
          </table:table-cell>
          <table:table-cell office:value-type="float" office:value="0.205920686999889" calcext:value-type="float">
            <text:p>0.205920686999889</text:p>
          </table:table-cell>
        </table:table-row>
        <table:table-row table:style-name="ro1">
          <table:table-cell office:value-type="float" office:value="295.53386721" calcext:value-type="float">
            <text:p>295.53386721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3865.158111939" calcext:value-type="float">
            <text:p>123865.158111939</text:p>
          </table:table-cell>
          <table:table-cell office:value-type="float" office:value="0.207197901000654" calcext:value-type="float">
            <text:p>0.20719790100065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865.158111939" calcext:value-type="float">
            <text:p>123865.158111939</text:p>
          </table:table-cell>
          <table:table-cell office:value-type="float" office:value="0.208366894000392" calcext:value-type="float">
            <text:p>0.208366894000392</text:p>
          </table:table-cell>
        </table:table-row>
        <table:table-row table:style-name="ro1">
          <table:table-cell office:value-type="float" office:value="295.736762384" calcext:value-type="float">
            <text:p>295.736762384</text:p>
          </table:table-cell>
          <table:table-cell office:value-type="float" office:value="75000" calcext:value-type="float">
            <text:p>75000</text:p>
          </table:table-cell>
          <table:table-cell office:value-type="float" office:value="125089.525407939" calcext:value-type="float">
            <text:p>125089.525407939</text:p>
          </table:table-cell>
          <table:table-cell office:value-type="float" office:value="0.207054958999834" calcext:value-type="float">
            <text:p>0.20705495899983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074.2214079637" calcext:value-type="float">
            <text:p>74074.2214079637</text:p>
          </table:table-cell>
          <table:table-cell office:value-type="float" office:value="0.205982387000404" calcext:value-type="float">
            <text:p>0.205982387000404</text:p>
          </table:table-cell>
        </table:table-row>
        <table:table-row table:style-name="ro1">
          <table:table-cell office:value-type="float" office:value="295.937999170999" calcext:value-type="float">
            <text:p>295.937999170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4074.2214079637" calcext:value-type="float">
            <text:p>74074.2214079637</text:p>
          </table:table-cell>
          <table:table-cell office:value-type="float" office:value="0.205452093000531" calcext:value-type="float">
            <text:p>0.20545209300053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849.8541119643" calcext:value-type="float">
            <text:p>72849.8541119643</text:p>
          </table:table-cell>
          <table:table-cell office:value-type="float" office:value="0.204662412000289" calcext:value-type="float">
            <text:p>0.204662412000289</text:p>
          </table:table-cell>
        </table:table-row>
        <table:table-row table:style-name="ro1">
          <table:table-cell office:value-type="float" office:value="296.140081596" calcext:value-type="float">
            <text:p>296.140081596</text:p>
          </table:table-cell>
          <table:table-cell office:value-type="float" office:value="125000" calcext:value-type="float">
            <text:p>125000</text:p>
          </table:table-cell>
          <table:table-cell office:value-type="float" office:value="69176.7522239661" calcext:value-type="float">
            <text:p>69176.7522239661</text:p>
          </table:table-cell>
          <table:table-cell office:value-type="float" office:value="0.207153010999718" calcext:value-type="float">
            <text:p>0.2071530109997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1416.423519941" calcext:value-type="float">
            <text:p>121416.423519941</text:p>
          </table:table-cell>
          <table:table-cell office:value-type="float" office:value="0.206180340000174" calcext:value-type="float">
            <text:p>0.206180340000174</text:p>
          </table:table-cell>
        </table:table-row>
        <table:table-row table:style-name="ro1">
          <table:table-cell office:value-type="float" office:value="296.342139062" calcext:value-type="float">
            <text:p>296.342139062</text:p>
          </table:table-cell>
          <table:table-cell office:value-type="float" office:value="125000" calcext:value-type="float">
            <text:p>125000</text:p>
          </table:table-cell>
          <table:table-cell office:value-type="float" office:value="71308.1127598061" calcext:value-type="float">
            <text:p>71308.1127598061</text:p>
          </table:table-cell>
          <table:table-cell office:value-type="float" office:value="0.257395429000098" calcext:value-type="float">
            <text:p>0.2573954290000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1308.1127598061" calcext:value-type="float">
            <text:p>71308.1127598061</text:p>
          </table:table-cell>
          <table:table-cell office:value-type="float" office:value="0.20671741499973" calcext:value-type="float">
            <text:p>0.20671741499973</text:p>
          </table:table-cell>
        </table:table-row>
        <table:table-row table:style-name="ro1">
          <table:table-cell office:value-type="float" office:value="296.545488022" calcext:value-type="float">
            <text:p>296.545488022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2797.065239666" calcext:value-type="float">
            <text:p>122797.065239666</text:p>
          </table:table-cell>
          <table:table-cell office:value-type="float" office:value="0.209432955999546" calcext:value-type="float">
            <text:p>0.20943295599954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2797.065239666" calcext:value-type="float">
            <text:p>122797.065239666</text:p>
          </table:table-cell>
          <table:table-cell office:value-type="float" office:value="0.204547021000508" calcext:value-type="float">
            <text:p>0.204547021000508</text:p>
          </table:table-cell>
        </table:table-row>
        <table:table-row table:style-name="ro1">
          <table:table-cell office:value-type="float" office:value="296.747896851" calcext:value-type="float">
            <text:p>296.747896851</text:p>
          </table:table-cell>
          <table:table-cell office:value-type="float" office:value="75000" calcext:value-type="float">
            <text:p>75000</text:p>
          </table:table-cell>
          <table:table-cell office:value-type="float" office:value="122797.065239666" calcext:value-type="float">
            <text:p>122797.065239666</text:p>
          </table:table-cell>
          <table:table-cell office:value-type="float" office:value="0.20884647999992" calcext:value-type="float">
            <text:p>0.2088464799999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490.8277998084" calcext:value-type="float">
            <text:p>70490.8277998084</text:p>
          </table:table-cell>
          <table:table-cell office:value-type="float" office:value="0.219044007999401" calcext:value-type="float">
            <text:p>0.219044007999401</text:p>
          </table:table-cell>
        </table:table-row>
        <table:table-row table:style-name="ro1">
          <table:table-cell office:value-type="float" office:value="296.949921136" calcext:value-type="float">
            <text:p>296.949921136</text:p>
          </table:table-cell>
          <table:table-cell office:value-type="float" office:value="75000" calcext:value-type="float">
            <text:p>75000</text:p>
          </table:table-cell>
          <table:table-cell office:value-type="float" office:value="71716.755239805" calcext:value-type="float">
            <text:p>71716.755239805</text:p>
          </table:table-cell>
          <table:table-cell office:value-type="float" office:value="0.209877630999472" calcext:value-type="float">
            <text:p>0.20987763099947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942.6826798017" calcext:value-type="float">
            <text:p>72942.6826798017</text:p>
          </table:table-cell>
          <table:table-cell office:value-type="float" office:value="0.205453372000193" calcext:value-type="float">
            <text:p>0.205453372000193</text:p>
          </table:table-cell>
        </table:table-row>
        <table:table-row table:style-name="ro1">
          <table:table-cell office:value-type="float" office:value="297.151644778" calcext:value-type="float">
            <text:p>297.151644778</text:p>
          </table:table-cell>
          <table:table-cell office:value-type="float" office:value="125000" calcext:value-type="float">
            <text:p>125000</text:p>
          </table:table-cell>
          <table:table-cell office:value-type="float" office:value="74168.6101197984" calcext:value-type="float">
            <text:p>74168.6101197984</text:p>
          </table:table-cell>
          <table:table-cell office:value-type="float" office:value="0.205299330999878" calcext:value-type="float">
            <text:p>0.2052993309998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248.92011966" calcext:value-type="float">
            <text:p>125248.92011966</text:p>
          </table:table-cell>
          <table:table-cell office:value-type="float" office:value="0.204315958999359" calcext:value-type="float">
            <text:p>0.204315958999359</text:p>
          </table:table-cell>
        </table:table-row>
        <table:table-row table:style-name="ro1">
          <table:table-cell office:value-type="float" office:value="297.354398682" calcext:value-type="float">
            <text:p>297.354398682</text:p>
          </table:table-cell>
          <table:table-cell office:value-type="float" office:value="125000" calcext:value-type="float">
            <text:p>125000</text:p>
          </table:table-cell>
          <table:table-cell office:value-type="float" office:value="77642.0711997889" calcext:value-type="float">
            <text:p>77642.0711997889</text:p>
          </table:table-cell>
          <table:table-cell office:value-type="float" office:value="0.253576578999855" calcext:value-type="float">
            <text:p>0.25357657899985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7642.0711997889" calcext:value-type="float">
            <text:p>77642.0711997889</text:p>
          </table:table-cell>
          <table:table-cell office:value-type="float" office:value="0.204067796000345" calcext:value-type="float">
            <text:p>0.204067796000345</text:p>
          </table:table-cell>
        </table:table-row>
        <table:table-row table:style-name="ro1">
          <table:table-cell office:value-type="float" office:value="297.555580539" calcext:value-type="float">
            <text:p>297.55558053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4022.992679663" calcext:value-type="float">
            <text:p>124022.992679663</text:p>
          </table:table-cell>
          <table:table-cell office:value-type="float" office:value="0.206968710000183" calcext:value-type="float">
            <text:p>0.20696871000018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4022.992679663" calcext:value-type="float">
            <text:p>124022.992679663</text:p>
          </table:table-cell>
          <table:table-cell office:value-type="float" office:value="0.21760907099997" calcext:value-type="float">
            <text:p>0.21760907099997</text:p>
          </table:table-cell>
        </table:table-row>
        <table:table-row table:style-name="ro1">
          <table:table-cell office:value-type="float" office:value="297.757369741999" calcext:value-type="float">
            <text:p>297.757369741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4022.992679663" calcext:value-type="float">
            <text:p>124022.992679663</text:p>
          </table:table-cell>
          <table:table-cell office:value-type="float" office:value="0.206942410000011" calcext:value-type="float">
            <text:p>0.2069424100000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490.8277998084" calcext:value-type="float">
            <text:p>70490.8277998084</text:p>
          </table:table-cell>
          <table:table-cell office:value-type="float" office:value="0.204667091999909" calcext:value-type="float">
            <text:p>0.204667091999909</text:p>
          </table:table-cell>
        </table:table-row>
        <table:table-row table:style-name="ro1">
          <table:table-cell office:value-type="float" office:value="297.9586887" calcext:value-type="float">
            <text:p>297.9586887</text:p>
          </table:table-cell>
          <table:table-cell office:value-type="float" office:value="75000" calcext:value-type="float">
            <text:p>75000</text:p>
          </table:table-cell>
          <table:table-cell office:value-type="float" office:value="70490.8277998084" calcext:value-type="float">
            <text:p>70490.8277998084</text:p>
          </table:table-cell>
          <table:table-cell office:value-type="float" office:value="0.205388692999804" calcext:value-type="float">
            <text:p>0.20538869299980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2942.6826798017" calcext:value-type="float">
            <text:p>72942.6826798017</text:p>
          </table:table-cell>
          <table:table-cell office:value-type="float" office:value="0.208453795999958" calcext:value-type="float">
            <text:p>0.208453795999958</text:p>
          </table:table-cell>
        </table:table-row>
        <table:table-row table:style-name="ro1">
          <table:table-cell office:value-type="float" office:value="298.160643634999" calcext:value-type="float">
            <text:p>298.160643634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72942.6826798017" calcext:value-type="float">
            <text:p>72942.6826798017</text:p>
          </table:table-cell>
          <table:table-cell office:value-type="float" office:value="0.208182513999418" calcext:value-type="float">
            <text:p>0.2081825139994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4022.992679663" calcext:value-type="float">
            <text:p>124022.992679663</text:p>
          </table:table-cell>
          <table:table-cell office:value-type="float" office:value="0.204094095999608" calcext:value-type="float">
            <text:p>0.204094095999608</text:p>
          </table:table-cell>
        </table:table-row>
        <table:table-row table:style-name="ro1">
          <table:table-cell office:value-type="float" office:value="298.363324768" calcext:value-type="float">
            <text:p>298.363324768</text:p>
          </table:table-cell>
          <table:table-cell office:value-type="float" office:value="125000" calcext:value-type="float">
            <text:p>125000</text:p>
          </table:table-cell>
          <table:table-cell office:value-type="float" office:value="81115.5322797795" calcext:value-type="float">
            <text:p>81115.5322797795</text:p>
          </table:table-cell>
          <table:table-cell office:value-type="float" office:value="0.252896132000387" calcext:value-type="float">
            <text:p>0.252896132000387</text:p>
          </table:table-cell>
          <table:table-cell office:value-type="float" office:value="100000" calcext:value-type="float">
            <text:p>100000</text:p>
          </table:table-cell>
          <table:table-cell office:value-type="float" office:value="81115.5322797795" calcext:value-type="float">
            <text:p>81115.5322797795</text:p>
          </table:table-cell>
          <table:table-cell office:value-type="float" office:value="0.215392775999135" calcext:value-type="float">
            <text:p>0.215392775999135</text:p>
          </table:table-cell>
        </table:table-row>
        <table:table-row table:style-name="ro1">
          <table:table-cell office:value-type="float" office:value="298.565647367999" calcext:value-type="float">
            <text:p>298.565647367999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4616.693916926" calcext:value-type="float">
            <text:p>124616.693916926</text:p>
          </table:table-cell>
          <table:table-cell office:value-type="float" office:value="0.207016950000252" calcext:value-type="float">
            <text:p>0.20701695000025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4616.693916926" calcext:value-type="float">
            <text:p>124616.693916926</text:p>
          </table:table-cell>
          <table:table-cell office:value-type="float" office:value="0.204225907000364" calcext:value-type="float">
            <text:p>0.204225907000364</text:p>
          </table:table-cell>
        </table:table-row>
        <table:table-row table:style-name="ro1">
          <table:table-cell office:value-type="float" office:value="298.767248739" calcext:value-type="float">
            <text:p>298.767248739</text:p>
          </table:table-cell>
          <table:table-cell office:value-type="float" office:value="75000" calcext:value-type="float">
            <text:p>75000</text:p>
          </table:table-cell>
          <table:table-cell office:value-type="float" office:value="125848.489902925" calcext:value-type="float">
            <text:p>125848.489902925</text:p>
          </table:table-cell>
          <table:table-cell office:value-type="float" office:value="0.207238932999644" calcext:value-type="float">
            <text:p>0.20723893299964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523.6571529558" calcext:value-type="float">
            <text:p>74523.6571529558</text:p>
          </table:table-cell>
          <table:table-cell office:value-type="float" office:value="0.205745385999762" calcext:value-type="float">
            <text:p>0.205745385999762</text:p>
          </table:table-cell>
        </table:table-row>
        <table:table-row table:style-name="ro1">
          <table:table-cell office:value-type="float" office:value="298.969841911" calcext:value-type="float">
            <text:p>298.969841911</text:p>
          </table:table-cell>
          <table:table-cell office:value-type="float" office:value="75000" calcext:value-type="float">
            <text:p>75000</text:p>
          </table:table-cell>
          <table:table-cell office:value-type="float" office:value="75755.4531389551" calcext:value-type="float">
            <text:p>75755.4531389551</text:p>
          </table:table-cell>
          <table:table-cell office:value-type="float" office:value="0.204745946000003" calcext:value-type="float">
            <text:p>0.2047459460000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755.4531389551" calcext:value-type="float">
            <text:p>75755.4531389551</text:p>
          </table:table-cell>
          <table:table-cell office:value-type="float" office:value="0.203788482999698" calcext:value-type="float">
            <text:p>0.203788482999698</text:p>
          </table:table-cell>
        </table:table-row>
        <table:table-row table:style-name="ro1">
          <table:table-cell office:value-type="float" office:value="299.172557516" calcext:value-type="float">
            <text:p>299.172557516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755.4531389551" calcext:value-type="float">
            <text:p>75755.4531389551</text:p>
          </table:table-cell>
          <table:table-cell office:value-type="float" office:value="0.20502420900084" calcext:value-type="float">
            <text:p>0.2050242090008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080.285888925" calcext:value-type="float">
            <text:p>127080.285888925</text:p>
          </table:table-cell>
          <table:table-cell office:value-type="float" office:value="0.204786403999606" calcext:value-type="float">
            <text:p>0.204786403999606</text:p>
          </table:table-cell>
        </table:table-row>
        <table:table-row table:style-name="ro1">
          <table:table-cell office:value-type="float" office:value="299.374502891" calcext:value-type="float">
            <text:p>299.374502891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346.508128001" calcext:value-type="float">
            <text:p>75346.508128001</text:p>
          </table:table-cell>
          <table:table-cell office:value-type="float" office:value="0.258932147999985" calcext:value-type="float">
            <text:p>0.258932147999985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346.508128001" calcext:value-type="float">
            <text:p>75346.508128001</text:p>
          </table:table-cell>
          <table:table-cell office:value-type="float" office:value="0.205011127000034" calcext:value-type="float">
            <text:p>0.205011127000034</text:p>
          </table:table-cell>
        </table:table-row>
        <table:table-row table:style-name="ro1">
          <table:table-cell office:value-type="float" office:value="299.577345567" calcext:value-type="float">
            <text:p>299.577345567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0595.362194002" calcext:value-type="float">
            <text:p>120595.362194002</text:p>
          </table:table-cell>
          <table:table-cell office:value-type="float" office:value="0.214057557999695" calcext:value-type="float">
            <text:p>0.21405755799969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595.362194002" calcext:value-type="float">
            <text:p>120595.362194002</text:p>
          </table:table-cell>
          <table:table-cell office:value-type="float" office:value="0.204605771999923" calcext:value-type="float">
            <text:p>0.204605771999923</text:p>
          </table:table-cell>
        </table:table-row>
        <table:table-row table:style-name="ro1">
          <table:table-cell office:value-type="float" office:value="299.779588185999" calcext:value-type="float">
            <text:p>299.779588185999</text:p>
          </table:table-cell>
          <table:table-cell office:value-type="float" office:value="75000" calcext:value-type="float">
            <text:p>75000</text:p>
          </table:table-cell>
          <table:table-cell office:value-type="float" office:value="124280.789222002" calcext:value-type="float">
            <text:p>124280.789222002</text:p>
          </table:table-cell>
          <table:table-cell office:value-type="float" office:value="0.208205224999801" calcext:value-type="float">
            <text:p>0.20820522499980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094.302722001" calcext:value-type="float">
            <text:p>73094.302722001</text:p>
          </table:table-cell>
          <table:table-cell/>
        </table:table-row>
        <table:table-row table:style-name="ro1">
          <table:table-cell office:value-type="float" office:value="299.982261239999" calcext:value-type="float">
            <text:p>299.982261239999</text:p>
          </table:table-cell>
          <table:table-cell office:value-type="float" office:value="75000" calcext:value-type="float">
            <text:p>75000</text:p>
          </table:table-cell>
          <table:table-cell office:value-type="float" office:value="75551.254074001" calcext:value-type="float">
            <text:p>75551.254074001</text:p>
          </table:table-cell>
          <table:table-cell office:value-type="float" office:value="0.20477833699988" calcext:value-type="float">
            <text:p>0.204778336999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551.254074001" calcext:value-type="float">
            <text:p>75551.254074001</text:p>
          </table:table-cell>
          <table:table-cell/>
        </table:table-row>
        <table:table-row table:style-name="ro1">
          <table:table-cell office:value-type="float" office:value="300.184322407" calcext:value-type="float">
            <text:p>300.184322407</text:p>
          </table:table-cell>
          <table:table-cell office:value-type="float" office:value="125000" calcext:value-type="float">
            <text:p>125000</text:p>
          </table:table-cell>
          <table:table-cell office:value-type="float" office:value="75551.254074001" calcext:value-type="float">
            <text:p>75551.254074001</text:p>
          </table:table-cell>
          <table:table-cell office:value-type="float" office:value="0.20550962499965" calcext:value-type="float">
            <text:p>0.2055096249996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5714.010844002" calcext:value-type="float">
            <text:p>125714.01084400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28T11:07:34.133114287</dc:date>
    <meta:editing-duration>PT8M11S</meta:editing-duration>
    <meta:editing-cycles>2</meta:editing-cycles>
    <meta:generator>LibreOffice/24.2.7.2$Linux_X86_64 LibreOffice_project/420$Build-2</meta:generator>
    <meta:document-statistic meta:table-count="1" meta:cell-count="10336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199cm" svg:height="18.114cm" xlink:href=".." xlink:type="simple" chart:class="chart:scatter" chart:style-name="ch1">
        <chart:title svg:x="14.468cm" svg:y="0.498cm" chart:style-name="ch2">
          <text:p>RTT Modualted</text:p>
        </chart:title>
        <chart:legend chart:legend-position="end" svg:x="29.347cm" svg:y="8.758cm" style:legend-expansion="high" chart:style-name="ch3"/>
        <chart:plot-area chart:style-name="ch4" table:cell-range-address="data.A1:data.A1477 data.D1:data.D1477" svg:x="0.643cm" svg:y="1.639cm" svg:width="28.061cm" svg:height="16.113cm">
          <chart:coordinate-region svg:x="1.37cm" svg:y="1.839cm" svg:width="27.054cm" svg:height="15.26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data.D1:data.D1477" chart:class="chart:scatter">
            <chart:domain table:cell-range-address="data.A1:data.A1477"/>
            <chart:data-point chart:repeated="147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04559999999765">
                <text:p>0.00104559999999765</text:p>
                <draw:g>
                  <svg:desc>data.A1:data.A1477</svg:desc>
                </draw:g>
              </table:table-cell>
              <table:table-cell office:value-type="float" office:value="0.1">
                <text:p>0.1</text:p>
                <draw:g>
                  <svg:desc>data.D1:data.D14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2263350999601">
                <text:p>0.20226335099960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3352430999803">
                <text:p>0.40335243099980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4355498999212">
                <text:p>0.604355498999212</text:p>
              </table:table-cell>
              <table:table-cell office:value-type="float" office:value="0.358938456999567">
                <text:p>0.3589384569995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049299839995">
                <text:p>0.8049299839995</text:p>
              </table:table-cell>
              <table:table-cell office:value-type="float" office:value="0.204725876000339">
                <text:p>0.2047258760003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0571554099952">
                <text:p>1.00571554099952</text:p>
              </table:table-cell>
              <table:table-cell office:value-type="float" office:value="0.206779266999547">
                <text:p>0.2067792669995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0781672099929">
                <text:p>1.20781672099929</text:p>
              </table:table-cell>
              <table:table-cell office:value-type="float" office:value="0.202925457999299">
                <text:p>0.2029254579992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0848180699959">
                <text:p>1.40848180699959</text:p>
              </table:table-cell>
              <table:table-cell office:value-type="float" office:value="0.284975749000296">
                <text:p>0.2849757490002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0942974599948">
                <text:p>1.60942974599948</text:p>
              </table:table-cell>
              <table:table-cell office:value-type="float" office:value="0.206847238000591">
                <text:p>0.2068472380005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1034022499989">
                <text:p>1.81034022499989</text:p>
              </table:table-cell>
              <table:table-cell office:value-type="float" office:value="0.204276141999799">
                <text:p>0.2042761419997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1159111699963">
                <text:p>2.01159111699963</text:p>
              </table:table-cell>
              <table:table-cell office:value-type="float" office:value="0.204113650000181">
                <text:p>0.2041136500001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1188163099941">
                <text:p>2.21188163099941</text:p>
              </table:table-cell>
              <table:table-cell office:value-type="float" office:value="0.20289148899974">
                <text:p>0.202891488999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1225374499936">
                <text:p>2.41225374499936</text:p>
              </table:table-cell>
              <table:table-cell office:value-type="float" office:value="0.289313764000326">
                <text:p>0.2893137640003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1342311699991">
                <text:p>2.61342311699991</text:p>
              </table:table-cell>
              <table:table-cell office:value-type="float" office:value="0.204010090000338">
                <text:p>0.2040100900003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1468276999931">
                <text:p>2.81468276999931</text:p>
              </table:table-cell>
              <table:table-cell office:value-type="float" office:value="0.20283556800041">
                <text:p>0.202835568000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01572887099974">
                <text:p>3.01572887099974</text:p>
              </table:table-cell>
              <table:table-cell office:value-type="float" office:value="0.202780227999938">
                <text:p>0.2027802279999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21702323499994">
                <text:p>3.21702323499994</text:p>
              </table:table-cell>
              <table:table-cell office:value-type="float" office:value="0.206346414999643">
                <text:p>0.2063464149996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1801959599979">
                <text:p>3.41801959599979</text:p>
              </table:table-cell>
              <table:table-cell office:value-type="float" office:value="0.286771248999685">
                <text:p>0.2867712489996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1837958099932">
                <text:p>3.61837958099932</text:p>
              </table:table-cell>
              <table:table-cell office:value-type="float" office:value="0.207191473999956">
                <text:p>0.2071914739999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2021350099967">
                <text:p>3.82021350099967</text:p>
              </table:table-cell>
              <table:table-cell office:value-type="float" office:value="0.206847409999682">
                <text:p>0.2068474099996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0205546849993">
                <text:p>4.0205546849993</text:p>
              </table:table-cell>
              <table:table-cell office:value-type="float" office:value="0.204957671000557">
                <text:p>0.2049576710005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22146681699996">
                <text:p>4.22146681699996</text:p>
              </table:table-cell>
              <table:table-cell office:value-type="float" office:value="0.206604347999928">
                <text:p>0.2066043479999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42205395399924">
                <text:p>4.42205395399924</text:p>
              </table:table-cell>
              <table:table-cell office:value-type="float" office:value="0.283005712999511">
                <text:p>0.2830057129995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62271891299952">
                <text:p>4.62271891299952</text:p>
              </table:table-cell>
              <table:table-cell office:value-type="float" office:value="0.205774820000443">
                <text:p>0.2057748200004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82302339799935">
                <text:p>4.82302339799935</text:p>
              </table:table-cell>
              <table:table-cell office:value-type="float" office:value="0.206639519000419">
                <text:p>0.2066395190004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02365557699977">
                <text:p>5.02365557699977</text:p>
              </table:table-cell>
              <table:table-cell office:value-type="float" office:value="0.205346635999376">
                <text:p>0.2053466359993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22462509899924">
                <text:p>5.22462509899924</text:p>
              </table:table-cell>
              <table:table-cell office:value-type="float" office:value="0.205241144999491">
                <text:p>0.2052411449994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42634901899965">
                <text:p>5.42634901899965</text:p>
              </table:table-cell>
              <table:table-cell office:value-type="float" office:value="0.278109214999859">
                <text:p>0.2781092149998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62718219999988">
                <text:p>5.62718219999988</text:p>
              </table:table-cell>
              <table:table-cell office:value-type="float" office:value="0.22647957800018">
                <text:p>0.226479578000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82762494799954">
                <text:p>5.82762494799954</text:p>
              </table:table-cell>
              <table:table-cell office:value-type="float" office:value="0.207678408999527">
                <text:p>0.2076784089995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0280144849994">
                <text:p>6.0280144849994</text:p>
              </table:table-cell>
              <table:table-cell office:value-type="float" office:value="0.205012852999971">
                <text:p>0.2050128529999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229608654">
                <text:p>6.229608654</text:p>
              </table:table-cell>
              <table:table-cell office:value-type="float" office:value="0.205153345000326">
                <text:p>0.2051533450003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43085734999931">
                <text:p>6.43085734999931</text:p>
              </table:table-cell>
              <table:table-cell office:value-type="float" office:value="0.273359088000689">
                <text:p>0.2733590880006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63108034599918">
                <text:p>6.63108034599918</text:p>
              </table:table-cell>
              <table:table-cell office:value-type="float" office:value="0.207584689999749">
                <text:p>0.2075846899997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83172627599924">
                <text:p>6.83172627599924</text:p>
              </table:table-cell>
              <table:table-cell office:value-type="float" office:value="0.206839562000823">
                <text:p>0.2068395620008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03289083199979">
                <text:p>7.03289083199979</text:p>
              </table:table-cell>
              <table:table-cell office:value-type="float" office:value="0.212667040999804">
                <text:p>0.2126670409998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23430557099982">
                <text:p>7.23430557099982</text:p>
              </table:table-cell>
              <table:table-cell office:value-type="float" office:value="0.209077585999694">
                <text:p>0.2090775859996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43512335299965">
                <text:p>7.43512335299965</text:p>
              </table:table-cell>
              <table:table-cell office:value-type="float" office:value="0.273715563000224">
                <text:p>0.2737155630002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63606368699948">
                <text:p>7.63606368699948</text:p>
              </table:table-cell>
              <table:table-cell office:value-type="float" office:value="0.20641483899999">
                <text:p>0.206414838999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83720461299981">
                <text:p>7.83720461299981</text:p>
              </table:table-cell>
              <table:table-cell office:value-type="float" office:value="0.207127546000265">
                <text:p>0.2071275460002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03814175699972">
                <text:p>8.03814175699972</text:p>
              </table:table-cell>
              <table:table-cell office:value-type="float" office:value="0.214549430000261">
                <text:p>0.2145494300002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23867062799945">
                <text:p>8.23867062799945</text:p>
              </table:table-cell>
              <table:table-cell office:value-type="float" office:value="0.220188188000066">
                <text:p>0.2201881880000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43901769599961">
                <text:p>8.43901769599961</text:p>
              </table:table-cell>
              <table:table-cell office:value-type="float" office:value="0.207018385999618">
                <text:p>0.2070183859996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64300842199918">
                <text:p>8.64300842199918</text:p>
              </table:table-cell>
              <table:table-cell office:value-type="float" office:value="0.21027027800028">
                <text:p>0.210270278000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84387095599959">
                <text:p>8.84387095599959</text:p>
              </table:table-cell>
              <table:table-cell office:value-type="float" office:value="0.204875423999511">
                <text:p>0.2048754239995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06935746699946">
                <text:p>9.06935746699946</text:p>
              </table:table-cell>
              <table:table-cell office:value-type="float" office:value="0.26678950600035">
                <text:p>0.266789506000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26984668799923">
                <text:p>9.26984668799923</text:p>
              </table:table-cell>
              <table:table-cell office:value-type="float" office:value="0.204884495999977">
                <text:p>0.2048844959999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47049086999959">
                <text:p>9.47049086999959</text:p>
              </table:table-cell>
              <table:table-cell office:value-type="float" office:value="0.334872758000529">
                <text:p>0.3348727580005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67081822">
                <text:p>9.67081822</text:p>
              </table:table-cell>
              <table:table-cell office:value-type="float" office:value="0.206909235999774">
                <text:p>0.2069092359997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.87113328899977">
                <text:p>9.87113328899977</text:p>
              </table:table-cell>
              <table:table-cell office:value-type="float" office:value="0.204457461000857">
                <text:p>0.2044574610008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0720192539993">
                <text:p>10.0720192539993</text:p>
              </table:table-cell>
              <table:table-cell office:value-type="float" office:value="0.204870264999954">
                <text:p>0.2048702649999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2730765419992">
                <text:p>10.2730765419992</text:p>
              </table:table-cell>
              <table:table-cell office:value-type="float" office:value="0.204364330999852">
                <text:p>0.2043643309998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4739671369998">
                <text:p>10.4739671369998</text:p>
              </table:table-cell>
              <table:table-cell office:value-type="float" office:value="0.285111201000291">
                <text:p>0.2851112010002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6744970899999">
                <text:p>10.6744970899999</text:p>
              </table:table-cell>
              <table:table-cell office:value-type="float" office:value="0.217983726999591">
                <text:p>0.2179837269995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877143183">
                <text:p>10.877143183</text:p>
              </table:table-cell>
              <table:table-cell office:value-type="float" office:value="0.205264798999451">
                <text:p>0.2052647989994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0784101029994">
                <text:p>11.0784101029994</text:p>
              </table:table-cell>
              <table:table-cell office:value-type="float" office:value="0.204705304000527">
                <text:p>0.2047053040005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2796354729999">
                <text:p>11.2796354729999</text:p>
              </table:table-cell>
              <table:table-cell office:value-type="float" office:value="0.203450642999997">
                <text:p>0.203450642999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4819298839993">
                <text:p>11.4819298839993</text:p>
              </table:table-cell>
              <table:table-cell office:value-type="float" office:value="0.280675078000058">
                <text:p>0.2806750780000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6831667339993">
                <text:p>11.6831667339993</text:p>
              </table:table-cell>
              <table:table-cell office:value-type="float" office:value="0.211193759999333">
                <text:p>0.211193759999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8842524719994">
                <text:p>11.8842524719994</text:p>
              </table:table-cell>
              <table:table-cell office:value-type="float" office:value="0.202900246999889">
                <text:p>0.2029002469998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.0855837139998">
                <text:p>12.0855837139998</text:p>
              </table:table-cell>
              <table:table-cell office:value-type="float" office:value="0.203176400000302">
                <text:p>0.2031764000003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2882296489997">
                <text:p>12.2882296489997</text:p>
              </table:table-cell>
              <table:table-cell office:value-type="float" office:value="0.205401422999785">
                <text:p>0.2054014229997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488804693">
                <text:p>12.488804693</text:p>
              </table:table-cell>
              <table:table-cell office:value-type="float" office:value="0.286244334999537">
                <text:p>0.2862443349995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6898022819996">
                <text:p>12.6898022819996</text:p>
              </table:table-cell>
              <table:table-cell office:value-type="float" office:value="0.207110249999459">
                <text:p>0.2071102499994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.890437217">
                <text:p>12.890437217</text:p>
              </table:table-cell>
              <table:table-cell office:value-type="float" office:value="0.204179160000422">
                <text:p>0.2041791600004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090605587">
                <text:p>13.090605587</text:p>
              </table:table-cell>
              <table:table-cell office:value-type="float" office:value="0.207452583999839">
                <text:p>0.2074525839998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.2908626189992">
                <text:p>13.2908626189992</text:p>
              </table:table-cell>
              <table:table-cell office:value-type="float" office:value="0.255093261999718">
                <text:p>0.2550932619997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.4921004109992">
                <text:p>13.4921004109992</text:p>
              </table:table-cell>
              <table:table-cell office:value-type="float" office:value="0.206573215999924">
                <text:p>0.2065732159999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.6930876599999">
                <text:p>13.6930876599999</text:p>
              </table:table-cell>
              <table:table-cell office:value-type="float" office:value="0.206579666000835">
                <text:p>0.2065796660008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.8939938379999">
                <text:p>13.8939938379999</text:p>
              </table:table-cell>
              <table:table-cell office:value-type="float" office:value="0.204701327000294">
                <text:p>0.2047013270002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.0952421309994">
                <text:p>14.0952421309994</text:p>
              </table:table-cell>
              <table:table-cell office:value-type="float" office:value="0.204789237999648">
                <text:p>0.2047892379996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2956774349996">
                <text:p>14.2956774349996</text:p>
              </table:table-cell>
              <table:table-cell office:value-type="float" office:value="0.249886071000219">
                <text:p>0.2498860710002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496943008">
                <text:p>14.496943008</text:p>
              </table:table-cell>
              <table:table-cell office:value-type="float" office:value="0.206949479999821">
                <text:p>0.2069494799998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.6982388509996">
                <text:p>14.6982388509996</text:p>
              </table:table-cell>
              <table:table-cell office:value-type="float" office:value="0.208624156999576">
                <text:p>0.2086241569995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.8987989769994">
                <text:p>14.8987989769994</text:p>
              </table:table-cell>
              <table:table-cell office:value-type="float" office:value="0.206149811999239">
                <text:p>0.2061498119992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09911973">
                <text:p>15.09911973</text:p>
              </table:table-cell>
              <table:table-cell office:value-type="float" office:value="0.204137781999634">
                <text:p>0.2041377819996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299305173">
                <text:p>15.299305173</text:p>
              </table:table-cell>
              <table:table-cell office:value-type="float" office:value="0.253257266000219">
                <text:p>0.2532572660002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4995576069996">
                <text:p>15.4995576069996</text:p>
              </table:table-cell>
              <table:table-cell office:value-type="float" office:value="0.206477436000569">
                <text:p>0.2064774360005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7007041289999">
                <text:p>15.7007041289999</text:p>
              </table:table-cell>
              <table:table-cell office:value-type="float" office:value="0.206809999000143">
                <text:p>0.2068099990001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.9017751009997">
                <text:p>15.9017751009997</text:p>
              </table:table-cell>
              <table:table-cell office:value-type="float" office:value="0.204943980999815">
                <text:p>0.2049439809998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102047415">
                <text:p>16.102047415</text:p>
              </table:table-cell>
              <table:table-cell office:value-type="float" office:value="0.204855320000206">
                <text:p>0.2048553200002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3025390209996">
                <text:p>16.3025390209996</text:p>
              </table:table-cell>
              <table:table-cell office:value-type="float" office:value="0.24814012600018">
                <text:p>0.248140126000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5031727589994">
                <text:p>16.5031727589994</text:p>
              </table:table-cell>
              <table:table-cell office:value-type="float" office:value="0.205985071999748">
                <text:p>0.2059850719997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7038274479992">
                <text:p>16.7038274479992</text:p>
              </table:table-cell>
              <table:table-cell office:value-type="float" office:value="0.211412255999676">
                <text:p>0.2114122559996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.905136673">
                <text:p>16.905136673</text:p>
              </table:table-cell>
              <table:table-cell office:value-type="float" office:value="0.204852900000333">
                <text:p>0.2048529000003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.1057216709996">
                <text:p>17.1057216709996</text:p>
              </table:table-cell>
              <table:table-cell office:value-type="float" office:value="0.204611928999839">
                <text:p>0.2046119289998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.306675453">
                <text:p>17.306675453</text:p>
              </table:table-cell>
              <table:table-cell office:value-type="float" office:value="0.245446090000769">
                <text:p>0.2454460900007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.507883927">
                <text:p>17.507883927</text:p>
              </table:table-cell>
              <table:table-cell office:value-type="float" office:value="0.206823631000589">
                <text:p>0.2068236310005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.7086808679996">
                <text:p>17.7086808679996</text:p>
              </table:table-cell>
              <table:table-cell office:value-type="float" office:value="0.20673738000005">
                <text:p>0.206737380000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.9088844419994">
                <text:p>17.9088844419994</text:p>
              </table:table-cell>
              <table:table-cell office:value-type="float" office:value="0.205084354000064">
                <text:p>0.2050843540000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.1099160260001">
                <text:p>18.1099160260001</text:p>
              </table:table-cell>
              <table:table-cell office:value-type="float" office:value="0.204432677000113">
                <text:p>0.2044326770001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.3103275229996">
                <text:p>18.3103275229996</text:p>
              </table:table-cell>
              <table:table-cell office:value-type="float" office:value="0.243548741000268">
                <text:p>0.2435487410002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.5114059969992">
                <text:p>18.5114059969992</text:p>
              </table:table-cell>
              <table:table-cell office:value-type="float" office:value="0.2072210059996">
                <text:p>0.20722100599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.7124742309998">
                <text:p>18.7124742309998</text:p>
              </table:table-cell>
              <table:table-cell office:value-type="float" office:value="0.207010724000611">
                <text:p>0.2070107240006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.9129044789997">
                <text:p>18.9129044789997</text:p>
              </table:table-cell>
              <table:table-cell office:value-type="float" office:value="0.20437021700036">
                <text:p>0.204370217000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.1134446279993">
                <text:p>19.1134446279993</text:p>
              </table:table-cell>
              <table:table-cell office:value-type="float" office:value="0.203968693999741">
                <text:p>0.2039686939997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3142530699997">
                <text:p>19.3142530699997</text:p>
              </table:table-cell>
              <table:table-cell office:value-type="float" office:value="0.242269349999333">
                <text:p>0.242269349999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515015252">
                <text:p>19.515015252</text:p>
              </table:table-cell>
              <table:table-cell office:value-type="float" office:value="0.206273736999719">
                <text:p>0.2062737369997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715189558">
                <text:p>19.715189558</text:p>
              </table:table-cell>
              <table:table-cell office:value-type="float" office:value="0.206792412000141">
                <text:p>0.2067924120001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.9156171059994">
                <text:p>19.9156171059994</text:p>
              </table:table-cell>
              <table:table-cell office:value-type="float" office:value="0.210631631000069">
                <text:p>0.2106316310000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.1165955409997">
                <text:p>20.1165955409997</text:p>
              </table:table-cell>
              <table:table-cell office:value-type="float" office:value="0.20491449400015">
                <text:p>0.204914494000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.3173473329998">
                <text:p>20.3173473329998</text:p>
              </table:table-cell>
              <table:table-cell office:value-type="float" office:value="0.241988656999638">
                <text:p>0.2419886569996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.5176446209998">
                <text:p>20.5176446209998</text:p>
              </table:table-cell>
              <table:table-cell office:value-type="float" office:value="0.20713953700033">
                <text:p>0.207139537000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.7184697739995">
                <text:p>20.7184697739995</text:p>
              </table:table-cell>
              <table:table-cell office:value-type="float" office:value="0.206897183999899">
                <text:p>0.2068971839998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.9190997249998">
                <text:p>20.9190997249998</text:p>
              </table:table-cell>
              <table:table-cell office:value-type="float" office:value="0.206449760000396">
                <text:p>0.2064497600003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.1200543499999">
                <text:p>21.1200543499999</text:p>
              </table:table-cell>
              <table:table-cell office:value-type="float" office:value="0.216138748000049">
                <text:p>0.21613874800004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3209585349996">
                <text:p>21.3209585349996</text:p>
              </table:table-cell>
              <table:table-cell office:value-type="float" office:value="0.231697294999321">
                <text:p>0.2316972949993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.5216894380001">
                <text:p>21.5216894380001</text:p>
              </table:table-cell>
              <table:table-cell office:value-type="float" office:value="0.208704863000094">
                <text:p>0.2087048630000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.7224066709996">
                <text:p>21.7224066709996</text:p>
              </table:table-cell>
              <table:table-cell office:value-type="float" office:value="0.207464500999777">
                <text:p>0.2074645009997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.9226957689998">
                <text:p>21.9226957689998</text:p>
              </table:table-cell>
              <table:table-cell office:value-type="float" office:value="0.204810604000159">
                <text:p>0.2048106040001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.1232362709998">
                <text:p>22.1232362709998</text:p>
              </table:table-cell>
              <table:table-cell office:value-type="float" office:value="0.204170189000251">
                <text:p>0.2041701890002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3237184519994">
                <text:p>22.3237184519994</text:p>
              </table:table-cell>
              <table:table-cell office:value-type="float" office:value="0.233170030999645">
                <text:p>0.2331700309996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5239157309998">
                <text:p>22.5239157309998</text:p>
              </table:table-cell>
              <table:table-cell office:value-type="float" office:value="0.206567602000177">
                <text:p>0.20656760200017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7246888649997">
                <text:p>22.7246888649997</text:p>
              </table:table-cell>
              <table:table-cell office:value-type="float" office:value="0.206717413999286">
                <text:p>0.2067174139992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9254691589995">
                <text:p>22.9254691589995</text:p>
              </table:table-cell>
              <table:table-cell office:value-type="float" office:value="0.20390304600005">
                <text:p>0.203903046000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.1260578920001">
                <text:p>23.1260578920001</text:p>
              </table:table-cell>
              <table:table-cell office:value-type="float" office:value="0.206601304000287">
                <text:p>0.2066013040002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.3266287249999">
                <text:p>23.3266287249999</text:p>
              </table:table-cell>
              <table:table-cell office:value-type="float" office:value="0.225623696000184">
                <text:p>0.2256236960001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.5273321289997">
                <text:p>23.5273321289997</text:p>
              </table:table-cell>
              <table:table-cell office:value-type="float" office:value="0.206631144000312">
                <text:p>0.2066311440003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.7290152139994">
                <text:p>23.7290152139994</text:p>
              </table:table-cell>
              <table:table-cell office:value-type="float" office:value="0.206214509999882">
                <text:p>0.2062145099998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.9304158349996">
                <text:p>23.9304158349996</text:p>
              </table:table-cell>
              <table:table-cell office:value-type="float" office:value="0.206417981999948">
                <text:p>0.2064179819999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.1315574139999">
                <text:p>24.1315574139999</text:p>
              </table:table-cell>
              <table:table-cell office:value-type="float" office:value="0.20387948699954">
                <text:p>0.203879486999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.3327069339994">
                <text:p>24.3327069339994</text:p>
              </table:table-cell>
              <table:table-cell office:value-type="float" office:value="0.266135345999828">
                <text:p>0.2661353459998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.5347400619994">
                <text:p>24.5347400619994</text:p>
              </table:table-cell>
              <table:table-cell office:value-type="float" office:value="0.20804920899991">
                <text:p>0.208049208999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.7359572229998">
                <text:p>24.7359572229998</text:p>
              </table:table-cell>
              <table:table-cell office:value-type="float" office:value="0.207243030999962">
                <text:p>0.2072430309999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.9370041209995">
                <text:p>24.9370041209995</text:p>
              </table:table-cell>
              <table:table-cell office:value-type="float" office:value="0.204471482999907">
                <text:p>0.2044714829999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.1381693409994">
                <text:p>25.1381693409994</text:p>
              </table:table-cell>
              <table:table-cell office:value-type="float" office:value="0.204392972999813">
                <text:p>0.2043929729998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.3420259189998">
                <text:p>25.3420259189998</text:p>
              </table:table-cell>
              <table:table-cell office:value-type="float" office:value="0.281069806999767">
                <text:p>0.2810698069997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.5433624009993">
                <text:p>25.5433624009993</text:p>
              </table:table-cell>
              <table:table-cell office:value-type="float" office:value="0.205031759000121">
                <text:p>0.2050317590001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.7439226459992">
                <text:p>25.7439226459992</text:p>
              </table:table-cell>
              <table:table-cell office:value-type="float" office:value="0.222332135000215">
                <text:p>0.2223321350002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.9450004559994">
                <text:p>25.9450004559994</text:p>
              </table:table-cell>
              <table:table-cell office:value-type="float" office:value="0.205602074999661">
                <text:p>0.2056020749996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.1457609429999">
                <text:p>26.1457609429999</text:p>
              </table:table-cell>
              <table:table-cell office:value-type="float" office:value="0.20482107800035">
                <text:p>0.204821078000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.3488851839993">
                <text:p>26.3488851839993</text:p>
              </table:table-cell>
              <table:table-cell office:value-type="float" office:value="0.266258397999991">
                <text:p>0.2662583979999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.549672741">
                <text:p>26.549672741</text:p>
              </table:table-cell>
              <table:table-cell office:value-type="float" office:value="0.21028931300043">
                <text:p>0.210289313000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.7503851179999">
                <text:p>26.7503851179999</text:p>
              </table:table-cell>
              <table:table-cell office:value-type="float" office:value="0.207271752999986">
                <text:p>0.20727175299998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.9513590769993">
                <text:p>26.9513590769993</text:p>
              </table:table-cell>
              <table:table-cell office:value-type="float" office:value="0.205355733000033">
                <text:p>0.2053557330000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.1520847849997">
                <text:p>27.1520847849997</text:p>
              </table:table-cell>
              <table:table-cell office:value-type="float" office:value="0.208533385999544">
                <text:p>0.2085333859995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.3523115969992">
                <text:p>27.3523115969992</text:p>
              </table:table-cell>
              <table:table-cell office:value-type="float" office:value="0.256602692000342">
                <text:p>0.2566026920003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.5542515569996">
                <text:p>27.5542515569996</text:p>
              </table:table-cell>
              <table:table-cell office:value-type="float" office:value="0.210198273999595">
                <text:p>0.2101982739995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.7565534709993">
                <text:p>27.7565534709993</text:p>
              </table:table-cell>
              <table:table-cell office:value-type="float" office:value="0.208965751000505">
                <text:p>0.2089657510005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.9582537189999">
                <text:p>27.9582537189999</text:p>
              </table:table-cell>
              <table:table-cell office:value-type="float" office:value="0.204536705999999">
                <text:p>0.2045367059999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.1605391929998">
                <text:p>28.1605391929998</text:p>
              </table:table-cell>
              <table:table-cell office:value-type="float" office:value="0.205185384000288">
                <text:p>0.2051853840002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.3628059369994">
                <text:p>28.3628059369994</text:p>
              </table:table-cell>
              <table:table-cell office:value-type="float" office:value="0.255187569000555">
                <text:p>0.2551875690005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.5645142349995">
                <text:p>28.5645142349995</text:p>
              </table:table-cell>
              <table:table-cell office:value-type="float" office:value="0.207546716999786">
                <text:p>0.2075467169997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.7652926439996">
                <text:p>28.7652926439996</text:p>
              </table:table-cell>
              <table:table-cell office:value-type="float" office:value="0.20625320399995">
                <text:p>0.206253203999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.9669559919994">
                <text:p>28.9669559919994</text:p>
              </table:table-cell>
              <table:table-cell office:value-type="float" office:value="0.204772568999942">
                <text:p>0.20477256899994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.1704860289992">
                <text:p>29.1704860289992</text:p>
              </table:table-cell>
              <table:table-cell office:value-type="float" office:value="0.206063393000477">
                <text:p>0.20606339300047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.3726801829998">
                <text:p>29.3726801829998</text:p>
              </table:table-cell>
              <table:table-cell office:value-type="float" office:value="0.252001046999794">
                <text:p>0.25200104699979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.574454523">
                <text:p>29.574454523</text:p>
              </table:table-cell>
              <table:table-cell office:value-type="float" office:value="0.206974832000014">
                <text:p>0.2069748320000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.7755467759998">
                <text:p>29.7755467759998</text:p>
              </table:table-cell>
              <table:table-cell office:value-type="float" office:value="0.206720979999773">
                <text:p>0.2067209799997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.9782247650001">
                <text:p>29.9782247650001</text:p>
              </table:table-cell>
              <table:table-cell office:value-type="float" office:value="0.204568258000108">
                <text:p>0.2045682580001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.1799793349992">
                <text:p>30.1799793349992</text:p>
              </table:table-cell>
              <table:table-cell office:value-type="float" office:value="0.204511158000059">
                <text:p>0.2045111580000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.3831101299993">
                <text:p>30.3831101299993</text:p>
              </table:table-cell>
              <table:table-cell office:value-type="float" office:value="0.25190586700046">
                <text:p>0.251905867000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.5854038159996">
                <text:p>30.5854038159996</text:p>
              </table:table-cell>
              <table:table-cell office:value-type="float" office:value="0.206078514000183">
                <text:p>0.2060785140001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.7881988269992">
                <text:p>30.7881988269992</text:p>
              </table:table-cell>
              <table:table-cell office:value-type="float" office:value="0.207254476000344">
                <text:p>0.2072544760003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.9898546959994">
                <text:p>30.9898546959994</text:p>
              </table:table-cell>
              <table:table-cell office:value-type="float" office:value="0.207143065000309">
                <text:p>0.2071430650003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.1912987939995">
                <text:p>31.1912987939995</text:p>
              </table:table-cell>
              <table:table-cell office:value-type="float" office:value="0.204571149999538">
                <text:p>0.2045711499995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.3924310289995">
                <text:p>31.3924310289995</text:p>
              </table:table-cell>
              <table:table-cell office:value-type="float" office:value="0.206449979000354">
                <text:p>0.2064499790003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.5948159569998">
                <text:p>31.5948159569998</text:p>
              </table:table-cell>
              <table:table-cell office:value-type="float" office:value="0.207083385999795">
                <text:p>0.2070833859997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.7967150989998">
                <text:p>31.7967150989998</text:p>
              </table:table-cell>
              <table:table-cell office:value-type="float" office:value="0.206800811999528">
                <text:p>0.2068008119995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.0001656979994">
                <text:p>32.0001656979994</text:p>
              </table:table-cell>
              <table:table-cell office:value-type="float" office:value="0.204369406999831">
                <text:p>0.20436940699983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.210118082">
                <text:p>32.210118082</text:p>
              </table:table-cell>
              <table:table-cell office:value-type="float" office:value="0.204696300999785">
                <text:p>0.2046963009997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.4120777769995">
                <text:p>32.4120777769995</text:p>
              </table:table-cell>
              <table:table-cell office:value-type="float" office:value="0.289265587000045">
                <text:p>0.28926558700004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.6147174170001">
                <text:p>32.6147174170001</text:p>
              </table:table-cell>
              <table:table-cell office:value-type="float" office:value="0.207636412000284">
                <text:p>0.2076364120002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.8174947799998">
                <text:p>32.8174947799998</text:p>
              </table:table-cell>
              <table:table-cell office:value-type="float" office:value="0.204352497999935">
                <text:p>0.2043524979999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.0203638029998">
                <text:p>33.0203638029998</text:p>
              </table:table-cell>
              <table:table-cell office:value-type="float" office:value="0.205585560000145">
                <text:p>0.2055855600001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.2217196419997">
                <text:p>33.2217196419997</text:p>
              </table:table-cell>
              <table:table-cell office:value-type="float" office:value="0.20632502799981">
                <text:p>0.2063250279998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.423766588">
                <text:p>33.423766588</text:p>
              </table:table-cell>
              <table:table-cell office:value-type="float" office:value="0.287079876999997">
                <text:p>0.2870798769999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.6254665299994">
                <text:p>33.6254665299994</text:p>
              </table:table-cell>
              <table:table-cell office:value-type="float" office:value="0.206280609000714">
                <text:p>0.2062806090007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.8414435059995">
                <text:p>33.8414435059995</text:p>
              </table:table-cell>
              <table:table-cell office:value-type="float" office:value="0.216799864999302">
                <text:p>0.2167998649993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.0447570749993">
                <text:p>34.0447570749993</text:p>
              </table:table-cell>
              <table:table-cell office:value-type="float" office:value="0.206361098999878">
                <text:p>0.20636109899987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.2477523609996">
                <text:p>34.2477523609996</text:p>
              </table:table-cell>
              <table:table-cell office:value-type="float" office:value="0.204094746999544">
                <text:p>0.2040947469995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.4609010599997">
                <text:p>34.4609010599997</text:p>
              </table:table-cell>
              <table:table-cell office:value-type="float" office:value="0.295069408999552">
                <text:p>0.2950694089995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.6624614919992">
                <text:p>34.6624614919992</text:p>
              </table:table-cell>
              <table:table-cell office:value-type="float" office:value="0.204751623999982">
                <text:p>0.2047516239999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.872389268">
                <text:p>34.872389268</text:p>
              </table:table-cell>
              <table:table-cell office:value-type="float" office:value="0.204415750999942">
                <text:p>0.2044157509999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.0790334609992">
                <text:p>35.0790334609992</text:p>
              </table:table-cell>
              <table:table-cell office:value-type="float" office:value="0.220853806999912">
                <text:p>0.2208538069999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.2883390819998">
                <text:p>35.2883390819998</text:p>
              </table:table-cell>
              <table:table-cell office:value-type="float" office:value="0.209432871999525">
                <text:p>0.2094328719995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.4906774819992">
                <text:p>35.4906774819992</text:p>
              </table:table-cell>
              <table:table-cell office:value-type="float" office:value="0.28533108099964">
                <text:p>0.285331080999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.6983054059992">
                <text:p>35.6983054059992</text:p>
              </table:table-cell>
              <table:table-cell office:value-type="float" office:value="0.225656155999786">
                <text:p>0.22565615599978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.899608746">
                <text:p>35.899608746</text:p>
              </table:table-cell>
              <table:table-cell office:value-type="float" office:value="0.204535892000422">
                <text:p>0.2045358920004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.1019221159995">
                <text:p>36.1019221159995</text:p>
              </table:table-cell>
              <table:table-cell office:value-type="float" office:value="0.204346000999976">
                <text:p>0.2043460009999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.3043138179992">
                <text:p>36.3043138179992</text:p>
              </table:table-cell>
              <table:table-cell office:value-type="float" office:value="0.204312341000332">
                <text:p>0.2043123410003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.5071572639999">
                <text:p>36.5071572639999</text:p>
              </table:table-cell>
              <table:table-cell office:value-type="float" office:value="0.215435023999817">
                <text:p>0.2154350239998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.7101720619994">
                <text:p>36.7101720619994</text:p>
              </table:table-cell>
              <table:table-cell office:value-type="float" office:value="0.208487284000512">
                <text:p>0.2084872840005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.9122045999993">
                <text:p>36.9122045999993</text:p>
              </table:table-cell>
              <table:table-cell office:value-type="float" office:value="0.204425152000113">
                <text:p>0.2044251520001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.1144712299993">
                <text:p>37.1144712299993</text:p>
              </table:table-cell>
              <table:table-cell office:value-type="float" office:value="0.205484434000027">
                <text:p>0.2054844340000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.3160815449992">
                <text:p>37.3160815449992</text:p>
              </table:table-cell>
              <table:table-cell office:value-type="float" office:value="0.253639732000011">
                <text:p>0.25363973200001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.5180793330001">
                <text:p>37.5180793330001</text:p>
              </table:table-cell>
              <table:table-cell office:value-type="float" office:value="0.208141630000682">
                <text:p>0.20814163000068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.7209691499993">
                <text:p>37.7209691499993</text:p>
              </table:table-cell>
              <table:table-cell office:value-type="float" office:value="0.208780136999849">
                <text:p>0.20878013699984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.9226802159992">
                <text:p>37.9226802159992</text:p>
              </table:table-cell>
              <table:table-cell office:value-type="float" office:value="0.20501566799976">
                <text:p>0.205015667999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.1246404240001">
                <text:p>38.1246404240001</text:p>
              </table:table-cell>
              <table:table-cell office:value-type="float" office:value="0.206547105000027">
                <text:p>0.20654710500002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.326697554">
                <text:p>38.326697554</text:p>
              </table:table-cell>
              <table:table-cell office:value-type="float" office:value="0.258093958000245">
                <text:p>0.25809395800024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.5382294499996">
                <text:p>38.5382294499996</text:p>
              </table:table-cell>
              <table:table-cell office:value-type="float" office:value="0.219392524999421">
                <text:p>0.21939252499942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.740902386">
                <text:p>38.740902386</text:p>
              </table:table-cell>
              <table:table-cell office:value-type="float" office:value="0.204897657999936">
                <text:p>0.2048976579999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.9428454239996">
                <text:p>38.9428454239996</text:p>
              </table:table-cell>
              <table:table-cell office:value-type="float" office:value="0.214387664000242">
                <text:p>0.21438766400024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.1455958409997">
                <text:p>39.1455958409997</text:p>
              </table:table-cell>
              <table:table-cell office:value-type="float" office:value="0.204435754999395">
                <text:p>0.2044357549993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.3472253370001">
                <text:p>39.3472253370001</text:p>
              </table:table-cell>
              <table:table-cell office:value-type="float" office:value="0.260287361000337">
                <text:p>0.26028736100033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.5490369649997">
                <text:p>39.5490369649997</text:p>
              </table:table-cell>
              <table:table-cell office:value-type="float" office:value="0.207443905000218">
                <text:p>0.20744390500021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.7511756269996">
                <text:p>39.7511756269996</text:p>
              </table:table-cell>
              <table:table-cell office:value-type="float" office:value="0.207127511999715">
                <text:p>0.2071275119997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.9540831759996">
                <text:p>39.9540831759996</text:p>
              </table:table-cell>
              <table:table-cell office:value-type="float" office:value="0.205171431999588">
                <text:p>0.2051714319995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.1552213469995">
                <text:p>40.1552213469995</text:p>
              </table:table-cell>
              <table:table-cell office:value-type="float" office:value="0.204022280999197">
                <text:p>0.20402228099919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.3568738849999">
                <text:p>40.3568738849999</text:p>
              </table:table-cell>
              <table:table-cell office:value-type="float" office:value="0.256121830000666">
                <text:p>0.25612183000066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.5583690899994">
                <text:p>40.5583690899994</text:p>
              </table:table-cell>
              <table:table-cell office:value-type="float" office:value="0.20648825599983">
                <text:p>0.2064882559998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.7603644609999">
                <text:p>40.7603644609999</text:p>
              </table:table-cell>
              <table:table-cell office:value-type="float" office:value="0.206729289000577">
                <text:p>0.20672928900057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.962866416">
                <text:p>40.962866416</text:p>
              </table:table-cell>
              <table:table-cell office:value-type="float" office:value="0.204794059000051">
                <text:p>0.20479405900005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.166195881">
                <text:p>41.166195881</text:p>
              </table:table-cell>
              <table:table-cell office:value-type="float" office:value="0.207795799999985">
                <text:p>0.20779579999998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.3676101069996">
                <text:p>41.3676101069996</text:p>
              </table:table-cell>
              <table:table-cell office:value-type="float" office:value="0.26177559900043">
                <text:p>0.261775599000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.570000572">
                <text:p>41.570000572</text:p>
              </table:table-cell>
              <table:table-cell office:value-type="float" office:value="0.207204404000549">
                <text:p>0.20720440400054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.7723937069995">
                <text:p>41.7723937069995</text:p>
              </table:table-cell>
              <table:table-cell office:value-type="float" office:value="0.20694376099982">
                <text:p>0.2069437609998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.9745934909997">
                <text:p>41.9745934909997</text:p>
              </table:table-cell>
              <table:table-cell office:value-type="float" office:value="0.20487268999932">
                <text:p>0.2048726899993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.1772714499994">
                <text:p>42.1772714499994</text:p>
              </table:table-cell>
              <table:table-cell office:value-type="float" office:value="0.204756470000575">
                <text:p>0.2047564700005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.3796053649994">
                <text:p>42.3796053649994</text:p>
              </table:table-cell>
              <table:table-cell office:value-type="float" office:value="0.259528417000183">
                <text:p>0.25952841700018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.5819363410001">
                <text:p>42.5819363410001</text:p>
              </table:table-cell>
              <table:table-cell office:value-type="float" office:value="0.208463248000044">
                <text:p>0.20846324800004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.7852414259996">
                <text:p>42.7852414259996</text:p>
              </table:table-cell>
              <table:table-cell office:value-type="float" office:value="0.215283866999926">
                <text:p>0.21528386699992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.9875066309996">
                <text:p>42.9875066309996</text:p>
              </table:table-cell>
              <table:table-cell office:value-type="float" office:value="0.204180435000126">
                <text:p>0.20418043500012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3.1887777969996">
                <text:p>43.1887777969996</text:p>
              </table:table-cell>
              <table:table-cell office:value-type="float" office:value="0.204090164000263">
                <text:p>0.20409016400026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.3912699140001">
                <text:p>43.3912699140001</text:p>
              </table:table-cell>
              <table:table-cell office:value-type="float" office:value="0.265655179999158">
                <text:p>0.26565517999915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.5930904950001">
                <text:p>43.5930904950001</text:p>
              </table:table-cell>
              <table:table-cell office:value-type="float" office:value="0.206579968999904">
                <text:p>0.20657996899990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.795657144">
                <text:p>43.795657144</text:p>
              </table:table-cell>
              <table:table-cell office:value-type="float" office:value="0.203372416999628">
                <text:p>0.20337241699962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.9978680589993">
                <text:p>43.9978680589993</text:p>
              </table:table-cell>
              <table:table-cell office:value-type="float" office:value="0.203230355000414">
                <text:p>0.20323035500041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.2004329789997">
                <text:p>44.2004329789997</text:p>
              </table:table-cell>
              <table:table-cell office:value-type="float" office:value="0.204802132000623">
                <text:p>0.20480213200062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.4022761809993">
                <text:p>44.4022761809993</text:p>
              </table:table-cell>
              <table:table-cell office:value-type="float" office:value="0.286761145999662">
                <text:p>0.28676114599966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.6038545599995">
                <text:p>44.6038545599995</text:p>
              </table:table-cell>
              <table:table-cell office:value-type="float" office:value="0.21027557799971">
                <text:p>0.2102755779997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.8072353580001">
                <text:p>44.8072353580001</text:p>
              </table:table-cell>
              <table:table-cell office:value-type="float" office:value="0.204059875000894">
                <text:p>0.20405987500089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5.0109643389997">
                <text:p>45.0109643389997</text:p>
              </table:table-cell>
              <table:table-cell office:value-type="float" office:value="0.204244786000345">
                <text:p>0.20424478600034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.2129002829997">
                <text:p>45.2129002829997</text:p>
              </table:table-cell>
              <table:table-cell office:value-type="float" office:value="0.202735531999679">
                <text:p>0.2027355319996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.415096449">
                <text:p>45.415096449</text:p>
              </table:table-cell>
              <table:table-cell office:value-type="float" office:value="0.287664955999389">
                <text:p>0.28766495599938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.6174525979995">
                <text:p>45.6174525979995</text:p>
              </table:table-cell>
              <table:table-cell office:value-type="float" office:value="0.206517490999431">
                <text:p>0.20651749099943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.8232151399998">
                <text:p>45.8232151399998</text:p>
              </table:table-cell>
              <table:table-cell office:value-type="float" office:value="0.20737021900004">
                <text:p>0.2073702190000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6.026313026">
                <text:p>46.026313026</text:p>
              </table:table-cell>
              <table:table-cell office:value-type="float" office:value="0.205343457999334">
                <text:p>0.20534345799933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6.2285153029998">
                <text:p>46.2285153029998</text:p>
              </table:table-cell>
              <table:table-cell office:value-type="float" office:value="0.204285028000413">
                <text:p>0.20428502800041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.4303895769999">
                <text:p>46.4303895769999</text:p>
              </table:table-cell>
              <table:table-cell office:value-type="float" office:value="0.286370884000462">
                <text:p>0.28637088400046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.6322394509998">
                <text:p>46.6322394509998</text:p>
              </table:table-cell>
              <table:table-cell office:value-type="float" office:value="0.206825883999954">
                <text:p>0.2068258839999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.8340134439995">
                <text:p>46.8340134439995</text:p>
              </table:table-cell>
              <table:table-cell office:value-type="float" office:value="0.2041258069994">
                <text:p>0.204125806999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7.0356140549993">
                <text:p>47.0356140549993</text:p>
              </table:table-cell>
              <table:table-cell office:value-type="float" office:value="0.204374169000403">
                <text:p>0.20437416900040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7.2391983369998">
                <text:p>47.2391983369998</text:p>
              </table:table-cell>
              <table:table-cell office:value-type="float" office:value="0.204508630999953">
                <text:p>0.20450863099995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.4415315159995">
                <text:p>47.4415315159995</text:p>
              </table:table-cell>
              <table:table-cell office:value-type="float" office:value="0.303331797999817">
                <text:p>0.30333179799981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.6433769209998">
                <text:p>47.6433769209998</text:p>
              </table:table-cell>
              <table:table-cell office:value-type="float" office:value="0.206983727000079">
                <text:p>0.20698372700007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.8459455029997">
                <text:p>47.8459455029997</text:p>
              </table:table-cell>
              <table:table-cell office:value-type="float" office:value="0.204098957000497">
                <text:p>0.20409895700049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8.0480818899996">
                <text:p>48.0480818899996</text:p>
              </table:table-cell>
              <table:table-cell office:value-type="float" office:value="0.204506811000101">
                <text:p>0.2045068110001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.2505116109996">
                <text:p>48.2505116109996</text:p>
              </table:table-cell>
              <table:table-cell office:value-type="float" office:value="0.203958296000565">
                <text:p>0.20395829600056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.45371884">
                <text:p>48.45371884</text:p>
              </table:table-cell>
              <table:table-cell office:value-type="float" office:value="0.214740276999692">
                <text:p>0.21474027699969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.6561720719992">
                <text:p>48.6561720719992</text:p>
              </table:table-cell>
              <table:table-cell office:value-type="float" office:value="0.210076108999601">
                <text:p>0.2100761089996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.8641383489994">
                <text:p>48.8641383489994</text:p>
              </table:table-cell>
              <table:table-cell office:value-type="float" office:value="0.21000808899953">
                <text:p>0.2100080889995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9.0856400949997">
                <text:p>49.0856400949997</text:p>
              </table:table-cell>
              <table:table-cell office:value-type="float" office:value="0.222152352000194">
                <text:p>0.22215235200019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.2890720469995">
                <text:p>49.2890720469995</text:p>
              </table:table-cell>
              <table:table-cell office:value-type="float" office:value="0.205316920999394">
                <text:p>0.20531692099939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.4902575259994">
                <text:p>49.4902575259994</text:p>
              </table:table-cell>
              <table:table-cell office:value-type="float" office:value="0.314014998999483">
                <text:p>0.31401499899948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.6926786679996">
                <text:p>49.6926786679996</text:p>
              </table:table-cell>
              <table:table-cell office:value-type="float" office:value="0.208264980999957">
                <text:p>0.20826498099995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.9050949209995">
                <text:p>49.9050949209995</text:p>
              </table:table-cell>
              <table:table-cell office:value-type="float" office:value="0.205881887000032">
                <text:p>0.20588188700003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0.1157539369997">
                <text:p>50.1157539369997</text:p>
              </table:table-cell>
              <table:table-cell office:value-type="float" office:value="0.206566224000198">
                <text:p>0.20656622400019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.3182540899998">
                <text:p>50.3182540899998</text:p>
              </table:table-cell>
              <table:table-cell office:value-type="float" office:value="0.214816609000081">
                <text:p>0.21481660900008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.530554514">
                <text:p>50.530554514</text:p>
              </table:table-cell>
              <table:table-cell office:value-type="float" office:value="0.229144354999335">
                <text:p>0.22914435499933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.7314749909992">
                <text:p>50.7314749909992</text:p>
              </table:table-cell>
              <table:table-cell office:value-type="float" office:value="0.204586454000491">
                <text:p>0.20458645400049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.9326833309997">
                <text:p>50.9326833309997</text:p>
              </table:table-cell>
              <table:table-cell office:value-type="float" office:value="0.224924471999657">
                <text:p>0.22492447199965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1.1349728629994">
                <text:p>51.1349728629994</text:p>
              </table:table-cell>
              <table:table-cell office:value-type="float" office:value="0.208572546000141">
                <text:p>0.20857254600014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1.3362794549994">
                <text:p>51.3362794549994</text:p>
              </table:table-cell>
              <table:table-cell office:value-type="float" office:value="0.253580775000046">
                <text:p>0.25358077500004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.5375415259996">
                <text:p>51.5375415259996</text:p>
              </table:table-cell>
              <table:table-cell office:value-type="float" office:value="0.206663457000104">
                <text:p>0.20666345700010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.739696357">
                <text:p>51.739696357</text:p>
              </table:table-cell>
              <table:table-cell office:value-type="float" office:value="0.206625165999867">
                <text:p>0.20662516599986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.9425150439993">
                <text:p>51.9425150439993</text:p>
              </table:table-cell>
              <table:table-cell office:value-type="float" office:value="0.20476553700064">
                <text:p>0.204765537000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2.1663106959995">
                <text:p>52.1663106959995</text:p>
              </table:table-cell>
              <table:table-cell office:value-type="float" office:value="0.314773699000398">
                <text:p>0.31477369900039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2.3787681219992">
                <text:p>52.3787681219992</text:p>
              </table:table-cell>
              <table:table-cell office:value-type="float" office:value="0.247053419000622">
                <text:p>0.24705341900062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.5800079739993">
                <text:p>52.5800079739993</text:p>
              </table:table-cell>
              <table:table-cell office:value-type="float" office:value="0.255247351999969">
                <text:p>0.25524735199996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.7811896349995">
                <text:p>52.7811896349995</text:p>
              </table:table-cell>
              <table:table-cell office:value-type="float" office:value="0.218418948000362">
                <text:p>0.21841894800036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.9833501069998">
                <text:p>52.9833501069998</text:p>
              </table:table-cell>
              <table:table-cell office:value-type="float" office:value="0.206032860999585">
                <text:p>0.20603286099958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3.1853212869992">
                <text:p>53.1853212869992</text:p>
              </table:table-cell>
              <table:table-cell office:value-type="float" office:value="0.209253113999694">
                <text:p>0.20925311399969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3.3869914939996">
                <text:p>53.3869914939996</text:p>
              </table:table-cell>
              <table:table-cell office:value-type="float" office:value="0.259037962000548">
                <text:p>0.25903796200054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.5881603959997">
                <text:p>53.5881603959997</text:p>
              </table:table-cell>
              <table:table-cell office:value-type="float" office:value="0.215875992999827">
                <text:p>0.21587599299982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.7907735929994">
                <text:p>53.7907735929994</text:p>
              </table:table-cell>
              <table:table-cell office:value-type="float" office:value="0.206873641000129">
                <text:p>0.20687364100012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.9978369649998">
                <text:p>53.9978369649998</text:p>
              </table:table-cell>
              <table:table-cell office:value-type="float" office:value="0.208415086000059">
                <text:p>0.20841508600005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4.1990883779999">
                <text:p>54.1990883779999</text:p>
              </table:table-cell>
              <table:table-cell office:value-type="float" office:value="0.204396125999665">
                <text:p>0.20439612599966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4.4013669119995">
                <text:p>54.4013669119995</text:p>
              </table:table-cell>
              <table:table-cell office:value-type="float" office:value="0.211497538000003">
                <text:p>0.21149753800000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.6027180169995">
                <text:p>54.6027180169995</text:p>
              </table:table-cell>
              <table:table-cell office:value-type="float" office:value="0.207235503999982">
                <text:p>0.20723550399998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.8143823369992">
                <text:p>54.8143823369992</text:p>
              </table:table-cell>
              <table:table-cell office:value-type="float" office:value="0.208541367999715">
                <text:p>0.20854136799971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5.0154569289998">
                <text:p>55.0154569289998</text:p>
              </table:table-cell>
              <table:table-cell office:value-type="float" office:value="0.204871359999743">
                <text:p>0.20487135999974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5.2174519509999">
                <text:p>55.2174519509999</text:p>
              </table:table-cell>
              <table:table-cell office:value-type="float" office:value="0.205059982999956">
                <text:p>0.20505998299995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5.4298914989995">
                <text:p>55.4298914989995</text:p>
              </table:table-cell>
              <table:table-cell office:value-type="float" office:value="0.294623728000261">
                <text:p>0.29462372800026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.6328129309995">
                <text:p>55.6328129309995</text:p>
              </table:table-cell>
              <table:table-cell office:value-type="float" office:value="0.204966892000812">
                <text:p>0.20496689200081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.8396077609996">
                <text:p>55.8396077609996</text:p>
              </table:table-cell>
              <table:table-cell office:value-type="float" office:value="0.236822267000207">
                <text:p>0.23682226700020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6.0417238049995">
                <text:p>56.0417238049995</text:p>
              </table:table-cell>
              <table:table-cell office:value-type="float" office:value="0.208803251000063">
                <text:p>0.20880325100006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6.2440938509999">
                <text:p>56.2440938509999</text:p>
              </table:table-cell>
              <table:table-cell office:value-type="float" office:value="0.206127485000252">
                <text:p>0.20612748500025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6.4453535359999">
                <text:p>56.4453535359999</text:p>
              </table:table-cell>
              <table:table-cell office:value-type="float" office:value="0.285914300000513">
                <text:p>0.28591430000051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.6474796399998">
                <text:p>56.6474796399998</text:p>
              </table:table-cell>
              <table:table-cell office:value-type="float" office:value="0.20419207499981">
                <text:p>0.2041920749998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.8573985939993">
                <text:p>56.8573985939993</text:p>
              </table:table-cell>
              <table:table-cell office:value-type="float" office:value="0.204722250000486">
                <text:p>0.20472225000048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7.0597175799994">
                <text:p>57.0597175799994</text:p>
              </table:table-cell>
              <table:table-cell office:value-type="float" office:value="0.20472221">
                <text:p>0.2047222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7.2618912349999">
                <text:p>57.2618912349999</text:p>
              </table:table-cell>
              <table:table-cell office:value-type="float" office:value="0.204334197000208">
                <text:p>0.2043341970002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7.4642805929998">
                <text:p>57.4642805929998</text:p>
              </table:table-cell>
              <table:table-cell office:value-type="float" office:value="0.30900065700007">
                <text:p>0.3090006570000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.666760481">
                <text:p>57.666760481</text:p>
              </table:table-cell>
              <table:table-cell office:value-type="float" office:value="0.226419763000195">
                <text:p>0.22641976300019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.8692243999994">
                <text:p>57.8692243999994</text:p>
              </table:table-cell>
              <table:table-cell office:value-type="float" office:value="0.204412637999667">
                <text:p>0.20441263799966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8.0714292549992">
                <text:p>58.0714292549992</text:p>
              </table:table-cell>
              <table:table-cell office:value-type="float" office:value="0.204084375000093">
                <text:p>0.20408437500009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8.2742544579996">
                <text:p>58.2742544579996</text:p>
              </table:table-cell>
              <table:table-cell office:value-type="float" office:value="0.204043296000236">
                <text:p>0.20404329600023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8.4764478939997">
                <text:p>58.4764478939997</text:p>
              </table:table-cell>
              <table:table-cell office:value-type="float" office:value="0.288736720000088">
                <text:p>0.28873672000008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.67865927">
                <text:p>58.67865927</text:p>
              </table:table-cell>
              <table:table-cell office:value-type="float" office:value="0.207462459999988">
                <text:p>0.20746245999998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.8820120379996">
                <text:p>58.8820120379996</text:p>
              </table:table-cell>
              <table:table-cell office:value-type="float" office:value="0.205389309000566">
                <text:p>0.20538930900056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9.1286156689994">
                <text:p>59.1286156689994</text:p>
              </table:table-cell>
              <table:table-cell office:value-type="float" office:value="0.231314763999762">
                <text:p>0.23131476399976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9.3305531829992">
                <text:p>59.3305531829992</text:p>
              </table:table-cell>
              <table:table-cell office:value-type="float" office:value="0.209005235999939">
                <text:p>0.20900523599993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9.5415183199993">
                <text:p>59.5415183199993</text:p>
              </table:table-cell>
              <table:table-cell office:value-type="float" office:value="0.296849524999743">
                <text:p>0.29684952499974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.743684776">
                <text:p>59.743684776</text:p>
              </table:table-cell>
              <table:table-cell office:value-type="float" office:value="0.204660792000141">
                <text:p>0.20466079200014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.9455811799999">
                <text:p>59.9455811799999</text:p>
              </table:table-cell>
              <table:table-cell office:value-type="float" office:value="0.208511001999796">
                <text:p>0.20851100199979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0.1474779849996">
                <text:p>60.1474779849996</text:p>
              </table:table-cell>
              <table:table-cell office:value-type="float" office:value="0.205079097000635">
                <text:p>0.20507909700063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0.3601288489999">
                <text:p>60.3601288489999</text:p>
              </table:table-cell>
              <table:table-cell office:value-type="float" office:value="0.266664396999659">
                <text:p>0.26666439699965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0.5623032969997">
                <text:p>60.5623032969997</text:p>
              </table:table-cell>
              <table:table-cell office:value-type="float" office:value="0.204797313999734">
                <text:p>0.20479731399973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.7658327679992">
                <text:p>60.7658327679992</text:p>
              </table:table-cell>
              <table:table-cell office:value-type="float" office:value="0.226156082000671">
                <text:p>0.22615608200067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.9689770049999">
                <text:p>60.9689770049999</text:p>
              </table:table-cell>
              <table:table-cell office:value-type="float" office:value="0.20728397000039">
                <text:p>0.2072839700003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1.1706572179992">
                <text:p>61.1706572179992</text:p>
              </table:table-cell>
              <table:table-cell office:value-type="float" office:value="0.204205849000573">
                <text:p>0.20420584900057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1.3726511949999">
                <text:p>61.3726511949999</text:p>
              </table:table-cell>
              <table:table-cell office:value-type="float" office:value="0.259558104999996">
                <text:p>0.25955810499999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1.5744413389994">
                <text:p>61.5744413389994</text:p>
              </table:table-cell>
              <table:table-cell office:value-type="float" office:value="0.206273280999994">
                <text:p>0.20627328099999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.7770743319998">
                <text:p>61.7770743319998</text:p>
              </table:table-cell>
              <table:table-cell office:value-type="float" office:value="0.207148679999591">
                <text:p>0.20714867999959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.9800691589999">
                <text:p>61.9800691589999</text:p>
              </table:table-cell>
              <table:table-cell office:value-type="float" office:value="0.207058588000109">
                <text:p>0.20705858800010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2.1823421279996">
                <text:p>62.1823421279996</text:p>
              </table:table-cell>
              <table:table-cell office:value-type="float" office:value="0.207726476000062">
                <text:p>0.20772647600006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2.3841546839994">
                <text:p>62.3841546839994</text:p>
              </table:table-cell>
              <table:table-cell office:value-type="float" office:value="0.245996767000179">
                <text:p>0.24599676700017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2.5855583749999">
                <text:p>62.5855583749999</text:p>
              </table:table-cell>
              <table:table-cell office:value-type="float" office:value="0.20614064900019">
                <text:p>0.2061406490001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.7878178849996">
                <text:p>62.7878178849996</text:p>
              </table:table-cell>
              <table:table-cell office:value-type="float" office:value="0.204300911000246">
                <text:p>0.20430091100024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.9893016659999">
                <text:p>62.9893016659999</text:p>
              </table:table-cell>
              <table:table-cell office:value-type="float" office:value="0.210704527000416">
                <text:p>0.21070452700041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3.1916048869998">
                <text:p>63.1916048869998</text:p>
              </table:table-cell>
              <table:table-cell office:value-type="float" office:value="0.23150583899951">
                <text:p>0.2315058389995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3.3926094849994">
                <text:p>63.3926094849994</text:p>
              </table:table-cell>
              <table:table-cell office:value-type="float" office:value="0.250217042000259">
                <text:p>0.25021704200025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3.5937185839994">
                <text:p>63.5937185839994</text:p>
              </table:table-cell>
              <table:table-cell office:value-type="float" office:value="0.206977879000078">
                <text:p>0.20697787900007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.7952791369999">
                <text:p>63.7952791369999</text:p>
              </table:table-cell>
              <table:table-cell office:value-type="float" office:value="0.207309731999885">
                <text:p>0.20730973199988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.9981543439999">
                <text:p>63.9981543439999</text:p>
              </table:table-cell>
              <table:table-cell office:value-type="float" office:value="0.205178760000308">
                <text:p>0.20517876000030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4.200763289">
                <text:p>64.200763289</text:p>
              </table:table-cell>
              <table:table-cell office:value-type="float" office:value="0.204387943000256">
                <text:p>0.20438794300025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4.403700027">
                <text:p>64.403700027</text:p>
              </table:table-cell>
              <table:table-cell office:value-type="float" office:value="0.281779615000232">
                <text:p>0.28177961500023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4.605775776">
                <text:p>64.605775776</text:p>
              </table:table-cell>
              <table:table-cell office:value-type="float" office:value="0.207365433000632">
                <text:p>0.20736543300063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.8081919289998">
                <text:p>64.8081919289998</text:p>
              </table:table-cell>
              <table:table-cell office:value-type="float" office:value="0.210112521000156">
                <text:p>0.21011252100015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5.0113268789992">
                <text:p>65.0113268789992</text:p>
              </table:table-cell>
              <table:table-cell office:value-type="float" office:value="0.205154551000305">
                <text:p>0.20515455100030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5.2128161329993">
                <text:p>65.2128161329993</text:p>
              </table:table-cell>
              <table:table-cell office:value-type="float" office:value="0.204992220000349">
                <text:p>0.20499222000034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5.4146968619998">
                <text:p>65.4146968619998</text:p>
              </table:table-cell>
              <table:table-cell office:value-type="float" office:value="0.279221791000055">
                <text:p>0.27922179100005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5.6159881539998">
                <text:p>65.6159881539998</text:p>
              </table:table-cell>
              <table:table-cell office:value-type="float" office:value="0.206764737999947">
                <text:p>0.20676473799994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.8181535449994">
                <text:p>65.8181535449994</text:p>
              </table:table-cell>
              <table:table-cell office:value-type="float" office:value="0.20687086900034">
                <text:p>0.2068708690003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6.0211634839998">
                <text:p>66.0211634839998</text:p>
              </table:table-cell>
              <table:table-cell office:value-type="float" office:value="0.204583835999983">
                <text:p>0.20458383599998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6.2243958069994">
                <text:p>66.2243958069994</text:p>
              </table:table-cell>
              <table:table-cell office:value-type="float" office:value="0.207160193000163">
                <text:p>0.20716019300016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6.4258000209993">
                <text:p>66.4258000209993</text:p>
              </table:table-cell>
              <table:table-cell office:value-type="float" office:value="0.278660234999734">
                <text:p>0.27866023499973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6.6271781249998">
                <text:p>66.6271781249998</text:p>
              </table:table-cell>
              <table:table-cell office:value-type="float" office:value="0.207104921999417">
                <text:p>0.20710492199941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.8299878429998">
                <text:p>66.8299878429998</text:p>
              </table:table-cell>
              <table:table-cell office:value-type="float" office:value="0.207036480999705">
                <text:p>0.20703648099970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7.0320872439997">
                <text:p>67.0320872439997</text:p>
              </table:table-cell>
              <table:table-cell office:value-type="float" office:value="0.204299472999992">
                <text:p>0.20429947299999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7.2338006719992">
                <text:p>67.2338006719992</text:p>
              </table:table-cell>
              <table:table-cell office:value-type="float" office:value="0.204158052999446">
                <text:p>0.20415805299944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7.4372727979999">
                <text:p>67.4372727979999</text:p>
              </table:table-cell>
              <table:table-cell office:value-type="float" office:value="0.280474604999654">
                <text:p>0.28047460499965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7.6381310069992">
                <text:p>67.6381310069992</text:p>
              </table:table-cell>
              <table:table-cell office:value-type="float" office:value="0.206621618999634">
                <text:p>0.20662161899963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.8424202009992">
                <text:p>67.8424202009992</text:p>
              </table:table-cell>
              <table:table-cell office:value-type="float" office:value="0.207376985999872">
                <text:p>0.20737698599987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8.0440719989992">
                <text:p>68.0440719989992</text:p>
              </table:table-cell>
              <table:table-cell office:value-type="float" office:value="0.20542526600002">
                <text:p>0.2054252660000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8.2470712899994">
                <text:p>68.2470712899994</text:p>
              </table:table-cell>
              <table:table-cell office:value-type="float" office:value="0.206285265000588">
                <text:p>0.20628526500058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8.4499944109994">
                <text:p>68.4499944109994</text:p>
              </table:table-cell>
              <table:table-cell office:value-type="float" office:value="0.28468434000024">
                <text:p>0.2846843400002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8.6518102209993">
                <text:p>68.6518102209993</text:p>
              </table:table-cell>
              <table:table-cell office:value-type="float" office:value="0.207523428000059">
                <text:p>0.20752342800005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.8533085669997">
                <text:p>68.8533085669997</text:p>
              </table:table-cell>
              <table:table-cell office:value-type="float" office:value="0.206965712000056">
                <text:p>0.20696571200005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9.0559678159998">
                <text:p>69.0559678159998</text:p>
              </table:table-cell>
              <table:table-cell office:value-type="float" office:value="0.203205974000412">
                <text:p>0.20320597400041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9.2583146419993">
                <text:p>69.2583146419993</text:p>
              </table:table-cell>
              <table:table-cell office:value-type="float" office:value="0.201772369000537">
                <text:p>0.20177236900053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9.461229603">
                <text:p>69.461229603</text:p>
              </table:table-cell>
              <table:table-cell office:value-type="float" office:value="0.28410007399998">
                <text:p>0.2841000739999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9.663380557">
                <text:p>69.663380557</text:p>
              </table:table-cell>
              <table:table-cell office:value-type="float" office:value="0.204886982000062">
                <text:p>0.20488698200006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.8653329889994">
                <text:p>69.8653329889994</text:p>
              </table:table-cell>
              <table:table-cell office:value-type="float" office:value="0.204474387999653">
                <text:p>0.20447438799965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0.0672313899995">
                <text:p>70.0672313899995</text:p>
              </table:table-cell>
              <table:table-cell office:value-type="float" office:value="0.203953252000247">
                <text:p>0.20395325200024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0.269372965">
                <text:p>70.269372965</text:p>
              </table:table-cell>
              <table:table-cell office:value-type="float" office:value="0.205418417999681">
                <text:p>0.20541841799968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0.4715321289996">
                <text:p>70.4715321289996</text:p>
              </table:table-cell>
              <table:table-cell office:value-type="float" office:value="0.285981395000817">
                <text:p>0.28598139500081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0.6729350959995">
                <text:p>70.6729350959995</text:p>
              </table:table-cell>
              <table:table-cell office:value-type="float" office:value="0.207985643999564">
                <text:p>0.20798564399956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.874526605">
                <text:p>70.874526605</text:p>
              </table:table-cell>
              <table:table-cell office:value-type="float" office:value="0.205064804999893">
                <text:p>0.20506480499989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1.0769531529995">
                <text:p>71.0769531529995</text:p>
              </table:table-cell>
              <table:table-cell office:value-type="float" office:value="0.204507469000419">
                <text:p>0.20450746900041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1.2787388339993">
                <text:p>71.2787388339993</text:p>
              </table:table-cell>
              <table:table-cell office:value-type="float" office:value="0.248414959999536">
                <text:p>0.24841495999953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1.4861026429999">
                <text:p>71.4861026429999</text:p>
              </table:table-cell>
              <table:table-cell office:value-type="float" office:value="0.212548212000002">
                <text:p>0.21254821200000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1.6882254279999">
                <text:p>71.6882254279999</text:p>
              </table:table-cell>
              <table:table-cell office:value-type="float" office:value="0.20449366899993">
                <text:p>0.2044936689999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.890152901">
                <text:p>71.890152901</text:p>
              </table:table-cell>
              <table:table-cell office:value-type="float" office:value="0.204652401000203">
                <text:p>0.20465240100020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2.0929267429992">
                <text:p>72.0929267429992</text:p>
              </table:table-cell>
              <table:table-cell office:value-type="float" office:value="0.206663740999829">
                <text:p>0.20666374099982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2.2950465079994">
                <text:p>72.2950465079994</text:p>
              </table:table-cell>
              <table:table-cell office:value-type="float" office:value="0.251169629999822">
                <text:p>0.25116962999982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2.4975688079994">
                <text:p>72.4975688079994</text:p>
              </table:table-cell>
              <table:table-cell office:value-type="float" office:value="0.20726466799988">
                <text:p>0.2072646679998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2.6998772459992">
                <text:p>72.6998772459992</text:p>
              </table:table-cell>
              <table:table-cell office:value-type="float" office:value="0.20650772099998">
                <text:p>0.2065077209999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.9014391549999">
                <text:p>72.9014391549999</text:p>
              </table:table-cell>
              <table:table-cell office:value-type="float" office:value="0.204552031000276">
                <text:p>0.20455203100027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3.1029184149993">
                <text:p>73.1029184149993</text:p>
              </table:table-cell>
              <table:table-cell office:value-type="float" office:value="0.205687532999946">
                <text:p>0.20568753299994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3.3054288349995">
                <text:p>73.3054288349995</text:p>
              </table:table-cell>
              <table:table-cell office:value-type="float" office:value="0.252464903000146">
                <text:p>0.25246490300014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3.5070215659998">
                <text:p>73.5070215659998</text:p>
              </table:table-cell>
              <table:table-cell office:value-type="float" office:value="0.208177608000369">
                <text:p>0.20817760800036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3.7086024869996">
                <text:p>73.7086024869996</text:p>
              </table:table-cell>
              <table:table-cell office:value-type="float" office:value="0.206877515000087">
                <text:p>0.20687751500008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.9106889429995">
                <text:p>73.9106889429995</text:p>
              </table:table-cell>
              <table:table-cell office:value-type="float" office:value="0.204406620000555">
                <text:p>0.20440662000055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4.1664598709995">
                <text:p>74.1664598709995</text:p>
              </table:table-cell>
              <table:table-cell office:value-type="float" office:value="0.274568531000114">
                <text:p>0.27456853100011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4.3693472959994">
                <text:p>74.3693472959994</text:p>
              </table:table-cell>
              <table:table-cell office:value-type="float" office:value="0.266589820000263">
                <text:p>0.26658982000026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4.5710485789996">
                <text:p>74.5710485789996</text:p>
              </table:table-cell>
              <table:table-cell office:value-type="float" office:value="0.214871208000659">
                <text:p>0.21487120800065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4.7736547209997">
                <text:p>74.7736547209997</text:p>
              </table:table-cell>
              <table:table-cell office:value-type="float" office:value="0.209236220999628">
                <text:p>0.20923622099962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.9756123859997">
                <text:p>74.9756123859997</text:p>
              </table:table-cell>
              <table:table-cell office:value-type="float" office:value="0.204297960000076">
                <text:p>0.20429796000007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5.1795733029994">
                <text:p>75.1795733029994</text:p>
              </table:table-cell>
              <table:table-cell office:value-type="float" office:value="0.204105267999694">
                <text:p>0.20410526799969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5.3811138149995">
                <text:p>75.3811138149995</text:p>
              </table:table-cell>
              <table:table-cell office:value-type="float" office:value="0.263271636000354">
                <text:p>0.26327163600035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5.5829413089996">
                <text:p>75.5829413089996</text:p>
              </table:table-cell>
              <table:table-cell office:value-type="float" office:value="0.206372591000218">
                <text:p>0.20637259100021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5.7844731810001">
                <text:p>75.7844731810001</text:p>
              </table:table-cell>
              <table:table-cell office:value-type="float" office:value="0.20685188599964">
                <text:p>0.2068518859996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.9861068539994">
                <text:p>75.9861068539994</text:p>
              </table:table-cell>
              <table:table-cell office:value-type="float" office:value="0.204902536000191">
                <text:p>0.20490253600019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6.1873339429994">
                <text:p>76.1873339429994</text:p>
              </table:table-cell>
              <table:table-cell office:value-type="float" office:value="0.206969688000754">
                <text:p>0.20696968800075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6.3885125919996">
                <text:p>76.3885125919996</text:p>
              </table:table-cell>
              <table:table-cell office:value-type="float" office:value="0.259056134000275">
                <text:p>0.25905613400027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6.5905991599993">
                <text:p>76.5905991599993</text:p>
              </table:table-cell>
              <table:table-cell office:value-type="float" office:value="0.206929108000622">
                <text:p>0.20692910800062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6.7933635149993">
                <text:p>76.7933635149993</text:p>
              </table:table-cell>
              <table:table-cell office:value-type="float" office:value="0.207158049999634">
                <text:p>0.20715804999963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.995949229">
                <text:p>76.995949229</text:p>
              </table:table-cell>
              <table:table-cell office:value-type="float" office:value="0.205191289999675">
                <text:p>0.20519128999967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7.1985992829996">
                <text:p>77.1985992829996</text:p>
              </table:table-cell>
              <table:table-cell office:value-type="float" office:value="0.204251371000282">
                <text:p>0.20425137100028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7.4006760619996">
                <text:p>77.4006760619996</text:p>
              </table:table-cell>
              <table:table-cell office:value-type="float" office:value="0.260795282999425">
                <text:p>0.26079528299942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7.6025324889997">
                <text:p>77.6025324889997</text:p>
              </table:table-cell>
              <table:table-cell office:value-type="float" office:value="0.206928118999713">
                <text:p>0.20692811899971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7.8038526199998">
                <text:p>77.8038526199998</text:p>
              </table:table-cell>
              <table:table-cell office:value-type="float" office:value="0.204457623000053">
                <text:p>0.20445762300005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8.0061968309992">
                <text:p>78.0061968309992</text:p>
              </table:table-cell>
              <table:table-cell office:value-type="float" office:value="0.204456754000603">
                <text:p>0.20445675400060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8.208107679">
                <text:p>78.208107679</text:p>
              </table:table-cell>
              <table:table-cell office:value-type="float" office:value="0.204705266000019">
                <text:p>0.20470526600001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8.4110806680001">
                <text:p>78.4110806680001</text:p>
              </table:table-cell>
              <table:table-cell office:value-type="float" office:value="0.207556266000211">
                <text:p>0.20755626600021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8.6140002959992">
                <text:p>78.6140002959992</text:p>
              </table:table-cell>
              <table:table-cell office:value-type="float" office:value="0.20749045499997">
                <text:p>0.2074904549999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8.8162085669992">
                <text:p>78.8162085669992</text:p>
              </table:table-cell>
              <table:table-cell office:value-type="float" office:value="0.205021419999866">
                <text:p>0.20502141999986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9.0175780889995">
                <text:p>79.0175780889995</text:p>
              </table:table-cell>
              <table:table-cell office:value-type="float" office:value="0.205058790000294">
                <text:p>0.20505879000029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9.219027393">
                <text:p>79.219027393</text:p>
              </table:table-cell>
              <table:table-cell office:value-type="float" office:value="0.204470034999758">
                <text:p>0.20447003499975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9.4213583849996">
                <text:p>79.4213583849996</text:p>
              </table:table-cell>
              <table:table-cell office:value-type="float" office:value="0.208740488999865">
                <text:p>0.20874048899986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9.6228152889999">
                <text:p>79.6228152889999</text:p>
              </table:table-cell>
              <table:table-cell office:value-type="float" office:value="0.208854280000196">
                <text:p>0.20885428000019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9.8252529929996">
                <text:p>79.8252529929996</text:p>
              </table:table-cell>
              <table:table-cell office:value-type="float" office:value="0.204514165000546">
                <text:p>0.20451416500054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0.0272361919997">
                <text:p>80.0272361919997</text:p>
              </table:table-cell>
              <table:table-cell office:value-type="float" office:value="0.20455201599998">
                <text:p>0.2045520159999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0.2307231879995">
                <text:p>80.2307231879995</text:p>
              </table:table-cell>
              <table:table-cell office:value-type="float" office:value="0.204811049000455">
                <text:p>0.20481104900045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0.4322298929992">
                <text:p>80.4322298929992</text:p>
              </table:table-cell>
              <table:table-cell office:value-type="float" office:value="0.210827930999585">
                <text:p>0.21082793099958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0.6355731969998">
                <text:p>80.6355731969998</text:p>
              </table:table-cell>
              <table:table-cell office:value-type="float" office:value="0.206918411000515">
                <text:p>0.20691841100051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0.8384365759994">
                <text:p>80.8384365759994</text:p>
              </table:table-cell>
              <table:table-cell office:value-type="float" office:value="0.206491756000105">
                <text:p>0.20649175600010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1.040129903">
                <text:p>81.040129903</text:p>
              </table:table-cell>
              <table:table-cell office:value-type="float" office:value="0.204088682000474">
                <text:p>0.20408868200047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1.2428727509996">
                <text:p>81.2428727509996</text:p>
              </table:table-cell>
              <table:table-cell office:value-type="float" office:value="0.204589967999709">
                <text:p>0.20458996799970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1.4446251099998">
                <text:p>81.4446251099998</text:p>
              </table:table-cell>
              <table:table-cell office:value-type="float" office:value="0.261615475000326">
                <text:p>0.26161547500032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1.6467777919997">
                <text:p>81.6467777919997</text:p>
              </table:table-cell>
              <table:table-cell office:value-type="float" office:value="0.206894932000068">
                <text:p>0.20689493200006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1.849305838">
                <text:p>81.849305838</text:p>
              </table:table-cell>
              <table:table-cell office:value-type="float" office:value="0.206894400999772">
                <text:p>0.20689440099977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2.0516586429994">
                <text:p>82.0516586429994</text:p>
              </table:table-cell>
              <table:table-cell office:value-type="float" office:value="0.204783029000282">
                <text:p>0.20478302900028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2.2543215209998">
                <text:p>82.2543215209998</text:p>
              </table:table-cell>
              <table:table-cell office:value-type="float" office:value="0.204307455000162">
                <text:p>0.20430745500016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2.4561951409996">
                <text:p>82.4561951409996</text:p>
              </table:table-cell>
              <table:table-cell office:value-type="float" office:value="0.286811584999668">
                <text:p>0.28681158499966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2.6579441699996">
                <text:p>82.6579441699996</text:p>
              </table:table-cell>
              <table:table-cell office:value-type="float" office:value="0.207520738999847">
                <text:p>0.20752073899984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2.8599529619996">
                <text:p>82.8599529619996</text:p>
              </table:table-cell>
              <table:table-cell office:value-type="float" office:value="0.210095405000175">
                <text:p>0.21009540500017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3.0633100179994">
                <text:p>83.0633100179994</text:p>
              </table:table-cell>
              <table:table-cell office:value-type="float" office:value="0.204340266000145">
                <text:p>0.20434026600014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3.2652951499995">
                <text:p>83.2652951499995</text:p>
              </table:table-cell>
              <table:table-cell office:value-type="float" office:value="0.205641919999835">
                <text:p>0.20564191999983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3.467306902">
                <text:p>83.467306902</text:p>
              </table:table-cell>
              <table:table-cell office:value-type="float" office:value="0.284311620999688">
                <text:p>0.28431162099968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3.669238384">
                <text:p>83.669238384</text:p>
              </table:table-cell>
              <table:table-cell office:value-type="float" office:value="0.2067442510006">
                <text:p>0.206744251000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3.8716175399995">
                <text:p>83.8716175399995</text:p>
              </table:table-cell>
              <table:table-cell office:value-type="float" office:value="0.20706512400011">
                <text:p>0.2070651240001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4.0750304769999">
                <text:p>84.0750304769999</text:p>
              </table:table-cell>
              <table:table-cell office:value-type="float" office:value="0.204592719000175">
                <text:p>0.20459271900017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4.2762612319993">
                <text:p>84.2762612319993</text:p>
              </table:table-cell>
              <table:table-cell office:value-type="float" office:value="0.225611916000162">
                <text:p>0.22561191600016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4.4784562469995">
                <text:p>84.4784562469995</text:p>
              </table:table-cell>
              <table:table-cell office:value-type="float" office:value="0.210128497000369">
                <text:p>0.21012849700036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4.680204497">
                <text:p>84.680204497</text:p>
              </table:table-cell>
              <table:table-cell office:value-type="float" office:value="0.20640370899946">
                <text:p>0.2064037089994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4.8817709959994">
                <text:p>84.8817709959994</text:p>
              </table:table-cell>
              <table:table-cell office:value-type="float" office:value="0.204929683000046">
                <text:p>0.20492968300004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5.0837749789998">
                <text:p>85.0837749789998</text:p>
              </table:table-cell>
              <table:table-cell office:value-type="float" office:value="0.204614100000072">
                <text:p>0.20461410000007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5.2863468579999">
                <text:p>85.2863468579999</text:p>
              </table:table-cell>
              <table:table-cell office:value-type="float" office:value="0.248438392000026">
                <text:p>0.24843839200002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5.4930434309999">
                <text:p>85.4930434309999</text:p>
              </table:table-cell>
              <table:table-cell office:value-type="float" office:value="0.20740288900015">
                <text:p>0.2074028890001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5.6953705879996">
                <text:p>85.6953705879996</text:p>
              </table:table-cell>
              <table:table-cell office:value-type="float" office:value="0.20944013099961">
                <text:p>0.2094401309996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5.8971124689997">
                <text:p>85.8971124689997</text:p>
              </table:table-cell>
              <table:table-cell office:value-type="float" office:value="0.206238317000498">
                <text:p>0.20623831700049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6.0989873209992">
                <text:p>86.0989873209992</text:p>
              </table:table-cell>
              <table:table-cell office:value-type="float" office:value="0.204385708999325">
                <text:p>0.2043857089993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6.3017331729998">
                <text:p>86.3017331729998</text:p>
              </table:table-cell>
              <table:table-cell office:value-type="float" office:value="0.250844248000249">
                <text:p>0.25084424800024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6.5038651989999">
                <text:p>86.5038651989999</text:p>
              </table:table-cell>
              <table:table-cell office:value-type="float" office:value="0.207239209000363">
                <text:p>0.20723920900036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6.7065627299999">
                <text:p>86.7065627299999</text:p>
              </table:table-cell>
              <table:table-cell office:value-type="float" office:value="0.207242728000892">
                <text:p>0.20724272800089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6.9087999369995">
                <text:p>86.9087999369995</text:p>
              </table:table-cell>
              <table:table-cell office:value-type="float" office:value="0.205280119000236">
                <text:p>0.20528011900023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7.1106645309992">
                <text:p>87.1106645309992</text:p>
              </table:table-cell>
              <table:table-cell office:value-type="float" office:value="0.204811083000095">
                <text:p>0.20481108300009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7.3139557289996">
                <text:p>87.3139557289996</text:p>
              </table:table-cell>
              <table:table-cell office:value-type="float" office:value="0.250899590000699">
                <text:p>0.25089959000069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7.5150400149996">
                <text:p>87.5150400149996</text:p>
              </table:table-cell>
              <table:table-cell office:value-type="float" office:value="0.211134719000256">
                <text:p>0.21113471900025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7.7159724789999">
                <text:p>87.7159724789999</text:p>
              </table:table-cell>
              <table:table-cell office:value-type="float" office:value="0.207105927999692">
                <text:p>0.20710592799969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7.9176841009994">
                <text:p>87.9176841009994</text:p>
              </table:table-cell>
              <table:table-cell office:value-type="float" office:value="0.204729523000424">
                <text:p>0.20472952300042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8.2112694019997">
                <text:p>88.2112694019997</text:p>
              </table:table-cell>
              <table:table-cell office:value-type="float" office:value="0.309707358000196">
                <text:p>0.30970735800019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8.4144680299996">
                <text:p>88.4144680299996</text:p>
              </table:table-cell>
              <table:table-cell office:value-type="float" office:value="0.27243005299988">
                <text:p>0.2724300529998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8.616609017">
                <text:p>88.616609017</text:p>
              </table:table-cell>
              <table:table-cell office:value-type="float" office:value="0.243089650000002">
                <text:p>0.24308965000000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8.8184932419999">
                <text:p>88.8184932419999</text:p>
              </table:table-cell>
              <table:table-cell office:value-type="float" office:value="0.204110097000012">
                <text:p>0.20411009700001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9.0203411659995">
                <text:p>89.0203411659995</text:p>
              </table:table-cell>
              <table:table-cell office:value-type="float" office:value="0.203941365999526">
                <text:p>0.20394136599952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9.2226419749995">
                <text:p>89.2226419749995</text:p>
              </table:table-cell>
              <table:table-cell office:value-type="float" office:value="0.20478885600005">
                <text:p>0.2047888560000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9.4238440039999">
                <text:p>89.4238440039999</text:p>
              </table:table-cell>
              <table:table-cell office:value-type="float" office:value="0.207700695000312">
                <text:p>0.20770069500031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9.6255399169995">
                <text:p>89.6255399169995</text:p>
              </table:table-cell>
              <table:table-cell office:value-type="float" office:value="0.213651496999773">
                <text:p>0.21365149699977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9.8281250589998">
                <text:p>89.8281250589998</text:p>
              </table:table-cell>
              <table:table-cell office:value-type="float" office:value="0.206007478000174">
                <text:p>0.20600747800017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0.0305151499997">
                <text:p>90.0305151499997</text:p>
              </table:table-cell>
              <table:table-cell office:value-type="float" office:value="0.204366162000042">
                <text:p>0.20436616200004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0.2330826729994">
                <text:p>90.2330826729994</text:p>
              </table:table-cell>
              <table:table-cell office:value-type="float" office:value="0.204337141999531">
                <text:p>0.20433714199953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0.4346570959997">
                <text:p>90.4346570959997</text:p>
              </table:table-cell>
              <table:table-cell office:value-type="float" office:value="0.214190302999668">
                <text:p>0.21419030299966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0.6358720549997">
                <text:p>90.6358720549997</text:p>
              </table:table-cell>
              <table:table-cell office:value-type="float" office:value="0.204245160000028">
                <text:p>0.20424516000002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0.8383333269994">
                <text:p>90.8383333269994</text:p>
              </table:table-cell>
              <table:table-cell office:value-type="float" office:value="0.206087909000416">
                <text:p>0.20608790900041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1.0413322639997">
                <text:p>91.0413322639997</text:p>
              </table:table-cell>
              <table:table-cell office:value-type="float" office:value="0.204223491000448">
                <text:p>0.20422349100044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1.2442217309999">
                <text:p>91.2442217309999</text:p>
              </table:table-cell>
              <table:table-cell office:value-type="float" office:value="0.20413729000029">
                <text:p>0.2041372900002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1.4455671619999">
                <text:p>91.4455671619999</text:p>
              </table:table-cell>
              <table:table-cell office:value-type="float" office:value="0.287953785999889">
                <text:p>0.28795378599988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1.6474506589993">
                <text:p>91.6474506589993</text:p>
              </table:table-cell>
              <table:table-cell office:value-type="float" office:value="0.206689485999959">
                <text:p>0.20668948599995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1.8496685089995">
                <text:p>91.8496685089995</text:p>
              </table:table-cell>
              <table:table-cell office:value-type="float" office:value="0.204192471000169">
                <text:p>0.20419247100016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2.0533765549999">
                <text:p>92.0533765549999</text:p>
              </table:table-cell>
              <table:table-cell office:value-type="float" office:value="0.20444388299984">
                <text:p>0.2044438829998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2.2546603459996">
                <text:p>92.2546603459996</text:p>
              </table:table-cell>
              <table:table-cell office:value-type="float" office:value="0.20561001599981">
                <text:p>0.2056100159998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2.4647395079992">
                <text:p>92.4647395079992</text:p>
              </table:table-cell>
              <table:table-cell office:value-type="float" office:value="0.212661877999381">
                <text:p>0.21266187799938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2.6670459589996">
                <text:p>92.6670459589996</text:p>
              </table:table-cell>
              <table:table-cell office:value-type="float" office:value="0.205290883000089">
                <text:p>0.20529088300008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2.8703066109993">
                <text:p>92.8703066109993</text:p>
              </table:table-cell>
              <table:table-cell office:value-type="float" office:value="0.204342942999574">
                <text:p>0.20434294299957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3.072611263">
                <text:p>93.072611263</text:p>
              </table:table-cell>
              <table:table-cell office:value-type="float" office:value="0.204394493999644">
                <text:p>0.20439449399964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3.2758547549993">
                <text:p>93.2758547549993</text:p>
              </table:table-cell>
              <table:table-cell office:value-type="float" office:value="0.204466855000646">
                <text:p>0.20446685500064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3.4776434119995">
                <text:p>93.4776434119995</text:p>
              </table:table-cell>
              <table:table-cell office:value-type="float" office:value="0.286844297000243">
                <text:p>0.28684429700024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3.6790572549999">
                <text:p>93.6790572549999</text:p>
              </table:table-cell>
              <table:table-cell office:value-type="float" office:value="0.205602386999999">
                <text:p>0.20560238699999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3.8801464649996">
                <text:p>93.8801464649996</text:p>
              </table:table-cell>
              <table:table-cell office:value-type="float" office:value="0.204124590999527">
                <text:p>0.20412459099952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4.0820440429998">
                <text:p>94.0820440429998</text:p>
              </table:table-cell>
              <table:table-cell office:value-type="float" office:value="0.204276483000285">
                <text:p>0.20427648300028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4.2843268159995">
                <text:p>94.2843268159995</text:p>
              </table:table-cell>
              <table:table-cell office:value-type="float" office:value="0.203902320000452">
                <text:p>0.20390232000045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4.48666951">
                <text:p>94.48666951</text:p>
              </table:table-cell>
              <table:table-cell office:value-type="float" office:value="0.28812464100065">
                <text:p>0.2881246410006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4.6881612539992">
                <text:p>94.6881612539992</text:p>
              </table:table-cell>
              <table:table-cell office:value-type="float" office:value="0.206592627999271">
                <text:p>0.20659262799927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4.8904264469993">
                <text:p>94.8904264469993</text:p>
              </table:table-cell>
              <table:table-cell office:value-type="float" office:value="0.204142462000164">
                <text:p>0.20414246200016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5.0932678159998">
                <text:p>95.0932678159998</text:p>
              </table:table-cell>
              <table:table-cell office:value-type="float" office:value="0.204276423999545">
                <text:p>0.20427642399954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5.2949800629995">
                <text:p>95.2949800629995</text:p>
              </table:table-cell>
              <table:table-cell office:value-type="float" office:value="0.204007031999936">
                <text:p>0.20400703199993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5.503098397">
                <text:p>95.503098397</text:p>
              </table:table-cell>
              <table:table-cell office:value-type="float" office:value="0.213363878000564">
                <text:p>0.21336387800056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5.7051356279999">
                <text:p>95.7051356279999</text:p>
              </table:table-cell>
              <table:table-cell office:value-type="float" office:value="0.205256004000148">
                <text:p>0.20525600400014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5.907596084">
                <text:p>95.907596084</text:p>
              </table:table-cell>
              <table:table-cell office:value-type="float" office:value="0.206338025999685">
                <text:p>0.20633802599968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6.1100119989997">
                <text:p>96.1100119989997</text:p>
              </table:table-cell>
              <table:table-cell office:value-type="float" office:value="0.204743760000383">
                <text:p>0.20474376000038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6.3123652039994">
                <text:p>96.3123652039994</text:p>
              </table:table-cell>
              <table:table-cell office:value-type="float" office:value="0.258682767999744">
                <text:p>0.25868276799974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6.5146697479995">
                <text:p>96.5146697479995</text:p>
              </table:table-cell>
              <table:table-cell office:value-type="float" office:value="0.215967406000345">
                <text:p>0.21596740600034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6.7171662749997">
                <text:p>96.7171662749997</text:p>
              </table:table-cell>
              <table:table-cell office:value-type="float" office:value="0.207421866999539">
                <text:p>0.20742186699953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6.9187102509995">
                <text:p>96.9187102509995</text:p>
              </table:table-cell>
              <table:table-cell office:value-type="float" office:value="0.204491067000163">
                <text:p>0.20449106700016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7.1206735729993">
                <text:p>97.1206735729993</text:p>
              </table:table-cell>
              <table:table-cell office:value-type="float" office:value="0.2070770549999">
                <text:p>0.207077054999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7.3227179449996">
                <text:p>97.3227179449996</text:p>
              </table:table-cell>
              <table:table-cell office:value-type="float" office:value="0.264346998000292">
                <text:p>0.26434699800029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7.5245464149994">
                <text:p>97.5245464149994</text:p>
              </table:table-cell>
              <table:table-cell office:value-type="float" office:value="0.20616454499941">
                <text:p>0.2061645449994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7.7271616729995">
                <text:p>97.7271616729995</text:p>
              </table:table-cell>
              <table:table-cell office:value-type="float" office:value="0.206887162999919">
                <text:p>0.20688716299991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7.9301780559999">
                <text:p>97.9301780559999</text:p>
              </table:table-cell>
              <table:table-cell office:value-type="float" office:value="0.213859305000369">
                <text:p>0.21385930500036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8.1324420409992">
                <text:p>98.1324420409992</text:p>
              </table:table-cell>
              <table:table-cell office:value-type="float" office:value="0.204613788999268">
                <text:p>0.20461378899926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8.3366604569992">
                <text:p>98.3366604569992</text:p>
              </table:table-cell>
              <table:table-cell office:value-type="float" office:value="0.270147628999439">
                <text:p>0.27014762899943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8.539416007">
                <text:p>98.539416007</text:p>
              </table:table-cell>
              <table:table-cell office:value-type="float" office:value="0.206261436000204">
                <text:p>0.20626143600020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8.741620062">
                <text:p>98.741620062</text:p>
              </table:table-cell>
              <table:table-cell office:value-type="float" office:value="0.208364287999757">
                <text:p>0.20836428799975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8.944690796">
                <text:p>98.944690796</text:p>
              </table:table-cell>
              <table:table-cell office:value-type="float" office:value="0.206239176999588">
                <text:p>0.20623917699958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9.1477566799995">
                <text:p>99.1477566799995</text:p>
              </table:table-cell>
              <table:table-cell office:value-type="float" office:value="0.204707691999829">
                <text:p>0.20470769199982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9.3595901250001">
                <text:p>99.3595901250001</text:p>
              </table:table-cell>
              <table:table-cell office:value-type="float" office:value="0.272525733999828">
                <text:p>0.27252573399982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9.5606547389998">
                <text:p>99.5606547389998</text:p>
              </table:table-cell>
              <table:table-cell office:value-type="float" office:value="0.206469329999891">
                <text:p>0.20646932999989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9.7634527499995">
                <text:p>99.7634527499995</text:p>
              </table:table-cell>
              <table:table-cell office:value-type="float" office:value="0.220556454999496">
                <text:p>0.22055645499949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9.9655901849992">
                <text:p>99.9655901849992</text:p>
              </table:table-cell>
              <table:table-cell office:value-type="float" office:value="0.204525428999659">
                <text:p>0.20452542899965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0.167257165999">
                <text:p>100.167257165999</text:p>
              </table:table-cell>
              <table:table-cell office:value-type="float" office:value="0.204786522999711">
                <text:p>0.20478652299971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0.369123197999">
                <text:p>100.369123197999</text:p>
              </table:table-cell>
              <table:table-cell office:value-type="float" office:value="0.266737525000281">
                <text:p>0.26673752500028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0.57190249">
                <text:p>100.57190249</text:p>
              </table:table-cell>
              <table:table-cell office:value-type="float" office:value="0.207300928999757">
                <text:p>0.20730092899975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0.774352889">
                <text:p>100.774352889</text:p>
              </table:table-cell>
              <table:table-cell office:value-type="float" office:value="0.207695152999804">
                <text:p>0.20769515299980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0.976676595999">
                <text:p>100.976676595999</text:p>
              </table:table-cell>
              <table:table-cell office:value-type="float" office:value="0.204402618999666">
                <text:p>0.20440261899966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1.180351247999">
                <text:p>101.180351247999</text:p>
              </table:table-cell>
              <table:table-cell office:value-type="float" office:value="0.204366248999577">
                <text:p>0.20436624899957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1.381744017">
                <text:p>101.381744017</text:p>
              </table:table-cell>
              <table:table-cell office:value-type="float" office:value="0.268086530000801">
                <text:p>0.26808653000080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1.582747771">
                <text:p>101.582747771</text:p>
              </table:table-cell>
              <table:table-cell office:value-type="float" office:value="0.205540920999738">
                <text:p>0.20554092099973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1.785629815">
                <text:p>101.785629815</text:p>
              </table:table-cell>
              <table:table-cell office:value-type="float" office:value="0.211074888999974">
                <text:p>0.21107488899997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1.988489767999">
                <text:p>101.988489767999</text:p>
              </table:table-cell>
              <table:table-cell office:value-type="float" office:value="0.204602941999838">
                <text:p>0.20460294199983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2.189812307">
                <text:p>102.189812307</text:p>
              </table:table-cell>
              <table:table-cell office:value-type="float" office:value="0.204512500999954">
                <text:p>0.20451250099995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2.391314306999">
                <text:p>102.391314306999</text:p>
              </table:table-cell>
              <table:table-cell office:value-type="float" office:value="0.264564434000022">
                <text:p>0.26456443400002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2.592889388">
                <text:p>102.592889388</text:p>
              </table:table-cell>
              <table:table-cell office:value-type="float" office:value="0.205916045999402">
                <text:p>0.20591604599940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2.795033314999">
                <text:p>102.795033314999</text:p>
              </table:table-cell>
              <table:table-cell office:value-type="float" office:value="0.211666205999791">
                <text:p>0.21166620599979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2.997003459999">
                <text:p>102.997003459999</text:p>
              </table:table-cell>
              <table:table-cell office:value-type="float" office:value="0.206265399000586">
                <text:p>0.20626539900058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3.198962044999">
                <text:p>103.198962044999</text:p>
              </table:table-cell>
              <table:table-cell office:value-type="float" office:value="0.209240181000496">
                <text:p>0.20924018100049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3.401386166">
                <text:p>103.401386166</text:p>
              </table:table-cell>
              <table:table-cell office:value-type="float" office:value="0.265082591000464">
                <text:p>0.26508259100046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3.603994667999">
                <text:p>103.603994667999</text:p>
              </table:table-cell>
              <table:table-cell office:value-type="float" office:value="0.209043638999901">
                <text:p>0.20904363899990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3.806678511">
                <text:p>103.806678511</text:p>
              </table:table-cell>
              <table:table-cell office:value-type="float" office:value="0.208511873000134">
                <text:p>0.20851187300013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4.009477756">
                <text:p>104.009477756</text:p>
              </table:table-cell>
              <table:table-cell office:value-type="float" office:value="0.209075329999905">
                <text:p>0.20907532999990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4.211593663999">
                <text:p>104.211593663999</text:p>
              </table:table-cell>
              <table:table-cell office:value-type="float" office:value="0.204526862999955">
                <text:p>0.20452686299995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4.415007445">
                <text:p>104.415007445</text:p>
              </table:table-cell>
              <table:table-cell office:value-type="float" office:value="0.263092361000417">
                <text:p>0.26309236100041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4.617990641999">
                <text:p>104.617990641999</text:p>
              </table:table-cell>
              <table:table-cell office:value-type="float" office:value="0.206861087000107">
                <text:p>0.20686108700010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4.82202256">
                <text:p>104.82202256</text:p>
              </table:table-cell>
              <table:table-cell office:value-type="float" office:value="0.206098729999212">
                <text:p>0.20609872999921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5.023989996">
                <text:p>105.023989996</text:p>
              </table:table-cell>
              <table:table-cell office:value-type="float" office:value="0.204771255000196">
                <text:p>0.20477125500019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5.230666111999">
                <text:p>105.230666111999</text:p>
              </table:table-cell>
              <table:table-cell office:value-type="float" office:value="0.316506746000414">
                <text:p>0.31650674600041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5.433334947">
                <text:p>105.433334947</text:p>
              </table:table-cell>
              <table:table-cell office:value-type="float" office:value="0.211049251000077">
                <text:p>0.21104925100007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5.635080450999">
                <text:p>105.635080450999</text:p>
              </table:table-cell>
              <table:table-cell office:value-type="float" office:value="0.310372163000466">
                <text:p>0.31037216300046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5.836635733999">
                <text:p>105.836635733999</text:p>
              </table:table-cell>
              <table:table-cell office:value-type="float" office:value="0.206864658000086">
                <text:p>0.20686465800008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6.038816124">
                <text:p>106.038816124</text:p>
              </table:table-cell>
              <table:table-cell office:value-type="float" office:value="0.204364592999809">
                <text:p>0.20436459299980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6.250254979999">
                <text:p>106.250254979999</text:p>
              </table:table-cell>
              <table:table-cell office:value-type="float" office:value="0.206094291000227">
                <text:p>0.20609429100022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6.451976484999">
                <text:p>106.451976484999</text:p>
              </table:table-cell>
              <table:table-cell office:value-type="float" office:value="0.205409023999891">
                <text:p>0.20540902399989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6.653762141">
                <text:p>106.653762141</text:p>
              </table:table-cell>
              <table:table-cell office:value-type="float" office:value="0.218420459000299">
                <text:p>0.21842045900029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6.85589224">
                <text:p>106.85589224</text:p>
              </table:table-cell>
              <table:table-cell office:value-type="float" office:value="0.204854548000185">
                <text:p>0.20485454800018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7.057683526">
                <text:p>107.057683526</text:p>
              </table:table-cell>
              <table:table-cell office:value-type="float" office:value="0.207881049000207">
                <text:p>0.20788104900020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7.260101929">
                <text:p>107.260101929</text:p>
              </table:table-cell>
              <table:table-cell office:value-type="float" office:value="0.210737088999849">
                <text:p>0.21073708899984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7.462394151">
                <text:p>107.462394151</text:p>
              </table:table-cell>
              <table:table-cell office:value-type="float" office:value="0.207054321999749">
                <text:p>0.20705432199974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7.664623002">
                <text:p>107.664623002</text:p>
              </table:table-cell>
              <table:table-cell office:value-type="float" office:value="0.206763657999545">
                <text:p>0.20676365799954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7.866416029">
                <text:p>107.866416029</text:p>
              </table:table-cell>
              <table:table-cell office:value-type="float" office:value="0.204365693">
                <text:p>0.20436569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8.068304447">
                <text:p>108.068304447</text:p>
              </table:table-cell>
              <table:table-cell office:value-type="float" office:value="0.204405274000237">
                <text:p>0.20440527400023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8.270165944999">
                <text:p>108.270165944999</text:p>
              </table:table-cell>
              <table:table-cell office:value-type="float" office:value="0.214659251000739">
                <text:p>0.21465925100073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8.471609618">
                <text:p>108.471609618</text:p>
              </table:table-cell>
              <table:table-cell office:value-type="float" office:value="0.205390205000185">
                <text:p>0.20539020500018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8.673520157">
                <text:p>108.673520157</text:p>
              </table:table-cell>
              <table:table-cell office:value-type="float" office:value="0.207702209000672">
                <text:p>0.20770220900067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8.875218223">
                <text:p>108.875218223</text:p>
              </table:table-cell>
              <table:table-cell office:value-type="float" office:value="0.204947430000175">
                <text:p>0.20494743000017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9.077371504">
                <text:p>109.077371504</text:p>
              </table:table-cell>
              <table:table-cell office:value-type="float" office:value="0.204972350999924">
                <text:p>0.20497235099992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9.279037630999">
                <text:p>109.279037630999</text:p>
              </table:table-cell>
              <table:table-cell office:value-type="float" office:value="0.217295949999425">
                <text:p>0.21729594999942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9.481078661">
                <text:p>109.481078661</text:p>
              </table:table-cell>
              <table:table-cell office:value-type="float" office:value="0.207770040000469">
                <text:p>0.20777004000046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9.683218362999">
                <text:p>109.683218362999</text:p>
              </table:table-cell>
              <table:table-cell office:value-type="float" office:value="0.206484256999829">
                <text:p>0.20648425699982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9.886369205">
                <text:p>109.886369205</text:p>
              </table:table-cell>
              <table:table-cell office:value-type="float" office:value="0.204299103999801">
                <text:p>0.20429910399980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10.088960782">
                <text:p>110.088960782</text:p>
              </table:table-cell>
              <table:table-cell office:value-type="float" office:value="0.204943499999899">
                <text:p>0.20494349999989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10.291305215999">
                <text:p>110.291305215999</text:p>
              </table:table-cell>
              <table:table-cell office:value-type="float" office:value="0.219688955000493">
                <text:p>0.21968895500049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10.493349867">
                <text:p>110.493349867</text:p>
              </table:table-cell>
              <table:table-cell office:value-type="float" office:value="0.207064084000194">
                <text:p>0.20706408400019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10.69554203">
                <text:p>110.69554203</text:p>
              </table:table-cell>
              <table:table-cell office:value-type="float" office:value="0.206314044999999">
                <text:p>0.20631404499999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10.898187147">
                <text:p>110.898187147</text:p>
              </table:table-cell>
              <table:table-cell office:value-type="float" office:value="0.204157133000081">
                <text:p>0.20415713300008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11.100844715">
                <text:p>111.100844715</text:p>
              </table:table-cell>
              <table:table-cell office:value-type="float" office:value="0.204601687999457">
                <text:p>0.20460168799945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11.302620244">
                <text:p>111.302620244</text:p>
              </table:table-cell>
              <table:table-cell office:value-type="float" office:value="0.222749647000455">
                <text:p>0.22274964700045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1.504186411">
                <text:p>111.504186411</text:p>
              </table:table-cell>
              <table:table-cell office:value-type="float" office:value="0.207018142999914">
                <text:p>0.20701814299991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1.706170861999">
                <text:p>111.706170861999</text:p>
              </table:table-cell>
              <table:table-cell office:value-type="float" office:value="0.206683559999874">
                <text:p>0.20668355999987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1.916212648">
                <text:p>111.916212648</text:p>
              </table:table-cell>
              <table:table-cell office:value-type="float" office:value="0.209351108000192">
                <text:p>0.20935110800019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2.119082847999">
                <text:p>112.119082847999</text:p>
              </table:table-cell>
              <table:table-cell office:value-type="float" office:value="0.205068614000083">
                <text:p>0.20506861400008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2.321233721999">
                <text:p>112.321233721999</text:p>
              </table:table-cell>
              <table:table-cell office:value-type="float" office:value="0.2352134570001">
                <text:p>0.235213457000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2.523209604">
                <text:p>112.523209604</text:p>
              </table:table-cell>
              <table:table-cell office:value-type="float" office:value="0.208885983000073">
                <text:p>0.20888598300007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2.725903242999">
                <text:p>112.725903242999</text:p>
              </table:table-cell>
              <table:table-cell office:value-type="float" office:value="0.21375606500078">
                <text:p>0.2137560650007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2.927618111999">
                <text:p>112.927618111999</text:p>
              </table:table-cell>
              <table:table-cell office:value-type="float" office:value="0.204241586000535">
                <text:p>0.20424158600053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3.130684366">
                <text:p>113.130684366</text:p>
              </table:table-cell>
              <table:table-cell office:value-type="float" office:value="0.20595852399947">
                <text:p>0.2059585239994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3.334089493">
                <text:p>113.334089493</text:p>
              </table:table-cell>
              <table:table-cell office:value-type="float" office:value="0.236719114999687">
                <text:p>0.23671911499968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3.535616730999">
                <text:p>113.535616730999</text:p>
              </table:table-cell>
              <table:table-cell office:value-type="float" office:value="0.207778721999603">
                <text:p>0.20777872199960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3.738303491">
                <text:p>113.738303491</text:p>
              </table:table-cell>
              <table:table-cell office:value-type="float" office:value="0.206759102999968">
                <text:p>0.20675910299996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3.946091213999">
                <text:p>113.946091213999</text:p>
              </table:table-cell>
              <table:table-cell office:value-type="float" office:value="0.20487680199949">
                <text:p>0.2048768019994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4.232176832999">
                <text:p>114.232176832999</text:p>
              </table:table-cell>
              <table:table-cell office:value-type="float" office:value="0.309924946999672">
                <text:p>0.30992494699967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4.442980688">
                <text:p>114.442980688</text:p>
              </table:table-cell>
              <table:table-cell office:value-type="float" office:value="0.251390077999531">
                <text:p>0.25139007799953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4.644676827999">
                <text:p>114.644676827999</text:p>
              </table:table-cell>
              <table:table-cell office:value-type="float" office:value="0.265170730999671">
                <text:p>0.26517073099967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4.846809693">
                <text:p>114.846809693</text:p>
              </table:table-cell>
              <table:table-cell office:value-type="float" office:value="0.204367738000656">
                <text:p>0.20436773800065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5.048466533">
                <text:p>115.048466533</text:p>
              </table:table-cell>
              <table:table-cell office:value-type="float" office:value="0.206567861000622">
                <text:p>0.20656786100062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5.250438456999">
                <text:p>115.250438456999</text:p>
              </table:table-cell>
              <table:table-cell office:value-type="float" office:value="0.205067345999851">
                <text:p>0.20506734599985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5.452827104999">
                <text:p>115.452827104999</text:p>
              </table:table-cell>
              <table:table-cell office:value-type="float" office:value="0.210978118000639">
                <text:p>0.21097811800063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5.662709560999">
                <text:p>115.662709560999</text:p>
              </table:table-cell>
              <table:table-cell office:value-type="float" office:value="0.207818175000284">
                <text:p>0.20781817500028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5.864877227">
                <text:p>115.864877227</text:p>
              </table:table-cell>
              <table:table-cell office:value-type="float" office:value="0.204784923999796">
                <text:p>0.20478492399979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6.067098134">
                <text:p>116.067098134</text:p>
              </table:table-cell>
              <table:table-cell office:value-type="float" office:value="0.204114836999906">
                <text:p>0.20411483699990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6.269993198">
                <text:p>116.269993198</text:p>
              </table:table-cell>
              <table:table-cell office:value-type="float" office:value="0.204422380000324">
                <text:p>0.20442238000032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6.472196594">
                <text:p>116.472196594</text:p>
              </table:table-cell>
              <table:table-cell office:value-type="float" office:value="0.214836058000401">
                <text:p>0.21483605800040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6.68099975">
                <text:p>116.68099975</text:p>
              </table:table-cell>
              <table:table-cell office:value-type="float" office:value="0.21010564900007">
                <text:p>0.2101056490000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6.882338357999">
                <text:p>116.882338357999</text:p>
              </table:table-cell>
              <table:table-cell office:value-type="float" office:value="0.205592471999807">
                <text:p>0.20559247199980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7.084268222">
                <text:p>117.084268222</text:p>
              </table:table-cell>
              <table:table-cell office:value-type="float" office:value="0.20424101899971">
                <text:p>0.2042410189997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7.286463539999">
                <text:p>117.286463539999</text:p>
              </table:table-cell>
              <table:table-cell office:value-type="float" office:value="0.204425820999859">
                <text:p>0.20442582099985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7.488116830999">
                <text:p>117.488116830999</text:p>
              </table:table-cell>
              <table:table-cell office:value-type="float" office:value="0.287762420000036">
                <text:p>0.28776242000003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7.689626592">
                <text:p>117.689626592</text:p>
              </table:table-cell>
              <table:table-cell office:value-type="float" office:value="0.205441242000234">
                <text:p>0.20544124200023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7.892413735">
                <text:p>117.892413735</text:p>
              </table:table-cell>
              <table:table-cell office:value-type="float" office:value="0.20469063300061">
                <text:p>0.2046906330006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8.097881676999">
                <text:p>118.097881676999</text:p>
              </table:table-cell>
              <table:table-cell office:value-type="float" office:value="0.207145409000077">
                <text:p>0.20714540900007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8.300044655">
                <text:p>118.300044655</text:p>
              </table:table-cell>
              <table:table-cell office:value-type="float" office:value="0.204104678000476">
                <text:p>0.20410467800047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8.501552056">
                <text:p>118.501552056</text:p>
              </table:table-cell>
              <table:table-cell office:value-type="float" office:value="0.21349609599929">
                <text:p>0.2134960959992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8.7033641">
                <text:p>118.7033641</text:p>
              </table:table-cell>
              <table:table-cell office:value-type="float" office:value="0.206667444999766">
                <text:p>0.20666744499976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8.906066273">
                <text:p>118.906066273</text:p>
              </table:table-cell>
              <table:table-cell office:value-type="float" office:value="0.204850845999317">
                <text:p>0.20485084599931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9.108552955">
                <text:p>119.108552955</text:p>
              </table:table-cell>
              <table:table-cell office:value-type="float" office:value="0.204425531999732">
                <text:p>0.20442553199973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9.3113238">
                <text:p>119.3113238</text:p>
              </table:table-cell>
              <table:table-cell office:value-type="float" office:value="0.251177329999337">
                <text:p>0.25117732999933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9.514565648999">
                <text:p>119.514565648999</text:p>
              </table:table-cell>
              <table:table-cell office:value-type="float" office:value="0.206603915000414">
                <text:p>0.20660391500041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9.716294933">
                <text:p>119.716294933</text:p>
              </table:table-cell>
              <table:table-cell office:value-type="float" office:value="0.206963368000288">
                <text:p>0.20696336800028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9.919418462">
                <text:p>119.919418462</text:p>
              </table:table-cell>
              <table:table-cell office:value-type="float" office:value="0.207339212000079">
                <text:p>0.20733921200007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20.122367368999">
                <text:p>120.122367368999</text:p>
              </table:table-cell>
              <table:table-cell office:value-type="float" office:value="0.205848556999626">
                <text:p>0.20584855699962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20.323530326999">
                <text:p>120.323530326999</text:p>
              </table:table-cell>
              <table:table-cell office:value-type="float" office:value="0.258266224000181">
                <text:p>0.25826622400018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20.525049729999">
                <text:p>120.525049729999</text:p>
              </table:table-cell>
              <table:table-cell office:value-type="float" office:value="0.208259973000168">
                <text:p>0.20825997300016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20.727010787">
                <text:p>120.727010787</text:p>
              </table:table-cell>
              <table:table-cell office:value-type="float" office:value="0.206341692000024">
                <text:p>0.20634169200002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20.928340156999">
                <text:p>120.928340156999</text:p>
              </table:table-cell>
              <table:table-cell office:value-type="float" office:value="0.20504844900006">
                <text:p>0.2050484490000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21.131439696">
                <text:p>121.131439696</text:p>
              </table:table-cell>
              <table:table-cell office:value-type="float" office:value="0.20469910599968">
                <text:p>0.2046991059996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21.336664068">
                <text:p>121.336664068</text:p>
              </table:table-cell>
              <table:table-cell office:value-type="float" office:value="0.262418809000337">
                <text:p>0.26241880900033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21.538214331">
                <text:p>121.538214331</text:p>
              </table:table-cell>
              <table:table-cell office:value-type="float" office:value="0.207259322999562">
                <text:p>0.20725932299956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1.740519102">
                <text:p>121.740519102</text:p>
              </table:table-cell>
              <table:table-cell office:value-type="float" office:value="0.210972742000195">
                <text:p>0.21097274200019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1.942527271">
                <text:p>121.942527271</text:p>
              </table:table-cell>
              <table:table-cell office:value-type="float" office:value="0.204531304999364">
                <text:p>0.20453130499936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2.14466198">
                <text:p>122.14466198</text:p>
              </table:table-cell>
              <table:table-cell office:value-type="float" office:value="0.204895307999323">
                <text:p>0.20489530799932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2.347072873">
                <text:p>122.347072873</text:p>
              </table:table-cell>
              <table:table-cell office:value-type="float" office:value="0.258389917999921">
                <text:p>0.25838991799992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2.54885443">
                <text:p>122.54885443</text:p>
              </table:table-cell>
              <table:table-cell office:value-type="float" office:value="0.206203311999161">
                <text:p>0.20620331199916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2.750402564">
                <text:p>122.750402564</text:p>
              </table:table-cell>
              <table:table-cell office:value-type="float" office:value="0.206975350999528">
                <text:p>0.20697535099952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2.952394561999">
                <text:p>122.952394561999</text:p>
              </table:table-cell>
              <table:table-cell office:value-type="float" office:value="0.20600302999992">
                <text:p>0.2060030299999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3.154752015">
                <text:p>123.154752015</text:p>
              </table:table-cell>
              <table:table-cell office:value-type="float" office:value="0.205898109999907">
                <text:p>0.20589810999990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3.356579312999">
                <text:p>123.356579312999</text:p>
              </table:table-cell>
              <table:table-cell office:value-type="float" office:value="0.258267617000456">
                <text:p>0.25826761700045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3.558801644">
                <text:p>123.558801644</text:p>
              </table:table-cell>
              <table:table-cell office:value-type="float" office:value="0.206825399000081">
                <text:p>0.20682539900008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3.760262547999">
                <text:p>123.760262547999</text:p>
              </table:table-cell>
              <table:table-cell office:value-type="float" office:value="0.206999181000356">
                <text:p>0.20699918100035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3.963035325">
                <text:p>123.963035325</text:p>
              </table:table-cell>
              <table:table-cell office:value-type="float" office:value="0.206332763999853">
                <text:p>0.20633276399985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4.328019017999">
                <text:p>124.328019017999</text:p>
              </table:table-cell>
              <table:table-cell office:value-type="float" office:value="0.39523970800019">
                <text:p>0.3952397080001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4.530609943999">
                <text:p>124.530609943999</text:p>
              </table:table-cell>
              <table:table-cell office:value-type="float" office:value="0.272683049000079">
                <text:p>0.27268304900007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4.732969188">
                <text:p>124.732969188</text:p>
              </table:table-cell>
              <table:table-cell office:value-type="float" office:value="0.327931024999998">
                <text:p>0.32793102499999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4.935685865">
                <text:p>124.935685865</text:p>
              </table:table-cell>
              <table:table-cell office:value-type="float" office:value="0.208756781000375">
                <text:p>0.20875678100037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5.139187741">
                <text:p>125.139187741</text:p>
              </table:table-cell>
              <table:table-cell office:value-type="float" office:value="0.206790771000669">
                <text:p>0.20679077100066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5.340519375">
                <text:p>125.340519375</text:p>
              </table:table-cell>
              <table:table-cell office:value-type="float" office:value="0.258222618000218">
                <text:p>0.25822261800021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5.543002050999">
                <text:p>125.543002050999</text:p>
              </table:table-cell>
              <table:table-cell office:value-type="float" office:value="0.206186403999709">
                <text:p>0.20618640399970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5.745140343">
                <text:p>125.745140343</text:p>
              </table:table-cell>
              <table:table-cell office:value-type="float" office:value="0.211154246999286">
                <text:p>0.21115424699928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5.947378655999">
                <text:p>125.947378655999</text:p>
              </table:table-cell>
              <table:table-cell office:value-type="float" office:value="0.204613798000537">
                <text:p>0.20461379800053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6.149052784">
                <text:p>126.149052784</text:p>
              </table:table-cell>
              <table:table-cell office:value-type="float" office:value="0.204736619999494">
                <text:p>0.20473661999949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6.351049465">
                <text:p>126.351049465</text:p>
              </table:table-cell>
              <table:table-cell office:value-type="float" office:value="0.258867946000464">
                <text:p>0.25886794600046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6.552565171">
                <text:p>126.552565171</text:p>
              </table:table-cell>
              <table:table-cell office:value-type="float" office:value="0.208240215999467">
                <text:p>0.20824021599946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6.754238578999">
                <text:p>126.754238578999</text:p>
              </table:table-cell>
              <table:table-cell office:value-type="float" office:value="0.206646030000229">
                <text:p>0.20664603000022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6.956989218">
                <text:p>126.956989218</text:p>
              </table:table-cell>
              <table:table-cell office:value-type="float" office:value="0.204156173999763">
                <text:p>0.20415617399976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7.160139592">
                <text:p>127.160139592</text:p>
              </table:table-cell>
              <table:table-cell office:value-type="float" office:value="0.204973662999691">
                <text:p>0.20497366299969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7.362174733999">
                <text:p>127.362174733999</text:p>
              </table:table-cell>
              <table:table-cell office:value-type="float" office:value="0.260264161000123">
                <text:p>0.26026416100012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7.563536549">
                <text:p>127.563536549</text:p>
              </table:table-cell>
              <table:table-cell office:value-type="float" office:value="0.207064584999898">
                <text:p>0.20706458499989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7.765878585">
                <text:p>127.765878585</text:p>
              </table:table-cell>
              <table:table-cell office:value-type="float" office:value="0.205348337000032">
                <text:p>0.20534833700003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7.967843836999">
                <text:p>127.967843836999</text:p>
              </table:table-cell>
              <table:table-cell office:value-type="float" office:value="0.207536150000124">
                <text:p>0.20753615000012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8.169213591999">
                <text:p>128.169213591999</text:p>
              </table:table-cell>
              <table:table-cell office:value-type="float" office:value="0.204492439000205">
                <text:p>0.20449243900020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8.371452158">
                <text:p>128.371452158</text:p>
              </table:table-cell>
              <table:table-cell office:value-type="float" office:value="0.256782906000808">
                <text:p>0.25678290600080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8.574203658">
                <text:p>128.574203658</text:p>
              </table:table-cell>
              <table:table-cell office:value-type="float" office:value="0.206968845000119">
                <text:p>0.20696884500011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8.776437752999">
                <text:p>128.776437752999</text:p>
              </table:table-cell>
              <table:table-cell office:value-type="float" office:value="0.207453990000431">
                <text:p>0.20745399000043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8.977581137">
                <text:p>128.977581137</text:p>
              </table:table-cell>
              <table:table-cell office:value-type="float" office:value="0.204250456000409">
                <text:p>0.20425045600040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9.17960555">
                <text:p>129.17960555</text:p>
              </table:table-cell>
              <table:table-cell office:value-type="float" office:value="0.204313377999824">
                <text:p>0.20431337799982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9.384915148">
                <text:p>129.384915148</text:p>
              </table:table-cell>
              <table:table-cell office:value-type="float" office:value="0.260994160999871">
                <text:p>0.26099416099987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9.586395605999">
                <text:p>129.586395605999</text:p>
              </table:table-cell>
              <table:table-cell office:value-type="float" office:value="0.206696803000341">
                <text:p>0.20669680300034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9.788702962">
                <text:p>129.788702962</text:p>
              </table:table-cell>
              <table:table-cell office:value-type="float" office:value="0.208375060000435">
                <text:p>0.20837506000043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9.991420153">
                <text:p>129.991420153</text:p>
              </table:table-cell>
              <table:table-cell office:value-type="float" office:value="0.204814921999969">
                <text:p>0.20481492199996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30.192727219">
                <text:p>130.192727219</text:p>
              </table:table-cell>
              <table:table-cell office:value-type="float" office:value="0.204048805000639">
                <text:p>0.20404880500063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30.395439530999">
                <text:p>130.395439530999</text:p>
              </table:table-cell>
              <table:table-cell office:value-type="float" office:value="0.258657246999974">
                <text:p>0.25865724699997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30.596657536">
                <text:p>130.596657536</text:p>
              </table:table-cell>
              <table:table-cell office:value-type="float" office:value="0.206743783000093">
                <text:p>0.20674378300009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30.797969132999">
                <text:p>130.797969132999</text:p>
              </table:table-cell>
              <table:table-cell office:value-type="float" office:value="0.20702290600002">
                <text:p>0.2070229060000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31.00025855">
                <text:p>131.00025855</text:p>
              </table:table-cell>
              <table:table-cell office:value-type="float" office:value="0.205059786000675">
                <text:p>0.20505978600067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31.202510097">
                <text:p>131.202510097</text:p>
              </table:table-cell>
              <table:table-cell office:value-type="float" office:value="0.211954888999571">
                <text:p>0.21195488899957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31.404840015">
                <text:p>131.404840015</text:p>
              </table:table-cell>
              <table:table-cell office:value-type="float" office:value="0.207097508000516">
                <text:p>0.20709750800051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31.606557886999">
                <text:p>131.606557886999</text:p>
              </table:table-cell>
              <table:table-cell office:value-type="float" office:value="0.206637712999509">
                <text:p>0.20663771299950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31.808583870999">
                <text:p>131.808583870999</text:p>
              </table:table-cell>
              <table:table-cell office:value-type="float" office:value="0.20432288900065">
                <text:p>0.2043228890006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2.010607716">
                <text:p>132.010607716</text:p>
              </table:table-cell>
              <table:table-cell office:value-type="float" office:value="0.204178506999597">
                <text:p>0.20417850699959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2.212383409">
                <text:p>132.212383409</text:p>
              </table:table-cell>
              <table:table-cell office:value-type="float" office:value="0.204276768999989">
                <text:p>0.20427676899998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2.414519825">
                <text:p>132.414519825</text:p>
              </table:table-cell>
              <table:table-cell office:value-type="float" office:value="0.212157042000399">
                <text:p>0.21215704200039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2.615676861999">
                <text:p>132.615676861999</text:p>
              </table:table-cell>
              <table:table-cell office:value-type="float" office:value="0.207075768000323">
                <text:p>0.20707576800032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2.817572356">
                <text:p>132.817572356</text:p>
              </table:table-cell>
              <table:table-cell office:value-type="float" office:value="0.204495371000121">
                <text:p>0.20449537100012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3.019596001">
                <text:p>133.019596001</text:p>
              </table:table-cell>
              <table:table-cell office:value-type="float" office:value="0.204346410000653">
                <text:p>0.20434641000065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3.221146272">
                <text:p>133.221146272</text:p>
              </table:table-cell>
              <table:table-cell office:value-type="float" office:value="0.204498321999381">
                <text:p>0.20449832199938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3.423003807">
                <text:p>133.423003807</text:p>
              </table:table-cell>
              <table:table-cell office:value-type="float" office:value="0.289374920999762">
                <text:p>0.28937492099976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3.625195264">
                <text:p>133.625195264</text:p>
              </table:table-cell>
              <table:table-cell office:value-type="float" office:value="0.204663222999443">
                <text:p>0.20466322299944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3.829306901999">
                <text:p>133.829306901999</text:p>
              </table:table-cell>
              <table:table-cell office:value-type="float" office:value="0.204896537000423">
                <text:p>0.20489653700042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4.031803073">
                <text:p>134.031803073</text:p>
              </table:table-cell>
              <table:table-cell office:value-type="float" office:value="0.204498291999698">
                <text:p>0.20449829199969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4.238227336">
                <text:p>134.238227336</text:p>
              </table:table-cell>
              <table:table-cell office:value-type="float" office:value="0.208161541000663">
                <text:p>0.20816154100066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4.439725957">
                <text:p>134.439725957</text:p>
              </table:table-cell>
              <table:table-cell office:value-type="float" office:value="0.20805154899972">
                <text:p>0.2080515489997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4.642198599">
                <text:p>134.642198599</text:p>
              </table:table-cell>
              <table:table-cell office:value-type="float" office:value="0.20918593100032">
                <text:p>0.2091859310003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4.84561364">
                <text:p>134.84561364</text:p>
              </table:table-cell>
              <table:table-cell office:value-type="float" office:value="0.20524413000021">
                <text:p>0.2052441300002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5.048014401">
                <text:p>135.048014401</text:p>
              </table:table-cell>
              <table:table-cell office:value-type="float" office:value="0.204800765999607">
                <text:p>0.20480076599960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5.299233194">
                <text:p>135.299233194</text:p>
              </table:table-cell>
              <table:table-cell office:value-type="float" office:value="0.357963961999303">
                <text:p>0.35796396199930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5.502453872999">
                <text:p>135.502453872999</text:p>
              </table:table-cell>
              <table:table-cell office:value-type="float" office:value="0.285703724000086">
                <text:p>0.28570372400008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5.704418009999">
                <text:p>135.704418009999</text:p>
              </table:table-cell>
              <table:table-cell office:value-type="float" office:value="0.278079024999897">
                <text:p>0.27807902499989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5.90670359">
                <text:p>135.90670359</text:p>
              </table:table-cell>
              <table:table-cell office:value-type="float" office:value="0.204561372999706">
                <text:p>0.20456137299970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6.109429305">
                <text:p>136.109429305</text:p>
              </table:table-cell>
              <table:table-cell office:value-type="float" office:value="0.204185880000296">
                <text:p>0.20418588000029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6.310557834">
                <text:p>136.310557834</text:p>
              </table:table-cell>
              <table:table-cell office:value-type="float" office:value="0.26235879000069">
                <text:p>0.2623587900006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6.512122087">
                <text:p>136.512122087</text:p>
              </table:table-cell>
              <table:table-cell office:value-type="float" office:value="0.206859249000445">
                <text:p>0.20685924900044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6.714740201">
                <text:p>136.714740201</text:p>
              </table:table-cell>
              <table:table-cell office:value-type="float" office:value="0.207262552999964">
                <text:p>0.20726255299996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6.916713778">
                <text:p>136.916713778</text:p>
              </table:table-cell>
              <table:table-cell office:value-type="float" office:value="0.204249271000663">
                <text:p>0.20424927100066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7.119480705">
                <text:p>137.119480705</text:p>
              </table:table-cell>
              <table:table-cell office:value-type="float" office:value="0.205168781999419">
                <text:p>0.20516878199941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7.322078558999">
                <text:p>137.322078558999</text:p>
              </table:table-cell>
              <table:table-cell office:value-type="float" office:value="0.262384231999931">
                <text:p>0.26238423199993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7.524087528">
                <text:p>137.524087528</text:p>
              </table:table-cell>
              <table:table-cell office:value-type="float" office:value="0.208614907999618">
                <text:p>0.20861490799961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7.726837863999">
                <text:p>137.726837863999</text:p>
              </table:table-cell>
              <table:table-cell office:value-type="float" office:value="0.207683397999972">
                <text:p>0.20768339799997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7.928452128">
                <text:p>137.928452128</text:p>
              </table:table-cell>
              <table:table-cell office:value-type="float" office:value="0.206847399000253">
                <text:p>0.20684739900025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8.130738569999">
                <text:p>138.130738569999</text:p>
              </table:table-cell>
              <table:table-cell office:value-type="float" office:value="0.204639685999609">
                <text:p>0.20463968599960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8.332120202">
                <text:p>138.332120202</text:p>
              </table:table-cell>
              <table:table-cell office:value-type="float" office:value="0.259956676999536">
                <text:p>0.25995667699953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8.534226942">
                <text:p>138.534226942</text:p>
              </table:table-cell>
              <table:table-cell office:value-type="float" office:value="0.206568677000178">
                <text:p>0.20656867700017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8.737006249999">
                <text:p>138.737006249999</text:p>
              </table:table-cell>
              <table:table-cell office:value-type="float" office:value="0.206639578000249">
                <text:p>0.20663957800024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8.93910241">
                <text:p>138.93910241</text:p>
              </table:table-cell>
              <table:table-cell office:value-type="float" office:value="0.204769748000217">
                <text:p>0.20476974800021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9.141058868">
                <text:p>139.141058868</text:p>
              </table:table-cell>
              <table:table-cell office:value-type="float" office:value="0.205172602999482">
                <text:p>0.20517260299948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9.342870705999">
                <text:p>139.342870705999</text:p>
              </table:table-cell>
              <table:table-cell office:value-type="float" office:value="0.265610556999491">
                <text:p>0.26561055699949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9.545084138">
                <text:p>139.545084138</text:p>
              </table:table-cell>
              <table:table-cell office:value-type="float" office:value="0.204360794999957">
                <text:p>0.20436079499995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9.747897005999">
                <text:p>139.747897005999</text:p>
              </table:table-cell>
              <table:table-cell office:value-type="float" office:value="0.208821930999875">
                <text:p>0.20882193099987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9.950129747999">
                <text:p>139.950129747999</text:p>
              </table:table-cell>
              <table:table-cell office:value-type="float" office:value="0.204113401999166">
                <text:p>0.20411340199916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40.152840266">
                <text:p>140.152840266</text:p>
              </table:table-cell>
              <table:table-cell office:value-type="float" office:value="0.204616267999882">
                <text:p>0.20461626799988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40.355555982999">
                <text:p>140.355555982999</text:p>
              </table:table-cell>
              <table:table-cell office:value-type="float" office:value="0.264334394000798">
                <text:p>0.26433439400079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0.556898547">
                <text:p>140.556898547</text:p>
              </table:table-cell>
              <table:table-cell office:value-type="float" office:value="0.206903572000556">
                <text:p>0.20690357200055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40.76018923">
                <text:p>140.76018923</text:p>
              </table:table-cell>
              <table:table-cell office:value-type="float" office:value="0.206707379999898">
                <text:p>0.20670737999989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40.961909418">
                <text:p>140.961909418</text:p>
              </table:table-cell>
              <table:table-cell office:value-type="float" office:value="0.205145183000241">
                <text:p>0.20514518300024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41.164260551999">
                <text:p>141.164260551999</text:p>
              </table:table-cell>
              <table:table-cell office:value-type="float" office:value="0.204109882999546">
                <text:p>0.20410988299954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41.36595107">
                <text:p>141.36595107</text:p>
              </table:table-cell>
              <table:table-cell office:value-type="float" office:value="0.265310965000026">
                <text:p>0.26531096500002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41.568632717999">
                <text:p>141.568632717999</text:p>
              </table:table-cell>
              <table:table-cell office:value-type="float" office:value="0.206971173000056">
                <text:p>0.20697117300005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41.771071382999">
                <text:p>141.771071382999</text:p>
              </table:table-cell>
              <table:table-cell office:value-type="float" office:value="0.206680829999641">
                <text:p>0.20668082999964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1.973717801">
                <text:p>141.973717801</text:p>
              </table:table-cell>
              <table:table-cell office:value-type="float" office:value="0.204928042000574">
                <text:p>0.20492804200057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2.176765583">
                <text:p>142.176765583</text:p>
              </table:table-cell>
              <table:table-cell office:value-type="float" office:value="0.204613889000029">
                <text:p>0.20461388900002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2.379753634999">
                <text:p>142.379753634999</text:p>
              </table:table-cell>
              <table:table-cell office:value-type="float" office:value="0.266254185999969">
                <text:p>0.26625418599996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2.581632654999">
                <text:p>142.581632654999</text:p>
              </table:table-cell>
              <table:table-cell office:value-type="float" office:value="0.207035864999853">
                <text:p>0.20703586499985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2.784196443">
                <text:p>142.784196443</text:p>
              </table:table-cell>
              <table:table-cell office:value-type="float" office:value="0.209577630999775">
                <text:p>0.20957763099977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2.987399017">
                <text:p>142.987399017</text:p>
              </table:table-cell>
              <table:table-cell office:value-type="float" office:value="0.204815371000223">
                <text:p>0.20481537100022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3.189655732">
                <text:p>143.189655732</text:p>
              </table:table-cell>
              <table:table-cell office:value-type="float" office:value="0.20524532699983">
                <text:p>0.2052453269998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3.392596244">
                <text:p>143.392596244</text:p>
              </table:table-cell>
              <table:table-cell office:value-type="float" office:value="0.268790453999827">
                <text:p>0.26879045399982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3.595749837999">
                <text:p>143.595749837999</text:p>
              </table:table-cell>
              <table:table-cell office:value-type="float" office:value="0.208451829999831">
                <text:p>0.20845182999983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3.797733439999">
                <text:p>143.797733439999</text:p>
              </table:table-cell>
              <table:table-cell office:value-type="float" office:value="0.208239327000229">
                <text:p>0.20823932700022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3.999100714999">
                <text:p>143.999100714999</text:p>
              </table:table-cell>
              <table:table-cell office:value-type="float" office:value="0.206298538000738">
                <text:p>0.20629853800073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4.20125647">
                <text:p>144.20125647</text:p>
              </table:table-cell>
              <table:table-cell office:value-type="float" office:value="0.205927963000249">
                <text:p>0.20592796300024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4.4030634">
                <text:p>144.4030634</text:p>
              </table:table-cell>
              <table:table-cell office:value-type="float" office:value="0.267403610000656">
                <text:p>0.26740361000065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4.605119244">
                <text:p>144.605119244</text:p>
              </table:table-cell>
              <table:table-cell office:value-type="float" office:value="0.20775690299979">
                <text:p>0.2077569029997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4.80938418">
                <text:p>144.80938418</text:p>
              </table:table-cell>
              <table:table-cell office:value-type="float" office:value="0.207738713000253">
                <text:p>0.20773871300025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5.012905598999">
                <text:p>145.012905598999</text:p>
              </table:table-cell>
              <table:table-cell office:value-type="float" office:value="0.204931863000638">
                <text:p>0.20493186300063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5.215424587999">
                <text:p>145.215424587999</text:p>
              </table:table-cell>
              <table:table-cell office:value-type="float" office:value="0.204762043000301">
                <text:p>0.20476204300030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5.416821545">
                <text:p>145.416821545</text:p>
              </table:table-cell>
              <table:table-cell office:value-type="float" office:value="0.272710146999998">
                <text:p>0.27271014699999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5.618590466">
                <text:p>145.618590466</text:p>
              </table:table-cell>
              <table:table-cell office:value-type="float" office:value="0.20661943199957">
                <text:p>0.2066194319995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5.820452618">
                <text:p>145.820452618</text:p>
              </table:table-cell>
              <table:table-cell office:value-type="float" office:value="0.210454072000175">
                <text:p>0.21045407200017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6.024770985">
                <text:p>146.024770985</text:p>
              </table:table-cell>
              <table:table-cell office:value-type="float" office:value="0.206781894000414">
                <text:p>0.20678189400041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6.227417446">
                <text:p>146.227417446</text:p>
              </table:table-cell>
              <table:table-cell office:value-type="float" office:value="0.204515489999721">
                <text:p>0.20451548999972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6.429751203999">
                <text:p>146.429751203999</text:p>
              </table:table-cell>
              <table:table-cell office:value-type="float" office:value="0.274353195000003">
                <text:p>0.27435319500000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6.630805028">
                <text:p>146.630805028</text:p>
              </table:table-cell>
              <table:table-cell office:value-type="float" office:value="0.206477250999342">
                <text:p>0.20647725099934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6.833748071999">
                <text:p>146.833748071999</text:p>
              </table:table-cell>
              <table:table-cell office:value-type="float" office:value="0.207339560000037">
                <text:p>0.20733956000003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7.035498493">
                <text:p>147.035498493</text:p>
              </table:table-cell>
              <table:table-cell office:value-type="float" office:value="0.208588423000037">
                <text:p>0.20858842300003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7.307231821">
                <text:p>147.307231821</text:p>
              </table:table-cell>
              <table:table-cell office:value-type="float" office:value="0.354152154999611">
                <text:p>0.35415215499961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7.514048995999">
                <text:p>147.514048995999</text:p>
              </table:table-cell>
              <table:table-cell office:value-type="float" office:value="0.206677813000169">
                <text:p>0.20667781300016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7.715113171">
                <text:p>147.715113171</text:p>
              </table:table-cell>
              <table:table-cell office:value-type="float" office:value="0.204709603000083">
                <text:p>0.20470960300008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7.917999814999">
                <text:p>147.917999814999</text:p>
              </table:table-cell>
              <table:table-cell office:value-type="float" office:value="0.206414631000371">
                <text:p>0.20641463100037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8.12090639">
                <text:p>148.12090639</text:p>
              </table:table-cell>
              <table:table-cell office:value-type="float" office:value="0.204267879000327">
                <text:p>0.20426787900032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8.333360915">
                <text:p>148.333360915</text:p>
              </table:table-cell>
              <table:table-cell office:value-type="float" office:value="0.259708202000184">
                <text:p>0.25970820200018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8.535519192">
                <text:p>148.535519192</text:p>
              </table:table-cell>
              <table:table-cell office:value-type="float" office:value="0.204733344000488">
                <text:p>0.20473334400048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8.737326044999">
                <text:p>148.737326044999</text:p>
              </table:table-cell>
              <table:table-cell office:value-type="float" office:value="0.225732705000155">
                <text:p>0.22573270500015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8.939670303999">
                <text:p>148.939670303999</text:p>
              </table:table-cell>
              <table:table-cell office:value-type="float" office:value="0.206286330000694">
                <text:p>0.20628633000069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9.14270711">
                <text:p>149.14270711</text:p>
              </table:table-cell>
              <table:table-cell office:value-type="float" office:value="0.207484663000287">
                <text:p>0.20748466300028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9.344399053">
                <text:p>149.344399053</text:p>
              </table:table-cell>
              <table:table-cell office:value-type="float" office:value="0.264836217000266">
                <text:p>0.26483621700026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9.546623321">
                <text:p>149.546623321</text:p>
              </table:table-cell>
              <table:table-cell office:value-type="float" office:value="0.213753068999722">
                <text:p>0.21375306899972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9.749252973999">
                <text:p>149.749252973999</text:p>
              </table:table-cell>
              <table:table-cell office:value-type="float" office:value="0.208840258000237">
                <text:p>0.20884025800023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9.951597953">
                <text:p>149.951597953</text:p>
              </table:table-cell>
              <table:table-cell office:value-type="float" office:value="0.205402172000504">
                <text:p>0.20540217200050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50.15361814">
                <text:p>150.15361814</text:p>
              </table:table-cell>
              <table:table-cell office:value-type="float" office:value="0.206060728999546">
                <text:p>0.20606072899954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50.356161092">
                <text:p>150.356161092</text:p>
              </table:table-cell>
              <table:table-cell office:value-type="float" office:value="0.2739080930005">
                <text:p>0.273908093000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0.557541591999">
                <text:p>150.557541591999</text:p>
              </table:table-cell>
              <table:table-cell office:value-type="float" office:value="0.206275480999466">
                <text:p>0.20627548099946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50.759979123">
                <text:p>150.759979123</text:p>
              </table:table-cell>
              <table:table-cell office:value-type="float" office:value="0.207275392000156">
                <text:p>0.20727539200015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50.961829997999">
                <text:p>150.961829997999</text:p>
              </table:table-cell>
              <table:table-cell office:value-type="float" office:value="0.204438503000347">
                <text:p>0.20443850300034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51.163264768999">
                <text:p>151.163264768999</text:p>
              </table:table-cell>
              <table:table-cell office:value-type="float" office:value="0.203932708000139">
                <text:p>0.20393270800013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1.365017993">
                <text:p>151.365017993</text:p>
              </table:table-cell>
              <table:table-cell office:value-type="float" office:value="0.268080713000018">
                <text:p>0.26808071300001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51.567381364">
                <text:p>151.567381364</text:p>
              </table:table-cell>
              <table:table-cell office:value-type="float" office:value="0.2069987699997">
                <text:p>0.206998769999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1.771276981">
                <text:p>151.771276981</text:p>
              </table:table-cell>
              <table:table-cell office:value-type="float" office:value="0.207048741000108">
                <text:p>0.20704874100010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1.973291978">
                <text:p>151.973291978</text:p>
              </table:table-cell>
              <table:table-cell office:value-type="float" office:value="0.205911498000205">
                <text:p>0.20591149800020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52.174982533">
                <text:p>152.174982533</text:p>
              </table:table-cell>
              <table:table-cell office:value-type="float" office:value="0.204189080000106">
                <text:p>0.20418908000010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2.378942480999">
                <text:p>152.378942480999</text:p>
              </table:table-cell>
              <table:table-cell office:value-type="float" office:value="0.266036201999668">
                <text:p>0.26603620199966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2.580817026999">
                <text:p>152.580817026999</text:p>
              </table:table-cell>
              <table:table-cell office:value-type="float" office:value="0.20694088000073">
                <text:p>0.2069408800007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2.78323847">
                <text:p>152.78323847</text:p>
              </table:table-cell>
              <table:table-cell office:value-type="float" office:value="0.20876263900027">
                <text:p>0.2087626390002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2.985204277">
                <text:p>152.985204277</text:p>
              </table:table-cell>
              <table:table-cell office:value-type="float" office:value="0.204811028000222">
                <text:p>0.20481102800022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3.188184946">
                <text:p>153.188184946</text:p>
              </table:table-cell>
              <table:table-cell office:value-type="float" office:value="0.204989370000476">
                <text:p>0.20498937000047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3.390453876999">
                <text:p>153.390453876999</text:p>
              </table:table-cell>
              <table:table-cell office:value-type="float" office:value="0.268552630000158">
                <text:p>0.26855263000015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3.592849559">
                <text:p>153.592849559</text:p>
              </table:table-cell>
              <table:table-cell office:value-type="float" office:value="0.206922899999881">
                <text:p>0.20692289999988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3.794524493999">
                <text:p>153.794524493999</text:p>
              </table:table-cell>
              <table:table-cell office:value-type="float" office:value="0.245637008999438">
                <text:p>0.24563700899943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3.995961015999">
                <text:p>153.995961015999</text:p>
              </table:table-cell>
              <table:table-cell office:value-type="float" office:value="0.205115351000131">
                <text:p>0.20511535100013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4.205375643">
                <text:p>154.205375643</text:p>
              </table:table-cell>
              <table:table-cell office:value-type="float" office:value="0.280735569000171">
                <text:p>0.28073556900017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4.408210770999">
                <text:p>154.408210770999</text:p>
              </table:table-cell>
              <table:table-cell office:value-type="float" office:value="0.220691745999829">
                <text:p>0.22069174599982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4.609888557">
                <text:p>154.609888557</text:p>
              </table:table-cell>
              <table:table-cell office:value-type="float" office:value="0.207248614000491">
                <text:p>0.20724861400049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4.811956246">
                <text:p>154.811956246</text:p>
              </table:table-cell>
              <table:table-cell office:value-type="float" office:value="0.205718727999738">
                <text:p>0.20571872799973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5.014138267">
                <text:p>155.014138267</text:p>
              </table:table-cell>
              <table:table-cell office:value-type="float" office:value="0.204321012999571">
                <text:p>0.20432101299957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5.216474569999">
                <text:p>155.216474569999</text:p>
              </table:table-cell>
              <table:table-cell office:value-type="float" office:value="0.207563838000169">
                <text:p>0.20756383800016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5.418302998">
                <text:p>155.418302998</text:p>
              </table:table-cell>
              <table:table-cell office:value-type="float" office:value="0.209008152999559">
                <text:p>0.20900815299955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5.619106315">
                <text:p>155.619106315</text:p>
              </table:table-cell>
              <table:table-cell office:value-type="float" office:value="0.206696938999812">
                <text:p>0.20669693899981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5.82065805">
                <text:p>155.82065805</text:p>
              </table:table-cell>
              <table:table-cell office:value-type="float" office:value="0.204306853999697">
                <text:p>0.20430685399969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6.023530799">
                <text:p>156.023530799</text:p>
              </table:table-cell>
              <table:table-cell office:value-type="float" office:value="0.20444546500039">
                <text:p>0.2044454650003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6.225042214">
                <text:p>156.225042214</text:p>
              </table:table-cell>
              <table:table-cell office:value-type="float" office:value="0.20898887400017">
                <text:p>0.2089888740001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6.426767780999">
                <text:p>156.426767780999</text:p>
              </table:table-cell>
              <table:table-cell office:value-type="float" office:value="0.206652269000188">
                <text:p>0.20665226900018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6.629479089">
                <text:p>156.629479089</text:p>
              </table:table-cell>
              <table:table-cell office:value-type="float" office:value="0.207103323999945">
                <text:p>0.20710332399994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6.831058104">
                <text:p>156.831058104</text:p>
              </table:table-cell>
              <table:table-cell office:value-type="float" office:value="0.204449486000158">
                <text:p>0.20444948600015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7.033287376999">
                <text:p>157.033287376999</text:p>
              </table:table-cell>
              <table:table-cell office:value-type="float" office:value="0.205428346999724">
                <text:p>0.20542834699972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7.235027315">
                <text:p>157.235027315</text:p>
              </table:table-cell>
              <table:table-cell office:value-type="float" office:value="0.210688491999463">
                <text:p>0.21068849199946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7.437146957">
                <text:p>157.437146957</text:p>
              </table:table-cell>
              <table:table-cell office:value-type="float" office:value="0.206757819999439">
                <text:p>0.20675781999943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7.638124947">
                <text:p>157.638124947</text:p>
              </table:table-cell>
              <table:table-cell office:value-type="float" office:value="0.206890512999962">
                <text:p>0.20689051299996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7.840603693">
                <text:p>157.840603693</text:p>
              </table:table-cell>
              <table:table-cell office:value-type="float" office:value="0.206836072000442">
                <text:p>0.20683607200044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8.042768455">
                <text:p>158.042768455</text:p>
              </table:table-cell>
              <table:table-cell office:value-type="float" office:value="0.203836409999894">
                <text:p>0.20383640999989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8.244198941">
                <text:p>158.244198941</text:p>
              </table:table-cell>
              <table:table-cell office:value-type="float" office:value="0.211417350999909">
                <text:p>0.21141735099990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8.458399221">
                <text:p>158.458399221</text:p>
              </table:table-cell>
              <table:table-cell office:value-type="float" office:value="0.213489482999648">
                <text:p>0.21348948299964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8.660705275">
                <text:p>158.660705275</text:p>
              </table:table-cell>
              <table:table-cell office:value-type="float" office:value="0.205030383999656">
                <text:p>0.20503038399965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8.86300942">
                <text:p>158.86300942</text:p>
              </table:table-cell>
              <table:table-cell office:value-type="float" office:value="0.20402248299979">
                <text:p>0.2040224829997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9.075087687999">
                <text:p>159.075087687999</text:p>
              </table:table-cell>
              <table:table-cell office:value-type="float" office:value="0.212434320999819">
                <text:p>0.21243432099981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9.278082469999">
                <text:p>159.278082469999</text:p>
              </table:table-cell>
              <table:table-cell office:value-type="float" office:value="0.228598161999798">
                <text:p>0.22859816199979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9.479772569">
                <text:p>159.479772569</text:p>
              </table:table-cell>
              <table:table-cell office:value-type="float" office:value="0.204875262999849">
                <text:p>0.20487526299984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9.681511088">
                <text:p>159.681511088</text:p>
              </table:table-cell>
              <table:table-cell office:value-type="float" office:value="0.208698442000241">
                <text:p>0.20869844200024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9.883669692">
                <text:p>159.883669692</text:p>
              </table:table-cell>
              <table:table-cell office:value-type="float" office:value="0.204799052000453">
                <text:p>0.20479905200045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60.085500732">
                <text:p>160.085500732</text:p>
              </table:table-cell>
              <table:table-cell office:value-type="float" office:value="0.204897392999555">
                <text:p>0.20489739299955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60.359353434">
                <text:p>160.359353434</text:p>
              </table:table-cell>
              <table:table-cell office:value-type="float" office:value="0.316361170000164">
                <text:p>0.31636117000016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60.561486377999">
                <text:p>160.561486377999</text:p>
              </table:table-cell>
              <table:table-cell office:value-type="float" office:value="0.28589319799994">
                <text:p>0.2858931979999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60.764432759999">
                <text:p>160.764432759999</text:p>
              </table:table-cell>
              <table:table-cell office:value-type="float" office:value="0.312115325000377">
                <text:p>0.31211532500037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60.966414482999">
                <text:p>160.966414482999</text:p>
              </table:table-cell>
              <table:table-cell office:value-type="float" office:value="0.203354207000302">
                <text:p>0.20335420700030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61.168343984999">
                <text:p>161.168343984999</text:p>
              </table:table-cell>
              <table:table-cell office:value-type="float" office:value="0.209950126999502">
                <text:p>0.20995012699950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61.371266337999">
                <text:p>161.371266337999</text:p>
              </table:table-cell>
              <table:table-cell office:value-type="float" office:value="0.256612539999878">
                <text:p>0.25661253999987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61.57409702">
                <text:p>161.57409702</text:p>
              </table:table-cell>
              <table:table-cell office:value-type="float" office:value="0.206515690999368">
                <text:p>0.20651569099936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61.776897711">
                <text:p>161.776897711</text:p>
              </table:table-cell>
              <table:table-cell office:value-type="float" office:value="0.207095787000071">
                <text:p>0.20709578700007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61.979027226">
                <text:p>161.979027226</text:p>
              </table:table-cell>
              <table:table-cell office:value-type="float" office:value="0.2063531900003">
                <text:p>0.206353190000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62.180345153">
                <text:p>162.180345153</text:p>
              </table:table-cell>
              <table:table-cell office:value-type="float" office:value="0.206970876000014">
                <text:p>0.20697087600001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62.382017983">
                <text:p>162.382017983</text:p>
              </table:table-cell>
              <table:table-cell office:value-type="float" office:value="0.25673640200057">
                <text:p>0.2567364020005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2.583403">
                <text:p>162.583403</text:p>
              </table:table-cell>
              <table:table-cell office:value-type="float" office:value="0.206892425999285">
                <text:p>0.20689242599928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2.786047861">
                <text:p>162.786047861</text:p>
              </table:table-cell>
              <table:table-cell office:value-type="float" office:value="0.210243730999537">
                <text:p>0.21024373099953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2.987949243">
                <text:p>162.987949243</text:p>
              </table:table-cell>
              <table:table-cell office:value-type="float" office:value="0.204570451000109">
                <text:p>0.20457045100010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3.189422072">
                <text:p>163.189422072</text:p>
              </table:table-cell>
              <table:table-cell office:value-type="float" office:value="0.205090367000594">
                <text:p>0.20509036700059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3.392217455">
                <text:p>163.392217455</text:p>
              </table:table-cell>
              <table:table-cell office:value-type="float" office:value="0.259045126999808">
                <text:p>0.25904512699980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3.593771944999">
                <text:p>163.593771944999</text:p>
              </table:table-cell>
              <table:table-cell office:value-type="float" office:value="0.207134859000689">
                <text:p>0.20713485900068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3.796501907">
                <text:p>163.796501907</text:p>
              </table:table-cell>
              <table:table-cell office:value-type="float" office:value="0.207128497999292">
                <text:p>0.20712849799929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3.998773763999">
                <text:p>163.998773763999</text:p>
              </table:table-cell>
              <table:table-cell office:value-type="float" office:value="0.205593642000167">
                <text:p>0.20559364200016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4.200202462999">
                <text:p>164.200202462999</text:p>
              </table:table-cell>
              <table:table-cell office:value-type="float" office:value="0.206038726999395">
                <text:p>0.20603872699939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4.402605552">
                <text:p>164.402605552</text:p>
              </table:table-cell>
              <table:table-cell office:value-type="float" office:value="0.208018377999906">
                <text:p>0.20801837799990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4.606087603">
                <text:p>164.606087603</text:p>
              </table:table-cell>
              <table:table-cell office:value-type="float" office:value="0.212188691999472">
                <text:p>0.21218869199947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4.809044758">
                <text:p>164.809044758</text:p>
              </table:table-cell>
              <table:table-cell office:value-type="float" office:value="0.206148729000233">
                <text:p>0.20614872900023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5.01167765">
                <text:p>165.01167765</text:p>
              </table:table-cell>
              <table:table-cell office:value-type="float" office:value="0.204261919000601">
                <text:p>0.20426191900060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5.214122429999">
                <text:p>165.214122429999</text:p>
              </table:table-cell>
              <table:table-cell office:value-type="float" office:value="0.204229549000047">
                <text:p>0.20422954900004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5.416630611">
                <text:p>165.416630611</text:p>
              </table:table-cell>
              <table:table-cell office:value-type="float" office:value="0.287345908000134">
                <text:p>0.28734590800013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5.618752617999">
                <text:p>165.618752617999</text:p>
              </table:table-cell>
              <table:table-cell office:value-type="float" office:value="0.206571284000347">
                <text:p>0.20657128400034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5.821065966999">
                <text:p>165.821065966999</text:p>
              </table:table-cell>
              <table:table-cell office:value-type="float" office:value="0.20475841499956">
                <text:p>0.2047584149995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6.02377694">
                <text:p>166.02377694</text:p>
              </table:table-cell>
              <table:table-cell office:value-type="float" office:value="0.20614618000036">
                <text:p>0.2061461800003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6.226885898">
                <text:p>166.226885898</text:p>
              </table:table-cell>
              <table:table-cell office:value-type="float" office:value="0.204517343000589">
                <text:p>0.20451734300058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6.428636801999">
                <text:p>166.428636801999</text:p>
              </table:table-cell>
              <table:table-cell office:value-type="float" office:value="0.214834551999957">
                <text:p>0.21483455199995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6.632147134">
                <text:p>166.632147134</text:p>
              </table:table-cell>
              <table:table-cell office:value-type="float" office:value="0.206416531999821">
                <text:p>0.20641653199982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6.835179451">
                <text:p>166.835179451</text:p>
              </table:table-cell>
              <table:table-cell office:value-type="float" office:value="0.206117200000335">
                <text:p>0.20611720000033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7.038857735">
                <text:p>167.038857735</text:p>
              </table:table-cell>
              <table:table-cell office:value-type="float" office:value="0.207142490000479">
                <text:p>0.20714249000047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7.240082562999">
                <text:p>167.240082562999</text:p>
              </table:table-cell>
              <table:table-cell office:value-type="float" office:value="0.204362651999872">
                <text:p>0.20436265199987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7.441300971999">
                <text:p>167.441300971999</text:p>
              </table:table-cell>
              <table:table-cell office:value-type="float" office:value="0.209600557000158">
                <text:p>0.20960055700015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7.643555121">
                <text:p>167.643555121</text:p>
              </table:table-cell>
              <table:table-cell office:value-type="float" office:value="0.207529655000144">
                <text:p>0.20752965500014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7.845049672999">
                <text:p>167.845049672999</text:p>
              </table:table-cell>
              <table:table-cell office:value-type="float" office:value="0.20458517499992">
                <text:p>0.2045851749999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8.047813517999">
                <text:p>168.047813517999</text:p>
              </table:table-cell>
              <table:table-cell office:value-type="float" office:value="0.204083339000135">
                <text:p>0.20408333900013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8.250707055">
                <text:p>168.250707055</text:p>
              </table:table-cell>
              <table:table-cell office:value-type="float" office:value="0.204365741999936">
                <text:p>0.20436574199993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8.452344769">
                <text:p>168.452344769</text:p>
              </table:table-cell>
              <table:table-cell office:value-type="float" office:value="0.209488006000356">
                <text:p>0.20948800600035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8.654068532999">
                <text:p>168.654068532999</text:p>
              </table:table-cell>
              <table:table-cell office:value-type="float" office:value="0.207224263000171">
                <text:p>0.20722426300017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8.856131281">
                <text:p>168.856131281</text:p>
              </table:table-cell>
              <table:table-cell office:value-type="float" office:value="0.204306361999443">
                <text:p>0.20430636199944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9.059015028">
                <text:p>169.059015028</text:p>
              </table:table-cell>
              <table:table-cell office:value-type="float" office:value="0.207221763000234">
                <text:p>0.20722176300023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9.261060485999">
                <text:p>169.261060485999</text:p>
              </table:table-cell>
              <table:table-cell office:value-type="float" office:value="0.205614525999408">
                <text:p>0.20561452599940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9.463459658999">
                <text:p>169.463459658999</text:p>
              </table:table-cell>
              <table:table-cell office:value-type="float" office:value="0.211616139999933">
                <text:p>0.21161613999993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9.666502927999">
                <text:p>169.666502927999</text:p>
              </table:table-cell>
              <table:table-cell office:value-type="float" office:value="0.207502516999739">
                <text:p>0.20750251699973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9.867880268999">
                <text:p>169.867880268999</text:p>
              </table:table-cell>
              <table:table-cell office:value-type="float" office:value="0.204608024999288">
                <text:p>0.20460802499928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70.07012021">
                <text:p>170.07012021</text:p>
              </table:table-cell>
              <table:table-cell office:value-type="float" office:value="0.204493094999634">
                <text:p>0.20449309499963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70.272462901999">
                <text:p>170.272462901999</text:p>
              </table:table-cell>
              <table:table-cell office:value-type="float" office:value="0.204267033000178">
                <text:p>0.20426703300017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70.474471310999">
                <text:p>170.474471310999</text:p>
              </table:table-cell>
              <table:table-cell office:value-type="float" office:value="0.213226607000252">
                <text:p>0.21322660700025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70.676313988">
                <text:p>170.676313988</text:p>
              </table:table-cell>
              <table:table-cell office:value-type="float" office:value="0.206667178000316">
                <text:p>0.20666717800031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70.878879211999">
                <text:p>170.878879211999</text:p>
              </table:table-cell>
              <table:table-cell office:value-type="float" office:value="0.204178711999703">
                <text:p>0.20417871199970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71.081513558">
                <text:p>171.081513558</text:p>
              </table:table-cell>
              <table:table-cell office:value-type="float" office:value="0.204179951000697">
                <text:p>0.20417995100069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71.283753539">
                <text:p>171.283753539</text:p>
              </table:table-cell>
              <table:table-cell office:value-type="float" office:value="0.204266443999586">
                <text:p>0.20426644399958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71.485831129">
                <text:p>171.485831129</text:p>
              </table:table-cell>
              <table:table-cell office:value-type="float" office:value="0.210310706999735">
                <text:p>0.21031070699973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71.68704871">
                <text:p>171.68704871</text:p>
              </table:table-cell>
              <table:table-cell office:value-type="float" office:value="0.206527596999877">
                <text:p>0.20652759699987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71.889234701">
                <text:p>171.889234701</text:p>
              </table:table-cell>
              <table:table-cell office:value-type="float" office:value="0.204594245999942">
                <text:p>0.20459424599994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72.091506973999">
                <text:p>172.091506973999</text:p>
              </table:table-cell>
              <table:table-cell office:value-type="float" office:value="0.204212992999601">
                <text:p>0.20421299299960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72.295691396999">
                <text:p>172.295691396999</text:p>
              </table:table-cell>
              <table:table-cell office:value-type="float" office:value="0.206748540000262">
                <text:p>0.20674854000026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72.496495714">
                <text:p>172.496495714</text:p>
              </table:table-cell>
              <table:table-cell office:value-type="float" office:value="0.21029101699969">
                <text:p>0.2102910169996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2.698185009999">
                <text:p>172.698185009999</text:p>
              </table:table-cell>
              <table:table-cell office:value-type="float" office:value="0.208060183999805">
                <text:p>0.20806018399980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2.900612085">
                <text:p>172.900612085</text:p>
              </table:table-cell>
              <table:table-cell office:value-type="float" office:value="0.204160332999891">
                <text:p>0.20416033299989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3.101901006999">
                <text:p>173.101901006999</text:p>
              </table:table-cell>
              <table:table-cell office:value-type="float" office:value="0.204188983999302">
                <text:p>0.20418898399930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3.30409385">
                <text:p>173.30409385</text:p>
              </table:table-cell>
              <table:table-cell office:value-type="float" office:value="0.208322667000175">
                <text:p>0.20832266700017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3.506659465999">
                <text:p>173.506659465999</text:p>
              </table:table-cell>
              <table:table-cell office:value-type="float" office:value="0.207179315000758">
                <text:p>0.20717931500075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3.709428763999">
                <text:p>173.709428763999</text:p>
              </table:table-cell>
              <table:table-cell office:value-type="float" office:value="0.207073304000005">
                <text:p>0.20707330400000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3.911230303">
                <text:p>173.911230303</text:p>
              </table:table-cell>
              <table:table-cell office:value-type="float" office:value="0.204935221999222">
                <text:p>0.20493522199922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74.112618617">
                <text:p>174.112618617</text:p>
              </table:table-cell>
              <table:table-cell office:value-type="float" office:value="0.205002422000689">
                <text:p>0.20500242200068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4.385047624">
                <text:p>174.385047624</text:p>
              </table:table-cell>
              <table:table-cell office:value-type="float" office:value="0.372080434000054">
                <text:p>0.37208043400005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4.587073315">
                <text:p>174.587073315</text:p>
              </table:table-cell>
              <table:table-cell office:value-type="float" office:value="0.207043975000488">
                <text:p>0.20704397500048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4.789132256999">
                <text:p>174.789132256999</text:p>
              </table:table-cell>
              <table:table-cell office:value-type="float" office:value="0.370399585000087">
                <text:p>0.37039958500008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4.990562852">
                <text:p>174.990562852</text:p>
              </table:table-cell>
              <table:table-cell office:value-type="float" office:value="0.204383116999452">
                <text:p>0.20438311699945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5.192610323999">
                <text:p>175.192610323999</text:p>
              </table:table-cell>
              <table:table-cell office:value-type="float" office:value="0.205228356000589">
                <text:p>0.20522835600058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5.394816298">
                <text:p>175.394816298</text:p>
              </table:table-cell>
              <table:table-cell office:value-type="float" office:value="0.257721381999545">
                <text:p>0.25772138199954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5.597341445">
                <text:p>175.597341445</text:p>
              </table:table-cell>
              <table:table-cell office:value-type="float" office:value="0.206747992000601">
                <text:p>0.20674799200060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5.799659959999">
                <text:p>175.799659959999</text:p>
              </table:table-cell>
              <table:table-cell office:value-type="float" office:value="0.207128574999842">
                <text:p>0.20712857499984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76.002201116999">
                <text:p>176.002201116999</text:p>
              </table:table-cell>
              <table:table-cell office:value-type="float" office:value="0.204571488000511">
                <text:p>0.20457148800051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76.204500422">
                <text:p>176.204500422</text:p>
              </table:table-cell>
              <table:table-cell office:value-type="float" office:value="0.206998044999636">
                <text:p>0.20699804499963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76.406352372999">
                <text:p>176.406352372999</text:p>
              </table:table-cell>
              <table:table-cell office:value-type="float" office:value="0.207333818999359">
                <text:p>0.20733381899935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6.608149113">
                <text:p>176.608149113</text:p>
              </table:table-cell>
              <table:table-cell office:value-type="float" office:value="0.207216398000128">
                <text:p>0.20721639800012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6.810378497">
                <text:p>176.810378497</text:p>
              </table:table-cell>
              <table:table-cell office:value-type="float" office:value="0.204101903999799">
                <text:p>0.20410190399979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77.012824173999">
                <text:p>177.012824173999</text:p>
              </table:table-cell>
              <table:table-cell office:value-type="float" office:value="0.204074094999669">
                <text:p>0.20407409499966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7.214944978">
                <text:p>177.214944978</text:p>
              </table:table-cell>
              <table:table-cell office:value-type="float" office:value="0.204249037000409">
                <text:p>0.20424903700040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77.417881591">
                <text:p>177.417881591</text:p>
              </table:table-cell>
              <table:table-cell office:value-type="float" office:value="0.21029918000022">
                <text:p>0.2102991800002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7.628422983999">
                <text:p>177.628422983999</text:p>
              </table:table-cell>
              <table:table-cell office:value-type="float" office:value="0.205041854999763">
                <text:p>0.20504185499976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7.829935182">
                <text:p>177.829935182</text:p>
              </table:table-cell>
              <table:table-cell office:value-type="float" office:value="0.204511568999806">
                <text:p>0.20451156899980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8.032013034999">
                <text:p>178.032013034999</text:p>
              </table:table-cell>
              <table:table-cell office:value-type="float" office:value="0.204027744000086">
                <text:p>0.20402774400008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78.234645125">
                <text:p>178.234645125</text:p>
              </table:table-cell>
              <table:table-cell office:value-type="float" office:value="0.204343168000378">
                <text:p>0.20434316800037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78.436307245">
                <text:p>178.436307245</text:p>
              </table:table-cell>
              <table:table-cell office:value-type="float" office:value="0.217031832999965">
                <text:p>0.21703183299996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8.63844414">
                <text:p>178.63844414</text:p>
              </table:table-cell>
              <table:table-cell office:value-type="float" office:value="0.21227644299961">
                <text:p>0.2122764429996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78.840201511">
                <text:p>178.840201511</text:p>
              </table:table-cell>
              <table:table-cell office:value-type="float" office:value="0.205182437000076">
                <text:p>0.20518243700007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79.042366596">
                <text:p>179.042366596</text:p>
              </table:table-cell>
              <table:table-cell office:value-type="float" office:value="0.205023344999972">
                <text:p>0.20502334499997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79.244998826">
                <text:p>179.244998826</text:p>
              </table:table-cell>
              <table:table-cell office:value-type="float" office:value="0.205958415999703">
                <text:p>0.20595841599970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9.447899459999">
                <text:p>179.447899459999</text:p>
              </table:table-cell>
              <table:table-cell office:value-type="float" office:value="0.285423110000011">
                <text:p>0.28542311000001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79.649949963999">
                <text:p>179.649949963999</text:p>
              </table:table-cell>
              <table:table-cell office:value-type="float" office:value="0.207834635999461">
                <text:p>0.20783463599946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79.852027149">
                <text:p>179.852027149</text:p>
              </table:table-cell>
              <table:table-cell office:value-type="float" office:value="0.204598531000556">
                <text:p>0.20459853100055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80.054225055">
                <text:p>180.054225055</text:p>
              </table:table-cell>
              <table:table-cell office:value-type="float" office:value="0.204492480999761">
                <text:p>0.20449248099976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80.256641833999">
                <text:p>180.256641833999</text:p>
              </table:table-cell>
              <table:table-cell office:value-type="float" office:value="0.205115187000047">
                <text:p>0.20511518700004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80.457711669">
                <text:p>180.457711669</text:p>
              </table:table-cell>
              <table:table-cell office:value-type="float" office:value="0.208830057000341">
                <text:p>0.20883005700034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80.661118088">
                <text:p>180.661118088</text:p>
              </table:table-cell>
              <table:table-cell office:value-type="float" office:value="0.207891777000441">
                <text:p>0.20789177700044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80.864197364">
                <text:p>180.864197364</text:p>
              </table:table-cell>
              <table:table-cell office:value-type="float" office:value="0.205403199999637">
                <text:p>0.20540319999963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81.065816265">
                <text:p>181.065816265</text:p>
              </table:table-cell>
              <table:table-cell office:value-type="float" office:value="0.204938775999835">
                <text:p>0.20493877599983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81.267541527">
                <text:p>181.267541527</text:p>
              </table:table-cell>
              <table:table-cell office:value-type="float" office:value="0.204352710000421">
                <text:p>0.20435271000042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81.469369269999">
                <text:p>181.469369269999</text:p>
              </table:table-cell>
              <table:table-cell office:value-type="float" office:value="0.207952638999814">
                <text:p>0.20795263899981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81.671156843">
                <text:p>181.671156843</text:p>
              </table:table-cell>
              <table:table-cell office:value-type="float" office:value="0.209266113000012">
                <text:p>0.20926611300001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81.873960356">
                <text:p>181.873960356</text:p>
              </table:table-cell>
              <table:table-cell office:value-type="float" office:value="0.204528391999702">
                <text:p>0.20452839199970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82.076196084">
                <text:p>182.076196084</text:p>
              </table:table-cell>
              <table:table-cell office:value-type="float" office:value="0.202998386000218">
                <text:p>0.20299838600021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82.279058368999">
                <text:p>182.279058368999</text:p>
              </table:table-cell>
              <table:table-cell office:value-type="float" office:value="0.204305920000479">
                <text:p>0.20430592000047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82.491744778">
                <text:p>182.491744778</text:p>
              </table:table-cell>
              <table:table-cell office:value-type="float" office:value="0.29729997800041">
                <text:p>0.2972999780004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82.692895194999">
                <text:p>182.692895194999</text:p>
              </table:table-cell>
              <table:table-cell office:value-type="float" office:value="0.204489382000247">
                <text:p>0.20448938200024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82.893837099">
                <text:p>182.893837099</text:p>
              </table:table-cell>
              <table:table-cell office:value-type="float" office:value="0.204549762999704">
                <text:p>0.20454976299970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83.096170448">
                <text:p>183.096170448</text:p>
              </table:table-cell>
              <table:table-cell office:value-type="float" office:value="0.204247098999986">
                <text:p>0.20424709899998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83.298298426">
                <text:p>183.298298426</text:p>
              </table:table-cell>
              <table:table-cell office:value-type="float" office:value="0.204027336999388">
                <text:p>0.20402733699938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83.501144481">
                <text:p>183.501144481</text:p>
              </table:table-cell>
              <table:table-cell office:value-type="float" office:value="0.284206950000225">
                <text:p>0.28420695000022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83.703031866">
                <text:p>183.703031866</text:p>
              </table:table-cell>
              <table:table-cell office:value-type="float" office:value="0.208979349999936">
                <text:p>0.20897934999993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83.905168884">
                <text:p>183.905168884</text:p>
              </table:table-cell>
              <table:table-cell office:value-type="float" office:value="0.204413022000153">
                <text:p>0.20441302200015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84.107401482999">
                <text:p>184.107401482999</text:p>
              </table:table-cell>
              <table:table-cell office:value-type="float" office:value="0.204448982000031">
                <text:p>0.20444898200003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84.309428809999">
                <text:p>184.309428809999</text:p>
              </table:table-cell>
              <table:table-cell office:value-type="float" office:value="0.257190023000476">
                <text:p>0.25719002300047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4.512257906">
                <text:p>184.512257906</text:p>
              </table:table-cell>
              <table:table-cell office:value-type="float" office:value="0.206693625999833">
                <text:p>0.20669362599983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4.714502444999">
                <text:p>184.714502444999</text:p>
              </table:table-cell>
              <table:table-cell office:value-type="float" office:value="0.207067660000575">
                <text:p>0.20706766000057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84.91729367">
                <text:p>184.91729367</text:p>
              </table:table-cell>
              <table:table-cell office:value-type="float" office:value="0.204645134999737">
                <text:p>0.20464513499973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85.119620731">
                <text:p>185.119620731</text:p>
              </table:table-cell>
              <table:table-cell office:value-type="float" office:value="0.204842786999507">
                <text:p>0.20484278699950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85.321551067">
                <text:p>185.321551067</text:p>
              </table:table-cell>
              <table:table-cell office:value-type="float" office:value="0.257553946999906">
                <text:p>0.25755394699990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85.523369903">
                <text:p>185.523369903</text:p>
              </table:table-cell>
              <table:table-cell office:value-type="float" office:value="0.208044222000353">
                <text:p>0.20804422200035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85.725731394">
                <text:p>185.725731394</text:p>
              </table:table-cell>
              <table:table-cell office:value-type="float" office:value="0.207756947999769">
                <text:p>0.20775694799976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85.928290847">
                <text:p>185.928290847</text:p>
              </table:table-cell>
              <table:table-cell office:value-type="float" office:value="0.204043768999327">
                <text:p>0.20404376899932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86.130366936">
                <text:p>186.130366936</text:p>
              </table:table-cell>
              <table:table-cell office:value-type="float" office:value="0.205053019999468">
                <text:p>0.20505301999946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86.334264614">
                <text:p>186.334264614</text:p>
              </table:table-cell>
              <table:table-cell office:value-type="float" office:value="0.257565408000119">
                <text:p>0.25756540800011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86.536396793">
                <text:p>186.536396793</text:p>
              </table:table-cell>
              <table:table-cell office:value-type="float" office:value="0.206933239999671">
                <text:p>0.20693323999967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86.738293599999">
                <text:p>186.738293599999</text:p>
              </table:table-cell>
              <table:table-cell office:value-type="float" office:value="0.207381375000296">
                <text:p>0.20738137500029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86.939847723">
                <text:p>186.939847723</text:p>
              </table:table-cell>
              <table:table-cell office:value-type="float" office:value="0.205168571000286">
                <text:p>0.20516857100028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87.142982374">
                <text:p>187.142982374</text:p>
              </table:table-cell>
              <table:table-cell office:value-type="float" office:value="0.205990790999749">
                <text:p>0.20599079099974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87.344363576">
                <text:p>187.344363576</text:p>
              </table:table-cell>
              <table:table-cell office:value-type="float" office:value="0.259989535000386">
                <text:p>0.25998953500038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87.546615456999">
                <text:p>187.546615456999</text:p>
              </table:table-cell>
              <table:table-cell office:value-type="float" office:value="0.206420936000541">
                <text:p>0.20642093600054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87.749465454">
                <text:p>187.749465454</text:p>
              </table:table-cell>
              <table:table-cell office:value-type="float" office:value="0.207056592999834">
                <text:p>0.20705659299983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87.951703885999">
                <text:p>187.951703885999</text:p>
              </table:table-cell>
              <table:table-cell office:value-type="float" office:value="0.20432661399991">
                <text:p>0.2043266139999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88.154314820999">
                <text:p>188.154314820999</text:p>
              </table:table-cell>
              <table:table-cell office:value-type="float" office:value="0.204193952000423">
                <text:p>0.20419395200042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88.356421631">
                <text:p>188.356421631</text:p>
              </table:table-cell>
              <table:table-cell office:value-type="float" office:value="0.256194796000273">
                <text:p>0.25619479600027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88.562359271999">
                <text:p>188.562359271999</text:p>
              </table:table-cell>
              <table:table-cell office:value-type="float" office:value="0.20907494399944">
                <text:p>0.2090749439994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88.765564013999">
                <text:p>188.765564013999</text:p>
              </table:table-cell>
              <table:table-cell office:value-type="float" office:value="0.206059891999757">
                <text:p>0.20605989199975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88.968737536">
                <text:p>188.968737536</text:p>
              </table:table-cell>
              <table:table-cell office:value-type="float" office:value="0.204389815000468">
                <text:p>0.20438981500046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89.170682515">
                <text:p>189.170682515</text:p>
              </table:table-cell>
              <table:table-cell office:value-type="float" office:value="0.205723568999929">
                <text:p>0.20572356899992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89.432678703">
                <text:p>189.432678703</text:p>
              </table:table-cell>
              <table:table-cell office:value-type="float" office:value="0.388568764999945">
                <text:p>0.38856876499994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89.634948325">
                <text:p>189.634948325</text:p>
              </table:table-cell>
              <table:table-cell office:value-type="float" office:value="0.202960779999557">
                <text:p>0.20296077999955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89.837137306999">
                <text:p>189.837137306999</text:p>
              </table:table-cell>
              <table:table-cell office:value-type="float" office:value="0.381687551999676">
                <text:p>0.38168755199967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90.039122067">
                <text:p>190.039122067</text:p>
              </table:table-cell>
              <table:table-cell office:value-type="float" office:value="0.205118603000301">
                <text:p>0.20511860300030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90.241654763">
                <text:p>190.241654763</text:p>
              </table:table-cell>
              <table:table-cell office:value-type="float" office:value="0.206438187999993">
                <text:p>0.20643818799999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90.443099296999">
                <text:p>190.443099296999</text:p>
              </table:table-cell>
              <table:table-cell office:value-type="float" office:value="0.207440698000028">
                <text:p>0.20744069800002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90.644580442">
                <text:p>190.644580442</text:p>
              </table:table-cell>
              <table:table-cell office:value-type="float" office:value="0.208561860000373">
                <text:p>0.20856186000037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90.847015095999">
                <text:p>190.847015095999</text:p>
              </table:table-cell>
              <table:table-cell office:value-type="float" office:value="0.204855930000122">
                <text:p>0.20485593000012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91.048779813999">
                <text:p>191.048779813999</text:p>
              </table:table-cell>
              <table:table-cell office:value-type="float" office:value="0.204234135000661">
                <text:p>0.20423413500066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91.250948266999">
                <text:p>191.250948266999</text:p>
              </table:table-cell>
              <table:table-cell office:value-type="float" office:value="0.204690488999404">
                <text:p>0.20469048899940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91.453027668999">
                <text:p>191.453027668999</text:p>
              </table:table-cell>
              <table:table-cell office:value-type="float" office:value="0.207106165000369">
                <text:p>0.20710616500036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91.655497074">
                <text:p>191.655497074</text:p>
              </table:table-cell>
              <table:table-cell office:value-type="float" office:value="0.205773570999554">
                <text:p>0.20577357099955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91.858470056">
                <text:p>191.858470056</text:p>
              </table:table-cell>
              <table:table-cell office:value-type="float" office:value="0.209281888999612">
                <text:p>0.20928188899961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92.060695728999">
                <text:p>192.060695728999</text:p>
              </table:table-cell>
              <table:table-cell office:value-type="float" office:value="0.204499747999762">
                <text:p>0.20449974799976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92.263139405">
                <text:p>192.263139405</text:p>
              </table:table-cell>
              <table:table-cell office:value-type="float" office:value="0.207804304000092">
                <text:p>0.20780430400009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92.464766372999">
                <text:p>192.464766372999</text:p>
              </table:table-cell>
              <table:table-cell office:value-type="float" office:value="0.207965144999434">
                <text:p>0.20796514499943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92.666596772">
                <text:p>192.666596772</text:p>
              </table:table-cell>
              <table:table-cell office:value-type="float" office:value="0.206412258000455">
                <text:p>0.20641225800045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92.868568143">
                <text:p>192.868568143</text:p>
              </table:table-cell>
              <table:table-cell office:value-type="float" office:value="0.204281134999292">
                <text:p>0.20428113499929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3.070891507999">
                <text:p>193.070891507999</text:p>
              </table:table-cell>
              <table:table-cell office:value-type="float" office:value="0.204390676999537">
                <text:p>0.20439067699953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93.273870290999">
                <text:p>193.273870290999</text:p>
              </table:table-cell>
              <table:table-cell office:value-type="float" office:value="0.208946855999784">
                <text:p>0.20894685599978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3.476816832999">
                <text:p>193.476816832999</text:p>
              </table:table-cell>
              <table:table-cell office:value-type="float" office:value="0.20536840800014">
                <text:p>0.2053684080001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93.67935451">
                <text:p>193.67935451</text:p>
              </table:table-cell>
              <table:table-cell office:value-type="float" office:value="0.209806844999548">
                <text:p>0.20980684499954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3.881366872">
                <text:p>193.881366872</text:p>
              </table:table-cell>
              <table:table-cell office:value-type="float" office:value="0.204817152000032">
                <text:p>0.20481715200003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4.083204383">
                <text:p>194.083204383</text:p>
              </table:table-cell>
              <table:table-cell office:value-type="float" office:value="0.204058624000027">
                <text:p>0.20405862400002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4.285769051">
                <text:p>194.285769051</text:p>
              </table:table-cell>
              <table:table-cell office:value-type="float" office:value="0.215054692000194">
                <text:p>0.21505469200019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94.488584913">
                <text:p>194.488584913</text:p>
              </table:table-cell>
              <table:table-cell office:value-type="float" office:value="0.207104207000157">
                <text:p>0.20710420700015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94.693690227999">
                <text:p>194.693690227999</text:p>
              </table:table-cell>
              <table:table-cell office:value-type="float" office:value="0.209528322999176">
                <text:p>0.20952832299917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94.895689260999">
                <text:p>194.895689260999</text:p>
              </table:table-cell>
              <table:table-cell office:value-type="float" office:value="0.207059985999877">
                <text:p>0.20705998599987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5.097813484999">
                <text:p>195.097813484999</text:p>
              </table:table-cell>
              <table:table-cell office:value-type="float" office:value="0.205110806000448">
                <text:p>0.20511080600044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95.300769017999">
                <text:p>195.300769017999</text:p>
              </table:table-cell>
              <table:table-cell office:value-type="float" office:value="0.221073435999642">
                <text:p>0.22107343599964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95.502291905999">
                <text:p>195.502291905999</text:p>
              </table:table-cell>
              <table:table-cell office:value-type="float" office:value="0.207101797999712">
                <text:p>0.20710179799971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5.703875515">
                <text:p>195.703875515</text:p>
              </table:table-cell>
              <table:table-cell office:value-type="float" office:value="0.207745064000846">
                <text:p>0.20774506400084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95.906391213">
                <text:p>195.906391213</text:p>
              </table:table-cell>
              <table:table-cell office:value-type="float" office:value="0.204113215000689">
                <text:p>0.20411321500068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96.107660709">
                <text:p>196.107660709</text:p>
              </table:table-cell>
              <table:table-cell office:value-type="float" office:value="0.204361838000295">
                <text:p>0.20436183800029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96.309615212">
                <text:p>196.309615212</text:p>
              </table:table-cell>
              <table:table-cell office:value-type="float" office:value="0.222850726000615">
                <text:p>0.22285072600061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96.512350774">
                <text:p>196.512350774</text:p>
              </table:table-cell>
              <table:table-cell office:value-type="float" office:value="0.206782625000415">
                <text:p>0.20678262500041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96.715605261">
                <text:p>196.715605261</text:p>
              </table:table-cell>
              <table:table-cell office:value-type="float" office:value="0.221091277999221">
                <text:p>0.22109127799922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96.917921228">
                <text:p>196.917921228</text:p>
              </table:table-cell>
              <table:table-cell office:value-type="float" office:value="0.206492682000317">
                <text:p>0.20649268200031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97.119694519">
                <text:p>197.119694519</text:p>
              </table:table-cell>
              <table:table-cell office:value-type="float" office:value="0.204198727000403">
                <text:p>0.20419872700040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97.321619482999">
                <text:p>197.321619482999</text:p>
              </table:table-cell>
              <table:table-cell office:value-type="float" office:value="0.208202529999653">
                <text:p>0.20820252999965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7.527308276">
                <text:p>197.527308276</text:p>
              </table:table-cell>
              <table:table-cell office:value-type="float" office:value="0.218075716000385">
                <text:p>0.21807571600038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97.73025567">
                <text:p>197.73025567</text:p>
              </table:table-cell>
              <table:table-cell office:value-type="float" office:value="0.205422959999851">
                <text:p>0.20542295999985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97.93281393">
                <text:p>197.93281393</text:p>
              </table:table-cell>
              <table:table-cell office:value-type="float" office:value="0.205385700000079">
                <text:p>0.20538570000007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98.135356891">
                <text:p>198.135356891</text:p>
              </table:table-cell>
              <table:table-cell office:value-type="float" office:value="0.205983457000002">
                <text:p>0.20598345700000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98.337992582">
                <text:p>198.337992582</text:p>
              </table:table-cell>
              <table:table-cell office:value-type="float" office:value="0.266584404000241">
                <text:p>0.26658440400024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98.540401922">
                <text:p>198.540401922</text:p>
              </table:table-cell>
              <table:table-cell office:value-type="float" office:value="0.20750990400029">
                <text:p>0.2075099040002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98.742414476999">
                <text:p>198.742414476999</text:p>
              </table:table-cell>
              <table:table-cell office:value-type="float" office:value="0.208690116000071">
                <text:p>0.20869011600007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98.943998047">
                <text:p>198.943998047</text:p>
              </table:table-cell>
              <table:table-cell office:value-type="float" office:value="0.205952126999364">
                <text:p>0.20595212699936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99.146242674999">
                <text:p>199.146242674999</text:p>
              </table:table-cell>
              <table:table-cell office:value-type="float" office:value="0.204094457000792">
                <text:p>0.20409445700079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9.347532422">
                <text:p>199.347532422</text:p>
              </table:table-cell>
              <table:table-cell office:value-type="float" office:value="0.264022436999767">
                <text:p>0.26402243699976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99.550246694999">
                <text:p>199.550246694999</text:p>
              </table:table-cell>
              <table:table-cell office:value-type="float" office:value="0.209579975999986">
                <text:p>0.20957997599998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99.753302841999">
                <text:p>199.753302841999</text:p>
              </table:table-cell>
              <table:table-cell office:value-type="float" office:value="0.209924880000472">
                <text:p>0.20992488000047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99.955675341">
                <text:p>199.955675341</text:p>
              </table:table-cell>
              <table:table-cell office:value-type="float" office:value="0.204289509999398">
                <text:p>0.20428950999939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00.158815879">
                <text:p>200.158815879</text:p>
              </table:table-cell>
              <table:table-cell office:value-type="float" office:value="0.204795835000368">
                <text:p>0.20479583500036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00.360208509">
                <text:p>200.360208509</text:p>
              </table:table-cell>
              <table:table-cell office:value-type="float" office:value="0.270671168000263">
                <text:p>0.27067116800026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00.562485386999">
                <text:p>200.562485386999</text:p>
              </table:table-cell>
              <table:table-cell office:value-type="float" office:value="0.207462184000178">
                <text:p>0.20746218400017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00.764617475">
                <text:p>200.764617475</text:p>
              </table:table-cell>
              <table:table-cell office:value-type="float" office:value="0.206912218999605">
                <text:p>0.20691221899960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00.967230857">
                <text:p>200.967230857</text:p>
              </table:table-cell>
              <table:table-cell office:value-type="float" office:value="0.204535922999639">
                <text:p>0.20453592299963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01.169260834">
                <text:p>201.169260834</text:p>
              </table:table-cell>
              <table:table-cell office:value-type="float" office:value="0.205223250999552">
                <text:p>0.20522325099955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01.371937078">
                <text:p>201.371937078</text:p>
              </table:table-cell>
              <table:table-cell office:value-type="float" office:value="0.265916237999591">
                <text:p>0.26591623799959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01.574037155">
                <text:p>201.574037155</text:p>
              </table:table-cell>
              <table:table-cell office:value-type="float" office:value="0.207470545000433">
                <text:p>0.20747054500043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01.776357825">
                <text:p>201.776357825</text:p>
              </table:table-cell>
              <table:table-cell office:value-type="float" office:value="0.206634016000862">
                <text:p>0.20663401600086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01.978357450999">
                <text:p>201.978357450999</text:p>
              </table:table-cell>
              <table:table-cell office:value-type="float" office:value="0.205094949999875">
                <text:p>0.20509494999987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02.180685222">
                <text:p>202.180685222</text:p>
              </table:table-cell>
              <table:table-cell office:value-type="float" office:value="0.204268170999967">
                <text:p>0.20426817099996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02.383116663999">
                <text:p>202.383116663999</text:p>
              </table:table-cell>
              <table:table-cell office:value-type="float" office:value="0.269157703999554">
                <text:p>0.26915770399955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02.585631645999">
                <text:p>202.585631645999</text:p>
              </table:table-cell>
              <table:table-cell office:value-type="float" office:value="0.207115600999714">
                <text:p>0.20711560099971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02.788611604">
                <text:p>202.788611604</text:p>
              </table:table-cell>
              <table:table-cell office:value-type="float" office:value="0.21076967099998">
                <text:p>0.2107696709999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02.990286347">
                <text:p>202.990286347</text:p>
              </table:table-cell>
              <table:table-cell office:value-type="float" office:value="0.204861397000059">
                <text:p>0.20486139700005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03.192492827">
                <text:p>203.192492827</text:p>
              </table:table-cell>
              <table:table-cell office:value-type="float" office:value="0.206097491000037">
                <text:p>0.20609749100003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03.394749127">
                <text:p>203.394749127</text:p>
              </table:table-cell>
              <table:table-cell office:value-type="float" office:value="0.269225535999794">
                <text:p>0.269225535999794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03.596621143">
                <text:p>203.596621143</text:p>
              </table:table-cell>
              <table:table-cell office:value-type="float" office:value="0.204065269000239">
                <text:p>0.20406526900023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03.799596680999">
                <text:p>203.799596680999</text:p>
              </table:table-cell>
              <table:table-cell office:value-type="float" office:value="0.208120753000003">
                <text:p>0.208120753000003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04.00266057">
                <text:p>204.00266057</text:p>
              </table:table-cell>
              <table:table-cell office:value-type="float" office:value="0.204634674999397">
                <text:p>0.20463467499939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04.204255963999">
                <text:p>204.204255963999</text:p>
              </table:table-cell>
              <table:table-cell office:value-type="float" office:value="0.206379403999563">
                <text:p>0.20637940399956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04.406373563999">
                <text:p>204.406373563999</text:p>
              </table:table-cell>
              <table:table-cell office:value-type="float" office:value="0.274721024999963">
                <text:p>0.27472102499996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04.608116019">
                <text:p>204.608116019</text:p>
              </table:table-cell>
              <table:table-cell office:value-type="float" office:value="0.207541416999447">
                <text:p>0.207541416999447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04.810220498">
                <text:p>204.810220498</text:p>
              </table:table-cell>
              <table:table-cell office:value-type="float" office:value="0.206895301000259">
                <text:p>0.20689530100025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05.015060207">
                <text:p>205.015060207</text:p>
              </table:table-cell>
              <table:table-cell office:value-type="float" office:value="0.204568854999707">
                <text:p>0.20456885499970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05.217883794">
                <text:p>205.217883794</text:p>
              </table:table-cell>
              <table:table-cell office:value-type="float" office:value="0.204847048999909">
                <text:p>0.204847048999909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05.43369001">
                <text:p>205.43369001</text:p>
              </table:table-cell>
              <table:table-cell office:value-type="float" office:value="0.374234118999993">
                <text:p>0.37423411899999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05.636419867">
                <text:p>205.636419867</text:p>
              </table:table-cell>
              <table:table-cell office:value-type="float" office:value="0.286636892999923">
                <text:p>0.28663689299992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05.838649408">
                <text:p>205.838649408</text:p>
              </table:table-cell>
              <table:table-cell office:value-type="float" office:value="0.36792984100066">
                <text:p>0.3679298410006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06.041336304">
                <text:p>206.041336304</text:p>
              </table:table-cell>
              <table:table-cell office:value-type="float" office:value="0.20455514600053">
                <text:p>0.2045551460005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06.244067801">
                <text:p>206.244067801</text:p>
              </table:table-cell>
              <table:table-cell office:value-type="float" office:value="0.206512497000404">
                <text:p>0.206512497000404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06.445958978999">
                <text:p>206.445958978999</text:p>
              </table:table-cell>
              <table:table-cell office:value-type="float" office:value="0.207471508000708">
                <text:p>0.20747150800070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06.649478505">
                <text:p>206.649478505</text:p>
              </table:table-cell>
              <table:table-cell office:value-type="float" office:value="0.207481617999292">
                <text:p>0.20748161799929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06.851358313">
                <text:p>206.851358313</text:p>
              </table:table-cell>
              <table:table-cell office:value-type="float" office:value="0.204413475000365">
                <text:p>0.20441347500036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07.054047559">
                <text:p>207.054047559</text:p>
              </table:table-cell>
              <table:table-cell office:value-type="float" office:value="0.204238373999942">
                <text:p>0.20423837399994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07.256541405">
                <text:p>207.256541405</text:p>
              </table:table-cell>
              <table:table-cell office:value-type="float" office:value="0.204251004000071">
                <text:p>0.20425100400007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07.458243331">
                <text:p>207.458243331</text:p>
              </table:table-cell>
              <table:table-cell office:value-type="float" office:value="0.209885604000192">
                <text:p>0.20988560400019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07.66014992">
                <text:p>207.66014992</text:p>
              </table:table-cell>
              <table:table-cell office:value-type="float" office:value="0.205961253000169">
                <text:p>0.20596125300016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07.863017109">
                <text:p>207.863017109</text:p>
              </table:table-cell>
              <table:table-cell office:value-type="float" office:value="0.206645399999616">
                <text:p>0.20664539999961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08.064703755999">
                <text:p>208.064703755999</text:p>
              </table:table-cell>
              <table:table-cell office:value-type="float" office:value="0.204216673999326">
                <text:p>0.20421667399932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08.267067379999">
                <text:p>208.267067379999</text:p>
              </table:table-cell>
              <table:table-cell office:value-type="float" office:value="0.204243313999541">
                <text:p>0.20424331399954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08.469677077">
                <text:p>208.469677077</text:p>
              </table:table-cell>
              <table:table-cell office:value-type="float" office:value="0.210573741999724">
                <text:p>0.21057374199972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08.671622096">
                <text:p>208.671622096</text:p>
              </table:table-cell>
              <table:table-cell office:value-type="float" office:value="0.206040474000474">
                <text:p>0.20604047400047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08.874391505">
                <text:p>208.874391505</text:p>
              </table:table-cell>
              <table:table-cell office:value-type="float" office:value="0.204528048000611">
                <text:p>0.20452804800061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09.078107253999">
                <text:p>209.078107253999</text:p>
              </table:table-cell>
              <table:table-cell office:value-type="float" office:value="0.204376626000339">
                <text:p>0.20437662600033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09.279777340999">
                <text:p>209.279777340999</text:p>
              </table:table-cell>
              <table:table-cell office:value-type="float" office:value="0.204181203999724">
                <text:p>0.204181203999724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09.481824193">
                <text:p>209.481824193</text:p>
              </table:table-cell>
              <table:table-cell office:value-type="float" office:value="0.209943586000009">
                <text:p>0.20994358600000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09.683544230999">
                <text:p>209.683544230999</text:p>
              </table:table-cell>
              <table:table-cell office:value-type="float" office:value="0.20960099199965">
                <text:p>0.2096009919996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09.884848744">
                <text:p>209.884848744</text:p>
              </table:table-cell>
              <table:table-cell office:value-type="float" office:value="0.204483688000437">
                <text:p>0.20448368800043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10.086988206999">
                <text:p>210.086988206999</text:p>
              </table:table-cell>
              <table:table-cell office:value-type="float" office:value="0.204930842000067">
                <text:p>0.20493084200006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10.289986369">
                <text:p>210.289986369</text:p>
              </table:table-cell>
              <table:table-cell office:value-type="float" office:value="0.206054574999143">
                <text:p>0.206054574999143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10.491286083">
                <text:p>210.491286083</text:p>
              </table:table-cell>
              <table:table-cell office:value-type="float" office:value="0.210613874000046">
                <text:p>0.210613874000046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10.706354344">
                <text:p>210.706354344</text:p>
              </table:table-cell>
              <table:table-cell office:value-type="float" office:value="0.224586883000484">
                <text:p>0.22458688300048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10.908176313999">
                <text:p>210.908176313999</text:p>
              </table:table-cell>
              <table:table-cell office:value-type="float" office:value="0.206648691000737">
                <text:p>0.20664869100073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11.110526488999">
                <text:p>211.110526488999</text:p>
              </table:table-cell>
              <table:table-cell office:value-type="float" office:value="0.20421303600051">
                <text:p>0.2042130360005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11.312034516">
                <text:p>211.312034516</text:p>
              </table:table-cell>
              <table:table-cell office:value-type="float" office:value="0.241195612000411">
                <text:p>0.24119561200041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11.514036608">
                <text:p>211.514036608</text:p>
              </table:table-cell>
              <table:table-cell office:value-type="float" office:value="0.221094376999645">
                <text:p>0.22109437699964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11.716369283">
                <text:p>211.716369283</text:p>
              </table:table-cell>
              <table:table-cell office:value-type="float" office:value="0.206817723999848">
                <text:p>0.20681772399984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11.918690269">
                <text:p>211.918690269</text:p>
              </table:table-cell>
              <table:table-cell office:value-type="float" office:value="0.204707930999575">
                <text:p>0.20470793099957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12.127410173">
                <text:p>212.127410173</text:p>
              </table:table-cell>
              <table:table-cell office:value-type="float" office:value="0.205249298000126">
                <text:p>0.20524929800012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12.3288563">
                <text:p>212.3288563</text:p>
              </table:table-cell>
              <table:table-cell office:value-type="float" office:value="0.259266175999983">
                <text:p>0.259266175999983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12.531649651">
                <text:p>212.531649651</text:p>
              </table:table-cell>
              <table:table-cell office:value-type="float" office:value="0.209305640999446">
                <text:p>0.209305640999446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12.734694684999">
                <text:p>212.734694684999</text:p>
              </table:table-cell>
              <table:table-cell office:value-type="float" office:value="0.207360589999553">
                <text:p>0.207360589999553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12.937135372">
                <text:p>212.937135372</text:p>
              </table:table-cell>
              <table:table-cell office:value-type="float" office:value="0.209358252000129">
                <text:p>0.20935825200012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13.139008913">
                <text:p>213.139008913</text:p>
              </table:table-cell>
              <table:table-cell office:value-type="float" office:value="0.204565001000447">
                <text:p>0.204565001000447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13.340168117999">
                <text:p>213.340168117999</text:p>
              </table:table-cell>
              <table:table-cell office:value-type="float" office:value="0.256303193999884">
                <text:p>0.25630319399988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13.541322712">
                <text:p>213.541322712</text:p>
              </table:table-cell>
              <table:table-cell office:value-type="float" office:value="0.206957356999737">
                <text:p>0.206957356999737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13.742682568">
                <text:p>213.742682568</text:p>
              </table:table-cell>
              <table:table-cell office:value-type="float" office:value="0.206590772000709">
                <text:p>0.206590772000709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13.945615080999">
                <text:p>213.945615080999</text:p>
              </table:table-cell>
              <table:table-cell office:value-type="float" office:value="0.204481540000415">
                <text:p>0.20448154000041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14.146897756999">
                <text:p>214.146897756999</text:p>
              </table:table-cell>
              <table:table-cell office:value-type="float" office:value="0.2051428270006">
                <text:p>0.205142827000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14.348309264">
                <text:p>214.348309264</text:p>
              </table:table-cell>
              <table:table-cell office:value-type="float" office:value="0.25629240499984">
                <text:p>0.25629240499984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14.551160997">
                <text:p>214.551160997</text:p>
              </table:table-cell>
              <table:table-cell office:value-type="float" office:value="0.206859666000128">
                <text:p>0.20685966600012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14.753283462">
                <text:p>214.753283462</text:p>
              </table:table-cell>
              <table:table-cell office:value-type="float" office:value="0.207083678000345">
                <text:p>0.20708367800034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14.955906581999">
                <text:p>214.955906581999</text:p>
              </table:table-cell>
              <table:table-cell office:value-type="float" office:value="0.204664292000416">
                <text:p>0.20466429200041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15.158576663">
                <text:p>215.158576663</text:p>
              </table:table-cell>
              <table:table-cell office:value-type="float" office:value="0.204374709000149">
                <text:p>0.20437470900014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15.360427426">
                <text:p>215.360427426</text:p>
              </table:table-cell>
              <table:table-cell office:value-type="float" office:value="0.258715832000235">
                <text:p>0.25871583200023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15.562827084">
                <text:p>215.562827084</text:p>
              </table:table-cell>
              <table:table-cell office:value-type="float" office:value="0.206647974000589">
                <text:p>0.206647974000589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15.764890299">
                <text:p>215.764890299</text:p>
              </table:table-cell>
              <table:table-cell office:value-type="float" office:value="0.20714395899995">
                <text:p>0.2071439589999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15.967409049">
                <text:p>215.967409049</text:p>
              </table:table-cell>
              <table:table-cell office:value-type="float" office:value="0.206596273999821">
                <text:p>0.20659627399982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16.169577865">
                <text:p>216.169577865</text:p>
              </table:table-cell>
              <table:table-cell office:value-type="float" office:value="0.204444740999861">
                <text:p>0.20444474099986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16.371147805">
                <text:p>216.371147805</text:p>
              </table:table-cell>
              <table:table-cell office:value-type="float" office:value="0.257046274000459">
                <text:p>0.257046274000459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16.572769566">
                <text:p>216.572769566</text:p>
              </table:table-cell>
              <table:table-cell office:value-type="float" office:value="0.206485072999385">
                <text:p>0.20648507299938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16.773997912999">
                <text:p>216.773997912999</text:p>
              </table:table-cell>
              <table:table-cell office:value-type="float" office:value="0.206847487000232">
                <text:p>0.20684748700023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16.975535142">
                <text:p>216.975535142</text:p>
              </table:table-cell>
              <table:table-cell office:value-type="float" office:value="0.204867594999996">
                <text:p>0.20486759499999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17.178439566999">
                <text:p>217.178439566999</text:p>
              </table:table-cell>
              <table:table-cell office:value-type="float" office:value="0.204905155999768">
                <text:p>0.204905155999768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17.383954">
                <text:p>217.383954</text:p>
              </table:table-cell>
              <table:table-cell office:value-type="float" office:value="0.256452437999542">
                <text:p>0.25645243799954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17.585219498">
                <text:p>217.585219498</text:p>
              </table:table-cell>
              <table:table-cell office:value-type="float" office:value="0.209183802000553">
                <text:p>0.209183802000553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17.787656617999">
                <text:p>217.787656617999</text:p>
              </table:table-cell>
              <table:table-cell office:value-type="float" office:value="0.206763406999926">
                <text:p>0.206763406999926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17.989019306">
                <text:p>217.989019306</text:p>
              </table:table-cell>
              <table:table-cell office:value-type="float" office:value="0.205384310999762">
                <text:p>0.205384310999762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18.189980481">
                <text:p>218.189980481</text:p>
              </table:table-cell>
              <table:table-cell office:value-type="float" office:value="0.206246550999822">
                <text:p>0.20624655099982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18.392482042">
                <text:p>218.392482042</text:p>
              </table:table-cell>
              <table:table-cell office:value-type="float" office:value="0.258807684999738">
                <text:p>0.25880768499973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18.594422317">
                <text:p>218.594422317</text:p>
              </table:table-cell>
              <table:table-cell office:value-type="float" office:value="0.20686263799962">
                <text:p>0.2068626379996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18.795683134999">
                <text:p>218.795683134999</text:p>
              </table:table-cell>
              <table:table-cell office:value-type="float" office:value="0.208758298000248">
                <text:p>0.208758298000248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18.997917582999">
                <text:p>218.997917582999</text:p>
              </table:table-cell>
              <table:table-cell office:value-type="float" office:value="0.208600586000102">
                <text:p>0.20860058600010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19.200344723999">
                <text:p>219.200344723999</text:p>
              </table:table-cell>
              <table:table-cell office:value-type="float" office:value="0.205722516000606">
                <text:p>0.205722516000606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19.402389851">
                <text:p>219.402389851</text:p>
              </table:table-cell>
              <table:table-cell office:value-type="float" office:value="0.25895492699965">
                <text:p>0.2589549269996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19.604048493999">
                <text:p>219.604048493999</text:p>
              </table:table-cell>
              <table:table-cell office:value-type="float" office:value="0.206611686000542">
                <text:p>0.20661168600054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19.806694197">
                <text:p>219.806694197</text:p>
              </table:table-cell>
              <table:table-cell office:value-type="float" office:value="0.206676136000169">
                <text:p>0.20667613600016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20.008872765">
                <text:p>220.008872765</text:p>
              </table:table-cell>
              <table:table-cell office:value-type="float" office:value="0.204654545000267">
                <text:p>0.204654545000267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20.211242916">
                <text:p>220.211242916</text:p>
              </table:table-cell>
              <table:table-cell office:value-type="float" office:value="0.205300272999921">
                <text:p>0.20530027299992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20.413018621">
                <text:p>220.413018621</text:p>
              </table:table-cell>
              <table:table-cell office:value-type="float" office:value="0.20803344199976">
                <text:p>0.20803344199976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20.614969906999">
                <text:p>220.614969906999</text:p>
              </table:table-cell>
              <table:table-cell office:value-type="float" office:value="0.21028013599971">
                <text:p>0.2102801359997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20.817283896999">
                <text:p>220.817283896999</text:p>
              </table:table-cell>
              <table:table-cell office:value-type="float" office:value="0.20496521899986">
                <text:p>0.20496521899986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21.019861309999">
                <text:p>221.019861309999</text:p>
              </table:table-cell>
              <table:table-cell office:value-type="float" office:value="0.20650197499981">
                <text:p>0.2065019749998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21.22301431">
                <text:p>221.22301431</text:p>
              </table:table-cell>
              <table:table-cell office:value-type="float" office:value="0.204461843999525">
                <text:p>0.20446184399952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21.424983647">
                <text:p>221.424983647</text:p>
              </table:table-cell>
              <table:table-cell office:value-type="float" office:value="0.208556227999907">
                <text:p>0.20855622799990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21.626378968">
                <text:p>221.626378968</text:p>
              </table:table-cell>
              <table:table-cell office:value-type="float" office:value="0.206915439999648">
                <text:p>0.206915439999648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21.827478216">
                <text:p>221.827478216</text:p>
              </table:table-cell>
              <table:table-cell office:value-type="float" office:value="0.204040980000173">
                <text:p>0.204040980000173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22.029214251">
                <text:p>222.029214251</text:p>
              </table:table-cell>
              <table:table-cell office:value-type="float" office:value="0.203729545999522">
                <text:p>0.20372954599952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22.231852684999">
                <text:p>222.231852684999</text:p>
              </table:table-cell>
              <table:table-cell office:value-type="float" office:value="0.204095149999375">
                <text:p>0.20409514999937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22.433854073">
                <text:p>222.433854073</text:p>
              </table:table-cell>
              <table:table-cell office:value-type="float" office:value="0.215224509999644">
                <text:p>0.21522450999964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22.635831551">
                <text:p>222.635831551</text:p>
              </table:table-cell>
              <table:table-cell office:value-type="float" office:value="0.206651407999743">
                <text:p>0.20665140799974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22.838144832">
                <text:p>222.838144832</text:p>
              </table:table-cell>
              <table:table-cell office:value-type="float" office:value="0.204805997999756">
                <text:p>0.204805997999756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23.040289912">
                <text:p>223.040289912</text:p>
              </table:table-cell>
              <table:table-cell office:value-type="float" office:value="0.204180121999343">
                <text:p>0.204180121999343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23.242623333999">
                <text:p>223.242623333999</text:p>
              </table:table-cell>
              <table:table-cell office:value-type="float" office:value="0.204468305000773">
                <text:p>0.204468305000773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23.488823877">
                <text:p>223.488823877</text:p>
              </table:table-cell>
              <table:table-cell office:value-type="float" office:value="0.44569481399958">
                <text:p>0.44569481399958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23.690584782999">
                <text:p>223.690584782999</text:p>
              </table:table-cell>
              <table:table-cell office:value-type="float" office:value="0.257999299999938">
                <text:p>0.257999299999938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23.892607162">
                <text:p>223.892607162</text:p>
              </table:table-cell>
              <table:table-cell office:value-type="float" office:value="0.378336431999742">
                <text:p>0.378336431999742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24.094352497999">
                <text:p>224.094352497999</text:p>
              </table:table-cell>
              <table:table-cell office:value-type="float" office:value="0.2047748089999">
                <text:p>0.2047748089999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24.295984902999">
                <text:p>224.295984902999</text:p>
              </table:table-cell>
              <table:table-cell office:value-type="float" office:value="0.204734388000361">
                <text:p>0.20473438800036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24.498659559">
                <text:p>224.498659559</text:p>
              </table:table-cell>
              <table:table-cell office:value-type="float" office:value="0.206410535999567">
                <text:p>0.206410535999567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24.700738498999">
                <text:p>224.700738498999</text:p>
              </table:table-cell>
              <table:table-cell office:value-type="float" office:value="0.207240674999412">
                <text:p>0.20724067499941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24.903173002999">
                <text:p>224.903173002999</text:p>
              </table:table-cell>
              <table:table-cell office:value-type="float" office:value="0.204198742999324">
                <text:p>0.204198742999324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25.105557985999">
                <text:p>225.105557985999</text:p>
              </table:table-cell>
              <table:table-cell office:value-type="float" office:value="0.204050950999772">
                <text:p>0.20405095099977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25.307447745">
                <text:p>225.307447745</text:p>
              </table:table-cell>
              <table:table-cell office:value-type="float" office:value="0.216961090000041">
                <text:p>0.216961090000041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25.514891283">
                <text:p>225.514891283</text:p>
              </table:table-cell>
              <table:table-cell office:value-type="float" office:value="0.237300638999841">
                <text:p>0.23730063899984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25.716832241999">
                <text:p>225.716832241999</text:p>
              </table:table-cell>
              <table:table-cell office:value-type="float" office:value="0.20671522000066">
                <text:p>0.2067152200006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25.91962824">
                <text:p>225.91962824</text:p>
              </table:table-cell>
              <table:table-cell office:value-type="float" office:value="0.204150952000418">
                <text:p>0.20415095200041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26.121829301999">
                <text:p>226.121829301999</text:p>
              </table:table-cell>
              <table:table-cell office:value-type="float" office:value="0.206182623999666">
                <text:p>0.206182623999666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26.323257315999">
                <text:p>226.323257315999</text:p>
              </table:table-cell>
              <table:table-cell office:value-type="float" office:value="0.258764239999437">
                <text:p>0.25876423999943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26.525592769">
                <text:p>226.525592769</text:p>
              </table:table-cell>
              <table:table-cell office:value-type="float" office:value="0.209953205000602">
                <text:p>0.20995320500060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26.728014593999">
                <text:p>226.728014593999</text:p>
              </table:table-cell>
              <table:table-cell office:value-type="float" office:value="0.209493270999701">
                <text:p>0.20949327099970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26.930178356">
                <text:p>226.930178356</text:p>
              </table:table-cell>
              <table:table-cell office:value-type="float" office:value="0.206507398999747">
                <text:p>0.206507398999747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27.132953675">
                <text:p>227.132953675</text:p>
              </table:table-cell>
              <table:table-cell office:value-type="float" office:value="0.20422117399994">
                <text:p>0.20422117399994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27.33449064">
                <text:p>227.33449064</text:p>
              </table:table-cell>
              <table:table-cell office:value-type="float" office:value="0.259567969000273">
                <text:p>0.259567969000273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27.536727604">
                <text:p>227.536727604</text:p>
              </table:table-cell>
              <table:table-cell office:value-type="float" office:value="0.209680603000379">
                <text:p>0.209680603000379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27.737911755">
                <text:p>227.737911755</text:p>
              </table:table-cell>
              <table:table-cell office:value-type="float" office:value="0.212033327999961">
                <text:p>0.21203332799996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27.939965817">
                <text:p>227.939965817</text:p>
              </table:table-cell>
              <table:table-cell office:value-type="float" office:value="0.204305405000014">
                <text:p>0.20430540500001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28.141865076">
                <text:p>228.141865076</text:p>
              </table:table-cell>
              <table:table-cell office:value-type="float" office:value="0.206196045999604">
                <text:p>0.206196045999604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28.343455892999">
                <text:p>228.343455892999</text:p>
              </table:table-cell>
              <table:table-cell office:value-type="float" office:value="0.260488490000171">
                <text:p>0.26048849000017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28.544267312">
                <text:p>228.544267312</text:p>
              </table:table-cell>
              <table:table-cell office:value-type="float" office:value="0.207163056999889">
                <text:p>0.207163056999889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28.746333663999">
                <text:p>228.746333663999</text:p>
              </table:table-cell>
              <table:table-cell office:value-type="float" office:value="0.207546920999448">
                <text:p>0.207546920999448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28.948142193">
                <text:p>228.948142193</text:p>
              </table:table-cell>
              <table:table-cell office:value-type="float" office:value="0.206773951999821">
                <text:p>0.20677395199982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29.149946101999">
                <text:p>229.149946101999</text:p>
              </table:table-cell>
              <table:table-cell office:value-type="float" office:value="0.207035575999726">
                <text:p>0.207035575999726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29.352175106">
                <text:p>229.352175106</text:p>
              </table:table-cell>
              <table:table-cell office:value-type="float" office:value="0.259656450999501">
                <text:p>0.25965645099950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29.554459581">
                <text:p>229.554459581</text:p>
              </table:table-cell>
              <table:table-cell office:value-type="float" office:value="0.206972935000522">
                <text:p>0.20697293500052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29.756756266">
                <text:p>229.756756266</text:p>
              </table:table-cell>
              <table:table-cell office:value-type="float" office:value="0.208786493999469">
                <text:p>0.20878649399946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29.959337924">
                <text:p>229.959337924</text:p>
              </table:table-cell>
              <table:table-cell office:value-type="float" office:value="0.204471617999843">
                <text:p>0.20447161799984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30.161476816999">
                <text:p>230.161476816999</text:p>
              </table:table-cell>
              <table:table-cell office:value-type="float" office:value="0.204151695000292">
                <text:p>0.20415169500029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30.363049895">
                <text:p>230.363049895</text:p>
              </table:table-cell>
              <table:table-cell office:value-type="float" office:value="0.257767201999741">
                <text:p>0.25776720199974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30.564562132">
                <text:p>230.564562132</text:p>
              </table:table-cell>
              <table:table-cell office:value-type="float" office:value="0.216700631000094">
                <text:p>0.216700631000094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30.766874438">
                <text:p>230.766874438</text:p>
              </table:table-cell>
              <table:table-cell office:value-type="float" office:value="0.206827643999532">
                <text:p>0.20682764399953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30.97167723">
                <text:p>230.97167723</text:p>
              </table:table-cell>
              <table:table-cell office:value-type="float" office:value="0.206472710000526">
                <text:p>0.20647271000052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31.173557110999">
                <text:p>231.173557110999</text:p>
              </table:table-cell>
              <table:table-cell office:value-type="float" office:value="0.208446612000444">
                <text:p>0.20844661200044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31.375674454999">
                <text:p>231.375674454999</text:p>
              </table:table-cell>
              <table:table-cell office:value-type="float" office:value="0.25275395799963">
                <text:p>0.25275395799963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31.586222149999">
                <text:p>231.586222149999</text:p>
              </table:table-cell>
              <table:table-cell office:value-type="float" office:value="0.206546641000386">
                <text:p>0.206546641000386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31.788570506999">
                <text:p>231.788570506999</text:p>
              </table:table-cell>
              <table:table-cell office:value-type="float" office:value="0.205442980000043">
                <text:p>0.20544298000004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31.990886742999">
                <text:p>231.990886742999</text:p>
              </table:table-cell>
              <table:table-cell office:value-type="float" office:value="0.213913200999741">
                <text:p>0.21391320099974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32.192670013999">
                <text:p>232.192670013999</text:p>
              </table:table-cell>
              <table:table-cell office:value-type="float" office:value="0.206181478000872">
                <text:p>0.20618147800087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32.394608715999">
                <text:p>232.394608715999</text:p>
              </table:table-cell>
              <table:table-cell office:value-type="float" office:value="0.259322210000391">
                <text:p>0.259322210000391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32.596696711">
                <text:p>232.596696711</text:p>
              </table:table-cell>
              <table:table-cell office:value-type="float" office:value="0.206922545999987">
                <text:p>0.20692254599998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32.798205718999">
                <text:p>232.798205718999</text:p>
              </table:table-cell>
              <table:table-cell office:value-type="float" office:value="0.212927020999814">
                <text:p>0.21292702099981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33.002042411999">
                <text:p>233.002042411999</text:p>
              </table:table-cell>
              <table:table-cell office:value-type="float" office:value="0.204708252000273">
                <text:p>0.204708252000273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33.203804082999">
                <text:p>233.203804082999</text:p>
              </table:table-cell>
              <table:table-cell office:value-type="float" office:value="0.204742033000002">
                <text:p>0.20474203300000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33.406063969">
                <text:p>233.406063969</text:p>
              </table:table-cell>
              <table:table-cell office:value-type="float" office:value="0.208946968999953">
                <text:p>0.208946968999953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33.607384436">
                <text:p>233.607384436</text:p>
              </table:table-cell>
              <table:table-cell office:value-type="float" office:value="0.206210729999839">
                <text:p>0.20621072999983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33.809944246">
                <text:p>233.809944246</text:p>
              </table:table-cell>
              <table:table-cell office:value-type="float" office:value="0.20455383099943">
                <text:p>0.20455383099943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34.014188134">
                <text:p>234.014188134</text:p>
              </table:table-cell>
              <table:table-cell office:value-type="float" office:value="0.205832014999942">
                <text:p>0.205832014999942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34.217541673">
                <text:p>234.217541673</text:p>
              </table:table-cell>
              <table:table-cell office:value-type="float" office:value="0.206952427000033">
                <text:p>0.20695242700003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34.420219283999">
                <text:p>234.420219283999</text:p>
              </table:table-cell>
              <table:table-cell office:value-type="float" office:value="0.297207599000103">
                <text:p>0.29720759900010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34.622175117999">
                <text:p>234.622175117999</text:p>
              </table:table-cell>
              <table:table-cell office:value-type="float" office:value="0.206423992000055">
                <text:p>0.20642399200005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34.823859628999">
                <text:p>234.823859628999</text:p>
              </table:table-cell>
              <table:table-cell office:value-type="float" office:value="0.204237919000661">
                <text:p>0.20423791900066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35.026377429">
                <text:p>235.026377429</text:p>
              </table:table-cell>
              <table:table-cell office:value-type="float" office:value="0.204303878999781">
                <text:p>0.20430387899978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35.229268632999">
                <text:p>235.229268632999</text:p>
              </table:table-cell>
              <table:table-cell office:value-type="float" office:value="0.204480960999717">
                <text:p>0.204480960999717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35.431081256">
                <text:p>235.431081256</text:p>
              </table:table-cell>
              <table:table-cell office:value-type="float" office:value="0.209808939000141">
                <text:p>0.20980893900014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35.63387375">
                <text:p>235.63387375</text:p>
              </table:table-cell>
              <table:table-cell office:value-type="float" office:value="0.237258243999349">
                <text:p>0.237258243999349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35.838079538">
                <text:p>235.838079538</text:p>
              </table:table-cell>
              <table:table-cell office:value-type="float" office:value="0.267593030999706">
                <text:p>0.267593030999706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36.039874450999">
                <text:p>236.039874450999</text:p>
              </table:table-cell>
              <table:table-cell office:value-type="float" office:value="0.204646383000181">
                <text:p>0.20464638300018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36.242517602999">
                <text:p>236.242517602999</text:p>
              </table:table-cell>
              <table:table-cell office:value-type="float" office:value="0.203465720999702">
                <text:p>0.203465720999702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36.445195916">
                <text:p>236.445195916</text:p>
              </table:table-cell>
              <table:table-cell office:value-type="float" office:value="0.280240648000472">
                <text:p>0.280240648000472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36.646700355999">
                <text:p>236.646700355999</text:p>
              </table:table-cell>
              <table:table-cell office:value-type="float" office:value="0.207341551999889">
                <text:p>0.207341551999889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36.848644921">
                <text:p>236.848644921</text:p>
              </table:table-cell>
              <table:table-cell office:value-type="float" office:value="0.204088437999417">
                <text:p>0.204088437999417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37.050342152999">
                <text:p>237.050342152999</text:p>
              </table:table-cell>
              <table:table-cell office:value-type="float" office:value="0.204085168000347">
                <text:p>0.204085168000347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37.252338118999">
                <text:p>237.252338118999</text:p>
              </table:table-cell>
              <table:table-cell office:value-type="float" office:value="0.204129629000818">
                <text:p>0.20412962900081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37.457186455999">
                <text:p>237.457186455999</text:p>
              </table:table-cell>
              <table:table-cell office:value-type="float" office:value="0.211394866999399">
                <text:p>0.211394866999399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37.658724766">
                <text:p>237.658724766</text:p>
              </table:table-cell>
              <table:table-cell office:value-type="float" office:value="0.206424994000372">
                <text:p>0.206424994000372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37.861271708">
                <text:p>237.861271708</text:p>
              </table:table-cell>
              <table:table-cell office:value-type="float" office:value="0.204989687999841">
                <text:p>0.20498968799984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38.063948092">
                <text:p>238.063948092</text:p>
              </table:table-cell>
              <table:table-cell office:value-type="float" office:value="0.204310271000395">
                <text:p>0.20431027100039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38.266289022">
                <text:p>238.266289022</text:p>
              </table:table-cell>
              <table:table-cell office:value-type="float" office:value="0.204311620999761">
                <text:p>0.20431162099976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38.46843">
                <text:p>238.46843</text:p>
              </table:table-cell>
              <table:table-cell office:value-type="float" office:value="0.209759590000431">
                <text:p>0.20975959000043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38.670324355">
                <text:p>238.670324355</text:p>
              </table:table-cell>
              <table:table-cell office:value-type="float" office:value="0.206105660000503">
                <text:p>0.206105660000503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38.873667676">
                <text:p>238.873667676</text:p>
              </table:table-cell>
              <table:table-cell office:value-type="float" office:value="0.204611553999712">
                <text:p>0.204611553999712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39.076322669">
                <text:p>239.076322669</text:p>
              </table:table-cell>
              <table:table-cell office:value-type="float" office:value="0.206328773000678">
                <text:p>0.206328773000678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39.278163964999">
                <text:p>239.278163964999</text:p>
              </table:table-cell>
              <table:table-cell office:value-type="float" office:value="0.206384775000515">
                <text:p>0.20638477500051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39.480015079999">
                <text:p>239.480015079999</text:p>
              </table:table-cell>
              <table:table-cell office:value-type="float" office:value="0.290392199000053">
                <text:p>0.29039219900005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39.682040107">
                <text:p>239.682040107</text:p>
              </table:table-cell>
              <table:table-cell office:value-type="float" office:value="0.206669127000168">
                <text:p>0.20666912700016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39.884462509">
                <text:p>239.884462509</text:p>
              </table:table-cell>
              <table:table-cell office:value-type="float" office:value="0.204978529000073">
                <text:p>0.20497852900007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40.087350915">
                <text:p>240.087350915</text:p>
              </table:table-cell>
              <table:table-cell office:value-type="float" office:value="0.204488403999676">
                <text:p>0.20448840399967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40.288843007">
                <text:p>240.288843007</text:p>
              </table:table-cell>
              <table:table-cell office:value-type="float" office:value="0.204373062999366">
                <text:p>0.204373062999366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40.491593293">
                <text:p>240.491593293</text:p>
              </table:table-cell>
              <table:table-cell office:value-type="float" office:value="0.209702530999493">
                <text:p>0.20970253099949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40.693897694">
                <text:p>240.693897694</text:p>
              </table:table-cell>
              <table:table-cell office:value-type="float" office:value="0.207241774000067">
                <text:p>0.207241774000067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40.894702228">
                <text:p>240.894702228</text:p>
              </table:table-cell>
              <table:table-cell office:value-type="float" office:value="0.203977518999636">
                <text:p>0.20397751899963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41.096565434999">
                <text:p>241.096565434999</text:p>
              </table:table-cell>
              <table:table-cell office:value-type="float" office:value="0.204925428999559">
                <text:p>0.204925428999559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41.298961977">
                <text:p>241.298961977</text:p>
              </table:table-cell>
              <table:table-cell office:value-type="float" office:value="0.204283523000413">
                <text:p>0.204283523000413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41.501180617">
                <text:p>241.501180617</text:p>
              </table:table-cell>
              <table:table-cell office:value-type="float" office:value="0.212763683999583">
                <text:p>0.212763683999583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41.703028082999">
                <text:p>241.703028082999</text:p>
              </table:table-cell>
              <table:table-cell office:value-type="float" office:value="0.206964920999781">
                <text:p>0.206964920999781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41.904852668999">
                <text:p>241.904852668999</text:p>
              </table:table-cell>
              <table:table-cell office:value-type="float" office:value="0.203305222999916">
                <text:p>0.203305222999916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42.106952819">
                <text:p>242.106952819</text:p>
              </table:table-cell>
              <table:table-cell office:value-type="float" office:value="0.20433289399989">
                <text:p>0.2043328939998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42.517250014">
                <text:p>242.517250014</text:p>
              </table:table-cell>
              <table:table-cell office:value-type="float" office:value="0.487464496999564">
                <text:p>0.48746449699956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42.719358273">
                <text:p>242.719358273</text:p>
              </table:table-cell>
              <table:table-cell office:value-type="float" office:value="0.252298131000316">
                <text:p>0.252298131000316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42.921016347999">
                <text:p>242.921016347999</text:p>
              </table:table-cell>
              <table:table-cell office:value-type="float" office:value="0.261903784000424">
                <text:p>0.26190378400042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43.122773994">
                <text:p>243.122773994</text:p>
              </table:table-cell>
              <table:table-cell office:value-type="float" office:value="0.20461942699967">
                <text:p>0.20461942699967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43.324732603">
                <text:p>243.324732603</text:p>
              </table:table-cell>
              <table:table-cell office:value-type="float" office:value="0.241074450999804">
                <text:p>0.241074450999804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43.527817513999">
                <text:p>243.527817513999</text:p>
              </table:table-cell>
              <table:table-cell office:value-type="float" office:value="0.206789010000648">
                <text:p>0.206789010000648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43.729759862">
                <text:p>243.729759862</text:p>
              </table:table-cell>
              <table:table-cell office:value-type="float" office:value="0.206964082999548">
                <text:p>0.206964082999548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243.932393128">
                <text:p>243.932393128</text:p>
              </table:table-cell>
              <table:table-cell office:value-type="float" office:value="0.20458718700047">
                <text:p>0.20458718700047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44.134254066">
                <text:p>244.134254066</text:p>
              </table:table-cell>
              <table:table-cell office:value-type="float" office:value="0.204761549000068">
                <text:p>0.204761549000068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244.344991929999">
                <text:p>244.344991929999</text:p>
              </table:table-cell>
              <table:table-cell office:value-type="float" office:value="0.258385737999561">
                <text:p>0.258385737999561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44.546371412">
                <text:p>244.546371412</text:p>
              </table:table-cell>
              <table:table-cell office:value-type="float" office:value="0.206225625000116">
                <text:p>0.206225625000116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44.749072809">
                <text:p>244.749072809</text:p>
              </table:table-cell>
              <table:table-cell office:value-type="float" office:value="0.218097242999647">
                <text:p>0.218097242999647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244.951559974">
                <text:p>244.951559974</text:p>
              </table:table-cell>
              <table:table-cell office:value-type="float" office:value="0.204627078000158">
                <text:p>0.204627078000158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45.153538344">
                <text:p>245.153538344</text:p>
              </table:table-cell>
              <table:table-cell office:value-type="float" office:value="0.205590758999278">
                <text:p>0.205590758999278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45.365961617">
                <text:p>245.365961617</text:p>
              </table:table-cell>
              <table:table-cell office:value-type="float" office:value="0.25940386000002">
                <text:p>0.25940386000002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45.567365139999">
                <text:p>245.567365139999</text:p>
              </table:table-cell>
              <table:table-cell office:value-type="float" office:value="0.20497233199967">
                <text:p>0.20497233199967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45.778382857">
                <text:p>245.778382857</text:p>
              </table:table-cell>
              <table:table-cell office:value-type="float" office:value="0.222270858999764">
                <text:p>0.22227085899976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245.981036435">
                <text:p>245.981036435</text:p>
              </table:table-cell>
              <table:table-cell office:value-type="float" office:value="0.204417506000027">
                <text:p>0.204417506000027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246.182478338999">
                <text:p>246.182478338999</text:p>
              </table:table-cell>
              <table:table-cell office:value-type="float" office:value="0.204139364000184">
                <text:p>0.204139364000184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46.385209376999">
                <text:p>246.385209376999</text:p>
              </table:table-cell>
              <table:table-cell office:value-type="float" office:value="0.258654993000164">
                <text:p>0.258654993000164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46.587055305999">
                <text:p>246.587055305999</text:p>
              </table:table-cell>
              <table:table-cell office:value-type="float" office:value="0.206545110000661">
                <text:p>0.206545110000661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46.789437421">
                <text:p>246.789437421</text:p>
              </table:table-cell>
              <table:table-cell office:value-type="float" office:value="0.206742352000219">
                <text:p>0.206742352000219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46.990928456">
                <text:p>246.990928456</text:p>
              </table:table-cell>
              <table:table-cell office:value-type="float" office:value="0.207134526000118">
                <text:p>0.207134526000118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47.192738565">
                <text:p>247.192738565</text:p>
              </table:table-cell>
              <table:table-cell office:value-type="float" office:value="0.207651001999693">
                <text:p>0.207651001999693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47.394898267999">
                <text:p>247.394898267999</text:p>
              </table:table-cell>
              <table:table-cell office:value-type="float" office:value="0.259101616999942">
                <text:p>0.259101616999942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47.596475904">
                <text:p>247.596475904</text:p>
              </table:table-cell>
              <table:table-cell office:value-type="float" office:value="0.212716387">
                <text:p>0.212716387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47.799035841">
                <text:p>247.799035841</text:p>
              </table:table-cell>
              <table:table-cell office:value-type="float" office:value="0.204008282999894">
                <text:p>0.204008282999894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48.001422476999">
                <text:p>248.001422476999</text:p>
              </table:table-cell>
              <table:table-cell office:value-type="float" office:value="0.204065512999478">
                <text:p>0.204065512999478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248.204277897999">
                <text:p>248.204277897999</text:p>
              </table:table-cell>
              <table:table-cell office:value-type="float" office:value="0.202857930999926">
                <text:p>0.202857930999926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48.406138118">
                <text:p>248.406138118</text:p>
              </table:table-cell>
              <table:table-cell office:value-type="float" office:value="0.28425567999966">
                <text:p>0.28425567999966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248.608044338">
                <text:p>248.608044338</text:p>
              </table:table-cell>
              <table:table-cell office:value-type="float" office:value="0.207290209000348">
                <text:p>0.207290209000348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248.819687564">
                <text:p>248.819687564</text:p>
              </table:table-cell>
              <table:table-cell office:value-type="float" office:value="0.205436358999577">
                <text:p>0.205436358999577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249.021365302">
                <text:p>249.021365302</text:p>
              </table:table-cell>
              <table:table-cell office:value-type="float" office:value="0.204682800000228">
                <text:p>0.204682800000228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249.223870829">
                <text:p>249.223870829</text:p>
              </table:table-cell>
              <table:table-cell office:value-type="float" office:value="0.204290346999187">
                <text:p>0.204290346999187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49.425662379">
                <text:p>249.425662379</text:p>
              </table:table-cell>
              <table:table-cell office:value-type="float" office:value="0.28546431399991">
                <text:p>0.28546431399991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49.627132076">
                <text:p>249.627132076</text:p>
              </table:table-cell>
              <table:table-cell office:value-type="float" office:value="0.228619540000182">
                <text:p>0.22861954000018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249.829352629999">
                <text:p>249.829352629999</text:p>
              </table:table-cell>
              <table:table-cell office:value-type="float" office:value="0.204147714999635">
                <text:p>0.204147714999635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50.031996219">
                <text:p>250.031996219</text:p>
              </table:table-cell>
              <table:table-cell office:value-type="float" office:value="0.204629011000179">
                <text:p>0.204629011000179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50.243734227">
                <text:p>250.243734227</text:p>
              </table:table-cell>
              <table:table-cell office:value-type="float" office:value="0.205016326000077">
                <text:p>0.205016326000077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50.445957131999">
                <text:p>250.445957131999</text:p>
              </table:table-cell>
              <table:table-cell office:value-type="float" office:value="0.207888296999954">
                <text:p>0.207888296999954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50.648509311">
                <text:p>250.648509311</text:p>
              </table:table-cell>
              <table:table-cell office:value-type="float" office:value="0.213623908000045">
                <text:p>0.21362390800004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50.862202648999">
                <text:p>250.862202648999</text:p>
              </table:table-cell>
              <table:table-cell office:value-type="float" office:value="0.208355411000412">
                <text:p>0.208355411000412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51.064177351999">
                <text:p>251.064177351999</text:p>
              </table:table-cell>
              <table:table-cell office:value-type="float" office:value="0.204674261999571">
                <text:p>0.204674261999571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51.274565616">
                <text:p>251.274565616</text:p>
              </table:table-cell>
              <table:table-cell office:value-type="float" office:value="0.204226797000047">
                <text:p>0.204226797000047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51.476382336999">
                <text:p>251.476382336999</text:p>
              </table:table-cell>
              <table:table-cell office:value-type="float" office:value="0.219221899999866">
                <text:p>0.21922189999986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251.679200099">
                <text:p>251.679200099</text:p>
              </table:table-cell>
              <table:table-cell office:value-type="float" office:value="0.22265546699964">
                <text:p>0.2226554669996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51.882221153">
                <text:p>251.882221153</text:p>
              </table:table-cell>
              <table:table-cell office:value-type="float" office:value="0.204955174999668">
                <text:p>0.204955174999668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52.084459229">
                <text:p>252.084459229</text:p>
              </table:table-cell>
              <table:table-cell office:value-type="float" office:value="0.204670971999803">
                <text:p>0.204670971999803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52.286578444">
                <text:p>252.286578444</text:p>
              </table:table-cell>
              <table:table-cell office:value-type="float" office:value="0.204171517000759">
                <text:p>0.204171517000759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52.489981352">
                <text:p>252.489981352</text:p>
              </table:table-cell>
              <table:table-cell office:value-type="float" office:value="0.214131683999767">
                <text:p>0.214131683999767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52.691194866999">
                <text:p>252.691194866999</text:p>
              </table:table-cell>
              <table:table-cell office:value-type="float" office:value="0.206522472999495">
                <text:p>0.20652247299949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252.896994102">
                <text:p>252.896994102</text:p>
              </table:table-cell>
              <table:table-cell office:value-type="float" office:value="0.205615772999408">
                <text:p>0.205615772999408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253.099094636999">
                <text:p>253.099094636999</text:p>
              </table:table-cell>
              <table:table-cell office:value-type="float" office:value="0.205132168000091">
                <text:p>0.205132168000091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253.301442155">
                <text:p>253.301442155</text:p>
              </table:table-cell>
              <table:table-cell office:value-type="float" office:value="0.20412217699959">
                <text:p>0.20412217699959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253.504221177">
                <text:p>253.504221177</text:p>
              </table:table-cell>
              <table:table-cell office:value-type="float" office:value="0.207934828000361">
                <text:p>0.207934828000361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253.706304611999">
                <text:p>253.706304611999</text:p>
              </table:table-cell>
              <table:table-cell office:value-type="float" office:value="0.206277601000693">
                <text:p>0.206277601000693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53.909115834999">
                <text:p>253.909115834999</text:p>
              </table:table-cell>
              <table:table-cell office:value-type="float" office:value="0.205009626999527">
                <text:p>0.205009626999527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54.112427084">
                <text:p>254.112427084</text:p>
              </table:table-cell>
              <table:table-cell office:value-type="float" office:value="0.204798425000263">
                <text:p>0.204798425000263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254.314184946">
                <text:p>254.314184946</text:p>
              </table:table-cell>
              <table:table-cell office:value-type="float" office:value="0.259282503999202">
                <text:p>0.259282503999202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254.516075379">
                <text:p>254.516075379</text:p>
              </table:table-cell>
              <table:table-cell office:value-type="float" office:value="0.207473823999862">
                <text:p>0.207473823999862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254.718449217999">
                <text:p>254.718449217999</text:p>
              </table:table-cell>
              <table:table-cell office:value-type="float" office:value="0.209136452000166">
                <text:p>0.209136452000166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54.920968888">
                <text:p>254.920968888</text:p>
              </table:table-cell>
              <table:table-cell office:value-type="float" office:value="0.20410292699944">
                <text:p>0.20410292699944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255.123715371">
                <text:p>255.123715371</text:p>
              </table:table-cell>
              <table:table-cell office:value-type="float" office:value="0.205458663000172">
                <text:p>0.205458663000172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255.326010839">
                <text:p>255.326010839</text:p>
              </table:table-cell>
              <table:table-cell office:value-type="float" office:value="0.26058951899995">
                <text:p>0.26058951899995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255.527415697999">
                <text:p>255.527415697999</text:p>
              </table:table-cell>
              <table:table-cell office:value-type="float" office:value="0.208091100999809">
                <text:p>0.208091100999809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255.728591694">
                <text:p>255.728591694</text:p>
              </table:table-cell>
              <table:table-cell office:value-type="float" office:value="0.207175421000102">
                <text:p>0.207175421000102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255.930023272999">
                <text:p>255.930023272999</text:p>
              </table:table-cell>
              <table:table-cell office:value-type="float" office:value="0.204994328000794">
                <text:p>0.204994328000794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256.132951248999">
                <text:p>256.132951248999</text:p>
              </table:table-cell>
              <table:table-cell office:value-type="float" office:value="0.204719024999577">
                <text:p>0.204719024999577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56.334167565999">
                <text:p>256.334167565999</text:p>
              </table:table-cell>
              <table:table-cell office:value-type="float" office:value="0.257468105999578">
                <text:p>0.257468105999578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256.535972889999">
                <text:p>256.535972889999</text:p>
              </table:table-cell>
              <table:table-cell office:value-type="float" office:value="0.206161709999833">
                <text:p>0.206161709999833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56.738629752">
                <text:p>256.738629752</text:p>
              </table:table-cell>
              <table:table-cell office:value-type="float" office:value="0.207149931000458">
                <text:p>0.207149931000458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256.941810761">
                <text:p>256.941810761</text:p>
              </table:table-cell>
              <table:table-cell office:value-type="float" office:value="0.20541151299949">
                <text:p>0.20541151299949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57.143929958">
                <text:p>257.143929958</text:p>
              </table:table-cell>
              <table:table-cell office:value-type="float" office:value="0.204534683999555">
                <text:p>0.20453468399955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257.345231437">
                <text:p>257.345231437</text:p>
              </table:table-cell>
              <table:table-cell office:value-type="float" office:value="0.25931277699965">
                <text:p>0.2593127769996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257.547166562">
                <text:p>257.547166562</text:p>
              </table:table-cell>
              <table:table-cell office:value-type="float" office:value="0.206688157000826">
                <text:p>0.206688157000826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57.748465631">
                <text:p>257.748465631</text:p>
              </table:table-cell>
              <table:table-cell office:value-type="float" office:value="0.205533233999631">
                <text:p>0.205533233999631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257.95073838">
                <text:p>257.95073838</text:p>
              </table:table-cell>
              <table:table-cell office:value-type="float" office:value="0.208787559000484">
                <text:p>0.208787559000484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258.152766786">
                <text:p>258.152766786</text:p>
              </table:table-cell>
              <table:table-cell office:value-type="float" office:value="0.204301002000648">
                <text:p>0.204301002000648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258.355604021999">
                <text:p>258.355604021999</text:p>
              </table:table-cell>
              <table:table-cell office:value-type="float" office:value="0.255223523000495">
                <text:p>0.25522352300049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258.55775278">
                <text:p>258.55775278</text:p>
              </table:table-cell>
              <table:table-cell office:value-type="float" office:value="0.206757797999671">
                <text:p>0.206757797999671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258.760451304">
                <text:p>258.760451304</text:p>
              </table:table-cell>
              <table:table-cell office:value-type="float" office:value="0.207269833000282">
                <text:p>0.207269833000282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258.962278139">
                <text:p>258.962278139</text:p>
              </table:table-cell>
              <table:table-cell office:value-type="float" office:value="0.204647885000668">
                <text:p>0.204647885000668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59.164221315999">
                <text:p>259.164221315999</text:p>
              </table:table-cell>
              <table:table-cell office:value-type="float" office:value="0.204725947000043">
                <text:p>0.204725947000043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59.366667097999">
                <text:p>259.366667097999</text:p>
              </table:table-cell>
              <table:table-cell office:value-type="float" office:value="0.259494099999756">
                <text:p>0.259494099999756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59.569694676">
                <text:p>259.569694676</text:p>
              </table:table-cell>
              <table:table-cell office:value-type="float" office:value="0.221717030000036">
                <text:p>0.221717030000036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59.771945906">
                <text:p>259.771945906</text:p>
              </table:table-cell>
              <table:table-cell office:value-type="float" office:value="0.208052193000185">
                <text:p>0.20805219300018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59.973881672">
                <text:p>259.973881672</text:p>
              </table:table-cell>
              <table:table-cell office:value-type="float" office:value="0.20455110399962">
                <text:p>0.20455110399962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60.175420955">
                <text:p>260.175420955</text:p>
              </table:table-cell>
              <table:table-cell office:value-type="float" office:value="0.20403861900013">
                <text:p>0.20403861900013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60.377387152">
                <text:p>260.377387152</text:p>
              </table:table-cell>
              <table:table-cell office:value-type="float" office:value="0.259512230999462">
                <text:p>0.259512230999462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60.579037375999">
                <text:p>260.579037375999</text:p>
              </table:table-cell>
              <table:table-cell office:value-type="float" office:value="0.207728729999872">
                <text:p>0.207728729999872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60.782841132999">
                <text:p>260.782841132999</text:p>
              </table:table-cell>
              <table:table-cell office:value-type="float" office:value="0.214270500000566">
                <text:p>0.214270500000566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60.985146124">
                <text:p>260.985146124</text:p>
              </table:table-cell>
              <table:table-cell office:value-type="float" office:value="0.205444854999769">
                <text:p>0.205444854999769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261.186397373999">
                <text:p>261.186397373999</text:p>
              </table:table-cell>
              <table:table-cell office:value-type="float" office:value="0.204914009999811">
                <text:p>0.204914009999811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261.388695764999">
                <text:p>261.388695764999</text:p>
              </table:table-cell>
              <table:table-cell office:value-type="float" office:value="0.25845432999995">
                <text:p>0.2584543299999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61.591087057999">
                <text:p>261.591087057999</text:p>
              </table:table-cell>
              <table:table-cell office:value-type="float" office:value="0.20639590600058">
                <text:p>0.20639590600058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61.792822832999">
                <text:p>261.792822832999</text:p>
              </table:table-cell>
              <table:table-cell office:value-type="float" office:value="0.20761906899952">
                <text:p>0.20761906899952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61.995523058999">
                <text:p>261.995523058999</text:p>
              </table:table-cell>
              <table:table-cell office:value-type="float" office:value="0.2054674660003">
                <text:p>0.2054674660003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262.197374775999">
                <text:p>262.197374775999</text:p>
              </table:table-cell>
              <table:table-cell office:value-type="float" office:value="0.209488950000377">
                <text:p>0.209488950000377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262.41186466">
                <text:p>262.41186466</text:p>
              </table:table-cell>
              <table:table-cell office:value-type="float" office:value="0.212448751000011">
                <text:p>0.212448751000011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262.613177630999">
                <text:p>262.613177630999</text:p>
              </table:table-cell>
              <table:table-cell office:value-type="float" office:value="0.206746710000516">
                <text:p>0.206746710000516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62.815314361">
                <text:p>262.815314361</text:p>
              </table:table-cell>
              <table:table-cell office:value-type="float" office:value="0.203286872000717">
                <text:p>0.203286872000717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263.018550823">
                <text:p>263.018550823</text:p>
              </table:table-cell>
              <table:table-cell office:value-type="float" office:value="0.203626016999806">
                <text:p>0.203626016999806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63.220639653">
                <text:p>263.220639653</text:p>
              </table:table-cell>
              <table:table-cell office:value-type="float" office:value="0.203129741999874">
                <text:p>0.20312974199987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63.539849602">
                <text:p>263.539849602</text:p>
              </table:table-cell>
              <table:table-cell office:value-type="float" office:value="0.485477610999624">
                <text:p>0.485477610999624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63.742493488">
                <text:p>263.742493488</text:p>
              </table:table-cell>
              <table:table-cell office:value-type="float" office:value="0.247887756000637">
                <text:p>0.247887756000637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263.944155413999">
                <text:p>263.944155413999</text:p>
              </table:table-cell>
              <table:table-cell office:value-type="float" office:value="0.309513034000702">
                <text:p>0.309513034000702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64.145653738">
                <text:p>264.145653738</text:p>
              </table:table-cell>
              <table:table-cell office:value-type="float" office:value="0.204465506000815">
                <text:p>0.20446550600081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264.349088923">
                <text:p>264.349088923</text:p>
              </table:table-cell>
              <table:table-cell office:value-type="float" office:value="0.246672833000048">
                <text:p>0.246672833000048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64.550258343999">
                <text:p>264.550258343999</text:p>
              </table:table-cell>
              <table:table-cell office:value-type="float" office:value="0.206865703000403">
                <text:p>0.206865703000403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64.752773388999">
                <text:p>264.752773388999</text:p>
              </table:table-cell>
              <table:table-cell office:value-type="float" office:value="0.211153117999856">
                <text:p>0.21115311799985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64.955466005999">
                <text:p>264.955466005999</text:p>
              </table:table-cell>
              <table:table-cell office:value-type="float" office:value="0.204427976000261">
                <text:p>0.20442797600026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265.157780869">
                <text:p>265.157780869</text:p>
              </table:table-cell>
              <table:table-cell office:value-type="float" office:value="0.204643948999546">
                <text:p>0.204643948999546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265.360316675">
                <text:p>265.360316675</text:p>
              </table:table-cell>
              <table:table-cell office:value-type="float" office:value="0.26037165300022">
                <text:p>0.26037165300022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265.562330606">
                <text:p>265.562330606</text:p>
              </table:table-cell>
              <table:table-cell office:value-type="float" office:value="0.206918914000198">
                <text:p>0.206918914000198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65.764263784999">
                <text:p>265.764263784999</text:p>
              </table:table-cell>
              <table:table-cell office:value-type="float" office:value="0.206692301000658">
                <text:p>0.206692301000658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265.975617196">
                <text:p>265.975617196</text:p>
              </table:table-cell>
              <table:table-cell office:value-type="float" office:value="0.205073054000422">
                <text:p>0.205073054000422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266.177583426999">
                <text:p>266.177583426999</text:p>
              </table:table-cell>
              <table:table-cell office:value-type="float" office:value="0.205416057000548">
                <text:p>0.205416057000548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266.378799349">
                <text:p>266.378799349</text:p>
              </table:table-cell>
              <table:table-cell office:value-type="float" office:value="0.263232074999905">
                <text:p>0.26323207499990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266.58088281">
                <text:p>266.58088281</text:p>
              </table:table-cell>
              <table:table-cell office:value-type="float" office:value="0.206406367999989">
                <text:p>0.206406367999989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266.783282015">
                <text:p>266.783282015</text:p>
              </table:table-cell>
              <table:table-cell office:value-type="float" office:value="0.206581249999545">
                <text:p>0.206581249999545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66.98662634">
                <text:p>266.98662634</text:p>
              </table:table-cell>
              <table:table-cell office:value-type="float" office:value="0.204375096000149">
                <text:p>0.204375096000149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67.189340489">
                <text:p>267.189340489</text:p>
              </table:table-cell>
              <table:table-cell office:value-type="float" office:value="0.205112214999645">
                <text:p>0.205112214999645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267.391082847">
                <text:p>267.391082847</text:p>
              </table:table-cell>
              <table:table-cell office:value-type="float" office:value="0.256870966999486">
                <text:p>0.256870966999486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267.593370332">
                <text:p>267.593370332</text:p>
              </table:table-cell>
              <table:table-cell office:value-type="float" office:value="0.20790848499928">
                <text:p>0.20790848499928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267.795676395999">
                <text:p>267.795676395999</text:p>
              </table:table-cell>
              <table:table-cell office:value-type="float" office:value="0.20887584600041">
                <text:p>0.20887584600041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267.998306474">
                <text:p>267.998306474</text:p>
              </table:table-cell>
              <table:table-cell office:value-type="float" office:value="0.207761634000235">
                <text:p>0.207761634000235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268.200441907">
                <text:p>268.200441907</text:p>
              </table:table-cell>
              <table:table-cell office:value-type="float" office:value="0.204634610000539">
                <text:p>0.204634610000539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268.402930614">
                <text:p>268.402930614</text:p>
              </table:table-cell>
              <table:table-cell office:value-type="float" office:value="0.258279692000542">
                <text:p>0.258279692000542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268.604902835">
                <text:p>268.604902835</text:p>
              </table:table-cell>
              <table:table-cell office:value-type="float" office:value="0.207220438000149">
                <text:p>0.207220438000149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268.807702534999">
                <text:p>268.807702534999</text:p>
              </table:table-cell>
              <table:table-cell office:value-type="float" office:value="0.204301625999506">
                <text:p>0.204301625999506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269.009218922">
                <text:p>269.009218922</text:p>
              </table:table-cell>
              <table:table-cell office:value-type="float" office:value="0.204560858999685">
                <text:p>0.20456085899968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269.211683789">
                <text:p>269.211683789</text:p>
              </table:table-cell>
              <table:table-cell office:value-type="float" office:value="0.204438718999882">
                <text:p>0.204438718999882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269.415745243">
                <text:p>269.415745243</text:p>
              </table:table-cell>
              <table:table-cell office:value-type="float" office:value="0.290969657999995">
                <text:p>0.290969657999995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269.618104718999">
                <text:p>269.618104718999</text:p>
              </table:table-cell>
              <table:table-cell office:value-type="float" office:value="0.209602675000497">
                <text:p>0.209602675000497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269.821004521">
                <text:p>269.821004521</text:p>
              </table:table-cell>
              <table:table-cell office:value-type="float" office:value="0.205884193999736">
                <text:p>0.205884193999736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270.023229865999">
                <text:p>270.023229865999</text:p>
              </table:table-cell>
              <table:table-cell office:value-type="float" office:value="0.205903694999506">
                <text:p>0.205903694999506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270.225176497999">
                <text:p>270.225176497999</text:p>
              </table:table-cell>
              <table:table-cell office:value-type="float" office:value="0.205529879999631">
                <text:p>0.205529879999631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270.427395143">
                <text:p>270.427395143</text:p>
              </table:table-cell>
              <table:table-cell office:value-type="float" office:value="0.288940266000282">
                <text:p>0.288940266000282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270.629760969">
                <text:p>270.629760969</text:p>
              </table:table-cell>
              <table:table-cell office:value-type="float" office:value="0.207548383000358">
                <text:p>0.207548383000358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270.830932792999">
                <text:p>270.830932792999</text:p>
              </table:table-cell>
              <table:table-cell office:value-type="float" office:value="0.205104046000088">
                <text:p>0.205104046000088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271.032711233">
                <text:p>271.032711233</text:p>
              </table:table-cell>
              <table:table-cell office:value-type="float" office:value="0.204356178000126">
                <text:p>0.204356178000126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271.235141571">
                <text:p>271.235141571</text:p>
              </table:table-cell>
              <table:table-cell office:value-type="float" office:value="0.204469299999801">
                <text:p>0.204469299999801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271.436978432">
                <text:p>271.436978432</text:p>
              </table:table-cell>
              <table:table-cell office:value-type="float" office:value="0.287017255999672">
                <text:p>0.287017255999672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71.638580090999">
                <text:p>271.638580090999</text:p>
              </table:table-cell>
              <table:table-cell office:value-type="float" office:value="0.206566873000156">
                <text:p>0.206566873000156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71.840770666">
                <text:p>271.840770666</text:p>
              </table:table-cell>
              <table:table-cell office:value-type="float" office:value="0.204687491999721">
                <text:p>0.204687491999721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272.043215364">
                <text:p>272.043215364</text:p>
              </table:table-cell>
              <table:table-cell office:value-type="float" office:value="0.204157826000483">
                <text:p>0.204157826000483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72.245543391">
                <text:p>272.245543391</text:p>
              </table:table-cell>
              <table:table-cell office:value-type="float" office:value="0.204045045999919">
                <text:p>0.204045045999919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72.447330342">
                <text:p>272.447330342</text:p>
              </table:table-cell>
              <table:table-cell office:value-type="float" office:value="0.215874313999848">
                <text:p>0.215874313999848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272.649330615">
                <text:p>272.649330615</text:p>
              </table:table-cell>
              <table:table-cell office:value-type="float" office:value="0.207415672000025">
                <text:p>0.207415672000025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272.852100097">
                <text:p>272.852100097</text:p>
              </table:table-cell>
              <table:table-cell office:value-type="float" office:value="0.20423314799973">
                <text:p>0.20423314799973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273.056683248999">
                <text:p>273.056683248999</text:p>
              </table:table-cell>
              <table:table-cell office:value-type="float" office:value="0.205382960999486">
                <text:p>0.205382960999486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273.258939605999">
                <text:p>273.258939605999</text:p>
              </table:table-cell>
              <table:table-cell office:value-type="float" office:value="0.205855326000346">
                <text:p>0.205855326000346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273.461422355">
                <text:p>273.461422355</text:p>
              </table:table-cell>
              <table:table-cell office:value-type="float" office:value="0.210525146999316">
                <text:p>0.210525146999316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273.662982293999">
                <text:p>273.662982293999</text:p>
              </table:table-cell>
              <table:table-cell office:value-type="float" office:value="0.206238260000646">
                <text:p>0.206238260000646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273.865734417">
                <text:p>273.865734417</text:p>
              </table:table-cell>
              <table:table-cell office:value-type="float" office:value="0.204210648000299">
                <text:p>0.204210648000299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274.068065244">
                <text:p>274.068065244</text:p>
              </table:table-cell>
              <table:table-cell office:value-type="float" office:value="0.204220197999348">
                <text:p>0.204220197999348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274.269433552">
                <text:p>274.269433552</text:p>
              </table:table-cell>
              <table:table-cell office:value-type="float" office:value="0.204556452999896">
                <text:p>0.204556452999896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274.471849041">
                <text:p>274.471849041</text:p>
              </table:table-cell>
              <table:table-cell office:value-type="float" office:value="0.215982767000241">
                <text:p>0.215982767000241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274.673534512">
                <text:p>274.673534512</text:p>
              </table:table-cell>
              <table:table-cell office:value-type="float" office:value="0.207470033999925">
                <text:p>0.207470033999925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274.875503206">
                <text:p>274.875503206</text:p>
              </table:table-cell>
              <table:table-cell office:value-type="float" office:value="0.205289030999666">
                <text:p>0.205289030999666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275.076859084">
                <text:p>275.076859084</text:p>
              </table:table-cell>
              <table:table-cell office:value-type="float" office:value="0.205798646000403">
                <text:p>0.205798646000403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275.278904279">
                <text:p>275.278904279</text:p>
              </table:table-cell>
              <table:table-cell office:value-type="float" office:value="0.204336740000144">
                <text:p>0.204336740000144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275.481525370999">
                <text:p>275.481525370999</text:p>
              </table:table-cell>
              <table:table-cell office:value-type="float" office:value="0.212782452999818">
                <text:p>0.212782452999818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275.683506265999">
                <text:p>275.683506265999</text:p>
              </table:table-cell>
              <table:table-cell office:value-type="float" office:value="0.207041179000043">
                <text:p>0.207041179000043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275.885849835">
                <text:p>275.885849835</text:p>
              </table:table-cell>
              <table:table-cell office:value-type="float" office:value="0.204656674000034">
                <text:p>0.204656674000034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276.088185893999">
                <text:p>276.088185893999</text:p>
              </table:table-cell>
              <table:table-cell office:value-type="float" office:value="0.204674483999952">
                <text:p>0.204674483999952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276.302176339">
                <text:p>276.302176339</text:p>
              </table:table-cell>
              <table:table-cell office:value-type="float" office:value="0.206391593000262">
                <text:p>0.206391593000262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276.504060714">
                <text:p>276.504060714</text:p>
              </table:table-cell>
              <table:table-cell office:value-type="float" office:value="0.205206249999719">
                <text:p>0.205206249999719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276.706214180999">
                <text:p>276.706214180999</text:p>
              </table:table-cell>
              <table:table-cell office:value-type="float" office:value="0.231414645000768">
                <text:p>0.231414645000768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276.910010156">
                <text:p>276.910010156</text:p>
              </table:table-cell>
              <table:table-cell office:value-type="float" office:value="0.204806906000158">
                <text:p>0.204806906000158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277.11188098">
                <text:p>277.11188098</text:p>
              </table:table-cell>
              <table:table-cell office:value-type="float" office:value="0.20583036700009">
                <text:p>0.20583036700009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277.313208799">
                <text:p>277.313208799</text:p>
              </table:table-cell>
              <table:table-cell office:value-type="float" office:value="0.259209568000188">
                <text:p>0.259209568000188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277.514416126">
                <text:p>277.514416126</text:p>
              </table:table-cell>
              <table:table-cell office:value-type="float" office:value="0.206778927999949">
                <text:p>0.206778927999949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277.717327072">
                <text:p>277.717327072</text:p>
              </table:table-cell>
              <table:table-cell office:value-type="float" office:value="0.20695977000014">
                <text:p>0.20695977000014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277.919374368">
                <text:p>277.919374368</text:p>
              </table:table-cell>
              <table:table-cell office:value-type="float" office:value="0.205131799999435">
                <text:p>0.205131799999435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278.121698358">
                <text:p>278.121698358</text:p>
              </table:table-cell>
              <table:table-cell office:value-type="float" office:value="0.211237976999655">
                <text:p>0.21123797699965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278.325035159">
                <text:p>278.325035159</text:p>
              </table:table-cell>
              <table:table-cell office:value-type="float" office:value="0.26020410900037">
                <text:p>0.26020410900037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278.527156417">
                <text:p>278.527156417</text:p>
              </table:table-cell>
              <table:table-cell office:value-type="float" office:value="0.205898129000161">
                <text:p>0.205898129000161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278.729623947999">
                <text:p>278.729623947999</text:p>
              </table:table-cell>
              <table:table-cell office:value-type="float" office:value="0.220566578000216">
                <text:p>0.220566578000216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278.932628375999">
                <text:p>278.932628375999</text:p>
              </table:table-cell>
              <table:table-cell office:value-type="float" office:value="0.204425773000366">
                <text:p>0.204425773000366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279.134726183999">
                <text:p>279.134726183999</text:p>
              </table:table-cell>
              <table:table-cell office:value-type="float" office:value="0.204515483999785">
                <text:p>0.20451548399978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279.336495728">
                <text:p>279.336495728</text:p>
              </table:table-cell>
              <table:table-cell office:value-type="float" office:value="0.209724210999411">
                <text:p>0.209724210999411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279.538334713">
                <text:p>279.538334713</text:p>
              </table:table-cell>
              <table:table-cell office:value-type="float" office:value="0.206511055999727">
                <text:p>0.206511055999727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279.739994176">
                <text:p>279.739994176</text:p>
              </table:table-cell>
              <table:table-cell office:value-type="float" office:value="0.207724808999956">
                <text:p>0.207724808999956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279.942154564999">
                <text:p>279.942154564999</text:p>
              </table:table-cell>
              <table:table-cell office:value-type="float" office:value="0.206231643000137">
                <text:p>0.206231643000137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280.143901738999">
                <text:p>280.143901738999</text:p>
              </table:table-cell>
              <table:table-cell office:value-type="float" office:value="0.205844858999626">
                <text:p>0.205844858999626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280.345712975">
                <text:p>280.345712975</text:p>
              </table:table-cell>
              <table:table-cell office:value-type="float" office:value="0.257302508999601">
                <text:p>0.257302508999601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280.548025065999">
                <text:p>280.548025065999</text:p>
              </table:table-cell>
              <table:table-cell office:value-type="float" office:value="0.207488977000139">
                <text:p>0.207488977000139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280.750243255">
                <text:p>280.750243255</text:p>
              </table:table-cell>
              <table:table-cell office:value-type="float" office:value="0.207392866000191">
                <text:p>0.207392866000191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280.951725217">
                <text:p>280.951725217</text:p>
              </table:table-cell>
              <table:table-cell office:value-type="float" office:value="0.205510015000073">
                <text:p>0.205510015000073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281.154448132999">
                <text:p>281.154448132999</text:p>
              </table:table-cell>
              <table:table-cell office:value-type="float" office:value="0.211896034999882">
                <text:p>0.211896034999882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281.366601111">
                <text:p>281.366601111</text:p>
              </table:table-cell>
              <table:table-cell office:value-type="float" office:value="0.274636287999783">
                <text:p>0.274636287999783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281.568055873">
                <text:p>281.568055873</text:p>
              </table:table-cell>
              <table:table-cell office:value-type="float" office:value="0.204936140000427">
                <text:p>0.204936140000427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281.768605974999">
                <text:p>281.768605974999</text:p>
              </table:table-cell>
              <table:table-cell office:value-type="float" office:value="0.2177455989995">
                <text:p>0.2177455989995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281.970919546">
                <text:p>281.970919546</text:p>
              </table:table-cell>
              <table:table-cell office:value-type="float" office:value="0.205423305000295">
                <text:p>0.20542330500029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282.173441409999">
                <text:p>282.173441409999</text:p>
              </table:table-cell>
              <table:table-cell office:value-type="float" office:value="0.204898549999598">
                <text:p>0.204898549999598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282.37558251">
                <text:p>282.37558251</text:p>
              </table:table-cell>
              <table:table-cell office:value-type="float" office:value="0.256826615000136">
                <text:p>0.256826615000136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282.577162703999">
                <text:p>282.577162703999</text:p>
              </table:table-cell>
              <table:table-cell office:value-type="float" office:value="0.207570379000572">
                <text:p>0.207570379000572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282.779151232">
                <text:p>282.779151232</text:p>
              </table:table-cell>
              <table:table-cell office:value-type="float" office:value="0.207312085999547">
                <text:p>0.207312085999547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282.981328743">
                <text:p>282.981328743</text:p>
              </table:table-cell>
              <table:table-cell office:value-type="float" office:value="0.205904550999549">
                <text:p>0.205904550999549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283.184006769">
                <text:p>283.184006769</text:p>
              </table:table-cell>
              <table:table-cell office:value-type="float" office:value="0.20450365600027">
                <text:p>0.20450365600027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283.391451197">
                <text:p>283.391451197</text:p>
              </table:table-cell>
              <table:table-cell office:value-type="float" office:value="0.267373291000695">
                <text:p>0.267373291000695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283.593066601999">
                <text:p>283.593066601999</text:p>
              </table:table-cell>
              <table:table-cell office:value-type="float" office:value="0.206102553000164">
                <text:p>0.206102553000164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283.795096071">
                <text:p>283.795096071</text:p>
              </table:table-cell>
              <table:table-cell office:value-type="float" office:value="0.210825395000029">
                <text:p>0.210825395000029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283.997303061999">
                <text:p>283.997303061999</text:p>
              </table:table-cell>
              <table:table-cell office:value-type="float" office:value="0.204171573000167">
                <text:p>0.204171573000167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284.19917914">
                <text:p>284.19917914</text:p>
              </table:table-cell>
              <table:table-cell office:value-type="float" office:value="0.204145353000058">
                <text:p>0.204145353000058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284.401774014999">
                <text:p>284.401774014999</text:p>
              </table:table-cell>
              <table:table-cell office:value-type="float" office:value="0.259960331000002">
                <text:p>0.259960331000002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284.604590094">
                <text:p>284.604590094</text:p>
              </table:table-cell>
              <table:table-cell office:value-type="float" office:value="0.20718950599985">
                <text:p>0.20718950599985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284.807081387999">
                <text:p>284.807081387999</text:p>
              </table:table-cell>
              <table:table-cell office:value-type="float" office:value="0.204156482999679">
                <text:p>0.204156482999679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285.00934023">
                <text:p>285.00934023</text:p>
              </table:table-cell>
              <table:table-cell office:value-type="float" office:value="0.204388916000426">
                <text:p>0.204388916000426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285.212298711">
                <text:p>285.212298711</text:p>
              </table:table-cell>
              <table:table-cell office:value-type="float" office:value="0.204359864999788">
                <text:p>0.204359864999788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285.618663906">
                <text:p>285.618663906</text:p>
              </table:table-cell>
              <table:table-cell office:value-type="float" office:value="0.553244984999765">
                <text:p>0.55324498499976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285.821511335">
                <text:p>285.821511335</text:p>
              </table:table-cell>
              <table:table-cell office:value-type="float" office:value="0.307369376999304">
                <text:p>0.307369376999304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286.024142212">
                <text:p>286.024142212</text:p>
              </table:table-cell>
              <table:table-cell office:value-type="float" office:value="0.312967439000204">
                <text:p>0.312967439000204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286.227642248">
                <text:p>286.227642248</text:p>
              </table:table-cell>
              <table:table-cell office:value-type="float" office:value="0.205445048000001">
                <text:p>0.205445048000001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286.429034762">
                <text:p>286.429034762</text:p>
              </table:table-cell>
              <table:table-cell office:value-type="float" office:value="0.284144645000197">
                <text:p>0.284144645000197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286.630932921">
                <text:p>286.630932921</text:p>
              </table:table-cell>
              <table:table-cell office:value-type="float" office:value="0.210161399000754">
                <text:p>0.210161399000754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286.833353485999">
                <text:p>286.833353485999</text:p>
              </table:table-cell>
              <table:table-cell office:value-type="float" office:value="0.205193685000268">
                <text:p>0.205193685000268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287.036455947999">
                <text:p>287.036455947999</text:p>
              </table:table-cell>
              <table:table-cell office:value-type="float" office:value="0.204702458999236">
                <text:p>0.204702458999236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287.239456249999">
                <text:p>287.239456249999</text:p>
              </table:table-cell>
              <table:table-cell office:value-type="float" office:value="0.204946212999857">
                <text:p>0.204946212999857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287.440738142999">
                <text:p>287.440738142999</text:p>
              </table:table-cell>
              <table:table-cell office:value-type="float" office:value="0.286182906999784">
                <text:p>0.286182906999784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287.643762844999">
                <text:p>287.643762844999</text:p>
              </table:table-cell>
              <table:table-cell office:value-type="float" office:value="0.206494919999386">
                <text:p>0.206494919999386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287.846021798">
                <text:p>287.846021798</text:p>
              </table:table-cell>
              <table:table-cell office:value-type="float" office:value="0.205014422999739">
                <text:p>0.205014422999739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88.048925679">
                <text:p>288.048925679</text:p>
              </table:table-cell>
              <table:table-cell office:value-type="float" office:value="0.205405538000377">
                <text:p>0.205405538000377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88.251714278999">
                <text:p>288.251714278999</text:p>
              </table:table-cell>
              <table:table-cell office:value-type="float" office:value="0.204682390000016">
                <text:p>0.204682390000016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288.453726809999">
                <text:p>288.453726809999</text:p>
              </table:table-cell>
              <table:table-cell office:value-type="float" office:value="0.208402941000713">
                <text:p>0.208402941000713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288.656144486">
                <text:p>288.656144486</text:p>
              </table:table-cell>
              <table:table-cell office:value-type="float" office:value="0.206435269999929">
                <text:p>0.206435269999929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288.858247927999">
                <text:p>288.858247927999</text:p>
              </table:table-cell>
              <table:table-cell office:value-type="float" office:value="0.204067734000091">
                <text:p>0.204067734000091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289.061541654">
                <text:p>289.061541654</text:p>
              </table:table-cell>
              <table:table-cell office:value-type="float" office:value="0.204763732000174">
                <text:p>0.204763732000174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289.263248392">
                <text:p>289.263248392</text:p>
              </table:table-cell>
              <table:table-cell office:value-type="float" office:value="0.204677360999995">
                <text:p>0.204677360999995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289.4658548">
                <text:p>289.4658548</text:p>
              </table:table-cell>
              <table:table-cell office:value-type="float" office:value="0.209277320999718">
                <text:p>0.209277320999718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289.667558149">
                <text:p>289.667558149</text:p>
              </table:table-cell>
              <table:table-cell office:value-type="float" office:value="0.207509842000036">
                <text:p>0.207509842000036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289.869937564999">
                <text:p>289.869937564999</text:p>
              </table:table-cell>
              <table:table-cell office:value-type="float" office:value="0.205597381000189">
                <text:p>0.205597381000189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290.072069538">
                <text:p>290.072069538</text:p>
              </table:table-cell>
              <table:table-cell office:value-type="float" office:value="0.204192714999408">
                <text:p>0.204192714999408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290.273868908">
                <text:p>290.273868908</text:p>
              </table:table-cell>
              <table:table-cell office:value-type="float" office:value="0.204236927000238">
                <text:p>0.204236927000238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290.477069653">
                <text:p>290.477069653</text:p>
              </table:table-cell>
              <table:table-cell office:value-type="float" office:value="0.286589254999853">
                <text:p>0.286589254999853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290.679343547999">
                <text:p>290.679343547999</text:p>
              </table:table-cell>
              <table:table-cell office:value-type="float" office:value="0.20732820000012">
                <text:p>0.20732820000012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290.880996847">
                <text:p>290.880996847</text:p>
              </table:table-cell>
              <table:table-cell office:value-type="float" office:value="0.204695811999954">
                <text:p>0.204695811999954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291.083492744">
                <text:p>291.083492744</text:p>
              </table:table-cell>
              <table:table-cell office:value-type="float" office:value="0.204193167000085">
                <text:p>0.20419316700008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291.286835231999">
                <text:p>291.286835231999</text:p>
              </table:table-cell>
              <table:table-cell office:value-type="float" office:value="0.204662701999951">
                <text:p>0.204662701999951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291.489408631">
                <text:p>291.489408631</text:p>
              </table:table-cell>
              <table:table-cell office:value-type="float" office:value="0.209160781000719">
                <text:p>0.209160781000719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291.692703336999">
                <text:p>291.692703336999</text:p>
              </table:table-cell>
              <table:table-cell office:value-type="float" office:value="0.209676806000061">
                <text:p>0.209676806000061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291.895135725">
                <text:p>291.895135725</text:p>
              </table:table-cell>
              <table:table-cell office:value-type="float" office:value="0.204723992000254">
                <text:p>0.204723992000254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292.096316927999">
                <text:p>292.096316927999</text:p>
              </table:table-cell>
              <table:table-cell office:value-type="float" office:value="0.204321297999741">
                <text:p>0.204321297999741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292.298841616999">
                <text:p>292.298841616999</text:p>
              </table:table-cell>
              <table:table-cell office:value-type="float" office:value="0.204293398000118">
                <text:p>0.204293398000118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292.50080187">
                <text:p>292.50080187</text:p>
              </table:table-cell>
              <table:table-cell office:value-type="float" office:value="0.208875858000283">
                <text:p>0.208875858000283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292.70251366">
                <text:p>292.70251366</text:p>
              </table:table-cell>
              <table:table-cell office:value-type="float" office:value="0.206953117999547">
                <text:p>0.206953117999547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292.904727615">
                <text:p>292.904727615</text:p>
              </table:table-cell>
              <table:table-cell office:value-type="float" office:value="0.2040612159999">
                <text:p>0.2040612159999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293.107706248999">
                <text:p>293.107706248999</text:p>
              </table:table-cell>
              <table:table-cell office:value-type="float" office:value="0.208097029999408">
                <text:p>0.208097029999408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293.309817093999">
                <text:p>293.309817093999</text:p>
              </table:table-cell>
              <table:table-cell office:value-type="float" office:value="0.259920935999617">
                <text:p>0.259920935999617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293.511871668">
                <text:p>293.511871668</text:p>
              </table:table-cell>
              <table:table-cell office:value-type="float" office:value="0.206963796999844">
                <text:p>0.206963796999844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293.713678669999">
                <text:p>293.713678669999</text:p>
              </table:table-cell>
              <table:table-cell office:value-type="float" office:value="0.206685594000191">
                <text:p>0.206685594000191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293.916551312999">
                <text:p>293.916551312999</text:p>
              </table:table-cell>
              <table:table-cell office:value-type="float" office:value="0.205286428999898">
                <text:p>0.205286428999898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294.118389394999">
                <text:p>294.118389394999</text:p>
              </table:table-cell>
              <table:table-cell office:value-type="float" office:value="0.207053188999453">
                <text:p>0.207053188999453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294.322187418">
                <text:p>294.322187418</text:p>
              </table:table-cell>
              <table:table-cell office:value-type="float" office:value="0.259011125999677">
                <text:p>0.259011125999677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294.523692287">
                <text:p>294.523692287</text:p>
              </table:table-cell>
              <table:table-cell office:value-type="float" office:value="0.207881178000207">
                <text:p>0.207881178000207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294.725874283">
                <text:p>294.725874283</text:p>
              </table:table-cell>
              <table:table-cell office:value-type="float" office:value="0.206877517000066">
                <text:p>0.206877517000066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294.928771317">
                <text:p>294.928771317</text:p>
              </table:table-cell>
              <table:table-cell office:value-type="float" office:value="0.205391880999741">
                <text:p>0.205391880999741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295.130223194999">
                <text:p>295.130223194999</text:p>
              </table:table-cell>
              <table:table-cell office:value-type="float" office:value="0.204321239999445">
                <text:p>0.204321239999445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295.331974207">
                <text:p>295.331974207</text:p>
              </table:table-cell>
              <table:table-cell office:value-type="float" office:value="0.258223488000112">
                <text:p>0.258223488000112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295.53386721">
                <text:p>295.53386721</text:p>
              </table:table-cell>
              <table:table-cell office:value-type="float" office:value="0.207197901000654">
                <text:p>0.207197901000654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295.736762384">
                <text:p>295.736762384</text:p>
              </table:table-cell>
              <table:table-cell office:value-type="float" office:value="0.207054958999834">
                <text:p>0.207054958999834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295.937999170999">
                <text:p>295.937999170999</text:p>
              </table:table-cell>
              <table:table-cell office:value-type="float" office:value="0.205452093000531">
                <text:p>0.205452093000531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296.140081596">
                <text:p>296.140081596</text:p>
              </table:table-cell>
              <table:table-cell office:value-type="float" office:value="0.207153010999718">
                <text:p>0.207153010999718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296.342139062">
                <text:p>296.342139062</text:p>
              </table:table-cell>
              <table:table-cell office:value-type="float" office:value="0.257395429000098">
                <text:p>0.257395429000098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296.545488022">
                <text:p>296.545488022</text:p>
              </table:table-cell>
              <table:table-cell office:value-type="float" office:value="0.209432955999546">
                <text:p>0.209432955999546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296.747896851">
                <text:p>296.747896851</text:p>
              </table:table-cell>
              <table:table-cell office:value-type="float" office:value="0.20884647999992">
                <text:p>0.20884647999992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296.949921136">
                <text:p>296.949921136</text:p>
              </table:table-cell>
              <table:table-cell office:value-type="float" office:value="0.209877630999472">
                <text:p>0.209877630999472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297.151644778">
                <text:p>297.151644778</text:p>
              </table:table-cell>
              <table:table-cell office:value-type="float" office:value="0.205299330999878">
                <text:p>0.205299330999878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297.354398682">
                <text:p>297.354398682</text:p>
              </table:table-cell>
              <table:table-cell office:value-type="float" office:value="0.253576578999855">
                <text:p>0.253576578999855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297.555580539">
                <text:p>297.555580539</text:p>
              </table:table-cell>
              <table:table-cell office:value-type="float" office:value="0.206968710000183">
                <text:p>0.206968710000183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297.757369741999">
                <text:p>297.757369741999</text:p>
              </table:table-cell>
              <table:table-cell office:value-type="float" office:value="0.206942410000011">
                <text:p>0.206942410000011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297.9586887">
                <text:p>297.9586887</text:p>
              </table:table-cell>
              <table:table-cell office:value-type="float" office:value="0.205388692999804">
                <text:p>0.205388692999804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298.160643634999">
                <text:p>298.160643634999</text:p>
              </table:table-cell>
              <table:table-cell office:value-type="float" office:value="0.208182513999418">
                <text:p>0.208182513999418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298.363324768">
                <text:p>298.363324768</text:p>
              </table:table-cell>
              <table:table-cell office:value-type="float" office:value="0.252896132000387">
                <text:p>0.252896132000387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298.565647367999">
                <text:p>298.565647367999</text:p>
              </table:table-cell>
              <table:table-cell office:value-type="float" office:value="0.207016950000252">
                <text:p>0.207016950000252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298.767248739">
                <text:p>298.767248739</text:p>
              </table:table-cell>
              <table:table-cell office:value-type="float" office:value="0.207238932999644">
                <text:p>0.207238932999644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298.969841911">
                <text:p>298.969841911</text:p>
              </table:table-cell>
              <table:table-cell office:value-type="float" office:value="0.204745946000003">
                <text:p>0.204745946000003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299.172557516">
                <text:p>299.172557516</text:p>
              </table:table-cell>
              <table:table-cell office:value-type="float" office:value="0.20502420900084">
                <text:p>0.20502420900084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299.374502891">
                <text:p>299.374502891</text:p>
              </table:table-cell>
              <table:table-cell office:value-type="float" office:value="0.258932147999985">
                <text:p>0.25893214799998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299.577345567">
                <text:p>299.577345567</text:p>
              </table:table-cell>
              <table:table-cell office:value-type="float" office:value="0.214057557999695">
                <text:p>0.214057557999695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299.779588185999">
                <text:p>299.779588185999</text:p>
              </table:table-cell>
              <table:table-cell office:value-type="float" office:value="0.208205224999801">
                <text:p>0.208205224999801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299.982261239999">
                <text:p>299.982261239999</text:p>
              </table:table-cell>
              <table:table-cell office:value-type="float" office:value="0.20477833699988">
                <text:p>0.20477833699988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300.184322407">
                <text:p>300.184322407</text:p>
              </table:table-cell>
              <table:table-cell office:value-type="float" office:value="0.20550962499965">
                <text:p>0.205509624999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1cm" svg:height="9.006cm" xlink:href=".." xlink:type="simple" chart:class="chart:scatter" chart:style-name="ch1">
        <chart:legend chart:legend-position="end" svg:x="13.102cm" svg:y="4.204cm" style:legend-expansion="high" chart:style-name="ch2"/>
        <chart:plot-area chart:style-name="ch3" table:cell-range-address="data.G1:data.G1474" svg:x="0.319cm" svg:y="0.18cm" svg:width="12.464cm" svg:height="8.646cm">
          <chart:coordinate-region svg:x="1.231cm" svg:y="0.379cm" svg:width="11.18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G1:data.G1474" chart:class="chart:scatter">
            <chart:data-point chart:repeated="147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data.G1:data.G14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902302699993">
                <text:p>0.349023026999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05033189999995">
                <text:p>0.2050331899999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05624705999981">
                <text:p>0.2056247059999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05973510999684">
                <text:p>0.2059735109996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0495142999971">
                <text:p>0.204951429999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4414993999308">
                <text:p>0.2044149939993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06220643999586">
                <text:p>0.2062206439995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04105320000053">
                <text:p>0.2041053200000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06781339999907">
                <text:p>0.2067813399999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03954478999549">
                <text:p>0.2039544789995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04584476000491">
                <text:p>0.2045844760004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04447404999883">
                <text:p>0.2044474049998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1218859000146">
                <text:p>0.2212188590001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05513516999417">
                <text:p>0.2055135169994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07038132999514">
                <text:p>0.2070381329995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04649248000351">
                <text:p>0.2046492480003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04216173000532">
                <text:p>0.2042161730005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04092140999819">
                <text:p>0.2040921409998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0554112999489">
                <text:p>0.2105541129994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04980671000158">
                <text:p>0.2049806710001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04035220999685">
                <text:p>0.2040352209996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04881040000146">
                <text:p>0.2048810400001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04268323000179">
                <text:p>0.2042683230001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07850003000203">
                <text:p>0.2078500030002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0460072700007">
                <text:p>0.204600727000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0427292399927">
                <text:p>0.204272923999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04173131999596">
                <text:p>0.2041731319995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04254283999944">
                <text:p>0.2042542839999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08774593999806">
                <text:p>0.2087745939998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0461074800005">
                <text:p>0.204610748000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04683289000059">
                <text:p>0.2046832890000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0545686800051">
                <text:p>0.205456868000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06614679999802">
                <text:p>0.2066146799998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04286985000181">
                <text:p>0.2042869850001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04339255000377">
                <text:p>0.2043392550003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06239457000265">
                <text:p>0.2062394570002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05552419000014">
                <text:p>0.2055524190000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03975721999996">
                <text:p>0.2039757219999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04222085000765">
                <text:p>0.2042220850007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04225505000068">
                <text:p>0.2042255050000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04854621999402">
                <text:p>0.2048546219994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05471518000195">
                <text:p>0.2054715180001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16441339999619">
                <text:p>0.2164413399996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09426711999186">
                <text:p>0.2094267119991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04217004999919">
                <text:p>0.2042170049999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04881102999934">
                <text:p>0.2048811029999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0429769600014">
                <text:p>0.204297696000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04051674000766">
                <text:p>0.2040516740007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04048722999687">
                <text:p>0.2040487229996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07422521000808">
                <text:p>0.2074225210008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05042554999636">
                <text:p>0.2050425549996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04618839999966">
                <text:p>0.2046188399999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04294115999801">
                <text:p>0.2042941159998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04170205000082">
                <text:p>0.2041702050000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04241495999668">
                <text:p>0.2042414959996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04702191000251">
                <text:p>0.2047021910002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0313569299924">
                <text:p>0.203135692999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06034445999649">
                <text:p>0.2060344459996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04073494999648">
                <text:p>0.2040734949996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04086893999374">
                <text:p>0.2040868939993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04063254000175">
                <text:p>0.2040632540001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04284196999652">
                <text:p>0.2042841969996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04480549000436">
                <text:p>0.2044805490004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0881856699998">
                <text:p>0.208818566999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04771112000344">
                <text:p>0.2047711120003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04515569999785">
                <text:p>0.2045155699997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04139036000015">
                <text:p>0.2041390360000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04240626999308">
                <text:p>0.2042406269993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04053166000449">
                <text:p>0.2040531660004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04247847999795">
                <text:p>0.2042478479997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04478859999654">
                <text:p>0.2044788599996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39129311999932">
                <text:p>0.2391293119999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04883213999892">
                <text:p>0.2048832139998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25393751999945">
                <text:p>0.2253937519999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03980673999467">
                <text:p>0.2039806739994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04153265999594">
                <text:p>0.2041532659995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04400549000638">
                <text:p>0.2044005490006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05323350000072">
                <text:p>0.2053233500000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07275751000452">
                <text:p>0.2072757510004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0439978900049">
                <text:p>0.204399789000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0421363800051">
                <text:p>0.204213638000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03896714000621">
                <text:p>0.2038967140006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04484351000247">
                <text:p>0.2044843510002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1759968599963">
                <text:p>0.217599685999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05651034000766">
                <text:p>0.2056510340007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07720757000061">
                <text:p>0.2077207570000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05189268999675">
                <text:p>0.2051892689996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04490870999507">
                <text:p>0.2044908709995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03955116000543">
                <text:p>0.2039551160005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0413755699974">
                <text:p>0.204137556999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04147618000206">
                <text:p>0.2041476180002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04907357000593">
                <text:p>0.2049073570005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04027236999536">
                <text:p>0.2040272369995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04050766999899">
                <text:p>0.2040507669998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04653664000034">
                <text:p>0.2046536640000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05098337999516">
                <text:p>0.2050983379995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05312451000282">
                <text:p>0.2053124510002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04994738000096">
                <text:p>0.2049947380000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05514834000496">
                <text:p>0.2055148340004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04980827999862">
                <text:p>0.2049808279998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05282931000511">
                <text:p>0.2052829310005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05089938999663">
                <text:p>0.2050899389996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04135348999444">
                <text:p>0.2041353489994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31151907999447">
                <text:p>0.23115190799944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05237451000357">
                <text:p>0.2052374510003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04221910000342">
                <text:p>0.2042219100003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04210369999601">
                <text:p>0.2042103699996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06186071999582">
                <text:p>0.2061860719995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04795245999776">
                <text:p>0.2047952459997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04524613999638">
                <text:p>0.2045246139996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04981658999714">
                <text:p>0.2049816589997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04601353999351">
                <text:p>0.2046013539993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04238551000344">
                <text:p>0.2042385510003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11239868000121">
                <text:p>0.2112398680001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05143580999902">
                <text:p>0.2051435809999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079535820003">
                <text:p>0.20795358200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04323381999529">
                <text:p>0.20432338199952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0435591200021">
                <text:p>0.204355912000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04383673000848">
                <text:p>0.2043836730008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04160299999785">
                <text:p>0.2041602999997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03988369000399">
                <text:p>0.2039883690003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05254991999936">
                <text:p>0.2052549919999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04202921000615">
                <text:p>0.2042029210006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04341133000526">
                <text:p>0.2043411330005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04055609000534">
                <text:p>0.2040556090005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04203121999853">
                <text:p>0.20420312199985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04580605000047">
                <text:p>0.2045806050000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04421723999985">
                <text:p>0.20442172399998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04659006999464">
                <text:p>0.2046590069994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05303132999688">
                <text:p>0.20530313299968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07541879000019">
                <text:p>0.2075418790000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05948212000294">
                <text:p>0.2059482120002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04325482999593">
                <text:p>0.2043254829995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04129871000077">
                <text:p>0.20412987100007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04380733999642">
                <text:p>0.2043807339996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07538730000124">
                <text:p>0.2075387300001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03985199999806">
                <text:p>0.20398519999980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04164071999912">
                <text:p>0.2041640719999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13017650000438">
                <text:p>0.2130176500004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05101632999686">
                <text:p>0.2051016329996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04671748000692">
                <text:p>0.2046717480006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06358047000322">
                <text:p>0.2063580470003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04719019000549">
                <text:p>0.2047190190005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08045875999233">
                <text:p>0.2080458759992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0502265200048">
                <text:p>0.205022652000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04918301000362">
                <text:p>0.2049183010003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05259014999683">
                <text:p>0.20525901499968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04720868999175">
                <text:p>0.2047208689991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04720329000338">
                <text:p>0.2047203290003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04309314999591">
                <text:p>0.2043093149995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04393815999538">
                <text:p>0.2043938159995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04562967000129">
                <text:p>0.2045629670001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04457115999503">
                <text:p>0.2044571159995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27976297999703">
                <text:p>0.2279762979997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04712868999195">
                <text:p>0.2047128689991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04154473000017">
                <text:p>0.20415447300001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02940279999893">
                <text:p>0.20294027999989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07524051000291">
                <text:p>0.2075240510002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04319194999698">
                <text:p>0.2043191949996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04411536999942">
                <text:p>0.20441153699994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04762071000005">
                <text:p>0.2047620710000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04651869000372">
                <text:p>0.2046518690003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04645759000414">
                <text:p>0.2046457590004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04484138000225">
                <text:p>0.2044841380002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09908267999708">
                <text:p>0.2099082679997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04304404999675">
                <text:p>0.2043044049996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04002092000337">
                <text:p>0.20400209200033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04619940000157">
                <text:p>0.20461994000015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21096051999666">
                <text:p>0.2210960519996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04814122000244">
                <text:p>0.2048141220002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05221586999869">
                <text:p>0.2052215869998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06812684000397">
                <text:p>0.2068126840003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05326197000431">
                <text:p>0.20532619700043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04839292999168">
                <text:p>0.2048392929991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0565192200047">
                <text:p>0.205651922000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16214768999635">
                <text:p>0.21621476899963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06045496000115">
                <text:p>0.2060454960001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04162975000145">
                <text:p>0.20416297500014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03959702999782">
                <text:p>0.20395970299978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34819025000434">
                <text:p>0.2348190250004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04924634000236">
                <text:p>0.20492463400023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37061520999305">
                <text:p>0.2370615209993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063983500002">
                <text:p>0.20639835000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05281997999919">
                <text:p>0.2052819979999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06736753999394">
                <text:p>0.20673675399939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04973015000178">
                <text:p>0.2049730150001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05462600999454">
                <text:p>0.20546260099945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06126907999533">
                <text:p>0.2061269079995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04121645999294">
                <text:p>0.2041216459992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04831252999611">
                <text:p>0.20483125299961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04338438000377">
                <text:p>0.20433843800037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04226177000237">
                <text:p>0.2042261770002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04566661000172">
                <text:p>0.20456666100017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06010217000767">
                <text:p>0.2060102170007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04979006000031">
                <text:p>0.2049790060000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04336728999806">
                <text:p>0.2043367289998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0442439999988">
                <text:p>0.204424399999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04410268999709">
                <text:p>0.20441026899970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04122957000436">
                <text:p>0.2041229570004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04325829000481">
                <text:p>0.20432582900048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04144716999508">
                <text:p>0.2041447169995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09136561999912">
                <text:p>0.20913656199991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21877484000288">
                <text:p>0.22187748400028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05075427999873">
                <text:p>0.20507542799987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04483980999612">
                <text:p>0.2044839809996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04109586999948">
                <text:p>0.20410958699994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04158606999954">
                <text:p>0.20415860699995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04358959999809">
                <text:p>0.20435895999980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04125737999675">
                <text:p>0.2041257379996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03075566000734">
                <text:p>0.20307556600073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04550712000128">
                <text:p>0.20455071200012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0440304099975">
                <text:p>0.204403040999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04018937000001">
                <text:p>0.2040189370000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058075369996">
                <text:p>0.205807536999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0647817400004">
                <text:p>0.206478174000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04663583000183">
                <text:p>0.20466358300018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05013368000436">
                <text:p>0.2050133680004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06812067999635">
                <text:p>0.20681206799963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04589833999307">
                <text:p>0.2045898339993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03930466000202">
                <text:p>0.20393046600020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04011576999619">
                <text:p>0.2040115769996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04537893000634">
                <text:p>0.2045378930006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43542536999485">
                <text:p>0.24354253699948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04446132000157">
                <text:p>0.20444613200015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07032440999683">
                <text:p>0.20703244099968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04795866000495">
                <text:p>0.2047958660004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04659275000267">
                <text:p>0.2046592750002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05149610000262">
                <text:p>0.20514961000026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05111349000617">
                <text:p>0.20511134900061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04438951999691">
                <text:p>0.2044389519996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03938396999547">
                <text:p>0.20393839699954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05426843000168">
                <text:p>0.20542684300016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0688607000011">
                <text:p>0.206886070000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04607785000007">
                <text:p>0.20460778500000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04537284000253">
                <text:p>0.20453728400025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06745228000727">
                <text:p>0.20674522800072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04502473000503">
                <text:p>0.20450247300050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05379052999888">
                <text:p>0.20537905299988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04661865999697">
                <text:p>0.20466186599969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0757668799979">
                <text:p>0.2075766879997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06766000000243">
                <text:p>0.20676600000024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04669716999888">
                <text:p>0.20466971699988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29329810999843">
                <text:p>0.2293298109998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04604225000367">
                <text:p>0.2046042250003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05151311000009">
                <text:p>0.20515131100000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06764020000264">
                <text:p>0.2067640200002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04806727999312">
                <text:p>0.20480672799931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06631148999804">
                <text:p>0.20663114899980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10565231999681">
                <text:p>0.21056523199968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04097699999693">
                <text:p>0.20409769999969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05645718000596">
                <text:p>0.20564571800059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04050630000893">
                <text:p>0.20405063000089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0450581499972">
                <text:p>0.2045058149997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04085420000411">
                <text:p>0.20408542000041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04210372000489">
                <text:p>0.20421037200048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04714387999957">
                <text:p>0.20471438799995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04963641000177">
                <text:p>0.20496364100017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04655167000055">
                <text:p>0.20465516700005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0510958199975">
                <text:p>0.2051095819997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05387725000037">
                <text:p>0.20538772500003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03960619999634">
                <text:p>0.20396061999963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09251287999905">
                <text:p>0.20925128799990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04933441000321">
                <text:p>0.2049334410003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06469886999912">
                <text:p>0.20646988699991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0526195399998">
                <text:p>0.2052619539999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061900839999">
                <text:p>0.206190083999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05893882000055">
                <text:p>0.20589388200005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04188021999471">
                <text:p>0.20418802199947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0267612600037">
                <text:p>0.2026761260003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03849939000065">
                <text:p>0.20384993900006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06198234999647">
                <text:p>0.20619823499964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03020269999797">
                <text:p>0.20302026999979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04552907000107">
                <text:p>0.20455290700010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09914766000111">
                <text:p>0.20991476600011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08357679000073">
                <text:p>0.20835767900007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04776030000176">
                <text:p>0.20477603000017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05563428999994">
                <text:p>0.20556342899999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06500479000169">
                <text:p>0.20650047900016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065774900002">
                <text:p>0.206577490000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05118043999391">
                <text:p>0.20511804399939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04750719999538">
                <text:p>0.20475071999953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20454855800017">
                <text:p>0.2045485580001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233587360999991">
                <text:p>0.23358736099999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0604563500001">
                <text:p>0.2060456350000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04237533999731">
                <text:p>0.20423753399973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07752273000551">
                <text:p>0.20775227300055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04264455000157">
                <text:p>0.20426445500015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04020031999789">
                <text:p>0.20402003199978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04259205000199">
                <text:p>0.20425920500019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0461923899984">
                <text:p>0.2046192389998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04831441999886">
                <text:p>0.20483144199988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26189568999871">
                <text:p>0.22618956899987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204520348999722">
                <text:p>0.20452034899972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04758141000639">
                <text:p>0.20475814100063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04999243999737">
                <text:p>0.20499924399973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04156664999573">
                <text:p>0.20415666499957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04104694000307">
                <text:p>0.20410469400030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204108724000434">
                <text:p>0.20410872400043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05697242000497">
                <text:p>0.20569724200049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204701550999744">
                <text:p>0.20470155099974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204566019000595">
                <text:p>0.20456601900059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204268436000348">
                <text:p>0.20426843600034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204038632999982">
                <text:p>0.20403863299998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204251626000769">
                <text:p>0.20425162600076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204337017000398">
                <text:p>0.20433701700039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204459169000074">
                <text:p>0.20445916900007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208754415999465">
                <text:p>0.20875441599946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205347608000011">
                <text:p>0.20534760800001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204788353000367">
                <text:p>0.20478835300036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204305026999464">
                <text:p>0.20430502699946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204610400999627">
                <text:p>0.20461040099962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204519488999722">
                <text:p>0.20451948899972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204295387999991">
                <text:p>0.20429538799999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208893269000328">
                <text:p>0.20889326900032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204784232999373">
                <text:p>0.20478423299937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204457168999397">
                <text:p>0.20445716899939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267672855000455">
                <text:p>0.26767285500045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204964234999352">
                <text:p>0.20496423499935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205351419999715">
                <text:p>0.20535141999971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204848084000332">
                <text:p>0.20484808400033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20807410999987">
                <text:p>0.2080741099998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204261478000262">
                <text:p>0.20426147800026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204227776999687">
                <text:p>0.20422777699968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204252428000473">
                <text:p>0.20425242800047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20462980100001">
                <text:p>0.2046298010000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206401592000475">
                <text:p>0.20640159200047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205055276999701">
                <text:p>0.2050552769997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209286674000396">
                <text:p>0.20928667400039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204455819999566">
                <text:p>0.20445581999956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204403210000237">
                <text:p>0.20440321000023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203972485000122">
                <text:p>0.20397248500012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207289132999904">
                <text:p>0.20728913299990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204778484999224">
                <text:p>0.20477848499922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20440723000047">
                <text:p>0.2044072300004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203911024000263">
                <text:p>0.20391102400026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203860304000045">
                <text:p>0.20386030400004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207376743000168">
                <text:p>0.20737674300016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205401091000567">
                <text:p>0.20540109100056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206096319000608">
                <text:p>0.20609631900060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205068948000189">
                <text:p>0.20506894800018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204353569999512">
                <text:p>0.20435356999951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205099048999728">
                <text:p>0.20509904899972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206087148999359">
                <text:p>0.20608714899935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204116978000457">
                <text:p>0.20411697800045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271857823000573">
                <text:p>0.27185782300057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204680184000608">
                <text:p>0.20468018400060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231658255000184">
                <text:p>0.23165825500018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204998027000329">
                <text:p>0.20499802700032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204642134000096">
                <text:p>0.20464213400009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208983933000127">
                <text:p>0.20898393300012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206028169000092">
                <text:p>0.20602816900009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204161448999912">
                <text:p>0.20416144899991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2055255639998">
                <text:p>0.205525563999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205150030000368">
                <text:p>0.20515003000036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206166080999537">
                <text:p>0.20616608099953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204966818000685">
                <text:p>0.20496681800068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228031194999858">
                <text:p>0.2280311949998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208335545000409">
                <text:p>0.20833554500040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204692644999341">
                <text:p>0.20469264499934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210190126000271">
                <text:p>0.21019012600027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205376153999168">
                <text:p>0.20537615399916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204395932999432">
                <text:p>0.20439593299943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208153584000684">
                <text:p>0.20815358400068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209380227999645">
                <text:p>0.20938022799964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204160789000525">
                <text:p>0.20416078900052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204407752000407">
                <text:p>0.20440775200040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205486695000218">
                <text:p>0.20548669500021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204487113999676">
                <text:p>0.20448711399967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204662064999866">
                <text:p>0.20466206499986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204147090000333">
                <text:p>0.20414709000033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203978448000271">
                <text:p>0.20397844800027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203985598000145">
                <text:p>0.20398559800014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203933347999737">
                <text:p>0.20393334799973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204797945999417">
                <text:p>0.20479794599941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204798067999946">
                <text:p>0.20479806799994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253973896999923">
                <text:p>0.25397389699992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205022860000099">
                <text:p>0.20502286000009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207045033000213">
                <text:p>0.20704503300021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205003230999864">
                <text:p>0.20500323099986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204383173999304">
                <text:p>0.20438317399930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204663786999845">
                <text:p>0.20466378699984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209533430000192">
                <text:p>0.20953343000019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206391555999289">
                <text:p>0.20639155599928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204392493999876">
                <text:p>0.20439249399987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204318672999761">
                <text:p>0.20431867299976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203995650000252">
                <text:p>0.20399565000025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208626052">
                <text:p>0.20862605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20968601200002">
                <text:p>0.2096860120000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204744778000531">
                <text:p>0.20474477800053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204234882000492">
                <text:p>0.20423488200049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204233141999794">
                <text:p>0.20423314199979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204053071000089">
                <text:p>0.20405307100008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202999598999668">
                <text:p>0.20299959899966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205958191999343">
                <text:p>0.20595819199934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205055692000315">
                <text:p>0.2050556920003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203978330000609">
                <text:p>0.20397833000060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210285269999986">
                <text:p>0.21028526999998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204113352000604">
                <text:p>0.20411335200060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209402200999648">
                <text:p>0.20940220099964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220224572000006">
                <text:p>0.22022457200000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205001172000266">
                <text:p>0.20500117200026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210202899999786">
                <text:p>0.21020289999978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205483697999625">
                <text:p>0.20548369799962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206627339999613">
                <text:p>0.20662733999961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206592619999356">
                <text:p>0.20659261999935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20442190599988">
                <text:p>0.2044219059998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204646377999779">
                <text:p>0.20464637799977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203852679000192">
                <text:p>0.20385267900019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312360583000554">
                <text:p>0.31236058300055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21082419800041">
                <text:p>0.2108241980004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266249938000328">
                <text:p>0.26624993800032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204681930000334">
                <text:p>0.20468193000033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204997412000012">
                <text:p>0.20499741200001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204564908000066">
                <text:p>0.20456490800006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207097307000367">
                <text:p>0.20709730700036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206789732999823">
                <text:p>0.20678973299982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208614943000612">
                <text:p>0.20861494300061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204389597000045">
                <text:p>0.20438959700004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204113142999631">
                <text:p>0.20411314299963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20443985700058">
                <text:p>0.2044398570005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20500148300016">
                <text:p>0.2050014830001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20426976500039">
                <text:p>0.2042697650003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204888572000527">
                <text:p>0.20488857200052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20689015500011">
                <text:p>0.2068901550001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204563869000594">
                <text:p>0.20456386900059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204550419000043">
                <text:p>0.20455041900004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20402162299979">
                <text:p>0.2040216229997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203957102000459">
                <text:p>0.20395710200045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204262205000305">
                <text:p>0.20426220500030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204538918000253">
                <text:p>0.20453891800025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203352115999223">
                <text:p>0.20335211599922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209689526999682">
                <text:p>0.20968952699968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20412908399976">
                <text:p>0.2041290839997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204025014000763">
                <text:p>0.20402501400076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204240015999858">
                <text:p>0.20424001599985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203943231999801">
                <text:p>0.20394323199980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204839091999929">
                <text:p>0.20483909199992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204556498999409">
                <text:p>0.20455649899940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208674475999942">
                <text:p>0.20867447599994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204368787999556">
                <text:p>0.20436878799955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2039011020006">
                <text:p>0.203901102000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204457677999926">
                <text:p>0.20445767799992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204241306000768">
                <text:p>0.20424130600076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204415528999562">
                <text:p>0.20441552899956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273187838000013">
                <text:p>0.27318783800001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204828562999865">
                <text:p>0.20482856299986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208761517000312">
                <text:p>0.20876151700031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204104065999672">
                <text:p>0.20410406599967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204559329999938">
                <text:p>0.20455932999993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20438225900034">
                <text:p>0.2043822590003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203329855999982">
                <text:p>0.20332985599998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20433139799934">
                <text:p>0.2043313979993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204045954000321">
                <text:p>0.20404595400032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205590972000209">
                <text:p>0.20559097200020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205968606999704">
                <text:p>0.20596860699970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204018125000403">
                <text:p>0.20401812500040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204699271999743">
                <text:p>0.20469927199974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217103631999635">
                <text:p>0.21710363199963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204312529000163">
                <text:p>0.20431252900016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204710512999554">
                <text:p>0.20471051299955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20460446099969">
                <text:p>0.2046044609996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204233086999921">
                <text:p>0.20423308699992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204209957000785">
                <text:p>0.20420995700078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209887690999494">
                <text:p>0.20988769099949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20635472199956">
                <text:p>0.2063547219995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204434230000516">
                <text:p>0.20443423000051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204096356999798">
                <text:p>0.20409635699979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204417971000112">
                <text:p>0.20441797100011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210165245000098">
                <text:p>0.21016524500009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206465344000208">
                <text:p>0.20646534400020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205959277000147">
                <text:p>0.20595927700014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204999156999293">
                <text:p>0.20499915699929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205994388000363">
                <text:p>0.20599438800036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206276290999995">
                <text:p>0.20627629099999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20523564999985">
                <text:p>0.2052356499998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207479624999905">
                <text:p>0.20747962499990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204375219999747">
                <text:p>0.20437521999974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203958106000755">
                <text:p>0.20395810600075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204033166000045">
                <text:p>0.20403316600004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224853660000008">
                <text:p>0.22485366000000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204655632999675">
                <text:p>0.20465563299967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203920945000391">
                <text:p>0.20392094500039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375851632999911">
                <text:p>0.37585163299991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205849718000536">
                <text:p>0.20584971800053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339661217999492">
                <text:p>0.33966121799949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203200838000157">
                <text:p>0.20320083800015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202725502999783">
                <text:p>0.20272550299978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207641177999903">
                <text:p>0.20764117799990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205217030999847">
                <text:p>0.20521703099984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236515401000361">
                <text:p>0.23651540100036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206012800000281">
                <text:p>0.20601280000028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204953297999964">
                <text:p>0.20495329799996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206069021000076">
                <text:p>0.20606902100007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209258306000265">
                <text:p>0.20925830600026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20496164799988">
                <text:p>0.2049616479998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211234407999655">
                <text:p>0.21123440799965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204772015999879">
                <text:p>0.20477201599987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205149280000114">
                <text:p>0.20514928000011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210531990999698">
                <text:p>0.21053199099969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20693454999946">
                <text:p>0.2069345499994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207230813999558">
                <text:p>0.20723081399955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208707241000411">
                <text:p>0.20870724100041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204380462999325">
                <text:p>0.20438046299932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20450576300027">
                <text:p>0.2045057630002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215232373999243">
                <text:p>0.21523237399924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205084191000424">
                <text:p>0.20508419100042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20559468600004">
                <text:p>0.2055946860000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206834710000294">
                <text:p>0.20683471000029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205971780999789">
                <text:p>0.20597178099978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204343272999722">
                <text:p>0.20434327299972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205214812000122">
                <text:p>0.20521481200012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206788700999823">
                <text:p>0.20678870099982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205666136999753">
                <text:p>0.20566613699975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204204860999198">
                <text:p>0.20420486099919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206819050999911">
                <text:p>0.20681905099991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204892009000105">
                <text:p>0.20489200900010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206091271999867">
                <text:p>0.20609127199986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209695702999852">
                <text:p>0.20969570299985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204849278999973">
                <text:p>0.20484927899997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20404741999937">
                <text:p>0.2040474199993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205636167000193">
                <text:p>0.20563616700019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204709948000527">
                <text:p>0.20470994800052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20404027999939">
                <text:p>0.2040402799993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204841978999866">
                <text:p>0.20484197899986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207302257000265">
                <text:p>0.20730225700026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204506526000841">
                <text:p>0.20450652600084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254483265999625">
                <text:p>0.25448326599962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206350215999919">
                <text:p>0.20635021599991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267156189000161">
                <text:p>0.26715618900016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202467242000239">
                <text:p>0.20246724200023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205047131999891">
                <text:p>0.20504713199989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204155841999636">
                <text:p>0.20415584199963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203829738000422">
                <text:p>0.20382973800042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202789507000489">
                <text:p>0.20278950700048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206017451999287">
                <text:p>0.20601745199928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207037534000847">
                <text:p>0.20703753400084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205798961000255">
                <text:p>0.20579896100025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205578948000039">
                <text:p>0.20557894800003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205699479000032">
                <text:p>0.20569947900003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204742929000531">
                <text:p>0.20474292900053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208193086999927">
                <text:p>0.20819308699992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204669708000438">
                <text:p>0.20466970800043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204686129000038">
                <text:p>0.20468612900003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204298354999992">
                <text:p>0.20429835499999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215746163000404">
                <text:p>0.21574616300040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204719118999492">
                <text:p>0.20471911899949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206217005999861">
                <text:p>0.20621700599986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20796747499935">
                <text:p>0.2079674749993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204917291000129">
                <text:p>0.20491729100012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207713383000737">
                <text:p>0.20771338300073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204043552000257">
                <text:p>0.20404355200025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204691539999658">
                <text:p>0.20469153999965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214750422000179">
                <text:p>0.21475042200017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205781420999301">
                <text:p>0.20578142099930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203922830999545">
                <text:p>0.20392283099954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205354687000181">
                <text:p>0.20535468700018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205422047999491">
                <text:p>0.20542204799949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203800150000461">
                <text:p>0.20380015000046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205278475999876">
                <text:p>0.20527847599987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204618359000051">
                <text:p>0.20461835900005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228844441000547">
                <text:p>0.22884444100054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205983345000277">
                <text:p>0.20598334500027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212806761000138">
                <text:p>0.21280676100013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205702651000138">
                <text:p>0.20570265100013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207467920999989">
                <text:p>0.20746792099998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204759921000004">
                <text:p>0.20475992100000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20501931400031">
                <text:p>0.2050193140003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204741231000298">
                <text:p>0.20474123100029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206223596999735">
                <text:p>0.20622359699973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207224619000044">
                <text:p>0.20722461900004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362874477999867">
                <text:p>0.36287447799986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204176435000591">
                <text:p>0.20417643500059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319448520000151">
                <text:p>0.31944852000015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203098553000018">
                <text:p>0.20309855300001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201650537000205">
                <text:p>0.20165053700020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202568706999955">
                <text:p>0.20256870699995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203505057999791">
                <text:p>0.20350505799979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20864177599924">
                <text:p>0.2086417759992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206798115000311">
                <text:p>0.20679811500031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204867992999425">
                <text:p>0.20486799299942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204669091000142">
                <text:p>0.20466909100014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204970243999924">
                <text:p>0.20497024399992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204036793999876">
                <text:p>0.20403679399987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204591689999688">
                <text:p>0.20459168999968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206175428999813">
                <text:p>0.20617542899981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207088178000049">
                <text:p>0.20708817800004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204555810000784">
                <text:p>0.20455581000078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204606051000155">
                <text:p>0.20460605100015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203965902999698">
                <text:p>0.20396590299969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203889272999731">
                <text:p>0.20388927299973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20494875500026">
                <text:p>0.2049487550002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204745661999368">
                <text:p>0.20474566199936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20597831699979">
                <text:p>0.2059783169997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204774732999795">
                <text:p>0.20477473299979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204476059999251">
                <text:p>0.20447605999925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20753573499951">
                <text:p>0.2075357349995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204377449000276">
                <text:p>0.20437744900027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20435126800021">
                <text:p>0.2043512680002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204327288999593">
                <text:p>0.20432728899959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203406788999928">
                <text:p>0.20340678899992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212082086000009">
                <text:p>0.21208208600000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204578011000194">
                <text:p>0.20457801100019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204905595999662">
                <text:p>0.20490559599966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210549838999214">
                <text:p>0.21054983899921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207014798999808">
                <text:p>0.20701479899980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205147738000051">
                <text:p>0.20514773800005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206957869000689">
                <text:p>0.20695786900068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202854193000348">
                <text:p>0.20285419300034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205107028000384">
                <text:p>0.20510702800038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204305088999718">
                <text:p>0.20430508899971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203989696000463">
                <text:p>0.20398969600046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204193438000402">
                <text:p>0.20419343800040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204642843000329">
                <text:p>0.20464284300032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210084184000152">
                <text:p>0.21008418400015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20672657599971">
                <text:p>0.2067265759997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204161968000335">
                <text:p>0.20416196800033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204548212000191">
                <text:p>0.20454821200019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212835426000311">
                <text:p>0.21283542600031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204579121999814">
                <text:p>0.20457912199981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412663685000553">
                <text:p>0.41266368500055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222893748999923">
                <text:p>0.22289374899992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334583027000008">
                <text:p>0.33458302700000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201572549000048">
                <text:p>0.20157254900004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204784694999944">
                <text:p>0.20478469499994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204978216999734">
                <text:p>0.20497821699973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204718035000042">
                <text:p>0.20471803500004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204542512999979">
                <text:p>0.20454251299997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204697345000568">
                <text:p>0.20469734500056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20595049900021">
                <text:p>0.2059504990002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204636294000011">
                <text:p>0.20463629400001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20387770599973">
                <text:p>0.2038777059997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204850355999952">
                <text:p>0.20485035599995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20446024299963">
                <text:p>0.2044602429996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205141129999902">
                <text:p>0.20514112999990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206012890000238">
                <text:p>0.20601289000023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205123389000619">
                <text:p>0.20512338900061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208454657000402">
                <text:p>0.20845465700040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206869149999875">
                <text:p>0.20686914999987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20426985100039">
                <text:p>0.2042698510003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212029147999601">
                <text:p>0.21202914799960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204602273999626">
                <text:p>0.20460227399962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204862216999572">
                <text:p>0.20486221699957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204639465000582">
                <text:p>0.20463946500058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20519176200014">
                <text:p>0.2051917620001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20749246700052">
                <text:p>0.2074924670005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204181029999745">
                <text:p>0.20418102999974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20453510399966">
                <text:p>0.2045351039996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206772088999969">
                <text:p>0.20677208899996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20467338599974">
                <text:p>0.2046733859997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204988239000159">
                <text:p>0.20498823900015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205744488000164">
                <text:p>0.20574448800016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20387843700064">
                <text:p>0.2038784370006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206517157000235">
                <text:p>0.20651715700023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204731426999388">
                <text:p>0.20473142699938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207109974000559">
                <text:p>0.20710997400055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204262572000516">
                <text:p>0.20426257200051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204812367000159">
                <text:p>0.20481236700015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206314245000613">
                <text:p>0.20631424500061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206449586999952">
                <text:p>0.20644958699995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204834437999125">
                <text:p>0.20483443799912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210068018000129">
                <text:p>0.21006801800012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209199347000322">
                <text:p>0.20919934700032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20464914600052">
                <text:p>0.2046491460005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207992233999903">
                <text:p>0.20799223399990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204622876999565">
                <text:p>0.20462287699956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205017011000564">
                <text:p>0.20501701100056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204565896000531">
                <text:p>0.20456589600053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204899889999979">
                <text:p>0.20489988999997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204125150999971">
                <text:p>0.20412515099997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204454635000729">
                <text:p>0.20445463500072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206390415999522">
                <text:p>0.20639041599952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205194762999781">
                <text:p>0.20519476299978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206285625000419">
                <text:p>0.20628562500041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204624867000348">
                <text:p>0.20462486700034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269620048999968">
                <text:p>0.26962004899996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204582616000152">
                <text:p>0.20458261600015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205487346999689">
                <text:p>0.20548734699968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207004973999574">
                <text:p>0.20700497399957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203915058999883">
                <text:p>0.20391505899988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204481486000077">
                <text:p>0.20448148600007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206260795000162">
                <text:p>0.20626079500016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207130515999779">
                <text:p>0.20713051599977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220848051000758">
                <text:p>0.22084805100075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20971010500034">
                <text:p>0.2097101050003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205295515000216">
                <text:p>0.20529551500021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204667669000628">
                <text:p>0.20466766900062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204909420000149">
                <text:p>0.20490942000014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206837343000188">
                <text:p>0.20683734300018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209861147000083">
                <text:p>0.20986114700008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205747911000799">
                <text:p>0.20574791100079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204786469999817">
                <text:p>0.20478646999981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238091056000485">
                <text:p>0.23809105600048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209268059999886">
                <text:p>0.20926805999988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205553808000332">
                <text:p>0.20555380800033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207017265000104">
                <text:p>0.20701726500010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203287842999998">
                <text:p>0.20328784299999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204042121999919">
                <text:p>0.20404212199991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203907629999776">
                <text:p>0.20390762999977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208716223999545">
                <text:p>0.20871622399954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208530431999861">
                <text:p>0.20853043199986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205223105000186">
                <text:p>0.20522310500018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204541907999555">
                <text:p>0.20454190799955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203972911000164">
                <text:p>0.20397291100016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205023373000586">
                <text:p>0.20502337300058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204647708999801">
                <text:p>0.20464770899980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205535508999674">
                <text:p>0.20553550899967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207703633999699">
                <text:p>0.20770363399969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205699610999545">
                <text:p>0.20569961099954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204671549000523">
                <text:p>0.20467154900052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206605671000034">
                <text:p>0.20660567100003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206274488000417">
                <text:p>0.20627448800041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241960630999529">
                <text:p>0.24196063099952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204403427000216">
                <text:p>0.20440342700021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204908423000234">
                <text:p>0.20490842300023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208117019000383">
                <text:p>0.20811701900038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206299487999786">
                <text:p>0.20629948799978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210073191000447">
                <text:p>0.21007319100044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208366462000413">
                <text:p>0.20836646200041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204608629000177">
                <text:p>0.20460862900017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204136194000057">
                <text:p>0.20413619400005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205817822999961">
                <text:p>0.20581782299996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204101354000159">
                <text:p>0.20410135400015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20445104800001">
                <text:p>0.2044510480000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204405607999433">
                <text:p>0.20440560799943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205086336000022">
                <text:p>0.20508633600002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204866552999192">
                <text:p>0.20486655299919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204773401999773">
                <text:p>0.20477340199977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204464129000371">
                <text:p>0.20446412900037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209298732999741">
                <text:p>0.20929873299974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204704091000167">
                <text:p>0.20470409100016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204394538000088">
                <text:p>0.20439453800008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20423371600009">
                <text:p>0.2042337160000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205189817999781">
                <text:p>0.20518981799978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209576677000769">
                <text:p>0.20957667700076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20455837999998">
                <text:p>0.2045583799999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204855384000439">
                <text:p>0.20485538400043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204324727999847">
                <text:p>0.20432472799984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20422589699956">
                <text:p>0.2042258969995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204983575000369">
                <text:p>0.20498357500036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205261468000572">
                <text:p>0.20526146800057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204972425000051">
                <text:p>0.20497242500005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204818163000709">
                <text:p>0.20481816300070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20701033899968">
                <text:p>0.2070103389996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204683541999657">
                <text:p>0.20468354199965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204938374999983">
                <text:p>0.20493837499998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204600111000218">
                <text:p>0.20460011100021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205562531999931">
                <text:p>0.20556253199993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203920042999926">
                <text:p>0.20392004299992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205595362000167">
                <text:p>0.20559536200016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206730384999901">
                <text:p>0.20673038499990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203909713999565">
                <text:p>0.20390971399956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205539641999167">
                <text:p>0.20553964199916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206604854000034">
                <text:p>0.20660485400003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204469870999674">
                <text:p>0.20446987099967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204110976000266">
                <text:p>0.20411097600026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203890022999985">
                <text:p>0.20389002299998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204454080000687">
                <text:p>0.20445408000068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20633048199943">
                <text:p>0.2063304819994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206449872999656">
                <text:p>0.20644987299965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205223498999658">
                <text:p>0.20522349899965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205765566000082">
                <text:p>0.20576556600008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205020366999634">
                <text:p>0.20502036699963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205948577000527">
                <text:p>0.20594857700052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203986514999997">
                <text:p>0.20398651499999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208296733999305">
                <text:p>0.20829673399930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204082446000029">
                <text:p>0.20408244600002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204186007999851">
                <text:p>0.20418600799985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203959514999951">
                <text:p>0.20395951499995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204464280999673">
                <text:p>0.20446428099967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207973851000133">
                <text:p>0.20797385100013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20888504100003">
                <text:p>0.2088850410000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204322490000777">
                <text:p>0.20432249000077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204223779000131">
                <text:p>0.20422377900013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204065326999626">
                <text:p>0.20406532699962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204302889999781">
                <text:p>0.20430288999978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206788468000013">
                <text:p>0.20678846800001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206518734999918">
                <text:p>0.20651873499991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20504033799989">
                <text:p>0.2050403379998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204491741999846">
                <text:p>0.20449174199984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204262399000072">
                <text:p>0.20426239900007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204496291999931">
                <text:p>0.20449629199993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204335531000652">
                <text:p>0.20433553100065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203936206000435">
                <text:p>0.20393620600043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207206912999936">
                <text:p>0.20720691299993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204860316000122">
                <text:p>0.20486031600012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205037689000164">
                <text:p>0.20503768900016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205100700000003">
                <text:p>0.20510070000000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204508053000609">
                <text:p>0.20450805300060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206128771000294">
                <text:p>0.20612877100029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206978741000057">
                <text:p>0.20697874100005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204239050000069">
                <text:p>0.20423905000006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204200090000086">
                <text:p>0.20420009000008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205627606000235">
                <text:p>0.20562760600023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208812011999726">
                <text:p>0.20881201199972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204489812999782">
                <text:p>0.20448981299978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204283950999525">
                <text:p>0.20428395099952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351210982999874">
                <text:p>0.35121098299987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204355501999999">
                <text:p>0.20435550199999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315091783999378">
                <text:p>0.31509178399937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203945098000077">
                <text:p>0.20394509800007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205348763999609">
                <text:p>0.20534876399960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204589104999286">
                <text:p>0.20458910499928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204482162999739">
                <text:p>0.20448216299973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205154280999523">
                <text:p>0.20515428099952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204690285999277">
                <text:p>0.20469028599927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204122418999759">
                <text:p>0.20412241899975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204480024000077">
                <text:p>0.20448002400007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208521960000326">
                <text:p>0.20852196000032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206694869000785">
                <text:p>0.20669486900078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206676909000635">
                <text:p>0.20667690900063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204885809000189">
                <text:p>0.20488580900018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206601178999335">
                <text:p>0.20660117899933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204438812999797">
                <text:p>0.20443881299979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210187689000122">
                <text:p>0.21018768900012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205725628999971">
                <text:p>0.20572562899997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208464370000002">
                <text:p>0.20846437000000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203325820999453">
                <text:p>0.20332582099945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205901321000056">
                <text:p>0.20590132100005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204902198999662">
                <text:p>0.20490219899966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204522384999109">
                <text:p>0.20452238499910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205283213999792">
                <text:p>0.20528321399979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204834528999527">
                <text:p>0.20483452899952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204068540000662">
                <text:p>0.20406854000066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20601187200009">
                <text:p>0.2060118720000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204952149999372">
                <text:p>0.20495214999937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205530397000075">
                <text:p>0.20553039700007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204488905000289">
                <text:p>0.20448890500028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206438528000035">
                <text:p>0.20643852800003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205588486999659">
                <text:p>0.20558848699965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204266311999163">
                <text:p>0.20426631199916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204294913999547">
                <text:p>0.20429491399954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205202864000057">
                <text:p>0.20520286400005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206183415000851">
                <text:p>0.20618341500085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20425022299969">
                <text:p>0.2042502229996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204282493000392">
                <text:p>0.20428249300039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204205832999833">
                <text:p>0.20420583299983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208125797000321">
                <text:p>0.20812579700032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204339953999806">
                <text:p>0.20433995399980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204240582999773">
                <text:p>0.20424058299977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204247732999647">
                <text:p>0.20424773299964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204195202000847">
                <text:p>0.20419520200084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203905710000072">
                <text:p>0.20390571000007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204273354000179">
                <text:p>0.20427335400017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205763150000166">
                <text:p>0.20576315000016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204054051000639">
                <text:p>0.20405405100063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20426829400003">
                <text:p>0.2042682940000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204133322999951">
                <text:p>0.20413332299995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203832838999915">
                <text:p>0.20383283899991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204774789999647">
                <text:p>0.20477478999964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204316923999613">
                <text:p>0.20431692399961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204097402000116">
                <text:p>0.20409740200011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204358826000316">
                <text:p>0.20435882600031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20412528199995">
                <text:p>0.2041252819999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204224123000131">
                <text:p>0.20422412300013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204103781999947">
                <text:p>0.20410378199994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204745149999326">
                <text:p>0.20474514999932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20614041600038">
                <text:p>0.2061404160003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20482943099978">
                <text:p>0.2048294309997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204115722000097">
                <text:p>0.20411572200009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204049771999962">
                <text:p>0.20404977199996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204503377000037">
                <text:p>0.20450337700003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203996451999956">
                <text:p>0.20399645199995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204391966000003">
                <text:p>0.20439196600000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20436124600019">
                <text:p>0.2043612460001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204260964999776">
                <text:p>0.20426096499977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414331936000053">
                <text:p>0.41433193600005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229610152000532">
                <text:p>0.22961015200053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346047242000168">
                <text:p>0.34604724200016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202707518000352">
                <text:p>0.20270751800035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203196173999459">
                <text:p>0.20319617399945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205458698999792">
                <text:p>0.20545869899979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204621039999438">
                <text:p>0.20462103999943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209007120000024">
                <text:p>0.20900712000002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204684869999255">
                <text:p>0.20468486999925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204525148999892">
                <text:p>0.20452514899989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206146918000741">
                <text:p>0.20614691800074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20457013899977">
                <text:p>0.2045701389997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205074504999175">
                <text:p>0.20507450499917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204749242000617">
                <text:p>0.20474924200061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206454731000122">
                <text:p>0.20645473100012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203903082000579">
                <text:p>0.20390308200057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203931672999715">
                <text:p>0.20393167299971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205497219999415">
                <text:p>0.20549721999941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204860972999995">
                <text:p>0.20486097299999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205176016999758">
                <text:p>0.20517601699975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216581246000715">
                <text:p>0.21658124600071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231015189000573">
                <text:p>0.23101518900057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204655161000119">
                <text:p>0.20465516100011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204968944999564">
                <text:p>0.20496894499956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205740433999381">
                <text:p>0.20574043399938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204387767999833">
                <text:p>0.20438776799983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204073714000515">
                <text:p>0.20407371400051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20451914000023">
                <text:p>0.2045191400002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208619026000633">
                <text:p>0.20861902600063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205790324999725">
                <text:p>0.20579032499972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205318839000029">
                <text:p>0.20531883900002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203915262999544">
                <text:p>0.20391526299954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236527443000341">
                <text:p>0.23652744300034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208194232000096">
                <text:p>0.20819423200009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210336465999717">
                <text:p>0.21033646599971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204705343000569">
                <text:p>0.20470534300056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208801729000697">
                <text:p>0.20880172900069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211193216000538">
                <text:p>0.21119321600053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205978846999642">
                <text:p>0.20597884699964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205026445999465">
                <text:p>0.20502644599946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2049661559995">
                <text:p>0.204966155999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205864364999798">
                <text:p>0.20586436499979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206325600999662">
                <text:p>0.20632560099966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206341181000425">
                <text:p>0.20634118100042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205907076000585">
                <text:p>0.20590707600058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20413983600065">
                <text:p>0.2041398360006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204253228000198">
                <text:p>0.20425322800019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204898664999746">
                <text:p>0.20489866499974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209358296000573">
                <text:p>0.20935829600057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205746024999826">
                <text:p>0.20574602499982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20764707699982">
                <text:p>0.2076470769998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205058036999617">
                <text:p>0.20505803699961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204877404999934">
                <text:p>0.20487740499993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204267067999353">
                <text:p>0.20426706799935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205537232999632">
                <text:p>0.20553723299963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204422491000514">
                <text:p>0.20442249100051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217391387999669">
                <text:p>0.21739138799966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205206868999994">
                <text:p>0.20520686899999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210468208999373">
                <text:p>0.21046820899937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206014938999942">
                <text:p>0.20601493899994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203773633999845">
                <text:p>0.20377363399984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204304088999379">
                <text:p>0.20430408899937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204128297000352">
                <text:p>0.20412829700035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204830435000076">
                <text:p>0.20483043500007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204340200000843">
                <text:p>0.20434020000084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206579444999988">
                <text:p>0.20657944499998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2060108579999">
                <text:p>0.206010857999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205515732999629">
                <text:p>0.20551573299962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207144901999527">
                <text:p>0.20714490199952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205622984999536">
                <text:p>0.20562298499953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204459501999736">
                <text:p>0.20445950199973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204805714999566">
                <text:p>0.20480571499956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204167238000082">
                <text:p>0.20416723800008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424392689000342">
                <text:p>0.42439268900034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239110905000416">
                <text:p>0.23911090500041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349679121000008">
                <text:p>0.34967912100000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202505848999863">
                <text:p>0.20250584899986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20199660399976">
                <text:p>0.2019966039997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201561508999475">
                <text:p>0.20156150899947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207334474000163">
                <text:p>0.20733447400016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208978122999724">
                <text:p>0.20897812299972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204494922000777">
                <text:p>0.20449492200077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203976007000165">
                <text:p>0.20397600700016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206407965000835">
                <text:p>0.20640796500083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205080018999979">
                <text:p>0.20508001899997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204998519000583">
                <text:p>0.20499851900058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205387732999952">
                <text:p>0.20538773299995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205933168999763">
                <text:p>0.20593316899976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204605863999859">
                <text:p>0.20460586399985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20417930900021">
                <text:p>0.2041793090002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204319520999888">
                <text:p>0.20431952099988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204308770999887">
                <text:p>0.20430877099988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2053495629998">
                <text:p>0.205349562999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204588485000386">
                <text:p>0.20458848500038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206158923000658">
                <text:p>0.20615892300065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208216614999401">
                <text:p>0.20821661499940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204427622999901">
                <text:p>0.20442762299990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204912499000784">
                <text:p>0.20491249900078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203815245999976">
                <text:p>0.20381524599997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204579733999708">
                <text:p>0.20457973399970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204569993999939">
                <text:p>0.20456999399993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205621975999748">
                <text:p>0.20562197599974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206017622000218">
                <text:p>0.20601762200021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203994528000294">
                <text:p>0.20399452800029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20438131300034">
                <text:p>0.2043813130003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204446063999967">
                <text:p>0.20444606399996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205576176999784">
                <text:p>0.20557617699978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204380082999705">
                <text:p>0.20438008299970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204117150000457">
                <text:p>0.20411715000045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205908480999824">
                <text:p>0.20590848099982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204483404000712">
                <text:p>0.20448340400071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204491874000269">
                <text:p>0.20449187400026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208520649999628">
                <text:p>0.20852064999962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204991220000011">
                <text:p>0.20499122000001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209733824000068">
                <text:p>0.20973382400006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204806707999524">
                <text:p>0.20480670799952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205316124000092">
                <text:p>0.20531612400009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20418022099966">
                <text:p>0.2041802209996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204216811999686">
                <text:p>0.20421681199968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204250732000219">
                <text:p>0.20425073200021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204954120000366">
                <text:p>0.20495412000036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206552719000683">
                <text:p>0.20655271900068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220007650999833">
                <text:p>0.22000765099983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204928319999453">
                <text:p>0.20492831999945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23112929799936">
                <text:p>0.2311292979993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205020481000247">
                <text:p>0.20502048100024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203846707999219">
                <text:p>0.20384670799921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205217553999319">
                <text:p>0.20521755399931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219072091000271">
                <text:p>0.21907209100027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205415005999384">
                <text:p>0.20541500599938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205307324999922">
                <text:p>0.20530732499992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206362817000809">
                <text:p>0.20636281700080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205286155000067">
                <text:p>0.20528615500006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209808706999866">
                <text:p>0.20980870699986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204300913000225">
                <text:p>0.20430091300022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203833429000042">
                <text:p>0.20383342900004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204693098000462">
                <text:p>0.20469309800046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20429869399959">
                <text:p>0.20429869399959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204244702999858">
                <text:p>0.20424470299985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204624766999586">
                <text:p>0.20462476699958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205029142000058">
                <text:p>0.20502914200005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204173823000019">
                <text:p>0.204173823000019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206433758999992">
                <text:p>0.20643375899999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204782028999944">
                <text:p>0.20478202899994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204531547000443">
                <text:p>0.20453154700044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209320521999871">
                <text:p>0.20932052199987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203795489000186">
                <text:p>0.20379548900018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206351998000173">
                <text:p>0.20635199800017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205533719000414">
                <text:p>0.20553371900041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204594988000281">
                <text:p>0.20459498800028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204270094000094">
                <text:p>0.20427009400009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440535833000467">
                <text:p>0.44053583300046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254879269999947">
                <text:p>0.25487926999994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347907958999713">
                <text:p>0.347907958999713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204337625000335">
                <text:p>0.20433762500033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208343890999458">
                <text:p>0.208343890999458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203991452000082">
                <text:p>0.20399145200008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205359366999801">
                <text:p>0.20535936699980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204678918999889">
                <text:p>0.204678918999889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204898932000106">
                <text:p>0.204898932000106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204708969999956">
                <text:p>0.20470896999995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204711239999597">
                <text:p>0.20471123999959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207031715999619">
                <text:p>0.20703171599961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206709402999877">
                <text:p>0.206709402999877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204276805000518">
                <text:p>0.204276805000518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204303215000436">
                <text:p>0.20430321500043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205237055999532">
                <text:p>0.20523705599953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204445837000094">
                <text:p>0.20444583700009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2040608719999">
                <text:p>0.2040608719999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205808632999833">
                <text:p>0.205808632999833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208471483000722">
                <text:p>0.208471483000722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205478400000175">
                <text:p>0.20547840000017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204381127000488">
                <text:p>0.20438112700048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204293716000393">
                <text:p>0.20429371600039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204571888999453">
                <text:p>0.204571888999453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20433404600044">
                <text:p>0.20433404600044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211901101999501">
                <text:p>0.21190110199950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20419644499998">
                <text:p>0.2041964449999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204378596999959">
                <text:p>0.204378596999959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2039662520001">
                <text:p>0.203966252000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204581599000448">
                <text:p>0.204581599000448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204227934999835">
                <text:p>0.20422793499983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204343236999193">
                <text:p>0.204343236999193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204691650999848">
                <text:p>0.204691650999848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206007025999497">
                <text:p>0.206007025999497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203801231000398">
                <text:p>0.203801231000398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204299316999823">
                <text:p>0.20429931699982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20403004399941">
                <text:p>0.20403004399941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204570298999897">
                <text:p>0.20457029899989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204297827000119">
                <text:p>0.20429782700011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23230210499969">
                <text:p>0.23230210499969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204506548999234">
                <text:p>0.20450654899923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213312299999416">
                <text:p>0.21331229999941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210013341999911">
                <text:p>0.21001334199991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205854945000283">
                <text:p>0.205854945000283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20492027399996">
                <text:p>0.2049202739999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204077554999458">
                <text:p>0.204077554999458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204894974000126">
                <text:p>0.204894974000126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20542924000074">
                <text:p>0.20542924000074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20461989100022">
                <text:p>0.2046198910002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204238766999879">
                <text:p>0.204238766999879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210840362000454">
                <text:p>0.21084036200045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205912595999507">
                <text:p>0.205912595999507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204776243000197">
                <text:p>0.204776243000197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206511933000002">
                <text:p>0.20651193300000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206473922000441">
                <text:p>0.20647392200044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207433833000323">
                <text:p>0.20743383300032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216470636000849">
                <text:p>0.216470636000849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205169697999736">
                <text:p>0.20516969799973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209151523999935">
                <text:p>0.20915152399993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204838593999739">
                <text:p>0.20483859399973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205796855000699">
                <text:p>0.20579685500069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204360349000126">
                <text:p>0.20436034900012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207846559000245">
                <text:p>0.20784655900024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204839514999549">
                <text:p>0.20483951499954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203896803999669">
                <text:p>0.203896803999669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204324328999974">
                <text:p>0.204324328999974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204274337999777">
                <text:p>0.204274337999777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204243868000049">
                <text:p>0.204243868000049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204499791000671">
                <text:p>0.20449979100067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204264478999903">
                <text:p>0.20426447899990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204477811000288">
                <text:p>0.204477811000288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204824954999822">
                <text:p>0.20482495499982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204185576999407">
                <text:p>0.20418557699940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204602942000747">
                <text:p>0.20460294200074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205548853000437">
                <text:p>0.20554885300043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209443497999928">
                <text:p>0.209443497999928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204559351999706">
                <text:p>0.204559351999706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206285502000355">
                <text:p>0.20628550200035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20494671600045">
                <text:p>0.2049467160004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20606584899997">
                <text:p>0.2060658489999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23999271700086">
                <text:p>0.2399927170008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2049457359999">
                <text:p>0.2049457359999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205429912">
                <text:p>0.205429912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473166554999807">
                <text:p>0.473166554999807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286091642000429">
                <text:p>0.286091642000429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347315590000108">
                <text:p>0.347315590000108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203248808000353">
                <text:p>0.203248808000353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201817011999992">
                <text:p>0.20181701199999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205294261000745">
                <text:p>0.20529426100074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204621892999967">
                <text:p>0.204621892999967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203959026000121">
                <text:p>0.203959026000121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20470341500004">
                <text:p>0.20470341500004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209557250000216">
                <text:p>0.20955725000021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204981217999375">
                <text:p>0.20498121799937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204966356999648">
                <text:p>0.204966356999648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204129157999887">
                <text:p>0.20412915799988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204052936999688">
                <text:p>0.20405293699968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205075750000105">
                <text:p>0.20507575000010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207028890999936">
                <text:p>0.20702889099993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20650431499962">
                <text:p>0.2065043149996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207487587000287">
                <text:p>0.207487587000287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205744536999191">
                <text:p>0.20574453699919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204047568000533">
                <text:p>0.20404756800053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204411651000555">
                <text:p>0.20441165100055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204702364999321">
                <text:p>0.20470236499932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20411576799961">
                <text:p>0.2041157679996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204793017000156">
                <text:p>0.20479301700015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204367401000127">
                <text:p>0.20436740100012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211091457999828">
                <text:p>0.211091457999828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204681564999191">
                <text:p>0.20468156499919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206588807000117">
                <text:p>0.20658880700011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206711538000491">
                <text:p>0.20671153800049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20480977599982">
                <text:p>0.20480977599982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204099039000539">
                <text:p>0.20409903900053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210947585999747">
                <text:p>0.210947585999747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205748237999615">
                <text:p>0.20574823799961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206988372000524">
                <text:p>0.206988372000524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206063532000371">
                <text:p>0.20606353200037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204112149999673">
                <text:p>0.204112149999673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205038629999763">
                <text:p>0.205038629999763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204324461999931">
                <text:p>0.20432446199993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204717036000147">
                <text:p>0.204717036000147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206358344999899">
                <text:p>0.206358344999899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204209180000362">
                <text:p>0.20420918000036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207393437000064">
                <text:p>0.20739343700006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204707416000019">
                <text:p>0.204707416000019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205341462999968">
                <text:p>0.205341462999968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20662098899993">
                <text:p>0.20662098899993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203984759000377">
                <text:p>0.203984759000377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207197675000316">
                <text:p>0.20719767500031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224953627999639">
                <text:p>0.22495362799963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204631386000074">
                <text:p>0.20463138600007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204936469000131">
                <text:p>0.204936469000131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204179031000422">
                <text:p>0.204179031000422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205696068999714">
                <text:p>0.205696068999714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204392892999749">
                <text:p>0.204392892999749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204037819000405">
                <text:p>0.20403781900040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212770339000599">
                <text:p>0.212770339000599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204894188999788">
                <text:p>0.204894188999788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204592595999202">
                <text:p>0.204592595999202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20403166899996">
                <text:p>0.2040316689999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207278795999628">
                <text:p>0.20727879599962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204440843999691">
                <text:p>0.20444084399969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204065880000599">
                <text:p>0.20406588000059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205289153999729">
                <text:p>0.205289153999729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2047103470004">
                <text:p>0.204710347000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205769240000336">
                <text:p>0.205769240000336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217181490999792">
                <text:p>0.21718149099979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210235780999938">
                <text:p>0.210235780999938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204523895999955">
                <text:p>0.20452389599995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208194168000773">
                <text:p>0.208194168000773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206165083999622">
                <text:p>0.206165083999622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204681547000291">
                <text:p>0.20468154700029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204582297000343">
                <text:p>0.20458229700034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204595396000514">
                <text:p>0.20459539600051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204926790999707">
                <text:p>0.204926790999707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20573259000048">
                <text:p>0.20573259000048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208182997999756">
                <text:p>0.208182997999756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204516046000208">
                <text:p>0.204516046000208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20651812899996">
                <text:p>0.20651812899996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204730847999599">
                <text:p>0.20473084799959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204149551999762">
                <text:p>0.204149551999762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205676909999966">
                <text:p>0.205676909999966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204190241000106">
                <text:p>0.20419024100010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204277273999651">
                <text:p>0.20427727399965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204899489999661">
                <text:p>0.20489948999966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208155518999774">
                <text:p>0.208155518999774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205233904000124">
                <text:p>0.205233904000124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205270513999494">
                <text:p>0.205270513999494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204350414999681">
                <text:p>0.20435041499968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204236294000111">
                <text:p>0.20423629400011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205056282999976">
                <text:p>0.205056282999976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203619376999995">
                <text:p>0.20361937699999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209285972000544">
                <text:p>0.209285972000544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204694809000102">
                <text:p>0.204694809000102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204216783999982">
                <text:p>0.204216783999982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43997442699947">
                <text:p>0.43997442699947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251289941999858">
                <text:p>0.25128994199985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348505642000418">
                <text:p>0.348505642000418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202786157999981">
                <text:p>0.20278615799998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20670235200032">
                <text:p>0.20670235200032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208212239000204">
                <text:p>0.208212239000204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204709579000337">
                <text:p>0.204709579000337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204901181999958">
                <text:p>0.204901181999958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20387067000047">
                <text:p>0.20387067000047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205567140000312">
                <text:p>0.205567140000312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205892692999441">
                <text:p>0.205892692999441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204887052000231">
                <text:p>0.204887052000231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206125375999363">
                <text:p>0.206125375999363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209235061000072">
                <text:p>0.20923506100007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203992082000696">
                <text:p>0.203992082000696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2063403989996">
                <text:p>0.2063403989996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206326087999514">
                <text:p>0.206326087999514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205913583999973">
                <text:p>0.205913583999973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204620719000559">
                <text:p>0.204620719000559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203525447000175">
                <text:p>0.20352544700017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207433560999561">
                <text:p>0.207433560999561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20411796299959">
                <text:p>0.20411796299959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218086543000027">
                <text:p>0.218086543000027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205801112999325">
                <text:p>0.20580111299932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204016333000254">
                <text:p>0.204016333000254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212759502999688">
                <text:p>0.212759502999688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205384967999635">
                <text:p>0.20538496799963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207059327000025">
                <text:p>0.20705932700002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213969167000869">
                <text:p>0.213969167000869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20452055900023">
                <text:p>0.20452055900023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205117954999878">
                <text:p>0.205117954999878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206446379999761">
                <text:p>0.206446379999761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204981463999502">
                <text:p>0.204981463999502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208178580999629">
                <text:p>0.208178580999629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2049832040002">
                <text:p>0.2049832040002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208775627999785">
                <text:p>0.20877562799978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203924581999672">
                <text:p>0.203924581999672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204416208000112">
                <text:p>0.204416208000112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205522580000434">
                <text:p>0.20552258000043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204321866999635">
                <text:p>0.20432186699963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204710130999956">
                <text:p>0.204710130999956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233900285000345">
                <text:p>0.23390028500034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215379502999895">
                <text:p>0.21537950299989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20562338199943">
                <text:p>0.20562338199943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209826290999445">
                <text:p>0.20982629099944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204799562000517">
                <text:p>0.204799562000517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204233436000322">
                <text:p>0.204233436000322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204386047999833">
                <text:p>0.20438604799983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209835099999509">
                <text:p>0.209835099999509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205455490000531">
                <text:p>0.205455490000531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204103914999905">
                <text:p>0.20410391499990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204477678999865">
                <text:p>0.204477678999865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20802059000016">
                <text:p>0.20802059000016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205947876000209">
                <text:p>0.205947876000209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204558320000615">
                <text:p>0.20455832000061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213789966000149">
                <text:p>0.213789966000149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208527345000221">
                <text:p>0.208527345000221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204014463999556">
                <text:p>0.204014463999556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205171827999948">
                <text:p>0.205171827999948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20446727000035">
                <text:p>0.2044672700003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204832573999738">
                <text:p>0.204832573999738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204425258999436">
                <text:p>0.204425258999436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203935032999652">
                <text:p>0.203935032999652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205731603999993">
                <text:p>0.205731603999993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204494569999952">
                <text:p>0.204494569999952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204290257999673">
                <text:p>0.204290257999673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204410150000513">
                <text:p>0.204410150000513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204154236999784">
                <text:p>0.204154236999784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203993385000103">
                <text:p>0.203993385000103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204264197999692">
                <text:p>0.204264197999692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20457541199994">
                <text:p>0.20457541199994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206555173999732">
                <text:p>0.206555173999732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204160986999341">
                <text:p>0.204160986999341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204116196000541">
                <text:p>0.204116196000541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204459520000455">
                <text:p>0.204459520000455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203779101999316">
                <text:p>0.203779101999316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20421598700068">
                <text:p>0.20421598700068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203552009999839">
                <text:p>0.203552009999839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208964781999384">
                <text:p>0.208964781999384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204539861999365">
                <text:p>0.20453986199936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203948573999696">
                <text:p>0.203948573999696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204947666000407">
                <text:p>0.204947666000407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209577538999838">
                <text:p>0.209577538999838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204202748000171">
                <text:p>0.204202748000171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204579082000237">
                <text:p>0.204579082000237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20765186799963">
                <text:p>0.20765186799963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205226869999933">
                <text:p>0.205226869999933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204840796000099">
                <text:p>0.204840796000099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205539684000541">
                <text:p>0.205539684000541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204937135999899">
                <text:p>0.204937135999899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204396969999834">
                <text:p>0.204396969999834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203978065000229">
                <text:p>0.203978065000229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205966178999915">
                <text:p>0.205966178999915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208450047000042">
                <text:p>0.208450047000042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205891757000245">
                <text:p>0.20589175700024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205271111000002">
                <text:p>0.205271111000002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204391240999939">
                <text:p>0.204391240999939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204697714999384">
                <text:p>0.204697714999384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428818741999748">
                <text:p>0.428818741999748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238877864999267">
                <text:p>0.238877864999267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350506524000593">
                <text:p>0.350506524000593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202897363999909">
                <text:p>0.202897363999909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241333273999771">
                <text:p>0.241333273999771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231087006999587">
                <text:p>0.231087006999587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206907830000091">
                <text:p>0.206907830000091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204949156999646">
                <text:p>0.204949156999646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20432228000027">
                <text:p>0.20432228000027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203924526000264">
                <text:p>0.203924526000264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206970551000268">
                <text:p>0.206970551000268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203981766999277">
                <text:p>0.203981766999277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205890967999949">
                <text:p>0.205890967999949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205266971999663">
                <text:p>0.205266971999663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20541046299968">
                <text:p>0.20541046299968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206754779000221">
                <text:p>0.206754779000221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20536734199959">
                <text:p>0.20536734199959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204333941000186">
                <text:p>0.204333941000186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204588585000238">
                <text:p>0.204588585000238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204634263999651">
                <text:p>0.204634263999651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203905096000199">
                <text:p>0.203905096000199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203747923999799">
                <text:p>0.203747923999799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204445622000094">
                <text:p>0.204445622000094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207645798999693">
                <text:p>0.207645798999693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204698335999638">
                <text:p>0.204698335999638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204524614000547">
                <text:p>0.204524614000547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206236334000096">
                <text:p>0.206236334000096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204774075999921">
                <text:p>0.204774075999921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207962702999794">
                <text:p>0.207962702999794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204814938000709">
                <text:p>0.204814938000709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203775054999824">
                <text:p>0.203775054999824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207039043000805">
                <text:p>0.20703904300080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204603934999795">
                <text:p>0.204603934999795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206312663999597">
                <text:p>0.206312663999597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205625397000404">
                <text:p>0.205625397000404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204505534000418">
                <text:p>0.204505534000418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204517233999468">
                <text:p>0.204517233999468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204454033000729">
                <text:p>0.204454033000729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206832650999786">
                <text:p>0.206832650999786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.20530600300026">
                <text:p>0.20530600300026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222297238000465">
                <text:p>0.222297238000465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206253803999971">
                <text:p>0.206253803999971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21044982299918">
                <text:p>0.21044982299918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205474756000513">
                <text:p>0.205474756000513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21727238099993">
                <text:p>0.21727238099993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205661216999943">
                <text:p>0.205661216999943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206111131999933">
                <text:p>0.206111131999933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204627116000665">
                <text:p>0.204627116000665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203609934000269">
                <text:p>0.203609934000269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212204092999855">
                <text:p>0.21220409299985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205048351000187">
                <text:p>0.205048351000187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204254742000558">
                <text:p>0.204254742000558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20443673400041">
                <text:p>0.20443673400041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206050232000052">
                <text:p>0.206050232000052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206628599000396">
                <text:p>0.206628599000396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206544667999879">
                <text:p>0.206544667999879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214673012000276">
                <text:p>0.214673012000276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20460233599988">
                <text:p>0.20460233599988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204180091000126">
                <text:p>0.204180091000126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204826379000224">
                <text:p>0.204826379000224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204045359999327">
                <text:p>0.204045359999327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207347008000397">
                <text:p>0.207347008000397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204242782999245">
                <text:p>0.20424278299924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208747804000268">
                <text:p>0.208747804000268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205403035000018">
                <text:p>0.205403035000018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204583105999518">
                <text:p>0.204583105999518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204238462999456">
                <text:p>0.204238462999456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204132441999718">
                <text:p>0.204132441999718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204078550999839">
                <text:p>0.204078550999839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208269708999978">
                <text:p>0.208269708999978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208588593000059">
                <text:p>0.208588593000059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2081736680002">
                <text:p>0.2081736680002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204372493999472">
                <text:p>0.204372493999472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204053770999963">
                <text:p>0.204053770999963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20439484399958">
                <text:p>0.20439484399958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204383975000383">
                <text:p>0.204383975000383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206380757000261">
                <text:p>0.20638075700026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204722069000127">
                <text:p>0.204722069000127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205311955999605">
                <text:p>0.205311955999605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205539628000224">
                <text:p>0.205539628000224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20438234500034">
                <text:p>0.20438234500034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205027471999529">
                <text:p>0.205027471999529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203834678999556">
                <text:p>0.203834678999556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204248752999774">
                <text:p>0.204248752999774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204573727000025">
                <text:p>0.204573727000025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209942079000029">
                <text:p>0.209942079000029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20454271699964">
                <text:p>0.20454271699964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203973050999593">
                <text:p>0.203973050999593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204464725999969">
                <text:p>0.204464725999969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204095482000412">
                <text:p>0.204095482000412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204322053999931">
                <text:p>0.204322053999931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205088323000382">
                <text:p>0.205088323000382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204601627999182">
                <text:p>0.204601627999182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206498230000761">
                <text:p>0.206498230000761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203812219000611">
                <text:p>0.203812219000611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204648367999653">
                <text:p>0.204648367999653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204415266000069">
                <text:p>0.204415266000069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204985282999587">
                <text:p>0.204985282999587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20495264300007">
                <text:p>0.20495264300007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20398078100061">
                <text:p>0.20398078100061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204611498000304">
                <text:p>0.204611498000304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204014471999471">
                <text:p>0.204014471999471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.204085592999945">
                <text:p>0.20408559299994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204255414000727">
                <text:p>0.204255414000727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204116613000224">
                <text:p>0.204116613000224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205370077000225">
                <text:p>0.205370077000225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206355519000681">
                <text:p>0.206355519000681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207103627000834">
                <text:p>0.207103627000834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461845582000024">
                <text:p>0.461845582000024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274762574000306">
                <text:p>0.274762574000306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33994604199961">
                <text:p>0.33994604199961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205565760000354">
                <text:p>0.205565760000354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204583668999476">
                <text:p>0.204583668999476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.20574826200027">
                <text:p>0.20574826200027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.208178369999587">
                <text:p>0.208178369999587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.208570874000543">
                <text:p>0.208570874000543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204265215000305">
                <text:p>0.20426521500030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.204159333999996">
                <text:p>0.204159333999996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.205026514000565">
                <text:p>0.20502651400056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207927408000614">
                <text:p>0.207927408000614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204805471999862">
                <text:p>0.204805471999862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.203576877999694">
                <text:p>0.203576877999694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.212209086999792">
                <text:p>0.212209086999792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.206633593000333">
                <text:p>0.206633593000333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209928721000324">
                <text:p>0.209928721000324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204486597999676">
                <text:p>0.204486597999676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.203933882000456">
                <text:p>0.203933882000456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.2271312390003">
                <text:p>0.2271312390003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.204500308999741">
                <text:p>0.204500308999741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204189215000042">
                <text:p>0.204189215000042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.204136315000142">
                <text:p>0.204136315000142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.207615264999731">
                <text:p>0.207615264999731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.206103047999932">
                <text:p>0.206103047999932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.204586679000386">
                <text:p>0.204586679000386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.204591489999984">
                <text:p>0.204591489999984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.204011222999725">
                <text:p>0.20401122299972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.204890173999956">
                <text:p>0.204890173999956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.204524789999596">
                <text:p>0.204524789999596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.204052982999201">
                <text:p>0.204052982999201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.204208246000235">
                <text:p>0.204208246000235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.204837022999527">
                <text:p>0.204837022999527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.205083206000381">
                <text:p>0.205083206000381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.209234173000368">
                <text:p>0.209234173000368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.205593201999363">
                <text:p>0.205593201999363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.208458365000297">
                <text:p>0.208458365000297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.205133825999837">
                <text:p>0.205133825999837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.207217811000191">
                <text:p>0.207217811000191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.206134058000316">
                <text:p>0.206134058000316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.206534862999433">
                <text:p>0.206534862999433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.205305109000619">
                <text:p>0.205305109000619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.204568320999897">
                <text:p>0.204568320999897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.205331699000453">
                <text:p>0.205331699000453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.205994466999982">
                <text:p>0.205994466999982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.207032729000275">
                <text:p>0.20703272900027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.206338771000446">
                <text:p>0.206338771000446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.206589593999524">
                <text:p>0.206589593999524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.204917654999917">
                <text:p>0.204917654999917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.204304977999527">
                <text:p>0.204304977999527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.20479324400003">
                <text:p>0.20479324400003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.205920686999889">
                <text:p>0.205920686999889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.208366894000392">
                <text:p>0.208366894000392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.205982387000404">
                <text:p>0.205982387000404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.204662412000289">
                <text:p>0.204662412000289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.206180340000174">
                <text:p>0.206180340000174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.20671741499973">
                <text:p>0.20671741499973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.204547021000508">
                <text:p>0.204547021000508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.219044007999401">
                <text:p>0.219044007999401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.205453372000193">
                <text:p>0.205453372000193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.204315958999359">
                <text:p>0.204315958999359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.204067796000345">
                <text:p>0.204067796000345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.21760907099997">
                <text:p>0.21760907099997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.204667091999909">
                <text:p>0.204667091999909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.208453795999958">
                <text:p>0.208453795999958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.204094095999608">
                <text:p>0.204094095999608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.215392775999135">
                <text:p>0.215392775999135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.204225907000364">
                <text:p>0.204225907000364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.205745385999762">
                <text:p>0.205745385999762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.203788482999698">
                <text:p>0.203788482999698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.204786403999606">
                <text:p>0.204786403999606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.205011127000034">
                <text:p>0.205011127000034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.204605771999923">
                <text:p>0.2046057719999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